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1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Microsoft: Chinese hackers invade specific US government e -mail accounts</text:span>
</text:h>
      <text:p text:style-name="P4">
Author: None</text:p>
      <text:p text:style-name="P4">
Publisher: Radio Free Asia (Organization)</text:p>
      <text:p text:style-name="P4">
Published Time: 2023-07-12T-25:45:00-04:00</text:p>
      <text:p text:style-name="P4">
Modified Time: 2023-07-12T14:10: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88615in" draw:z-index="0">
<draw:image xlink:href="../Images/rfamandarin/2023-07-12T-25-45-00-04-00/000000.png" xlink:type="simple" xlink:show="embed" xlink:actuate="onLoad" draw:mime-type="image/png"/>
</draw:frame>
Data picture: The building depicted in the figure is where the "61398 force" of the Chinese PLA is located in Shanghai's team, which is often mentioned in cyber attacks. <text:a xlink:type="simple" xlink:href="https://www.rfa.org/mandarin/Xinwen/1-07122023132656.html/@@images/image" text:style-name="Internet_20_link" text:visited-style-name="Visited_20_Internet_20_Link">
</text:a>
Associated Press picture materials</text:p>
      <text:p text:style-name="P4">
Microsoft Microsoft disclosed on Tuesday evening that Chinese hackers invaded the US government email account and tried to collect American intelligence. The New York Times reported that people familiar with the matter said that the attack was targeted, and hackers were targeted at specific accounts, rather than large -scale invasion. Adam Hodg, a spokesman for the White House National Security Council, said that the confidential network has not yet been affected and the evaluation of the amount of information obtained is still ongoing.</text:p>
      <text:p text:style-name="P4">
Microsoft said that a total of 25 organizations including the US government were attacked by hackers. This gang uses a fake authentication tool to access personal email accounts. Microsoft also said that hackers have invaded some accounts at least a month before being discovered. The complexity of the attack and its targeted indication shows that this hacker gang is either affiliated with the Beijing intelligence department or working for it.</text:p>
      <text:p text:style-name="P4">
Charlie Bell, executive vice president of Microsoft, wrote on social media, "According to our evaluation, opponents are mainly engaged in spy activities, such as entering the email system to collect intelligence."</text:p>
      <text:p text:style-name="P4">
Microsoft did not disclose the names and institutions invaded by hackers. On Wednesday, the U.S. State Department stated that it has been investigated, and immediately takes action to ensure the security of its computer system.</text:p>
      <text:p text:style-name="P4">
Responsible editor: Rao Yiming</text:p>
      <text:p text:style-name="P4">
News Source: <text:a xlink:type="simple" xlink:href="https://www.rfa.org/mandarin/Xinwen/1-07122023132656.html" text:style-name="Internet_20_link" text:visited-style-name="Visited_20_Internet_20_Link">
https://www.rfa.org/mandarin/Xinwen/1-07122023132656.html</text:a>
</text:p>
      <!--NEWS-->
      <text:h text:style-name="P10" text:outline-level="1">
<text:span text:style-name="T4">
Comments | Hu Ping: The Great Martyr, Forever Model -Commemorate the 6th Anniversary of Liu Xiaobo's death</text:span>
</text:h>
      <text:p text:style-name="P4">
Author: None</text:p>
      <text:p text:style-name="P4">
Publisher: Radio Free Asia (Organization)</text:p>
      <text:p text:style-name="P4">
Published Time: 2023-07-12T-39:00:00-04:00</text:p>
      <text:p text:style-name="P4">
Modified Time: 2023-07-10T16:12:28-04:00</text:p>
      <text:p text:style-name="P4">
Description: None</text:p>
      <text:p text:style-name="P4">
Videos: []</text:p>
      <text:p text:style-name="P4">
Audios: ["<text:a xlink:type="simple" xlink:href="https://www.rfa.org/mandarin/pinglun/huping/hp2-071020231338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4.612011in" draw:z-index="0">
<draw:image xlink:href="../Images/rfamandarin/2023-07-12T-39-00-00-04-00/000000.png" xlink:type="simple" xlink:show="embed" xlink:actuate="onLoad" draw:mime-type="image/png"/>
</draw:frame>
A man in a T -shirt printed with the late China Nobel Peace Prize winner Liu Xiaobo photo <text:a xlink:type="simple" xlink:href="https://www.rfa.org/mandarin/pinglun/huping/hp2-07102023133813.html/@@images/image" text:style-name="Internet_20_link" text:visited-style-name="Visited_20_Internet_20_Link">
</text:a>
Associated Press/Data Photo <text:a xlink:type="simple" xlink:href="https://www.rfa.org/mandarin/pinglun/huping/hp2-07102023133813.html/@@stream" text:style-name="Internet_20_link" text:visited-style-name="Visited_20_Internet_20_Link">
Audio-Link: https: //www.rfa.org/mandarin/pinglun/hp2-07102023133813.html/@stream</text:a>
Today, July 13, 2023 is the sixth anniversary of Liu Xiaobo's death.</text:p>
      <text:p text:style-name="P4">
On December 8, 2008, before the publication of Charter 08, the CCP authorities arrested Liu Xiaobo into prison, and one year later, he sentenced to 11 years in prison for "inciting the crime of subverting the state power". This judgment shocked many people. "Charter 08" is very gentle, and there are more than 300 people in the first batch of signed, but only Liu Xiaobo was convicted in prison, and his sentence was 11 years. At that time, I speculated that most of them were the CCP authorities who wanted to exile Liu Xiaobo overseas.</text:p>
      <text:p text:style-name="P4">
In 2008, Professor Hao Jian of the Beijing Film Academy made a video interview with Liu Xiaobo. This is Liu Xiaobo's last video interview during his lifetime, which is very precious. In this interview, Liu Xiaobo mentioned that during the period of 1996-1999, he had the opportunity to exempt from labor camp and leave China to the West. Liu Xiaobo said: "In 1998, Clinton visited, and the Chinese government asked me (Liu Xiaobo) to talk to the United States in the name of medical treatment. To be honest, if you really sentence me for more than ten years, like Wang Danwei Jingsheng, I am, me Maybe you will consider it. To be honest, this three years have passed, and there is one and a half years left. How can I survive. "</text:p>
      <text:p text:style-name="P4">
I wanted to come to the authorities to see Liu Xiaobo's interview. This is why the authorities have sentenced Liu Xiaobo for 11 years. Because the purpose of the authorities is to exile Liu Xiaobo overseas. The authorities believe that if only three or five years are sentenced, Liu Xiaobo will insist on the jail; if he is sentenced to more than ten years, Liu Xiaobo will consider whether it is an exile as an overseas exile like Wang Dan and Wei Jingsheng.</text:p>
      <text:p text:style-name="P4">
But the authorities made a wrong abacus. Because of this moment. In 1998, Liu Xiaobo, if he was sentenced to more than ten years in prison, will mostly agree to accept exile; but in 2008, Liu Xiaobo, even if he was sentenced to seriously sentence, would rather sit and wear it at the bottom without accepting exile.</text:p>
      <text:p text:style-name="P4">
From 1998 to 2008, Liu Xiaobo's thoughts and realms had an amazing improvement.</text:p>
      <text:p text:style-name="P4">
On January 13, 2000, Liu Xiaobo wrote in the letter to Liao Yiwu: "... Compared with the characters in other Communist darkrs, we can't call the real tough guy. For so many years of great traged There is still no moral giant, similar to Harveil. In order to have the right to selfishness, there must be a moral giant to sacrifice selflessly. The will. History is not necessarily inevitable. The appearance of a martyr will completely change the soul of a nation and enhance the spiritual quality of people. Gandhi is accidental, and Harvey is accidental. The improvement of people is done by these accidents. You cannot expect the collective conscience of the public, and can only rely on great personal conscience to condense the cowardly public. In particular, our nation also requires moral giants. Infinite, a symbol can evoke too much moral resources. "</text:p>
      <text:p text:style-name="P4">
In 2002, Liu Xiaobo wrote a long article "The Poverty of the Chinese Folk Opposition -Sixty -33rd Anniversary". The article said that the loss of freedom of Aung San Sui would rather sit in the bottom of the prison and never exile. The development of faction itself and the support of the international community provide sufficient morality and organizational resources. Liu Xiaobo is regrettable that in China, under the extreme horror of the June 4th slaughter, a large number of representative characters of folk morality can escape or be forced to exile. History originally gave some people to become such symbolic characters. The opportunity, but for this kind of reason, they failed to become such a character, which caused China to fail to produce enough to consolidate the people like Sanahanov, Harvel, Wavina, Mickey Nik and Aung Shan Suji to condense the people A moral consensus opposition leader. Liu Xiaobo firmly believes that China needs such a model of morality. This means that as early as 2000, Liu Xiaobo had made up his mind. If destiny puts the opportunity to become a model or put it on him, he must try his best to take it.</text:p>
      <text:p text:style-name="P4">
We can speculate that the authorities sentenced Liu Xiaobo for 11 years at the beginning, and the purpose was to force Liu Xiaobo to accept exile overseas. We can also speculate that the authorities must reveal their intention to Liu Xiaobo more than once. It was just rejected by Liu Xiaobo. Later, the authorities gave up this intention. The authorities were afraid of Liu Xiaobo sitting through the bottom and walking out of the prison alive, becoming Angshan Suji in China, so they took extremely vicious means, which caused Liu Xiaobo to be cancer. When he was released from prison, he died in prison.</text:p>
      <text:p text:style-name="P4">
Liu Xiaobo failed to become a Chinese Sukhan Suji in China. Liu Xiaobo's death made him a great martyr. Compared with Sanhanov, Harville, and Aung Shan Suji, Liu Xiaobo set us a eternal model of eternal morality in his own way.</text:p>
      <text:p text:style-name="P4">
(The article only represents the personal position and point of view of the special commentator)</text:p>
      <text:p text:style-name="P4">
News Source: <text:a xlink:type="simple" xlink:href="https://www.rfa.org/mandarin/pinglun/huping/hp2-07102023133813.html" text:style-name="Internet_20_link" text:visited-style-name="Visited_20_Internet_20_Link">
https://www.rfa.org/mandarin/pinglun/huping/hp2-07102023133813.html</text:a>
</text:p>
      <!--NEWS-->
      <text:h text:style-name="P10" text:outline-level="1">
<text:span text:style-name="T4">
Refut on Fukushima Nuclear Water Safety China: Drink by the believers by themselves</text:span>
</text:h>
      <text:p text:style-name="P4">
Author: None (Language: zh)</text:p>
      <text:p text:style-name="P4">
Publisher: None</text:p>
      <text:p text:style-name="P4">
Time: 2023-07-12T02:09:00Z</text:p>
      <text:p text:style-name="P4">
Description: Chinese Foreign Ministry spokesman Wang Wenbin once again opposed Japan's nuclear wastewater to discharge the sea and criticized it. If anyone believes that the Fukushima nuclear pollution water is safe, the Japanese side should be used by these people. Hong Kong, South Korea, and New Zealand have also responded to the imports of Fukushima Nuclear Water and Japanese food.</text:p>
      <text:p text:style-name="P4">
Videos: []</text:p>
      <text:p text:style-name="P4">
Images: []</text:p>
      <text:p text:style-name="P4">
Subject: 时政风云</text:p>
      <text:p text:style-name="P4">
Subjects: ['韩国', '岛屿主权争端', '专题报道：全景观看“习马会”', '中国', '新西兰', '中共十九大', '福岛', '朝鲜', '德中关系']</text:p>
      <text:p text:style-name="P4">
Keywords: ['福岛', '核污染', '中国', '韩国', '新西兰', '福岛核电站', '福岛核废水']</text:p>
      <text:p text:style-name="P4">
Id: 66195935</text:p>
      <!--METADATA-->
      <text:p text:style-name="P4">
<text:a xlink:type="simple" xlink:href="https://www.dw.com/zh/overlay/image/article/66195935/66164566" text:style-name="Internet_20_link" text:visited-style-name="Visited_20_Internet_20_Link">
 </text:a>
On the 7th, the mask of Korean students wearing Ri Xiangtian, President Yin Xiyue, and Director -General of IAEA protested in Japan's nuclear wastewater.</text:p>
      <text:p text:style-name="P4">
(Voice of Germany) Chinese Foreign Ministry spokesman Wang Wenbin said on Tuesday (July 11) that if anyone judges <text:a xlink:type="simple" xlink:href="https://www.dw.com/zh/zh/福岛核处理水排海真的安全吗/a-66156631" text:style-name="Internet_20_link" text:visited-style-name="Visited_20_Internet_20_Link">
Fukushima Nuclear Water</text:a>
Swimming and drinking should allow these people to use themselves instead of being ranked into the sea.</text:p>
      <text:p text:style-name="P4">
Earlier, the International Atomic Energy Agency (IAEA) issued an evaluation report on the 4th, arguing that Japan will discharge the Fukushima nuclear pollution water plan to meet international standards. However, the director of the agency, Rafaelgrossi, interviewed on Friday (7th) that there are actually differences between the 11 experts of the assessment working group](https://www.dw.com/zh/zh/路透社iaea总干事暗示福岛报告专家组内部存在意见分歧/a-66153690)And waves.</text:p>
      <text:p text:style-name="P4">
Wang Wenbin said that experts participating in the IAEA evaluation have published different views, showing that the agency's introduction of the report is too hasty and the conclusions are also limited and one -sided. Pass "".</text:p>
      <text:p text:style-name="P4">
Some media questions were asked that when Gronci visited South Korea and New Zealand a few days ago, it was no dangerous for the drainage of Fukushima nuclear treatment water to drain the water and other nuclear power stations. In this regard, Wang Wenbin responded that Fukushima's nuclear pollution water is still uncertain whether it can be dealt with. Compared with the water excreted by other nuclear power stations, it is different from the types of radioactive nucleoin and the difficulty of treatment. "It is not at all at all. "One thing", incurable ratio.</text:p>
      <text:p text:style-name="P4">
A spokesman for the Chinese Ministry of Foreign Affairs reiterated on the 11th to oppose Japan's discharge nuclear wastewater (data photo).</text:p>
      <text:p text:style-name="P4">
Wang Wenbin said that IAEA did not evaluate the effectiveness and long -term reliability of the Japanese nuclear pollution water purification equipment, and it cannot guarantee that all nuclear pollution water in the next 30 years can deal with the standards. in conclusion.</text:p>
      <text:p text:style-name="P4">
He said: "If some people think that Fukushima nuclear pollution water can be consumed and swimming, we recommend that the Japanese side use the nuclear pollution water to make good use of them for drinking or swimming instead of being row into the sea and worrying about the international community."</text:p>
      <text:p text:style-name="P4">
Regarding the strong response of the Chinese side this time, Chinese netizens have supported it and agreed that "why do you not keep it by himself since it is a good thing?" He also said that Wang Wenbin "knew the proposal" and "domineering leakage". Gronci "talks about it for 10 years and said it will not be rowed."</text:p>
      <text:h text:style-name="P12" text:outline-level="3">
<text:span text:style-name="T4">
China wants to expand restrictions on daily food imports</text:span>
</text:h>
      <text:p text:style-name="P4">
Reuters reported that Hong Kong Chief Executive Li Jiachao previewed on the 11th that if Tokyo insisted on nuclear treatment of water, Hong Kong will prohibit imported water products from many counties in Japan.</text:p>
      <text:p text:style-name="P4">
Hong Kong Chief Executive Li Jiachao previewed that there may be aquatic imports (data photos) in many counties in Japan.</text:p>
      <text:p text:style-name="P4">
Li Jiachao said that he has asked the Hong Kong Environmental Ecological Bureau Director to set up a cross -departmental team to formulate relevant plans. The Hong Kong government will adopt "decisive action" and announce relevant details to the public as soon as possible. He said that the Hong Kong Government must ensure that the food safety in Hong Kong is guaranteed. Although some industries such as catering will be affected by this, "I believe they will understand."</text:p>
      <text:p text:style-name="P4">
The Associated Press reported that Hong Kong is currently prohibited from importing some products such as Vegetables and vegetables from Fukushima; poultry and meat products from Fukushima, or some foods in other four counties, can be imported if there is a radiation test certificate.</text:p>
      <text:p text:style-name="P4">
Reuters reports that Hong Kong is the second largest agricultural and fishery export market in Japan, and <text:a xlink:type="simple" xlink:href="https://www.dw.com/zh/zh/中国海关宣布禁止进口日本福岛等地食品/a-66142401" text:style-name="Internet_20_link" text:visited-style-name="Visited_20_Internet_20_Link">
Mainland China has stated last week that it will strengthen the review of Japanese food</text:a>
And continue to restrict some imported food in Japan. Earlier, South Korea has also stated that it will continue its ban on imported food and seafood in Fukushima.</text:p>
      <text:h text:style-name="P12" text:outline-level="3">
<text:span text:style-name="T4">
There are different reactions in each country</text:span>
</text:h>
      <text:p text:style-name="P4">
For Japan's nuclear treatment of water, <text:a xlink:type="simple" xlink:href="https://www.dw.com/zh/zh/福島核廢水入海政治化-日漁民不支持/a-65917718" text:style-name="Internet_20_link" text:visited-style-name="Visited_20_Internet_20_Link">
Fisherman Fukushima</text:a>
Farewell to affect the reputation of fishing and cause economic losses, and continuously expressed opposition; the response of the surrounding countries is also different.</text:p>
      <text:p text:style-name="P4">
Earlier, <text:a xlink:type="simple" xlink:href="https://www.dw.com/zh/zh/福岛废水排海iaea评估为安全-中国反对/a-66111067" text:style-name="Internet_20_link" text:visited-style-name="Visited_20_Internet_20_Link">
Chinese Foreign Ministry spokesman Mao Ning once said</text:a>
, "The sea is reasonable and the sea is not guilty" is the illusion created by the Japanese side. The IAEA evaluation report is limited to the subsequent processing of nuclear wastewater in the rowing plan. Call for Japan to consider other methods.</text:p>
      <text:p text:style-name="P4">
Grace, director of the International Atomic Energy Agency (Data Photo).</text:p>
      <text:p text:style-name="P4">
South Korea also has a lot of concerns to endanger human health and marine environment. Reuters reported that the Director -General of IAEA went to Seoul from the 7th to 9th. When explaining the nuclear water discharge report, South Korean Foreign Minister Park Zhen emphasized that the Korean side consistently. Inspection and handle in compliance with international law and standards. However, South Korean officials did not directly oppose Japanese emissions of nuclear water, but they also continued to emphasize that before the relevant concerns of the Korean people, they will continue to restrict the import of Japanese fishery.</text:p>
      <text:p text:style-name="P4">
After the trip to South Korea, Gross went to New Zealand. On the 10th, New Zealand Foreign Minister Nanaiamahuta told Gross that the New Zealand government was confident in the evaluation results of IAEA, but the shadow of the nuclear tests of nuclear tests in the Pacific region could not be ignored. Continue to make meaningful direct contact with the Pacific.</text:p>
      <text:p text:style-name="P4">
Reuters reported that Grones then went to the Pacific Island to continue the relevant instructions.</text:p>
      <text:p text:style-name="P4">
*#</text:p>
      <text:h text:style-name="P13" text:outline-level="4">
<text:span text:style-name="T4">
Fishermen in Fukushima</text:span>
</text:h>
      <text:h text:style-name="P12" text:outline-level="3">
<text:span text:style-name="T4">
</text:span>
</text:h>
      <text:p text:style-name="P4">
When the 71 -year -old fisherman Ono Haruki removed his fishing at Komigou in Shinachi, it was already bright. Ono is the third -generation fisherman and has been in Shinachi for half a century. It was only 55 kilometers north of Fukushima First Nuclear Power Station. In 2011, one of the most serious nuclear accidents in the world occurred there.</text:p>
      <text:p text:style-name="P4">
*#</text:p>
      <text:h text:style-name="P13" text:outline-level="4">
<text:span text:style-name="T4">
Fishermen in Fukushima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span>
</text:h>
      <text:p text:style-name="P4">
*#</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ecovered. Ono believes that Tokyo Electric Power Corporation will be "unbearable" that the plans of polluting water into the sea again. He was worried, "We are afraid we will return to the origin again."</text:p>
      <text:p text:style-name="P4">
*#</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text:p text:style-name="P4">
An employee of Tokyo Electric Power Co., Ltd. raised the water sample in front of the camera. These water is treated, filtered and diluted. Dongdian and the government claim that it is safe now. However, it contains trace. Although this radioactive homogenin is considered relatively harmless, fishermen are worried that the water will be discharged into the sea again to destroy their business again.</text:p>
      <text:p text:style-name="P4">
*#</text:p>
      <text:h text:style-name="P13" text:outline-level="4">
<text:span text:style-name="T4">
Fishermen in Fukushima</text:span>
</text:h>
      <text:h text:style-name="P12" text:outline-level="3">
<text:span text:style-name="T4">
In control?</text:span>
</text:h>
      <text:p text:style-name="P4">
The radiation test standards cited by the Tokyo Electric Power Corporation and the Tokyo government are stricter than other countries that are also discharged. This release has also been approved by the International Atomic Energy Agency (IAEA). "We have equipment to make water safe." Tomohikomayuzum, a spokesman for Tokyo Power Company, told Reuters.</text:p>
      <text:p text:style-name="P4">
*#</text:p>
      <text:h text:style-name="P13" text:outline-level="4">
<text:span text:style-name="T4">
Fishermen in Fukushima</text:span>
</text:h>
      <text:h text:style-name="P12" text:outline-level="3">
<text:span text:style-name="T4">
Fish in the wastewater tank</text:span>
</text:h>
      <text:p text:style-name="P4">
In order to prove the processed water innocence and harmless, Tokyo Electric Power Company is breeding fishes in the water tank of the abandoned Fukushima first nuclear power plant. Toshihirowada at the University of Fukushima said that it can understand the fishermen's concerns. He said that Tokyo Electric Power Corporation announced that the emission of polluting water was "unfortunate" for the fisheries that have just recovered in the region.</text:p>
      <text:p text:style-name="P4">
*#</text:p>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at Tokyo Electric Power Company: "The ocean is not a trash can." He said in an interview with Reuters and asked, "Why do you put water to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反駁福島核廢水安全-中國：信者自行飲用/a-66195935" text:style-name="Internet_20_link" text:visited-style-name="Visited_20_Internet_20_Link">
https://www.dw.com/zh/反駁福島核廢水安全-中國：信者自行飲用/a-66195935?maca=chi-rss-chi-all-1127-rdf</text:a>
</text:p>
      <!--NEWS-->
      <text:h text:style-name="P10" text:outline-level="1">
<text:span text:style-name="T4">
In the era of digital economy, will the life span of enterprises become shorter and shorter? (Free version)</text:span>
</text:h>
      <text:p text:style-name="P4">
Authors: ['周子衡']</text:p>
      <text:p text:style-name="P4">
Publisher: 英国《金融时报》</text:p>
      <text:p text:style-name="P4">
Time: 2023-07-12T02:12:05+00:00</text:p>
      <text:p text:style-name="P4">
Published Time: 2023-07-11T12:00:99+08:00</text:p>
      <text:p text:style-name="P4">
Modified Time: 2023-07-11T22:12:99+08:00</text:p>
      <text:p text:style-name="P4">
Description: Zhou Ziheng: In the era of the digital economy, the social and economic environment has changed, and the competition intensity of enterprises is higher; the number of enterprises will become more and less or less? Will the life span of the enterprise become longer and shorter?</text:p>
      <text:p text:style-name="P4">
Images: ["<text:a xlink:type="simple" xlink:href="https://thumbor.ftacademy.cn/unsafe/picture/3/000187243_piclink.jpg" text:style-name="Internet_20_link" text:visited-style-name="Visited_20_Internet_20_Link">
000187243_pic...</text:a>
"]</text:p>
      <text:p text:style-name="P4">
Themes: ['管理', '关注']</text:p>
      <text:p text:style-name="P4">
Keywords: ['管理', '数字经济', '企业']</text:p>
      <text:p text:style-name="P4">
Type: Article</text:p>
      <!--METADATA-->
      <text:p text:style-name="P4">
<draw:frame draw:style-name="fr1" draw:name="Image19" text:anchor-type="as-char" svg:width="6.9236in" svg:height="4.617987in" draw:z-index="0">
<draw:image xlink:href="../Images/FT Chinese Free Version/2023-07-12T02-12-05-00-00/000187243_piclink.jpg" xlink:type="simple" xlink:show="embed" xlink:actuate="onLoad" draw:mime-type="image/jpeg"/>
</draw:frame>
The longer the life span of an enterprise, the better the number of companies?</text:p>
      <text:p text:style-name="P4">
In the past, the economy and society always tended to think that the more the number of enterprises, the better, and the longer the life span of the enterprise, the better, the so -called "businessmen gathered, human smoke spoke", and the "hundred -year -old shop" was advertised.</text:p>
      <text:p text:style-name="P4">
News Source: <text:a xlink:type="simple" xlink:href="http://www.ftchinese.com/story/001100214" text:style-name="Internet_20_link" text:visited-style-name="Visited_20_Internet_20_Link">
http://www.ftchinese.com/story/001100214</text:a>
</text:p>
      <!--NEWS-->
      <text:h text:style-name="P10" text:outline-level="1">
<text:span text:style-name="T4">
Can the U.S. Pingquanity Judgment end the policy of fighting father in the admission of prestigious schools? (Free version)</text:span>
</text:h>
      <text:p text:style-name="P4">
Authors: ['刘宗坤']</text:p>
      <text:p text:style-name="P4">
Publisher: 英国《金融时报》</text:p>
      <text:p text:style-name="P4">
Time: 2023-07-12T04:52:51+00:00</text:p>
      <text:p text:style-name="P4">
Published Time: 2023-07-11T12:00:99+08:00</text:p>
      <text:p text:style-name="P4">
Modified Time: 2023-07-11T19:20:99+08:00</text:p>
      <text:p text:style-name="P4">
Description: Liu Zongkun: This judgment terminates the practice of racial status as a racial status, which is expected to benefit all races by equal rights. Under the current law, as long as the money is admitted to the relationship, it is not illegal to be linked to the race.</text:p>
      <text:p text:style-name="P4">
Images: ["<text:a xlink:type="simple" xlink:href="https://thumbor.ftacademy.cn/unsafe/picture/1/000187231_piclink.jpg" text:style-name="Internet_20_link" text:visited-style-name="Visited_20_Internet_20_Link">
000187231_pic...</text:a>
"]</text:p>
      <text:p text:style-name="P4">
Themes: ['教育', '关注']</text:p>
      <text:p text:style-name="P4">
Keywords: ['教育', '美国', '平权法案', '大学', '高等教育', '阶层']</text:p>
      <text:p text:style-name="P4">
Type: Article</text:p>
      <!--METADATA-->
      <text:p text:style-name="P4">
<draw:frame draw:style-name="fr1" draw:name="Image20" text:anchor-type="as-char" svg:width="6.9236in" svg:height="4.53009in" draw:z-index="0">
<draw:image xlink:href="../Images/FT Chinese Free Version/2023-07-12T04-52-51-00-00/000187231_piclink.jpg" xlink:type="simple" xlink:show="embed" xlink:actuate="onLoad" draw:mime-type="image/jpeg"/>
</draw:frame>
The US Supreme Court made a major judgment at a time, as if throwing a bomb from the bunker, causing a masterpiece of gunfire in all directions. It is often necessary to let the bullets fly for a while to see which ones hit the targets, which are missed, which are wrong, and even put the guns in the sky. After the "Student's Fair Admission Organization Organization for Harvard Cases", the scene where the bullets were fluttered. As soon as the sentence was sentenced, large and small media reported immediately, saying that "the court has overturned equal rights measures." All kinds of comments are flying, and those who support the judgment cheer and defeat the discrimination fairly. A few hours later, President Biden said on TV that "this court is abnormal."</text:p>
      <text:p text:style-name="P4">
After a few days of bullets, people can calm down, carefully read what the judgment is written, which policies have been denyed, and which new policies have created space -the judgment of the Supreme Court is often not only negative. The old policy is denied, but the problems in reality still exist and must be replaced by new policies. The "Judgment" of this case plus the approval and opposition from several judges, as long as 237 pages. It is worth noting that, unlike the previously Supreme Court's judgment of Affirmative measures, the "Judgment" written by the chief judges of Johnroberts does not mention "equal rights measures", but it is said that Harvard's "racial conscious admission policy" The equal protection clause that violates the 14th amendment of the Constitution is because it treats candidates according to race identity. The "Judgment" did not clearly overthrow the previous judgments that supported equal rights. Instead, the Supreme Court has never allowed schools to treat candidates according to racial identity.</text:p>
      <text:p text:style-name="P4">
News Source: <text:a xlink:type="simple" xlink:href="http://www.ftchinese.com/story/001100213" text:style-name="Internet_20_link" text:visited-style-name="Visited_20_Internet_20_Link">
http://www.ftchinese.com/story/001100213</text:a>
</text:p>
      <!--NEWS-->
      <text:h text:style-name="P10" text:outline-level="1">
<text:span text:style-name="T4">
NATO Bulletin has repeatedly mentioned Beijing in China: The content of China involved in China is not true</text:span>
</text:h>
      <text:p text:style-name="P4">
Author: None (Language: zh)</text:p>
      <text:p text:style-name="P4">
Publisher: None</text:p>
      <text:p text:style-name="P4">
Time: 2023-07-12T06:58:00Z</text:p>
      <text:p text:style-name="P4">
Description: The NATO Summit issued a bulletin on the 11th, saying that China has always stated that China constitutes a "systemic challenge." In addition, according to the bulletin, is there a spectrum in Ukraine to join NATO?</text:p>
      <text:p text:style-name="P4">
Videos: []</text:p>
      <text:p text:style-name="P4">
Images: []</text:p>
      <text:p text:style-name="P4">
Subject: 时政风云</text:p>
      <text:p text:style-name="P4">
Subjects: ['德中关系', '乌克兰', '岛屿主权争端', '专题报道：全景观看“习马会”', '中国', '中共十九大', '北大西洋公约组织', '俄罗斯入侵乌克兰']</text:p>
      <text:p text:style-name="P4">
Keywords: ['北约', '中国', '泽连斯基', '乌克兰', '俄乌战争']</text:p>
      <text:p text:style-name="P4">
Id: 66196589</text:p>
      <!--METADATA-->
      <text:p text:style-name="P4">
<text:a xlink:type="simple" xlink:href="https://www.dw.com/zh/overlay/image/article/66196589/57895817" text:style-name="Internet_20_link" text:visited-style-name="Visited_20_Internet_20_Link">
 </text:a>
The communiqué issued by the NATO Summit on the 11th stated that China constituted a "systemic challenge" (diagram).</text:p>
      <text:p text:style-name="P4">
(Voice of Germany Chinese) NATO recently held a two -day summit at Vilnius, the capital of Lithuania. After the Tuesday (July 11), a communiqué said that China constituted a "systemic challenge" to members of the alliance. On the same day, a spokesman for the Chinese envoy to the European Union to fight back. In the statement, the content of the NATO Summit ’s communiqué involved in China ignored the basic facts and was full of" Cold War Thinking "and" ideological prejudice ".</text:p>
      <text:p text:style-name="P4">
According to China, as a regional military group, NATO, in the case of continuous deterioration of the current international security situation, not only did not reflect on its own responsibilities, but blindly accused other countries and continuously stain outfinger affairs. The statement also stated that China resolutely opposed NATO's "East Asia Pacific" and emphasized that "any behavior that harms the legitimate rights and interests of China will be resolutely fighting back."</text:p>
      <text:p text:style-name="P4">
According to many media analysis, the NATO announcement 15 times mentioned that China can be regarded as the tough position that the organization has always adopted to China.</text:p>
      <text:p text:style-name="P4">
The bulletin pointed out that China "uses extensive political, economic and military instruments to expand its global influence and projected force." Its strategy, intent, and military construction are opaque. NATO's interests, security and values.</text:p>
      <text:p text:style-name="P4">
NATO also stated in the bulletin that Beijing seeks to control key technologies, infrastructure, strategic materials and supply chains, which not only uses its economic leverage to manufacture strategic dependence, but also maliciously use hybrid and network operations, conflict speech and fake information. For NATO allies and damage the safety of the alliance.</text:p>
      <text:p text:style-name="P4">
NATO Secretary -General Stoltenberg announced on the 11th that the summit was officially launched.</text:p>
      <text:p text:style-name="P4">
Reuters reported that NATO Secretary -General Jensstoltenberg told reporters at the summit that although NATO did not regard China as a "opponent", the country "more and more challenges international order and refused to condemn Russia's pair The war in Ukraine threatens Taiwan and carries on a large -scale military assembly. "</text:p>
      <text:p text:style-name="P4">
In addition, "Nikkei Asia" quoted a source of sources as reports that after several discussions of NATO member states, in the final round of the summit's negotiations, the communiqué mentioned that "<text:a xlink:type="simple" xlink:href="https://www.dw.com/zh/zh/英媒馬克宏反對北約在日本設辦事處/a-65834394" text:style-name="Internet_20_link" text:visited-style-name="Visited_20_Internet_20_Link">
NATO will continue to discuss with Japan for discussions in Tokyo to do business in Tokyo Place</text:a>
"Related paragraph.</text:p>
      <text:h text:style-name="P12" text:outline-level="3">
<text:span text:style-name="T4">
NATO: Ukraine must be met for conditions to be available</text:span>
</text:h>
      <text:p text:style-name="P4">
In addition to the threat of China, another hot topic of this summit is <text:a xlink:type="simple" xlink:href="https://www.dw.com/zh/zh/北約秘書長挺烏入會-德國防長還不是時候/a-65393175" text:style-name="Internet_20_link" text:visited-style-name="Visited_20_Internet_20_Link">
Ukraine joined NATO</text:a>
Application.</text:p>
      <text:p text:style-name="P4">
NATO stated in the bulletin that members of the alliance agreed at the summit that Ukraine's future "in NATO" and said: "When the membership state agrees and the conditions are met, we will be able to invite Ukraine to join the alliance." What are the "conditions" referred to here, but NATO stated that it would help Kiev's progress in military cooperation, democracy and security reform.</text:p>
      <text:p text:style-name="P4">
According to Reuters, although NATO did not invite or timetable for Kiev to enter and exit the alliance, NATO also lifted the requirements of the Ukraine's performance of the "Membership Action Plan" to effectively eliminate the obstacles of Kiev's joining NATO. According to NATO's official website, the alliance is required to submit plans covering political and economic, national defense security, resources, and laws in accordance with the "joining member action plan" to prepare for the qualifications of membership.</text:p>
      <text:p text:style-name="P4">
Ukrainian President Zelei (middle) delivered a speech during the NATO Summit. The left is Zeelle's wife, Cenisca, and the President of the Lida Potato.</text:p>
      <text:p text:style-name="P4">
Reuters reported that Ukraine President Volodymyrzlenskiy said before the NATO announced that NATO leaders would be "ridiculous" if they did not provide Ukraine to enter the league; Expression of disappointment.</text:p>
      <text:p text:style-name="P4">
That night, he said on Twitter that Ukraine "thanks to our partners for their willingness to take new steps" to provide more weapons and protection for Ukraine. He also said that Wufang has finalized <text:a xlink:type="simple" xlink:href="https://www.dw.com/zh/zh/拜登或於北約峰會場邊單獨會見澤連斯基/a-66170780" text:style-name="Internet_20_link" text:visited-style-name="Visited_20_Internet_20_Link">
will conduct bilateral talks with countries such as Mergarten and Hee, and other countries</text:a>
It has also been held for the first meeting of NATO -Ukraine Council.</text:p>
      <text:p text:style-name="P4">
Reuters pointed out that although Ukraine failed to successfully use this summit to join the league, it also won a new weapon commitment of NATO member states. The report quoted relevant officials that the United States, Britain, France, and Germany will soon provide advanced weapons, training and other military assistance to Kiev, and other countries will then join the framework and make their own bilateral commitments.</text:p>
      <text:p text:style-name="P4">
(Reuters, Germany, "Nikkei Asia", etc.)</text:p>
      <text:p text:style-name="P4">
News Source: <text:a xlink:type="simple" xlink:href="https://www.dw.com/zh/北約公報屢提中國-北京：涉華內容不實/a-66196589" text:style-name="Internet_20_link" text:visited-style-name="Visited_20_Internet_20_Link">
https://www.dw.com/zh/北約公報屢提中國-北京：涉華內容不實/a-66196589?maca=chi-rss-chi-all-1127-rdf</text:a>
</text:p>
      <!--NEWS-->
      <text:h text:style-name="P10" text:outline-level="1">
<text:span text:style-name="T4">
Foxconn announced the withdrawal from the Indian semiconductor chip factory joint venture</text:span>
</text:h>
      <text:p text:style-name="P4">
Author: https://www.facebook.com/bbcworldservice/</text:p>
      <text:p text:style-name="P4">
Publisher: BBC News 中文</text:p>
      <text:p text:style-name="P4">
Published Time: 2023-07-12T08:30:59.000Z</text:p>
      <text:p text:style-name="P4">
Modified Time: 2023-07-12T08:30:59.000Z</text:p>
      <text:p text:style-name="P4">
Description: The two companies originally announced that they planned to invest in the chip factory in Gujilat Bang, the hometown of Indian Prime Minister Modi. Some analysts said that this is a setback to India's development of the science and technology industry.</text:p>
      <text:p text:style-name="P4">
Images: ["<text:a xlink:type="simple" xlink:href="https://ichef.bbci.co.uk/news/640/cpsprodpb/15A63/production/_130357688_gettyimages-1455025797.jpg" text:style-name="Internet_20_link" text:visited-style-name="Visited_20_Internet_20_Link">
_130357688_ge...</text:a>
"]</text:p>
      <text:p text:style-name="P4">
Videos: ["<text:a xlink:type="simple" xlink:href="https://www.bbc.com/ws/av-embeds/cps/zhongwen/simp/business-66173204/p0fw5stn/zh-hans" text:style-name="Internet_20_link" text:visited-style-name="Visited_20_Internet_20_Link">
zh-hans</text:a>
"]</text:p>
      <text:p text:style-name="P4">
Tags: ['纳伦德拉·莫迪', '技术新知', '印度', '台湾', '苹果']</text:p>
      <text:p text:style-name="P4">
Type: Article</text:p>
      <!--METADATA-->
      <text:h text:style-name="P12" text:outline-level="3">
<text:span text:style-name="T4">
Foxconn announced the withdrawal from the Indian semiconductor chip factory joint venture</text:span>
</text:h>
      <text:p text:style-name="P4">
July 12, 2023![] <text:a xlink:type="simple" xlink:href="Images/BBC Chinese/2023-07-12T08-30-59.000Z/_130357688_gettyimages-1455025797.jpg" text:style-name="Internet_20_link" text:visited-style-name="Visited_20_Internet_20_Link">
</text:a>
Image source, getty images</text:p>
      <text:p text:style-name="P4">
Image adding text,</text:p>
      <text:p text:style-name="P4">
Foxconn's factory in Zhengzhou, China. Low cost is the main advantage of Foxconn's participation in the cooperation of the international industrial chain.</text:p>
      <text:p text:style-name="P4">
<text:span text:style-name="T4">
 Apple iPhone supplier, Foxconn, a subsidiary of Taiwan Business Hon Hai Technology Group, has withdrawn from a 19.5 billion US dollars of investment projects in cooperation with Indian petroleum leader Vedanta. The project was originally planned to build in India in India. One chip manufacturer. Less than a year ago, the two companies announced their plans to invest in the chip factory in Gujarat, Gujarat, the Prime Minister of India. Some analysts said that this is a setback to India's development of the science and technology industry. </text:span>
</text:p>
      <text:p text:style-name="P4">
However, an Indian government minister said that this will not have any impact on the push plan of the country's chip manufacturing. Hon Hai's headquarters is located in Taiwan. The company issued a statement saying that both parties realized that the project was not progressing quickly. The company also added: "We cannot successfully overcome some challenging gaps, as well as external problems that have nothing to do with the project."</text:p>
      <text:p text:style-name="P4">
Foxconn told the BBC on Tuesday that the decision to withdraw the capital was reached under the "mutual agreement" with Wida. After Hon Hai withdrew, Weidata had completely owned the joint venture. In addition, the company also said that it will continue to support the Indian government's "Madein India" ambition. Weida, headquartered in New Delhi, said that they have "cooperated with other partners to establish India's first (chip) foundry".</text:p>
      <text:p text:style-name="P4">
<text:a xlink:type="simple" xlink:href="https://www.bbc.com/zhongwen/simp/47071544" text:style-name="Internet_20_link" text:visited-style-name="Visited_20_Internet_20_Link">
Fuji Kang's idea: Re -consider the plan to build a factory in Wisconsin in the United States</text:a>
<text:span text:style-name="T5">
 <text:a xlink:type="simple" xlink:href="https://www.bbc.com/zhongwen/simp/world-65718211" text:style-name="Internet_20_link" text:visited-style-name="Visited_20_Internet_20_Link">
Can India surpass China in all aspects and become a world superpower</text:a>
</text:span>
 <text:a xlink:type="simple" xlink:href="https://www.bbc.com/zhongwen/simp/business-55315512" text:style-name="Internet_20_link" text:visited-style-name="Visited_20_Internet_20_Link">
The opportunity and challenge of Taiwanese businessmen in India in the Apple foundry in India</text:a>
<text:span text:style-name="T5">
 <text:a xlink:type="simple" xlink:href="https://www.bbc.com/zhongwen/simp/world-61400963" text:style-name="Internet_20_link" text:visited-style-name="Visited_20_Internet_20_Link">
Indian coal shortage, heat wave burning people, insufficient power supply and deformed market</text:a>
<text:a xlink:type="simple" xlink:href="https://www.bbc.com/ws/av-embeds/cps/zhongwen/simp/business-66173204/p0fw5stn/zh-hans" text:style-name="Internet_20_link" text:visited-style-name="Visited_20_Internet_20_Link">
 Video-1-Link：/ws/av-embeds/cps/zhongwen/simp/business-66173204/p0fw5stn/zh-hans </text:a>
</text:span>
<text:span text:style-name="T5">
 Your equipment does not support playing multimedia materials </text:span>
* video plus injection text,</text:p>
      <text:p text:style-name="P4">
Liu Yangwei, chairman of Hon Hai Group: Foxconn must consider responding to the worst situation</text:p>
      <text:h text:style-name="P12" text:outline-level="3">
<text:span text:style-name="T4">
Indian Semiconductor Development In the event of frustration?</text:span>
</text:h>
      <text:p text:style-name="P4">
However, Paultriolo, a global consultant company, told BBC: "Foxconn's sudden exit of Foxconn was a considerable blow to India's semiconductor development." He explained that "the obvious reason for this withdrawal is the lack of clear technical partners and the development track of joint venture. Both parties lack the rich experience in developing and managing large -scale semiconductor manufacturing business."</text:p>
      <text:p text:style-name="P4">
However, Minister of Electronics and Information Technology, Minister of Electronics and Information Technology, Rajeevchandrasekhar, said that Foxconn's decision has no impact on India's semiconductor manufacturing goal. Chandrasecar also added that Foxconn and Willda are the "important investors" of the country, and they will promote their strategy separately in India.</text:p>
      <text:p text:style-name="P4">
The Indian government has been formulating a strategy to support the chip manufacturing industry. Last year, India established a $ 10 billion fund to attract more investors to invest in the field, looking forward to reducing India's dependence on foreign chip manufacturers. The flagship plan launched by Modi in 2014, "Made in India", is to help the country transform into a global manufacturing center that can match with China.</text:p>
      <text:p text:style-name="P4">
In recent years, several other companies have announced their plans to establish semiconductor factories in India.</text:p>
      <text:p text:style-name="P4">
Image source, reuters</text:p>
      <text:p text:style-name="P4">
Image adding text,</text:p>
      <text:p text:style-name="P4">
India has been formulating strategies to support the chip manufacturing industry. In 2022, India established a $ 10 billion fund to attract more investors to invest in the field and look forward to reducing India's dependence on foreign chip manufacturers.</text:p>
      <text:p text:style-name="P4">
Last month, Microntechnology, a US memory chip giant, said it would invest $ 825 million to establish a semiconductor assembly and testing plant in India. Micron said that the construction of the factory in Gujarat will begin this year. It is expected that the project will directly create as many as 5,000 tasks and indirectly bring another 15,000 employment opportunities to the region.</text:p>
      <text:h text:style-name="P12" text:outline-level="3">
<text:span text:style-name="T4">
Challenge facing India</text:span>
</text:h>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Intel former executive executive Vinod Dham is now a member of the Indian Semiconductor Mission Consultation Committee. He accepted an interview with the US media Businessstoday this year that India still faces some important challenges before becoming a key role. He said that, for example, to build a successful wafer factory, electricity cannot be faulty, because some plants for manufacturing high -end chips need to supply power without failure, and to avoid the risk of natural disasters, especially earthquakes.</text:p>
      <text:p text:style-name="P4">
However, Dam analyzed that in India, the infrastructure has not yet fully developed, and the customs clearance sometimes takes a few days or even a few weeks. Therefore, India must apply to the airport of the key components that are exported by India, or the customs set up in manufacturing facilities, assembly,, assembly, and Next to the cluster of testing and packaging facilities. In addition, Dam also emphasized that the factory area where the semiconductor factory and the back -end (assembly, testing and packaging) facilities are located should be protected by law, and it is necessary to prevent strikes and consider "unnecessary vacation regulations" to ensure that the Indian chip factories are competing for competition in competition. The fierce global semiconductor industry is competitive: "A advanced chip factory may take five years to enter comprehensive production. Not only does it require comprehensive financing to complete the work on time, but also the labor force must work all year round to ensure the chip factory factory to ensure the chip factory factory Can be put into operation as soon as possible. "</text:p>
      <text:p text:style-name="P4">
Analyst Srishti Khemka published a research report in the US Independent Think Tank "Council On ForeignRelations" stating that although huge investment in semiconductor manufacturing, lack of electricity, water, and mobility The bureaucratic bureaucracy has made India unable to become a semiconductor power on the basis of existing. She explained that although India has a strong talent pool and political will, it is not easy to create a feasible semiconductor ecosystem, and today's chip power has spent decades to develop to mature, and India is managing the "Indian manufacturing" plan. And providing difficulties in promoting the basic resources required for the semiconductor system, so that he is not optimistic about the efforts of Delhi's expansion of semiconductor development: "If there is no solid policy framework to fully solve all these problems, India cannot achieve the mission of a global semiconductor power. "</text:p>
      <text:p text:style-name="P4">
She said that water and energy are the other two key resources of semiconductor production, and both of the existing resources in India are insufficient. The Modi government has made some progress in improving groundwater management, but it is unclear whether these measures can be and how fast they can succeed.</text:p>
      <text:p text:style-name="P4">
Dham believes that although India currently has tens of thousands of design engineers cooperated with the world's top semiconductor companies, in terms of component physics required by the chip designed by these design engineers, and in terms of process and technical knowledge, India has almost no talents in India. Essence</text:p>
      <text:p text:style-name="P4">
Image source, AFP</text:p>
      <text:p text:style-name="P4">
Image adding text,</text:p>
      <text:p text:style-name="P4">
India's three -quarters of power generation coal is used. Analysis of concerns that India may not be able to meet the needs of the semiconductor industry in terms of providing stable power supply.</text:p>
      <text:p text:style-name="P4">
News Source: <text:a xlink:type="simple" xlink:href="https://www.bbc.com/zhongwen/simp/business-66173204" text:style-name="Internet_20_link" text:visited-style-name="Visited_20_Internet_20_Link">
https://www.bbc.com/zhongwen/simp/business-66173204</text:a>
</text:p>
      <!--NEWS-->
      <text:h text:style-name="P10" text:outline-level="1">
<text:span text:style-name="T4">
When internal consumption becomes inevitable, who is it? Interview with FREE Version, Associate Professor of Sociology of China University of Political Science and Law</text:span>
</text:h>
      <text:p text:style-name="P4">
Authors: ['袁漪琳']</text:p>
      <text:p text:style-name="P4">
Publisher: 英国《金融时报》</text:p>
      <text:p text:style-name="P4">
Time: 2023-07-12T10:30:27+00:00</text:p>
      <text:p text:style-name="P4">
Published Time: 2023-07-11T12:00:99+08:00</text:p>
      <text:p text:style-name="P4">
Modified Time: 2023-07-12T02:52:99+08:00</text:p>
      <text:p text:style-name="P4">
Description: Meng Qingyan believes that people's concepts have been liberated, but people find that they are not so possibilities after real society. This is not a problem in Chinese society today, but a problem that all modernity will be encountered.</text:p>
      <text:p text:style-name="P4">
Images: ["<text:a xlink:type="simple" xlink:href="https://thumbor.ftacademy.cn/unsafe/picture/4/000121434_piclink.jpg" text:style-name="Internet_20_link" text:visited-style-name="Visited_20_Internet_20_Link">
000121434_pic...</text:a>
", "<text:a xlink:type="simple" xlink:href="https://thumbor.ftacademy.cn/unsafe/picture/5/000187285_piclink.jpg" text:style-name="Internet_20_link" text:visited-style-name="Visited_20_Internet_20_Link">
000187285_pic...</text:a>
"]</text:p>
      <text:p text:style-name="P4">
Themes: ['中国社会', '关注']</text:p>
      <text:p text:style-name="P4">
Keywords: ['中国社会', '社会学', '现代化', '内卷', '文化', '教育', '高考']</text:p>
      <text:p text:style-name="P4">
Type: Article</text:p>
      <!--METADATA-->
      <text:p text:style-name="P4">
<draw:frame draw:style-name="fr1" draw:name="Image28" text:anchor-type="as-char" svg:width="6.9236in" svg:height="4.617987in" draw:z-index="0">
<draw:image xlink:href="../Images/FT Chinese Free Version/2023-07-12T10-30-27-00-00/000121434_piclink.jpg" xlink:type="simple" xlink:show="embed" xlink:actuate="onLoad" draw:mime-type="image/jpeg"/>
</draw:frame>
From "inner rolls" and "internal consumption" to "lying" and "rot", to "crazy", young people who occupy the right to speak on the Internet try to put themselves in rounds of words in round. The popularity of these new words is inseparable from resonance, which also means that "this is not just a person's problem" -the almost everyone is repeatedly swaying between meaning and nothingness, function and value, ideals and reality, and "lie down flat flat "Inner roll" repeatedly jumped. Why is this? Because this is an inevitable trend after human beings entering modernity. Meng Qingyan, an associate professor of Sociology of China University of Political Science and Law, responded in the new book "Who Questions: Non -Standard Answers in Modern Society".</text:p>
      <text:p text:style-name="P4">
<draw:frame draw:style-name="fr1" draw:name="Image29" text:anchor-type="as-char" svg:width="6.9236in" svg:height="6.9236in" draw:z-index="0">
<draw:image xlink:href="../Images/FT Chinese Free Version/2023-07-12T10-30-27-00-00/000187285_piclink.jpg" xlink:type="simple" xlink:show="embed" xlink:actuate="onLoad" draw:mime-type="image/jpeg"/>
</draw:frame>
After aware of the various problems and helplessness of modern society, how can a sober modern person face a specific life? Where does the courage in the face come from? Regardless of whether it is work or during the communication, Meng Qingyan is not ready to provide a standard answer about "what to do". In his opinion, sociology is the science that overcome blind anxiety, "it is the science of the times."</text:p>
      <text:p text:style-name="P4">
News Source: <text:a xlink:type="simple" xlink:href="http://www.ftchinese.com/story/001100223" text:style-name="Internet_20_link" text:visited-style-name="Visited_20_Internet_20_Link">
http://www.ftchinese.com/story/001100223</text:a>
</text:p>
      <!--NEWS-->
      <text:h text:style-name="P10" text:outline-level="1">
<text:span text:style-name="T4">
Goldman Sachs: The second Indian economy in 2075? Experts</text:span>
</text:h>
      <text:p text:style-name="P4">
Author: None (Language: zh)</text:p>
      <text:p text:style-name="P4">
Publisher: None</text:p>
      <text:p text:style-name="P4">
Time: 2023-07-12T12:10:00Z</text:p>
      <text:p text:style-name="P4">
Description: Goldman Sachs recently issued a prediction that India is expected to become the world's second largest economy in 2075. The country's economic growth is expected to reach 5.9%this year. However, some experts believe that more than ten years ago, the world had made too optimistic predictions on India, but it was not fully realized.</text:p>
      <text:p text:style-name="P4">
Videos: []</text:p>
      <text:p text:style-name="P4">
Images: []</text:p>
      <text:p text:style-name="P4">
Subject: 经济纵横</text:p>
      <text:p text:style-name="P4">
Subjects: ['奥巴马', '岛屿主权争端', '专题报道：全景观看“习马会”', '印度', '中国', '中共十九大', '美国', '德中关系']</text:p>
      <text:p text:style-name="P4">
Keywords: ['中国', '印度', '美国', '第二大经济体', '高盛', '2075年', '印度经济']</text:p>
      <text:p text:style-name="P4">
Id: 66201124</text:p>
      <!--METADATA-->
      <text:p text:style-name="P4">
<text:a xlink:type="simple" xlink:href="https://www.dw.com/zh/overlay/image/article/66201124/57918401" text:style-name="Internet_20_link" text:visited-style-name="Visited_20_Internet_20_Link">
 </text:a>
(Voice of Germany Chinese) Investment Bank Goldman Sachs published an article on its website on July 6, predicting that in 2075, <text:a xlink:type="simple" xlink:href="https://www.dw.com/zh/zh/马斯克莫迪相谈甚欢-特斯拉将尽快在印度建厂/a-65988335" text:style-name="Internet_20_link" text:visited-style-name="Visited_20_Internet_20_Link">
India</text:a>
It will become the second largest economy in the world, second only to China, and tied in front of the United States, the euro area and Japan.</text:p>
      <text:h text:style-name="P12" text:outline-level="3">
<text:span text:style-name="T4">
Demographic Dividend</text:span>
</text:h>
      <text:p text:style-name="P4">
The main reason for the prediction of Goldman Sachs is, <text:a xlink:type="simple" xlink:href="https://www.dw.com/zh/zh/人口超越中国的印度能获得人口红利吗/a-65471911" text:style-name="Internet_20_link" text:visited-style-name="Visited_20_Internet_20_Link">
Indian population</text:a>
Continuous growth, huge labor potential. Santanusengupta, an economicist at the investment bank, said: "In the next 20 years, India's raising ratio (that is, the ratio between the non -labor age and the working age population) is the lowest in the world One of the regions. "He said that India should seize this opportunity to strengthen the production capacity of manufacturing, continue to serve the growth of the service industry, and the growth of infrastructure.</text:p>
      <text:h text:style-name="P12" text:outline-level="3">
<text:span text:style-name="T4">
Economic Digitalization and Aadhaar identity system</text:span>
</text:h>
      <text:p text:style-name="P4">
Goldman Sachs specially said that India has achieved a flying over economic digitalization, the so -called Aadhaar biometric identity system. This system includes 1.4 billion people in the country. Through this system, public services can make public services easier and targeted, and also help small and micro enterprises to obtain loans, thereby promoting growth. According to the "Washington Post" columnist and CNN host Fareedzakaria in April, the system now covers 99.9%of Indian adults. Using this figure, you can open a bank account or transfer within a few minutes. The system is operated by public institutions.</text:p>
      <text:p text:style-name="P4">
Aadhaar biometric identity system has also triggered a debate on personal privacy and data protection</text:p>
      <text:h text:style-name="P12" text:outline-level="3">
<text:span text:style-name="T4">
Low labor participation rate, especially women</text:span>
</text:h>
      <text:p text:style-name="P4">
The analysis of Goldman Sachs also pointed out that India's risks are that it cannot effectively increase the proportion of labor participation. According to analysis, the proportion of labor in India has continued to decline over the past 15 years. Especially women. Zakalia's article also pointed out that in the past 20 years, Indian women's employment ratio has decreased from 30%to 23%.</text:p>
      <text:p text:style-name="P4">
Another opportunity facing India is the green economy. The country announced zero emissions in 2070, and half of the energy from 2030 came from non -fossil raw materials.</text:p>
      <text:h text:style-name="P12" text:outline-level="3">
<text:span text:style-name="T4">
The Chinese economy is five times the Indian</text:span>
</text:h>
      <text:p text:style-name="P4">
However, the German Economic Weekly published a guest article from Harvard Kennedy College Graham Allison on July 11, and believed that the praise to India was too early.</text:p>
      <text:p text:style-name="P4">
He pointed out that although India's economic growth rate in the first quarter of this year reached 6.1%and China was 4.5%, it should be cautious about overnight forecasts. He quoted Zacalia's article, saying that around 2006, India's growth was even more than 9%. At that time, the world was optimistic about the Indian economy, and even the Indian Minister of Trade predicted that the country's economy would surpass China soon. However, this is not exactly the case.</text:p>
      <text:p text:style-name="P4">
Today, the Indian economy is ranked fifth, behind the United States, China, Japan, and Germany. China's GDP is five times that of India.</text:p>
      <text:p text:style-name="P4">
It is said that the ratio of Indian women's participation in the employment market has decreased from 30%to 23%in the past 20 years</text:p>
      <text:h text:style-name="P12" text:outline-level="3">
<text:span text:style-name="T4">
China technology and production efficiency are higher than India</text:span>
</text:h>
      <text:p text:style-name="P4">
Professor Ellison's article pointed out that in addition, China is still leading India in science and technology. Of the top 20 technology companies in the world's top 20, four are Chinese companies, and no Indian companies are on the list. In terms of artificial intelligence, China is also the only country that can compete with the United States.</text:p>
      <text:p text:style-name="P4">
In addition, Professor Ellison believes that China's labor efficiency is higher than India. Goldman Sachs also pointed out that the huge population of India is obviously an opportunity, but how the challenge is to effectively use these labor. This means providing skill training for them while creating employment.</text:p>
      <text:h text:style-name="P12" text:outline-level="3">
<text:span text:style-name="T4">
Obstacles: Surname system, complex ethnic and religious relationships: Create employment from bottom to top</text:span>
</text:h>
      <text:p text:style-name="P4">
Professor Ellison quoted the comments from former Singapore Prime Minister Lee Kuan Yew to India's development, saying that Lee Kuan Yew has been looking forward to <text:a xlink:type="simple" xlink:href="https://www.dw.com/zh/zh/美财长访问印度推动伙伴合作-减少经济依赖/a-63729145" text:style-name="Internet_20_link" text:visited-style-name="Visited_20_Internet_20_Link">
India</text:a>
Powerful ability <text:a xlink:type="simple" xlink:href="https://www.dw.com/zh/zh/拜登和莫迪瞄準中俄-稱美印是親密夥伴/a-66009193" text:style-name="Internet_20_link" text:visited-style-name="Visited_20_Internet_20_Link">
compete with China</text:a>
Essence However, Li Guangyao later discovered that due to the requirements of India's surnames, bureaucracy, and elite classes, they were unwilling to face the requirements of complicated ethnic and religious groups, so it was difficult to meet the due economic efficiency. Zakalia's article also said that the Muslim groups in India accounted for one -seventh of the country's population, but continued to be persecuted.</text:p>
      <text:p text:style-name="P4">
However, Zakalia also has confidence in India. He believes that India is able to popularize smartphones and the Internet. At the same time, with the AADhaar identity recognition system, it can help hundreds of millions of small and micro enterprises to obtain loans, thereby hiring two more employees, which can increase tens of millions of employment opportunities. This way from the bottom up is completely different from that of China from top to bottom-for example, 100 new factories to increase tens of thousands of jobs-to increase tens of thousands of jobs-.</text:p>
      <text:p text:style-name="P4">
(Comprehensive report)</text:p>
      <text:p text:style-name="P4">
News Source: <text:a xlink:type="simple" xlink:href="https://www.dw.com/zh/高盛：2075年印度经济世界第二？专家存疑/a-66201124" text:style-name="Internet_20_link" text:visited-style-name="Visited_20_Internet_20_Link">
https://www.dw.com/zh/高盛：2075年印度经济世界第二？专家存疑/a-66201124?maca=chi-rss-chi-all-1127-rdf</text:a>
</text:p>
      <!--NEWS-->
      <text:h text:style-name="P10" text:outline-level="1">
<text:span text:style-name="T4">
German Media: Ace in China</text:span>
</text:h>
      <text:p text:style-name="P4">
Author: None (Language: zh)</text:p>
      <text:p text:style-name="P4">
Publisher: None</text:p>
      <text:p text:style-name="P4">
Time: 2023-07-12T14:12:00Z</text:p>
      <text:p text:style-name="P4">
Description: The "World Daily" article pointed out that it is risky to adopt a stronger position in China, calling on the European Union and Germany to act carefully. West Germany's comment wrote that Lithuania, the host of the NATO summit, is a model worth learning in Germany.</text:p>
      <text:p text:style-name="P4">
Videos: []</text:p>
      <text:p text:style-name="P4">
Images: []</text:p>
      <text:p text:style-name="P4">
Subject: 评论分析</text:p>
      <text:p text:style-name="P4">
Subjects: ['希腊债务危机', '欧债危机', '欧盟', '乌克兰', '岛屿主权争端', '马英九', '专题报道：全景观看“习马会”', '诺贝尔奖', '欧洲难民危机', '欧洲']</text:p>
      <text:p text:style-name="P4">
Keywords: ['去风险', '脱钩', '中国', '贸易战', '北约峰会', '立陶宛', '中国战略', '欧盟', '台湾', '强权即公理', '俄乌战争']</text:p>
      <text:p text:style-name="P4">
Id: 66203199</text:p>
      <!--METADATA-->
      <text:p text:style-name="P4">
<text:a xlink:type="simple" xlink:href="https://www.dw.com/zh/overlay/image/article/66203199/63390798" text:style-name="Internet_20_link" text:visited-style-name="Visited_20_Internet_20_Link">
 </text:a>
Chinese container at Duisburg Wharf in Germany: Germany's economy still depends on China</text:p>
      <text:p text:style-name="P4">
(Voice of Germany) <text:a xlink:type="simple" xlink:href="https://www.dw.com/zh/zh/德国政府的中国战略即将出炉/a-66199476" text:style-name="Internet_20_link" text:visited-style-name="Visited_20_Internet_20_Link">
The long -breaking Germany "China Strategy" is about to be released</text:a>
Although "de -risk" and "decourse" have become keywords in the European political circle, the comment article "The World News" published by the German "World News" pointed out that it is a tough position for China. Risk.</text:p>
      <text:p text:style-name="P4">
This article written by Alexander Görlach pointed out that <text:a xlink:type="simple" xlink:href="https://www.dw.com/zh/zh/欧盟19国呼吁减少制药工业对中国的依赖/a-65501791" text:style-name="Internet_20_link" text:visited-style-name="Visited_20_Internet_20_Link">
now European countries re -position their policy of China -that is, the position of free trade has been higher than politics in the past 30 years</text:a>
This kind of behavior further shows that "the global decision -making world order may be about to end."</text:p>
      <text:p text:style-name="P4">
The comments said: "Since Ukraine's illegal attack, the world has seen the NATO countries unexpectedly united. In the Pacific, all partners in the United States have alliance with Washington and promised to invest more funds in military. So as to ensure the safety of their people. All countries are worried that Chinese leaders Xi Jinping wants to verify his "power of power is righteous" on their territory. The first thing that is the democratic island country that has never belonged to the People's Republic of China. "</text:p>
      <text:p text:style-name="P4">
With the lessons of the Russian and Ukraine War, countries around the world are more cautious about China. However, if the Taiwan Strait really broke out, can the previous sanctions on Russia applied to China? The article takes Germany as an example, quoting the report data from the Kirl World Institute of Economics (IFW): "China and Taiwan occupy a dominant position in the import of 221 products in Germany, and most of the import shares exceed 80%. Therefore, the Taiwan Strait of the Taiwan Strait Conflicts will be a double disaster for German trade. "</text:p>
      <text:p text:style-name="P4">
The comment wrote, "even if the sources of alternative supply of rare earth cannot be found in the short term, German and European politicians are still trying to" decide "or" risk ", so as not to be blackmailed by China in an emergency." However, the author also cited China. In the past, economic sanctions on Australia, threats to Sweden and Lithuania, and "restricted Korean order" issued by China after purchasing new weapons technology in South Korea as an example, reminding European countries, especially exporting countries, and Germany must "be the reality as soon as possible in reality as soon as possible Geopolitics is prepared for psychological preparation. " The article states: "The Chinese government has demonstrated how it treats countries that dislikes dislikes." And calling on its tough stance to China, it must also consider its risks.</text:p>
      <text:p text:style-name="P4">
West Vedes will (WDR) reporter Felixwessel from the NATO Summit at the NATO Summit's "Why should we follow Lithuania" article written that Lithuania, who is next to Russia and Belarus, has always been alert Before Ukraine was invaded, the Lithuanians had warned us on Russia. When we were still busy laid a pipeline for Beixi No. 2, they were trying to get rid of the dependence on Moscow. As early as 2014, Cremi, that is, Crimi, that is, Climi, that is, Climi, that is, Cremi In the year of the occupation of Asia, Lithuania opened a liquefied gas pier. This is far from "German efficiency" far from catching up. "</text:p>
      <text:p text:style-name="P4">
Nevertheless, the author said: "The good news is that we can learn something from Lithuania. That is: do not commit a similar mistake to Russia in response to China."</text:p>
      <text:p text:style-name="P4">
The article refers to the risk of conflict between the Taiwan Strait: "If the Chinese army really attacks Taiwan, what will happen? Taking our car manufacturer as an example, their 40%of their sales come from the Chinese market. How will our economy cope with this consequence ? Politicians have been talking about the "de -risk" to China, <text:a xlink:type="simple" xlink:href="https://www.dw.com/zh/zh/智库-德国在某些领域严重依赖于中国产品/a-65986796" text:style-name="Internet_20_link" text:visited-style-name="Visited_20_Internet_20_Link">
Daniel Cologne’s German Institute of Economics (IW) recently studied the opposite conclusion of some raw materials, basic chemicals and electronic components -not seeing diverse diverse seeing diverse Signs</text:a>
Essence Lithuania Foreign Minister Langzbris described the scene in his eyes: this is like we are building the next Beixi No. 2. "</text:p>
      <text:p text:style-name="P4">
"<text:a xlink:type="simple" xlink:href="https://www.dw.com/zh/zh/分析立陶宛为何逆行挑战中国/a-60107283" text:style-name="Internet_20_link" text:visited-style-name="Visited_20_Internet_20_Link">
Lithuania not only relys on China as much as we, but even reducing dependence.</text:a>
Since Taiwan has established a representative office in Lithuania in the name of "Taiwan", Lithuania has faced political pressure and economic punishment from China. However, in the face of this non -democratic economic power, Lithuania with a population of only 2.8 million has not shrunk, and this trick finally works. The author pointed out at the end: "Even if this cannot be transplanted to Germany, we can still learn from their experience."</text:p>
      <text:p text:style-name="P4">
<text:span text:style-name="T5">
Inding the content of other media, does not represent the position or view of the Voice of Germany. _ </text:span>
 _ 吧 _</text:p>
      <text:p text:style-name="P4">
News Source: <text:a xlink:type="simple" xlink:href="https://www.dw.com/zh/德语媒体：中国手中的王牌/a-66203199" text:style-name="Internet_20_link" text:visited-style-name="Visited_20_Internet_20_Link">
https://www.dw.com/zh/德语媒体：中国手中的王牌/a-66203199?maca=chi-rss-chi-all-1127-rdf</text:a>
</text:p>
      <!--NEWS-->
      <text:h text:style-name="P10" text:outline-level="1">
<text:span text:style-name="T4">
NATO &amp; Quot; Dongjin Asia Pacific &amp; Quot; Expert: Following the threat of China has become a consensus</text:span>
</text:h>
      <text:p text:style-name="P4">
Author: None</text:p>
      <text:p text:style-name="P4">
Publisher: Radio Free Asia (Organization)</text:p>
      <text:p text:style-name="P4">
Published Time: 2023-07-12T16:28:00-04:00</text:p>
      <text:p text:style-name="P4">
Modified Time: 2023-07-13T07:38:44-04:00</text:p>
      <text:p text:style-name="P4">
Description: None</text:p>
      <text:p text:style-name="P4">
Videos: []</text:p>
      <text:p text:style-name="P4">
Audios: ["<text:a xlink:type="simple" xlink:href="https://www.rfa.org/mandarin/yataibaodao/junshiwaijiao/kw-071120231232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4.098325in" draw:z-index="0">
<draw:image xlink:href="../Images/rfamandarin/2023-07-12T16-28-00-04-00/000000.png" xlink:type="simple" xlink:show="embed" xlink:actuate="onLoad" draw:mime-type="image/png"/>
</draw:frame>
At the NATO Summit just ended, the leaders of the four countries in the Indo -Pacific region (four people from the left) were invited to attend again to deepen their cooperative relations with NATO. <text:a xlink:type="simple" xlink:href="https://www.rfa.org/mandarin/yataibaodao/junshiwaijiao/kw-07112023123200.html/@@images/image" text:style-name="Internet_20_link" text:visited-style-name="Visited_20_Internet_20_Link">
</text:a>
Associated Press picture <text:a xlink:type="simple" xlink:href="https://www.rfa.org/mandarin/yataibaodao/junshiwaijiao/kw-07112023123200.html/@@stream" text:style-name="Internet_20_link" text:visited-style-name="Visited_20_Internet_20_Link">
AUDIO-LINK: https://www.rfa.org/mandarin/yataibaodao/junshiwaijiao/kw -kw -11202323200.html/@stream</text:a>
At the NATO Summit just ended, the leaders of the four countries in the Indo -Pacific region were invited to attend again to deepen their cooperative relations with NATO. At the same time, the summit was named China a "systemic challenge" for NATO. How will this trend of "NATO East Asia Pacific" affect China and the entire region?</text:p>
      <text:p text:style-name="P4">
<text:span text:style-name="T4">
<text:span text:style-name="T5">
 <text:a xlink:type="simple" xlink:href="https://www.rfa.org/mandarin/Xinwen/11-07102023164708.html" text:style-name="Internet_20_link" text:visited-style-name="Visited_20_Internet_20_Link">
NATO Secretary -General issued a warning of China's coercion behavior</text:a>
</text:span>
</text:span>
<text:a xlink:type="simple" xlink:href="https://www.rfa.org/mandarin/yataibaodao/junshiwaijiao/cm-05052023102324.html" text:style-name="Internet_20_link" text:visited-style-name="Visited_20_Internet_20_Link">
<text:span text:style-name="T4">
 Chinese protest of the former senior officials of NATO in NATO: Excessive response </text:span>
</text:a>
The NATO Summit issued a joint communique after the first day of the talks, of which the name of China constituted a "systemic challenge" to the alliance member states. The Chinese Embassy's Mission in the European Union slammed the communiqué and expressed its resolute opposition to NATO's "East Asia Pacific".</text:p>
      <text:p text:style-name="P4">
<text:span text:style-name="T4">
 Experts: countries have clear consensus on China's threats </text:span>
</text:p>
      <text:p text:style-name="P4">
According to the bulletin, the "public ambitions and compulsory policies" of the People's Republic of China challenged NATO's interests, security and values. China has adopted extensive political, economic and military tools to "expand its global influence and projection power", and at the same time "maintain opaque" for its strategy, intention and military construction.</text:p>
      <text:p text:style-name="Quotations">

<text:p text:style-name="P4">
[NATO Summit Bulletin Following the Chinese Nuclear Threat China responds to "Fighting One Rare"] <text:a xlink:type="simple" xlink:href="https://twitter.com/hashtag/%E5%8C%97%E7%BA%A6%E5%B3%B0%E4%BC%9A" text:style-name="Internet_20_link" text:visited-style-name="Visited_20_Internet_20_Link">
 #NATO Summit&gt;
</text:a>
&gt;
 The bulletin pointed out that China is rapidly expanding <text:a xlink:type="simple" xlink:href="https://twitter.com/hashtag/%E6%A0%B8%E6%AD%A6%E5%BA%93" text:style-name="Internet_20_link" text:visited-style-name="Visited_20_Internet_20_Link">
 #Nuclear arsenal&gt;
</text:a>
" &gt;
 The Chinese Ministry of Foreign Affairs responded on the 12th: NATO rendered the Chinese nuclear threat, and it was completely fake. <text:a xlink:type="simple" xlink:href="https://t.co/UdjrrhISBS" text:style-name="Internet_20_link" text:visited-style-name="Visited_20_Internet_20_Link">
pic.twitter.com/udjrrhisbs&gt;
</text:a>
&gt;
&gt;
 - Liberty Asia Radio(@RFA_Chinese)<text:a xlink:type="simple" xlink:href="https://twitter.com/RFA_Chinese/status/1679234418622480384" text:style-name="Internet_20_link" text:visited-style-name="Visited_20_Internet_20_Link">
 July 12, 2023&gt;
 </text:a>
"Of course, we are also worried about China's large -scale military construction, modernization and nuclear force expansion." NATO Secretary -General Jens Stoltenberg told the media on Wednesday.</text:p>

</text:p>
      <text:p text:style-name="P4">
The bulletin mentioned that NATO will maintain its common values and rules -based international order, including freedom of navigation. The communiqué also concerned about the continuous deepening of the strategic partnership between China and Russia and China is rapidly expanding its nuclear arsenal.</text:p>
      <text:p text:style-name="P4">
Weng Luzhong, assistant professor of the Department of Political Department of Sam Houston State University, Texas, told this station: "This communique is very clear about China is a systematic threat, so this part is a clear consensus. But how to face this threat may be Some different opinions. Because we did not see the special name for human rights issues against the Taiwan Strait, or on human rights issues such as Hong Kong, Xinjiang, etc., but consensus already exists. "</text:p>
      <text:p text:style-name="P4">
Weng Luzhong also said that in the past few years, NATO has paid more and more attention to changes in the security situation in the Asia -Pacific region. In the future, NATO countries may give more support to the United States in the United States and China.</text:p>
      <text:p text:style-name="P4">
Weng Luo, assistant professor of the Department of Political Department of Sam Houston State University in the United States, said that in the past few years, NATO has paid more and more attention to changes in the security situation in the Asia -Pacific region. In the future, NATO countries may give more support to the United States in the United States and China. (Reporter Cadi Photography) <text:a xlink:type="simple" xlink:href="https://www.rfa.org/mandarin/yataibaodao/junshiwaijiao/kw-07112023123200.html/kw12.jpg" text:style-name="Internet_20_link" text:visited-style-name="Visited_20_Internet_20_Link">
</text:a>
<text:span text:style-name="T4">
 NATO "</text:span>
 <text:span text:style-name="T4">
 East Expansion Asia Pacific" expert: The more strong China, the more worrying the country, the more worried </text:span>
</text:p>
      <text:p text:style-name="P4">
In response to the NATO Summit's communiqué stated that China's systemic challenges to NATO constituted, spokesperson for the Chinese EU EU criticized the NATO Joint Bulletin "full of cold war thinking and ideological prejudice", and said "resolutely oppose NATO 'eastward Asia Pacific'", any damage, any damage, any damage, any damage. China's legitimate rights and interests will be "resolutely fighting."</text:p>
      <text:p text:style-name="P4">
Very Senior Researcher Thomas Xinjin of the Atlantic Council of the American Think Tank(Thomas Cynkin)Tell this station, "From the perspective of China, they will worry that European countries have expressed their increasing interest in participating in Asian security issues. China is more inclined to exclude them."</text:p>
      <text:p text:style-name="P4">
Xin Jin also pointed out that there are differences between China hope that NATO and the Asia -Pacific allies. At present, the improvement of this cooperation is obviously not what China is welcome, and China is also afraid of being surrounded by neighboring countries.</text:p>
      <text:p text:style-name="P4">
Weng Luzhong pointed out that it was China's aggressive attitude in diplomacy and military, which led to soberness and unity in various countries. "The world's response to China is not completely misunderstanding, but the attitude expressed by China is worried about the world. Not to mention the high degree of competition, the stronger the Chinese side shows, the more worrying everyone will be."</text:p>
      <text:p text:style-name="P4">
<text:span text:style-name="T4">
 Kishida Wenxiong: European and Indo -Pacific regions are inseparable from security </text:span>
Lisa ∙ Kattis(Lisacurtis)It is believed that this shows that the security situation of Europe and Indo -Pacific is increasingly related: "Russia's invasion of Ukraine awaken European countries and realize that it is necessary to maintain a deterrent in the Indo -Pacific region."</text:p>
      <text:p text:style-name="P4">
When Japanese Prime Minister Kishita, when meeting with NATO leaders, reminded the European Union to pay attention to the activities of China and Russia while working hard to deal with the situation of Russia and Ukraine, and pose a threat to global security.</text:p>
      <text:p text:style-name="P4">
Kishida Wenxiong said: "Under the current severe international security environment, the security of Europe and Indo -Pacific regions is inseparable. Japan and NATO have agreed that no matter where the world is in the world, the behavior of trying to change the status quo by force unilaterally will not be tolerated. He also emphasized that Japan and NATO have common basic values and strategic interests, and they are further deepening each other.</text:p>
      <text:p text:style-name="P4">
At this summit, Japan and NATO reached a new cooperation agreement, that is, the "The Individual Tailored_Partnership_program (<text:span text:style-name="T5">
itpp</text:span>
). This raises the original "individual partner cooperation plan" to a new height. Kishita Wension, welcomes the new agreement and looks forward to further strengthening cooperation in new areas such as network security, emerging and disruptive technologies.</text:p>
      <text:p text:style-name="P4">
However, according to the sources quoted by the Nikkei Asia, in the final round of negotiations of the summit, NATO member states deleted the content of "NATO will continue to discuss with Japan to set up offices in Tokyo." Previously, it was reported that France opposed NATO's office in Japan.</text:p>
      <text:p text:style-name="P4">
When Japanese Prime Minister Kishita, when meeting with NATO leaders, reminded the European Union to pay attention to the activities of China and Russia while working hard to deal with the situation of Russia and Ukraine, and pose a threat to global security. (Associated Press picture) <text:a xlink:type="simple" xlink:href="https://www.rfa.org/mandarin/yataibaodao/junshiwaijiao/kw-07112023123200.html/ap23193223052160.jpg" text:style-name="Internet_20_link" text:visited-style-name="Visited_20_Internet_20_Link">
</text:a>
Scholars Kattis pointed out that Japan has continued to strengthen security cooperation with Europe in the past two years, including jointly developing the sixth -generation fighter with Italy and the United Kingdom, and signed the "Mutual Entrusting Agreement" with Britain. At the same time, Japan is also worried about the joint cruise of the Chinese and Russian troops. She said: "This kind of cooperation between China and Russia prompts Japan to seek more cooperation with India -Pacific countries. This also allows us to see the connection between European security and Indo -Pacific security again. This also tells China that the close relationship with Russia is a price. of."</text:p>
      <text:p text:style-name="P4">
<text:span text:style-name="T4">
 South Korea strengthens cooperation with NATO military information and network security </text:span>
</text:p>
      <text:p text:style-name="P4">
South Korean President Yin Xiyue said when he arrived at the summit on Tuesday that he hoped to strengthen cooperation with NATO in the field of military information and network security. He also said: "In the future, I believe that the security of cross -Atlantic and Indo -Pacific regions is an indispensable part of global security. This is why we need to work closely with partners in India -Pacific regions including South Korea, Japan, Australia and New Zealand. s reason."</text:p>
      <text:p text:style-name="P4">
NATO Secretary -General Stoltenberg said: "We attach importance to your partnership, because security is not regional, but global. What happened in the Indo -Pacific region is important to Europe, and what happened in Europe is also right. The Indo -Pacific area is important. "</text:p>
      <text:p text:style-name="P4">
Yin Xiyue has been promoting South Korea and Europe and other American allies to strengthen security cooperation to curb North Korea's nuclear weapons and missile threats and respond to tensions with China. South Korea set up a representative office in NATO last November.</text:p>
      <text:p text:style-name="P4">
During this NATO summit, Yin Xiyue held bilateral talks with many Eurasian leaders and signed a "individual targeted partnership plan" with NATO to strengthen bilateral cooperation in 11 fields such as nuclear diffusion and network security. Essence</text:p>
      <text:p text:style-name="P4">
Curtis pointed out that South Korea is more proactive in diplomacy under the leadership of Yin Xiyue, including closer cooperation with Europe. South Korea also wants to be a "global central country"(Global Pivotal State)It is more influential outside the Indo -Pacific area.</text:p>
      <text:p text:style-name="P4">
South Korean President Yin Xiyue (right) said when he arrived at the summit that he hoped to strengthen cooperation with NATO in the field of military information and network security. (Associated Press picture) <text:a xlink:type="simple" xlink:href="https://www.rfa.org/mandarin/yataibaodao/junshiwaijiao/kw-07112023123200.html/ap23193237608852.jpg" text:style-name="Internet_20_link" text:visited-style-name="Visited_20_Internet_20_Link">
</text:a>
<text:span text:style-name="T4">
 Expert: How to implement the summit is more important </text:span>
</text:p>
      <text:p text:style-name="P4">
Although the NATO Summit ’s communiqué expresses its willingness to unite and respond to China's threat, Weng Luzhong believes that at present, its symbolic significance is greater than substantial significance. "How to implement it must be followed. For example, whether NATO has to set up an office in Japan; whether these countries are willing to have a closer connection with Japan, South Korea, and even Australia and India on security issues. The power will be higher. "</text:p>
      <text:p text:style-name="P4">
Weng Luzhong predicts that Beijing will adopt consistently differentiation methods for NATO allies, Japan and South Korea and other countries in the future, so it is important to maintain unity in these countries.</text:p>
      <text:p text:style-name="P4">
Curtis also believes that there are different opinions in NATO's internal focus on the new focus of China and India. "But it can be foreseeable that China will continue to become part of NATO discussion. Considering Russia's invasion of Ukraine, as long as China and Russia continue to enhance the connection This will make people even more doubt about the purpose of China. "</text:p>
      <text:p text:style-name="P4">
Reporter: Cydi Responsible Editor: Shen Ye.com Editor: Hong Wei</text:p>
      <text:p text:style-name="P4">
News Source: <text:a xlink:type="simple" xlink:href="https://www.rfa.org/mandarin/yataibaodao/junshiwaijiao/kw-07112023123200.html" text:style-name="Internet_20_link" text:visited-style-name="Visited_20_Internet_20_Link">
https://www.rfa.org/mandarin/yataibaodao/junshiwaijiao/kw-07112023123200.html</text:a>
</text:p>
      <!--NEWS-->
      <text:h text:style-name="P10" text:outline-level="1">
<text:span text:style-name="T4">
Perverted pepper: Cross &amp; quot; nine sections &amp; quot;</text:span>
</text:h>
      <text:p text:style-name="P4">
Author: None</text:p>
      <text:p text:style-name="P4">
Publisher: Radio Free Asia (Organization)</text:p>
      <text:p text:style-name="P4">
Published Time: 2023-07-12T19:12:00-04:00</text:p>
      <text:p text:style-name="P4">
Modified Time: 2023-07-12T19:13: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88615in" draw:z-index="0">
<draw:image xlink:href="../Images/rfamandarin/2023-07-12T19-12-00-04-00/000000.png" xlink:type="simple" xlink:show="embed" xlink:actuate="onLoad" draw:mime-type="image/png"/>
</draw:frame>
 <text:a xlink:type="simple" xlink:href="https://www.rfa.org/mandarin/biantailajiaomanhua/pepper-07122023184913.html/@@images/image" text:style-name="Internet_20_link" text:visited-style-name="Visited_20_Internet_20_Link">
</text:a>
Radio of Liberty Asia</text:p>
      <text:p text:style-name="P4">
Vietnamese netizens believe that in the new film "Barbie" in the United States Warner Brothers, China has claimed to have sovereignty in the South China Sea. The film is banned by Vietnam. This decision by the Vietnamese government confused Warner. The company said the map that caused the movie to remove the movie is the "children's crayons" that track the Barbie journey, which does not have political information.</text:p>
      <text:p text:style-name="P4">
News Source: <text:a xlink:type="simple" xlink:href="https://www.rfa.org/mandarin/biantailajiaomanhua/pepper-07122023184913.html" text:style-name="Internet_20_link" text:visited-style-name="Visited_20_Internet_20_Link">
https://www.rfa.org/mandarin/biantailajiaomanhua/pepper-07122023184913.html</text:a>
</text:p>
      <!--NEWS-->
      <text:h text:style-name="P10" text:outline-level="1">
<text:span text:style-name="T4">
SEC through the change versions of the currency market fund rules (Free Version)</text:span>
</text:h>
      <text:p text:style-name="P4">
Author: Paul Kiernan</text:p>
      <text:p text:style-name="P4">
Publisher: 华尔街日报中文网</text:p>
      <text:p text:style-name="P4">
Published Time: 2023-07-12T23:20:00.000Z</text:p>
      <text:p text:style-name="P4">
Modified Time: 2023-07-12T23:20:00.000Z</text:p>
      <text:p text:style-name="P4">
Created Time: 2023-07-12T22:12:00.000Z</text:p>
      <text:p text:style-name="P4">
Description: For the third time in the United States regulatory agency, the third time in 15 years has modified the rules of currency market funds to prevent these funds from being rescued during financial turbulence. Investors have invested a lot of funds to these funds this year.</text:p>
      <text:p text:style-name="P4">
Images: []</text:p>
      <text:p text:style-name="P4">
Categories: ['金融市场']</text:p>
      <text:p text:style-name="P4">
Keywords: SYND</text:p>
      <text:p text:style-name="P4">
Type: Article</text:p>
      <!--METADATA-->
      <text:p text:style-name="P4">
U.S. regulatory agencies have used the rules of currency market funds for the third time to prevent these funds from preventing these funds from getting in financial turbulence. <text:a xlink:type="simple" xlink:href="https://cn.wsj.com/articles/CN-BGH-20200319074845" text:style-name="Internet_20_link" text:visited-style-name="Visited_20_Internet_20_Link">
Requires</text:a>
Investors have invested a lot of funds to these funds this year.</text:p>
      <text:p text:style-name="P4">
News Source: <text:a xlink:type="simple" xlink:href="https://cn.wsj.com/articles/sec%E9%80%9A%E8%BF%87%E5%AF%B9%E8%B4%A7%E5%B8%81%E5%B8%82%E5%9C%BA%E5%9F%BA%E9%87%91%E8%A7%84%E5%88%99%E7%9A%84%E5%8F%98%E6%9B%B4-68c04985" text:style-name="Internet_20_link" text:visited-style-name="Visited_20_Internet_20_Link">
https://cn.wsj.com/articles/sec%E9%80%9A%E8%BF%87%E5%AF%B9%E8%B4%A7%E5%B8%81%E5%B8%82%E5%9C%BA%E5%9F%BA%E9%87%91%E8%A7%84%E5%88%99%E7%9A%84%E5%8F%98%E6%9B%B4-68c04985</text:a>
</text:p>
      <!--NEWS-->
      <text:h text:style-name="P10" text:outline-level="1">
<text:span text:style-name="T4">
Microsoft explores the reorganization of Dynamic Blizzard acquisition transactions and strives for British approval (Free Version)</text:span>
</text:h>
      <text:p text:style-name="P4">
Authors: ['克里斯蒂娜•克里德尔', '凯特•贝欧蕾']</text:p>
      <text:p text:style-name="P4">
Publisher: 英国《金融时报》</text:p>
      <text:p text:style-name="P4">
Time: 2023-07-12T23:23:27+00:00</text:p>
      <text:p text:style-name="P4">
Published Time: 2023-07-12T12:00:99+08:00</text:p>
      <text:p text:style-name="P4">
Modified Time: 2023-07-12T19:21:99+08:00</text:p>
      <text:p text:style-name="P4">
Description: The British Competition and Market Administration, which had previously prevented the initial transaction, confirmed that reorganization transactions could lead to new antitrust investigations. This means that the transaction is expected to be resurrected.</text:p>
      <text:p text:style-name="P4">
Images: ["<text:a xlink:type="simple" xlink:href="https://thumbor.ftacademy.cn/unsafe/picture/8/000179118_piclink.jpg" text:style-name="Internet_20_link" text:visited-style-name="Visited_20_Internet_20_Link">
000179118_pic...</text:a>
"]</text:p>
      <text:p text:style-name="P4">
Themes: ['微软', '关注']</text:p>
      <text:p text:style-name="P4">
Keywords: ['微软', '并购', '普华永道']</text:p>
      <text:p text:style-name="P4">
Type: Article</text:p>
      <!--METADATA-->
      <text:p text:style-name="P4">
<draw:frame draw:style-name="fr1" draw:name="Image44" text:anchor-type="as-char" svg:width="6.9236in" svg:height="3.894525in" draw:z-index="0">
<draw:image xlink:href="../Images/FT Chinese Free Version/2023-07-12T23-23-27-00-00/000179118_piclink.jpg" xlink:type="simple" xlink:show="embed" xlink:actuate="onLoad" draw:mime-type="image/jpeg"/>
</draw:frame>
Earlier this year, the regulatory agency that prevented the initial transaction said that Microsoft said that Microsoft(Microsoft)Harbin Visual Blizzard(Activision)It is exploring the US $ 75 billion in marriage, which may lead to a new antitrust investigation by Britain.</text:p>
      <text:p text:style-name="P4">
British Competition and Market Administration(CMA)On Wednesday, the only way to return to the negotiating table was to design a new agreement from scratch.</text:p>
      <text:p text:style-name="P4">
News Source: <text:a xlink:type="simple" xlink:href="http://www.ftchinese.com/story/001100229" text:style-name="Internet_20_link" text:visited-style-name="Visited_20_Internet_20_Link">
http://www.ftchinese.com/story/001100229</text:a>
</text:p>
      <!--NEWS-->
      <text:h text:style-name="P10" text:outline-level="1">
<text:span text:style-name="T4">
Climate change affects more than half of the world's color change color changes</text:span>
</text:h>
      <text:p text:style-name="P4">
Publisher: 法新社</text:p>
      <text:p text:style-name="P4">
Published Time: 2023-07-13T-11:32:08+00:00</text:p>
      <text:p text:style-name="P4">
Modified Time: 2023-07-13T09:20:03+00:00</text:p>
      <text:p text:style-name="P4">
Description: (Agence France -Presse, Paris, 12th) The latest research on the release pointed out that in the past 20 years, the colors of the earth's marine area have changed. The closer to the tropical areas, the color of the marine color has become greener. Researchers said this shows the impact of climate change on the world marine ecolog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7-13T-11-32-08-00-00/000000.png" xlink:type="simple" xlink:show="embed" xlink:actuate="onLoad" draw:mime-type="image/png"/>
</draw:frame>
Scientists said that more than half of the world's ocean detected color changes, and this scope was larger than the global land area.</text:p>
      <text:p text:style-name="P4">
The study was published in the scientific journal "Nature". Research authors believe that this is the result of changes in the ecosystem, especially small plankton. They are the center of the Marine Food Network and play a key role in stabilizing the atmosphere.</text:p>
      <text:p text:style-name="P4">
B.B.Cael, the first author of the paper and the British National Oceanography Center, told AFP: "The reason why we care about these colors is because the color reflects the state of the ecosystem, so the color changes are changed. It means changes in the ecosystem. "</text:p>
      <text:p text:style-name="P4">
Observing the color of the ocean from space can outline the situation in the upper water area.</text:p>
      <text:p text:style-name="P4">
If the ocean is dark blue, it means that there are very few creatures in the water; if the seawater is green, there may be more biological activities, especially the floating plants that can be used for photosynthesis. They contain chlorophyll like plants.</text:p>
      <text:p text:style-name="P4">
These floating plants produce a large amount of oxygen, which is an important part of the global carbon cycle and the basis of the Marine Food Network.</text:p>
      <text:p text:style-name="P4">
Although researchers said that more research is needed to find out what these colors change may mean, but climate change is likely to be the reason.</text:p>
      <text:p text:style-name="P4">
News Source: <text:a xlink:type="simple" xlink:href="https://www.rfi.fr/cn/%E7%A7%91%E5%AD%A6%E6%96%B0%E7%9F%A5/20230713-%E6%B0%94%E5%80%99%E5%8F%98%E8%BF%81%E5%BD%B1%E5%93%8D-%E5%85%A8%E7%90%83%E9%80%BE%E5%8D%8A%E5%A4%A7%E6%B5%B7%E5%8F%98%E8%89%B2" text:style-name="Internet_20_link" text:visited-style-name="Visited_20_Internet_20_Link">
https://www.rfi.fr/cn/%E7%A7%91%E5%AD%A6%E6%96%B0%E7%9F%A5/20230713-%E6%B0%94%E5%80%99%E5%8F%98%E8%BF%81%E5%BD%B1%E5%93%8D-%E5%85%A8%E7%90%83%E9%80%BE%E5%8D%8A%E5%A4%A7%E6%B5%B7%E5%8F%98%E8%89%B2</text:a>
</text:p>
      <!--NEWS-->
      <text:h text:style-name="P10" text:outline-level="1">
<text:span text:style-name="T4">
United Nations: African -American women generally encounter medical discrimination against the United States the most serious</text:span>
</text:h>
      <text:p text:style-name="P4">
Publisher: 法新社</text:p>
      <text:p text:style-name="P4">
Published Time: 2023-07-13T-16:32:07+00:00</text:p>
      <text:p text:style-name="P4">
Modified Time: 2023-07-13T08:05:01+00:00</text:p>
      <text:p text:style-name="P4">
Description: (Agence France -Presse, New York, New York headquarters 12th) The United Nations warned today that African -American women were treated improperly in the entire Americas because of "systemic racism", resulting in high mortality during childbirth, and the related issues in the United States were particularly seriou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7-13T-16-32-07-00-00/000000.png" xlink:type="simple" xlink:show="embed" xlink:actuate="onLoad" draw:mime-type="image/png"/>
</draw:frame>
This type of discrimination has both words and limbs, including refusing to provide high -quality care, compulsory medical procedures that have not been consent, refusal to open painkillers and privacy violations. The ingrained discrimination helps to help the elderly in the illness, and eventually the patient suffers.</text:p>
      <text:p text:style-name="P4">
According to the UN Population Fund (UNFPA), a study report on the American Nine -State State 9 countries shows that whether it is from the absolute value or the local African -American or non -indigenous women, the pregnancy and maternal mortality rate of African -American women is "high. It's amazing. "</text:p>
      <text:p text:style-name="P4">
This study uses data from Brazil, Colombia, Costa, Cuba, Panama, Sulin, Qiaolida and the Republic of Tobago, the United States and Uruguay.</text:p>
      <text:p text:style-name="P4">
The report also pointed out that "structural racism and gender discrimination are obvious in the health differences between pregnancy and mothers, and it is true in different income levels, countries and regions."</text:p>
      <text:p text:style-name="P4">
This problem is particularly obvious in the United States. African -American women die within 6 weeks during or after childbirth, which is three times that of white women.</text:p>
      <text:p text:style-name="P4">
In Sulin in South America, the chance of dying in the process of childbirth in African -American women is 2.5 times that of white women, and Brazil and Colombia are 1.6 times.</text:p>
      <text:p text:style-name="P4">
The high mortality rate of African pregnant women in the Americas is often blamed on "individuals failed to seek timely factors such as treatment, bad lifestyle or genetic constitution." The systemic and accumulated racist hazards in the field of health.</text:p>
      <text:p text:style-name="P4">
Natalia Kanem, executive director of the United Nations Population Fund, said: "The disaster of racism still plagues African -American women in the Americas, and many of them are descendants of slavery victims."</text:p>
      <text:p text:style-name="P4">
She went on to say: "During the childbirth, African -American and girls were extremely common when they encountered improper diagnosis and treatment. Their demand was not valued, and the family was destroyed due to unnecessary death of the maternal maternal."</text:p>
      <text:p text:style-name="P4">
News Source: <text:a xlink:type="simple" xlink:href="https://www.rfi.fr/cn/%E7%BC%A4%E7%BA%B7%E4%B8%96%E7%95%8C/20230713-%E8%81%94%E5%90%88%E5%9B%BD-%E7%BE%8E%E6%B4%B2%E9%9D%9E%E8%A3%94%E5%A5%B3%E6%80%A7%E6%99%AE%E9%81%8D%E9%81%87%E5%8C%BB%E7%96%97%E6%AD%A7%E8%A7%86-%E7%BE%8E%E5%9B%BD%E6%9C%80%E4%B8%A5%E9%87%8D" text:style-name="Internet_20_link" text:visited-style-name="Visited_20_Internet_20_Link">
https://www.rfi.fr/cn/%E7%BC%A4%E7%BA%B7%E4%B8%96%E7%95%8C/20230713-%E8%81%94%E5%90%88%E5%9B%BD-%E7%BE%8E%E6%B4%B2%E9%9D%9E%E8%A3%94%E5%A5%B3%E6%80%A7%E6%99%AE%E9%81%8D%E9%81%87%E5%8C%BB%E7%96%97%E6%AD%A7%E8%A7%86-%E7%BE%8E%E5%9B%BD%E6%9C%80%E4%B8%A5%E9%87%8D</text:a>
</text:p>
      <!--NEWS-->
      <text:h text:style-name="P10" text:outline-level="1">
<text:span text:style-name="T4">
The presidential election of the Guo Guo adds a variable another party, Arebalo's party was suspended by the court</text:span>
</text:h>
      <text:p text:style-name="P4">
Publisher: 法新社</text:p>
      <text:p text:style-name="P4">
Published Time: 2023-07-13T-20:32:08+00:00</text:p>
      <text:p text:style-name="P4">
Modified Time: 2023-07-13T07:05:02+00:00</text:p>
      <text:p text:style-name="P4">
Description: (French Xinhe Gourd Malan City, 12th) The Supreme Election Court of Guati Mara today strives to end the series of legal disturbances after the first round of presidential elections to pave the way for the next month's decision; Bernardo (Bernardo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7-13T-20-32-08-00-00/000000.png" xlink:type="simple" xlink:show="embed" xlink:actuate="onLoad" draw:mime-type="image/png"/>
</draw:frame>
Former first lady SandratorRes Toris won 15.86%in the first round of voting, and Arrabaro received 11.77%votes. two.</text:p>
      <text:p text:style-name="P4">
Toris and Arebalo are also sisters of social democratic parties. The two strive to lead the poverty, corruption, and gang violently troubled.</text:p>
      <text:p text:style-name="P4">
This means that no matter who is elected, Guaremala will have the first left president for more than 10 years.</text:p>
      <text:p text:style-name="P4">
News Source: <text:a xlink:type="simple" xlink:href="https://www.rfi.fr/cn/%E5%9B%BD%E9%99%85%E6%8A%A5%E9%81%93/20230713-%E7%93%9C%E5%9B%BD%E6%80%BB%E7%BB%9F%E5%A4%A7%E9%80%89%E5%86%8D%E6%B7%BB%E5%8F%98%E6%95%B0-%E9%98%BF%E9%9B%B7%E5%B7%B4%E6%B4%9B%E6%89%80%E5%B1%9E%E6%94%BF%E5%85%9A%E9%81%AD%E6%B3%95%E9%99%A2%E5%81%9C%E6%9D%83" text:style-name="Internet_20_link" text:visited-style-name="Visited_20_Internet_20_Link">
https://www.rfi.fr/cn/%E5%9B%BD%E9%99%85%E6%8A%A5%E9%81%93/20230713-%E7%93%9C%E5%9B%BD%E6%80%BB%E7%BB%9F%E5%A4%A7%E9%80%89%E5%86%8D%E6%B7%BB%E5%8F%98%E6%95%B0-%E9%98%BF%E9%9B%B7%E5%B7%B4%E6%B4%9B%E6%89%80%E5%B1%9E%E6%94%BF%E5%85%9A%E9%81%AD%E6%B3%95%E9%99%A2%E5%81%9C%E6%9D%83</text:a>
</text:p>
      <!--NEWS-->
      <text:h text:style-name="P10" text:outline-level="1">
<text:span text:style-name="T4">
Indian Prime Minister Modi's visit to France will be the focus</text:span>
</text:h>
      <text:p text:style-name="P4">
Publisher: 法新社</text:p>
      <text:p text:style-name="P4">
Published Time: 2023-07-13T-6:32:06+00:00</text:p>
      <text:p text:style-name="P4">
Modified Time: 2023-07-13T10:20:04+00:00</text:p>
      <text:p text:style-name="P4">
Description: (Agence France -Presse, Paris, 13th) Indian Prime Minister Narendra Modi will start to visit France for two days today. He will attend the Bastille ... Bastille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7-13T-6-32-06-00-00/000000.png" xlink:type="simple" xlink:show="embed" xlink:actuate="onLoad" draw:mime-type="image/png"/>
</draw:frame>
Before Modi presented this morning, he described French President Emmanuel Macron as a "friend". The two will discuss how to continue to deepen partnership in the next 25 years.</text:p>
      <text:p text:style-name="P4">
Modi will visit France from the 13th to 14th. This is his sixth visit to France. He met Mark Hong for the first time in 2017. The last time was the seven major industrial groups (G7) held in Hiroshima, Japan in May this year (G7) At the summit.</text:p>
      <text:p text:style-name="P4">
Modi will also meet with French Prime Minister Elisabeth Borne, Senate Speaker Gerard Larcher, National Assembly Chairman Yaelbraun-Pivet, business leaders and Indian diasporas, and Markho Chairman of the delegation level meeting.</text:p>
      <text:p text:style-name="P4">
News Source: <text:a xlink:type="simple" xlink:href="https://www.rfi.fr/cn/%E5%9B%BD%E9%99%85%E6%8A%A5%E9%81%93/20230713-%E5%8D%B0%E5%BA%A6%E6%80%BB%E7%90%86%E8%8E%AB%E8%BF%AA%E5%87%BA%E8%AE%BF%E6%B3%95%E5%9B%BD-%E6%88%98%E7%95%A5%E5%85%B3%E7%B3%BB%E5%B0%86%E6%88%90%E7%84%A6%E7%82%B9" text:style-name="Internet_20_link" text:visited-style-name="Visited_20_Internet_20_Link">
https://www.rfi.fr/cn/%E5%9B%BD%E9%99%85%E6%8A%A5%E9%81%93/20230713-%E5%8D%B0%E5%BA%A6%E6%80%BB%E7%90%86%E8%8E%AB%E8%BF%AA%E5%87%BA%E8%AE%BF%E6%B3%95%E5%9B%BD-%E6%88%98%E7%95%A5%E5%85%B3%E7%B3%BB%E5%B0%86%E6%88%90%E7%84%A6%E7%82%B9</text:a>
</text:p>
      <!--NEWS-->
      <text:h text:style-name="P10" text:outline-level="1">
<text:span text:style-name="T4">
If you want to be good after retirement, you have to understand these three points early</text:span>
</text:h>
      <text:p text:style-name="P4">
Author: Veronica Dagher / Anne Tergesen</text:p>
      <text:p text:style-name="P4">
Publisher: 华尔街日报中文网</text:p>
      <text:p text:style-name="P4">
Published Time: 2023-07-13T00:40:00.000Z</text:p>
      <text:p text:style-name="P4">
Modified Time: 2023-07-13T00:40:00.000Z</text:p>
      <text:p text:style-name="P4">
Created Time: 2023-07-12T23:03:00.000Z</text:p>
      <text:p text:style-name="P4">
Description: Retired people shared their biggest regret and lesson.</text:p>
      <text:p text:style-name="P4">
Images: []</text:p>
      <text:p text:style-name="P4">
Categories: ['金融市场']</text:p>
      <text:p text:style-name="P4">
Keywords: SYND,LINK:EN|WP-WSJ-0000982125</text:p>
      <text:p text:style-name="P4">
Type: Article</text:p>
      <!--METADATA-->
      <text:p text:style-name="P4">
Every day, thousands of Americans retire when they are insufficient, and they lack cash, friendship and plans.</text:p>
      <text:p text:style-name="P4">
News Source: <text:a xlink:type="simple" xlink:href="https://cn.wsj.com/articles/%E6%83%B3%E9%80%80%E4%BC%91%E5%90%8E%E8%BF%87%E5%BE%97%E5%A5%BD-%E4%BD%A0%E5%BE%97%E6%8F%90%E6%97%A9%E4%BA%86%E8%A7%A3%E8%BF%99%E4%B8%89%E7%82%B9-1274cdf3" text:style-name="Internet_20_link" text:visited-style-name="Visited_20_Internet_20_Link">
https://cn.wsj.com/articles/%E6%83%B3%E9%80%80%E4%BC%91%E5%90%8E%E8%BF%87%E5%BE%97%E5%A5%BD-%E4%BD%A0%E5%BE%97%E6%8F%90%E6%97%A9%E4%BA%86%E8%A7%A3%E8%BF%99%E4%B8%89%E7%82%B9-1274cdf3</text:a>
</text:p>
      <!--NEWS-->
      <text:h text:style-name="P10" text:outline-level="1">
<text:span text:style-name="T4">
Erdogan provides the scope of the Ukraine restricted cluster bomb with mediation and the Kremlin and promises to upgrade in the southern front.</text:span>
</text:h>
      <text:p text:style-name="P4">
Author: 半岛电视台＋通讯社</text:p>
      <text:p text:style-name="P4">
Publisher: Al Jazeera</text:p>
      <text:p text:style-name="P4">
Published Time: 2023-07-13T01:23:51</text:p>
      <text:p text:style-name="P4">
Modified Time: 2023-07-13T01:23:51</text:p>
      <text:p text:style-name="P4">
Description: Ukraine announced that it was intended to upgrade the southern front and clarified the geographical range of using a bundle bomb obtained from the United States. At the same time, the Kremlin Palace issued a statement on Turkish President Erdogan on the war between the two parties to mediate between the two parties. Comments.</text:p>
      <text:p text:style-name="P4">
Images: ["<text:a xlink:type="simple" xlink:href="https://chinese.aljazeera.net/wp-content/uploads/2023/07/image-153-1689211185.jpg" text:style-name="Internet_20_link" text:visited-style-name="Visited_20_Internet_20_Link">
image-153-168...</text:a>
", "<text:a xlink:type="simple" xlink:href="https://chinese.aljazeera.net/wp-content/uploads/2023/07/image-1689210965.jpg" text:style-name="Internet_20_link" text:visited-style-name="Visited_20_Internet_20_Link">
image-1689210...</text:a>
", "<text:a xlink:type="simple" xlink:href="https://chinese.aljazeera.net/wp-content/uploads/2023/07/image-1-1689211074.jpg" text:style-name="Internet_20_link" text:visited-style-name="Visited_20_Internet_20_Link">
image-1-16892...</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49" text:anchor-type="as-char" svg:width="6.9236in" svg:height="3.886021in" draw:z-index="0">
<draw:image xlink:href="../Images/Aljazeera Chinese/2023-07-13T01-23-51/image-153-1689211185.jpg" xlink:type="simple" xlink:show="embed" xlink:actuate="onLoad" draw:mime-type="image/jpeg"/>
</draw:frame>
During the Russian and Ukraine War(news agency)Ukraine announced on the 12th that it was planned to upgrade the southern front and clarify the geographical range of using a bundle bomb obtained from the United States. The statement published a comment.</text:p>
      <text:p text:style-name="P4">
Ukrainian President Zelei emphasized that the country needs a bundle weapon made in the United States for self -defense, and reiterates that the use of these weapons will be limited to "the scope of territory occupied by Russia."</text:p>
      <text:p text:style-name="P4">
Before Zesski issued the above statement, the United States provided ammunition to Ukraine with a wide range of controversy. This means that the Ukrainian army will not be allowed to throw these bombs in Russia.</text:p>
      <text:p text:style-name="P4">
However, the Kremlin said that the providing cluster ammunition to Ukraine changed the situation and would force Russia to take countermeasures.</text:p>
      <text:h text:style-name="P13" text:outline-level="4">
<text:span text:style-name="T4">
missile and airplane</text:span>
</text:h>
      <text:p text:style-name="P4">
At the same time, US National Security Consultant Jack Sharvin said that US President Biden will discuss with Ukraine President Zessaki to discuss the supply of long -range missiles to Ukraine and will continue to study the matter.</text:p>
      <text:p text:style-name="P4">
According to the Ukrainian Minister of Defense, he is contacting Ukraine with ATACMS missiles with a range of 300 kilometers to Ukraine.</text:p>
      <text:p text:style-name="P4">
The New York Times quoted U.S. officials as saying that the Bayeng government was agreed to provide internal discussions with Ukraine with a limited number of ground -to -ground remote missiles.</text:p>
      <text:p text:style-name="P4">
<draw:frame draw:style-name="fr1" draw:name="Image50" text:anchor-type="as-char" svg:width="6.9236in" svg:height="3.894525in" draw:z-index="0">
<draw:image xlink:href="../Images/Aljazeera Chinese/2023-07-13T01-23-51/image-1689210965.jpg" xlink:type="simple" xlink:show="embed" xlink:actuate="onLoad" draw:mime-type="image/jpeg"/>
</draw:frame>
During the Russian and Ukraine War(news agency)</text:p>
      <text:h text:style-name="P13" text:outline-level="4">
<text:span text:style-name="T4">
training and upgrade</text:span>
</text:h>
      <text:p text:style-name="P4">
On the issue of training Ukraine pilots to operate the US-made F-16 fighter, Shalvin said that such training takes some time. After that, these fighters are likely to transfer from European countries to Ukraine.</text:p>
      <text:p text:style-name="P4">
In terms of on the spot, the Ukrainian military said that it will upgrade military operations against the Russian army in the southern front to alleviate the pressure on its troops on multiple fronts in the eastern region.</text:p>
      <text:p text:style-name="P4">
A reporter of the Peninsula TV monitored the Ukrainian army trend on the front line of the Afdeka South Afdeka.</text:p>
      <text:p text:style-name="P4">
The Deputy Minister of the Ministry of Defense of Ukraine said, "Our troops have prevented the Russian army from advancing the direction of the Russian army in the direction of Curbisk, Lehman, Afdeka and Malinsk."</text:p>
      <text:p text:style-name="P4">
She also added that the Ukrainian army made progress in the southern line around Bachomut, "and" and continued to attack Melitopol and Buerjiangsk. "</text:p>
      <text:h text:style-name="P13" text:outline-level="4">
<text:span text:style-name="T4">
is willing to provide mediation</text:span>
</text:h>
      <text:p text:style-name="P4">
In terms of politics, Turkish President Erdogan announced that if he receives the request, Turkey is willing to play a mediation role between Russia and Ukraine.</text:p>
      <text:p text:style-name="P4">
Erdogan issued the above remarks at the press conference at the end of the NATO (North Atlantic Treaty Organization) at the end of the leadership summit. The summit lasted for two days in Vernis, the capital of Lithuania.</text:p>
      <text:p text:style-name="P4">
Erdogan said, "If both Russia and Ukraine are willing to let us be the mediation person, then we will be happy to mediate."</text:p>
      <text:p text:style-name="P4">
Erdogan reiterated that "there is no winner in the war, there is no loser in peace, Turkey hopes to restore the peace of the area again."</text:p>
      <text:p text:style-name="P4">
Erdogan pointed out that he is one of the few leaders who can talk to both Russia and Ukraine at the same time.</text:p>
      <text:p text:style-name="P4">
In this context, Erdogan said that after the initial anger response, Russia has now changed its position in the release of the former commander of the Mali Ukobul Ukraine.</text:p>
      <text:p text:style-name="P4">
Erdogan pointed out at a press conference held by Vernis that "Russia initially made some remarks at first, but when they later learned about some situations, the situation has become positive."</text:p>
      <text:p text:style-name="P4">
On the other hand, the Russian Tas Society quoted the Kremlin spokesperson on the 12th that Russian President Putin did not currently have a plan to talk to Turkish President Erdogan.</text:p>
      <text:p text:style-name="P4">
Earlier, the President of Turkish stated that he was willing to mediate between Kiev and Moscow, and said he had the ability to talk to both parties.</text:p>
      <text:p text:style-name="P4">
<draw:frame draw:style-name="fr1" draw:name="Image51" text:anchor-type="as-char" svg:width="6.9236in" svg:height="3.894525in" draw:z-index="0">
<draw:image xlink:href="../Images/Aljazeera Chinese/2023-07-13T01-23-51/image-1-1689211074.jpg" xlink:type="simple" xlink:show="embed" xlink:actuate="onLoad" draw:mime-type="image/jpeg"/>
</draw:frame>
During the Russian and Ukraine War(news agency)</text:p>
      <text:h text:style-name="P13" text:outline-level="4">
<text:span text:style-name="T4">
humanitarian situation</text:span>
</text:h>
      <text:p text:style-name="P4">
At the humanitarian level, the UN senior commissioner of Human Rights Walker Turke urged Russia to respect the humanitarian law.</text:p>
      <text:p text:style-name="P4">
The commissioner briefly introduced a report published two weeks ago, and evidence of arbitrarily detained, torture and sexual violence on Ukrainian civilians was arbitrarily detained.</text:p>
      <text:p text:style-name="P4">
The United Nations Human Rights Supervisor in Ukraine stated that it recorded that more than 900 civilians have been detained since the start of the Russian military operations on February 24, 2022 to May 23 this year, of which 77 were decided.</text:p>
      <text:p text:style-name="P4">
Russia's Permanent United Nations delegation in Geneva did not comment immediately, but Russia denied that he had committed atrocities or intentionally targeted civilians.</text:p>
      <text:p text:style-name="P4">
News Source: <text:a xlink:type="simple" xlink:href="https://chinese.aljazeera.net/news/war-in-ukraine/2023/7/13/%e5%9f%83%e5%b0%94%e5%a4%9a%e5%ae%89%e6%8f%90%e4%be%9b%e8%b0%83%e8%a7%a3%e4%b8%8e%e5%85%8b%e9%87%8c%e5%a7%86%e6%9e%97%e5%ae%ab%e7%9a%84%e8%af%84%e8%ae%ba" text:style-name="Internet_20_link" text:visited-style-name="Visited_20_Internet_20_Link">
https://chinese.aljazeera.net/news/war-in-ukraine/2023/7/13/%e5%9f%83%e5%b0%94%e5%a4%9a%e5%ae%89%e6%8f%90%e4%be%9b%e8%b0%83%e8%a7%a3%e4%b8%8e%e5%85%8b%e9%87%8c%e5%a7%86%e6%9e%97%e5%ae%ab%e7%9a%84%e8%af%84%e8%ae%ba</text:a>
</text:p>
      <!--NEWS-->
      <text:h text:style-name="P10" text:outline-level="1">
<text:span text:style-name="T4">
Is the Japanese office set up? NATO leader interpretation signal</text:span>
</text:h>
      <text:p text:style-name="P4">
Author: None (Language: zh)</text:p>
      <text:p text:style-name="P4">
Publisher: None</text:p>
      <text:p text:style-name="P4">
Time: 2023-07-13T01:42:00Z</text:p>
      <text:p text:style-name="P4">
Description: Recently, Japan and NATO discuss the establishment of offices, but the matter has been opposed by France and China. At this NATO Summit, Japan further strengthened its relationship with NATO, but for the offices, French President Mark Hong and NATO Secretary -General conveyed different positions.</text:p>
      <text:p text:style-name="P4">
Videos: []</text:p>
      <text:p text:style-name="P4">
Images: []</text:p>
      <text:p text:style-name="P4">
Subject: 时政风云</text:p>
      <text:p text:style-name="P4">
Subjects: ['岛屿主权争端', '日本', '法国', '北大西洋公约组织', '法国沙尔利周刊枪击案']</text:p>
      <text:p text:style-name="P4">
Keywords: ['北约', '日本', '法国', '马克龙', '斯托尔滕贝格', '岸田文雄', '印太地区']</text:p>
      <text:p text:style-name="P4">
Id: 66207247</text:p>
      <!--METADATA-->
      <text:p text:style-name="P4">
<text:a xlink:type="simple" xlink:href="https://www.dw.com/zh/overlay/image/article/66207247/64567580" text:style-name="Internet_20_link" text:visited-style-name="Visited_20_Internet_20_Link">
 </text:a>
In January this year, NATO Secretary -General Stoltenberg met Japanese Prime Minister Kishida in Tokyo.</text:p>
      <text:p text:style-name="P4">
(Voice of Germany) target <text:a xlink:type="simple" xlink:href="https://www.dw.com/zh/zh/日外相證實-與北約商討在日開設辦事處/a-65582973" text:style-name="Internet_20_link" text:visited-style-name="Visited_20_Internet_20_Link">
NATO may set up offices in Japan</text:a>
In this case, NATO leader released different messages at the Vernis Summit at Lithuania on Wednesday (July 12). French President Emmanuelmacron <text:a xlink:type="simple" xlink:href="https://www.dw.com/zh/zh/英媒馬克宏反對北約在日本設辦事處/a-65834394" text:style-name="Internet_20_link" text:visited-style-name="Visited_20_Internet_20_Link">
Oppose again</text:a>
: "No matter what people say, the geographical location is difficult to change: the Indo -Pacific region is not the North Atlantic." However, Jens Stoltenberg, the Secretary -General of NATO, said that the incident still needs to be discussed.</text:p>
      <text:p text:style-name="P4">
Mark Hong advocates that NATO should focus on the North Atlantic. Although he agreed that NATO should have partners in other areas to jointly "control the major security issues of Indo -Pacific, Africa and the Middle East", but believes that NATO is finally an organization created based on the North Atlantic Convention.</text:p>
      <text:p text:style-name="P4">
He said: "I think we have made the right decision, that is, insisting on maintaining close partnerships, coordinating each other, and maintaining closeness in strategy, but do not want to expand the scope of conflict, because it is not time, nor the reason for us to come here ","</text:p>
      <text:p text:style-name="P4">
French President Mark Hong advocated that India is not the North Atlantic after all, and NATO should not show the impression that it seems to establish legitimacy in other regions and expand geographically. (Data photo)</text:p>
      <text:p text:style-name="P4">
But Stoltenberg said at another press conference on the 12th: "The problem of the office is still considering, and will continue to discuss in the future." On the same day, he announced the "Individual Partnership Plan" with the Japanese Prime Minister Kishida Kishida Kishida (IndividuallyTailored Partnership Program, ITPP), <text:a xlink:type="simple" xlink:href="https://www.dw.com/zh/zh/日媒北約擬藉東京辦事處-升級印太合作/a-65907575" text:style-name="Internet_20_link" text:visited-style-name="Visited_20_Internet_20_Link">
Upgrading partnership between NATO and Japan</text:a>
Essence Stoltenberg expressed concern about the military operations of China and North Korea, and said that Asia is as important as European to Europe as Asia.</text:p>
      <text:p text:style-name="P4">
"Safety is not regional, but global." Stoltenberg emphasized that NATO's role in India is not to become a global military alliance, but to recognize that the Indo -Pacific region faces global challenges, and China's rise is part of it.</text:p>
      <text:p text:style-name="P4">
NATO Secretary -General Stoltenberg has repeatedly emphasized that Asia's security will also affect Europe. (Data photo)</text:p>
      <text:p text:style-name="P4">
In the bulletin issued by NATO on Tuesday (11th), China is called "systemic challenges". Some analysts believe that this is the strongest attitude that NATO has always shown to China. In this regard, a spokesman for the Chinese EU EU <text:a xlink:type="simple" xlink:href="https://www.dw.com/zh/zh/北約公報屢提中國-北京涉華內容不實/a-66196589" text:style-name="Internet_20_link" text:visited-style-name="Visited_20_Internet_20_Link">
Criticizing the NATO Bulletin "deliberately discredited" China</text:a>
, And it is full of "Cold War Thinking".</text:p>
      <text:p text:style-name="P4">
China believes that NATO intends to set up an office in Japan to "East Asia Pacific". Criticizing this will expand the "camp confrontation", saying that since NATO is a regional alliance, it should not expand geographically. Chinese Foreign Ministry spokesman Wang Wenbin said on the 12th that the Asia -Pacific region does not need the "Asia -Pacific version of NATO".</text:p>
      <text:p text:style-name="P4">
"Nikkei Asia" quoted the insider on the 11th, saying that after several discussions, NATO finally deleted the summit of the summit and mentioned that "NATO will continue to discuss with Japan to discuss in Tokyo to set up offices in Tokyo."</text:p>
      <text:p text:style-name="P4">
Earlier, NATO officials have stated that the Japanese offices they are planning to establish are small. There will be only a few staff members who are responsible for establishing partnership and will not become a military base. The Japanese Xiangshi Tian Wenxiong pointed out in May that Japan did not intend to join NATO as members or prospective members.</text:p>
      <text:p text:style-name="P4">
(Reuters, Agence France -Presse, "Nikkei Asia", etc.)</text:p>
      <text:p text:style-name="P4">
News Source: <text:a xlink:type="simple" xlink:href="https://www.dw.com/zh/是否設立日本辦事處？北約領袖釋分歧信號/a-66207247" text:style-name="Internet_20_link" text:visited-style-name="Visited_20_Internet_20_Link">
https://www.dw.com/zh/是否設立日本辦事處？北約領袖釋分歧信號/a-66207247?maca=chi-rss-chi-all-1127-rdf</text:a>
</text:p>
      <!--NEWS-->
      <text:h text:style-name="P10" text:outline-level="1">
<text:span text:style-name="T4">
Musk set up a new artificial intelligence company XAI (Free Version)</text:span>
</text:h>
      <text:p text:style-name="P4">
Author: Suryatapa Bhattacharya</text:p>
      <text:p text:style-name="P4">
Publisher: 华尔街日报中文网</text:p>
      <text:p text:style-name="P4">
Published Time: 2023-07-13T01:50:00.000Z</text:p>
      <text:p text:style-name="P4">
Modified Time: 2023-07-13T01:50:00.000Z</text:p>
      <text:p text:style-name="P4">
Created Time: 2023-07-12T22:15:00.000Z</text:p>
      <text:p text:style-name="P4">
Description: With the development of new artificial intelligence projects in the technology industry, Musk established his new artificial intelligence company XAI.</text:p>
      <text:p text:style-name="P4">
Images: []</text:p>
      <text:p text:style-name="P4">
Categories: ['科技']</text:p>
      <text:p text:style-name="P4">
Keywords: SYND</text:p>
      <text:p text:style-name="P4">
Type: Article</text:p>
      <!--METADATA-->
      <text:p text:style-name="P4">
As the technology industry competes to develop new artificial intelligence projects, Musk(Elon Musk)Established his new artificial intelligence company XAI.</text:p>
      <text:p text:style-name="P4">
News Source: <text:a xlink:type="simple" xlink:href="https://cn.wsj.com/articles/%E9%A9%AC%E6%96%AF%E5%85%8B%E6%8E%A8%E5%87%BA%E4%BA%86%E4%BB%96%E7%9A%84%E6%96%B0%E4%BA%BA%E5%B7%A5%E6%99%BA%E8%83%BD%E5%85%AC%E5%8F%B8xai-29145e1f" text:style-name="Internet_20_link" text:visited-style-name="Visited_20_Internet_20_Link">
https://cn.wsj.com/articles/%E9%A9%AC%E6%96%AF%E5%85%8B%E6%8E%A8%E5%87%BA%E4%BA%86%E4%BB%96%E7%9A%84%E6%96%B0%E4%BA%BA%E5%B7%A5%E6%99%BA%E8%83%BD%E5%85%AC%E5%8F%B8xai-29145e1f</text:a>
</text:p>
      <!--NEWS-->
      <text:h text:style-name="P10" text:outline-level="1">
<text:span text:style-name="T4">
Xie Feng went to the Pentagon to talk about China -US military dialogue?</text:span>
</text:h>
      <text:p text:style-name="P4">
Author: None (Language: zh)</text:p>
      <text:p text:style-name="P4">
Publisher: None</text:p>
      <text:p text:style-name="P4">
Time: 2023-07-13T01:56:00Z</text:p>
      <text:p text:style-name="P4">
Description: The US Department of Defense said that the Chinese Ambassador to the United States held talks with the United States on the 12th and was regarded by experts as an "unusual" meeting. Does this mean that the two countries will resume a long -term military dialogue?</text:p>
      <text:p text:style-name="P4">
Videos: []</text:p>
      <text:p text:style-name="P4">
Images: []</text:p>
      <text:p text:style-name="P4">
Subject: 时政风云</text:p>
      <text:p text:style-name="P4">
Subjects: ['专题报道：习近平访美', '南希·佩洛西']</text:p>
      <text:p text:style-name="P4">
Keywords: ['中美关系', '奥斯汀', '李尚福', '军事', '谢锋']</text:p>
      <text:p text:style-name="P4">
Id: 66207348</text:p>
      <!--METADATA-->
      <text:p text:style-name="P4">
<text:a xlink:type="simple" xlink:href="https://www.dw.com/zh/overlay/image/article/66207348/65714775" text:style-name="Internet_20_link" text:visited-style-name="Visited_20_Internet_20_Link">
 </text:a>
Chinese ambassador to the United States Xie Feng interviewed at the airport when he arrived in the United States in May.</text:p>
      <text:p text:style-name="P4">
(Voice of Germany Chinese) Reuters reported that the US Department of Defense issued a statement saying that Chinese ambassador to the United States Xie Feng met with the United States Assistant National Defense Minister Elyratner in the Pentagon, on Wednesday (July 12), Discuss the defense relationship between the two countries and a series of "international and regional security issues". Earlier, the United States had pointed out that China was unwilling to talk in military aspects.</text:p>
      <text:p text:style-name="P4">
Pentagon spokesman Martin Meiners said Latna emphasized in this 90 -minute meeting that the US Department of Defense is committed to maintaining the "open military exchange channels" between the United States and China.</text:p>
      <text:p text:style-name="P4">
The Chinese Embassy in Washington stated that Xie Feng clarified his position on the relationship between the two countries and the two armies during the talks, and asked the United States to handle sensitive issues such as Taiwan in accordance with the principles of three joint communiqués of China and the United States, to use different operations and control, and to promote disagreement, promote the management and control, promote the management and control, and promote the management and control, and promote the management and control of the action. The relationship between the two countries and two armies gradually returned to the right track.</text:p>
      <text:p text:style-name="P4">
Sun Yun, the director of Chinese project at Stimsoncenter, said that Chinese ambassadors do not often meet with high -level national defense officials in the United States. This is a "very unusual" meeting. It takes time and negotiation. "</text:p>
      <text:h text:style-name="P12" text:outline-level="3">
<text:span text:style-name="T4">
China -US military dialogue is difficult</text:span>
</text:h>
      <text:p text:style-name="P4">
Colinkahl, the highest political adviser to the Pentagon, said on July 10 in the forum in London: "We contact Beijing regularly to strengthen our crisis communication and management channels, but they continue to refuse us outside the door."</text:p>
      <text:p text:style-name="P4">
Between China and the United States because of Taiwan issues, <text:a xlink:type="simple" xlink:href="https://www.dw.com/zh/zh/晶片戰延燒-媒體美荷對中國祭新出口管制/a-66077370" text:style-name="Internet_20_link" text:visited-style-name="Visited_20_Internet_20_Link">
US Advanced Technology Export Prohibition</text:a>
With China, with the country's leading industrial policy and other issues, Washington has been working hard to repair the relationship between the two countries. Recently, a series of representatives have been sent to visit China -Secretary of State <text:a xlink:type="simple" xlink:href="https://www.dw.com/zh/zh/中美未能重啟軍事對話-布林肯訪華失利/a-65968525" text:style-name="Internet_20_link" text:visited-style-name="Visited_20_Internet_20_Link">
Brinkeng</text:a>
(Antonyblinken) visited China in June, making him the first US Secretary of State to visit China since 2018; Minister of Finance <text:a xlink:type="simple" xlink:href="https://www.dw.com/zh/zh/三鞠躬找平衡唱双簧-外界如何评耶伦中国行/a-66176844" text:style-name="Internet_20_link" text:visited-style-name="Visited_20_Internet_20_Link">
Yellen</text:a>
(Jnetyellen) also visited Beijing earlier this month; John Kerry, a climate special envoy, is expected to visit next week.</text:p>
      <text:p text:style-name="P4">
U.S. Defense Minister Austin spoke on the "Shangri -La dialogue" in Singapore in June.</text:p>
      <text:p text:style-name="P4">
Although China and the United States have begun dialogue in the above -mentioned fields, the US Department of Defense had previously hoped that the two countries' defense ministers met in the "Shangri -La dialogue" in Singapore in June.(https://www.dw.com/zh/zh/李尚福拒絕會晤-美防長令人遺憾/a-65766662)The military communication between the two sides continued to stagnate. At that time, the US Secretary of Defense Lloydaustin regretted it and said that the Ministry of Defense of the two countries should have an open communication channel; Brinken also said: "It is the most dangerous thing to not communicate." The responsibility of difficulties in exchanges is all in the United States who "regardless of China's concern and man -made obstacles." Chinese Foreign Ministry spokesman Mao Ning once asked the United States to "show sincerity."</text:p>
      <text:p text:style-name="P4">
One of the obstacles to the difficulty of military dialogue between the two countries may be the US sanctions against the Chinese Minister of Defense Li Shangfu. Before serving as the Minister of Defense of China, Li Shangfu was the Minister of Equipment Development of the Central Military Commission of the Communist Party of China. In 2018, he was sanctioned by the United States for assisting China imported Russian weapons.</text:p>
      <text:p text:style-name="P4">
Sun Yun analyzed that unless Washington cancels the sanctions against Li Shangfu, it is unlikely that Beijing to accept the Minister of Defense in Beijing: "Some people think that to resume the exchanges of the two armies at the working level, Li Shangfu and Austin's meeting It will be a prerequisite. This is not necessary, but in terms of etiquette, this is reasonable. "</text:p>
      <text:p text:style-name="P4">
Chinese Defense Director Li Shangfu spoke on the "Shangri -La dialogue" in Singapore in June.</text:p>
      <text:p text:style-name="P4">
(Comprehensive report)</text:p>
      <text:p text:style-name="P4">
News Source: <text:a xlink:type="simple" xlink:href="https://www.dw.com/zh/謝鋒赴五角大廈會談-中美軍事對話有譜？/a-66207348" text:style-name="Internet_20_link" text:visited-style-name="Visited_20_Internet_20_Link">
https://www.dw.com/zh/謝鋒赴五角大廈會談-中美軍事對話有譜？/a-66207348?maca=chi-rss-chi-all-1127-rdf</text:a>
</text:p>
      <!--NEWS-->
      <text:h text:style-name="P10" text:outline-level="1">
<text:span text:style-name="T4">
Microsoft Activision Blizzard's ruling marks the frustration of supervisors (Free Version)</text:span>
</text:h>
      <text:p text:style-name="P4">
Authors: ['斯特凡尼娅•帕尔马']</text:p>
      <text:p text:style-name="P4">
Publisher: 英国《金融时报》</text:p>
      <text:p text:style-name="P4">
Time: 2023-07-13T02:14:44+00:00</text:p>
      <text:p text:style-name="P4">
Published Time: 2023-07-12T12:00:99+08:00</text:p>
      <text:p text:style-name="P4">
Modified Time: 2023-07-12T22:13:99+08:00</text:p>
      <text:p text:style-name="P4">
Description: Federal judges rejected the Federal Trade Commission to prevent Microsoft's request to prevent Microsoft's acquisition of Activision Blizzard, which caused serious setbacks to the ambitions of the institution's chairman Lina Khan to strengthen antitrust law enforcement.</text:p>
      <text:p text:style-name="P4">
Images: ["<text:a xlink:type="simple" xlink:href="https://thumbor.ftacademy.cn/unsafe/picture/1/000119481_piclink.jpg" text:style-name="Internet_20_link" text:visited-style-name="Visited_20_Internet_20_Link">
000119481_pic...</text:a>
"]</text:p>
      <text:p text:style-name="P4">
Themes: ['微软', '关注']</text:p>
      <text:p text:style-name="P4">
Keywords: ['微软', '并购', '亚马逊', 'WhatsApp', '拜登', '高通', '美国共和党', 'Meta', '索尼']</text:p>
      <text:p text:style-name="P4">
Type: Article</text:p>
      <!--METADATA-->
      <text:p text:style-name="P4">
<draw:frame draw:style-name="fr1" draw:name="Image58" text:anchor-type="as-char" svg:width="6.9236in" svg:height="3.894525in" draw:z-index="0">
<draw:image xlink:href="../Images/FT Chinese Free Version/2023-07-13T02-14-44-00-00/000119481_piclink.jpg" xlink:type="simple" xlink:show="embed" xlink:actuate="onLoad" draw:mime-type="image/jpeg"/>
</draw:frame>
A Federal Judge of California rejected the Federal Trade Commission(FTC)Stop Microsoft(Microsoft)Acquisited Dynamic Blizzard for $ 75 billion(Activision Blizzard)Request, this move to this regulatory agency at his chairman Lina Khan(Lina Khan)Under the leadership, the ambitious efforts to strengthen antitrust law enforcement have caused serious setbacks.</text:p>
      <text:p text:style-name="P4">
Judge Jacqueline Scott Kori(Jacqueline ScottCorley)On Tuesday, the Federal Trade Commission failed to prove that this large -scale merger would damage the competition in the video game industry. Her ruling will restrict whether Microsoft will restrict her competitors Sony(Sony)The popular game "Call of Duty" to obtain a dynamic vision(Call Of Duty), But the response caused by this judgment in Washington and the American business community will be much widespread.</text:p>
      <text:p text:style-name="P4">
News Source: <text:a xlink:type="simple" xlink:href="http://www.ftchinese.com/story/001100231" text:style-name="Internet_20_link" text:visited-style-name="Visited_20_Internet_20_Link">
http://www.ftchinese.com/story/001100231</text:a>
</text:p>
      <!--NEWS-->
      <text:h text:style-name="P10" text:outline-level="1">
<text:span text:style-name="T4">
Milan Kundela's death: Global Literature Star who escaped communism</text:span>
</text:h>
      <text:p text:style-name="P4">
Creator: DANIEL LEWIS</text:p>
      <text:p text:style-name="P4">
Publisher: https://www.facebook.com/nytimeschinese</text:p>
      <text:p text:style-name="P4">
Published Time: 2023-07-13T02:23:13+08:00</text:p>
      <text:p text:style-name="P4">
Description: Kundera captured the ridiculous life of Czechoslovakia with a sharp and full -color novel, including "The Light of Unbearable Life" and "Celebration of meaningless" and so on. He died in Paris on Tuesday at the age of 94. Francois Lochon/Gamma-Rapho, Via Getty Images Milan Kundera, was taken in 1984. At that time, his novel "The Light of Life in Unbearable Life" was successfully launched and was later filmed into a movie.</text:p>
      <text:p text:style-name="P4">
Images: ["<text:a xlink:type="simple" xlink:href="https://static01.nyt.com/images/2023/07/12/world/12kundera-copy/12kundera-master1050.jpg" text:style-name="Internet_20_link" text:visited-style-name="Visited_20_Internet_20_Link">
12kundera-mas...</text:a>
", "<text:a xlink:type="simple" xlink:href="https://static01.nyt.com/images/2023/07/12/world/europe/12Kundera-lightness/12Kundera-lightness-jumbo.jpg" text:style-name="Internet_20_link" text:visited-style-name="Visited_20_Internet_20_Link">
12Kundera-lig...</text:a>
", "<text:a xlink:type="simple" xlink:href="https://static01.nyt.com/images/2023/07/12/world/europe/12Kundera-lightnessfilm/oakImage-1689169522311-master1050.jpg" text:style-name="Internet_20_link" text:visited-style-name="Visited_20_Internet_20_Link">
oakImage-1689...</text:a>
", "<text:a xlink:type="simple" xlink:href="https://static01.nyt.com/images/2023/07/12/world/europe/12Kundera-Joke/oakImage-1689169322999-jumbo.jpg" text:style-name="Internet_20_link" text:visited-style-name="Visited_20_Internet_20_Link">
oakImage-1689...</text:a>
", "<text:a xlink:type="simple" xlink:href="https://static01.nyt.com/images/2023/07/12/world/europe/12Kundera-1950s/oakImage-1689169713336-jumbo.jpg" text:style-name="Internet_20_link" text:visited-style-name="Visited_20_Internet_20_Link">
oakImage-1689...</text:a>
"]</text:p>
      <text:p text:style-name="P4">
Category: 讣告</text:p>
      <text:p text:style-name="P4">
Type: Article</text:p>
      <!--METADATA-->
      <text:p text:style-name="P4">
<draw:frame draw:style-name="fr1" draw:name="Image59" text:anchor-type="as-char" svg:width="6.9236in" svg:height="4.569576in" draw:z-index="0">
<draw:image xlink:href="../Images/cnnytimes/2023-07-13T02-23-13-08-00/12kundera-master1050.jpg" xlink:type="simple" xlink:show="embed" xlink:actuate="onLoad" draw:mime-type="image/jpeg"/>
</draw:frame>
Milan Kundera died on Tuesday at the age of 94. The Communist Party's abandoned child captured his suffocating ridiculous life in the novel with a sharp and sexuality of his motherland Czechoslovakians in paradise, making him a world -renowned literary star.</text:p>
      <text:p text:style-name="P4">
A spokesman for Kundela's publisher in France, the Galimar Publishing House, confirmed the death of Kundela, saying that he died after "long -term illness".</text:p>
      <text:p text:style-name="P4">
A series of best -selling books in Kundela began in "Joking". This book was published during the "Prague Spring" in 1967. As a result, it was well received. A few months later, the army led by the Soviet Union crushed the Czechoslovak "humanization of humanization. Socialism "experiments, and this work in Kundera was also banned in revenge. In the year, he settled in Paris and completed the last novel, "Celebrations meaningless" (2015).</text:p>
      <text:p text:style-name="P4">
"Celebration is meaningless" is his first new novel since 2000, but with his most popular novel "The Light of Life in Unbearable Life" (once translated as "The Light in Life in Life" -The Note) Compared with, at best, the response can only be said.</text:p>
      <text:p text:style-name="P4">
"Unbearable Light" was successfully published after publishing in 1984, and has been translated as more than 20 languages for many years. In 1988, the novel was adapted into a movie, causing wider attention. Daniel Dai Lewis played one of the protagonists Thomas. Thomas is a Czech surgeon who criticizes the Communist Party's leadership and eventually wipes the windows for a living.</text:p>
      <text:p text:style-name="P4">
But for Thomas, rubbing the window is a good job. He is an out -of -the -box Playboy, always happy to meet new women, including boring housewives. However, these sex, as well as Thomas himself and the other three main characters -his wife, a charming painter and the lover of the painter, all have greater purpose.</text:p>
      <text:p text:style-name="P4">
When "New York Times Book Review" included the novel on the list of best books in 1984, "The real work of this writer is to find an image for his country's catastrophic history in his life."</text:p>
      <text:p text:style-name="P4">
<draw:frame draw:style-name="fr1" draw:name="Image60" text:anchor-type="as-char" svg:width="6.425781in" svg:height="10.0in" draw:z-index="0">
<draw:image xlink:href="../Images/cnnytimes/2023-07-13T02-23-13-08-00/12Kundera-lightness-jumbo.jpg" xlink:type="simple" xlink:show="embed" xlink:actuate="onLoad" draw:mime-type="image/jpeg"/>
</draw:frame>
The 1984 novel of Kundera has been translated into at least twenty languages and is reprinted multiple times.</text:p>
      <text:p text:style-name="P4">
"He uses these four protagonists relentlessly, and puts each pair of characters on the opposite side to describe a world that has been exhausted. People can't find the way to express humanity at all."</text:p>
      <text:p text:style-name="P4">
Kundela is worried that the Czech culture may be wiped out by Stalinism -just like the dishonest leader was erased from the official photos -this is the core of the "Laughing Book". The book published the English version in 1979 Essence</text:p>
      <text:p text:style-name="P4">
In 1980, John Updick wrote in the "Book Review" that the book "talented, unique, and directly invited us to enter with pure and witty brushes; however, it is also strange. "Outside the door."</text:p>
      <text:p text:style-name="P4">
In 1983, in an interview with "Paris Review", Kundela said: "My ambition of my life is to combine the most serious problems with the lightest form. The truth of the drama (including the drama that happened on our bed, the drama performed on the historical stage), and their terrible triviality. We experience the lightness of life that cannot be affordable. "</text:p>
      <text:p text:style-name="P4">
He admits that his title is easy to exchange. "Each of my novels can be named" The Light of Life in Unbearable Life "," Handle "or" Funny Love "," he said. "They reflect a small number of themes, these themes have troubled me and defined me. Unfortunately, I also limit me. Except for these themes, I have nothing to say or write."</text:p>
      <text:p text:style-name="P4">
Although "Laughing Books" and "The Light of Life Can't withstand" are written in Czech language, they are created in the bright sun in France. In 1975, Kundera no longer hoped to gain political and creative freedom in China and settled in France.</text:p>
      <text:p text:style-name="P4">
His immigration decision highlighted the choice of Czech intellectuals at that time. Thousands of people left. Drama writer Watslav Harville was one of the people who stayed against the resistance. He had served many times, one of which was nearly three years. He came over to help lead the velvet revolution that was successful in 1989, and then served as President Czechoslovakia. After Slovakia decided to be independent, he served as President of the Czech Republic.</text:p>
      <text:p text:style-name="P4">
<draw:frame draw:style-name="fr1" draw:name="Image61" text:anchor-type="as-char" svg:width="6.9236in" svg:height="4.69486in" draw:z-index="0">
<draw:image xlink:href="../Images/cnnytimes/2023-07-13T02-23-13-08-00/oakImage-1689169522311-master1050.jpg" xlink:type="simple" xlink:show="embed" xlink:actuate="onLoad" draw:mime-type="image/jpeg"/>
</draw:frame>
Daniel Dai Lewis and Juliet Binos in 1988 reached a scene of the movie "Unbearable Light" from Kundela's novel "Unbearable Light". Orion, via getty images</text:p>
      <text:p text:style-name="P4">
With this great change, for the first time, the first time in Kundera's book was legalized in his motherland. But there are few people who need these books and few people sympathize with him. It is estimated that only 10,000 copies of "The Light of Unbearable Life" were sold in the country.</text:p>
      <text:p text:style-name="P4">
Many Czechs believed that Kundera abandoned his compatriots and chose a relaxed way out.</text:p>
      <text:p text:style-name="P4">
Kundela's first novel "Joy "'s bumpy history shows that he tries to promote the troubles facing the reform from the inside.</text:p>
      <text:p text:style-name="P4">
After the "Spring of Prague", the book was blamed and was considered cynical, pornography, and anti -socialism. If readers could accept the thinking of the examiner in some way, they would understand what they meant.</text:p>
      <text:p text:style-name="P4">
The main narrative of "Joy" Ludwick was a college student in Prague in the 1950s, and he was suspected of party members for personalism. "What you laughs makes people feel that you only know what you laugh," they said to him. Then, a blindly obedient girlfriend wrote a letter to him and praised the "health spirit" in the summer training class she was sent to. The young Ludwk felt that she was missing her, and she was full of joy. He was dissatisfied with this and made a terrible mistake:</text:p>
      <text:p text:style-name="P4">
"So I bought a postcard," he said. "Then (to make her feel painful, shocked, and confused):‘ Optimism is the opium of the people!The spirit of health is stupid!Long live Trotsky!’”</text:p>
      <text:p text:style-name="P4">
Then there was a trial. Because of his jokes, Ludwick was kicked out of the Communist Party and was sentenced to digging coal in a military punishment unit.</text:p>
      <text:p text:style-name="P4">
<draw:frame draw:style-name="fr1" draw:name="Image62" text:anchor-type="as-char" svg:width="6.826172in" svg:height="10.0in" draw:z-index="0">
<draw:image xlink:href="../Images/cnnytimes/2023-07-13T02-23-13-08-00/oakImage-1689169322999-jumbo.jpg" xlink:type="simple" xlink:show="embed" xlink:actuate="onLoad" draw:mime-type="image/jpeg"/>
</draw:frame>
Kundera's "Joking" was published in 1967, received praise, and was later banned.</text:p>
      <text:p text:style-name="P4">
Kundera did not suffer that fate, but when the Communist Party seized the regime in 1948, he was twice expelled from the party he had supported since the age of 18.</text:p>
      <text:p text:style-name="P4">
He was first expelled from the party in 1950, just because he said something irrelevant, which inspired the central plot of "Joy". However, he was allowed to continue his studies; in 1952, he graduated from the Prague Academy of Fine Arts and was subsequently appointed as a world literary lecturer in the school.Milan Kundera was born in Buluo on April 1, 1929, which is the current Czech Republic. His mother is Mirada Yenoscova, and his father is Ludvik Kundela.</text:p>
      <text:p text:style-name="P4">
Young Kundela grew up in a country occupied by the Germans from 1939 to 1945. He was one of the people who accepted communism by millions after the war.</text:p>
      <text:p text:style-name="P4">
He said that when he realized that the bad things in the name of socialism were not betrayal of the revolution, but when the revolution was inherent from the beginning, it was too late.</text:p>
      <text:p text:style-name="P4">
At the end of Communism in 1989, Kundera had lived in France with his wife Verah Helagova for 14 years. At first he was a teacher at the University of Renne and later went to Paris. Czechoslovakia canceled his citizenship in 1979, and two years later, he became French citizen. The Czech Republic restored his motherland in 2019. The information about his survivors has not been announced.</text:p>
      <text:p text:style-name="P4">
<draw:frame draw:style-name="fr1" draw:name="Image63" text:anchor-type="as-char" svg:width="6.9236in" svg:height="9.316382in" draw:z-index="0">
<draw:image xlink:href="../Images/cnnytimes/2023-07-13T02-23-13-08-00/oakImage-1689169713336-jumbo.jpg" xlink:type="simple" xlink:show="embed" xlink:actuate="onLoad" draw:mime-type="image/jpeg"/>
</draw:frame>
Kundera was taken about 1950. When he was young, he was expelled from the Communist Party twice when he was young, and the second time he advocated reform. Abraham Pisarek/Ullstein Bild Viagetty Images</text:p>
      <text:p text:style-name="P4">
News Source: <text:a xlink:type="simple" xlink:href="https://cn.nytimes.com/obits/20230713/milan-kundera-dead/" text:style-name="Internet_20_link" text:visited-style-name="Visited_20_Internet_20_Link">
https://cn.nytimes.com/obits/20230713/milan-kundera-dead/</text:a>
</text:p>
      <!--NEWS-->
      <text:h text:style-name="P10" text:outline-level="1">
<text:span text:style-name="T4">
Milan Kundera: Objective reality is so fascinating and mysterious</text:span>
</text:h>
      <text:p text:style-name="P4">
Authors: ['为FT中文网撰稿']</text:p>
      <text:p text:style-name="P4">
Publisher: 英国《金融时报》</text:p>
      <text:p text:style-name="P4">
Time: 2023-07-13T02:42:56+00:00</text:p>
      <text:p text:style-name="P4">
Published Time: 2023-07-12T12:00:99+08:00</text:p>
      <text:p text:style-name="P4">
Modified Time: 2023-07-12T20:21:99+08:00</text:p>
      <text:p text:style-name="P4">
Description: Cui Ying: The charm of Kundera's works is not only because of political nature, but also because of the experiments and rebellion, irony and reflection it presented. Kundela has mastered the "art of novels", and his work has strong aesthetic value.</text:p>
      <text:p text:style-name="P4">
Images: []</text:p>
      <text:p text:style-name="P4">
Themes: ['米兰•昆德拉', '关注']</text:p>
      <text:p text:style-name="P4">
Keywords: ['米兰•昆德拉', '文学']</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French and Czech -borne writers Milan Kundela, who are world -renowned in "Unbearable in Life", died in Paris on the afternoon of July 11 at the age of 94. Milan Kundera is an exile writer. He perfectly mastered the "art of novels". He is also a poet, playwright and proseist. In addition to "Unbearable Light in Life", his high -profile works also include "Living elsewhere", "Jungs", "Laughing", "Slow", "identity", "ignorance", "Immortal" and so on Essence</text:p>
      <text:p text:style-name="P4">
<text:span text:style-name="T4">
1</text:span>
</text:p>
      <text:p text:style-name="P4">
Milan Kundera was born on April 1, 1929 in a middle -class family in Czechoslovarblino. His father was a pianist. Affected by his father, Kundela learned music since he was a child, and later turned to writing. In the 1960s, he experienced slow and painful disillusionment like his peers. Stalinism and extreme paranoia gradually crushed the vitality of the country. After many years, Kundela described "with infinitely with infinite humor with infinite ones. pessimistic".</text:p>
      <text:p text:style-name="P4">
Kundera was a member of the Communist Party of Czechospower. He was expelled from the party in 1950. This incident inspired him to create the first novel, "Jacquet". In this novel, a young handsome and smart boy wrote a postcard to a female classmate, which wrote: "Optimism is the opium of the people!The healthy atmosphere is full of stupid odors!Long live Trotsky!"The boy was a party member, and as a result, he was expelled from the party. In 1952, Kundera became a lecturer in World Literature in Prague Film Academy. With the publication of a series of poetry and drama, his literary reputation continues to improve, including the praise of the communist hero Urilus Vacci, published in 1955(Julius Fucik)The Poetry Collection "Last May"(May)Essence However, Kundela later excluded his early works, saying that he "tried many different directions -looking for my voice, my style and myself." It wasn't until the birth of the novel "Me, Sad God" that he understood the style he wanted to pursue. "I, Sad God" is a distorted version of "Love Saint Sanchano", showing the characteristics of the bitter music of Kundera's later works.</text:p>
      <text:p text:style-name="P4">
In 1956, Kundera was once again accepted by the Communist Party of Czechoslovakia. In 1970, he was fired again. In 1975, Kunderla exiled to France. In 1979, after the Czechoslovak's socialist republic published the novel "Laughs and Forgotten Records" in Kundela, he recovered his nationality. In 1981, Kundera became French citizens.</text:p>
      <text:p text:style-name="P4">
It was during the exile that Kundera's talent was blooming. He created a series of wonderful and mysterious novels. These novels are unique and are also related to James James and Franz Kaff. The work of the card is inherent. In 1984, the publishing of "Unbearable in Life" confirmed the status of the literary superstar in Kundera. This novel is based on the Brages of 1968 as the background, telling the struggle between two couples with politics and infidelity, and discussed the contradiction between freedom and responsibility.</text:p>
      <text:p text:style-name="P4">
"Immortal" is the last novel created by Czech -language, and his first novel with France as a background. This novel is full of philosophy and published in 1988. After that, Kunderla wrote three short stories "Slow", "identity" and "ignorance" in French. These works are filled with nostalgia and explore the possibility of going home.</text:p>
      <text:p text:style-name="P4">
Kundela's work is deeply provoked. American novelist Olgacarlisle commented on Kundela: "He used universal attractive insights that Western readers noticed Eastern Europe. He called for truth and inner freedom, and he could not recognize the truth without such freedom. He realized that in the process of seeking truth, we must be prepared to face death. These themes have made him praise. " Irish novelist Johnbanville pointed out: "Kundera's novels are as practical as they first published." British novelist Ianmcewan commented on Kundera's "Laughs and Forgotten Records": "People not only feel the profound fun of novel creation, but also amazed by inspiring the pain of their creation." "Sunday Times" said that "ignorance" is "the best novel created by the best novelist in the world."</text:p>
      <text:p text:style-name="P4">
Kundedra was published at the age of 85 and published the novel "Celebrations Neckless". This novel was a "ending" of Kundera's career to some extent. After the emergence of the work, it caused the differences in literary critics. Some critics praised them for its simplicity and elegance and humor, while others believed that the work marked the end of the writer's "a series of small cleverness".</text:p>
      <text:p text:style-name="P4">
Kundera has won the Jerusalem Awards, which awarded works that explore human freedom. He also won the Austrian National European Literature Award, the Held Literature Award, the Czech National Literature Award, and the Czech Franz Kafka Literature Award. Kundera has been nominated by the Nobel Prize in Literature many times, but has never won the award.</text:p>
      <text:p text:style-name="P4">
For a long time in exile in foreign countries, Kundela has never complained about his destiny. He said in an interview: "I don't have a dream of return ... I took my Prague; I took away Prague's smell, taste, language, scenery and culture." In 2019, 44 years after exile, Kundera re -obtained Czech citizenship.</text:p>
      <text:p text:style-name="P4">
<text:span text:style-name="T4">
2</text:span>
</text:p>
      <text:p text:style-name="P4">
Why is Kundela's work charm? Not only because of its politics. Kundela's works have a witty experimental style, rebellion, unparalleled irony and philosophical reflection, that is, Kundela has mastered the "art of novels", and his work has strong aesthetic value.</text:p>
      <text:p text:style-name="P4">
Italian literary critic AlessandropiPiPiperno pointed out that Kundera "is difficult to fall in love with a view. This makes Kundela a surprisingly outdated writer. Today, everyone has themselves to anything. The point of view ... Kundera is cautious about a strong point of view. I guess that this stems from his struggle against totalitarianism. This is a true obsession that restricts all his creations. "</text:p>
      <text:p text:style-name="P4">
Another Italian critic Emilio Fabiotorsello pointed out that Kundera's works are full of small themes. "Everything is no longer important: gestures, language, lies, jokes, missing, lost love, death. For Kundera, everything is insignificant: I personally, the life of the ordinary but unimportant characters in his writing; but the same The insignificant is a big person like Stalin and Khrushchev. Kundela made people realize that they were as light as hairy, and suddenly someone noticed that they dropped from the high ceiling of the ballroom. This is a crowded Scenes -crowded people cannot leave traces in daily life or history. "Some writers are "born" and they start writing when they are very young; some writers are inspired by society. Their creation is reactions to society. Their creative inspiration comes from dissatisfaction and indignation of society. Essence</text:p>
      <text:p text:style-name="P4">
When Jordan Elgrabuli asked what kind of writer Kundera was, Kundela said that he must not belong to the second type of writer, although he seemed to be a person who started writing to protest something. "I belong to the first type of writer, but not exactly. I mean, for me, this art temptation was very scattered at first. I painted it for a while. Then I taught movies and literature for a while. I explored in art and tried to find my own position. Finally, at the age of 30, I began to concentrate on writing prose. Just then, at that time, at that time, I think I found myself. As far as the necessity of responding to society, this is not my impulse, nor is it the urge to choose literature. Let me say: This is not a writing to oppose or protest The problem is that the objective reality I saw was so fascinating and mysterious, so that I was suddenly attracted by prose, and I left everything behind. However, even when I started writing prose, , I still continue to create with my early aesthetic ambitions. "</text:p>
      <text:p text:style-name="P4">
<text:span text:style-name="T4">
 3 </text:span>
</text:p>
      <text:p text:style-name="P4">
Among the many works, "Unbearable Light in Life" is a representative work of Kundela. This novel has been widely read and has become part of the world's classic literary works. In this work, Kundela said: "This novel is not the author's confession, but a survey of human life in the world that is becoming a trap."</text:p>
      <text:p text:style-name="P4">
When French writer Christiansalmon asked Kundera how to understand the "trap" here, Kunderla explained: "We have always knew that life is a trap. We were born without requirements and were locked and were locked. In a body that we have never chosen, it is destined to die. On the other hand, the vast one once provided the possibility for constant escape. A soldier can escape the army and start another life in the neighbor. Sudden Century, the world is closing to us. The decisive incident of the world's traps is undoubtedly a war in 1914, known as (the first time in history) World War. Europe, and it is not the whole of Europe. But the adjective of the "World" expresses fear more, because since then, everything on the earth will no longer be just local issues, all disasters involve the entire world. Therefore, we, we, we The fate is more and more determined by the situation that no one can escape, and these factors make us more and more similar. "</text:p>
      <text:p text:style-name="P4">
Some people classify "Unbearable in Life" into the category of psychological novels, and Kundela does not recognize such a classification. He said: "My novels are not psychological novels. More precisely, they are not aesthetic categories that are usually called psychological novels. Let us speak more accurate: All novels in each era pay attention to the mystery of themselves. As long as You create an imagination existence, a character, you will naturally ask such a problem: What is yourself? How can you grasp yourself? This is one of the basic issues based on this novel. If you want, Through different answers to this question, you can distinguish the different tendencies in the history of novels, even different times. The first batch of European storytelles do not even know this psychological method. Things. Despite this, behind these interesting stories, we can still see a certain belief: through action, people can get out of the daily universe of everyone; through action, people can distinguish themselves from others and become individuals. But Ding also said: 'In any behavior, the first intention of the perpetrator is to reveal their image.' Therefore, from the beginning, the action is regarded as the self -portrait of the actor ... the contradiction of action is the novel of the novel. One of the great discoveries. But if ourselves cannot be grasped by action, where do we and how do we grasp it? Therefore, in the process of pursuing ourselves, we are forced to give up the visible action world, and instead look at the invisible inner heart Life."</text:p>
      <text:p text:style-name="P4">
Kundela believes that there is no inner monologue in "Unbearable in Life". He said: "Joyce sets a microphone in Bloom's head. Thank you in the heart, and we have more understanding of ourselves. However, I can't use that microphone myself."</text:p>
      <text:p text:style-name="P4">
(This article only represents the author's personal point of view, edit mailbox: zhen.zhu@ftchinese.com)</text:p>
      <text:p text:style-name="P4">
News Source: <text:a xlink:type="simple" xlink:href="http://www.ftchinese.com/story/001100230" text:style-name="Internet_20_link" text:visited-style-name="Visited_20_Internet_20_Link">
http://www.ftchinese.com/story/001100230</text:a>
</text:p>
      <!--NEWS-->
      <text:h text:style-name="P10" text:outline-level="1">
<text:span text:style-name="T4">
China is accused of intervening in the Canadian elections, and the Government has increased the pressure of action (Free Version)</text:span>
</text:h>
      <text:p text:style-name="P4">
Author: Paul Vieira</text:p>
      <text:p text:style-name="P4">
Publisher: 华尔街日报中文网</text:p>
      <text:p text:style-name="P4">
Published Time: 2023-07-13T03:15:00.000Z</text:p>
      <text:p text:style-name="P4">
Modified Time: 2023-07-13T03:15:00.000Z</text:p>
      <text:p text:style-name="P4">
Created Time: 2023-07-13T01:27:00.000Z</text:p>
      <text:p text:style-name="P4">
Description: The public disclosure of the Chinese government's suspected intervention of Canadian politics has a impact on the government led by the Canadian Prime Minister Trudeau, prompting the opposition politicians and analysts focusing on China to call for a threat to foreign countries to strengthen the monitoring of intervention in Canada.</text:p>
      <text:p text:style-name="P4">
Images: []</text:p>
      <text:p text:style-name="P4">
Categories: ['国际']</text:p>
      <text:p text:style-name="P4">
Keywords: SYND,LINK:EN|WP-WSJ-0001046651</text:p>
      <text:p text:style-name="P4">
Type: Article</text:p>
      <!--METADATA-->
      <text:p text:style-name="P4">
A series of public disclosure of the Chinese government's suspected intervention of Canadian politics to Canada Prime Minister Trudeau(JustinTrudeau)The leader's government has caused impact, prompting opposition politicians and analysts focusing on China to call for threats to strengthen foreign countries in Canada to strengthen monitoring, and conduct a comprehensive investigation of suspected intervention.</text:p>
      <text:p text:style-name="P4">
News Source: <text:a xlink:type="simple" xlink:href="https://cn.wsj.com/articles/%E5%8A%A0%E6%8B%BF%E5%A4%A7%E7%9B%B4%E9%9D%A2%E4%B8%AD%E5%9B%BD%E7%89%B5%E5%A4%B4%E5%B9%B2%E9%A2%84%E5%A4%A7%E9%80%89%E7%9A%84%E6%8C%87%E6%8E%A7-9f0b8542" text:style-name="Internet_20_link" text:visited-style-name="Visited_20_Internet_20_Link">
https://cn.wsj.com/articles/%E5%8A%A0%E6%8B%BF%E5%A4%A7%E7%9B%B4%E9%9D%A2%E4%B8%AD%E5%9B%BD%E7%89%B5%E5%A4%B4%E5%B9%B2%E9%A2%84%E5%A4%A7%E9%80%89%E7%9A%84%E6%8C%87%E6%8E%A7-9f0b8542</text:a>
</text:p>
      <!--NEWS-->
      <text:h text:style-name="P10" text:outline-level="1">
<text:span text:style-name="T4">
NATO emphasizes the support of Ukraine's support for Medvedev: We and NATO are "on the verge of war"</text:span>
</text:h>
      <text:p text:style-name="P4">
Author: 半岛电视台＋通讯社</text:p>
      <text:p text:style-name="P4">
Publisher: Al Jazeera</text:p>
      <text:p text:style-name="P4">
Published Time: 2023-07-13T03:17:23</text:p>
      <text:p text:style-name="P4">
Modified Time: 2023-07-13T03:17:23</text:p>
      <text:p text:style-name="P4">
Description: NATO member states reiterated their commitments to provide military support to Ukraine in the next years at the summit held by Vernis, and the Russian Security Council Chairman Modvedev warned that Russia and NATO were "on the verge of war."</text:p>
      <text:p text:style-name="P4">
Images: ["<text:a xlink:type="simple" xlink:href="https://chinese.aljazeera.net/wp-content/uploads/2023/07/Reuters-6-1689192145-1689216547.jpg" text:style-name="Internet_20_link" text:visited-style-name="Visited_20_Internet_20_Link">
Reuters-6-168...</text:a>
", "<text:a xlink:type="simple" xlink:href="https://chinese.aljazeera.net/wp-content/uploads/2023/07/image-1689216937.jpg" text:style-name="Internet_20_link" text:visited-style-name="Visited_20_Internet_20_Link">
image-1689216...</text:a>
", "<text:a xlink:type="simple" xlink:href="https://chinese.aljazeera.net/wp-content/uploads/2023/07/image-1-1689217131.jpg" text:style-name="Internet_20_link" text:visited-style-name="Visited_20_Internet_20_Link">
image-1-16892...</text:a>
", "<text:a xlink:type="simple" xlink:href="https://chinese.aljazeera.net/wp-content/uploads/2023/07/RC2GA1AA9MMQ-1689192000-1689217298.jpg" text:style-name="Internet_20_link" text:visited-style-name="Visited_20_Internet_20_Link">
RC2GA1AA9MMQ-...</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64" text:anchor-type="as-char" svg:width="6.9236in" svg:height="3.887868in" draw:z-index="0">
<draw:image xlink:href="../Images/Aljazeera Chinese/2023-07-13T03-17-23/Reuters-6-1689192145-1689216547.jpg" xlink:type="simple" xlink:show="embed" xlink:actuate="onLoad" draw:mime-type="image/jpeg"/>
</draw:frame>
NATO Summit(news agency)The NATO Summit was closed on the 12th of the Lithuanian capital Vernis. The leaders of NATO member states attended the meeting, and the member states reiterated the commitment to provide military support to Ukraine in the next years, while the Vice President of Russia and the chairman of the Security Council Modewev warned that Russia and NATO were "on the verge of war."</text:p>
      <text:p text:style-name="P4">
NATO Secretary -General Stoltenberg said the military alliance has reached a package of "over the years" to develop Ukraine's defense capabilities and says "the world is facing huge challenges."</text:p>
      <text:p text:style-name="P4">
In this context, US President Joe Bayen said that NATO leaders have agreed to make Ukraine "after the war" a member country.</text:p>
      <text:p text:style-name="P4">
During the summit, the leaders of the Seven Kingdoms Group issued a statement saying that it supports Ukraine's self -defense operation against Russian aggression, regardless of how long it will last.</text:p>
      <text:p text:style-name="P4">
The Seventh Kingdom Group also announced a safety security plan for Ukraine, including providing security assistance and modern military equipment, and confirmed that Kiev promised to strengthen its transparency and accountability system.</text:p>
      <text:p text:style-name="P4">
The member states of the Seventh Kingdom Group also announced an international framework on the 12th to pave the way for the long -term security guarantee of Ukraine to strengthen its defense against Russia and prevent any aggression launched in Moscow in the future.</text:p>
      <text:p text:style-name="P4">
<draw:frame draw:style-name="fr1" draw:name="Image65" text:anchor-type="as-char" svg:width="6.9236in" svg:height="3.894525in" draw:z-index="0">
<draw:image xlink:href="../Images/Aljazeera Chinese/2023-07-13T03-17-23/image-1689216937.jpg" xlink:type="simple" xlink:show="embed" xlink:actuate="onLoad" draw:mime-type="image/jpeg"/>
</draw:frame>
President Lithuania expressed support for Zelei(French media)</text:p>
      <text:h text:style-name="P13" text:outline-level="4">
<text:span text:style-name="T4">
Absolutely support</text:span>
</text:h>
      <text:p text:style-name="P4">
The United States, Germany, Japan, France, Canada, Italy, the United Kingdom, and the European Union pointed out in a joint statement that can be added in other countries that this framework includes elements such as providing advanced and modern military equipment, training, intelligence exchange, and network defense. Essence</text:p>
      <text:p text:style-name="P4">
Ukraine will promise to improve its governance measures, including judicial and economic reforms and improve transparency.</text:p>
      <text:p text:style-name="P4">
On the other hand, US President Biden said on the 12th that the Seven Kingdoms Group issued a clear statement after the multilateral framework supports Ukraine, emphasizing that its support for Ukraine will continue for a long time in the future. "As long as it is necessary, we will maintain this state."</text:p>
      <text:p text:style-name="P4">
Ukrainian President Zelezki said in a speech with Biden that the multilateral agreement paved the way for bilateral negotiations with other countries and represented the "important security victory" by Ukraine.</text:p>
      <text:p text:style-name="P4">
Zelei also revealed that the results of the NATO summit are very good. It would be even more ideal if Ukraine received an invitation to join the Western Military Alliance.</text:p>
      <text:p text:style-name="P4">
He added at a joint press conference held with the Secretary -General of NATO that NATO realized that Ukraine does not need to abide by the action plan to join NATO. He also explained that Ukraine has achieved significant aspects in terms of compatibility with NATO. progress.</text:p>
      <text:p text:style-name="P4">
He returned the ball, "The important result here is to recognize that Ukraine does not need to comply with the planning plan of a member state when joining the NATO."</text:p>
      <text:p text:style-name="P4">
<draw:frame draw:style-name="fr1" draw:name="Image66" text:anchor-type="as-char" svg:width="6.9236in" svg:height="3.894525in" draw:z-index="0">
<draw:image xlink:href="../Images/Aljazeera Chinese/2023-07-13T03-17-23/image-1-1689217131.jpg" xlink:type="simple" xlink:show="embed" xlink:actuate="onLoad" draw:mime-type="image/jpeg"/>
</draw:frame>
NATO Summit(news agency)#### "Almost ideal" summit</text:p>
      <text:p text:style-name="P4">
Stoltenberg said that NATO member states confirmed that Ukraine would become a member of the alliance and explained that countries complied with the commitment to provide security support to Ukraine in a deterrent to Russia after the war.</text:p>
      <text:p text:style-name="P4">
Ukrainian partners have trained thousands of Ukrainian soldiers in Western partners. In addition, since February 2022, Ukraine has been seriously dependent on Western weapons supply to fight against the Russian army.</text:p>
      <text:p text:style-name="P4">
NATO clearly stated on the 11th that Ukraine was welcome to join the alliance, but did not specify the date of entering the league or set specific conditions for this.</text:p>
      <text:p text:style-name="P4">
The alliance has also abandoned some requirements for Ukraine, so that it no longer has to fulfill the action plan to enter the league, and no longer need to meet a series of political, economic and military goals that Eastern European countries must meet before entering the league, thereby effectively eliminating Ukraine to join the alliance to join the alliance Obstacles.</text:p>
      <text:p text:style-name="P4">
When Zelei confirmed that when he met with the leaders of Britain, Germany, France, Australia, and the Netherlands in Vilnius, he received positive news about the new defense plan.</text:p>
      <text:p text:style-name="P4">
He said, "We can say that the result of the summit is good, but it will be more perfect if we can still send us invitations to the Alliance."</text:p>
      <text:p text:style-name="P4">
In this context, Jack Shalvin, a US National Security Consultant, said, "If Russia chooses to test the content of Article 5 of NATO, President Biden has prepared every inch of NATO's territory."</text:p>
      <text:p text:style-name="P4">
Shatin added that "the addition of Finland and Sweden means that Russia's actions in Ukraine, and the West's response to this, make the situation of Moscow more complicated."</text:p>
      <text:p text:style-name="P4">
<draw:frame draw:style-name="fr1" draw:name="Image67" text:anchor-type="as-char" svg:width="6.9236in" svg:height="4.609816in" draw:z-index="0">
<draw:image xlink:href="../Images/Aljazeera Chinese/2023-07-13T03-17-23/RC2GA1AA9MMQ-1689192000-1689217298.jpg" xlink:type="simple" xlink:show="embed" xlink:actuate="onLoad" draw:mime-type="image/jpeg"/>
</draw:frame>
Medvedev (left): The newly established Ukraine-NATO committee "will not exist due to the death of one party"(Reuters)#### "Edge of War"</text:p>
      <text:p text:style-name="P4">
In Russia's response, the Kremlin said on the 12th that Western intended to provide security guarantee to Ukraine will be a serious mistake, which will affect Russia's security and make Europe face significant risks in the future.</text:p>
      <text:p text:style-name="P4">
The Russian Ministry of Foreign Affairs also stated that the results of the NATO summit show that the alliance had returned to the Cold War plan, while the Vice Chairman of the Russian Security Commission Modewev warned that Russia and NATO were "on the verge of war."</text:p>
      <text:p text:style-name="P4">
Medvedev released a tweet that the newly established Ukraine-NATO committee "will no longer exist due to the disappearance of one of them."</text:p>
      <text:p text:style-name="P4">
News Source: <text:a xlink:type="simple" xlink:href="https://chinese.aljazeera.net/news/war-in-ukraine/2023/7/13/%e5%8c%97%e7%ba%a6%e5%bc%ba%e8%b0%83%e5%af%b9%e4%b9%8c%e5%85%8b%e5%85%b0%e7%9a%84%e6%94%af%e6%8c%81%e6%a2%85%e5%be%b7%e9%9f%a6%e6%9d%b0%e5%a4%ab%e5%8f%91%e5%87%ba%e8%ad%a6%e5%91%8a%e6%88%91%e4%bb%ac" text:style-name="Internet_20_link" text:visited-style-name="Visited_20_Internet_20_Link">
https://chinese.aljazeera.net/news/war-in-ukraine/2023/7/13/%e5%8c%97%e7%ba%a6%e5%bc%ba%e8%b0%83%e5%af%b9%e4%b9%8c%e5%85%8b%e5%85%b0%e7%9a%84%e6%94%af%e6%8c%81%e6%a2%85%e5%be%b7%e9%9f%a6%e6%9d%b0%e5%a4%ab%e5%8f%91%e5%87%ba%e8%ad%a6%e5%91%8a%e6%88%91%e4%bb%ac</text:a>
</text:p>
      <!--NEWS-->
      <text:h text:style-name="P10" text:outline-level="1">
<text:span text:style-name="T4">
Hong Kong stocks' first "chapter 18C" company comes to the black sesame Smart Smart Table Exchange (Free Version)</text:span>
</text:h>
      <text:p text:style-name="P4">
Authors: ['咏竹坊']</text:p>
      <text:p text:style-name="P4">
Publisher: 英国《金融时报》</text:p>
      <text:p text:style-name="P4">
Time: 2023-07-13T03:34:49+00:00</text:p>
      <text:p text:style-name="P4">
Published Time: 2023-07-12T12:00:99+08:00</text:p>
      <text:p text:style-name="P4">
Modified Time: 2023-07-12T23:34:99+08:00</text:p>
      <text:p text:style-name="P4">
Description: This autonomous chip manufacturer has submitted an application for IPOs in Hong Kong, and hopes to use new rules for high growth companies</text:p>
      <text:p text:style-name="P4">
Images: ["<text:a xlink:type="simple" xlink:href="https://thumbor.ftacademy.cn/unsafe/picture/5/000150765_piclink.jpg" text:style-name="Internet_20_link" text:visited-style-name="Visited_20_Internet_20_Link">
000150765_pic...</text:a>
"]</text:p>
      <text:p text:style-name="P4">
Themes: []</text:p>
      <text:p text:style-name="P4">
Keywords: ['']</text:p>
      <text:p text:style-name="P4">
Type: Article</text:p>
      <!--METADATA-->
      <text:p text:style-name="P4">
<draw:frame draw:style-name="fr1" draw:name="Image68" text:anchor-type="as-char" svg:width="6.9236in" svg:height="3.894525in" draw:z-index="0">
<draw:image xlink:href="../Images/FT Chinese Free Version/2023-07-13T03-34-49-00-00/000150765_piclink.jpg" xlink:type="simple" xlink:show="embed" xlink:actuate="onLoad" draw:mime-type="image/jpeg"/>
</draw:frame>
Popular high -tech enterprises Black Sesame Intelligent Technology Co., Ltd. is trying to go public in Hong Kong for testing. Investors will promote its development chip with power for the new generation of autonomous vehicles in the future.</text:p>
      <text:p text:style-name="P4">
The company submitted preliminary prospectus to the Hong Kong Stock Exchange last week. However, the real difference between this listing is that it is the first company to apply for the application for the newly relaxed IPO rules of the Hong Kong Stock Exchange. The new rules are targeted at emerging technology startups that need to be highly supported by capital support.</text:p>
      <text:p text:style-name="P4">
News Source: <text:a xlink:type="simple" xlink:href="http://www.ftchinese.com/story/001100233" text:style-name="Internet_20_link" text:visited-style-name="Visited_20_Internet_20_Link">
http://www.ftchinese.com/story/001100233</text:a>
</text:p>
      <!--NEWS-->
      <text:h text:style-name="P10" text:outline-level="1">
<text:span text:style-name="T4">
Domestic funds plus the industry "three swordsmen", China has developed artificial intelligence 2.0 (Free Version)</text:span>
</text:h>
      <text:p text:style-name="P4">
Authors: ['咏竹坊']</text:p>
      <text:p text:style-name="P4">
Publisher: 英国《金融时报》</text:p>
      <text:p text:style-name="P4">
Time: 2023-07-13T03:36:34+00:00</text:p>
      <text:p text:style-name="P4">
Published Time: 2023-07-12T12:00:99+08:00</text:p>
      <text:p text:style-name="P4">
Modified Time: 2023-07-12T23:28:99+08:00</text:p>
      <text:p text:style-name="P4">
Description: As global giants avoided the field of artificial intelligence because of fear of being in the situation of geopolitical tensions, former Google executive Li Kaifu has become one of China's largest artificial intelligence investors</text:p>
      <text:p text:style-name="P4">
Images: ["<text:a xlink:type="simple" xlink:href="https://thumbor.ftacademy.cn/unsafe/picture/3/000187373_piclink.jpg" text:style-name="Internet_20_link" text:visited-style-name="Visited_20_Internet_20_Link">
000187373_pic...</text:a>
"]</text:p>
      <text:p text:style-name="P4">
Themes: []</text:p>
      <text:p text:style-name="P4">
Keywords: ['']</text:p>
      <text:p text:style-name="P4">
Type: Article</text:p>
      <!--METADATA-->
      <text:p text:style-name="P4">
<draw:frame draw:style-name="fr1" draw:name="Image69" text:anchor-type="as-char" svg:width="6.9236in" svg:height="4.617987in" draw:z-index="0">
<draw:image xlink:href="../Images/FT Chinese Free Version/2023-07-13T03-36-34-00-00/000187373_piclink.jpg" xlink:type="simple" xlink:show="embed" xlink:actuate="onLoad" draw:mime-type="image/jpeg"/>
</draw:frame>
<text:span text:style-name="T4">
 The author Yang Ge and Yu Terry, this article only represents the author's own point of view. </text:span>
</text:p>
      <text:p text:style-name="P4">
When it comes to the investment of artificial intelligence, or more accurate, the content generation and large language models like Openai's ChatGPT(LLM)In the development of artificial intelligence 2.0 in related fields, China is rapidly forming a situation of "all home".</text:p>
      <text:p text:style-name="P4">
News Source: <text:a xlink:type="simple" xlink:href="http://www.ftchinese.com/story/001100232" text:style-name="Internet_20_link" text:visited-style-name="Visited_20_Internet_20_Link">
http://www.ftchinese.com/story/001100232</text:a>
</text:p>
      <!--NEWS-->
      <text:h text:style-name="P10" text:outline-level="1">
<text:span text:style-name="T4">
Chinese hacker invaded the US Minister of Commerce Raymond Doro and the official email account of the State Council (Free Version)</text:span>
</text:h>
      <text:p text:style-name="P4">
Author: Dustin Volz / William Mauldin</text:p>
      <text:p text:style-name="P4">
Publisher: 华尔街日报中文网</text:p>
      <text:p text:style-name="P4">
Published Time: 2023-07-13T03:40:00.000Z</text:p>
      <text:p text:style-name="P4">
Modified Time: 2023-07-13T03:40:00.000Z</text:p>
      <text:p text:style-name="P4">
Created Time: 2023-07-12T22:09:00.000Z</text:p>
      <text:p text:style-name="P4">
Description: U.S. officials said on Wednesday that the victims of the newly discovered Chinese hackers include US Minister of Commerce Gina Raymond and some senior officials in the United States State Department. This targeted spy activity took place in spring, when the Bayeng government was trying to ease the increasingly tense relationship with China.</text:p>
      <text:p text:style-name="P4">
Images: []</text:p>
      <text:p text:style-name="P4">
Categories: ['国际']</text:p>
      <text:p text:style-name="P4">
Keywords: SYND,LINK:EN|WP-WSJ-0001048767</text:p>
      <text:p text:style-name="P4">
Type: Article</text:p>
      <!--METADATA-->
      <text:p text:style-name="P4">
American officials said on Wednesday that the victims of the newly discovered Chinese hackers include US Minister of Commerce Gina Raymond(Religious ramond)And some senior officials of the State Department. This targeted <text:a xlink:type="simple" xlink:href="https://cn.wsj.com/articles/CN-BGH-20230712132839" text:style-name="Internet_20_link" text:visited-style-name="Visited_20_Internet_20_Link">
spy activity</text:a>
It happened in the spring, and the Biden government was trying to ease the increasingly tense relationship with China.</text:p>
      <text:p text:style-name="P4">
News Source: <text:a xlink:type="simple" xlink:href="https://cn.wsj.com/articles/%E7%BE%8E%E5%9B%BD%E5%9B%BD%E5%8A%A1%E9%99%A2%E9%81%AD%E4%B8%AD%E5%9B%BD%E9%BB%91%E5%AE%A2%E5%85%A5%E4%BE%B5-b233b7e3" text:style-name="Internet_20_link" text:visited-style-name="Visited_20_Internet_20_Link">
https://cn.wsj.com/articles/%E7%BE%8E%E5%9B%BD%E5%9B%BD%E5%8A%A1%E9%99%A2%E9%81%AD%E4%B8%AD%E5%9B%BD%E9%BB%91%E5%AE%A2%E5%85%A5%E4%BE%B5-b233b7e3</text:a>
</text:p>
      <!--NEWS-->
      <text:h text:style-name="P10" text:outline-level="1">
<text:span text:style-name="T4">
"Kitchen Soldiers" Perspective (FREE Version) (Free Version)</text:span>
</text:h>
      <text:p text:style-name="P4">
Authors: ['为FT中文网撰稿']</text:p>
      <text:p text:style-name="P4">
Publisher: 英国《金融时报》</text:p>
      <text:p text:style-name="P4">
Time: 2023-07-13T03:51:58+00:00</text:p>
      <text:p text:style-name="P4">
Published Time: 2023-07-12T12:00:99+08:00</text:p>
      <text:p text:style-name="P4">
Modified Time: 2023-07-12T23:36:99+08:00</text:p>
      <text:p text:style-name="P4">
Description: Ye Shengzhou: Lukashenko said that the commander of Wagner has trained the Belarusian army with practical experience and skills. But in fact, the Wagner Group stayed, and Belarus was more dangerous.</text:p>
      <text:p text:style-name="P4">
Images: []</text:p>
      <text:p text:style-name="P4">
Themes: ['乌克兰战争', '关注']</text:p>
      <text:p text:style-name="P4">
Keywords: ['俄罗斯', '白俄罗斯', '普京', '乌克兰战争', '卢卡申科']</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Those who are familiar with Chinese history, know that Zhao Kuangyin Chen Qiaobing has changed its "cup of wine to release the military power", and also knows that Deng Xiaoping's "14th National Congress" of the Communist Party of China "Zhang Paper to release the military power", now witnessed Russian President Putin's "telephone release of military power".</text:p>
      <text:p text:style-name="P4">
On June 27, Moscow time (the same below), Belarusian President Lukashenko met with the head of the strong department, revealing that Perigo's more details were calmed down. Although there was no public content, the amount of information was sufficient. It's really a great person, not only helping Putin, but also satisfying the curiosity of the world.</text:p>
      <text:p text:style-name="P4">
<text:span text:style-name="T4">
 Lukashenko: Sober and decisive practice low -key </text:span>
</text:p>
      <text:p text:style-name="P4">
<text:span text:style-name="T4">
 1. Putin calls at 10:10 on June 24. </text:span>
 He made a television speech nationwide at 10 o'clock, qualitatively Perigo was the "armed rebellion". According to the "Russian Channel" TV station "Moscow Kremlin Putin" report, Putin's speech was recorded rather than live broadcast, and it began recording at 9:55. Observing the desk behind Putin's speech video, the recording location was his daily office, showing that after the recording of the TV speech, the technical team quickly called Lukashenko as soon as he exited the office. Of course, it is not completely talked about and notified, including the needs of urgent help, but it is not possible to let go of the face of the president of the great country and the "leading brother". Putin is very accurate to find a middleman. After the Belarusian election in August 2020, the storm was up riots. To put it bluntly, acquaintances are good. In the crisis, the true feelings, the two became brothers for changing their lives.</text:p>
      <text:p text:style-name="P4">
<text:span text:style-name="T4">
 2. "Putin has made a cruel decision." </text:span>
 Lukashenko has always felt Putin's contradiction mentality keenly. On the one hand, it has been determined to suppress it at the expense when necessary, and on the other hand, he is worried about the outbreak of the civil war. The core subtext of his national television speech is to clearly select the Minister of Defense of the National Defense and Chief of Staff Glasimov, which will not only meet the requirements of Porigen's appointment of the two, but also instructed the two to lead the armed forces to suppress Pu Pu Pu Pu Pu Pu Pu Pu. The soldiers launched by Ligo.</text:p>
      <text:p text:style-name="P4">
<text:span text:style-name="T4">
 3. Deputy Minister of the Russian Ministry of Defense Evkolov and the Federal Security Bureau Director Boltnikov attended the negotiations. </text:span>
 So far, many mainstream media in the world have ignored this very valuable information. This shows that Lukashenko is the leader of both sides and proposes a compromise compromise plan. It is a participant in negotiating, but it is not the only person and not a decision maker. Putin responded positively, not only authorized Lukashenko to call for contact with Porigo, but also authorized the heads of the Ministry of Defense and the Federal Security Bureau to directly participate in the negotiations on behalf of him. Lukashenko confirmed: No one else other than these two people participated in the talks; Yev Kurov "played an important role in the organization of the talks", Lukashenko's phone was called first, and then handed it to Pu to Pu Pu. Ligor Renfu answered in his hands; the negotiation was finally called Boltnikov to reach an agreement by Porigor. The agreement reached in this way is to be implemented (for example, Pryigon is worried about the attacker when the Wagner soldiers retreat, and Boltnikov promises to attack "will not happen"). of.</text:p>
      <text:p text:style-name="P4">
<text:span text:style-name="T4">
 4. Pricigen is in a "semi -crazy" state. </text:span>
 Lukashenko's description is very accurate and objective. Bachmut's "grinding meat war" for half a year, Russia killed his eyes and died for a lifetime, and his psychology was completely distorted. He had just been collected, cut, and withdrew his military rights. Of course, he was hostile to the Russian Ministry of Defense. Lukashenko is a human essence, and cleverly takes the responsibility for Porigen to shirk the mutiny, saying that the commanders of the Wagner are "very angry" and "greatly affected Perigen himself." Official influence and incitement, seeing too much death on the battlefield. In fact, the biggest interest of the withdrawal of military rights is Perigo Ren, and he is the first responsible person in the mutiny.</text:p>
      <text:p text:style-name="P4">
<text:span text:style-name="T4">
 5. Lupu's first phone call "Scolding for half an hour". </text:span>
 Lukashenko described, "We talked for 30 minutes with swear words, and the amount of swear words was 10 times more than normal." Porigo "apologized" to Lukashenko, and judged from Lukashenko's response to apologize for the mutiny, not to apologize for swear words. There is a stomach and anger in Porigen. You need to vent to those familiar and trust. You need to greet Shoshigo and Gracorph with swear words. This is normal, men, and wild. The state of the meat war. Lukashenko also scolded swear words, and at the same time, he stated that "I can understand" as a soothing and adapt to a specific, sensitive and emotional interactive atmosphere in order to talk.</text:p>
      <text:p text:style-name="P4">
<text:span text:style-name="T4">
 6. The second or third call Lukashenko "I have seen that he (Pleigo Ren) is ready to give up." </text:span>
 The key judgment of Lukashenko will definitely give feedback to Putin as soon as possible. On June 24th, he and Porigen had a total of 7 calls. Obviously, the subsequent 4-5 calls followed only how to accept the specific negotiations, how to arrange the commander and participants of the commander and participants. Porigon "swear" to Lukashenko, and the bleeding incident of killing civilians "will not happen", indicating that it is not completely crazy. His contradictions are concentrated on the Russian Ministry of Defense, not the motherland and the people.</text:p>
      <text:p text:style-name="P4">
<text:span text:style-name="T4">
 7. Pryigo has denied any Russian soldiers on the way from the Rougusk wild camping to Rostov on the Rosteov on the Don River. </text:span>
 Lukashenko only mentioned this sentence to avoid whether Purigo was acknowledged to kill the Russian soldiers on the way to Moscow, that is, shot down the Russian helicopter, which essentially faded Pritigen's crime of mutiny. On the way to Moscow, Porigo acknowledged that he had shot down the military helicopter. Russian and Western media reported that the Wagner Group shot down three or even 6 Russian helicopters. When Putin met with Ping rebellion on June 27, he proposed to silently sorrow to the sacrifice pilot for 1 minute, but the specific number and death soldiers were still a mystery.</text:p>
      <text:p text:style-name="P4">
<text:span text:style-name="T4">
 8. Putin reported "Strangely, the situation is better than ever at the front". </text:span>
 It shows that the counterattack progress began on June 4th, which was better than Putin's expectations, which means that the probability of "anti -counterattack" of the Russian organization "anti -counterattack" increased. Ukraine President Zelei has shirge the responsibility of uncomfortable counterattacks. On July 6, it claimed that NATO national aid weapons were too slow, so the Russian army had enough time to have enough time to Brace and defense, and did not provide F-16 fighters and long-range missiles. The author has been analyzed. Even if NATO provides fighters and long -range missiles, it cannot change the war. Instead, it is easy to upgrade to direct military conflict in the United States and Russia.</text:p>
      <text:p text:style-name="P4">
<text:span text:style-name="T4">
 9. Russia "is our (common) motherland." </text:span>
 Lukashenko does not clearly define a cultural, or psychological, or political "motherland", and it is more likely to have both. At least it shows that after the riots in the 2020 election, he fully accepted the integration of Russia and white, and the two countries were at least the Confederation. On the phone, he did not conceal his position to Porigen, and he had already mobilized a brigade. If Wagner soldiers entered Moscow or had civilian bleeding, the brigade would defend Moscow. Once the subtext is the war, he firmly participates in the war and chose Putin. After calm, Pricigo knew that he had no retreat, and he must be defeated by cruel suppression.<text:span text:style-name="T4">
 11. "If Russia collapses, we will be buried under the ruins, and we will die." </text:span>
 This is a very sober and concise logic. It understands it. It can also understand why China and other BRICS countries maintain neutrality in the Russian and Ukraine War. Essence The global head of state is about 200. Like the provincial college entrance examination champion, after entering Tsinghua University of Peking University, he can soon be divided into three, six or nine. Some of the heads of state are mediocre, virtual, or virtue, or unsatisfactory, or virtue without all. Some small nations have strong ability, and the influence on the surrounding and worlds is far beyond national strength. For example, two Prime Minister Lee Kuan Yew and Li Xianlong's father and son; North Korea Kim Jong Un is smart and capable, but unfortunately the national strength is too weak to play in China and the United States; Lukashenko is the latest one. In the past, I was running a dragon in international occasions, and there was no chance to show their fists.</text:p>
      <text:p text:style-name="P4">
<text:span text:style-name="T4">
 12. "Belarus will help Wagner for a while." </text:span>
 Lukashenko said that the commander of Wagner has trained the Belarusian army with practical experience and skills. According to Polish intelligence, about 8,000 Wagner soldiers settled in Belarus and worried about Poland's security and had added troops on the Baibai border. The numbers should be exaggerated. Please be easy to send God. In fact, the Wagner Group stays, and Belarus is more dangerous.</text:p>
      <text:p text:style-name="P4">
The first hidden danger was all Belarusi president after threatening Lukashenko. The total number of Belarusian troops is about 80,000. Wagner Group expands to about 40,000 as expected in its territory. The combat power tactics are even more fierce, and sooner or later become the country of middle school. Lukashenko and Putin and Pleigo are more than 20 years old friends. There is no crisis of survival, but if he wants his younger son to be President Taiping and Belarus Taiping 20 years later, it will be as soon as possible after the signing of the Russian and Ukraine Agreement Agreement. Send Perigon and all soldiers with Wagner Group out of the country. Lukashenko is very old and has not been tied forever with Russia. The younger son Nicholas to Peking University instead of studying at the University of Moscow is evidence. Whether it is to safeguard family interests or national interests, China is going up, and Russia is going down, it is common sense.</text:p>
      <text:p text:style-name="P4">
The second hidden danger is to control the self -reliance after controlling the tactical nuclear weapons deployed in Belarus. If the Wagner Group in the future will engage in a coup in Belarus or support the agent to be the president, once the tactical nuclear weapons in Belarus are seized, the United States and Russia are unbeaten, as the Russian war in Ukraine is now in Ukraine. Therefore, after the signing of the Russian and Ukraine Agreement Agreement, Belarus's strategic pressure on NATO was alleviated. The Russian tactical nuclear weapons should be evacuated. It signed a common defense military treaty with Russia. The nuclear protection umbrella was safe enough. The United States and NATO did not dare to act lightly.</text:p>
      <text:p text:style-name="P4">
<text:span text:style-name="T4">
 Soldiers calm down: I don’t want to fight without anti -anti -Putin </text:span>
</text:p>
      <text:p text:style-name="P4">
<text:span text:style-name="T4">
 1. The two sides did not tear their faces. </text:span>
 Zhang Xueliang and Yang Hucheng launched the Xi'an Incident. "Soldiers" Chiang Kai -shek anti -Japanese, still supported Chiang as the highest commander. Porigen launched a similar "soldiers", and he was as loyal to the highest commander. He just wanted to force Pujing to withdraw the Minister of Defense and Chief of Staff. He thought he was more loyal to Putin than these two "grass bags". This is obviously not a coup, and it is unintentional to overthrow Putin. Putin did not name Prigo in the national TV speech, leaving room for reconciliation.</text:p>
      <text:p text:style-name="P4">
<text:span text:style-name="T4">
 2. Pricigo did not openly anti -Putin. </text:span>
 After Putin delivered a TV speech at 10 o'clock on June 24, Pricigen responded through audio. Putin called him a traitor "is a big mistake", "No one will surrender at the request of the president", "We don't want to want to do it This country continues to live in corruption and lies. " Some media interpretations are the first public anti -Putin for Pleigo. The author didn't take it for granted. Pricigen went on to say, "We are patriots." The intention is more to justify his own behavior. It is described by a political terms familiar to the Chinese people, which is "Qingjun side", which is good for Putin.</text:p>
      <text:p text:style-name="P4">
News Source: <text:a xlink:type="simple" xlink:href="http://www.ftchinese.com/story/001100234" text:style-name="Internet_20_link" text:visited-style-name="Visited_20_Internet_20_Link">
http://www.ftchinese.com/story/001100234</text:a>
</text:p>
      <!--NEWS-->
      <text:h text:style-name="P10" text:outline-level="1">
<text:span text:style-name="T4">
Microsoft claims that Chinese hackers launch an attack on the US Minister of Commerce to be killed</text:span>
</text:h>
      <text:p text:style-name="P4">
Author: None (Language: zh)</text:p>
      <text:p text:style-name="P4">
Publisher: None</text:p>
      <text:p text:style-name="P4">
Time: 2023-07-13T04:32:00Z</text:p>
      <text:p text:style-name="P4">
Description: Microsoft said that a hacker organization from China invaded 25 emails and obtained the access authority for up to one month without being discovered. Microsoft claims that most of the affected people are the organizations of Western Europe, but the United States has confirmed that its State Council and the Ministry of Commerce are also the objects of hackers.</text:p>
      <text:p text:style-name="P4">
Videos: []</text:p>
      <text:p text:style-name="P4">
Images: []</text:p>
      <text:p text:style-name="P4">
Subject: 新闻广角</text:p>
      <text:p text:style-name="P4">
Subjects: ['德中关系', '专题报道：习近平访美', '岛屿主权争端', '专题报道：全景观看“习马会”', '中国', '黑客', '中共十九大']</text:p>
      <text:p text:style-name="P4">
Keywords: ['微软', '黑客组织', '西欧', '政府电邮', '电子邮件', '网络袭击', '网络安全', 'Storm-0558', '黑客', '中国']</text:p>
      <text:p text:style-name="P4">
Id: 66201191</text:p>
      <!--METADATA-->
      <text:p text:style-name="P4">
<text:a xlink:type="simple" xlink:href="https://www.dw.com/zh/overlay/image/article/66201191/58223660" text:style-name="Internet_20_link" text:visited-style-name="Visited_20_Internet_20_Link">
 </text:a>
Several media quoted unnamed officials, saying that the email of the US Minister of Commerce Raymond was invaded by the Chinese hacker organization. (Data photo)</text:p>
      <text:p text:style-name="P4">
(Voice of Germany Chinese) said in a blog post published by Microsoft on Tuesday (July 11) that hacker tissues located in China and known as "Storm-0558" focus on spy activities and data theft.</text:p>
      <text:p text:style-name="P4">
The hacker organization obtained an email account with about 25 organizations (including government agencies) and the access authority of personal account access to these organizations, occupying about one month until some customers complained to Microsoft's abnormal email activities.</text:p>
      <text:p text:style-name="P4">
Microsoft said this hacker operation is mainly for Western European organizations. On the 12th, the U.S. State Department confirmed that the abnormal situation was monitored and had adopted action to strengthen its system security; <text:a xlink:type="simple" xlink:href="https://www.dw.com/zh/zh/美商务部去年拒绝四分之一出口中国的许可证申请/a-65783582" text:style-name="Internet_20_link" text:visited-style-name="Visited_20_Internet_20_Link">
US Department of Commerce</text:a>
It also said that he received Microsoft notice saying that its Office 365 system was damaged.</text:p>
      <text:p text:style-name="P4">
The Associated Press, Bloomberg, and the Washington Post quoted anonymous informed officials that this wave was discovered when this wave of US Secretary of State AntonyBlinken was about to visit China in mid -June, and it was aimed at small -scale, specific, specific U.S. officials' precise blows, objects include <text:a xlink:type="simple" xlink:href="https://www.dw.com/zh/zh/中國商務部長王文濤見雷蒙多-中美破冰關鍵/a-65738924" text:style-name="Internet_20_link" text:visited-style-name="Visited_20_Internet_20_Link">
US Secretary of Commerce Raymond Duo</text:a>
(Ginaraimondo) email. U.S. officials believe that Raymond should be the only cabinet -level official.</text:p>
      <text:p text:style-name="P4">
U.S. officials said their military and emotional units were not affected; the White House National Security Association spokesman Adamhodge said that the hacking was not a secret system, and the United States immediately contacted Microsoft to find out the fragility of the cloud system. At the point.</text:p>
      <text:p text:style-name="P4">
Markwarner, chairman of the American Senate Intelligence Committee and Democratic Senator, issued a statement on the 12th that the incident seems to be "a major cyber security infringement conducted by Chinese emotional units", and China "is obviously steadily improved to the United States and its allies. "Online collection capabilities", so the US government should closely coordinate with the private sector and threaten this.</text:p>
      <text:p text:style-name="P4">
The Microsoft Corporation of the United States said that in about a month, the hacker organization, known as the "Storm-0558", obtained the access right of an email account of about 25 organizations</text:p>
      <text:h text:style-name="P12" text:outline-level="3">
<text:span text:style-name="T4">
Microsoft, what do you say?</text:span>
</text:h>
      <text:p text:style-name="P4">
Another blog post from Microsoft Executive Vice President of Microsoft, which is responsible for network security, wrote in another blog post that according to its assessment, the hacker tissue is mainly engaged in espionage, such as entering the email system to collect information.</text:p>
      <text:p text:style-name="P4">
The organization uses a fake authentication tool to access personal email accounts. At present, Microsoft has handled the attack and notified the affected customers.</text:p>
      <text:p text:style-name="P4">
Microsoft said that it is cooperating with the Ministry of Land and Security, the Network and Infrastructure Security Bureau and other institutions to prevent such attacks, and also said that it will continue to monitor the "Storm-0558" activities.</text:p>
      <text:p text:style-name="P4">
"Storm-0558" is the latest network security attack from Chinese hackers.</text:p>
      <text:p text:style-name="P4">
<text:a xlink:type="simple" xlink:href="https://www.dw.com/zh/zh/美資安公司駭客替北京網攻全球政商機構/a-65934261" text:style-name="Internet_20_link" text:visited-style-name="Visited_20_Internet_20_Link">
Last month, Mandiant, a network security company owned by Google, said that the security vulnerabilities in the suspected state's support of Chinese hackers used the security loopholes in popular email security tools invaded hundreds of public and private organizations around the world. </text:a>
Earlier this year, <text:a xlink:type="simple" xlink:href="https://www.dw.com/zh/zh/微軟中國駭客組織入侵美國關鍵網路設施/a-65727644" text:style-name="Internet_20_link" text:visited-style-name="Visited_20_Internet_20_Link">
Microsoft stated that Chinese hackers supported by the state have always aimed at key American infrastructure and may lay the foundation for cutting key communication between the United States and Asian countries during the crisis in the future. </text:a>
</text:p>
      <text:h text:style-name="P12" text:outline-level="3">
<text:span text:style-name="T4">
Chinese New Generation Bodyguard School: Fighting can also prevent hackers</text:span>
</text:h>
      <text:h text:style-name="P12" text:outline-level="3">
<text:span text:style-name="T4">
Beijing: The United States is the Internet Secretary</text:span>
</text:h>
      <text:p text:style-name="P4">
China said that the United States has also carried out online spy activities in China and invaded the computer of its universities and companies.</text:p>
      <text:p text:style-name="P4">
According to the China Official Media Global Network, a spokesman for the Chinese Ministry of Foreign Affairs Wang Wenbin said at a regular press conference on July 12 that "the United States is the world's largest hacker empire and Internet secrets." He said that since last year, network security agencies in China and other countries have released reports one after another, "the US government has long implemented cyber attacks on China for a long time, but the United States has not responded so far. Explanation, not to spread the sight of false information transfer. "</text:p>
      <text:p text:style-name="P4">
(Comprehensive report)</text:p>
      <text:p text:style-name="P4">
News Source: <text:a xlink:type="simple" xlink:href="https://www.dw.com/zh/微软称中国黑客发动攻击-传美商务部长受害/a-66201191" text:style-name="Internet_20_link" text:visited-style-name="Visited_20_Internet_20_Link">
https://www.dw.com/zh/微软称中国黑客发动攻击-传美商务部长受害/a-66201191?maca=chi-rss-chi-all-1127-rdf</text:a>
</text:p>
      <!--NEWS-->
      <text:h text:style-name="P10" text:outline-level="1">
<text:span text:style-name="T4">
Bank of China 1,200 outlets closes to the economy down another table</text:span>
</text:h>
      <text:p text:style-name="P4">
Author: None</text:p>
      <text:p text:style-name="P4">
Publisher: Radio Free Asia (Organization)</text:p>
      <text:p text:style-name="P4">
Published Time: 2023-07-13T05:10:00-04:00</text:p>
      <text:p text:style-name="P4">
Modified Time: 2023-07-13T15:59:52-04:00</text:p>
      <text:p text:style-name="P4">
Description: None</text:p>
      <text:p text:style-name="P4">
Videos: []</text:p>
      <text:p text:style-name="P4">
Audios: ["<text:a xlink:type="simple" xlink:href="https://www.rfa.org/mandarin/yataibaodao/jingmao/hcm-071320230510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4.612011in" draw:z-index="0">
<draw:image xlink:href="../Images/rfamandarin/2023-07-13T05-10-00-04-00/000000.png" xlink:type="simple" xlink:show="embed" xlink:actuate="onLoad" draw:mime-type="image/png"/>
</draw:frame>
In Beijing, Industrial and Commercial Bank of China (ICBC) branch. <text:a xlink:type="simple" xlink:href="https://www.rfa.org/mandarin/yataibaodao/jingmao/hcm-07132023051013.html/@@images/image" text:style-name="Internet_20_link" text:visited-style-name="Visited_20_Internet_20_Link">
</text:a>
Reuters information picture [Audio-Link: https://www.rfa.org/mandarin/yataibao/JingMao/hcm-07132023051013.html/@stream]](https://www.rfa.org/mandarin/yataibaodao/jingmao/hcm-07132023051013.html/@@stream)In the first half of the year, banks' outlets were linked. According to official statistics from China, about 1,200 branches "closed the door". In addition, a questionnaire survey by the People's Bank of China showed that the overall loan demand index fell 16.2 percentage points from the previous season. Analysts believe that the main reason behind this is that China's economy has continued to decline and financing demand has decreased.</text:p>
      <text:p text:style-name="P4">
<text:a xlink:type="simple" xlink:href="https://www.rfa.org/mandarin/Xinwen/5-07112023121652.html" text:style-name="Internet_20_link" text:visited-style-name="Visited_20_Internet_20_Link">
</text:a>
<text:span text:style-name="T4">
 <text:a xlink:type="simple" xlink:href="https://www.rfa.org/mandarin/Xinwen/1-07042023110658.html" text:style-name="Internet_20_link" text:visited-style-name="Visited_20_Internet_20_Link">
Still want to pocket? It is said that state -owned banks provide long -term loans to local financing platforms</text:a>
</text:span>
 <text:span text:style-name="T4">
<text:span text:style-name="T5">
 <text:a xlink:type="simple" xlink:href="https://www.rfa.org/mandarin/Xinwen/5-07112023121652.html" text:style-name="Internet_20_link" text:visited-style-name="Visited_20_Internet_20_Link">
China is entering the shrinking? Democratic demand at home and abroad is double weak</text:a>
</text:span>
</text:span>
<text:a xlink:type="simple" xlink:href="https://www.rfa.org/mandarin/Xinwen/st-06132023053346.html" text:style-name="Internet_20_link" text:visited-style-name="Visited_20_Internet_20_Link">
<text:span text:style-name="T4">
 Stimulating the economic affiliate reverse repurchase interest rate decrease of 10 base points, each shares also lowered the deposit interest rate </text:span>
</text:a>
According to information on the official website of the China Media Finance News Agency, a reporter from the China Media Finance News Agency found that there were about 1,200 bank outlets that terminated the business in the first half of 2023, involving state -owned banks, shares, small and medium banks, rural credit union, etc. The types of shutdown outlets include sub -branch, community branch, small and micro branches, and branch offices.</text:p>
      <text:p text:style-name="P4">
The report quoted the saying in the industry, "In recent years, as major banks have pushed online banking and APPs, some outlets are closed and transferred to it." Earlier, there were media statistics that in 2022, about 2,400 various banks outlets were closed.</text:p>
      <text:p text:style-name="P4">
Chinese financial scholar He Jiangbing pointed out that Alipay and WeChat payment began to use it more than ten years ago, which is not the fundamental reason. First of all, bank profitability decreases, reduction of people with shrinking outlets can also reduce expenditure. The root cause is that the economy continues to decline.</text:p>
      <text:p text:style-name="P4">
"Mainland China is mainly based on indirect financing, that is, financing through bank agencies. All economies in the country depend on bank financing. The overall economy will also lead to the decline in the profit value of banks. , Simply withdrew the outlets. In this context, it speeds up. "He Jiangbing said.</text:p>
      <text:p text:style-name="P4">
China ’s bank outlets continued in the first half of the year. The picture shows Shanghai Lujiazui. (Reuters information picture) <text:a xlink:type="simple" xlink:href="https://www.rfa.org/mandarin/yataibaodao/jingmao/hcm-07132023051013.html/image.jpg" text:style-name="Internet_20_link" text:visited-style-name="Visited_20_Internet_20_Link">
</text:a>
The "21st Century Economic Herald" stated that Liang Si, a researcher at the Bank of China Research Institute, mentioned that since the second quarter, corporate financing demand has changed, and the slowdown in credit investment has driven the decline in deposits. According to the results of the National Bank of China Council ’s questionnaires, the overall loan demand index was 62.2%, a decrease of 16.2 percentage points from the previous quarter.</text:p>
      <text:p text:style-name="P4">
<text:span text:style-name="T4">
 The difficulty of the Chinese economy is increasingly increasing </text:span>
</text:p>
      <text:p text:style-name="P4">
Mr. Tian in Wuhan told this station that the so -called "desperately saving money and dare not spend money" has the premise that there must be money. Affected by the environment, it is difficult to operate in small business, and it can only be maintained. The days of ordinary people are becoming more and more sad, and "the old people" appeared in the house of relatives and friends around him. "They are at home, playing the computer every day, and do nothing. I have seen a child in this area. It is almost 30 years old. His father died at home and didn't know when he died."</text:p>
      <text:p text:style-name="P4">
Mr. Tian recalled that he was also the security of the community 3 years ago. Some residents did not see anyone for 15 days. The leaders arranged for him to go upstairs to check. Old youths can continue to sleep at home. The epidemic has passed, and he said that the life around him has not improved much.</text:p>
      <text:p text:style-name="P4">
** "Big Water Manflies" stimulates the economy.</text:p>
      <text:p text:style-name="P4">
The downward pressure on the Chinese economy is not small. Many financial media have discussed that the Chinese travel is in March of this year and the first reduction in the year. After the release of about RMB 600 billion, when is the next reduction?</text:p>
      <text:p text:style-name="P4">
The Chinese President Yi Gang recently published the article "The Autonomous, Effectiveness, Effectiveness and Economic Stability of Monetary Policy" in the “Economic Research" of the Institute of Economic Research of the Chinese Academy of Social Sciences, emphasizing that insisting on not engaged in "big water" Currency ... In the future, China's potential economic growth is expected to remain in a reasonable range, and conditions are as good as possible to maintain normal monetary policy.</text:p>
      <text:p text:style-name="P4">
However, in May this year, the Chinese Traveling issued the "China Monetary Policy Implementation Report in the first quarter of 2023" but deleted "not engaged in large water".</text:p>
      <text:p text:style-name="P4">
"Now it should be injected in finance, not in the monetary policy. No matter how water policy is put in water policy, it is not just a liquidity trap, but a liquidity black hole. No matter how much water is cast, it is useless. How can there be a hole in a hole? "He Jiangbing said.</text:p>
      <text:p text:style-name="P4">
"Time does not wait for people, there is a golden window period in the economic recovery. Once you miss it, you may pay greater policy costs." Zhao Jian, the founding dean of the Xijing Research Institute, recently pointed out that because the modern economy is irreversible to a certain extent, it is irreversible to a certain extent. The bankruptcy company cannot start to die, and those who have been unemployed for too long cannot return to the workplace immediately. Therefore, it is necessary to keep the economy in a reasonable growth rate. "Create a loose, free, and happy economic and social environment for recovery, and stimulate the endogenous creativity and spending power of the public." Zhao Jian said that other policies are likely to be cure for the standard.</text:p>
      <text:p text:style-name="P4">
Reporter: Huang Chunmei Responsible: Chen Meihua Xu Shu Ting Shen Yi.com Editor: Ruizhe</text:p>
      <text:p text:style-name="P4">
News Source: <text:a xlink:type="simple" xlink:href="https://www.rfa.org/mandarin/yataibaodao/jingmao/hcm-07132023051013.html" text:style-name="Internet_20_link" text:visited-style-name="Visited_20_Internet_20_Link">
https://www.rfa.org/mandarin/yataibaodao/jingmao/hcm-07132023051013.html</text:a>
</text:p>
      <!--NEWS-->
      <text:h text:style-name="P10" text:outline-level="1">
<text:span text:style-name="T4">
Hong Kong immigration tide superimposed to retirement of school struggle and school in the "cold winter" school</text:span>
</text:h>
      <text:p text:style-name="P4">
Author: https://www.facebook.com/bbcworldservice/</text:p>
      <text:p text:style-name="P4">
Publisher: BBC News 中文</text:p>
      <text:p text:style-name="P4">
Published Time: 2023-07-13T05:32:15.000Z</text:p>
      <text:p text:style-name="P4">
Modified Time: 2023-07-13T05:32:15.000Z</text:p>
      <text:p text:style-name="P4">
Description: Hong Kong immigrants have continued, and the latest official figures show that nearly 68,000 primary and secondary school students have been lost in Hong Kong in four years. The loss rate in the past year has reached its peak in recent years. The tide of dropping out is the "worst situation that has passed" as the Hong Kong government said, or is it just the beginning?</text:p>
      <text:p text:style-name="P4">
Images: ["<text:a xlink:type="simple" xlink:href="https://ichef.bbci.co.uk/news/640/cpsprodpb/25CC/production/_130367690_gettyimages-1392312977.jpg" text:style-name="Internet_20_link" text:visited-style-name="Visited_20_Internet_20_Link">
_130367690_ge...</text:a>
"]</text:p>
      <text:p text:style-name="P4">
Videos: ["<text:a xlink:type="simple" xlink:href="https://www.bbc.com/ws/av-embeds/cps/zhongwen/simp/chinese-news-66184937/p0g064p7/zh-hans" text:style-name="Internet_20_link" text:visited-style-name="Visited_20_Internet_20_Link">
zh-hans</text:a>
", "<text:a xlink:type="simple" xlink:href="https://www.bbc.com/ws/av-embeds/cps/zhongwen/simp/chinese-news-66184937/p0ftfz54/zh-hans" text:style-name="Internet_20_link" text:visited-style-name="Visited_20_Internet_20_Link">
zh-hans</text:a>
"]</text:p>
      <text:p text:style-name="P4">
Tags: ['香港版国安法', '教育概況', '香港']</text:p>
      <text:p text:style-name="P4">
Type: Article</text:p>
      <!--METADATA-->
      <text:h text:style-name="P12" text:outline-level="3">
<text:span text:style-name="T4">
Hong Kong immigration tide superimposed to retreat school struggling parents and schools in the "cold winter"</text:span>
</text:h>
      <ul>
        <li>
Li Chengxin * BBC Chinese reporter</li>
      </ul>
      <text:p text:style-name="P4">
5:32 am on July 13, 2023![] <text:a xlink:type="simple" xlink:href="Images/BBC Chinese/2023-07-13T05-32-15.000Z/_130367690_gettyimages-1392312977.jpg" text:style-name="Internet_20_link" text:visited-style-name="Visited_20_Internet_20_Link">
</text:a>
Image source, getty images</text:p>
      <text:p text:style-name="P4">
Image adding text,</text:p>
      <text:p text:style-name="P4">
After the 2019 "Removal Central" movement, Hong Kong continued to appear in Hong Kong</text:p>
      <text:p text:style-name="P4">
<text:span text:style-name="T4">
 The summer vacation is approaching, and Hong Kong has entered the peak immigration season. </text:span>
</text:p>
      <text:p text:style-name="P4">
Single mother DODO grasped the last two weeks to pack up. At the end of the month, he would bring his 15 -year -old son to immigrate to the UK and let him advance to high school in London.</text:p>
      <text:p text:style-name="P4">
"After preparing for almost two years, I finally went to the way, and I was relieved before the son's rise." She said to BBC in Chinese.</text:p>
      <text:p text:style-name="P4">
This is much earlier than the original plan. She originally planned to send him to overseas university after graduating from her son's middle school, but the "Counterfeit" movement and the National Security Law landed in Hong Kong to change everything. "I used to let him broaden his horizons, and never thought about politics at all. Now the situation is forcing me to take him away as soon as possible."</text:p>
      <text:p text:style-name="P4">
DODO engaged in the event planning was a reporter in foreign media and is quite sensitive to political risks. She said that her immigration "dead line" was before her son's high school, because the Education Bureau announced in 2021 that the "Citizen and Social Development Division (Commission)" replaced the "General Education Department". At least once in mainland China during the fourth and sixth years of China.</text:p>
      <text:p text:style-name="P4">
"I was forced to exchange by the government to the mainland, but will the students enter and exit the mainland will be detained? My son has criticized the government on social media, will it happen on the mainland? Although it is only a two -day and one night trip, I am very worried about his personal life. Freedom and security. "</text:p>
      <text:p text:style-name="P4">
Another immigrant Hong Kong mother Mandy, considers the competitiveness of children under the "new era".</text:p>
      <text:p text:style-name="P4">
"Foreign capital has been withdrawn or reduced scale, and Hong Kong can be comprehensively sinicized after ten years. More and more state -owned enterprises will become places dominated by Mandarin and mainlanders. But my son has always been in English schools. There is no advantage in development in Hong Kong. "</text:p>
      <text:p text:style-name="P4">
She is engaged in marketing, her husband works in the banking industry. Last week, he took his 9 -year -old and 11 -year -old son to move his house to Bridbane, Australia. "Relative to the peak period, there are fewer people walking this summer, but there are not much less. In my circle, everyone is silently performing the immigration plan."</text:p>
      <text:p text:style-name="P4">
<text:a xlink:type="simple" xlink:href="https://www.bbc.com/ws/av-embeds/cps/zhongwen/simp/chinese-news-66184937/p0g064p7/zh-hans" text:style-name="Internet_20_link" text:visited-style-name="Visited_20_Internet_20_Link">
Video-1-Link:/WS/AV-EMBEDS/CPS/ZHONGWEN/SIMP/Chinese-News-66184937/P0G064p7/ZH-HansS</text:a>
<text:span text:style-name="T4">
 Your equipment does not support playing multimedia materials </text:span>
 video plus injection text,</text:p>
      <text:p text:style-name="P4">
Since Beijing issued the National Security Law in Hong Kong in 2020, hundreds of thousands have left the city. The BBC "Ourworld" continued to track several Hong Kong people who stayed and moved to overseas to record how the changes in political and social atmosphere affected their lives.</text:p>
      <text:p text:style-name="P4">
<text:a xlink:type="simple" xlink:href="https://www.bbc.com/zhongwen/simp/chinese-news-65842285" text:style-name="Internet_20_link" text:visited-style-name="Visited_20_Internet_20_Link">
Hong Kong's "Counter Delivery" 4th Anniversary: Forbidden Books, Forbidden language, self -examination, and Hong Kong people are "re -educated"</text:a>
<text:span text:style-name="T5">
 <text:a xlink:type="simple" xlink:href="https://www.bbc.com/zhongwen/simp/chinese-news-66107890" text:style-name="Internet_20_link" text:visited-style-name="Visited_20_Internet_20_Link">
Hong Kong National Security Law Search for "exterior performance" of overseas Hong Kong people's crickets and persistence</text:a>
</text:span>
 <text:a xlink:type="simple" xlink:href="https://www.bbc.com/zhongwen/simp/world-55874253" text:style-name="Internet_20_link" text:visited-style-name="Visited_20_Internet_20_Link">
Hong Kong Immigration Tide: The reason for the "going global" after the war after the war</text:a>
<text:span text:style-name="T5">
 <text:a xlink:type="simple" xlink:href="https://www.bbc.com/zhongwen/simp/chinese-news-61963484" text:style-name="Internet_20_link" text:visited-style-name="Visited_20_Internet_20_Link">
The 25th anniversary of the transfer of sovereignty in Hong Kong: From the figure, Hong Kong has changed in recent years</text:a>
</text:span>
 <text:a xlink:type="simple" xlink:href="https://www.bbc.com/zhongwen/simp/chinese-news-66051256" text:style-name="Internet_20_link" text:visited-style-name="Visited_20_Internet_20_Link">
The Hong Kong government will re -push the "23": What is the difference between the "National Security Law"? </text:a>
After 2019, there are 100,000 Hong Kong people immigrants, and the "Statistics Report of the number of students" announced by the Hong Kong Education Bureau each year shows that in the three years from September 2019 to September 2022, nearly 68,000 elementary and middle school students lost in Hong Kong. Among them, 27,000 people were lost from September 2021 to September 2022.</text:p>
      <text:p text:style-name="P4">
In contrast, from September 2018 to September 2019 before the anti -repair campaign, the number of primary and secondary school students was reduced by 2,429. In other words, the number of losses increased by more than 10 times in 3 years, and the loss rate also expanded from 0.35%to 3.99%.</text:p>
      <text:p text:style-name="P4">
The tide of withdrawals has also spread to kindergarten. As of the past year of September 2022, at least 6,500 kindergarten students will no longer be promoted in Hong Kong. (K2) Steel (K3) dropped out, and the loss rate was as high as 9.69%.</text:p>
      <text:p text:style-name="P4">
In response, the Education Bureau responded that parents have always had the right to choose to study for their children. Students' flow, including transfer, move to the Mainland, and overseas education, is also "normal."</text:p>
      <text:h text:style-name="P12" text:outline-level="3">
<text:span text:style-name="T4">
Which schools are the most affected?</text:span>
</text:h>
      <text:p text:style-name="P4">
Image source, getty images</text:p>
      <text:p text:style-name="P4">
Image adding text,</text:p>
      <text:p text:style-name="P4">
Some people in the educational community said that the direct -funded schools, which are popular with middle -class families, are most affected by the most affected tide of dropping out of school</text:p>
      <text:p text:style-name="P4">
An English middle school principal, an unknown English middle school, pointed out to the BBC that the government was unwilling to recognize the number of immigration tide caused the number of students to decrease sharply. "Data can speak. If it is only naturally flowing and the normal state, why is there no such obvious loss rate before 2019?"</text:p>
      <text:p text:style-name="P4">
The principal said that about 800 students of the school have been lower than 4%, but after 2019, it has increased to high single digits and even two -digit number.</text:p>
      <text:p text:style-name="P4">
"Most of the previously dropped out of school was high school students in the fourth and middle schools. They went to study in foreign countries, but in the past two or three years, there were more junior high schools. Almost all of them were immigrants and went to Britain, Canada or Australia."</text:p>
      <text:p text:style-name="P4">
Image source, getty images</text:p>
      <text:p text:style-name="P4">
Image adding text,</text:p>
      <text:p text:style-name="P4">
After the Hong Kong National Security Law takes effect, every April 15th, follow the mainland to host the "National National Security Day" event</text:p>
      <text:p text:style-name="P4">
Mandy, a Hong Kong mother who lives in Australia, has previously attended Direct English Primary School in two sons. One of them is a shower elementary school in traditional famous universities. She said that she struggled for a long time before immigration. "For so many years, I have spent time and resources to send them to the school. I hope they will win the starting line.</text:p>
      <text:p text:style-name="P4">
However, she still made her heart, and she believed that the "Sinicization" of Direct Schools was not serious, but it is estimated that she would "escape" in two or three years. "I don't oppose national education. The problem is the intensity and content of execution. Now it is forcibly instilling and controlling ideas. In the long run, it will limit children's vision, creativity and expression ability."</text:p>
      <text:p text:style-name="P4">
At the end of the month, DODO, who immigrated to the UK, also said that after the National Security Law took effect, he saw his son's textbook revision. The duties of being dismissed even referred to Hong Kong's "colonies" in the UK.</text:p>
      <text:p text:style-name="P4">
"Even my son asked me, why can you even change the historical facts? Is there any" Sino -British Joint Statement "? When education becomes brainwashing, you will ask yourself, do you want to shake the red flag and wear a red scarf in the future? I have to take him away. "</text:p>
      <text:p text:style-name="P4">
Image source, getty images</text:p>
      <text:p text:style-name="P4">
Image adding text,</text:p>
      <text:p text:style-name="P4">
Hong Kong Kindergarten has also been impacted by the tide of withdrawal, and there have been closure waves.</text:p>
      <text:p text:style-name="P4">
In addition to the traditional middle -class campus, grass -roots campuses are also affected by dropping school.</text:p>
      <text:p text:style-name="P4">
The pseudonym Ms. Lin's kindergarten principal manages a school located in Tianshui Wai District, New Territories. She said that the school has nearly 420 studies, and in 2021, there are insufficient students, and only about 370 people remain.</text:p>
      <text:p text:style-name="P4">
"For 30 years, we have always been full of life. We have never heard of retreating for immigration, but suddenly a dozen people in the past two or three years, almost all of them are immigrants." She said to BBC in Chinese.</text:p>
      <text:p text:style-name="P4">
She said that many withdrawal immigrants are families in the district, but there are also many public housing families with grassroots roots, and many of them are visa to Britain with a BNO visa. "Most people dropped out of school halfway and walked very anxiously. When they got a batch of visas, some parents even left Hong Kong to send a letter to drop out of school."</text:p>
      <text:p text:style-name="P4">
A month ago, Xiaoyi, who had immigrated to the UK a month ago, was to let the 3 -year -old child drop out of school halfway. She said that her son was studying in Kindergarten Children's Class (K1) in the New Territories, and the staff of the School Affairs Office when he applied for dropping out. "He helped me handle the files mechanically, and did not ask the reason for dropping out. I feel that they have been accustomed to the tide of immigration."</text:p>
      <text:p text:style-name="P4">
She said that she was political cold and was not considered to be sent to China Movement and National Security Law, but she and her husband both engaged in the service industry, namely beauty consultants and hairdressers. The government's governance was annoyed. In March last year, he was determined to immigrate and set off for more than a year.</text:p>
      <text:p text:style-name="P4">
"Coincidentally, the threshold for immigrants in the UK, take the opportunity to take it. In addition, the Hong Kong education system will definitely strengthen Mandarin education in the future. It may sacrifice English hours, but always English is the international language. Going to foreign countries will be better for the development of the son. , His world will be bigger. "</text:p>
      <text:p text:style-name="P4">
<text:a xlink:type="simple" xlink:href="https://www.bbc.com/zhongwen/simp/64734536" text:style-name="Internet_20_link" text:visited-style-name="Visited_20_Internet_20_Link">
Hong Kong promotes the TV broadcast programs "to increase Guoan, reduce English", the outside world will be weakened by the "internationalization" of its "internationalization"</text:a>
<text:span text:style-name="T5">
 <text:a xlink:type="simple" xlink:href="https://www.bbc.com/zhongwen/simp/uk-55714637" text:style-name="Internet_20_link" text:visited-style-name="Visited_20_Internet_20_Link">
Hong Kong people who immigrate to the UK to start a new life</text:a>
</text:span>
 <text:a xlink:type="simple" xlink:href="https://www.bbc.com/zhongwen/simp/chinese-news-55128155" text:style-name="Internet_20_link" text:visited-style-name="Visited_20_Internet_20_Link">
"I was patriotic in the past, now I want to escape from the UK": The painful struggle of Hong Kong families fighting for immigration</text:a>
<text:span text:style-name="T5">
 <text:a xlink:type="simple" xlink:href="https://www.bbc.com/zhongwen/simp/chinese-news-64316121" text:style-name="Internet_20_link" text:visited-style-name="Visited_20_Internet_20_Link">
Whether the Hong Kong people are trapped in the law and the "second immigration wave" of the Guoan dilemma has come one after another</text:a>
</text:span>
 <text:a xlink:type="simple" xlink:href="https://www.bbc.com/zhongwen/simp/chinese-news-62517345" text:style-name="Internet_20_link" text:visited-style-name="Visited_20_Internet_20_Link">
Three teachers of "immigration tide" from the Hong Kong National Security Law left and left the choice</text:a>
</text:p>
      <text:h text:style-name="P12" text:outline-level="3">
<text:span text:style-name="T4">
The worst case has passed?</text:span>
</text:h>
      <text:p text:style-name="P4">
Image source, getty images</text:p>
      <text:p text:style-name="P4">
Image adding text,</text:p>
      <text:p text:style-name="P4">
After 2019, hundreds of thousands of Hong Kong people immigrants, the Hong Kong government also acknowledged the talent gap.</text:p>
      <text:p text:style-name="P4">
The Hong Kong Education Bureau responded to local media inquiries that according to the number of population figures, it is expected that the continuous decline in the school -age population in the future is not transitional but structural.</text:p>
      <text:p text:style-name="P4">
When the Chief Executive Li Jiachao responded to the tide of retirement, he said that the population of Hong Kong's population was generally generally. It is believed that "the worst situation has passed". Even if there is a loss, the number is "not so big before." He also said that the government was trying to encourage fertility to make "richer population."</text:p>
      <text:p text:style-name="P4">
However, the Ming Pao quoted Lin Cuiling, vice chairman of the Education Federation, said that the situation of immigrants from kindergarten immigrants will continue in the next few years. Even if the decline is narrowed, it is not optimistic about the overall source of students. More than 10 kindergartens in Hong Kong will be suspended in the summer vacation.</text:p>
      <text:p text:style-name="P4">
President Lin, who operated kindergartens in the Kindergarten in Tianshui, revealed that there are schools in the industry for 20 % off and 10 % off from teachers, while her schools have reduced their costs on hardware.</text:p>
      <text:p text:style-name="P4">
"In the past, buying toys and textbooks was very boldly available for children. Now we have to take care of it, or buy raw materials and come back to self -made. The school door locks. In the past, please ask the master to repair without saying a word. Some exterior walls collide and break. If it is purely affecting the appearance and no danger, it will be simply not done. "</text:p>
      <text:p text:style-name="P4">
Image source, getty images</text:p>
      <text:p text:style-name="P4">
Image adding text,</text:p>
      <text:p text:style-name="P4">
Under the tide of dropping out, many schools face huge financial pressure</text:p>
      <text:p text:style-name="P4">
The principal of the English Middle School, who is unwilling to name, described the BBC in Chinese that withdrawal of drop -out tide to direct capital, the annual tuition income was sharply reduced, and the government's funding provided by the student's head also decreased immediately.He said that from the perspective of the school's figures, this year's withdrawal rate was reduced from the double -digit number of the previous two years to the number of high units.</text:p>
      <text:p text:style-name="P4">
"The tide of immigration is related to the political environment. If the political rotation is stable, we are indeed over the peak and the future is more optimistic, but if the political environment becomes worse and the West has increased its efforts to absorb Hong Kong people, it is difficult ","</text:p>
      <text:p text:style-name="P4">
Recently, the Hong Kong Government previewed Article 23 of the Basic Law to further increase the crimes of national security. In terms of education, through the "Patriotic Education Law", the implementation target for the first time covers the "Hong Kong, Macao and Taiwan compatriots". The Hong Kong -made member members have successively advocated "de -English" or asked students to go to the Greater Bay Area in the mainland cities for half a year.</text:p>
      <text:p text:style-name="P4">
On the other side, the Canadian government has revised the "lifeboat plan" of Hong Kong immigrants. From August 15th this year, the academic qualifications of "StreamB" will be canceled. As long as you work in the local area for one year, you can apply for permanent residence. Some commented that the policy is more loose than Britain's conditions, or it may arouse a new round of immigration.</text:p>
      <text:p text:style-name="P4">
The above -mentioned principals of English middle schools who do not want to be named admitted that these of them sweated in the education community. "Every time Western countries relax immigration conditions, they shake Hong Kong society and education. I don't know how many schools can survive this cold winter."</text:p>
      <text:p text:style-name="P4">
<text:span text:style-name="T4">
 (In response to the request of </text:span>
 <text:span text:style-name="T4">
 interviewees </text:span>
 <text:span text:style-name="T4">
, parents and teachers in the text are pseudonym.) </text:span>
</text:p>
      <text:p text:style-name="P4">
<text:a xlink:type="simple" xlink:href="https://www.bbc.com/ws/av-embeds/cps/zhongwen/simp/chinese-news-66184937/p0ftfz54/zh-hans" text:style-name="Internet_20_link" text:visited-style-name="Visited_20_Internet_20_Link">
Video-Link:/WS/AV-EMBEDS/CPS/ZHONGWEN/SIMP/Chinese-News-66184937/P0FTFZ54/ZH-HansS</text:a>
<text:span text:style-name="T4">
 Your equipment does not support playing multimedia materials </text:span>
 video plus injection text,</text:p>
      <text:p text:style-name="P4">
Hong Kong BNO immigration tide: the story of two mothers who immigrate to the United Kingdom with the whole family</text:p>
      <text:p text:style-name="P4">
News Source: <text:a xlink:type="simple" xlink:href="https://www.bbc.com/zhongwen/simp/chinese-news-66184937" text:style-name="Internet_20_link" text:visited-style-name="Visited_20_Internet_20_Link">
https://www.bbc.com/zhongwen/simp/chinese-news-66184937</text:a>
</text:p>
      <!--NEWS-->
      <text:h text:style-name="P10" text:outline-level="1">
<text:span text:style-name="T4">
"This is a war behavior": decoding the American chip blocking operation of the United States</text:span>
</text:h>
      <text:p text:style-name="P4">
Creator: ALEX W. PALMER</text:p>
      <text:p text:style-name="P4">
Publisher: https://www.facebook.com/nytimeschinese</text:p>
      <text:p text:style-name="P4">
Published Time: 2023-07-13T06:03:26+08:00</text:p>
      <text:p text:style-name="P4">
Description: The Biden government believes that the connection between cutting off China and high -end chips can maintain the United States' lead in many aspects. If this heavyweight operation is successful, it may affect the progress of Chinese people, and failure may have a amazing rebound. Photo Illustration by Grant Cornett for the New York Times Nivine H100 core GPU is used for large artificial intelligence, high -performance computing and data analysis.</text:p>
      <text:p text:style-name="P4">
Images: ["<text:a xlink:type="simple" xlink:href="https://static01.nyt.com/images/2023/07/16/magazine/16mag-chips/16mag-chips-master1050.jpg" text:style-name="Internet_20_link" text:visited-style-name="Visited_20_Internet_20_Link">
16mag-chips-m...</text:a>
"]</text:p>
      <text:p text:style-name="P4">
Category: 美国</text:p>
      <text:p text:style-name="P4">
Type: Article</text:p>
      <!--METADATA-->
      <text:p text:style-name="P4">
<draw:frame draw:style-name="fr1" draw:name="Image83" text:anchor-type="as-char" svg:width="6.9236in" svg:height="4.239881in" draw:z-index="0">
<draw:image xlink:href="../Images/cnnytimes/2023-07-13T06-03-26-08-00/16mag-chips-master1050.jpg" xlink:type="simple" xlink:show="embed" xlink:actuate="onLoad" draw:mime-type="image/jpeg"/>
</draw:frame>
In October last year, the Bureau of Industry andSecurity (BIS) released a document equivalent to a declaration of war on the economic war against China. This 139 -page document is full of tedious bureaucratic terms and detailed technologies. detail. Such a heavyweight action becomes more eye -catching because its source is relatively unknown. The size of BIS is one of the 13 bureaus of the US Department of Commerce. It is also the smallest federal department: the budget of 2022 is slightly higher than 140 million US dollars, which is about one -eighth of a Patriot air defense missile. The bureau hired about 350 agents and officials, and they jointly monitoring trillions of dollars in transactions in various parts of the world.</text:p>
      <text:p text:style-name="P4">
During the most intense period of the Cold War, the export control of the Soviet camp was the strictest. As an important hub for Western defense, BIS handled up to 100,000 export licenses each year. During the relatively peaceful and stable period of the 1990s, BIS lost some reasons for existence, and also lost some personnel and funds. The number of licenses was reduced to about 10,000 per year. Today, this number has reached 40,000, and it is still increasing. BIS is more busy than ever, it has a huge blacklist of trade -that is, the entity list (currently 662 pages, and it is still increasing), many previously existed multilateral export control agreements, and continuing to Russia and China in China and China action. "We spend 100%of the sanctions against Russia, the other 100%time is spent in China, and 100%of the time is spent on other things." Borman said.</text:p>
      <text:p text:style-name="P4">
In recent years, semiconductor chips have become the core of BIS work. The chip is the lifeblood of the modern economy, and it is also the brain of all electronic devices and systems from iPhone to vomiting drivers, from data centers to credit cards. A new car may have more than 1,000 chips, each chip manages different aspects of vehicle operations. Semiconductor is also <text:a xlink:type="simple" xlink:href="https://www.nytimes.com/2023/06/14/science/ibm-quantum-computing.html" text:style-name="Internet_20_link" text:visited-style-name="Visited_20_Internet_20_Link">
quantum calculation</text:a>
And artificial intelligence, etc. It is expected to completely change the driving force behind life in the next century. For example, it is reported that <text:a xlink:type="simple" xlink:href="https://www.fierceelectronics.com/sensors/chatgpt-runs-10k-nvidia-training-gpus-potential-thousands-more" text:style-name="Internet_20_link" text:visited-style-name="Visited_20_Internet_20_Link">
Openai's training for ChatGPT is performed on 10,000 currently the most advanced chip</text:a>
Essence</text:p>
      <text:p text:style-name="P4">
The U.S. government announced its intention through export control on October 7th <text:a xlink:type="simple" xlink:href="https://cn.nytimes.com/usa/20221008/biden-chip-technology/" text:style-name="Internet_20_link" text:visited-style-name="Visited_20_Internet_20_Link">
the ability to weaken Chinese production or even purchase the highest -end chip</text:a>
Essence The logic of this measure is very simple: advanced chips and its drive supercomputers and artificial intelligence systems can be used to produce new weapons and monitoring equipment. However, it has a wide range of influence and great significance. <text:a xlink:type="simple" xlink:href="https://www.csis.org/analysis/chinas-new-strategy-waging-microchip-tech-war" text:style-name="Internet_20_link" text:visited-style-name="Visited_20_Internet_20_Link">
The goal is far limited to many security countries in China</text:a>
Essence "The key here is to understand the artificial intelligence industry that the United States wants to influence China," said Gregory C. Allen, director of the Washington Strategy and International Research Center Wadvani Artificial Intelligence and Advanced Technology Center. "Semiconductor is a means to achieve this goal."</text:p>
      <text:p text:style-name="P4">
advertise</text:p>
      <text:p text:style-name="P4">
Although the control measures on October 7 are implemented in the low -key form of updating the export rules, it is essentially to eradicate China's entire advanced technology ecosystem. "The new policy reflected on October 7 is that we will not only allow China to make any technological progress, but we will also actively reverse their current technical level," Allen said. Evercoreisi's senior semiconductor analyst C. J. Musk said: "If you told me these rules five years ago, I will tell you that this is a war act -we must be in a state of war."</text:p>
      <text:p text:style-name="P4">
If these control measures are successful, it may affect the progress of the Chinese generation; if it fails, it may produce amazing adaptable results, and the future that the United States is trying to avoid the future will happen faster. This result may affect the future of Sino -US competition and the future of global order. "Since 2022, there will be two dates that will be remembered by history," Ellen said. "The first is February 24, Russia invaded Ukraine; the second is October 7."</text:p>
      <text:p text:style-name="P4">
** Although the design of semiconductors is very complicated, it is also very simple in a sense: a large number of circuits are carved on tiny silicon wafers. The switch called the transistor controls the circuit. When the circuit is turned on, it is 1; 0 when the circuit is disconnected. The first batch of chips was invented at the end of the 1950s and contained only a small amount of transistors. Today, the main semiconductor in new smartphones has 100 to 20 billion transistors. Each transistor is only virus size, and is carved in the silicon structure like layer cakes.</text:p>
      <text:p text:style-name="P4">
The famous Moore's Law describes the speed of progress over the past 60 years, and the law pointed out that the number of transistor on the chip has doubled by about every two years. "Chip war"(ChipWar)Chris Miller, the author of the book, the author of Tavz University Fleche College, often pointed out that if the aircraft's improvement speed is the same as the chip, their current flight speed will be several times the speed of light. There is no technology in the history of human civilization that is comparable to the amazing improvement of computing power.</text:p>
      <text:p text:style-name="P4">
The semiconductor manufacturing plant -wafer factories -are the most expensive factories in the world, which are the most complicated manufacturing ever. Its production scale cannot be achieved by any other equipment. At the same time, a wider range of chip industry is an interdependent network. The highly professional region and companies are all over the world. The extremely long and complex supply chain realizes the possibility of this feat. In other words, this is the world. Products. "It is difficult to imagine that if there is no most smart person in the world to work together, how can they achieve this ability?" The impact of such regulations.advertise</text:p>
      <text:p text:style-name="P4">
The latest version of the machine can make a structure as small as 10 nanometers; in contrast, the diameter of human red blood cells is about 7,000 nanometers. It uses a laser to generate a plasma 40 times higher than the surface of the solar surface, which makes a very ultraviolet light that is invisible to see it. It is refracted to the silicon chip through a series of reflectors. The laser comes from a German company, with a total of 45,7329 components; a complete EUV photoresist with more than 100,000 components with similar complexity.</text:p>
      <text:p text:style-name="P4">
EUV is only part of the entire process: a cutting -edge wafer fab may include more than 500 machines and 1,000 steps. However, EUV alone is almost a miraculous human achievement, and it can work with unimaginable scale and accuracy. "I really believe that our machine is the most complicated thing made by human beings," said Ben Shaop, the current vice president of Asmore's technology. Today, after Twinscan's first trial operation for more than ten years, no other company can reproduce Astai's achievements.</text:p>
      <text:p text:style-name="P4">
By squeezing the natural bottleneck of the industry, the goal of Biden's government is to prevent China from entering the future of chip technology. Its influence will far exceed China's military progress, and will also threaten China's economic growth and scientific leadership. "We said that China should not make progress in some key technical areas," said Emily Kilkres, a senior researcher at the New American Security Center and former US trading official. "These areas are exactly the driving force for future economic growth and development." Today, scientific progress is usually achieved by simulation and analysis of large amounts of data, not through repeated tests. Simulation is used to discover the future of new life -saving drugs, the future of simulated climate change, the behavior of exploring galaxies, and the physics of the hypersonic missile and nuclear explosion.</text:p>
      <text:p text:style-name="P4">
Jack Tanggara, the founding director of the University of Tennessee's Innovation Computing Laboratory, told me: "People with the best supercomputers can engage in the best scientific research." Tangkara runs a [TOP500] named <text:a xlink:type="simple" xlink:href="https://www.top500.org/" text:style-name="Internet_20_link" text:visited-style-name="Visited_20_Internet_20_Link">
TOP500</text:a>
Projects, the fastest supercomputers in the world every two years. As of June this year, China has 134 seats and the United States has 150. But this does not reflect the full picture: Around 2020, the number of computers submitted in China has fallen sharply, which is to be hoped to avoid unnecessary attention from Tang Gara. Rumors about the new super computer leaked in the scientific papers and research announcements, causing observer to speculate the real state of competition -and the size of China's leading advantage. "This is amazing, because China's computers have not been on the list in 2001," Tang Gara said. "Now they have grown to the point where they dominate."</text:p>
      <text:p text:style-name="P4">
However, behind China is a key weakness: almost all chips that provide motivation for China's most advanced projects and institutions are inseparable from American technology. "The entire industry can only operate only when the United States is involved," Miller said. "In every facilities close to cutting -edge technology, there are American tools, American design software, and American intellectual property rights." Although the Chinese government has been working hard for decades and invested in "independent innovation" It has tens of billions of dollars, but this problem is still serious. In 2020, Chinese domestic chip manufacturers only provided 15.9%of the country's total demand. Just in April this year, the cost of imported semiconductors in China exceeded imported oil.</text:p>
      <text:p text:style-name="P4">
<text:span text:style-name="T4">
 The United States fully controlled the global semiconductor market. </text:span>
 In 2019, it was when <text:a xlink:type="simple" xlink:href="https://cn.nytimes.com/business/20190516/huawei-ban-trump/" text:style-name="Internet_20_link" text:visited-style-name="Visited_20_Internet_20_Link">
Trump administration will bring the main telecommunications manufacturer Huawei</text:a>
Late on the entity list. Although on the surface, listing Huawei in the entity list is a punishment for its violations -Huawei has been found to sell sanctions to Iran -but strategic interests immediately became obvious. Because the US semiconductor, software and other necessities cannot be obtained, Huawei, the world's largest telecommunications equipment manufacturer, can only survive. "Sanctions against Huawei immediately kicked off," said Matt Siger, a researcher at the Chinese Science and Technology Ecosystem of the Carnegie International Peace Foundation. "The chips used by Chinese technology giants are made in the United States, or contain a large number of American components."</text:p>
      <text:p text:style-name="P4">
advertise</text:p>
      <text:p text:style-name="P4">
For a long time, export control law has been regarded as a long -lost mysterious area, and it is unlikely to be applied in the practice of US national projection. But after Huawei, the United States found its dominant position in the semiconductor supply chain was a powerful leverage that has not yet been used. Three companies in the United States dominate the chip design software market, which is used to configure billions of transistors for new chips. The market for advanced chip manufacturing tools is also concentrated. Only a few companies can effectively monopolize important machines or processes, and these companies are almost all American companies or companies that rely on American components. Each step of the supply chain runs through the United States, the United States Treaty Allies or Taiwan, and all these countries are operating in the US -led ecosystem. "We discovered by accident," Saine said. "Before we really know how to use these weapons, we started using them."</text:p>
      <text:p text:style-name="P4">
In May 2020, the Trump administration further tightened the policy. This time, Huawei was subject to "foreign direct product rules". This is a clause that was considered obscure in export control law. Under this terms, foreign products produced in American technology or software are all controlled by the United States. This is a comprehensive practice of external law: even if a piece of goods are manufactured and transported overseas in the United States, they have never entered the United States. The final finished product does not include native American parts or technology, but it can still be regarded as American products.</text:p>
      <text:p text:style-name="P4">
For Huawei, the implementation of this clause means that the company's sources of semiconductors are basically cut off. "This rule allows all semiconductors in the world to be subject to US law, because all chip foundries around the world have at least used American equipment to a certain extent." The husband said. "Even if there is only one American device in your foundry, and there are 100 other non -American devices, but the wafers on the entire production line are stained with the United States."</text:p>
      <text:p text:style-name="P4">
According to the data of the market analysis company Canalys, Huawei was [the world's largest smartphone seller] in 2020 <text:a xlink:type="simple" xlink:href="https://www.canalys.com/newsroom/canalys-global-smartphone-market-declines-q2-2020" text:style-name="Internet_20_link" text:visited-style-name="Visited_20_Internet_20_Link">
the world's largest smartphone seller</text:a>
, Occupying 18%of the market share, even more than Apple and Samsung. In 2021, Huawei's revenue fell by nearly one -third, and it was maintained by selling a smartphone brand. By 2022, Huawei's global market share has fallen to 2%.These regulations have an unprecedented impact on the semiconductor supply chain. Not only can China not be able to import the most advanced chips, but also cannot obtain the input required by independent research and development of advanced semiconductors and supercomputers, and even the US native components, technology and software that can be used to produce semiconductor manufacturing equipment. These devices have allowed China to allow China to allow China to allow China Eventually built its own wafer factories and created its own chip. "This is the strategy of 'one pot'," said former BIS official Wolf. Some regulations are new initiatives, such as any "American", including enterprises, individuals, and green card holders and permanent residents -will be limited. After October 7, Americans are no longer allowed to engage in any activities that support advanced semiconductors in China, whether it is to repair the equipment of Chinese wafers, provide suggestions, or even authorize to deliver products to China semiconductor manufacturing products.</text:p>
      <text:p text:style-name="P4">
advertise</text:p>
      <text:p text:style-name="P4">
The decision to take a unilateral action is a diplomatic gambling. Although the United States has controlled many key bottlenecks on the global supply chain of the semiconductor, other countries, especially Taiwan, Japan, and the Netherlands -, also dominate the same key departments during the manufacturing process. If these countries continue to sell products to China as before, the control measures on October 7 are basically equivalent to the same. However, at the end of January, the Bayeng government reached an agreement with Japan and the Netherlands, which will have a semiconductor or semiconductor manufacturing equipment <text:a xlink:type="simple" xlink:href="https://cn.nytimes.com/world/20230129/netherlands-japan-china-chips/" text:style-name="Internet_20_link" text:visited-style-name="Visited_20_Internet_20_Link">
Implementing similar management and control</text:a>
Essence</text:p>
      <text:p text:style-name="P4">
Taiwan signed an agreement when the control measures were announced in the past few months. The island is a chip manufacturing giant: semiconductor output accounts for two -thirds of the world's annual, 90%are the most advanced semiconductors. Most of Taiwan's semiconductor output comes from <text:a xlink:type="simple" xlink:href="https://cn.nytimes.com/technology/20221207/tsmc-chips-factory-phoenix/" text:style-name="Internet_20_link" text:visited-style-name="Visited_20_Internet_20_Link">
TSMC, a company</text:a>
It is the highest market value in Asia and the world's most advanced semiconductor manufacturer. A TSMC company has accounted for one -third of the global chip foundry manufacturing market. (In contrast, the global oil market share controlled by the Organization of Petroleum Exporting Countries is about 40%.)</text:p>
      <text:p text:style-name="P4">
For the United States, Taiwan, which plays a core role in global chip manufacturing, is indispensable. If the wafer fab is occupied by China or shut down during the invasion, it will bring catastrophic consequences to the global economy. The life door held by Taiwan in the chip industry is sometimes called the "Silicon Shield". This is the island's most powerful deterrent against China's attacks, and it is also the ultimate guarantee for the help of the United States when it was invaded by China.</text:p>
      <text:p text:style-name="P4">
But the partnership between the United States and Taiwan is not equal. Although the level of chip manufacturing in Taiwan is unparalleled, it is calculated by revenue, and its global market share is less than 10%. Most sales (40%in 2022) flow to American companies that export chips to Taiwan, which is very similar to the way American clothing designers have made profits by selling product sales overseas. In terms of strategic, the US policy maker regards US dependence on Taiwan as an unacceptable risk. They have been pushing TSMC to build more wafer factories in the United States, which is part of the broader strategy of more semiconductor manufacturing near the United States coast.</text:p>
      <text:p text:style-name="P4">
Because of worrying about annoying this most powerful allies and the largest weapon supply country, Taiwan has no choice but only to obey; but as the United States continues to take measures to weaken the island's dominant position, Taiwan is making its situation more at stake. In the worst case, Taiwan's leading advantage on the chip may only lead to more damage: some American commentators and the war clamor have submitted their ideas that if China invades Taiwan, the United States should destroy TSMC's wafer fabal factory to prevent the TSMC's wafer fab to prevent the TSMC's wafer factory to prevent the TSMC in case the United States should be destroyed to prevent the TSMC's wafer factory to prevent the TSMC's wafer factory to prevent the TSMC's wafer factory to prevent the TSMC's wafer factory to prevent the TSMC's wafer factory to prevent the TSMC to prevent the TSMC in case the United States should be destroyed to prevent the TSMC's wafer factory to prevent the TSMC's wafer factory to prevent the TSMC to prevent the TSMC's wafer factory to prevent the TSMC to prevent the TSMC's wafer factory to prevent the TSMC to prevent the TSMC in case the United States should be destroyed. It fell into the hands of China.</text:p>
      <text:p text:style-name="P4">
<text:span text:style-name="T4">
 One of the difficulties to try to control semiconductor global circulation </text:span>
 is that semiconductors are very small, light weight, and high value. "Smuggers like such goods," Allen said. However, China needs a large number of chips to drive large data centers and facilities equipped with cutting -edge computers, which makes purchases very difficult. "That's a large building that cannot be moved," Miller said. "It is very conducive to the exploration of American intelligence agencies." The composition of the semiconductor market has also made obstacles for everyone trying to avoid control: the number of companies that have the ability to produce cutting -edge chips are extremely limited, and there are not many buyers with chip purchase records in these companies.</text:p>
      <text:p text:style-name="P4">
advertise</text:p>
      <text:p text:style-name="P4">
However, there are also vulnerabilities in the system that performs control, which has attracted the temptation of Chinese enterprises. In March this year, the Chinese Enterprise Inspur Group, which is active in the field of cloud computing and server manufacturing, was included in the entity list. But <text:a xlink:type="simple" xlink:href="https://www.wsj.com/articles/loophole-allows-u-s-tech-exports-to-banned-chinese-firms-b4800164" text:style-name="Internet_20_link" text:visited-style-name="Visited_20_Internet_20_Link">
According to the Wall Street Journal</text:a>
At least one subsidiary of the company has not been included in the list, and American companies sell their products to them.</text:p>
      <text:p text:style-name="P4">
The route of chip circulation in China is also more roundabout. Last month, Reuters reported <text:a xlink:type="simple" xlink:href="https://www.reuters.com/technology/inside-chinas-underground-market-high-end-nvidia-ai-chips-2023-06-19/" text:style-name="Internet_20_link" text:visited-style-name="Visited_20_Internet_20_Link">
Shenzhen high -end chip black market prosperity</text:a>
In the case, many retailers claim that they can supply A100 chips, which is a powerful chip manufactured by the Nvidia. The US government's ability to detect and prevent this physical transaction is limited: BIS has only three law enforcement officers in China. But the existence of the black market is actually the early result of the effect of controlling control. Retailers interviewed by Reuters claim that these chips can only be supplied in small batches, which may be the inventory that is shipped to China before it takes into effect. "This highlights that control measures are playing a role," a industry executive who asked for anonymous to evaluate the US policy told me anonymous. "If the chip can flow freely, they will not do so."</text:p>
      <text:p text:style-name="P4">
The battle for chip control can be regarded as a test of norms. In the West, compliance responsibilities will be mainly on private companies. "Industry is our main line of defense," said BIS Export Management Assistant Minister Asia Rodzman KFLE. "Our government agencies will introduce clear, concise and effective regulations as possible, but the responsibilities of obeying and practicing these regulations lies in the industry." In order to ensure the effectiveness of control measures, the American industry must take at least 800 from 800 in the short term in the short term. Measures are cut with some of the profitable Chinese markets. American companies will have sufficient reasons to test on the legitimate margins, and Chinese companies also have sufficient motivation to drill the system vacancy to provide American companies with the information required for the sales.</text:p>
      <text:p text:style-name="P4">
For China, technology independent battle may bring unprecedented challenges. China's successful characteristics -solid political will, continuous funds, and the whole society mobilization around key goals -may become its fatal weakness. In the past few years, when the efforts of developing the domestic semiconductor industry have become more urgent, at least six chip projects spent billions of dollars have failed, and a large number of executives were investigated for suspected corruption. At the same time, countless enterprises have poured into the semiconductor industry, and some of them are almost completely chip laymen, just to get the government appropriations that can be obtained.But if you want to overcome such challenges, it is likely to be China. Although the export control on October 7, although the foreseeable future has a major blow to China's advanced chip manufacturing capabilities, it may finally stimulate its long -term growth. When Chinese companies can expose advanced Western chips and suppliers, domestic manufacturers cannot find any business. Now, Chinese companies do not unite to achieve innovation, and the end is to destroy together. "We eliminated the options," Kilkres said. "In the past, they could choose between national toughness and business development. Now this choice will no longer exist." If China is used for chip imports of 400 billion US dollars each year, a large part of it is used in China. In the end, you will get the way to catch up.</text:p>
      <text:p text:style-name="P4">
Huawei's case may be inspired again. Under the double blow of US sanctions and China's strict epidemic prevention and control, Huawei's profit in 2022 decreased sharply by 70%compared with the previous year. However, we can still see signs of life: Although the profit has fallen sharply, its revenue has increased slightly, and Huawei's Hongmeng operating system developed after being prohibited from using the Android system has more than 330 million installed capacity, most of which in China. Huawei is still one of the largest companies in the world. Last year's R &amp; D budget was US $ 24 billion, and the scale of R &amp; D team exceeded 100,000.</text:p>
      <text:p text:style-name="P4">
The emphasis on innovation is imperative. Without US chips and technology, Huawei was forced to redesign and manufacture all flagship products to ensure that these products do not include American parts. The company is driving the development of the entire domestic supply chain with its own power, and dispatched its own engineers to help training and enhance the level of Chinese suppliers. Huawei was reluctant to cooperate with these suppliers to choose foreign suppliers. Recent Bit. If Huawei can succeed, it may break through US sanctions, which is stronger and tough than ever.</text:p>
      <text:p text:style-name="P4">
<text:span text:style-name="T4">
 These control measures </text:span>
 Do not curb China once and for all. Even in the ideal circumstances, they are just a delay tactics, aiming to provide the United States and its allies with space to expand key technologies. The problem is how much BIS can win for the West. "In this industry, one blow is not equal to success," said the assistant minister responsible for export law enforcement Matt Axelrod. "Our goal is to stop how much."</text:p>
      <text:p text:style-name="P4">
I met with Aksmann and Rockdler, who was in charge of export management in the office of the Ministry of Commerce, and could overlook the oval lawn in the center of Washington Special Economic Zone. It only takes a few minutes to finish almost the entire BIS headquarters. Even if these regulations do not require dripping without leakage, I still doubt that it is unfair to let the Industry and Security Bureau's power to fight the entire Chinese government. What is the victory of BIS? How can its movement catch the opponent? How could BIS pay attention to chips like China and invest so much money for this? For China, the future of chips is about the National Games.</text:p>
      <text:p text:style-name="P4">
After a brief silence, Razman Kendere made a reply softly. "This may also be related to our survival," she said.</text:p>
      <text:p text:style-name="P4">
News Source: <text:a xlink:type="simple" xlink:href="https://cn.nytimes.com/usa/20230713/semiconductor-chips-us-china/" text:style-name="Internet_20_link" text:visited-style-name="Visited_20_Internet_20_Link">
https://cn.nytimes.com/usa/20230713/semiconductor-chips-us-china/</text:a>
</text:p>
      <!--NEWS-->
      <text:h text:style-name="P10" text:outline-level="1">
<text:span text:style-name="T4">
Do not allow artificial intelligence to repeat social media mistakes (Free Version)</text:span>
</text:h>
      <text:p text:style-name="P4">
Authors: ['']</text:p>
      <text:p text:style-name="P4">
Publisher: 英国《金融时报》</text:p>
      <text:p text:style-name="P4">
Time: 2023-07-13T06:17:44+00:00</text:p>
      <text:p text:style-name="P4">
Published Time: 2023-07-12T12:00:99+08:00</text:p>
      <text:p text:style-name="P4">
Modified Time: 2023-07-13T02:15:99+08:00</text:p>
      <text:p text:style-name="P4">
Description: Timi: As artificial intelligence enters the terrible stage of development, government and technology companies must avoid letting artificial intelligence be as harmful to social media.</text:p>
      <text:p text:style-name="P4">
Images: ["<text:a xlink:type="simple" xlink:href="https://thumbor.ftacademy.cn/unsafe/picture/0/000187240_piclink.jpg" text:style-name="Internet_20_link" text:visited-style-name="Visited_20_Internet_20_Link">
000187240_pic...</text:a>
"]</text:p>
      <text:p text:style-name="P4">
Themes: ['专栏', '人工智能', '关注']</text:p>
      <text:p text:style-name="P4">
Keywords: ['人工智能', '社交媒体', 'ChatGPT']</text:p>
      <text:p text:style-name="P4">
Type: Article</text:p>
      <!--METADATA-->
      <text:p text:style-name="P4">
<draw:frame draw:style-name="fr1" draw:name="Image84" text:anchor-type="as-char" svg:width="6.9236in" svg:height="5.010144in" draw:z-index="0">
<draw:image xlink:href="../Images/FT Chinese Free Version/2023-07-13T06-17-44-00-00/00018724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Dang Tristein Harris(Tristan Harris)When I realized that he wanted to warn the danger brought by the world media, he created the Humanities and Technology Center(Center for Humane Technology)Essence That was 2018, Harris was Google(Google)A designer originally wanted to study the addictive digital tools. At this time, the impact of "application" culture on our brain was afraid. Therefore, through his non -profit organization and "Social Dohaies"(The Social Dilemma)Waiting for documentary, he urged policy makers to pay attention.</text:p>
      <text:p text:style-name="P4">
Five years have passed, and it is obvious that policy makers have not heard. Although social media companies have promoted their improvement of supervision, their control is still relaxed. At the same time, just like Jonathan Heite(Jonathan Haidt)Scholars point out that with the rise of social networks, the mental health of young people has deteriorated sharply.</text:p>
      <text:p text:style-name="P4">
Last month, Harris and his colleague Aza Laskin(If you head)At the Institute of Speed in Aspen(Aspen Ideas Institute)I gave a speech on artificial intelligence, which may be the clearest and most shuddering explanation of artificial intelligence.</text:p>
      <text:p text:style-name="P4">
They believe that the threat brought by artificial intelligence is the extension of social media danger. Specifically, Harris quoted the metaphor of science fiction movies, "You can regard social media as the first real contact between humans and artificial intelligence." When artificial intelligence is used for management, "humans are lost" Essence</text:p>
      <text:p text:style-name="P4">
Now, "the second contact" is happening, because large machine learning models like ChatGPT not only manage content, but also create content. Harris believes that the reason why this stage is so terrible is because the diffusion speed of artificial intelligence tools is faster than before, and it is "learning" from the data how to get even artificial intelligence researchers. "Sudden" skill. As FT magazines were widely reported in April, the machine has recently completed some things without being taught. Google executive Jeff Dien(Jeffdean)Observed that although there are dozens of examples of emergence, there are almost no convincing explanations about why these capabilities appear. "</text:p>
      <text:p text:style-name="P4">
Insiders are increasingly difficult to track what happened, let alone outside people. A senior executive of a large artificial intelligence group recently told me that the problem is that there is no single code system for artificial intelligence programming so that the regulatory agency can check it, because the machine continues to learn and re -learn, and does not stay without leaving. trace.</text:p>
      <text:p text:style-name="P4">
What is worrying is that self -learning may also cause artificial intelligence to do unpredictable things, that is, the so -called "hallucinations", either because of data failure or people who have not been noticed in artificial intelligence commands, or other other people, or other other people, or other other people, or other other people, or other other people, or other other people, or other other people, or other other people, or other other people, or other other people, or other other people, or other other people, or other other people, or other other people, or other other people, or other other people, either others are other Some factors we have not yet understood. For example, Harris and Laskin mentioned that researchers who trained the artificial intelligence platform to find less toxic pharmaceutical compounds found that a small change in the instructions caused them to find 40,000 toxic molecules, including VX neurotoxic agents.</text:p>
      <text:p text:style-name="P4">
There is also a more direct risk that makes another former Google researcher Jeffrey Sington(Geoffrey Hinton)Waiting for well -known science and technology people are worried: open source artificial intelligence tools make it easy for anyone to publish errors, and this information disguised as an impressive fact. As Harris lamented, "We should all pay attention to the military reserve competition in the field of artificial intelligence. I'm not sure if democracy can continue to exist."</text:p>
      <text:p text:style-name="P4">
Harris and Laskin have denied that they want to prohibit artificial intelligence; Laskin himself is also using it to promote the communication between humans and animals. But they do want reasonable restrictions on their development. These measures include suspending any more advanced open source artificial intelligence programs until the safety guardrail is constructed; strict control of chips for driving machine learning models (no chips will not happen); establish appropriate legal frameworks to allow enterprises The intelligent system is responsible when there is a failure; and the public awareness movement is carried out around the wrong information before the election in 2024.</text:p>
      <text:p text:style-name="P4">
Other artificial intelligence researchers who have talked to me recently seem to agree with this view. Shortly after Harris and Laskin's speech at Aspen, Google executive James Manica(JamesManyika)Published a speech and cooperated with policy makers. Microsoft, four major companies that develop artificial intelligence systems -Microsoft(Microsoft)The leaders of Google, Openai and Anthropic also met with the White House to discuss control issues.</text:p>
      <text:p text:style-name="P4">
However, the similarities between artificial intelligence and social media show that it is difficult for the government to challenge large technology companies, and it is also difficult to expect companies to conduct self -supervision while competing for market share. At present, politicians believe that the United States is fighting with China, and the difficulty of implementing the control of the American technology industry has doubled.</text:p>
      <text:p text:style-name="P4">
I eagerly hope that the artificial intelligence movement of Harris and Laskin can be successful, but it can only be achieved under the pressure of serious political will and strong voters' change. This is a task involving all of us. After messed up on social media, let us hope that we can do better in artificial intelligence. There is no time to waste.</text:p>
      <text:p text:style-name="P4">
Translator/He Li</text:p>
      <text:p text:style-name="P4">
News Source: <text:a xlink:type="simple" xlink:href="http://www.ftchinese.com/story/001100236" text:style-name="Internet_20_link" text:visited-style-name="Visited_20_Internet_20_Link">
http://www.ftchinese.com/story/001100236</text:a>
</text:p>
      <!--NEWS-->
      <text:h text:style-name="P10" text:outline-level="1">
<text:span text:style-name="T4">
The inflation rate in the United States has dropped to 3%in June, the lowest level in more than two years</text:span>
</text:h>
      <text:p text:style-name="P4">
Author: Gwynn Guilford</text:p>
      <text:p text:style-name="P4">
Publisher: 华尔街日报中文网</text:p>
      <text:p text:style-name="P4">
Published Time: 2023-07-13T06:30:00.000Z</text:p>
      <text:p text:style-name="P4">
Modified Time: 2023-07-13T06:30:00.000Z</text:p>
      <text:p text:style-name="P4">
Created Time: 2023-07-12T22:06:00.000Z</text:p>
      <text:p text:style-name="P4">
Description: In June, the US consumer price index climbed 3%year -on -year, an increase of far less than 9.1%in June 2022, and was lower than 4%in May. The last time the inflation rate was close to 3%in March 2021.</text:p>
      <text:p text:style-name="P4">
Images: []</text:p>
      <text:p text:style-name="P4">
Categories: ['经济']</text:p>
      <text:p text:style-name="P4">
Keywords: SYND</text:p>
      <text:p text:style-name="P4">
Type: Article</text:p>
      <!--METADATA-->
      <text:p text:style-name="P4">
Due to the pressure of basic prices exceeding expectations, the inflation rate in the United States fell to the lowest level in more than two years last month.</text:p>
      <text:p text:style-name="P4">
News Source: <text:a xlink:type="simple" xlink:href="https://cn.wsj.com/articles/%E7%BE%8E%E5%9B%BD6%E6%9C%88%E4%BB%BDcpi%E5%90%8C%E6%AF%94%E4%B8%8A%E6%B6%A83-%E4%B8%BA%E4%B8%A4%E5%B9%B4%E5%A4%9A%E6%9D%A5%E6%9C%80%E6%85%A2%E6%B6%A8%E9%80%9F-d121ef6b" text:style-name="Internet_20_link" text:visited-style-name="Visited_20_Internet_20_Link">
https://cn.wsj.com/articles/%E7%BE%8E%E5%9B%BD6%E6%9C%88%E4%BB%BDcpi%E5%90%8C%E6%AF%94%E4%B8%8A%E6%B6%A83-%E4%B8%BA%E4%B8%A4%E5%B9%B4%E5%A4%9A%E6%9D%A5%E6%9C%80%E6%85%A2%E6%B6%A8%E9%80%9F-d121ef6b</text:a>
</text:p>
      <!--NEWS-->
      <text:h text:style-name="P10" text:outline-level="1">
<text:span text:style-name="T4">
NATO intends to open a liaison office in Japan to oppose it</text:span>
</text:h>
      <text:p text:style-name="P4">
Publisher: 法新社</text:p>
      <text:p text:style-name="P4">
Published Time: 2023-07-13T06:32:07+00:00</text:p>
      <text:p text:style-name="P4">
Modified Time: 2023-07-13T06:05:02+00:00</text:p>
      <text:p text:style-name="P4">
Description: (AFP, Vilnius, 12th) Jens Stoltenberg, Secretary -General of the North Atlantic Convention Organization (NATO), intends to strengthen relations with Japan, but French President Mark Hong today opposed NATO's opening of a liaison office in Japan. ide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7-13T06-32-07-00-00/000000.png" xlink:type="simple" xlink:show="embed" xlink:actuate="onLoad" draw:mime-type="image/png"/>
</draw:frame>
NATO headed by the United States is increasingly vigilant about China's gradually growing forces, so it is trying to strengthen cooperation with democratic countries in the Asian Pacific region.</text:p>
      <text:p text:style-name="P4">
NATO is holding a summit at the capital of Lithuania, Vilnius, and has attended the second consecutive year in Australia, Japan, New Zealand and South Korean leaders.</text:p>
      <text:p text:style-name="P4">
NATO has previously planned to open a liaison office in Tokyo to promote cooperation with Japan. However, France's shots were blocked, insisting that NATO should focus on protecting the responsibility of the European Atlantic region.</text:p>
      <text:p text:style-name="P4">
Emmanuelmacron said after the summit: "No matter what others say, geographical problems cannot be changed ... The Indo -Pacific region does not belong to the North Atlantic, so we must not make people feel that NATO seems to be establishing legitimacy in other regions and geographically establish it geographically A sense of existence. "</text:p>
      <text:p text:style-name="P4">
Some allies of diplomats disagree with Mark Hong's opposition.</text:p>
      <text:p text:style-name="P4">
Steten Berg met the Japanese Prime Minister Kishita, and insisted that the opening of a liaison office in Japan is still a "discussion" issue. He said that NATO wants to deepen cooperation with Japan in the fields of Internet and marine security.</text:p>
      <text:p text:style-name="P4">
Steten Berg said that NATO and the Asia -Pacific partner conference conveyed a message to the outside world: "Security is not just regional, but global, so we must really unite."</text:p>
      <text:p text:style-name="P4">
He pointed out: "China has invested heavily on new military capabilities, which proves this ... We expect that China will load 1,500 nuclear warheads on the missile by 2035. (Member State) territory. "</text:p>
      <text:p text:style-name="P4">
Steten Berg also said: "NATO did not become a global military alliance, but was aware that this area was facing global challenges. China's rise is one of them."</text:p>
      <text:p text:style-name="P4">
The United States regards China as the main global competitors, and has long been promoting the European allies within NATO to adopt a tougher stance on China.</text:p>
      <text:p text:style-name="P4">
The leader of NATO member states issued a statement yesterday to express concerns about Russia and China's "deepening strategic partnership", and called on the Chinese government to use its own influence to persuade Russia to stop the Ukraine war.</text:p>
      <text:p text:style-name="P4">
News Source: <text:a xlink:type="simple" xlink:href="https://www.rfi.fr/cn/%E5%9B%BD%E9%99%85%E6%8A%A5%E9%81%93/20230713-%E5%8C%97%E7%BA%A6%E6%9C%89%E6%84%8F%E5%9C%A8%E6%97%A5%E6%9C%AC%E5%BC%80%E8%AE%BE%E8%81%94%E7%BB%9C%E5%8A%9E%E5%85%AC%E5%AE%A4-%E9%A9%AC%E5%85%8B%E5%AE%8F%E5%8F%8D%E5%AF%B9" text:style-name="Internet_20_link" text:visited-style-name="Visited_20_Internet_20_Link">
https://www.rfi.fr/cn/%E5%9B%BD%E9%99%85%E6%8A%A5%E9%81%93/20230713-%E5%8C%97%E7%BA%A6%E6%9C%89%E6%84%8F%E5%9C%A8%E6%97%A5%E6%9C%AC%E5%BC%80%E8%AE%BE%E8%81%94%E7%BB%9C%E5%8A%9E%E5%85%AC%E5%AE%A4-%E9%A9%AC%E5%85%8B%E5%AE%8F%E5%8F%8D%E5%AF%B9</text:a>
</text:p>
      <!--NEWS-->
      <text:h text:style-name="P10" text:outline-level="1">
<text:span text:style-name="T4">
What signal Li Qiang meets the senior management of the Chinese technology industry?</text:span>
</text:h>
      <text:p text:style-name="P4">
Author: None (Language: zh)</text:p>
      <text:p text:style-name="P4">
Publisher: None</text:p>
      <text:p text:style-name="P4">
Time: 2023-07-13T06:40:00Z</text:p>
      <text:p text:style-name="P4">
Description: Chinese Prime Minister Li Qiang met a number of large platforms on the 12th to hear the suggestions of the industry. This move was regarded as Beijing's desire to end the suppression of the technology industry for many years. Can this re -revive investors' confidence in China's Internet industry?</text:p>
      <text:p text:style-name="P4">
Videos: []</text:p>
      <text:p text:style-name="P4">
Images: []</text:p>
      <text:p text:style-name="P4">
Subject: 经济纵横</text:p>
      <text:p text:style-name="P4">
Subjects: ['专题报道：中国经济何处去？']</text:p>
      <text:p text:style-name="P4">
Keywords: ['中国经济', '科技业', '电商', '平台经济', '李强', '互联网']</text:p>
      <text:p text:style-name="P4">
Id: 66208019</text:p>
      <!--METADATA-->
      <text:p text:style-name="P4">
<text:a xlink:type="simple" xlink:href="https://www.dw.com/zh/overlay/image/article/66208019/66040589" text:style-name="Internet_20_link" text:visited-style-name="Visited_20_Internet_20_Link">
 </text:a>
The picture shows Li Qiang spoke at the Tianjin Summer Davos Forum in June.</text:p>
      <text:p text:style-name="P4">
(Voice of Germany Chinese) Chinese Prime Minister Li Qiang held a platform for a platform for a platform for a platform to talk to the person in charge of many large platform enterprises on Wednesday (July 12). New year's suppression](https://www.dw.com/zh/zh/媒体中国科技镇压效应-小马智行在美上市计画受阻/a-58835886)The strong signal of the end ".</text:p>
      <text:p text:style-name="P4">
According to the Chinese official media Xinhua News Agency, Li Qiang listened to Alibaba Cloud, Douyin, Pinduoduo and other companies at this symposium on "Promoting the Healthy and Sustainable Development of Platform Economy Standards and Sustainable Development." "SME linkage innovation" and "expanding new employment based on the platform", "dare to work hard on the international stage to drive more Chinese manufacturing and Chinese services to go abroad."</text:p>
      <text:p text:style-name="P4">
According to reports, Li Qiang also emphasized that Chinese governments at all levels will strive to create a fair and competitive market environment, so that the platform economy supervision system is more sound, transparent, expected, and normalized to reduce the cost of corporate compliance operations.</text:p>
      <text:p text:style-name="P4">
Bloomberg reported that China's official positions on private companies have continued to change, making some analysts believe that China's huge Internet industry is not suitable for investment.</text:p>
      <text:p text:style-name="P4">
According to Reuters, Zhou Hao, executive of China Securities Corporation Guotai Junan, said that Wednesday's meeting was a "positive signal" and said that the health and prudent development of the platform economy were very important for investors' long -term valuation. According to the report, among companies participating in Wednesday, some of the Chinese companies listed in the United States rose before the market, and Alibaba Group's holding rose 2.2%, and Pinduer rose 2.7%.</text:p>
      <text:p text:style-name="P4">
The Ant Group was recently fined nearly $ 1 billion (data photo) by the Chinese financial management department.</text:p>
      <text:h text:style-name="P12" text:outline-level="3">
<text:span text:style-name="T4">
The Internet platform becomes the "floating wood" of China's economic revitalization?</text:span>
</text:h>
      <text:p text:style-name="P4">
Prior to this meeting, the Chinese government last week on Tencent and <text:a xlink:type="simple" xlink:href="https://www.dw.com/zh/zh/整顿结果出炉-蚂蚁集团被罚71亿/a-66152831" text:style-name="Internet_20_link" text:visited-style-name="Visited_20_Internet_20_Link">
Ant Group with huge fines</text:a>
And said that most of the prominent issues "have been corrected now", which is considered a signal that is about to end the crackdown technology giant.</text:p>
      <text:p text:style-name="P4">
According to the analysis of multiple media, Chinese regulators have repeatedly criticized the technology giants that have failed to protect the privacy and monopoly markets of the client, and punished illegal punishment, causing the total market value of the Chinese platform to evaporate more than 1.1 trillion dollars. But since December last year, after China has lifted a zero -zero policy, <text:a xlink:type="simple" xlink:href="https://www.dw.com/zh/zh/中国经济疫后复苏乏力/a-65889478" text:style-name="Internet_20_link" text:visited-style-name="Visited_20_Internet_20_Link">
economic recovery speed is lower than expected</text:a>
<text:a xlink:type="simple" xlink:href="https://www.dw.com/zh/zh/中国青年失业率208再创纪录/a-65936894" text:style-name="Internet_20_link" text:visited-style-name="Visited_20_Internet_20_Link">
Youth unemployment rate also exceeded 20%</text:a>
The tone of Beijing has softened and instead emphasizes the need to revive the network platform industry.</text:p>
      <text:p text:style-name="P4">
According to Bloomberg, China's official recently convened private enterprises to increase investment to boost the shrinking manufacturing, exports and consumer expenditures. In order to boost the real estate market, the Beijing government has also urged banks to provide developers with loans. In addition, Chinese President Xi Jinping recently called for expansion of economic opening up and focusing on strengthening trade and investment.</text:p>
      <text:p text:style-name="P4">
Reuters pointed out that although the Chinese authorities have recently released signals of loosening and suppression, some fund managers expect strict supervision and economic weakness to continue, so they will continue to avoid investing in China's platform industry.</text:p>
      <text:h text:style-name="P12" text:outline-level="3">
<text:span text:style-name="T4">
</text:span>
</text:h>
      <text:p text:style-name="P4">
(Reuters, Associated Press, Bloomberg, Xinhua News Agency, etc.)</text:p>
      <text:p text:style-name="P4">
News Source: <text:a xlink:type="simple" xlink:href="https://www.dw.com/zh/李強會見中國科技業高層-釋出什麼信號？/a-66208019" text:style-name="Internet_20_link" text:visited-style-name="Visited_20_Internet_20_Link">
https://www.dw.com/zh/李強會見中國科技業高層-釋出什麼信號？/a-66208019?maca=chi-rss-chi-all-1127-rdf</text:a>
</text:p>
      <!--NEWS-->
      <text:h text:style-name="P10" text:outline-level="1">
<text:span text:style-name="T4">
Chinese Ambassador to the United States "Rare" meeting senior officials at the Pentagon</text:span>
</text:h>
      <text:p text:style-name="P4">
Author: 联合早报 (Person)</text:p>
      <text:p text:style-name="P4">
Publisher: 联合早报 (Organization)</text:p>
      <text:p text:style-name="P4">
Published Time: 2023-07-13T06:47</text:p>
      <text:p text:style-name="P4">
Modified Time: 2023-07-13T13:34</text:p>
      <text:p text:style-name="P4">
Description: Chinese Ambassador to the United States Xie Feng held a rare talks with the US Assistant National Defense Minister Latna in charge of Indo -Pacific Security on Wednesday (July 12) in the Pentagon. Reuters reported that the Pentagon said in a brief statement that Xie Feng and Latna discussed the national defense customs of the two countries ...</text:p>
      <text:p text:style-name="P4">
Videos: []</text:p>
      <text:p text:style-name="P4">
Audios: []</text:p>
      <text:p text:style-name="P4">
Images: []</text:p>
      <text:p text:style-name="P4">
Type: NewsArticle</text:p>
      <text:p text:style-name="P4">
Breadcrumbs: ['即时', '国际']</text:p>
      <text:p text:style-name="P4">
Keywords: ['中美关系', '国防部', '五角大楼', '中国驻美国大使']</text:p>
      <!--METADATA-->
      <text:p text:style-name="P4">
Chinese Ambassador to the United States Xie Feng held a rare talks with the US Assistant National Defense Minister Latna in charge of Indo -Pacific Security on Wednesday (July 12) in the Pentagon.</text:p>
      <text:p text:style-name="P4">
Reuters reported that the Pentagon said in a brief statement that Xie Feng and Latna discussed the national defense relations between the two countries and "a series of international and regional security issues."</text:p>
      <text:p text:style-name="P4">
Pentagon spokesman Manas said that the meeting lasted about 90 minutes, during which Latna also emphasized that the Ministry of Defense is committed to maintaining the smooth channels of "military" communication between the United States and China.</text:p>
      <text:p text:style-name="P4">
The Chinese Embassy in the United States issued a press release saying that the Chinese ambassador to the United States Xie Feng should meet with the United States Assistant National Defense Minister Latner.</text:p>
      <text:p text:style-name="P4">
Xie Feng said that a healthy and stable Sino -US relationship is in line with the common interests of the two countries. The three principles of mutual respect, peaceful coexistence, and win -win cooperation proposed by President Xi Jinping are the correct ways to get along with China and the United States in the new period. Xie Feng states his position on the relationship between the two countries and two armies, asking the United States to adopt action to eliminate obstacles and control differences. In accordance with the principles of the three joint communiqués of China and the United States, they will carefully deal with important sensitive issues such as Taiwan, and they will do with China to promote the relationship between the two countries and the two armies. Gradually return to the right track.</text:p>
      <text:p text:style-name="P4">
The two sides also exchanged views on issues that were concerned.</text:p>
      <text:p text:style-name="P4">
Sun Yun, a senior researcher at Stimsoncenter, Sun Yun, a senior researcher at Stimsoncenter, and the director of China Project and co -director of the East Asian Project, pointed out that Xie Feng and Latna were unusual, and the Chinese ambassador did not often meet with senior US defense officials. "This shows that China is at least responding to the concerns of the United States, but actual progress still takes time and negotiation."</text:p>
      <text:p text:style-name="P4">
Recently, the United States has successively visited China to try to promote high -level dialogue between the two sides. Following the US Secretary of State <text:a xlink:type="simple" xlink:href="https://www.zaobao.com/realtime/china/story20230618-1405448" text:style-name="Internet_20_link" text:visited-style-name="Visited_20_Internet_20_Link">
Visit China in June</text:a>
After that, the Minister of Finance <text:a xlink:type="simple" xlink:href="https://www.zaobao.com/realtime/china/story20230706-1411378" text:style-name="Internet_20_link" text:visited-style-name="Visited_20_Internet_20_Link">
Yellen also visited Beijing earlier this month</text:a>
, Climate Special Envoy <text:a xlink:type="simple" xlink:href="https://www.zaobao.com/realtime/china/story20230712-1412983" text:style-name="Internet_20_link" text:visited-style-name="Visited_20_Internet_20_Link">
Cry will also arrive in China next week</text:a>
Essence</text:p>
      <text:p text:style-name="P4">
However, China has previously refused to arrange for the Sino -US defense ministers in Singapore in June <text:a xlink:type="simple" xlink:href="https://www.zaobao.com/keywords/xiang-ge-li-la-dui-hua" text:style-name="Internet_20_link" text:visited-style-name="Visited_20_Internet_20_Link">
Shangri -La dialogue</text:a>
During the meeting, military communication between the two sides fell into stagnation. The Chinese side urged the United States to immediately revoke the sanctions against China Defense Director Li Shangfu, and adopted practical actions to clear the obstacles for dialogue communication.</text:p>
      <text:p text:style-name="P4">
Sun Yun pointed out that unless Washington resolves the sanctions on Li Shangfu, it is unlikely that Beijing to accept a ministerial meeting with the US Defense Minister Austin. She said that the meeting between Li Shangfu and Austin "is not necessarily a prerequisite for restoring the Minister of Defense in the two countries, but according to the agreement, this is reasonable."</text:p>
      <text:p text:style-name="P4">
News Source: <text:a xlink:type="simple" xlink:href="https://www.zaobao.com.sg/realtime/world/story20230713-1413342" text:style-name="Internet_20_link" text:visited-style-name="Visited_20_Internet_20_Link">
https://www.zaobao.com.sg/realtime/world/story20230713-1413342</text:a>
</text:p>
      <!--NEWS-->
      <text:h text:style-name="P10" text:outline-level="1">
<text:span text:style-name="T4">
China ’s exports have fallen by 12%year -on -year, the largest decline in the innovation crown epidemic</text:span>
</text:h>
      <text:p text:style-name="P4">
Author: None</text:p>
      <text:p text:style-name="P4">
Publisher: Radio Free Asia (Organization)</text:p>
      <text:p text:style-name="P4">
Published Time: 2023-07-13T06:50:00-04:00</text:p>
      <text:p text:style-name="P4">
Modified Time: 2023-07-13T15:58:47-04:00</text:p>
      <text:p text:style-name="P4">
Description: None</text:p>
      <text:p text:style-name="P4">
Videos: []</text:p>
      <text:p text:style-name="P4">
Audios: ["<text:a xlink:type="simple" xlink:href="https://www.rfa.org/mandarin/yataibaodao/jingmao/hx-0713202306500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88615in" draw:z-index="0">
<draw:image xlink:href="../Images/rfamandarin/2023-07-13T06-50-00-04-00/000000.png" xlink:type="simple" xlink:show="embed" xlink:actuate="onLoad" draw:mime-type="image/png"/>
</draw:frame>
China's foreign trade figures continued to fall in June. The picture shows in April 2022, during the outbreak of the new crown virus disease in China, a COSCO container ship was parked at Yangshan Deepwater Port. <text:a xlink:type="simple" xlink:href="https://www.rfa.org/mandarin/yataibaodao/jingmao/hx-07132023065004.html/@@images/image" text:style-name="Internet_20_link" text:visited-style-name="Visited_20_Internet_20_Link">
</text:a>
路透  <text:a xlink:type="simple" xlink:href="https://www.rfa.org/mandarin/yataibaodao/jingmao/hx-07132023065004.html/@@stream" text:style-name="Internet_20_link" text:visited-style-name="Visited_20_Internet_20_Link">
Audio-1-Link：https://www.rfa.org/mandarin/yataibaodao/jingmao/hx-07132023065004.html/@@stream</text:a>
The latest data released by the General Administration of Customs of China shows that China ’s exports have declined significantly in June this year, and the largest decline since the new crown epidemic. China ’s imports and exports have declined for two consecutive months and have expanded, but officially reported that it was“ stable and quality -raising, conforming to expectations ”.</text:p>
      <text:p text:style-name="P4">
<text:span text:style-name="T4">
<text:span text:style-name="T5">
 <text:a xlink:type="simple" xlink:href="https://www.rfa.org/mandarin/yataibaodao/jingmao/ec2-06072023111114.html" text:style-name="Internet_20_link" text:visited-style-name="Visited_20_Internet_20_Link">
China's import and export data performance is poor by depreciation stimulation to stimulate exports to exchange foreign currency and failure</text:a>
</text:span>
</text:span>
<text:a xlink:type="simple" xlink:href="https://www.rfa.org/mandarin/Xinwen/st-06072023013415.html" text:style-name="Internet_20_link" text:visited-style-name="Visited_20_Internet_20_Link">
<text:span text:style-name="T4">
 China ’s May Export atrophism exceeded the expected 7.5%year -on -year </text:span>
</text:a>
On July 13, the General Administration of Customs of China announced that in the US dollar, exports in June this year decreased by 12.4%year -on -year, imports decreased by 6.8%, and the trade surplus was US $ 70.62 billion. 2.6%, the trade surplus was 4912.5 billion yuan.</text:p>
      <text:p text:style-name="P4">
China has declined for two consecutive months, and the decline has expanded. Reuters reported that China's exports in June hit the largest decline since the outbreak of the new crown epidemic in 2020.</text:p>
      <text:p text:style-name="P4">
Lu Daliang, a spokesman for the General Administration of Customs of China, said: "At present, the development of foreign trade in my country is generally stable, and it seems to have been slower year -on -year, but it is steadily moving step by step in a step time; In the past two consecutive months, the month -on -month growth has also increased, and stable development has support. "</text:p>
      <text:p text:style-name="P4">
<text:span text:style-name="T4">
 Official media reported good news "Stability and quality, conforming to expectations" </text:span>
 **</text:p>
      <text:p text:style-name="P4">
The Chinese media focused on reporting that the General Administration of Customs released the scale of foreign trade imports and exports in the first half of the year on the 13th that the first half of the history exceeded 20 trillion yuan, an increase of 2.1 % year -on -year. Among them, exports were 11.46 trillion yuan, an increase of 3.7 % year -on -year; imports were 8.64 trillion yuan, a year -on -year decrease of 0.1 %, and it was qualitatively "steadily improved in foreign trade imports and exports and met expectations."</text:p>
      <text:p text:style-name="P4">
Tianjin Port Container Terminal (Associated Press) <text:a xlink:type="simple" xlink:href="https://www.rfa.org/mandarin/yataibaodao/jingmao/hx-07132023065004.html/ap23194184515879.jpg" text:style-name="Internet_20_link" text:visited-style-name="Visited_20_Internet_20_Link">
</text:a>
Sun Guoxiang, a professor at the Department of International Affairs and Enterprise Studies in South China University in Taiwan, accepted an interview with Radio Free Asia that regardless of the authenticity of the number of Chinese press conferences, it wants to create the publicity effect of the Chinese overall economic recovery, just like Xi Jinping saw large enterprises such as Bill Gates What executives say.</text:p>
      <text:p text:style-name="P4">
Sun Guoxiang said that since the second season, China's economic data is not as good as market expectations. He has not reported good news: "Since the second season, the youth unemployment rate in mainland China has exceeded 20%, which is very serious. Dolochrome involves the slowdown in the economic development of mainland China in the next stage. If young employment is very difficult, it will exacerbate the phenomenon of "four non -youths' without falling in love, no marriage, no children, and not buying a house."</text:p>
      <text:p text:style-name="P4">
Sun Guoxiang analyzed that, compared with other data, China's total industry and corporate profits also decreased by 20%year -on -year. The reason why the profit cannot be created may be that foreign capital withdraws, or there is no way to provide cheap labor and land costs.</text:p>
      <text:p text:style-name="P4">
China Customs General Administration also pointed out that in the first half of the year, China imported and exported to the first major trading partner of 3.08 trillion yuan, an annual increase of 5.4 %, accounting for 15.3 % of the total import and export value; %, Accounting for 13.7 %; the import and export of countries along the “Belt and Road” increased by 9.8 %, an overall growth rate of 7.7 percentage points, accounting for 34.3 %, an increase of 2.4 percentage points year -on -year; The import and export of member states increased by 1.5 %. In addition, China's imports and exports to the United States were 2.25 trillion yuan, a decrease of 8.4 %, accounting for 11.2 %. In terms of cross -strait trade, the total value of bilateral imports and exports in the first half of the year was US $ 123.63 billion, a year -on -year decrease of 24.4 %, and the decline continued to narrow 1.1 percentage points from the previous May.</text:p>
      <text:p text:style-name="P4">
<text:span text:style-name="T4">
 Scholars: Structural changes in Chinese trading partners </text:span>
</text:p>
      <text:p text:style-name="P4">
Liu Mengjun, director of the Institute of Mainland Research of the China Institute of Economics in Taiwan, accepted an interview with Radio Asia in Liberty. China ’s import and export territory has a structural transformation, and it has moved towards more diverse and decentralized characteristics. In the past, China and traditional trading partners, such as the United States or other advanced countries, have reduced the proportion of bilateral trade due to the US -China trade war, the increase in tariffs on the United States, and the US export control of the United States. However, China's total value of import and export of ASEAN, the "Belt and Road" and RCEP countries has increased significantly.</text:p>
      <text:p text:style-name="P4">
For example, Liu Mengjun made: "Electric vehicles exported to Russia and become an important market. For example, electric carrier car, lithium batteries, solar cells, exports have increased, replacing the old three in the new three, reflecting the world's way to go to a net zero carbon volume the trend of."</text:p>
      <text:p text:style-name="P4">
Liu Mengjun mentioned that electric vehicles have a lot to do with the overseas layout of their charging components. China has a lot of subsidies in this aspect of policies and has become an important export competitive energy. Beginning in April, China became the largest exporter in the field of electric vehicles.</text:p>
      <text:p text:style-name="P4">
Liu Mengjun said: "Because like Germany, Japan or Europe, withdrawing from the Russian market, it just happened to be in China. In addition, RCEP started at the beginning of last year (2022). Combined with the US -China trade war and scientific and technological warfare, foreign capital included Taiwanese businessmen and even land. Enterprises will move some production capacity to ASEAN and the "Belt and Road" country. The so -called supply chain relocation, or the trade that contains investment will also drive overseas exports, so ASEAN has become an important import and export country in China. "</text:p>
      <text:p text:style-name="P4">
Lu Daliang pointed out that China's foreign trade situation in the second half of the year has both pressure and confidence. It is mainly because the inflation of the developed economy is still at a high level. The geopolitical conflict continues, and the short -term external demand has insufficient power. The steady growth of China's foreign trade is still facing greater pressure.</text:p>
      <text:p text:style-name="P4">
News Source: <text:a xlink:type="simple" xlink:href="https://www.rfa.org/mandarin/yataibaodao/jingmao/hx-07132023065004.html" text:style-name="Internet_20_link" text:visited-style-name="Visited_20_Internet_20_Link">
https://www.rfa.org/mandarin/yataibaodao/jingmao/hx-07132023065004.html</text:a>
</text:p>
      <!--NEWS-->
      <text:h text:style-name="P10" text:outline-level="1">
<text:span text:style-name="T4">
North Korea announced the successful test of the new intercontinental ballistic missile "Mars Cannon-18"</text:span>
</text:h>
      <text:p text:style-name="P4">
Author: 联合早报 (Person)</text:p>
      <text:p text:style-name="P4">
Publisher: 联合早报 (Organization)</text:p>
      <text:p text:style-name="P4">
Published Time: 2023-07-13T06:57</text:p>
      <text:p text:style-name="P4">
Modified Time: 2023-07-13T14:59</text:p>
      <text:p text:style-name="P4">
Description: North Korea announced on Thursday (July 13) that it had successfully tested the new intercontinental ballistic missile "Mars Cannon-18", and North Korean leader Kim Jong-un guided the test shooting. South Korea's United Staff Headquarters said on Wednesday (12th) that North Korea was at 10 am on the same day, to the east near Pyongyang ...</text:p>
      <text:p text:style-name="P4">
Videos: []</text:p>
      <text:p text:style-name="P4">
Audios: []</text:p>
      <text:p text:style-name="P4">
Images: []</text:p>
      <text:p text:style-name="P4">
Type: NewsArticle</text:p>
      <text:p text:style-name="P4">
Breadcrumbs: ['即时', '国际']</text:p>
      <text:p text:style-name="P4">
Keywords: ['朝鲜', '导弹', '朝鲜半岛', '金正恩']</text:p>
      <!--METADATA-->
      <text:p text:style-name="P4">
North Korea announced on Thursday (July 13) that it had successfully tested the new intercontinental ballistic missile "Mars Cannon-18", and North Korean leader Kim Jong-un guided the test shooting.</text:p>
      <text:p text:style-name="P4">
South Korea's United Staff Headquarters said on Wednesday (12th) that North Korea was at 10 am on the same day, to the east sea near Pyongyang <text:a xlink:type="simple" xlink:href="https://www.zaobao.com/news/world/story20230712-1413310" text:style-name="Internet_20_link" text:visited-style-name="Visited_20_Internet_20_Link">
a long -range ballistic missile</text:a>
Essence The missile flight time is about 74 minutes, and 71 minutes of March 24, 2022, set the longest record in North Korean history.</text:p>
      <text:p text:style-name="P4">
The press release on Thursday of the North Korean Society stated that the test firing was a meaningful big event in North Korea's "strategic armed forces to strengthen the development process", and emphasized that this was "defending national security and regional peace to avoid nuclear war. Containment of hostile military stupidity that is extremely dangerous to strengthen the forces, and strengthen the important part of legitimate defense rights. "</text:p>
      <text:p text:style-name="P4">
The press release said that Kim Jong-un personally instructed the test firing work of the "Mars Artillery-18" intercontinental ballistic missile at the scene. He expressed great satisfaction with the test results. It was evaluated. "" ". He vowed that North Korea would further adopt "more powerful military offensives" until the United States and South Korea changed their policy to North Korea.</text:p>
      <text:p text:style-name="P4">
The South Korean military pointed out that North Korea's ballistic missile test was "a serious provocation of destroying the peace and security of the Korean Peninsula", violating the UN's sanctions on Pyongyang, and calling on North Korea to stop such operations.</text:p>
      <text:h text:style-name="P13" text:outline-level="4">
<text:span text:style-name="T4">
Multi -country expressed strong condemnation</text:span>
</text:h>
      <text:p text:style-name="P4">
The United Nations, the United States, and allies including France have also strongly condemned it.</text:p>
      <text:p text:style-name="P4">
Yin Xiyue, who attended the NATO Summit at the NATO Summit on the same day, held an emergency meeting, instructing to further strengthen the extension of deterrence execution through the meeting of the Korean and American Nuclear Consulting Group.</text:p>
      <text:p text:style-name="P4">
Yin Xiyue pointed out that it is necessary to give North Korea aware of illegal behavior. He instructed the participants to properly implement the bilateral and South Korean unilateral military and diplomatic measures between South Korea and the United States.</text:p>
      <text:p text:style-name="P4">
News Source: <text:a xlink:type="simple" xlink:href="https://www.zaobao.com.sg/realtime/world/story20230713-1413343" text:style-name="Internet_20_link" text:visited-style-name="Visited_20_Internet_20_Link">
https://www.zaobao.com.sg/realtime/world/story20230713-1413343</text:a>
</text:p>
      <!--NEWS-->
      <text:h text:style-name="P10" text:outline-level="1">
<text:span text:style-name="T4">
GDP is not the only thing to live and death</text:span>
</text:h>
      <text:p text:style-name="P4">
Authors: ['']</text:p>
      <text:p text:style-name="P4">
Publisher: 英国《金融时报》</text:p>
      <text:p text:style-name="P4">
Time: 2023-07-13T07:11:39+00:00</text:p>
      <text:p text:style-name="P4">
Published Time: 2023-07-12T12:00:99+08:00</text:p>
      <text:p text:style-name="P4">
Modified Time: 2023-07-13T03:09:99+08:00</text:p>
      <text:p text:style-name="P4">
Description: O'Conner: Competition between countries should not be completely surrounded by GDP. In my opinion, the expected life expectancy should be the most important supplementary indicators to measure the state of a country.</text:p>
      <text:p text:style-name="P4">
Images: ["<text:a xlink:type="simple" xlink:href="https://thumbor.ftacademy.cn/unsafe/picture/5/000187145_piclink.jpg" text:style-name="Internet_20_link" text:visited-style-name="Visited_20_Internet_20_Link">
000187145_pic...</text:a>
"]</text:p>
      <text:p text:style-name="P4">
Themes: ['全球经济', '关注']</text:p>
      <text:p text:style-name="P4">
Keywords: ['全球经济', '工作生活平衡', '健康', 'GDP']</text:p>
      <text:p text:style-name="P4">
Type: Article</text:p>
      <!--METADATA-->
      <text:p text:style-name="P4">
<draw:frame draw:style-name="fr1" draw:name="Image92" text:anchor-type="as-char" svg:width="6.9236in" svg:height="3.894525in" draw:z-index="0">
<draw:image xlink:href="../Images/FT Chinese Free Version/2023-07-13T07-11-39-00-00/000187145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Every time, there will be news that "moving the United States" in the morning TV show in the United States, but it will surprise most Europeans with a sip of tea.</text:p>
      <text:p text:style-name="P4">
For example, "Good Morning America"(Good Morning America)A broadcast of a news about "fashionable gifts for colleagues baby": donate your limited paid holiday to pregnant colleagues, so that she can accompany the newborn some time to come back to work. A woman said she was grateful to go back to work with her baby for 12 weeks, thanks to the holidays donated by colleagues. Another TV station broadcast a news, talking about medical staff to donate paid vacation to colleagues with leukemia during the epidemic.</text:p>
      <text:p text:style-name="P4">
These are not isolated events. American Employer Association(American Society of Employers)A survey shows that about a quarter of the US employers have a "paid vacation donation plan". For example, a university provides an opportunity for his employees to donate his accumulated holidays to ... those colleagues who are seriously ill or have been seriously injured, but have been used up during the holidays. "</text:p>
      <text:p text:style-name="P4">
Everyone donated holidays because the American vacation system was too embarrassed. The United States does not have national legal paid maternity leave or paid leave. There are many alternatives in rich countries, and it is not too much. Organization(OECD)In the country, mothers enjoy paid maternity leave for nearly 19 weeks. In the UK, I took a rest for a year when I gave birth to a child, and most of my time was paid.</text:p>
      <text:p text:style-name="P4">
Whenever I hear that Europeans are worried about the economic strength of the European continent, I think of a strong contrast like the above. Isn't it that GDP is not important, but should all countries really use this indicator to measure their progress and compare each other?</text:p>
      <text:p text:style-name="P4">
This is not a new problem. From decades ago, people have been advocating that GDP is not enough to measure the prosperity or living standard of a country, but the efforts that try to formulate a set of better standards often cannot achieve strong results. The difficulty is that once you start thinking about which factors are important, it is difficult to determine when to stop. The "Better Life" index of Organization Organization(BetterLife index)Contains 11 different indicators. British National Bureau of Statistics(Office for National Statistics)Not far behind, the "national happiness" it prepares(national wellbeing)The index contains 44 indicators, from sports participation to trust in the government. Without paying attention, the "instrument panel" in front of you is already daunting: Although it contains a lot of very interesting information, it is difficult to help you judge the status of a country as a whole, let alone take a country and another A country compares.</text:p>
      <text:p text:style-name="P4">
It is best to measure the method. In my opinion, life expectancy is the most important supplementary indicator of the state of a country. This is a reliable and quantitative indicator based on mortality, and almost nothing else is more important than life and death. It is also affected by other factors that people are very concerned about, such as the treatment of women and children, food quality, medical care, education, pollution, employment and crime. Some people may say that "health expectations life"(healthylife expectancy)——In the expected number of people who can live in a healthy physical condition -it will be better, but the existing data is too subjective to support the persuasive comparison of the situation of various countries.</text:p>
      <text:p text:style-name="P4">
Of course, policy makers have begun to pay attention to the expected life. However, if politicians are as persistent as GDP and eager to compare their GDP with other countries, what will the world look like? Measured according to the expected life span, the United States is not an envy of other wealthy countries. Although the US economy is growing, the life expectancy of Americans is far behind the people of other wealthy countries. In 1980, the expected life of the United States was roughly the same as Italy and France, which was higher than Britain and Germany. By the 1990s, it had fallen to the last names of these countries, and now, some countries per capita GDP are far lower than that of the United States in the expected life expectancy. Talking about when China ’s GDP (or) will surpass the United States, but China’ s expected life span has quietly surpassed the United States.</text:p>
      <text:p text:style-name="P4">
It's not that GDP is not important. It represents the size of the pie, which helps to determine how much influence a country can play in the world and what life can provide for their people. Therefore, it is not unexpected that per capita GDP is often roughly related to the expected life span, but there are many exceptions. From this we can learn some lessons. The expected life rankings of some countries are higher than their economic strength rankings, such as Spain, Italy, and Japan. This is because the diet of these countries is healthier. The United States, which allows guns, eats a lot of processed foods, and social security, is far lower than its economic strength ranking.</text:p>
      <text:p text:style-name="P4">
Caring for health and hoping to affect policy makers or public people often try to emphasize the impact of health on the economy. McKinsey(McKinsey)A study declared: "Poor health status has a GDP that loses 15%of global losses each year." Another report said: "The current health status of people in the community in England 'is not good, causing nearly 30 billion pounds to the country each year. Lost, because people are often unable to work and die prematurely because they are too poor. "But this is completely reversed. GDP is not the purpose of we want to be healthy and longevity. On the contrary, we want GDP to be healthy and longevity.</text:p>
      <text:p text:style-name="P4">
There is nothing wrong with a benign competition between the country. However, on the issue of economic growth, we should not reverse our purpose and means.</text:p>
      <text:p text:style-name="P4">
Translator/He Li</text:p>
      <text:p text:style-name="P4">
News Source: <text:a xlink:type="simple" xlink:href="http://www.ftchinese.com/story/001100237" text:style-name="Internet_20_link" text:visited-style-name="Visited_20_Internet_20_Link">
http://www.ftchinese.com/story/001100237</text:a>
</text:p>
      <!--NEWS-->
      <text:h text:style-name="P10" text:outline-level="1">
<text:span text:style-name="T4">
The head of the US and Russian intelligence calls on the Ukrainian question</text:span>
</text:h>
      <text:p text:style-name="P4">
Author: 联合早报 (Person)</text:p>
      <text:p text:style-name="P4">
Publisher: 联合早报 (Organization)</text:p>
      <text:p text:style-name="P4">
Published Time: 2023-07-13T07:29</text:p>
      <text:p text:style-name="P4">
Modified Time: 2023-07-13T07:29</text:p>
      <text:p text:style-name="P4">
Description: The Director of Russia's Foreign Intelligence Agency, Nareshkin, has already discussed how to deal with the Ukrainian issue with Bernes, Director of the Central Intelligence Agency. Reuters quoted the Tas Society reported that Naresh Gold announced on Wednesday (July 12) the news of the phone call with Bernson. "Wall ...</text:p>
      <text:p text:style-name="P4">
Videos: []</text:p>
      <text:p text:style-name="P4">
Audios: []</text:p>
      <text:p text:style-name="P4">
Images: []</text:p>
      <text:p text:style-name="P4">
Type: NewsArticle</text:p>
      <text:p text:style-name="P4">
Breadcrumbs: ['即时', '国际']</text:p>
      <text:p text:style-name="P4">
Keywords: ['美俄关系', '俄乌战争', '美国中央情报局', '俄罗斯兵变']</text:p>
      <!--METADATA-->
      <text:p text:style-name="P4">
The Director of Russia's Foreign Intelligence Agency, Nareshkin, has already discussed how to deal with the Ukrainian issue with Bernes, Director of the Central Intelligence Agency.</text:p>
      <text:p text:style-name="P4">
Reuters quoted the Tas Society reported that Naresh Gold announced on Wednesday (July 12) the news of the phone call with Bernson. The Wall Street Journal and the New York Times reported on June 30 that Bernus called Nareshkin and guaranteed that the latter did not guarantee that the United States did not change in <text:a xlink:type="simple" xlink:href="https://www.zaobao.com/realtime/world/story20230624-1407349" text:style-name="Internet_20_link" text:visited-style-name="Visited_20_Internet_20_Link">
June 24 Wagna soldiers on June 24</text:a>
Play any role.</text:p>
      <text:p text:style-name="P4">
Narrashkin confirmed on Wednesday that Bernes did mention <text:a xlink:type="simple" xlink:href="https://www.zaobao.com/keywords/e-luo-si-bing-bian" text:style-name="Internet_20_link" text:visited-style-name="Visited_20_Internet_20_Link">
Catches</text:a>
However, he emphasized that in the process of calling for about an hour, most of the time was "considering and discussing how to deal with the Ukrainian issue."</text:p>
      <text:p text:style-name="P4">
The US -China Intelligence Bureau did not comment immediately.</text:p>
      <text:p text:style-name="P4">
Since the outbreak of the Russian and Ukraine War, Nayleshkin has been communicating with Bernus, but US -Russian relations have fallen into a trough.</text:p>
      <text:p text:style-name="P4">
Ukraine claims that other countries should not be negotiated on behalf of Ukraine, and this position is also supported by the United States, emphasizing that if Ukraine is not present, there is no need to discuss the Ukrainian issue.</text:p>
      <text:p text:style-name="P4">
Nareshkin told Tas Society that war negotiations will become possible at a moment. "It will be possible sooner or later. This is a natural truth, because any conflict, including armed conflicts, will end with negotiations, but the conditions for negotiations still need to be mature."</text:p>
      <text:p text:style-name="P4">
President of Ukraine and peaceful negotiating representatives Podoliak told Reuters that people like Nareshkin have no influence on how the war ended. Russia is losing this war. Such people negotiate. "These Russian elites are completely lacking in their understanding of the incident, so there is nothing to talk about with them."</text:p>
      <text:p text:style-name="P4">
News Source: <text:a xlink:type="simple" xlink:href="https://www.zaobao.com.sg/realtime/world/story20230713-1413346" text:style-name="Internet_20_link" text:visited-style-name="Visited_20_Internet_20_Link">
https://www.zaobao.com.sg/realtime/world/story20230713-1413346</text:a>
</text:p>
      <!--NEWS-->
      <text:h text:style-name="P10" text:outline-level="1">
<text:span text:style-name="T4">
Kiev was attacked by the Russian drone for 3 nights and died at least 4 injuries</text:span>
</text:h>
      <text:p text:style-name="P4">
Publisher: 法新社</text:p>
      <text:p text:style-name="P4">
Published Time: 2023-07-13T07:32:07+00:00</text:p>
      <text:p text:style-name="P4">
Modified Time: 2023-07-13T07:20:02+00:00</text:p>
      <text:p text:style-name="P4">
Description: (AFP, Kiev, 13th) The Ukrainian authorities said today that Russia's drone hit the capital Kiev, causing 1 person to be killed and at least 4 people injured; this is the third night of Kiev's consecutive night, and explosions from all over the city have exploded. Voi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7-13T07-32-07-00-00/000000.png" xlink:type="simple" xlink:show="embed" xlink:actuate="onLoad" draw:mime-type="image/png"/>
</draw:frame>
The Kiev Military Bureau said in the communication software Telegram: "Tonight, Iranian drone launched a large -scale attack ... Enter the capital from different directions." He also said that there were about a dozen of about a dozen air -leading airspace.</text:p>
      <text:p text:style-name="P4">
The report pointed out that the fragments of drones in the 5 areas of Kiev, causing a 19 -year -old woman and a 23 -year -old man to be injured by fragments and sent to the hospital.</text:p>
      <text:p text:style-name="P4">
Kiev Mayor Vitali Klitschko also stigned in Telegram: "It was found in a fire in the fire of an apartment building in Podilsky."</text:p>
      <text:p text:style-name="P4">
Crechto also said that in Darnytsky, the fragments of drones were damaged by a residential building, and two were "hospitalized".</text:p>
      <text:p text:style-name="P4">
The Ukrainian Air Force warned that the threat of the Russian drone attack Kiev still exists. (Translator: Ji Jinling)</text:p>
      <text:p text:style-name="P4">
News Source: <text:a xlink:type="simple" xlink:href="https://www.rfi.fr/cn/%E5%9B%BD%E9%99%85%E6%8A%A5%E9%81%93/20230713-%E5%9F%BA%E8%BE%85%E8%BF%9E3%E6%99%9A%E9%81%AD%E4%BF%84%E5%9B%BD%E6%97%A0%E4%BA%BA%E6%9C%BA%E8%A2%AD%E5%87%BB-%E9%85%BF1%E6%AD%BB%E8%87%B3%E5%B0%914%E4%BC%A4" text:style-name="Internet_20_link" text:visited-style-name="Visited_20_Internet_20_Link">
https://www.rfi.fr/cn/%E5%9B%BD%E9%99%85%E6%8A%A5%E9%81%93/20230713-%E5%9F%BA%E8%BE%85%E8%BF%9E3%E6%99%9A%E9%81%AD%E4%BF%84%E5%9B%BD%E6%97%A0%E4%BA%BA%E6%9C%BA%E8%A2%AD%E5%87%BB-%E9%85%BF1%E6%AD%BB%E8%87%B3%E5%B0%914%E4%BC%A4</text:a>
</text:p>
      <!--NEWS-->
      <text:h text:style-name="P10" text:outline-level="1">
<text:span text:style-name="T4">
The Emmy Awards were shortlisted and revealed that the wrong shed coach won 21 named fame comedies</text:span>
</text:h>
      <text:p text:style-name="P4">
Publisher: 法新社</text:p>
      <text:p text:style-name="P4">
Published Time: 2023-07-13T07:32:08+00:00</text:p>
      <text:p text:style-name="P4">
Modified Time: 2023-07-13T07:05:03+00:00</text:p>
      <text:p text:style-name="P4">
Description: (Agence France -Presse, Los Angeles, 12th) The 75th Emmy Award was released today, and the third season of "Ted Lasso" (TED LASSO) of Apple TV+ He dominated in the field of comedy and was nominated for 21 item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7-13T07-32-08-00-00/000000.png" xlink:type="simple" xlink:show="embed" xlink:actuate="onLoad" draw:mime-type="image/png"/>
</draw:frame>
The shortlisted works of the best albums of comedy include "Abbott Elementary", "Barry", "TheBear", "Jury Dut", "Mancai Meiso" "The Marvelous Mrs. Maisel", "ONLYMurders in the Building" and "Wednesday".</text:p>
      <text:p text:style-name="P4">
Bill Hader, who was shortlisted for the Best Actor in Comedy, Bill Hader, Jasonsegel of Jason Seigel, "SHRINKING", "SHRINKING", "SHRINKING". (Martin Short), "Tedlaso: The wrong shed coach is more interesting" Jason Sudeikis and "Big Bear Restaurant" Jeremy Allen White.</text:p>
      <text:p text:style-name="P4">
The Comedy Best Actress Award is the "Dead To Me" Christinaapplegate, and the Rachel Brosnahan (Mrs. Mrs. Meso " ), "Elementary School", Quintabrunson, "Poker Face" Natasha Lyonne, and Jenna Ortega on Wednesday.</text:p>
      <text:p text:style-name="P4">
The shortlisted works of the best limited episodes or independent unit episodes include "Beef", "Dahmer -Monster: The Jeffrey Dahmerstory", "Daisi Jones and the Sixth Group". (DAISY JONES &amp; The Six), "Fleishman Is Introup) and" Obi-Wan Kenobi ".</text:p>
      <text:p text:style-name="P4">
News Source: <text:a xlink:type="simple" xlink:href="https://www.rfi.fr/cn/%E7%BC%A4%E7%BA%B7%E4%B8%96%E7%95%8C/20230713-%E8%89%BE%E7%BE%8E%E5%A5%96%E5%85%A5%E5%9B%B4%E5%90%8D%E5%8D%95%E6%8F%AD%E6%99%93-%E9%94%99%E6%A3%9A%E6%95%99%E7%BB%83%E8%8E%B721%E9%A1%B9%E6%8F%90%E5%90%8D%E7%A7%B0%E9%9C%B8%E5%96%9C%E5%89%A7%E7%B1%BB" text:style-name="Internet_20_link" text:visited-style-name="Visited_20_Internet_20_Link">
https://www.rfi.fr/cn/%E7%BC%A4%E7%BA%B7%E4%B8%96%E7%95%8C/20230713-%E8%89%BE%E7%BE%8E%E5%A5%96%E5%85%A5%E5%9B%B4%E5%90%8D%E5%8D%95%E6%8F%AD%E6%99%93-%E9%94%99%E6%A3%9A%E6%95%99%E7%BB%83%E8%8E%B721%E9%A1%B9%E6%8F%90%E5%90%8D%E7%A7%B0%E9%9C%B8%E5%96%9C%E5%89%A7%E7%B1%BB</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7-13T07:47:29</text:p>
      <text:p text:style-name="P4">
Modified Time: 2023-07-13T16:01:03</text:p>
      <text:p text:style-name="P4">
Description: U.S. President Joe Biden said in Finland, a new member of NATO that after providing more national defense packages to Ukraine's plan to fight against Russia, the NATO Alliance has never been so powerful.</text:p>
      <text:p text:style-name="P4">
Images: ["<text:a xlink:type="simple" xlink:href="https://chinese.aljazeera.net/wp-content/uploads/2023/07/1-1689261612.png" text:style-name="Internet_20_link" text:visited-style-name="Visited_20_Internet_20_Link">
1-1689261612.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95" text:anchor-type="as-char" svg:width="6.9236in" svg:height="4.615733in" draw:z-index="0">
<draw:image xlink:href="../Images/Aljazeera Chinese/2023-07-13T07-47-29/1-1689261612.png" xlink:type="simple" xlink:show="embed" xlink:actuate="onLoad" draw:mime-type="image/png"/>
</draw:frame>
Biden (right) talks with the Nordic Leaders (from left) at the Presidential Palace of Helsinki, Finland (from left). Attended the meeting (Associated Press)</text:p>
      <ul>
        <li>
U.S. President Joe Biden said in Finland, a new member of NATO, saying that after providing more national defenses to Ukraine, it is planned to fight against Russia, and the NATO Alliance has never been so powerful. * Russian nuclear person in charge said that only "thorough idiot" will blow up the Zarper Nuclear Power Station, while Ukraine claims that Moscow is planning to launch an attack.</li>
      </ul>
      <text:p text:style-name="P4">
read more</text:p>
      <text:p text:style-name="P4">
News Source: <text:a xlink:type="simple" xlink:href="https://chinese.aljazeera.net/news/war-in-ukraine/liveblog/2023/7/13/%e4%bf%84%e7%bd%97%e6%96%af%e5%af%b9%e4%b9%8c%e5%85%8b%e5%85%b0%e6%88%98%e4%ba%89%e7%9a%84%e4%bb%8a%e6%97%a5%e5%8f%91%e5%b1%95-384" text:style-name="Internet_20_link" text:visited-style-name="Visited_20_Internet_20_Link">
https://chinese.aljazeera.net/news/war-in-ukraine/liveblog/2023/7/13/%e4%bf%84%e7%bd%97%e6%96%af%e5%af%b9%e4%b9%8c%e5%85%8b%e5%85%b0%e6%88%98%e4%ba%89%e7%9a%84%e4%bb%8a%e6%97%a5%e5%8f%91%e5%b1%95-384</text:a>
</text:p>
      <!--NEWS-->
      <text:h text:style-name="P10" text:outline-level="1">
<text:span text:style-name="T4">
The NATO Summit was closed: member states strongly condemned China's analysis, saying that NATO intended to advance to the Asia -Pacific</text:span>
</text:h>
      <text:p text:style-name="P4">
Author: https://www.facebook.com/bbcworldservice/</text:p>
      <text:p text:style-name="P4">
Publisher: BBC News 中文</text:p>
      <text:p text:style-name="P4">
Published Time: 2023-07-13T07:47:40.000Z</text:p>
      <text:p text:style-name="P4">
Modified Time: 2023-07-13T07:47:40.000Z</text:p>
      <text:p text:style-name="P4">
Description: About 31 member states in NATO issued a bulletin, which has issued the most strong attack on China so far. Analysis refers to the intention of expanding NATO to the Asia -Pacific region and will further participate in the United States' containment of China.</text:p>
      <text:p text:style-name="P4">
Images: ["<text:a xlink:type="simple" xlink:href="https://ichef.bbci.co.uk/news/640/cpsprodpb/19BA/production/_130368560_f41e60f99f57316430cc45d941fb5fc952f56220.jpg" text:style-name="Internet_20_link" text:visited-style-name="Visited_20_Internet_20_Link">
_130368560_f4...</text:a>
", "<text:a xlink:type="simple" xlink:href="https://ichef.bbci.co.uk/news/640/cpsprodpb/570E/production/_130368222_gettyimages-1527480698.jpg" text:style-name="Internet_20_link" text:visited-style-name="Visited_20_Internet_20_Link">
_130368222_ge...</text:a>
"]</text:p>
      <text:p text:style-name="P4">
Videos: ["<text:a xlink:type="simple" xlink:href="https://www.bbc.com/ws/av-embeds/cps/zhongwen/simp/world-66186353/p0g0m3xg/zh-hans" text:style-name="Internet_20_link" text:visited-style-name="Visited_20_Internet_20_Link">
zh-hans</text:a>
"]</text:p>
      <text:p text:style-name="P4">
Tags: ['日本', '朝鲜', '澳大利亚', '法国', '中國', '韩国', '政治', '美国', '北大西洋公约组织', '军事']</text:p>
      <text:p text:style-name="P4">
Type: Article</text:p>
      <!--METADATA-->
      <text:h text:style-name="P12" text:outline-level="3">
<text:span text:style-name="T4">
NATO Summit closed: member states strongly condemned China analysis, saying that NATO intended to advance to Asia Pacific</text:span>
</text:h>
      <text:p text:style-name="P4">
7.47 am on July 13, 2023![] <text:a xlink:type="simple" xlink:href="Images/BBC Chinese/2023-07-13T07-47-40.000Z/_130368560_f41e60f99f57316430cc45d941fb5fc952f56220.jpg" text:style-name="Internet_20_link" text:visited-style-name="Visited_20_Internet_20_Link">
</text:a>
Image source, reuters</text:p>
      <text:p text:style-name="P4">
Image adding text,</text:p>
      <text:p text:style-name="P4">
After the NATO summit, President Biden gave a speech on NATO at the University of Vernis, Lithuania.</text:p>
      <text:p text:style-name="P4">
<text:span text:style-name="T4">
 At the just -concluded NATO Summit, the leaders of Australia, Japan, New Zealand and South Korea (that is, "IP4", and the four countries in Indo -Pacific region were once again invited to attend, strengthening the cooperative relationship with NATO. About 31 member states in NATO issued a bulletin, which has issued the most strong condemnation to China so far. Beijing responded an angry response. </text:span>
</text:p>
      <text:p text:style-name="P4">
In the two -day summit held in the Caluki capital of Lithuania, NATO leaders issued a tough statement, saying that China challenged NATO's interests, security and values with its "open ambitions and mandatory policies". And attack China's partnership with Russia.</text:p>
      <text:p text:style-name="P4">
"China uses a wide range of political, economic and military tools to increase its global involvement and projection power, while maintaining its own strategy, intent and military construction," NATO leaders said in the bulletin.</text:p>
      <text:p text:style-name="P4">
NATO's statement is based on the "strategic concept" released by the organization last year, which marks the first to mention China in NATO and point out the risks brought by its ambitions and policies.</text:p>
      <text:p text:style-name="P4">
Zhu Zhiqun, a professor of international relations at Bucknenelluniversity of Bucknellun (Bucknenelluniversity), pointed out that the NATO summit was held in the Capital capital of Lithuania. This has become a "urgent pioneer in European anti -China". ","</text:p>
      <text:p text:style-name="P4">
Professor Zhu Zhiqun believes that NATO has the intention to expand to the Asia -Pacific region and will further participate in the United States' containment of China, and the US -China relations and China -EU relations will also be more tense.</text:p>
      <text:p text:style-name="P4">
<draw:frame draw:style-name="fr1" draw:name="Image96" text:anchor-type="as-char" svg:width="6.9236in" svg:height="3.894525in" draw:z-index="0">
<draw:image xlink:href="../Images/BBC Chinese/2023-07-13T07-47-40.000Z/_130368222_gettyimages-1527480698.jpg" xlink:type="simple" xlink:show="embed" xlink:actuate="onLoad" draw:mime-type="image/jpeg"/>
</draw:frame>
Image source, getty images</text:p>
      <text:p text:style-name="P4">
<text:a xlink:type="simple" xlink:href="https://www.bbc.com/zhongwen/simp/world-62033226" text:style-name="Internet_20_link" text:visited-style-name="Visited_20_Internet_20_Link">
The NATO Summit officially included China in the "systemic challenge" for the first time: whether the tentacles have extended into Indo -Pacific</text:a>
<text:span text:style-name="T5">
 <text:a xlink:type="simple" xlink:href="https://www.bbc.com/zhongwen/simp/world-63158907" text:style-name="Internet_20_link" text:visited-style-name="Visited_20_Internet_20_Link">
The Russian and Ukraine's Ukrainian application to join the four obstacles to NATO</text:a>
</text:span>
 <text:a xlink:type="simple" xlink:href="https://www.bbc.com/zhongwen/simp/world-65774317" text:style-name="Internet_20_link" text:visited-style-name="Visited_20_Internet_20_Link">
NATO "Dongjin" set up the Ukrainian war in Tokyo to give birth to the "Little NATO" in Asia? </text:a>
<text:a xlink:type="simple" xlink:href="https://www.bbc.com/ws/av-embeds/cps/zhongwen/simp/world-66186353/p0g0m3xg/zh-hans" text:style-name="Internet_20_link" text:visited-style-name="Visited_20_Internet_20_Link">
 Video-1-Link：/ws/av-embeds/cps/zhongwen/simp/world-66186353/p0g0m3xg/zh-hans</text:a>
<text:span text:style-name="T4">
 Your equipment does not support playing multimedia materials </text:span>
 video plus injection text,</text:p>
      <text:p text:style-name="P4">
NATO Summit: U.S. President Biden said his promise to Ukraine "will not shake"</text:p>
      <text:h text:style-name="P12" text:outline-level="3">
<text:span text:style-name="T4">
Consecration Sino -Russian relations</text:span>
</text:h>
      <text:p text:style-name="P4">
Image source, getty images</text:p>
      <text:p text:style-name="P4">
Image adding text,</text:p>
      <text:p text:style-name="P4">
US President Biden and Ukrainian President Zeleki.</text:p>
      <text:p text:style-name="P4">
NATO leaders also condemned Sino -Russian relations, saying that China is "deepening strategic partnerships" with Russia and uses its economic strength to "make strategic dependence and enhance its influence."</text:p>
      <text:p text:style-name="P4">
NATO Secretary -General Jensstoltenberg said at a press conference on Tuesday: "China is increasingly challenging the rules -based international order, rejecting to condemn Russia's war on Ukraine, threatened Taiwan, and carried out a big big. Significant military construction. "</text:p>
      <text:p text:style-name="P4">
NATO leaders urged China to play a "constructive" role and condemned Russia for "constructive" and condemned Russia for "the war against Ukraine."</text:p>
      <text:p text:style-name="P4">
Chinese Foreign Ministry spokesman Wang Wenbin responded at a press conference on July 12 that "Sino -Russian relations are based on the principles of not alliance, not confrontation, or targeting third parties. Establishing a paradigm of relations with great powers, which is essentially different from the NATO countries '"small circle' and camp confrontation."</text:p>
      <text:p text:style-name="P4">
Since the invasion of Ukraine in Russia, China has so far rejected condemnation of Russia's position and economically supports Russia. Chinese officials have accused NATO from the culprit of Russia and Ukraine's conflict, which is consistent with Russia.</text:p>
      <text:p text:style-name="P4">
It is worth noting that the day after the publication of the NATO Summit ’s public bulletin, a spokesman for the Kremlin Palace told the outside world: Putin’ s trip to China has “put on the agenda”, and the specific visit date will be announced after the final determination.</text:p>
      <text:p text:style-name="P4">
"Now it is definitely a good time to maintain high -speed development of bilateral relations in Russia," said the spokesman.</text:p>
      <text:h text:style-name="P12" text:outline-level="3">
<text:span text:style-name="T4">
Asia Pacific?</text:span>
</text:h>
      <text:p text:style-name="P4">
Image source, getty images</text:p>
      <text:p text:style-name="P4">
Image adding text,</text:p>
      <text:p text:style-name="P4">
Japanese Prime Minister Kishita Nada and President Byden</text:p>
      <text:p text:style-name="P4">
NATO is promoting cooperation with the four Asia -Pacific countries, including Australia, Japan, New Zealand and South Korea. These four countries are firm supporters of Ukraine, and they all vowed to continue to provide assistance to Kiev.</text:p>
      <text:p text:style-name="P4">
The leaders of these four countries attended the NATO summit. They are worried that the tension caused by the relationship with China and North Korea will further intensify.</text:p>
      <text:p text:style-name="P4">
NATO hopes to set up a liaison office in Tokyo, Japan. If it is successful, this will be the first contact place in the Asia -Pacific region. But due to the strong opposition of France, the plan was frustrated.</text:p>
      <text:p text:style-name="P4">
France also criticized the relationship between China and Russia at this summit, but French President Macron said at a press conference after the summit that it is a good thing for NATO to establish partnership with countries in other regions. The security issues in Africa and the Middle East should not exceed geographical factors.</text:p>
      <text:p text:style-name="P4">
Macron emphasized that the "Indo -Pacific Region" is not the North Atlantic, and NATO should not try to expand geographically, and give people the impression of establishing recognition and geographical existence in other regions.</text:p>
      <text:p text:style-name="P4">
Image source, getty images</text:p>
      <text:p text:style-name="P4">
Image adding text,</text:p>
      <text:p text:style-name="P4">
South Korean President Yin Xilie</text:p>
      <text:p text:style-name="P4">
For example, South Korea, the partnership plan signed with NATO covers 11 areas. According to the plan, the two sides will hold advanced political and military conference routinely; strengthen national defense forces, and dig out opportunities for cooperation in the area of interoperability.</text:p>
      <text:p text:style-name="P4">
South Korea will also establish a negotiation mechanism with NATO to strengthen anti -terrorism forces and participate in NATO's counter -terrorism exercises; both parties will also strengthen online defense cooperation.</text:p>
      <text:p text:style-name="P4">
Professor Zhu Zhiqun pointed out that NATO lacks self -reflection and has not learned lessons from the Russian and Ukraine War. That is, when NATO expansion must consider the safety interests of all parties. Although Russia's invasion of Ukraine is not right, NATO East Expansion threatens Russia one of the main reasons, but NATO is unwilling to admit it.</text:p>
      <text:p text:style-name="P4">
He believes that for China, the four Asia -Pacific countries will participate in the NATO Summit, and China's security environment will continue to deteriorate. "NATO has the responsibility to explain the reasons for its eastward expansion and how to promote the security of the Asia -Pacific region, rather than a countermeasure."</text:p>
      <text:p text:style-name="P4">
News Source: <text:a xlink:type="simple" xlink:href="https://www.bbc.com/zhongwen/simp/world-66186353" text:style-name="Internet_20_link" text:visited-style-name="Visited_20_Internet_20_Link">
https://www.bbc.com/zhongwen/simp/world-66186353</text:a>
</text:p>
      <!--NEWS-->
      <text:h text:style-name="P10" text:outline-level="1">
<text:span text:style-name="T4">
Musk's establishment of an artificial intelligence company XAI target is to understand the true nature of the universe</text:span>
</text:h>
      <text:p text:style-name="P4">
Author: 联合早报 (Person)</text:p>
      <text:p text:style-name="P4">
Publisher: 联合早报 (Organization)</text:p>
      <text:p text:style-name="P4">
Published Time: 2023-07-13T08:04</text:p>
      <text:p text:style-name="P4">
Modified Time: 2023-07-13T08:30</text:p>
      <text:p text:style-name="P4">
Description: Tesla founder Musk announced the establishment of artificial intelligence (AI) company XAI, and stated that the goal of the new company was "understanding the true nature of the universe" and answering the biggest question in life. Comprehensive Agence France -Presse and American Consumer News and Business Channel (CNBC) report, XA ...</text:p>
      <text:p text:style-name="P4">
Videos: []</text:p>
      <text:p text:style-name="P4">
Audios: []</text:p>
      <text:p text:style-name="P4">
Images: []</text:p>
      <text:p text:style-name="P4">
Type: NewsArticle</text:p>
      <text:p text:style-name="P4">
Breadcrumbs: ['即时', '国际']</text:p>
      <text:p text:style-name="P4">
Keywords: ['人工智能', 'AI', '马斯克']</text:p>
      <!--METADATA-->
      <text:p text:style-name="P4">
Tesla founder Musk announced the establishment of artificial intelligence (AI) company XAI, and stated that the goal of the new company was "understanding the true nature of the universe" and answering the biggest question in life.</text:p>
      <text:p text:style-name="P4">
Comprehensive Agence France -Presse and American Consumer News and Business Channel (CNBC) reported that the startup team of XAI includes researchers from the ChatGPT parent company OPENAI, Google DeepMind, Tesla, and the University of Toronto. Dr. Danhendrycks, the person in charge of Safety, had previously issued an open letter to a global leader to warn AI's threat to human survival than big abortion and nuclear war.</text:p>
      <text:p text:style-name="P4">
Musk has also repeatedly stated that AI is dangerous, saying that this technology is too fast to "summon the demon". He claimed that because of the reckless progress of Google's AI, he founded OpenAI in 2015. After leaving in 2018, he also publicly stated that he was uncomfortable with the profit -oriented management model and the company's development of OpenAI CEO Altman.</text:p>
      <text:p text:style-name="P4">
In an April interview with Fox News, Musk revealed that he would set up his own AI technology company, and shared the relevant details of the launch of the AI tool "TRUTHGPT" program.</text:p>
      <text:p text:style-name="P4">
The British "Financial Times" reported the news of start -up company XAI in April. At the same time, it was disclosed that Musk had obtained thousands of GPU processors from Nvidia to support large -scale language models that could be needed.</text:p>
      <text:p text:style-name="P4">
According to reports, Musk registered with XAI in Nevada, the United States in March this year. He had previously changed Twitter names to "XCORP." In some financial documents, but on the website of XAI, the company indicated as an independent enterprise. However, it will still "work closely with X (Twitter), Tesla and other companies to achieve our mission."</text:p>
      <text:p text:style-name="P4">
XAI's official website shows the slogan of "UNDERSTAND THEUNIVERSERSE". The announcement sector of the website announced that the initial team will hold live discussions on Twitter on Friday (14th).</text:p>
      <text:p text:style-name="P4">
News Source: <text:a xlink:type="simple" xlink:href="https://www.zaobao.com.sg/realtime/world/story20230713-1413351" text:style-name="Internet_20_link" text:visited-style-name="Visited_20_Internet_20_Link">
https://www.zaobao.com.sg/realtime/world/story20230713-1413351</text:a>
</text:p>
      <!--NEWS-->
      <text:h text:style-name="P10" text:outline-level="1">
<text:span text:style-name="T4">
FTC Chairman holds up to the flag of the anti -monopoly flag to chase the science and technology giants, but repeatedly frustrated (Free Version)</text:span>
</text:h>
      <text:p text:style-name="P4">
Author: Dave Michaels</text:p>
      <text:p text:style-name="P4">
Publisher: 华尔街日报中文网</text:p>
      <text:p text:style-name="P4">
Published Time: 2023-07-13T08:05:00.000Z</text:p>
      <text:p text:style-name="P4">
Modified Time: 2023-07-13T08:05:00.000Z</text:p>
      <text:p text:style-name="P4">
Created Time: 2023-07-13T02:58:00.000Z</text:p>
      <text:p text:style-name="P4">
Description: Lina Khan, chairman of the US Federal Trade Commission, marked Microsoft's litigation lawsuit that she suffered again in preventing the science and technology giant's mergers and acquisitions transactions.</text:p>
      <text:p text:style-name="P4">
Images: []</text:p>
      <text:p text:style-name="P4">
Categories: ['科技']</text:p>
      <text:p text:style-name="P4">
Keywords: SYND</text:p>
      <text:p text:style-name="P4">
Type: Article</text:p>
      <!--METADATA-->
      <text:p text:style-name="P4">
US Federal Trade Commission(Federal Trade Commission, referred to as FTC)Chairman Lin Khan is competing with several global technology giants, but has repeatedly frustrated.</text:p>
      <text:p text:style-name="P4">
News Source: <text:a xlink:type="simple" xlink:href="https://cn.wsj.com/articles/ftc%E4%B8%BB%E5%B8%AD%E9%AB%98%E4%B8%BE%E5%8F%8D%E5%9E%84%E6%96%AD%E5%A4%A7%E6%97%97%E5%AF%B9%E7%A7%91%E6%8A%80%E5%B7%A8%E5%A4%B4%E7%A9%B7%E8%BF%BD%E4%B8%8D%E8%88%8D-%E4%BD%86%E5%B1%A1%E5%B1%A1%E5%8F%97%E6%8C%AB-d8841e9c" text:style-name="Internet_20_link" text:visited-style-name="Visited_20_Internet_20_Link">
https://cn.wsj.com/articles/ftc%E4%B8%BB%E5%B8%AD%E9%AB%98%E4%B8%BE%E5%8F%8D%E5%9E%84%E6%96%AD%E5%A4%A7%E6%97%97%E5%AF%B9%E7%A7%91%E6%8A%80%E5%B7%A8%E5%A4%B4%E7%A9%B7%E8%BF%BD%E4%B8%8D%E8%88%8D-%E4%BD%86%E5%B1%A1%E5%B1%A1%E5%8F%97%E6%8C%AB-d8841e9c</text:a>
</text:p>
      <!--NEWS-->
      <text:h text:style-name="P10" text:outline-level="1">
<text:span text:style-name="T4">
Deep Sea Mining: Another "Free Version" (Free Version)</text:span>
</text:h>
      <text:p text:style-name="P4">
Authors: ['']</text:p>
      <text:p text:style-name="P4">
Publisher: 英国《金融时报》</text:p>
      <text:p text:style-name="P4">
Time: 2023-07-13T08:26:40+00:00</text:p>
      <text:p text:style-name="P4">
Published Time: 2023-07-12T12:00:99+08:00</text:p>
      <text:p text:style-name="P4">
Modified Time: 2023-07-13T04:21:99+08:00</text:p>
      <text:p text:style-name="P4">
Description: Ahujia: Whether it is proper to plunder the least one of the areas on the planet is worth thinking about. After all, this may have an irreversible impact on marine habitats.</text:p>
      <text:p text:style-name="P4">
Images: ["<text:a xlink:type="simple" xlink:href="https://thumbor.ftacademy.cn/unsafe/picture/9/000187409_piclink.jpg" text:style-name="Internet_20_link" text:visited-style-name="Visited_20_Internet_20_Link">
000187409_pic...</text:a>
"]</text:p>
      <text:p text:style-name="P4">
Themes: ['观点', '采矿', '关注']</text:p>
      <text:p text:style-name="P4">
Keywords: ['采矿', '金属', '可再生能源', '绿色经济', '供应链', '气候变化', '海洋', '环境']</text:p>
      <text:p text:style-name="P4">
Type: Article</text:p>
      <!--METADATA-->
      <text:p text:style-name="P4">
<draw:frame draw:style-name="fr1" draw:name="Image101" text:anchor-type="as-char" svg:width="6.9236in" svg:height="4.617987in" draw:z-index="0">
<draw:image xlink:href="../Images/FT Chinese Free Version/2023-07-13T08-26-40-00-00/000187409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author of this article is a scientific commentator</text:p>
      <text:p text:style-name="P4">
The deep sea has become invisible to the danger of the western barren. The final period for the United Nations to formulate the international waters' deep -sea mining regulations was deadlocked last Sunday, and all parties failed to reach an agreement.</text:p>
      <text:p text:style-name="P4">
This leads to a state without legal constraints. Green lights are turned on to apply for mining permits for various countries, which may trigger an unwise underwater exploration heat to find minerals related to green energy transformation. It is worth thinking about whether it is proper to plunder one of the least one of the areas on the earth. After all, this move may have an irreversible impact on marine habitats. Dipping off the surface of the sea bed may also interfere with carbon locked on the bottom of the sea for thousands of years, causing unknown consequences to the unknown climate.</text:p>
      <text:p text:style-name="P4">
The bottom of the ocean is vast, cold, and no light. The pressure is likely to be more than 1,000 times of land. Since the 1960s, its mining prospects have been quietly stunned. An attractive place is Crarine-Cleper(Clarion-Clipperton Zone)It is located in the Equator Pacific, with an area of at least 4.5 million square kilometers.</text:p>
      <text:p text:style-name="P4">
This deep -sea plain is more than 4 kilometers underwater, and the "multi -metal tuberculosis" full of potatoes is covered with potatoes.(polymetallic nodules)These tuberculosis contain manganese, nickel, copper, and cobalt, which can be used for charging batteries of electric vehicles. Multi -metal tuberculosis is centered on microbes such as shells and teeth, and gradually accumulates after millions of years.</text:p>
      <text:p text:style-name="P4">
There are also surfaces rich in metal underwater peaks in this area; sulfide mines are deposited around the hot deep -sea spray mouth. Haishan shells are rich in precious metals such as platinum and molybdenum; sulfide ore contains copper, gold and silver. These are metals urgently needed in the fields of electronics, buildings and transportation.</text:p>
      <text:p text:style-name="P4">
However, these minerals are buried in the infrastructure of the marine infrastructure. This infrastructure has gathered for tens of millions of years, and is raw most unknown deep -sea creatures. It is known that biology includes sponges, sea cucumbers, octopus, and aliens. This is a strange single -cell creature of tennis. Circles and crustacean animals live in the soft seabed silt.</text:p>
      <text:p text:style-name="P4">
Deep sea mining will cause damage to these creatures and their habitats. Collecting multi -metal tuberculosis requires digging to the top layer of the bottom of the sea; separate the tuberculosis from the mud; use a pipe to pull the tuberculosis to the ship stopped on the sea; then send the residue to the sea.</text:p>
      <text:p text:style-name="P4">
Exite University(Exeter University)Ecologist Kelston Thompson(Kirsten Thompson)For green and peaceful organization(Greenpeace)After writing a report about the deep -sea mining, he questioned whether these minerals were really important as some people said whether some people said, and opposing an environment that we didn't know. "The blockbuster may occur permanently, and once it is lost, it can no longer be restored," she said to me. One disadvantage is that microorganisms may lose medical prospects; a Salinosporamide molecules taken from the ocean are testing to treat brain cancer.</text:p>
      <text:p text:style-name="P4">
The tuberculosis has not stopped. In June 2021, Xiaoguo Naulu informed the International Underwater Administration Bureau(ISA)Its intended to start deep -sea mining; the country's application triggered a two -year countdown. Today, the countdown is over; the International Underwater Administration will meet the next steps this month to discuss the next steps.</text:p>
      <text:p text:style-name="P4">
Norway, China and India are in favor of deep -sea mining; India has begun to study what methods can be adopted in the Indian Ocean. The rich tuberculosis of this sea area is expected to promote the self -sufficiency of nickel and cobalt. France and the United Kingdom have exploration permits, which are allowed by the International Underwater Administration, but the two countries currently do not support commercial deep -sea mining, and other European countries also hold the same position.</text:p>
      <text:p text:style-name="P4">
Supporters believe that collecting minerals from the bottom can break China's control of key raw materials in China and Russia; and deep -sea mining can replace land mining, which has a series of problems, such as abusing forests, using children's workers, and forcing communities to migrate. But do not naive that once the deep -sea mining is started, terrestrial mining will stop. The problem of social injustice will not exist at the bottom of the ocean: given that the international sea bed is a common heritage of human beings, it is not clear how to share plunder. One more realistic problem is that any industry needs customers, but like BMW(BMW), Volvo(Volvo)Samsung(Samsung)Waiting for companies to promise not to allow minerals collected in this way into their supply chain.</text:p>
      <text:p text:style-name="P4">
In the long run, a more wise approach is to try to break the global dependence on rare substances, rather than letting this dependence continue. Studying the new battery technology is generating in return; Tesla(Tesla)Ackless battery has been used. The call for strengthening recycling and utilization is increasing. Considering unknown risks and uncertain interests, deep -sea mining may be proven to be a concept of incomparable.</text:p>
      <text:p text:style-name="P4">
Translator/He Li</text:p>
      <text:p text:style-name="P4">
News Source: <text:a xlink:type="simple" xlink:href="http://www.ftchinese.com/story/001100238" text:style-name="Internet_20_link" text:visited-style-name="Visited_20_Internet_20_Link">
http://www.ftchinese.com/story/001100238</text:a>
</text:p>
      <!--NEWS-->
      <text:h text:style-name="P10" text:outline-level="1">
<text:span text:style-name="T4">
President of the Congress for Türkiye: It is difficult to enter the NATO in Sweden before October</text:span>
</text:h>
      <text:p text:style-name="P4">
Publisher: 法新社</text:p>
      <text:p text:style-name="P4">
Published Time: 2023-07-13T08:32:07+00:00</text:p>
      <text:p text:style-name="P4">
Modified Time: 2023-07-13T08:20:02+00:00</text:p>
      <text:p text:style-name="P4">
Description: (Agence France -Presse Vilnius, 12th) Turkish President Recep Tayyip Erdogan said today that because the Turkish Parliament has not yet held a discussion, it cannot be approved by the Sweden to join the North Korean Western Convention Organization (NATO) at least before Octob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3.617581in" draw:z-index="0">
<draw:image xlink:href="../Images/rficn/2023-07-13T08-32-07-00-00/000000.png" xlink:type="simple" xlink:show="embed" xlink:actuate="onLoad" draw:mime-type="image/png"/>
</draw:frame>
The media told the media after the NATO Summit, which was located in Lithuania's capital Vilnius, said: "The Congress has a two -month vacation, and the holiday is unlikely to end before October."</text:p>
      <text:p text:style-name="P4">
He said: "Many international agreements and legislative proposals need to be discussed. We discuss in order in order, but the goal is to complete this procedure as soon as possible (approve the addition of Sweden)."</text:p>
      <text:p text:style-name="P4">
The words of El section were disappointed and worried about Swedish and NATO officials. Some Western leaders hope that Turkey can complete the approval process in the next few weeks.</text:p>
      <text:p text:style-name="P4">
After obstructing Sweden to apply for a NATO application for more than a year, the Ayr finally agreed to release on the 10th. He was particularly angry with the act of burning the Coco Classic by the anti -Islamic people in Sweden.</text:p>
      <text:p text:style-name="P4">
Sweden responded to the pressure of Al's section, and the constitution has been revised and the anti -terrorism law has been strengthened; however, Sweden still allows similar demonstrations to the Coca -C -Era.</text:p>
      <text:p text:style-name="P4">
News Source: <text:a xlink:type="simple" xlink:href="https://www.rfi.fr/cn/%E5%9B%BD%E9%99%85%E6%8A%A5%E9%81%93/20230713-%E5%9B%BD%E4%BC%9A%E4%BC%91%E4%BC%9A-%E5%9C%9F%E8%80%B3%E5%85%B6%E6%80%BB%E7%BB%9F-10%E6%9C%88%E5%89%8D%E9%9A%BE%E5%87%86%E7%91%9E%E5%85%B8%E5%85%A5%E5%8C%97%E7%BA%A6" text:style-name="Internet_20_link" text:visited-style-name="Visited_20_Internet_20_Link">
https://www.rfi.fr/cn/%E5%9B%BD%E9%99%85%E6%8A%A5%E9%81%93/20230713-%E5%9B%BD%E4%BC%9A%E4%BC%91%E4%BC%9A-%E5%9C%9F%E8%80%B3%E5%85%B6%E6%80%BB%E7%BB%9F-10%E6%9C%88%E5%89%8D%E9%9A%BE%E5%87%86%E7%91%9E%E5%85%B8%E5%85%A5%E5%8C%97%E7%BA%A6</text:a>
</text:p>
      <!--NEWS-->
      <text:h text:style-name="P10" text:outline-level="1">
<text:span text:style-name="T4">
NATO Summit: U.S. President Biden said his promise to Ukraine "will not shake"</text:span>
</text:h>
      <text:p text:style-name="P4">
Author: https://www.facebook.com/bbcworldservice/</text:p>
      <text:p text:style-name="P4">
Publisher: BBC News 中文</text:p>
      <text:p text:style-name="P4">
Published Time: 2023-07-13T08:32:41.000Z</text:p>
      <text:p text:style-name="P4">
Modified Time: 2023-07-13T08:32:41.000Z</text:p>
      <text:p text:style-name="P4">
Description: At this summit, Ukraine's process of joining NATO has attracted much attention. The organization secretary -general stated that he would continue to provide military assistance to Ukraine, while US President Biden said his promise to Ukraine would "not shake."</text:p>
      <text:p text:style-name="P4">
Images: []</text:p>
      <text:p text:style-name="P4">
Videos: ["<text:a xlink:type="simple" xlink:href="https://www.bbc.com/ws/av-embeds/cps/zhongwen/simp/world-66187207/p0g0m3xg/zh-hans" text:style-name="Internet_20_link" text:visited-style-name="Visited_20_Internet_20_Link">
zh-hans</text:a>
"]</text:p>
      <text:p text:style-name="P4">
Tags: ['乌克兰局势升温', '乌克兰']</text:p>
      <text:p text:style-name="P4">
Type: Article</text:p>
      <!--METADATA-->
      <text:h text:style-name="P12" text:outline-level="3">
<text:span text:style-name="T4">
NATO Summit: U.S. President Biden said his promise to Ukraine "will not shake"</text:span>
</text:h>
      <text:p text:style-name="P4">
[Video-1-Link:/WS/AV-EMBEDS/CPS/ZHONGWEN/SIMP/World-66187207/P0g0m3xg/ZH-HansS]](https://www.bbc.com/ws/av-embeds/cps/zhongwen/simp/world-66187207/p0g0m3xg/zh-hans)<text:span text:style-name="T4">
 Your equipment does not support playing multimedia materials </text:span>
<text:span text:style-name="T4">
 NATO Summit: US President Biden said his promise to Ukraine "will not shake" </text:span>
 8:32 on July 13, 2023</text:p>
      <text:p text:style-name="P4">
From July 11th to 12th, 2023, the North Atlantic Convention Organization (referred to as "NATO") held a summit at the Caluki of Lithuania.</text:p>
      <text:p text:style-name="P4">
At this summit, Ukraine's process of joining NATO has attracted much attention. The organization secretary -general stated that he would continue to provide military assistance to Ukraine, while US President Biden said his promise to Ukraine would "not shake."</text:p>
      <text:p text:style-name="P4">
News Source: <text:a xlink:type="simple" xlink:href="https://www.bbc.com/zhongwen/simp/world-66187207" text:style-name="Internet_20_link" text:visited-style-name="Visited_20_Internet_20_Link">
https://www.bbc.com/zhongwen/simp/world-66187207</text:a>
</text:p>
      <!--NEWS-->
      <text:h text:style-name="P10" text:outline-level="1">
<text:span text:style-name="T4">
NBA star James: I love basketball and I am not ready to retire</text:span>
</text:h>
      <text:p text:style-name="P4">
Publisher: 法新社</text:p>
      <text:p text:style-name="P4">
Published Time: 2023-07-13T09:02:08+00:00</text:p>
      <text:p text:style-name="P4">
Modified Time: 2023-07-13T08:35:02+00:00</text:p>
      <text:p text:style-name="P4">
Description: (AFP, Los Angeles, 12th) The US professional Basketball NBA Los Angeles Lakers star LeBron James ended the outside world's speculation about him today. James said that he had not prepared retirement and kept his love for basketbal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3.617581in" draw:z-index="0">
<draw:image xlink:href="../Images/rficn/2023-07-13T09-02-08-00-00/000000.png" xlink:type="simple" xlink:show="embed" xlink:actuate="onLoad" draw:mime-type="image/png"/>
</draw:frame>
After the Los Angeles Lakers were defeated by Denver in the NBA Western Western Championship this year, James claimed that he had "thinking about many things."</text:p>
      <text:p text:style-name="P4">
James issued a conversation at the ESPY Award Awards today to clarify the outside world's doubts about his might prepare retirement.</text:p>
      <text:p text:style-name="P4">
James scored the highest record of the league in the NBA scoring Kareem Abdul-Jabbar. After winning the Best Record-Breaking Performance of the ESPY, he said: "I don't care about a bit more, or I am me. What can you do on the court. "</text:p>
      <text:p text:style-name="P4">
James said, "For me, the real question is: Can I continue in the way I do not deceive the competition? Until one day I ca n’t know it on the court. That day is my retirement day. You are lucky. Today It's not that day. "</text:p>
      <text:p text:style-name="P4">
He also said: "In my 20 -year NBA career and many years before, I have never played in the way of deception, and I will not consider this as a matter of course."</text:p>
      <text:p text:style-name="P4">
James, who is 39 years old in December this year, rejected him to continue to play in the NBA and play with one or two sons in the future. His eldest son, Bronnyjames, will play in the University of Southern California next season and may enter the NBA in time in the 2024/2025 season.</text:p>
      <text:p text:style-name="P4">
James said to guide his sons to play, which helps keep his enthusiasm for basketball.</text:p>
      <text:p text:style-name="P4">
He said, "Do you know what made me go back to the court every year? That motivation is to watch and guide my sons to play with their teammates."</text:p>
      <text:p text:style-name="P4">
News Source: <text:a xlink:type="simple" xlink:href="https://www.rfi.fr/cn/%E8%BF%90%E5%8A%A8%E5%A4%A9%E5%9C%B0/20230713-nba%E7%90%83%E6%98%9F%E8%A9%B9%E5%A7%86%E6%96%AF-%E7%83%AD%E7%88%B1%E7%AF%AE%E7%90%83-%E8%BF%98%E6%9C%AA%E5%87%86%E5%A4%87%E9%80%80%E4%BC%91" text:style-name="Internet_20_link" text:visited-style-name="Visited_20_Internet_20_Link">
https://www.rfi.fr/cn/%E8%BF%90%E5%8A%A8%E5%A4%A9%E5%9C%B0/20230713-nba%E7%90%83%E6%98%9F%E8%A9%B9%E5%A7%86%E6%96%AF-%E7%83%AD%E7%88%B1%E7%AF%AE%E7%90%83-%E8%BF%98%E6%9C%AA%E5%87%86%E5%A4%87%E9%80%80%E4%BC%91</text:a>
</text:p>
      <!--NEWS-->
      <text:h text:style-name="P10" text:outline-level="1">
<text:span text:style-name="T4">
The 10 major health misunderstandings that nutrition experts want to eliminate</text:span>
</text:h>
      <text:p text:style-name="P4">
Creator: SOPHIE EGAN</text:p>
      <text:p text:style-name="P4">
Publisher: https://www.facebook.com/nytimeschinese</text:p>
      <text:p text:style-name="P4">
Published Time: 2023-07-13T09:03:52+08:00</text:p>
      <text:p text:style-name="P4">
Description: Soy milk increases the risk of breast cancer? Fat -free foods healthier than high -fat foods? Vegetarians lack protein? In daily life, people have a variety of misunderstandings about nutrition. This is some iconic errors. Beth Hoeckel</text:p>
      <text:p text:style-name="P4">
Images: ["<text:a xlink:type="simple" xlink:href="https://static01.nyt.com/images/2023/01/19/well/19NUTRITION-MYTHS/19NUTRITION-MYTHS-master1050.jpg" text:style-name="Internet_20_link" text:visited-style-name="Visited_20_Internet_20_Link">
19NUTRITION-M...</text:a>
"]</text:p>
      <text:p text:style-name="P4">
Category: 健康</text:p>
      <text:p text:style-name="P4">
Type: Article</text:p>
      <!--METADATA-->
      <text:p text:style-name="P4">
<draw:frame draw:style-name="fr1" draw:name="Image105" text:anchor-type="as-char" svg:width="6.9236in" svg:height="4.615733in" draw:z-index="0">
<draw:image xlink:href="../Images/cnnytimes/2023-07-13T09-03-52-08-00/19NUTRITION-MYTHS-master1050.jpg" xlink:type="simple" xlink:show="embed" xlink:actuate="onLoad" draw:mime-type="image/jpeg"/>
</draw:frame>
Soy milk increases the risk of breast cancer. Fat -free foods healthier than high -fat foods. Vegetarian and vegetarians lack protein. Some wrong nutrition concepts seem to be lingering in American culture, just like a unpleasant song always lingering in your mind.</text:p>
      <text:p text:style-name="P4">
Therefore, in order to clarify the facts, we asked 10 top American nutrition experts a simple question: What are the nutrition misunderstandings you most hope to eliminate? Why? They said that.</text:p>
      <text:p text:style-name="P4">
<text:span text:style-name="T4">
 Misunderstanding 1: Fresh fruits and vegetables are always healthier than canned, frozen or dehydrated fruits and vegetables. </text:span>
</text:p>
      <text:p text:style-name="P4">
Although people have always thought that "the fresh one is the best", <text:a xlink:type="simple" xlink:href="https://journals.sagepub.com/doi/abs/10.1177/1559827614522942" text:style-name="Internet_20_link" text:visited-style-name="Visited_20_Internet_20_Link">
Research</text:a>
It is found that frozen, canned and dehydrated vegetables are as nutritious as fresh fruits and vegetables.</text:p>
      <text:p text:style-name="P4">
advertise</text:p>
      <text:p text:style-name="P4">
Sarah Blach, a professor of public health policies at the School of Public Health, Harvard University, who is about to leave, said: "They can save money and ensure that there are always fruits and vegetables at home in their homes. Simple method. "It should be noted that Blacic said that some canned, frozen and dehydrated fruits and vegetables contain harmful ingredients such as sugar, saturated fat and sodium, so be sure to read nutrition labels and choose to control these ingredients to the minimum limit. The product.</text:p>
      <text:p text:style-name="P4">
<text:span text:style-name="T4">
 Misunderstanding 2: All fats are not good. </text:span>
</text:p>
      <text:p text:style-name="P4">
<text:a xlink:type="simple" xlink:href="https://academic.oup.com/jhmas/article/63/2/139/772615" text:style-name="Internet_20_link" text:visited-style-name="Visited_20_Internet_20_Link">
Research published in the late 1940s found</text:a>
There is a correlation between high -fat diet and high cholesterol level, so experts infer that if the total fat content in the diet is reduced, the risk of heart disease will be reduced. By the 1980s, doctors, federal health experts, food industries and news media all reported that low -fat diet is good for everyone, although there is no conclusive evidence that this can prevent problems such as heart disease or overweight and obesity.</text:p>
      <text:p text:style-name="P4">
The Medical Assistant Professor of the Human Nutrition Center of the University of California, the Human Nutrition Center of Los Angeles Victoria Sulandi, said that the slander of fat leads to many people with food manufacturing refined carbohydrates (such as white flour and add sugar) to replace the fat in fat Caliba.(Remember Snackwell?)"This approach not only does not keep the country slim, but the proportion of overweight and obesity has increased significantly," she said.</text:p>
      <text:p text:style-name="P4">
In fact, Su Lanpty also said that not all fats are harmful. Although some types of fat, including saturated fat and trans fats, will increase the risk of heart disease or stroke, but healthy fat -such as monounsaturated fats (exist in olive oil and other vegetable oils, avocados and avocados, and avocado and avocado and avocado Some nuts and seeds) and polyunsaturated fats (exist in sunflowers and other vegetable oils, walnuts, fish and linen seeds) -actually help to reduce risk. Good fat also helps to provide energy, produce important hormones, support cell function, and help absorb certain nutrients.</text:p>
      <text:p text:style-name="P4">
If you see a product marked with "zero fat", don't think of it for granted that it is healthy, Sura Pudi said. On the contrary, priority choice products with simple ingredients and not adding sugar.</text:p>
      <text:p text:style-name="P4">
advertise</text:p>
      <text:p text:style-name="P4">
<text:span text:style-name="T4">
 Misunderstanding 3: "Calculating is greater than consumption" is the most important factor in long -term weight gain. </text:span>
</text:p>
      <text:p text:style-name="P4">
Indeed, if you consume more calories than burning calories, you may gain weight. If your burning calories are more calorie, you may lose weight -at least in the short term.</text:p>
      <text:p text:style-name="P4">
However, research does not indicate that eating more will lead to continuous weight gain, which will lead to overweight or obesity. Darish Mozhafarian, a professor of nutrition and medical at the University of Friedman University, said, "On the contrary, the types of food we eat may be a long -term driving factor that leads to these situations." Super processed foods -such as refined starch snacks, grains, biscuits, energy sticks, baked foods, soda and candy -particularly harmful to healthy weight, because they will be quickly digested, making the blood full of glucose, fructose and amino acids in the blood, These substances are converted into fat by the liver. On the contrary, what needs to be needed for healthy weight is not so much computing, it is better to give priority to the healthy diet -the quality is higher than the quantity.</text:p>
      <text:p text:style-name="P4">
<text:span text:style-name="T4">
 Misunderstanding 4: Patients with type II diabetes should not eat fruits. </text:span>
</text:p>
      <text:p text:style-name="P4">
This misunderstanding stems from mixing fruit juice and fruits. The juice has high sugar content and low fiber content, which will increase blood sugar levels.</text:p>
      <text:p text:style-name="P4">
However, studies have found that patients with diabetes should not eat fruits. For example, <text:a xlink:type="simple" xlink:href="https://www.bmj.com/content/347/bmj.f5001" text:style-name="Internet_20_link" text:visited-style-name="Visited_20_Internet_20_Link">
some studies indicate</text:a>
The risk of eating a complete fruit daily with a complete fruit is low_ —— especially blueberries, grapes and apples. <text:a xlink:type="simple" xlink:href="https://pubmed.ncbi.nlm.nih.gov/31238615/#:~:text=Patients%20with%20fruit%20consumption%20of,0.59%2D0.78)%2C%20respectively." text:style-name="Internet_20_link" text:visited-style-name="Visited_20_Internet_20_Link">
There are also some studies to indicate</text:a>
If you already have II diabetes, eating complete fruits can help control blood sugar.</text:p>
      <text:p text:style-name="P4">
advertise</text:p>
      <text:p text:style-name="P4">
It is time to break this misunderstanding. Linda Schii, the director of the medical institution of San Francisco Caesar Medical Institution, the director of cooking medicine and lifestyle, said that everyone -including patients with type II diabetes -can all from fruits, vitamins, vitamins, vitamins, vitamins, and vitamins It benefits from healthy nutrients such as minerals and antioxidants.</text:p>
      <text:p text:style-name="P4">
<text:span text:style-name="T4">
 Misunderstanding 5: Plant milk is healthier than milk. </text:span>
</text:p>
      <text:p text:style-name="P4">
People think <text:a xlink:type="simple" xlink:href="https://www.nytimes.com/2021/05/10/style/plant-milk.html" text:style-name="Internet_20_link" text:visited-style-name="Visited_20_Internet_20_Link">
plant milk</text:a>
For example, milk made of oats, almonds, rice and marijuana seeds is more nutritious than milk. "This is wrong," said the professor of sustainable food system at Arizona State University, and former Deputy Minister of Agriculture, Catherine Mirigan, the Ministry of Agriculture. Take protein, for example: Generally, a cup of milk (about 236 ml) contains about eight grams of protein, and almond milk usually contains about one or two grams of protein. Each cup of oat milk usually contains about two or three grams of protein. Mirigan said that although the nutritional content of plant -based drinks may be different, many plant -based drinks contain more adding ingredients than milk, such as sodium and adding sugar. These ingredients may not be conducive to physical health.</text:p>
      <text:p text:style-name="P4">
<text:span text:style-name="T4">
 Misunderstanding 6: White potatoes are not good for the body. </text:span>
</text:p>
      <text:p text:style-name="P4">
Tudou is often criticized in the nutritional world, because their blood glucose index is very high, which means that they contain fast digestive carbohydrates and may cause blood sugar to rise. However, John Hopkins's livable future central food community and public health project official Dafenni Aldma Johnson said potatoes are actually good for health. They are rich in vitamin C, potassium, fiber and other nutrients, especially when they do not peel and eat. Their prices are also very cheap, and they are sold throughout the year in food stores, which are very easy to buy. Barbecue, baking, boiling, and air fried are more healthy preparation methods.advertise</text:p>
      <text:p text:style-name="P4">
Over the years, experts have told new parents that the best way to prevent children from having food allergies is to avoid feeding them with common allergic foods such as peanuts or eggs in the first few years after their birth. But now, allergic experts say, <text:a xlink:type="simple" xlink:href="https://www.nytimes.com/2017/01/05/well/eat/feed-your-kids-peanuts-early-and-often-new-guidelines-urge.html" text:style-name="Internet_20_link" text:visited-style-name="Visited_20_Internet_20_Link">
It is best to try to spend production products as soon as possible</text:a>
Essence</text:p>
      <text:p text:style-name="P4">
If your baby does not have severe eczema or known food allergies, you can start introducing peanut products when you are preparing to accept supplementary food 4 to 6 months (such as diluted peanut butter, peanut puffs or peanut powder, but do not give the whole peanut To. Dr. Lugu Gulpta, a faculty professor at Fanberg Medical College, Director of Food Allergies and Asthma Research Center in Northwest China, said that the mix of peanut butter without granules with water, breast milk, or formula milk is fed to the child. three times. If your baby has severe eczema, please consult a pediatrician or a specialist at allergies to learn if you start using flower production products in about 4 months. "In the first year of the baby's birth, it is also important to prevent food allergies to prevent food allergies," Gaputa said.</text:p>
      <text:p text:style-name="P4">
<text:span text:style-name="T4">
 Misunderstanding 8: The protein in plants is incomplete. </text:span>
</text:p>
      <text:p text:style-name="P4">
"‘ What do you rely on to get protein? ’Is the most often asked by vegetarians," said Christopher Gardner, a nutritionist and a professor at Stanford University. He said, "People mistakenly believe that there are no certain amino acids in plants," these amino acids are also called part of protein. But in fact, all plant foods contain all 20 amino acids, including all nine essential amino acids, Gedner said; the difference is that the proportion of these amino acids is not as ideal as the proportion of amino acids in animal foods. Therefore, in order to get a sufficient combination, you only need to eat a variety of plant foods in the day, such as beans, grains and nuts, and ingest enough total protein. Fortunately, most Americans ingest the protein daily. "This is easier than most people think," Caldner said.</text:p>
      <text:p text:style-name="P4">
<text:span text:style-name="T4">
 Misunderstanding Nine: Eating soy food will increase the risk of breast cancer. </text:span>
</text:p>
      <text:p text:style-name="P4">
It is found in animal research that high -dose plant estrogen isoflavones in soybeans can stimulate the growth of breast tumor cells. "However, this relationship has not been confirmed in human research," said Dr. Hu Bingchang, a professor and director of the Department of Nutrition of Harvard Chen Zengxi Public Health. So far, science has not yet indicated that the soybean intake is related to the risk of human breast cancer. On the contrary, consumption of soybean foods and drinks -such as tofu, tempeh, edamame, miso and soy milk -may even have a protective effect on the risk of breast cancer and increase the survival rate of the disease. "Soy foods are also rich in beneficial nutrients related to the risk of heart disease, such as high -quality protein, fiber, vitamins and minerals," said Hu Bingchang. The research is clear: you can rest assured that the soybean food is included in the diet.</text:p>
      <text:p text:style-name="P4">
advertise</text:p>
      <text:p text:style-name="P4">
<text:span text:style-name="T4">
 Misunderstanding Ten: Basic nutritional advice is always changing -and a lot of change. </text:span>
</text:p>
      <text:p text:style-name="P4">
Dr. Marine Nest, a honorary professor of nutrition, food research and public health at New York University, said that this is not the case. "In the 1950s, the first dietary suggestion to prevent obesity, II diabetes, heart disease, etc. requires balanced heat and minimize foods of high saturated fat, high salt and high sugar. The current American dietary guide also has the same requirements." Yes, science is constantly developing, but the basic diet guidance is still the same. Just as the author's simple theme of Michael Polish refined: "Don't eat too much food, don't have too many plants." Nest said that this proposal was valid 70 years ago, and it is still valid today. This allows you to have sufficient room when choosing food you love to eat.</text:p>
      <text:p text:style-name="P4">
News Source: <text:a xlink:type="simple" xlink:href="https://cn.nytimes.com/health/20230713/nutrition-myths/" text:style-name="Internet_20_link" text:visited-style-name="Visited_20_Internet_20_Link">
https://cn.nytimes.com/health/20230713/nutrition-myths/</text:a>
</text:p>
      <!--NEWS-->
      <text:h text:style-name="P10" text:outline-level="1">
<text:span text:style-name="T4">
Gutres calls on Putin to extend the Black Sea initiative or consider re -access the SWIFT payment system for Bank of Russia</text:span>
</text:h>
      <text:p text:style-name="P4">
Author: 联合早报 (Person)</text:p>
      <text:p text:style-name="P4">
Publisher: 联合早报 (Organization)</text:p>
      <text:p text:style-name="P4">
Published Time: 2023-07-13T09:13</text:p>
      <text:p text:style-name="P4">
Modified Time: 2023-07-13T09:13</text:p>
      <text:p text:style-name="P4">
Description: UN Secretary -General Gutres believes that Russian President Putin is guaranteed to ensure the continued operation of the Black Sea Grain Export Initiative and the further implementation of the further implementation of the Memorandum of understanding of the Russian. UN Secretary -General spokesman Diyrik issued a statement on Wednesday (July 12) announced the above ...</text:p>
      <text:p text:style-name="P4">
Videos: []</text:p>
      <text:p text:style-name="P4">
Audios: []</text:p>
      <text:p text:style-name="P4">
Images: []</text:p>
      <text:p text:style-name="P4">
Type: NewsArticle</text:p>
      <text:p text:style-name="P4">
Breadcrumbs: ['即时', '国际']</text:p>
      <text:p text:style-name="P4">
Keywords: ['粮食安全', '俄乌战争', '联合国']</text:p>
      <!--METADATA-->
      <text:p text:style-name="P4">
UN Secretary -General Gutres believes that Russian President Putin is guaranteed to ensure the continued operation of the Black Sea Grain Export Initiative and the further implementation of the further implementation of the Memorandum of understanding of the Russian.</text:p>
      <text:p text:style-name="P4">
UN Secretary -General spokesman Diyrik issued a statement on Wednesday (July 12) announced the above news. The statement pointed out that Gutres has always attached great importance to ensuring that Russia and Ukraine's food and fertilizers can continue to enter the global market and promote global food security. The comprehensive implementation of the Black Sea Food initiative signed in 2022 is essential to ensure that the smooth, efficient, and large -scale entering the global market of Russia and Udnnn.</text:p>
      <text:p text:style-name="P4">
In 2022, after the United Nations mediation, Russia, Ukraine and Turkey jointly signed the "Black Sea Grace Export Initiative" to allow safe maritime humanitarian corridors to export grains, other foods and ammonia including three major ports in Ukraine, including three major ports in Ukraine. Chemical fertilizer. Russia also signed a memorandum of understanding at the same time with the United Nations, demanding that Russia's food and fertilizer can also enter the international market.</text:p>
      <text:p text:style-name="P4">
The implementation of the initiative has been for nearly a year, and it has been extended three times, and it will now expire again next Monday (17th).</text:p>
      <text:p text:style-name="P4">
In the statement, Diaryk emphasized that the goal of Gutres' letter on Tuesday (11) was "eliminating the obstacles faced by Russian Agricultural Bank of Agricultural Bank in financial transactions. This is a major concern expressed by Russia. At the same time, Ukraine's food is allowed to continue exporting through the Black Sea. "</text:p>
      <text:p text:style-name="P4">
Russia has repeatedly stated that the agreement on the normalization of Russian food and fertilizer exports has not been fulfilled so far, so there is no reason to continue to extend the Black Sea initiative.</text:p>
      <text:p text:style-name="P4">
Reuters reported that a key requirement for Moscow is to reinterpret Russia's Rosselkhozbank to the Global Bank Finance and Telecommunications Association (SWIFT). After the outbreak of the Russian and Ukraine War, the European Union cut off the connection between the bank and SWIFT in June 2022. EU spokesman said in May this year that the EU does not consider restoring connections.</text:p>
      <text:p text:style-name="P4">
However, three sources familiar with the situation told Reuters on Wednesday that the European Union is considering connecting a subsidiary of the Russian Agricultural Bank to SWIFT, which is specially used for food and fertilizer transactions. The European Commission has not responded.</text:p>
      <text:p text:style-name="P4">
In the statement, Diaryk said that Gutres's primary concern is still the vulnerable people around the world. Once the Black Sea initiative cannot continue to be fulfilled, the prices of global grain and fertilizer may rise again, which will bring the greatest loss to the vulnerable people around the world.</text:p>
      <text:p text:style-name="P4">
Gutres will continue to contact all related parties on this issue and expressed his willingness to further contact Russia for his proposal.</text:p>
      <text:p text:style-name="P4">
News Source: <text:a xlink:type="simple" xlink:href="https://www.zaobao.com.sg/realtime/world/story20230713-1413358" text:style-name="Internet_20_link" text:visited-style-name="Visited_20_Internet_20_Link">
https://www.zaobao.com.sg/realtime/world/story20230713-1413358</text:a>
</text:p>
      <!--NEWS-->
      <text:h text:style-name="P10" text:outline-level="1">
<text:span text:style-name="T4">
Biden will meet with Italian Prime Minister Meloni on July 27</text:span>
</text:h>
      <text:p text:style-name="P4">
Author: 联合早报 (Person)</text:p>
      <text:p text:style-name="P4">
Publisher: 联合早报 (Organization)</text:p>
      <text:p text:style-name="P4">
Published Time: 2023-07-13T09:24</text:p>
      <text:p text:style-name="P4">
Modified Time: 2023-07-13T09:24</text:p>
      <text:p text:style-name="P4">
Description: U.S. President Biden will meet with the Italian Prime Minister Meloni on July 27. Reuters reported that the White House issued a statement on Wednesday (July 12) that Biden will receive Melonyne in Washington on July 27. At that time, the two sides will discuss the Ukraine War and cross the Atlantic Ocean ...</text:p>
      <text:p text:style-name="P4">
Videos: []</text:p>
      <text:p text:style-name="P4">
Audios: []</text:p>
      <text:p text:style-name="P4">
Images: []</text:p>
      <text:p text:style-name="P4">
Type: NewsArticle</text:p>
      <text:p text:style-name="P4">
Breadcrumbs: ['即时', '国际']</text:p>
      <text:p text:style-name="P4">
Keywords: ['拜登', '意大利', '美国']</text:p>
      <!--METADATA-->
      <text:p text:style-name="P4">
U.S. President Biden will meet with the Italian Prime Minister Meloni on July 27.</text:p>
      <text:p text:style-name="P4">
Reuters reported that the White House issued a statement on Wednesday (July 12) that Biden will receive Melonon in Washington on July 27. At that time, the two sides will discuss the Ukrainian war, cross -Atlantic cooperation with China, the development of North Africa, and Italy next year. He serves as the rotating chairman of the Seventh Kingdom Group (G7).</text:p>
      <text:p text:style-name="P4">
Meloni confirmed the plan to visit the United States during the closing press conference attending the NATO Vilnis Summit that day. This will be the first time she has officially visited the United States since taking office in 2022.</text:p>
      <text:p text:style-name="P4">
Italian diplomats said that Melonney hoped to meet with Bayiden before deciding whether to allow Italy to withdraw from the "Belt and Road" initiative. Italy joined the "Belt and Road" initiative in 2019, and is recently considering withdrawal. Critics believe that the initiative will allow China to control the control of sensitive technologies and important infrastructure.</text:p>
      <text:p text:style-name="P4">
Italy will serve as the G7 -time chairman in 2024. Melonini said that the reconstruction of Ukraine will become the focus of her attention. She told reporters that the reconstruction of Ukraine is also a bet for the peace, freedom of this country, and the future of Europe-Atlantic prosperity.</text:p>
      <text:p text:style-name="P4">
Supporting Africa will also be the key agenda of Italy during the rotating chairman of the country. She will discuss this issue with Biden during the visit of the United States. She pointed out that it is necessary to provide more help from Tunisia and other countries to prevent immigrants from taking risks to cross the Mediterranean to Europe. "Africa is not a poor continent. Africa is first of all a exploited mainland."</text:p>
      <text:p text:style-name="P4">
News Source: <text:a xlink:type="simple" xlink:href="https://www.zaobao.com.sg/realtime/world/story20230713-1413360" text:style-name="Internet_20_link" text:visited-style-name="Visited_20_Internet_20_Link">
https://www.zaobao.com.sg/realtime/world/story20230713-1413360</text:a>
</text:p>
      <!--NEWS-->
      <text:h text:style-name="P10" text:outline-level="1">
<text:span text:style-name="T4">
The "honeymoon period" of technology giants and low -tax countries is in danger (Free Version)</text:span>
</text:h>
      <text:p text:style-name="P4">
Author: Paul Hannon / Richard Rubin</text:p>
      <text:p text:style-name="P4">
Publisher: 华尔街日报中文网</text:p>
      <text:p text:style-name="P4">
Published Time: 2023-07-13T09:30:00.000Z</text:p>
      <text:p text:style-name="P4">
Modified Time: 2023-07-13T09:30:00.000Z</text:p>
      <text:p text:style-name="P4">
Created Time: 2023-07-13T04:25:00.000Z</text:p>
      <text:p text:style-name="P4">
Description: A global tax agreement will redefine the taxes of about 200 billion US dollars in large technology companies; failure to reach an agreement may cause some countries to levy taxes on such enterprises themselves.</text:p>
      <text:p text:style-name="P4">
Images: []</text:p>
      <text:p text:style-name="P4">
Categories: ['经济']</text:p>
      <text:p text:style-name="P4">
Keywords: SYND,LINK:EN|WP-WSJ-0001047737</text:p>
      <text:p text:style-name="P4">
Type: Article</text:p>
      <!--METADATA-->
      <text:p text:style-name="P4">
The negotiating representatives who try to finalize a global tax agreement failed to reach a consensus this week. This agreement aims to change <text:a xlink:type="simple" xlink:href="https://cn.wsj.com/articles/CN-HRD-20210525113839" text:style-name="Internet_20_link" text:visited-style-name="Visited_20_Internet_20_Link">
taxation methods and taxation locations of large technology companies</text:a>
Essence However, the participants said that they are currently very close to reaching an agreement to avoid a destructive situation: a new round of trade war in the United States and Europe.</text:p>
      <text:p text:style-name="P4">
News Source: <text:a xlink:type="simple" xlink:href="https://cn.wsj.com/articles/%E7%A7%91%E6%8A%80%E5%B7%A8%E5%A4%B4%E4%B8%8E%E4%BD%8E%E7%A8%8E%E5%9B%BD%E7%9A%84-%E8%9C%9C%E6%9C%88%E6%9C%9F-%E5%B2%8C%E5%B2%8C%E5%8F%AF%E5%8D%B1-24b3edc1" text:style-name="Internet_20_link" text:visited-style-name="Visited_20_Internet_20_Link">
https://cn.wsj.com/articles/%E7%A7%91%E6%8A%80%E5%B7%A8%E5%A4%B4%E4%B8%8E%E4%BD%8E%E7%A8%8E%E5%9B%BD%E7%9A%84-%E8%9C%9C%E6%9C%88%E6%9C%9F-%E5%B2%8C%E5%B2%8C%E5%8F%AF%E5%8D%B1-24b3edc1</text:a>
</text:p>
      <!--NEWS-->
      <text:h text:style-name="P10" text:outline-level="1">
<text:span text:style-name="T4">
Japanese stocks high</text:span>
</text:h>
      <text:p text:style-name="P4">
Publisher: 法新社</text:p>
      <text:p text:style-name="P4">
Published Time: 2023-07-13T09:32:08+00:00</text:p>
      <text:p text:style-name="P4">
Modified Time: 2023-07-13T09:05:03+00:00</text:p>
      <text:p text:style-name="P4">
Description: (Agence France -Presse, Tokyo, 13th) With the announcement of the U.S. inflation data, it shows that the inflation is cooling, which will cause the market to end the US Federal Preparatory Council (FED) will soon end the currency tightening policy. Clos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7-13T09-32-08-00-00/000000.png" xlink:type="simple" xlink:show="embed" xlink:actuate="onLoad" draw:mime-type="image/png"/>
</draw:frame>
The Japanese stock 225 index closed up 475.40 points or 1.49%, and closed at 32419.33 points. Dongzhi's stock price index closed up 21.51 points or 0.97%, at 2242.99 points.</text:p>
      <text:p text:style-name="P4">
News Source: <text:a xlink:type="simple" xlink:href="https://www.rfi.fr/cn/%E8%B4%A2%E7%BB%8F%E5%BF%AB%E8%AE%AF/20230713-%E6%97%A5%E8%82%A1%E6%94%B6%E9%AB%98" text:style-name="Internet_20_link" text:visited-style-name="Visited_20_Internet_20_Link">
https://www.rfi.fr/cn/%E8%B4%A2%E7%BB%8F%E5%BF%AB%E8%AE%AF/20230713-%E6%97%A5%E8%82%A1%E6%94%B6%E9%AB%98</text:a>
</text:p>
      <!--NEWS-->
      <text:h text:style-name="P10" text:outline-level="1">
<text:span text:style-name="T4">
Kim Jong -un suspected that folding mobile phones are similar to Samsung Huawei products</text:span>
</text:h>
      <text:p text:style-name="P4">
Publisher: 法新社</text:p>
      <text:p text:style-name="P4">
Published Time: 2023-07-13T09:32:09+00:00</text:p>
      <text:p text:style-name="P4">
Modified Time: 2023-07-13T09:05:02+00:00</text:p>
      <text:p text:style-name="P4">
Description: (Agence France-Presse, Seoul, 13th) North Korea fired a new intercontinental ballistic missile in the "Mars-18" yesterday. The leader Kim Jong-un personally came to the town to guide. There was a device on the table, suspected to be a folding smart pho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7-13T09-32-09-00-00/000000.png" xlink:type="simple" xlink:show="embed" xlink:actuate="onLoad" draw:mime-type="image/png"/>
</draw:frame>
The photos released by the North Korean Labor Party reported "Labor News" today show that the objects on the table look like a silver folding mobile phone installed on the black leather protective cover, which is very similar to Samsung Galaxy ZFLIP or Huawei Pocket S mobile phone.</text:p>
      <text:p text:style-name="P4">
This photo of this North Korea launched the intercontinental ballistic missile (ICBM) Mars-18, which was launched yesterday, immediately caused people to speculate on the source of the mobile phone.</text:p>
      <text:p text:style-name="P4">
Someone once photographed Kim Jong -un's products using seemingly Apple, including iPad and MacBook.</text:p>
      <text:p text:style-name="P4">
South Korea's "Central Daily" reported: "If the objects in the photo are folding mobile phones, it is likely to be smuggled from China to North Korea."</text:p>
      <text:p text:style-name="P4">
According to UN sanctions, North Korea must not import or export electronic equipment.</text:p>
      <text:p text:style-name="P4">
According to the "World Factbook" published by the Central Intelligence Agency (CIA), it is estimated that only about 19%of North Korean population has mobile phones. (Translator: Chen Yuting/Calculating Draft: Chen Zhengyi)</text:p>
      <text:p text:style-name="P4">
News Source: <text:a xlink:type="simple" xlink:href="https://www.rfi.fr/cn/%E5%9B%BD%E9%99%85%E6%8A%A5%E9%81%93/20230713-%E9%87%91%E6%AD%A3%E6%81%A9%E7%96%91%E7%94%A8%E6%8A%98%E5%8F%A0%E6%89%8B%E6%9C%BA-%E4%B8%8E%E4%B8%89%E6%98%9F%E5%8D%8E%E4%B8%BA%E4%BA%A7%E5%93%81%E7%9B%B8%E4%BC%BC" text:style-name="Internet_20_link" text:visited-style-name="Visited_20_Internet_20_Link">
https://www.rfi.fr/cn/%E5%9B%BD%E9%99%85%E6%8A%A5%E9%81%93/20230713-%E9%87%91%E6%AD%A3%E6%81%A9%E7%96%91%E7%94%A8%E6%8A%98%E5%8F%A0%E6%89%8B%E6%9C%BA-%E4%B8%8E%E4%B8%89%E6%98%9F%E5%8D%8E%E4%B8%BA%E4%BA%A7%E5%93%81%E7%9B%B8%E4%BC%BC</text:a>
</text:p>
      <!--NEWS-->
      <text:h text:style-name="P10" text:outline-level="1">
<text:span text:style-name="T4">
BBC host storm: Senior news anchor Hugh Edwardz was recognized as the parties</text:span>
</text:h>
      <text:p text:style-name="P4">
Author: https://www.facebook.com/bbcworldservice/</text:p>
      <text:p text:style-name="P4">
Publisher: BBC News 中文</text:p>
      <text:p text:style-name="P4">
Published Time: 2023-07-13T09:38:04.000Z</text:p>
      <text:p text:style-name="P4">
Modified Time: 2023-07-13T09:38:04.000Z</text:p>
      <text:p text:style-name="P4">
Description: The news anchor Hugh Edwardz, who has presided over the report that has reported many major historical events in the UK, is now confirmed to be the parties in the recent BBC host. The BBC is starting to investigate Edwardz's behavior.</text:p>
      <text:p text:style-name="P4">
Images: ["<text:a xlink:type="simple" xlink:href="https://ichef.bbci.co.uk/news/640/cpsprodpb/169AA/production/_130368529_e99981b01f66efdf0ca03ac53b8b074ffa115d67.jpg" text:style-name="Internet_20_link" text:visited-style-name="Visited_20_Internet_20_Link">
_130368529_e9...</text:a>
", "<text:a xlink:type="simple" xlink:href="https://ichef.bbci.co.uk/news/640/cpsprodpb/0E02/production/_130368530_cr99ad6415b72e7b69f85d66476d75076c83c6dce5.jpg" text:style-name="Internet_20_link" text:visited-style-name="Visited_20_Internet_20_Link">
_130368530_cr...</text:a>
", "<text:a xlink:type="simple" xlink:href="https://ichef.bbci.co.uk/news/640/cpsprodpb/3AB2/production/_130362051_crhuw.jpg" text:style-name="Internet_20_link" text:visited-style-name="Visited_20_Internet_20_Link">
_130362051_cr...</text:a>
", "<text:a xlink:type="simple" xlink:href="https://ichef.bbci.co.uk/news/640/cpsprodpb/4E58/production/_130365002_cr612c78aae38bd3719a6bb1efbb8beaae3215eab9.jpg" text:style-name="Internet_20_link" text:visited-style-name="Visited_20_Internet_20_Link">
_130365002_cr...</text:a>
", "<text:a xlink:type="simple" xlink:href="https://ichef.bbci.co.uk/news/640/cpsprodpb/1FCD/production/_105914180_line976-nc.png" text:style-name="Internet_20_link" text:visited-style-name="Visited_20_Internet_20_Link">
_105914180_li...</text:a>
", "<text:a xlink:type="simple" xlink:href="https://ichef.bbci.co.uk/news/640/cpsprodpb/BADC/production/_130363874_8a1c004828971b8882f312ea36e707633c24562b0_182_3500_19701000x563.jpg" text:style-name="Internet_20_link" text:visited-style-name="Visited_20_Internet_20_Link">
_130363874_8a...</text:a>
"]</text:p>
      <text:p text:style-name="P4">
Videos: []</text:p>
      <text:p text:style-name="P4">
Tags: ['媒体', '英国']</text:p>
      <text:p text:style-name="P4">
Type: Article</text:p>
      <!--METADATA-->
      <text:h text:style-name="P12" text:outline-level="3">
<text:span text:style-name="T4">
BBC host, storm: Senior news anchor Hugh Edwardz was confirmed as the parties</text:span>
</text:h>
      <text:p text:style-name="P4">
9:38 am on July 13, 2023![] <text:a xlink:type="simple" xlink:href="Images/BBC Chinese/2023-07-13T09-38-04.000Z/_130368529_e99981b01f66efdf0ca03ac53b8b074ffa115d67.jpg" text:style-name="Internet_20_link" text:visited-style-name="Visited_20_Internet_20_Link">
</text:a>
Image adding text,</text:p>
      <text:p text:style-name="P4">
Hugh Edwardz on the "10th News" program</text:p>
      <text:p text:style-name="P4">
<text:span text:style-name="T4">
 Recently reported that the British Broadcasting Corporation (BBC) anchor involved in improper behavior was recognized as the host of the flagship program, Huwedwards, the host of the flagship show. The BBC is starting to investigate Edwardz's behavior. </text:span>
</text:p>
      <text:p text:style-name="P4">
After many consecutive reports and speculation of the outside world and major media, Edwardz's wife Vickyfling issued a statement on behalf of her husband, confirming that Edwardz was the host involved, and said that he was because he was because Serious mental health problems are hospitalized.</text:p>
      <text:p text:style-name="P4">
The statement stated: "Given the recent report on the" BBC host ", I issued this statement on behalf of my husband Hugh Edwardz. After five days of experience for our family, I did this mainly for his Think of mental health and protect our children. "</text:p>
      <text:p text:style-name="P4">
"Xiezheng encountered serious mental health problems. Just as detailed records, he has been treated in recent years due to severe depression."</text:p>
      <text:p text:style-name="P4">
"The incident in the past few days has severely intensified the problem. He experienced another serious disease. He is currently being hospitalized and will still stay here for a period of foreseeable periods."</text:p>
      <text:p text:style-name="P4">
She said that after his health improved, he would respond to his reports.</text:p>
      <text:p text:style-name="P4">
Earlier, The Sun claimed that Edwardz paid a young man in exchange for explicit pictures.</text:p>
      <text:p text:style-name="P4">
The London Police Department stated that he will not take police operations at 61 -year -old Edwardz.</text:p>
      <text:p text:style-name="P4">
Tim Davie, President of BBC, said that all employees said: "This is a reminder. In the past few days, personal life has been shown under the public's vision. family."</text:p>
      <text:h text:style-name="P12" text:outline-level="3">
<text:span text:style-name="T4">
Related allegations start and end</text:span>
</text:h>
      <text:p text:style-name="P4">
Last Friday (July 7), the "Sun" published a report saying that an unknown BBC anchor was accused of paying thousands of pounds to a 20 -year -old young man for many years in exchange for explicit photos.</text:p>
      <text:p text:style-name="P4">
The young man's mother expressed her concerns about these payment behaviors in the interview and worried that the money was addicted to supporting her child.</text:p>
      <text:p text:style-name="P4">
In the next few days, the "Sun" has published more allegations and reports one after another. The BBC also reports to related events like other institutions.</text:p>
      <text:p text:style-name="P4">
<draw:frame draw:style-name="fr1" draw:name="Image108" text:anchor-type="as-char" svg:width="6.9236in" svg:height="3.894525in" draw:z-index="0">
<draw:image xlink:href="../Images/BBC Chinese/2023-07-13T09-38-04.000Z/_130368530_cr99ad6415b72e7b69f85d66476d75076c83c6dce5.jpg" xlink:type="simple" xlink:show="embed" xlink:actuate="onLoad" draw:mime-type="image/jpeg"/>
</draw:frame>
Image source, PA Media</text:p>
      <text:p text:style-name="P4">
Image adding text,</text:p>
      <text:p text:style-name="P4">
Edwardz's wife confirmed that her husband was a recent report.</text:p>
      <text:p text:style-name="P4">
On Sunday, the BBC acknowledged that the report of follow -up of these allegations in the "Sun" has received a complaint related to the initial allegations of the newspaper, and a suspension of a male employee had been suspended at the time.</text:p>
      <text:p text:style-name="P4">
The next day, a representative of a young man involved in the incident said that the report of the Sun is "nonsense" and denied any criminal acts.</text:p>
      <text:p text:style-name="P4">
Soon after, the "Sun" and BBC reported other different allegations about the same anchor, including sending "intimidation" information to a 20 -year -old young man, and visiting another person during the blockade of the new crown epidemic. And send inappropriate information to a BBC employee.</text:p>
      <text:p text:style-name="P4">
On Wednesday, a series of progress was announced in 10 minutes. First, the London Police Department stated that there was no evidence of criminal behavior after investigation, and then the BBC said that the internal investigation of related companies will continue.</text:p>
      <text:p text:style-name="P4">
Hugh Edwardz, as the value of the BBC anchor involved, was confirmed in a statement issued by his wife.</text:p>
      <text:p text:style-name="P4">
<draw:frame draw:style-name="fr1" draw:name="Image109" text:anchor-type="as-char" svg:width="6.9236in" svg:height="3.894525in" draw:z-index="0">
<draw:image xlink:href="../Images/BBC Chinese/2023-07-13T09-38-04.000Z/_130362051_crhuw.jpg" xlink:type="simple" xlink:show="embed" xlink:actuate="onLoad" draw:mime-type="image/jpeg"/>
</draw:frame>
Image source, PA Media</text:p>
      <text:p text:style-name="P4">
Image adding text,</text:p>
      <text:p text:style-name="P4">
Edwardz is one of the most well -known news anchors in the UK.</text:p>
      <text:h text:style-name="P12" text:outline-level="3">
<text:span text:style-name="T4">
"No crime"</text:span>
</text:h>
      <text:p text:style-name="P4">
Edwardz's wife expressed in a statement issued by the Social Agency (PA) that he hoped to confirm his identity and end the outside world's speculation about other unrelated BBC anchors.</text:p>
      <text:p text:style-name="P4">
Freins said that her husband was "told for the first time to make allegations to him last Thursday."</text:p>
      <text:p text:style-name="P4">
In a statement, she called on people to respect the privacy of their families, and at the same time pointed out that there was a public record that Edwardz had mental health problems in the past.</text:p>
      <text:p text:style-name="P4">
A few minutes before the family statement was issued, the British police issued another separate statement, saying that after discussions with the BBC management, there have been recent evaluations of relevant allegations.</text:p>
      <text:p text:style-name="P4">
"Actaries of the Specialist Crime Command of the London Police Department have completed the evaluation and concluded that there was no information that there was a criminal criminal act."</text:p>
      <text:p text:style-name="P4">
"When making this decision, they have discussed with many parties, including the BBC, the complaints involved, and the families of the complaints involved. These are carried out by another police department."</text:p>
      <text:p text:style-name="P4">
The statement also pointed out that the agent has "learned more about the media reporting more allegations of the same person", but there was no "any specific details or information about these allegations ... so no police actions are currently adopted."</text:p>
      <text:p text:style-name="P4">
The BBC has previously suspended the company's internal investigation at the request of the police. Now that the Police evaluation is completed, the BBC will continue its "factual investigation".</text:p>
      <text:p text:style-name="P4">
A BBC spokesman said: "We will continue the work in this area, and at the same time ensure that the facts are comprehensively evaluated in accordance with legitimate procedures, and keep in mind our care responsibility for all relevant personnel."</text:p>
      <text:p text:style-name="P4">
BBC President Tim David said in an email to employees: "This is still a very complicated situation."</text:p>
      <text:p text:style-name="P4">
He pointed out that the statement issued by the Edward's family was "a reminder, and his personal life was shown in the public view in the past few days." At the same time, he also said: "The core of all these is human and their families."</text:p>
      <text:p text:style-name="P4">
"There is no doubt that after a few days of testing, it is difficult for many people. I want to guarantee you that what we are currently concerned about is the responsibility of all relevant personnel."</text:p>
      <text:h text:style-name="P12" text:outline-level="3">
<text:span text:style-name="T4">
Why did you not disclose your identity before?</text:span>
</text:h>
      <text:p text:style-name="P4">
Unlike the United States, Britain does not have a comprehensive "First Amendment" to protect freedom of speech, so most news reports are bound by privacy and defamation regulations.</text:p>
      <text:p text:style-name="P4">
The British Supreme Court made an important ruling last year, covering those who are under investigation by law enforcement agencies -which means that they will be protected by the Privacy Law before being officially prosecuted for crime and sent to court.</text:p>
      <text:p text:style-name="P4">
Edwardz has never been officially investigated by the police.</text:p>
      <text:p text:style-name="P4">
At the same time, the British defamation law protects personal reputation from huge damage caused by lies.The newspaper was defended based on the testimony of Depp's ex -wife Amber Heard, and Depp eventually defeated in London's defamation case.</text:p>
      <text:p text:style-name="P4">
It seemed to highlight the differences in the British and American legal environment. Depp later won almost the same lawsuit in the United States, forcing Hed to reach a reconciliation.</text:p>
      <text:p text:style-name="P4">
Therefore, the reason why this time has not disclosed Edwardz's identity is to consider the high risk that may cause privacy or slander lawsuits -or even the combination of the two.</text:p>
      <text:p text:style-name="P4">
The young people involved denied the initial allegations and further increased the threshold for disclosure of the anchor identity.</text:p>
      <text:h text:style-name="P12" text:outline-level="3">
<text:span text:style-name="T4">
What may happen next?</text:span>
</text:h>
      <text:p text:style-name="P4">
Hugh Edersz's wife said that when his situation allowed, he responded to his reports.</text:p>
      <text:p text:style-name="P4">
The BBC said that the police have now ruled out the crime and the company's investigation will continue.</text:p>
      <text:p text:style-name="P4">
But the question of BBC still exists -about the company's previous understanding of allegations, when to understand, and responding to it.</text:p>
      <text:p text:style-name="P4">
The "Sun" has stated that it will cooperate with the BBC and stated that they will not have to further report the allegations of Edwardz.</text:p>
      <text:p text:style-name="P4">
The president of BBC said: "This is still a very complicated situation."</text:p>
      <text:h text:style-name="P12" text:outline-level="3">
<text:span text:style-name="T4">
Hugh Edwardz?</text:span>
</text:h>
      <text:p text:style-name="P4">
Hugh Edwardz is one of the most well -known broadcast hosts in the UK.</text:p>
      <text:p text:style-name="P4">
He joined the BBC as an intern in 1984. In the 1990s, he became the chief political reporter of the British Parliament in BBC, and gradually became the main host in the news channel in the following years.</text:p>
      <text:p text:style-name="P4">
<draw:frame draw:style-name="fr1" draw:name="Image110" text:anchor-type="as-char" svg:width="6.9236in" svg:height="4.240705in" draw:z-index="0">
<draw:image xlink:href="../Images/BBC Chinese/2023-07-13T09-38-04.000Z/_130365002_cr612c78aae38bd3719a6bb1efbb8beaae3215eab9.jpg" xlink:type="simple" xlink:show="embed" xlink:actuate="onLoad" draw:mime-type="image/jpeg"/>
</draw:frame>
Image adding text,</text:p>
      <text:p text:style-name="P4">
In 1999, Edwardz became the anchor of the "Six Point News" show.</text:p>
      <text:p text:style-name="P4">
In 2003, he became the host of the BBC flagship news program "Ten Point News". In the following 20 years, he has hosted and arranged major national events for the British Broadcasting Corporation.</text:p>
      <text:p text:style-name="P4">
This includes the wedding of the Duke of Cambridge and the Duke of Cambridge in 2011, the funeral of the Duke of Edinburgh in 2021, the Diamond Jubilee and Platinum Celebration of the Queen in 2012 and 2022, and the crowns of King Kingcharles III (Charles III) in 2023 Ceremony, etc.</text:p>
      <text:p text:style-name="P4">
The major international events he participated in the report include the death of former South African President Mandera and the results of the 2016 Brexit referendum.</text:p>
      <text:p text:style-name="P4">
In recent years, he has also become a representative of the BBC election.</text:p>
      <text:p text:style-name="P4">
The most important moment in his studio may be in September last year, when he announced the news of the death of the Queen Elizabeth II for the BBC.</text:p>
      <text:p text:style-name="P4">
On the morning, he learned that the Queen's health situation was rumored to go to work in advance, and began to report from 2 pm. Until wearing a black tie on the night of the night, he announced the news of the Queen's death to the whole country.</text:p>
      <text:p text:style-name="P4">
After that, he presided over the funeral report of the Queen of England, and his colleagues and his colleagues won the Tric of the British Television and Broadcasting Club (TRIC) awarded last month.</text:p>
      <text:p text:style-name="P4">
As the most senior news anchor of BBC, he is often chosen as a news host of British historic moment, reflecting that he has been highly evaluated and trusted by the audience within the company.</text:p>
      <text:p text:style-name="P4">
In 2021, Edwardz revealed in an interview that due to the requirements of the job, he may not have been the BBC chief news anchor for too long.</text:p>
      <text:p text:style-name="P4">
"Reporting evening news every night in 20 years may be exhausted," he said. "I want to make the audience change some changes."</text:p>
      <text:p text:style-name="P4">
In the same year, he revealed that he had suffered from depression in a documentary in Welsh, and he had "bed in bed" in the struggle with mental health.</text:p>
      <text:p text:style-name="P4">
Recently, on Wednesday before the exposure, he reported on Edinburgh that Scotland was preparing to welcome the news of King Charles, which was the last time he appeared in the BBC.</text:p>
      <text:h text:style-name="P12" text:outline-level="3">
<text:span text:style-name="T4">
BBC's scandal crisis in recent years</text:span>
</text:h>
      <text:p text:style-name="P4">
This is the latest scandal after BBC's series of major crises. In recent years, this company has faced doubts in many incidents, including false accusations of Sir Cliffrichard in 2018 to handle the false allegations of Sir Cliffrichard, Jimmysavile, a child of childhood. Understanding the relevant situation in BBC, and how to obtain controversial interviews by Princess Diana in the 1990s, etc.</text:p>
      <text:p text:style-name="P4">
Outside Britain, the BBC mainly obtains funds through advertising. However, in the UK, the BBC is operated with a public -funded television license fee -this is the cost of mandatory levies to every family with TV.</text:p>
      <text:p text:style-name="P4">
The BBC provides TV content to the family, including news, sports events live broadcasts, film and television dramas and current affairs programs. It is broadcast on dozens of places and radio stations across the country. In addition, there are streaming media platforms, news and sports websites, as well as mobile phone applications for weather forecasting.</text:p>
      <text:p text:style-name="P4">
The BBC's public funding model in the UK has made BBC and their employees rationally examined. At the same time, this has also triggered criticism of licensing fees, content output, and BBC's dominant position in the British media.</text:p>
      <text:p text:style-name="P4">
<draw:frame draw:style-name="fr1" draw:name="Image111" text:anchor-type="as-char" svg:width="6.9236in" svg:height="0.022191in" draw:z-index="0">
<draw:image xlink:href="../Images/BBC Chinese/2023-07-13T09-38-04.000Z/_105914180_line976-nc.png" xlink:type="simple" xlink:show="embed" xlink:actuate="onLoad" draw:mime-type="image/png"/>
</draw:frame>
</text:p>
      <text:h text:style-name="P12" text:outline-level="3">
<text:span text:style-name="T4">
BBC How to report BBC?</text:span>
</text:h>
      <text:p text:style-name="P4">
<draw:frame draw:style-name="fr1" draw:name="Image112" text:anchor-type="as-char" svg:width="6.9236in" svg:height="3.894525in" draw:z-index="0">
<draw:image xlink:href="../Images/BBC Chinese/2023-07-13T09-38-04.000Z/_130363874_8a1c004828971b8882f312ea36e707633c24562b0_182_3500_19701000x563.jpg" xlink:type="simple" xlink:show="embed" xlink:actuate="onLoad" draw:mime-type="image/jpeg"/>
</draw:frame>
Image source, PA Media</text:p>
      <text:p text:style-name="P4">
In this type of incident, the way BBC news reporters treat BBC like reporting any other institutions.</text:p>
      <text:p text:style-name="P4">
As reported to any other institution, the BBC News Department must seek response from the BBC management or BBC affairs department and contacted the BBC news office to obtain an official statement.</text:p>
      <text:p text:style-name="P4">
In some cases, the BBC press conference is looking for high -level managers to conduct an interview with unplanted planning -this is called "Doorsteps" in the news industry.</text:p>
      <text:p text:style-name="P4">
Sometimes, they also get an interview with Mr. David in the disputes of Gary Lineker (Nicassa).</text:p>
      <text:p text:style-name="P4">
At this time, they will know that their accountability and effectiveness of their bosses will be examined inside and outside the BBC.</text:p>
      <text:p text:style-name="P4">
_*BBC Reporter Sean Seddon and George Bowden report _</text:p>
      <text:p text:style-name="P4">
News Source: <text:a xlink:type="simple" xlink:href="https://www.bbc.com/zhongwen/simp/uk-66186726" text:style-name="Internet_20_link" text:visited-style-name="Visited_20_Internet_20_Link">
https://www.bbc.com/zhongwen/simp/uk-66186726</text:a>
</text:p>
      <!--NEWS-->
      <text:h text:style-name="P10" text:outline-level="1">
<text:span text:style-name="T4">
Nepal tourist helicopter crashes, all of which were killed on the six people</text:span>
</text:h>
      <text:p text:style-name="P4">
Author: 联合早报 (Person)</text:p>
      <text:p text:style-name="P4">
Publisher: 联合早报 (Organization)</text:p>
      <text:p text:style-name="P4">
Published Time: 2023-07-13T09:57</text:p>
      <text:p text:style-name="P4">
Modified Time: 2023-07-13T09:57</text:p>
      <text:p text:style-name="P4">
Description: A sightseeing helicopter in Nepal crashed on the way to the capital of Kathmandu, and all six people died on the plane. The United States CNN reported that the Nepalese Civil Aviation Administration said in a statement that Tuesday (July 11) local time (July 11) at 10:05 am (Singapore time ...</text:p>
      <text:p text:style-name="P4">
Videos: []</text:p>
      <text:p text:style-name="P4">
Audios: []</text:p>
      <text:p text:style-name="P4">
Images: []</text:p>
      <text:p text:style-name="P4">
Type: NewsArticle</text:p>
      <text:p text:style-name="P4">
Breadcrumbs: ['即时', '国际']</text:p>
      <text:p text:style-name="P4">
Keywords: ['尼泊尔', '坠机', '空难']</text:p>
      <!--METADATA-->
      <text:p text:style-name="P4">
A sightseeing helicopter in Nepal crashed on the way to the capital of Kathmandu, and all six people died on the plane.</text:p>
      <text:p text:style-name="P4">
The United States CNN reported that the Nepalese Civil Aviation Administration said in a statement that Tuesday (July 11) local time (July 11) at 10:05 am (at 12:20 on Tuesday, Singapore time), a Nepal Marin Airlines (Manangair) sightseeing helicopter took off from the Soluhogu area where Mount Everest, and his destination was Kathmandu.</text:p>
      <text:p text:style-name="P4">
Five Mexican passengers and a Nepalese pilot on board. The helicopter lost contact in less than 10 minutes after taking off, and was later found to have crashed in Likhupike Township, Solukhumbu, all of the six people died on the plane, and the remains were found.</text:p>
      <text:p text:style-name="P4">
The Nepalese authorities are arranging the remains of the transshipment to the remains of the victims to the Kathmandu, and the cause of the crash is still under investigation.</text:p>
      <text:p text:style-name="P4">
CNN reports that factors such as Nepal's bad weather, low energy visibility, and multi -mountain terrain have all caused the country's aviation flight to danger.</text:p>
      <text:p text:style-name="P4">
In January this year, a plane crashed near Pokhara, central Nepal, and <text:a xlink:type="simple" xlink:href="https://www.zaobao.com/realtime/world/story20230115-1353731" text:style-name="Internet_20_link" text:visited-style-name="Visited_20_Internet_20_Link">
caused at least 68 people to die</text:a>
Essence This is an air crash with the most deaths in the country for more than 30 years.</text:p>
      <text:p text:style-name="P4">
News Source: <text:a xlink:type="simple" xlink:href="https://www.zaobao.com.sg/realtime/world/story20230713-1413371" text:style-name="Internet_20_link" text:visited-style-name="Visited_20_Internet_20_Link">
https://www.zaobao.com.sg/realtime/world/story20230713-1413371</text:a>
</text:p>
      <!--NEWS-->
      <text:h text:style-name="P10" text:outline-level="1">
<text:span text:style-name="T4">
Column | Reporter Time: Did the National Security Law test?</text:span>
</text:h>
      <text:p text:style-name="P4">
Author: 文／谢馥伊   共同采访／李雪莉</text:p>
      <text:p text:style-name="P4">
Publisher: Radio Free Asia (Organization)</text:p>
      <text:p text:style-name="P4">
Published Time: 2023-07-13T10:00:00-04:00</text:p>
      <text:p text:style-name="P4">
Modified Time: 2023-07-12T11:22:59-04:00</text:p>
      <text:p text:style-name="P4">
Description: Wen / Xie Yiyi Interview / Li Xueli</text:p>
      <text:p text:style-name="P4">
Videos: []</text:p>
      <text:p text:style-name="P4">
Audios: ["<text:a xlink:type="simple" xlink:href="https://www.rfa.org/mandarin/zhuanlan/baodaozheshijian/mrpt-071220230933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4.612011in" draw:z-index="0">
<draw:image xlink:href="../Images/rfamandarin/2023-07-13T10-00-00-04-00/000000.png" xlink:type="simple" xlink:show="embed" xlink:actuate="onLoad" draw:mime-type="image/png"/>
</draw:frame>
After the Hong Kong version of the "National Security Law" in July 2020, in addition to affecting the judicial system, the education system is a long -term goal. The picture shows Hong Kong's first National Security Education Day in Hong Kong in 2021. At the staff training of the Correctional Services Department. <text:a xlink:type="simple" xlink:href="https://www.rfa.org/mandarin/zhuanlan/baodaozheshijian/mrpt-07122023093345.html/@@images/image" text:style-name="Internet_20_link" text:visited-style-name="Visited_20_Internet_20_Link">
</text:a>
(Photography/Reuters/LAM YIK) <text:a xlink:type="simple" xlink:href="https://www.rfa.org/mandarin/zhuanlan/baodaozheshijian/mrpt-07122023093345.html/@@stream" text:style-name="Internet_20_link" text:visited-style-name="Visited_20_Internet_20_Link">
Audio-1-Link: https://www.rfa.org/Mandarin/zhuanlan/baodaozhejijian/mrt 07122023093345.html/@stream</text:a>
After applying for the application of Taiwan's academic test results in 2010, the number of Taiwanese students in Hong Kong was significantly increased. Propaganda and enrollment, several of them will also set up a stall at the Entry Expo, allowing students to register for interviews on the spot with the scientific transcripts, setting off a wave of waves. This boom was 685 in 2017 and 858 in 2018, while the first year of school broke through a thousand people in 2019. At that time, 1,021 Taiwanese students went to Hong Kong to study university. Even if Hong Kong broke out in 2014, the idea of going to Hong Kong did not dispel the students to Hong Kong at that time. Tanya and Chen Wei'an were two students who set off after that. Tanya recalled, "When I was young, I wanted to leave Taiwan to take a look at other places. In addition, I am determined to be in the business school. The international environment of Hong Kong is full of ideal places." Under the support of scholarships, Tanya enrolled in 2016 A school business school, at that time, the umbrella was about to be two years and the conflict between Mong Kok was 4 months. Although she knew the politics of both sides of the Taiwan Strait, she still drew a line for herself: "When Hong Kong does not have Google and Facebook, I will leave." Chen Wei'an, who graduated from the Normal University, accepted Hong Kong at the same time in 2018 at the same time. The Law Department of the Chinese University and the Law Department of Taiwan University once hesitated. "I was very impressed. One day in the middle of the night, I talked to a high school classmate and I was super anxious. I studied the topics I wanted to do, such as Gender Research, Hong Kong Basic Law, and China's united front intention is… but I don't know if there is still academic freedom in Hong Kong before graduating from college? "In the end, the reason he decided to start is," If Hong Kong will one day "like that", while Hong Kong or Hong Kong, I think Take a look at her. "However, before the first semester of going to Hong Kong and the backblocking movement, Chen Wei'an decided to return to the National Taiwan University for studying (Chen You completed the registration of the National Taiwan University and handled a suspension). "I don't seem to find my life I want in Hong Kong. I have tried to find some friends who care about politics, but I think it is too desperate. I can't stand it. The sense of powerlessness is terrifying and I will suffocate."</text:p>
      <text:p text:style-name="P4">
Chen Wei'an, who had admitted to the Law Department of the Chinese University of Hong Kong, felt the tightening of Hong Kong's political pressure and academic autonomous space. Finally, he decided not to stay in Hong Kong and choose to return to Taiwan. (Photography / Huang Shize) <text:a xlink:type="simple" xlink:href="https://www.rfa.org/mandarin/zhuanlan/baodaozheshijian/mrpt-07122023093345.html/02chen.jpg" text:style-name="Internet_20_link" text:visited-style-name="Visited_20_Internet_20_Link">
</text:a>
In the past three years, the huge changes in Hong Kong have made many students like Chen Wei'an no longer stay in Hong Kong and choose to return to Taiwan -the most intense in the second half of 2019 in Hong Kong, a total of about 170 people (108 academic year No. 108 The number of students who returned to Taiwan in the first semester of the second semester and the first semester of the 109 school year). After the end of the movement and the slowing of the COVID-19 epidemic, Taiwanese students went to Hong Kong to study abroad, and they were no longer ascending of the year. Ye Jiaxing, who has long served as a business school of the Chinese University of Hong Kong for a long time, accepted an interview with the "Reporter" who has participated in the enrollment activities of Taiwan. About 50 to 60 Taiwanese students, "However, the number of applicants has fallen in recent years. Looking back, I want to ask the total number of Taiwanese students who have been studying in Hong Kong in the past three years. However, since 2018, the Hong Kong government has stopped issuing or updating the visa of the Taiwan delegation in Hong Kong on the grounds that the Hong Kong government refused to sign the "one Chinese commitment letter". The number of students going to Hong Kong. The "Reporter" has therefore learned about the changes in the number of students in Taiwan in Hong Kong in Hong Kong through investigating statistics in the overseas Chinese community in Hong Kong and Macao.</text:p>
      <text:p text:style-name="P4">
"Reporter" further contacts the Normal University with a large number of people in Hong Kong and 8 female middle school high schools in the Normal University. Most schools feel that the issues are sensitive, or colleagues who are not familiar with related businesses in the school are unwilling to interview. However, a public high school counselor who was unwilling to be named in the north said that before 2019, about 10 students in the school went to Hong Kong to advance to school each year, and in the past three years, they fell to 2 to 3 people per year. A public high school counseling director in the south also pointed out to us that about 1 to 3 students went to Hong Kong to study each year. In the past 3 years, no one went to Hong Kong for school. <text:span text:style-name="T4">
<text:span text:style-name="T5">
* </text:span>
* The steering of Hong Kong admissions resources, policies and public opinion atmosphere </text:span>
Ye Jiaxing believes that there may be three reasons for the decline in the number of students in Hong Kong and Taiwan: first of all, due to the impact of the epidemic, the number of overseas study abroad is generally reduced; second, the admissions committee found that some Taiwanese students received scholarships, but they only returned after only one year as Gapyear. Taiwan, so the school has reduced the investment in resources; in the end, in recent years, in cooperation with policies, Hong Kong universities have improved their admission places for the country's "Belt and Road" policy cooperation countries. Taiwan enrolls, but now I often go to Central Asia, Singapore and other countries. "In fact, although Hong Kong universities still have advantages in international rankings, Hong Kong is moving towards China's austerity remarks step by step. Lin Zonghong, a researcher at the Institute of Social Sciences and Director of the Contemporary China Research Center of Tsinghua University, pointed out that Chinese scholars in Hong Kong have long accounted for one -third, but the focus is not the amount of scholars, but the qualitative of scholars. He went to Hong Kong to study for a PhD from 2005 to 2008. As Hong Kong was a heavy town in China, the professors were all generations of liberals or June 4th. Scholars who stay in Hong Kong now, whether they criticize Hong Kong or China, will be more cautious. "Previously, you scolded the June 4th, or that the Communist Party of China had not committed the law, but now it is illegal, so this gap is very large." In March of this year, Hong Kong City University invited several high school principals and directors of Taiwan to participate in the uninvited meeting. , Explain the admission method, and share the wonderful study abroad life by the school. During the dinner, a teacher mentioned that the social movement significantly affected the willingness of students to go to Hong Kong. The admissions team responded that "the campus is the campus, and the current Hong Kong is very calm." In May, Guo Qi, the president of the City University of Hong Kong, also continued to publicize the "separation of politics and religion separation. "The enrollment slogan hopes not to affect students' willingness to go to Hong Kong.</text:p>
      <text:p text:style-name="P4">
The "separation of politics and religion" is usually used to refer to the division of power involving the government and religious institutions. In recent years, it has become the enrollment slogan of the city university in Hong Kong, emphasizing "politics to politics, education and education." However, the school did not specifically explain how politics and education should be truly separated under the National Security Law. <text:a xlink:type="simple" xlink:href="https://www.rfa.org/mandarin/zhuanlan/baodaozheshijian/mrpt-07122023093345.html/04622a5716.png" text:style-name="Internet_20_link" text:visited-style-name="Visited_20_Internet_20_Link">
</text:a>
<text:span text:style-name="T4">
 After the departure of the campaign, why are they still studying in Hong Kong? </text:span>
 <text:span text:style-name="T4">
<text:span text:style-name="T5">
* After the upsurge faded, what are the Taiwanese students who still choose to study in Hong Kong? What new challenges will the students going to Hong Kong in 2023? Daniel, who plans to study abroad overseas, focuses on the ranking and English teaching environment of Hong Kong schools, and tuition fees compared to European and American universities. In August 2019, he went to Hong Kong to study business school. However, the occurrence of the movement of the campaign has allowed the teachers and family members to persuade him one after another, so that he once considered staying at the National Taiwan University: "It mainly considers his personal safety, and the picture of throwing gasoline bombs and smoke bombs on the news occurs in every corner of Hong Kong. . "Until I learned from the senior sister of Hong Kong, I learned," If you are afraid, don't go out in the dormitory to avoid the demonstration area. "After confirming that Hong Kong is still" safe ", Daniel turned back to persuade my family:" Anyway The political situation in Hong Kong should not affect his studies. "Henry, who went to Hong Kong to study in Hong Kong in the same year as Daniel, was decided to go to Hong Kong after accidentally obtaining scholarships. At the time of August, he didn't worry too much about the motion of the delivery in the carrier: "From the perspective of the Taiwanese, demonstration is not a surprising thing. Demonstration is a demonstration, isn't the demonstration normal? "(Note: Students who apply for enrollment in the fall of 2019 will receive the admission notice from various schools in Hong Kong since February 2019, and reply to accept or abandon the enrollment qualification within the prescribed period of each school. Sending the Movement Movement has not yet begun. When the secondary movement occurred in June 2019, even if the students were qualified for enrollment, they had not yet flew to Hong Kong. The outbreak of the epidemic, the implementation of the "restriction order" of the Hong Kong Government, tightening law enforcement, and gradually silent in the departure of the central movement. In June of the same year, the Hong Kong version of the "National Security Law" passed. Elaine went to Hong Kong to study that year. Elaine, who is interested in the study of biotechnology, considers that "Taiwan's life science -related industries have not developed very well", and the test results may not be able to apply for the top department of life sciences in China, and decided to choose "the world ranking is better than the National Taiwan University". Hong Kong school, "My mother said at that time, we have to do the opposite, and others dare not go to Hong Kong because they are not delivered to Hong Kong, then we have to go." Many students also found that the difficulty of applying for application in Hong Kong has decreased. In the future, there may be scholarships. For example, in 2019, he abandoned the admission because of his family concerns about it, and stayed in Taiwan for two years. After applying for a second application in 2021, he admitted to the Florence of a school business school and said: "I took the same one at the time of the second application. Registration for scientific test results, the scholarship that could not be applied for the second time, actually received half of the amount. "Even for some Taiwanese students, the silence of the somewhat movement means that the personal safety is carefree. Several interviewed students mentioned that the "National Security Law" made Hong Kong calm, and some people said that "no one will be chaotic" because Hong Kong has gradually become the second China. </text:span>
* How much "normal" is the daily life of "National Security Law on Life"? </text:span>
</text:p>
      <text:p text:style-name="P4">
<text:span text:style-name="T4">
At the end of 2022, the white paper movement, which was proclaimed with the sealing of the epidemic, spread in major cities and campuses in China. Students also supported white paper in Hong Kong University. However, under the intimidation of the National Security Law, Hong Kong people generally responded cautiously. (Photography / APPHOTO / Bertha Wang) <text:a xlink:type="simple" xlink:href="https://www.rfa.org/mandarin/zhuanlan/baodaozheshijian/mrpt-07122023093345.html/ap22333465931590.jpg" text:style-name="Internet_20_link" text:visited-style-name="Visited_20_Internet_20_Link">
</text:a>
</text:span>
</text:p>
      <text:p text:style-name="P4">
<text:span text:style-name="T4">
 On the occasion of Hong Kong's sovereignty transfer and implementation of a country, two years, the national security education has to "enter the course, enter textbooks, and enter the campus" as China.(May James / AFP)  <text:a xlink:type="simple" xlink:href="https://www.rfa.org/mandarin/zhuanlan/baodaozheshijian/mrpt-07122023093345.html/000_33ly8p7.jpg" text:style-name="Internet_20_link" text:visited-style-name="Visited_20_Internet_20_Link">
</text:a>
</text:span>
</text:p>
      <text:p text:style-name="P4">
"One day I received a notice. A class has been published to the curriculum website and has to be completed." EDGAR and others who enrolled in 2022 are the first foreign students who need to take Hong Kong National Security Education Course -this is Hong Kong After the "National Security Law" passed, the new policy implemented by colleges and universities in Hong Kong. The National Security Education Policy that has been implemented in 2022 requires students to complete the courses ranging from 0 to 3 credits and pass the exam to meet the graduation threshold. Whether it is LocalStuders or Non-Local Students from China, Taiwan or other countries from China, Taiwan or other countries. Click on the curriculum module, which covers the history of modern China and the "National Security Law of the Hong Kong Special Administrative Region". The same test questions are the same. In 2015, EDGAR, who went to Hong Kong, stayed in Hong Kong's financial industry after graduation. Now he uses work hours to study for a master's degree. In an interview, EDGAR opened the website to let us watch the test questions of the national security curriculum simultaneously. Some social movement adaptations are put on. "Which of the following behaviors may be accused of violating the" National Security Law "in violation of the Hong Kong Special Administrative Region? 1 . On June 19, 2018, a group of people planned to attack the facilities and buildings of the district government office. 2 . On August 3, 2020, Sam contacted international organizations to call for overseas sanctions against Hong Kong. 3 . On June 29, 2019, a group of people released a message on the online forum, announcing that Hong Kong was independent of China. 4 . On July 1, 2021, Sam donated $ 500 to an international organization for attacking Hong Kong. Answer: All above. However, EDGAR smiled easily and said that he didn't watch any course videos at all, and went straight to the online test. "Anyway, you don't conform to your logic. Or, or what you respect history, these are the answers. "The test website showed that after writing 10 questions, the questions were all answered all the right, only 6 minutes. When asked about the impression of the exam process, Edgar said: "That test question is the same as the promotion of" CCTV ". ) There will be advertisements such as subways, such as the four persistence of Comrade Xi Jinping and the governance of the Patriot. Especially last year is the 25th anniversary of Hong Kong's delivery. This method allows everyone to understand and become the standard of graduation. I feel full of disgusting. I am not interested in Hong Kong, Chinese history, and the National Security Law today. Why do you see it? If you are interested, you will learn from the Internet by yourself. "In fact, this is the first time that the Hong Kong government has tried to implement the Guoan Education Course in the past 10 years. After the Hong Kong Edition "National Security Law" in July 2020, the Hong Kong Education Bureau based on Article 10 of the National Security Law "Hong Kong Special Administrative Region should carry out national security education through schools, social organizations, media, and networks to improve the residents of the Hong Kong Special Administrative Region. The national security awareness and law -abiding awareness "implement related courses, and promulgated the Hong Kong National Security Education Course Framework in 2021, requiring primary and secondary schools to provide national security education courses, and removing books that may violate the National Security Law. Colleges and universities also include the national security education courses in the threshold for compulsory or graduation.</text:p>
      <text:p text:style-name="P4">
<text:span text:style-name="T4">
 "The final test of my Guoan Education Period is the Li Zhiying case" </text:span>
 <text:span text:style-name="T4">
*</text:span>
 2022 Gavin, who went to Hong Kong to study in Hong Kong. The school has more requirements for the national security education course. There is a small job in the film, two or three weeks, and the final exam. In order to prepare for the exam, he and his classmates organized notes. Put a common pen document organized by Gavin and classmates before the test, which is full of discussions related to the history of the History of the People's Republic of China, such as the "Chief Executive's status and judicial organs. "The development of the political system in Hong Kong should be gradual, but it cannot resist the goals of one country and two systems. It is necessary to serve the needs of one country, two systems, and not to cooperate with Western democratic standards to determine the direction of development." He remembered that he just finished the end of the National Security Education Period, "The last question of the exam is to talk about Li Zhiying, and the" National Security Law "is not traced back to the past?" Ironically, Gavin saw "BBC" the day before the test. It is reported to discuss how the Hong Kong version of the National Security Law cracks down on freedom of speech. But the answer to the test papers tells him that this law traces of the past and do not mistake the law. "This lesson is ridiculous. Although it is not difficult to pass the exam, it is just passive and feels powerless. Why should we patriotism or understand the Chinese constitution? Most people around me should deal with it. For example, I know a International students, hold the Buddha's feet before the test, get a high score in the exam. "</text:p>
      <text:p text:style-name="P4">
Li Zhiying, together with three companies under the group, was charged with two collusion between colluding foreign or overseas forces to harm national security crimes, and a crime of printed and replicating and inciting publications. , But Li has been taken over for more than 2 years. The picture shows the transfer screen that Li Zhiying was rejected after the bail in 2021. (Photography / isaaclawrence / AFP) <text:a xlink:type="simple" xlink:href="https://www.rfa.org/mandarin/zhuanlan/baodaozheshijian/mrpt-07122023093345.html/000_92j8l7.jpg" text:style-name="Internet_20_link" text:visited-style-name="Visited_20_Internet_20_Link">
</text:a>
</text:p>
      <text:p text:style-name="P4">
<text:span text:style-name="T4">
 At the end of March of this year, when a Hong Kong student returned home in Japan, he was arrested by the Hong Kong Police National Security Department for "Message on the Internet" and prosecuted in June. As a collection of international students and workers, the free environment in Hong Kong has once again become the focus of attention.(REUTERS/TyroneSiu)  <text:a xlink:type="simple" xlink:href="https://www.rfa.org/mandarin/zhuanlan/baodaozheshijian/mrpt-07122023093345.html/2022-06-26t042931z_1180206470_rc2ezu97l7cv_rtrmadp_3_hongkong-security-1.jpg" text:style-name="Internet_20_link" text:visited-style-name="Visited_20_Internet_20_Link">
 </text:a>
</text:span>
</text:p>
      <text:p text:style-name="P4">
Talking about the future, Tanya, who is currently working in Hong Kong Investment Bank, said that before studying in Hong Kong in 2016, it was believed that there was still a long time since Hong Kong's "one country, two systems remain unchanged for 50 years". Harbor has accumulated experience for several years, it should be fine. However, after participating in the delivery of the Central Movement, she decided to leave Hong Kong earlier than the original plan: "Seriously, staying in Hong Kong for a long time, has feelings for Hong Kong, but Hong Kong's political environment is turbulent, there is no way (because I like Hong Kong) Special stay. "However, more reasonable analysis of students in Hong Kong and Taiwan how to make good use of the resources that can be obtained in Hong Kong will increase the guarantee of their career development or further studies. For example, Elaine, Belle and others from the Institute of Technology considers going to the European and American Institutes to upgrade. Even if they are disgusted with the National Security Education Course, EDGAR, Gavin, and Daniel who are studying in business schools still plan to stay in Hong Kong in the future, the main reason is that "more money can be stored in Hong Kong is more than Taiwan." Among them, Edgar and Gavin both hoped to obtain permanent residence permits, nor did they oppose Taiwan high school students to study in Hong Kong. Gavin said, "It is worth developing and studying in Hong Kong, but the sacrifice should be sacrificed, as if you can't speak freely or have no freedom. Anyway, you can't talk about it in Hong Kong, just go back to Taiwan." It is recommended that students go to Hong Kong to consider carefully, especially the field of humanities and social sciences. "Their talents are being lost and their advantages are also declining. It may be better to study a master's class in Taiwan first, and then apply for (European and American universities), because foreign schools will also worry about Hong Kong universities and The assessment of the university will also decline, because their teachers are lost because of the National Security Law. The teacher is not just the loss of talents. After the professor from China, the stance of the things will be completely different from the route. "After the Guoan Education Course quietly entered the campus, how long can the academic autonomy of the Hong Kong colleges and universities be maintained? No one is accurate. The choice of career development and freedom of speeches is left to every Taiwanese student who will consider going to Hong Kong in the future.</text:p>
      <text:p text:style-name="P4">
※ This report is produced by the "Reporter" and the Chinese Department of Liberty Asia (RFA). In order to respect the wishes of the parties, Tanya, high school tutoring room teachers, Daniel, Henry, Elaine, Florence, Belle, Gavin, interviewed anonymous or pseudonym.</text:p>
      <text:p text:style-name="P4">
News Source: <text:a xlink:type="simple" xlink:href="https://www.rfa.org/mandarin/zhuanlan/baodaozheshijian/mrpt-07122023093345.html" text:style-name="Internet_20_link" text:visited-style-name="Visited_20_Internet_20_Link">
https://www.rfa.org/mandarin/zhuanlan/baodaozheshijian/mrpt-07122023093345.html</text:a>
</text:p>
      <!--NEWS-->
      <text:h text:style-name="P10" text:outline-level="1">
<text:span text:style-name="T4">
Establish a home for Tibetans in exile in literature</text:span>
</text:h>
      <text:p text:style-name="P4">
Creator: TENZIN TSAGONG</text:p>
      <text:p text:style-name="P4">
Publisher: https://www.facebook.com/nytimeschinese</text:p>
      <text:p text:style-name="P4">
Published Time: 2023-07-13T10:08:43+08:00</text:p>
      <text:p text:style-name="P4">
Description: TibetWrites was jointly founded by exile writers and activists to publish and publish Tibetan humanistic works. As China continues to suppress Tibet, detention writers and intellectuals, many Tibetans say it provides home feelings for exile people. Poras Chaudhary for the New York Times Bu Qione South began to rely on reading and writing to deal with the "endless obstacles" brought about by exile.</text:p>
      <text:p text:style-name="P4">
Images: ["<text:a xlink:type="simple" xlink:href="https://static01.nyt.com/images/2023/07/05/multimedia/00SONAM-01-fmph/00SONAM-01-fmph-master1050.jpg" text:style-name="Internet_20_link" text:visited-style-name="Visited_20_Internet_20_Link">
00SONAM-01-fm...</text:a>
"]</text:p>
      <text:p text:style-name="P4">
Category: 中国</text:p>
      <text:p text:style-name="P4">
Type: Article</text:p>
      <!--METADATA-->
      <text:p text:style-name="P4">
<draw:frame draw:style-name="fr1" draw:name="Image129" text:anchor-type="as-char" svg:width="6.9236in" svg:height="4.615733in" draw:z-index="0">
<draw:image xlink:href="../Images/cnnytimes/2023-07-13T10-08-43-08-00/00SONAM-01-fmph-master1050.jpg" xlink:type="simple" xlink:show="embed" xlink:actuate="onLoad" draw:mime-type="image/jpeg"/>
</draw:frame>
In the winter of 1982, Bu Qiongsonan(Bhuchaungsonam)After leaving home in central Tibet, he trek with his father for five days and crossed the Himalayas to Nepal. At that time, he was only about 11 years old, and he hardly knew why they had escaped -China had decades of colonial rule for his hometown -nor did he not realize that he had left his homeland forever, and his mother and six brothers and sisters.</text:p>
      <text:p text:style-name="P4">
After arriving in Nepal, Bu Qiongsinan and his father went to a Buddhist sacred place in neighboring countries India, where the Dalai Lama and many exile Tibetans were residents. His father returned to Tibet without much explanation, leaving Bu Qiongsonnan, and was taken care of by a friend of his family.</text:p>
      <text:p text:style-name="P4">
Bu Qiongson has never seen his father since then, because his father died in his second year of high school. The last time he talked to his mother nine years ago. In that short call, the mother promised: "We will meet again." But Bu Qiongsinan already knew at that time that the political status of Tibet made it almost impossible to meet.</text:p>
      <text:p text:style-name="P4">
He said that everything is fresh in a foreign country without relatives: bananas, bean paste, and famous Indian monsoon. Writing and literature have become spiritual and sophisticated recipes that help him continue to survive after losing his homeland and his family. "Writing is painful," he said. "It is a process of negotiating the extremely harsh and endless obstacles and challenges brought by exile."</text:p>
      <text:p text:style-name="P4">
He became a writer and editor who published nine episodes and selection. But it can be said that his more important contribution to literature is to edit and publishers of TibetWrites, which is a publishing house and online platform for Tibetans. Today, TibetWrites and its publishing branch Blackneck have been published 20 years ago. More than 50 books have been published, which has become a push for a small scale of Tibetan humanistic ecosystems.</text:p>
      <text:p text:style-name="P4">
As the Chinese government continues to suppress Tibet, <text:a xlink:type="simple" xlink:href="https://savetibet.org/tibetan-intellectuals-and-writers-detained-in-recent-spate/" text:style-name="Internet_20_link" text:visited-style-name="Visited_20_Internet_20_Link">
detention</text:a>
Many Tibetans, Tibetan writers and intellectuals, said that Buqiongsonan's publishing house provides a feeling of homeless groups that deal with exile life, making literature a substitute for the nation -state.</text:p>
      <text:p text:style-name="P4">
"I can't live on the land of Tibet," the writer and editor Dan Zeng Diki(Tenzin Dickie)"But I can live in Tibetan literature."</text:p>
      <text:p text:style-name="P4">
The idea of founding TibetWrites began in 2003. After working for a period of time in a publishing house in Delhi, Bu Qiongsonan returned to Dallanala, India, and Dan Zengzhuzhu with writers and activists(Tenzintsundue)Established contact. Like Bu Qiongsonan, Dan Zengzhuzhu is also worried about the limited publishing channels of Tibetan writers, especially the lack of ways to publish Tibetan secular literature in English. At that time, Bu Qiongsonan was editing "Exile Muse"(Old Demons, New Deities)He believes this is the first Tibetan poem selection in English. But that's just a selection. He wants to do more for cultivating Tibetan literary traditions.</text:p>
      <text:p text:style-name="P4">
For more than a thousand years, Tibetan literature has always regarded Buddhism's pursuit of enlightenment as a center, and Diki believes that this is the opposite of the novel. In the preface of the selection of "Old Devil and New God" edited by her editor, Diki wrote that "the ideal of Buddhism has always eliminated desire", and "novels start from desire."</text:p>
      <text:p text:style-name="P4">
Those who engage in writing in Tibet need to bypass the restrictions of the censorship system, and the publications operated by the Tibetans in India mainly focus on Buddhism, history, and politics. Bu Qionenan feels that Tibetan writers living in the West need to work hard to handle the problem of flattening the Tibetans' experience in the focus of the spiritual world. He believes that Tibetan editors can provide the best help for Tibetan writers to create their own voice and emotions.</text:p>
      <text:p text:style-name="P4">
advertise</text:p>
      <text:p text:style-name="P4">
Except for a short -lived literature magazine founded by Tibetan students from the University of Delhi at the end of the 1970s, Tibetan writers have almost no way to publish works with the theme of ordinary people's life experience, especially the experience of exile Tibetans.</text:p>
      <text:p text:style-name="P4">
Buqiongsonan, Danzeng Zunzhu, and another founder decided to create an online platform for writers from Tibet and overseas overseas. After careful consideration, they named the company "TibetWrites". Bu Qiongsinan said that the declaration of this declaration requires the world to "first treat Tibetans as people".</text:p>
      <text:p text:style-name="P4">
Bu Qiongso Nan and Dan Zengzhu's cooperation thrive. Within a few years, they started publishing their own books with the brand of Blackneck. Bu Qiongsinan is the one with a quieter personality and a gentle speech among the two. He is responsible for editing. Dan Zengzhu is even more blunt, and he is responsible for marketing. Dan Zeng Zunzhu, wearing a red scarf on his head, vowed that he would not remove the scarf before Tibet got rid of Chinese rule.</text:p>
      <text:p text:style-name="P4">
Their published books include the third -generation exile Tibetan Kaisang(Kaysang)The feminist collection "Broken Portrait"(BrokenPortraits)And about the "Wangdu Diary" that Tibetan government officials visited Tibet in 1980(Wangdu’s Diary)Essence</text:p>
      <text:p text:style-name="P4">
Both Bu Qiongso Nan and Dan Zengzhu are working at home, and they are working free. Until a few years ago, due to the very few budgets of TibetWrites, the cost of printing books has been borne by the writer. Their returns are publishing platforms and advertising.</text:p>
      <text:p text:style-name="P4">
"We have to keep Tibet as a concept and strengthen it," Bu Qiongsonan said, "And this is what art does this."</text:p>
      <text:p text:style-name="P4">
In addition to publishing the original works written by Tibetans in English, Bu Qiongsonan also translated Tibetan works into English. Last year, his translation won the Ostana Award in Italy, which aims to recognize writers who help protect the language and literature of ethnic minorities.</text:p>
      <text:p text:style-name="P4">
In the translation of the works of Tibetan writers, Bu Qiongsinan did not seek copyright permits. This is an unusual approach to have huge legal risks. He did this to avoid making the writer in danger. He said: If the Chinese government gets evidence of Tibetan writers and exiles or (in the words of the Chinese government), they may face prison disasters.</text:p>
      <text:p text:style-name="P4">
advertise</text:p>
      <text:p text:style-name="P4">
Scholar Shirley Boyer is "Resistance Mixed: New Tibetans of Exile Tibetans"(Resistant Hybridities: New Narratives of ExileTibet)The editor of the book, she praised Bu Qiongsonan's publishing house to help change the view of Tibet and Tibetan writers. "He let the world see that Tibetans are the writers of their own story," she said.</text:p>
      <text:p text:style-name="P4">
Boyer said that by publishing literature in Tibet in English, it has been widely spread among Tibetans living around the world (many of them do not know Tibetan). Among the people, it crosses the border and crosses the Himalayas. "Bu Qiongsonan's short story and poem collection "Blue Sky" edited in his editor(Under the Blue Skies)In the middle of the young Tibetan writer who lives in New York(Lugumawangje)After writing the story, a university publisher contacts the latter, hoping to use her work in a selection.</text:p>
      <text:p text:style-name="P4">
Although they have never seen each other, Bu Qiongso Nan encouraged Wang Jie and urged her to continue writing. "He is a mentor inspired me to write," Wan Jie said.</text:p>
      <text:p text:style-name="P4">
Whether TibetWrites will make writers success outside the field of Tibetan literature remains to be judged. However(Tseringyangzom Lama)Write in an email that her novel "We measure the Earth with the body"(We Measure the Earth With Our Bodies)The success shows that "readers are eager to see the Tibetan story", and this novel has been published by the Bloomsbury Publishing House last year. Diki will also be full of hope for the writer's career for the writer: "If not yet, it will definitely open up his career." It will definitely. "</text:p>
      <text:p text:style-name="P4">
advertise</text:p>
      <text:p text:style-name="P4">
Bu Qiongso Nan and Danzhen Zongzhi are also trying to correct the imbalance between Tibetan and Western languages. Many Tibetan works have been translated in the West, mainly Buddhist literature. Bu Qiongsinan said: "What we have, we all provide it to the world."</text:p>
      <text:p text:style-name="P4">
But there are very few Western works translated into Tibetan. He was trying to compensate and had begun to translate John Stanback's "Pearl" and Charles Dickens' "Great Future".</text:p>
      <text:p text:style-name="P4">
Unexpectedly, with the increase of TibetWrites and its readers, Bu Qiongsonan began to receive contributions from non -Tibetan writers, including India and Western writers. However, he still insisted that his publisher was specially published by Tibetan works, because Tibetans have hardly entered more mainstream publishing.</text:p>
      <text:p text:style-name="P4">
Tibetans in Tibet are also paying attention to his publishing house. Bu Qiongsonan said that a friend there told him that the writers were asking about the situation of exile writers, including the situation of Bu Qiongsonan himself. Knowing that his work is recognized in Tibet, he has firmly determined that he is committed to the inherent value of literature and the determination to make literature service for Tibet's self -determination movement.</text:p>
      <text:p text:style-name="P4">
"Before we found a political solution, we had to keep Tibet as a concept and strengthen it. Whether you call it a home or concept," he said. "This is what art does this."</text:p>
      <text:p text:style-name="P4">
News Source: <text:a xlink:type="simple" xlink:href="https://cn.nytimes.com/china/20230712/tibetan-literature-tibetwrites/" text:style-name="Internet_20_link" text:visited-style-name="Visited_20_Internet_20_Link">
https://cn.nytimes.com/china/20230712/tibetan-literature-tibetwrites/</text:a>
</text:p>
      <!--NEWS-->
      <text:h text:style-name="P10" text:outline-level="1">
<text:span text:style-name="T4">
Sino -Russian bilateral trade in June Innovation Gao Putin's visit to China has been on the agenda</text:span>
</text:h>
      <text:p text:style-name="P4">
Author: None (Language: zh)</text:p>
      <text:p text:style-name="P4">
Publisher: None</text:p>
      <text:p text:style-name="P4">
Time: 2023-07-13T10:17:00Z</text:p>
      <text:p text:style-name="P4">
Description: Data from the General Administration of Customs of China showed that the bilateral trade volume between China and Russia rose to the highest level since the outbreak of the Ukrainian war. Earlier, the Kremlin had just stated that Putin's visit to China had been included in the agenda and said it was a good time to maintain friendship between the two countries.</text:p>
      <text:p text:style-name="P4">
Videos: []</text:p>
      <text:p text:style-name="P4">
Images: []</text:p>
      <text:p text:style-name="P4">
Subject: 时政风云</text:p>
      <text:p text:style-name="P4">
Subjects: ['薄熙来', '俄罗斯', '专题报道：习近平访美', '乌克兰', '中国共产党', '岛屿主权争端', '专题报道：全景观看“习马会”', '中国反腐风暴', '20国集团', '中国']</text:p>
      <text:p text:style-name="P4">
Keywords: ['中俄关系', '无上限', '普京', '习近平', '乌克兰战争', '中俄贸易', '中国', '俄罗斯']</text:p>
      <text:p text:style-name="P4">
Id: 66211958</text:p>
      <!--METADATA-->
      <text:p text:style-name="P4">
<text:a xlink:type="simple" xlink:href="https://www.dw.com/zh/overlay/image/article/66211958/65057894" text:style-name="Internet_20_link" text:visited-style-name="Visited_20_Internet_20_Link">
 </text:a>
The Kremlin spokesman Peskov said that during Putin's visit to China, the leaders of the two countries will focus on discussing bilateral economic and trade cooperation and global issues</text:p>
      <text:p text:style-name="P4">
(Voice of Germany Chinese Network) According to data released by the China Customs Department on Thursday (July 13), the bilateral trade volume of China and Russia rose to the highest level since the outbreak of the Ukrainian war in June.</text:p>
      <text:p text:style-name="P4">
Despite the slowdown in global demand and the rise in geopolitical risks, the bilateral trade volume of China and Russia in June still soared to US $ 20.83 billion, the highest level since February 2022.</text:p>
      <text:p text:style-name="P4">
China's imports from Russia increased by 15.7%to US $ 11.28 billion, a growth rate of 10%higher than May in May. <text:a xlink:type="simple" xlink:href="https://www.dw.com/zh/zh/德语媒体普京在讨好习近平/a-65069481" text:style-name="Internet_20_link" text:visited-style-name="Visited_20_Internet_20_Link">
China has been purchasing Russian oil, coal and some metals at discounted prices. </text:a>
Last month, China's exports to Russia soared by 90.9%to US $ 9.55 billion, but below 114%in May.</text:p>
      <text:p text:style-name="P4">
Chinese Customs did not announce more detailed data on Thursday.</text:p>
      <text:h text:style-name="P12" text:outline-level="3">
<text:span text:style-name="T4">
In the future, Russia will be reduced to a "gas station" in China?</text:span>
</text:h>
      <text:p text:style-name="P4">
According to data from AUTOSTATATATATATATATATATATATATATATATATA, the top ten brands in the Russian automotive industry's market share, such as Haval, Chery, and Geely. These brands fill the gap left after the exit of Western automobile companies.</text:p>
      <text:p text:style-name="P4">
Chinese President Xi Jinping promised on Monday (July 10) that he would continue to develop a comprehensive strategic partnership with Russia.</text:p>
      <text:h text:style-name="P12" text:outline-level="3">
<text:span text:style-name="T4">
Putin's visit to China has been included in the agenda</text:span>
</text:h>
      <text:p text:style-name="P4">
The Kremlin said on Wednesday that Putin's visit to China has been included in the agenda and said it was a good time to maintain friendship between the two countries.</text:p>
      <text:p text:style-name="P4">
The Kremlin spokesman Dmitrypeskov said at a routine press conference on Wednesday that Putin's date of visit to China will be announced after final determination.</text:p>
      <text:p text:style-name="P4">
He said: "Now it is definitely a good time to maintain the rapid development of bilateral relations in Russia and China ... The specific date will be informed. The dialogue at all levels is still continuing."</text:p>
      <text:p text:style-name="P4">
After the invasion of Ukraine, Russia's relationship with the West fell to the low after the Cold War. At the same time, Moscow further strengthened the economic, trade, political and military relations with Beijing.</text:p>
      <text:p text:style-name="P4">
Just a few weeks a few weeks ago when Russia sent "Special Military Operations" on February 24, 2022, Putin and Xi Jinping promised to establish a "unlimited" partnership.</text:p>
      <text:p text:style-name="P4">
<text:a xlink:type="simple" xlink:href="https://www.dw.com/zh/zh/习近平莫斯科之行带回了什么/a-65092558" text:style-name="Internet_20_link" text:visited-style-name="Visited_20_Internet_20_Link">
Xi Jinping visited Moscow in March this year</text:a>
, And signed a series of economic and other agreements with "Dear Friends" Putin.</text:p>
      <text:p text:style-name="P4">
Xi Jinping visited Moscow in March to meet with Putin in the Kremlin. The two sides high -profile praise of China -Russia friendly relations and huge cooperation prospects</text:p>
      <text:p text:style-name="P4">
As the main buyer of Russian oil and natural gas, <text:a xlink:type="simple" xlink:href="https://www.dw.com/zh/zh/客座评论战争一周年习近平为何偏偏此时提出-中国立场/a-64811267" text:style-name="Internet_20_link" text:visited-style-name="Visited_20_Internet_20_Link">
China proposed a "peace plan"</text:a>
Call for the situation in Ukraine to ease and eventually cease the fire, but Kiev and its Western allies rejected the plan saying that it would lock Russia's territorial occupation.</text:p>
      <text:p text:style-name="P4">
Peskov said that during Putin's visit to China, leaders of the two countries will focus on discussing bilateral economic and trade cooperation and global issues. He said: "<text:a xlink:type="simple" xlink:href="https://www.dw.com/zh/zh/德语媒体亲密无间的友谊/a-65083171" text:style-name="Internet_20_link" text:visited-style-name="Visited_20_Internet_20_Link">
Based on Moscow and Beijing's similar views on the nature of international relations ...</text:a>
We have a very, very good prospect of further discussion. The most important thing is to interact with constructive interaction. "</text:p>
      <text:p text:style-name="P4">
(Reuters)</text:p>
      <text:p text:style-name="P4">
News Source: <text:a xlink:type="simple" xlink:href="https://www.dw.com/zh/中俄双边贸易6月创新高-普京访华已上议程/a-66211958" text:style-name="Internet_20_link" text:visited-style-name="Visited_20_Internet_20_Link">
https://www.dw.com/zh/中俄双边贸易6月创新高-普京访华已上议程/a-66211958?maca=chi-rss-chi-all-1127-rdf</text:a>
</text:p>
      <!--NEWS-->
      <text:h text:style-name="P10" text:outline-level="1">
<text:span text:style-name="T4">
The NATO Summit ended worshiping Ukraine's support will not shake</text:span>
</text:h>
      <text:p text:style-name="P4">
Author: 联合早报 (Person)</text:p>
      <text:p text:style-name="P4">
Publisher: 联合早报 (Organization)</text:p>
      <text:p text:style-name="P4">
Published Time: 2023-07-13T10:28</text:p>
      <text:p text:style-name="P4">
Modified Time: 2023-07-13T10:28</text:p>
      <text:p text:style-name="P4">
Description: The two -day Vilnius NATO leader summit ended, and US President Biden Enden emphasized in a speech at the University of Vernis that his support for Ukraine would not be "shaken." Based on the reports of the Broadcasting Corporation (ABC) and VOA, Bayeng was on Wednesday (July 12) in Verr ...</text:p>
      <text:p text:style-name="P4">
Videos: []</text:p>
      <text:p text:style-name="P4">
Audios: []</text:p>
      <text:p text:style-name="P4">
Images: []</text:p>
      <text:p text:style-name="P4">
Type: NewsArticle</text:p>
      <text:p text:style-name="P4">
Breadcrumbs: ['即时', '国际']</text:p>
      <text:p text:style-name="P4">
Keywords: ['北约', '俄乌战争', '拜登', '立陶宛']</text:p>
      <!--METADATA-->
      <text:p text:style-name="P4">
The two -day Vilnius NATO leader summit ended, and US President Biden Enden emphasized in a speech at the University of Vernis that his support for Ukraine would not be "shaken."</text:p>
      <text:p text:style-name="P4">
Based on the reports of the Broadcasting Corporation (ABC) and VOA, Biden made a speech at the University of Vernis on Wednesday (July 12) at the University of Vernis. In the meantime, he emphasized the power of the NATO Alliance and the importance of continuing to support Ukraine against Russian aggression.</text:p>
      <text:p text:style-name="P4">
Biden pointed out that NATO is still a global security and stable fortress, and it has been the case in 70 years. On the issue of Ukraine, he emphasized that NATO's unity will not shake, and his commitment to Ukraine will not weaken. He said that the alliance will defend freedom, "This is the mission of our life and the mission of all eras. We have prepared for future struggles. Our unity will not shake, I will guarantee you."</text:p>
      <text:p text:style-name="P4">
Earlier that day, Biden held a meeting with President Zeleki of Ukraine. Zelei said that he had a "good and powerful" discussion with Biden, and the meeting time was twice that of the original time.</text:p>
      <text:p text:style-name="P4">
Zelei also said that NATO's leaders were very united and also proposed to give security. "This is the success of this summit. I think so, but this is just my opinion."</text:p>
      <text:p text:style-name="P4">
Zelei also specifically mentioned the assistance provided by the United States. Thanks to Bayeng's decision to provide a bundle ammunition to Ukrai last week. Biden praised Zessky and Ukraine's "toughness and determination", and expressed his expectations to celebrate the official day when Ukraine celebrated the official joining NATO.</text:p>
      <text:p text:style-name="P4">
The NATO Summit issued a joint communiqué on Tuesday (11th). Although the vowing "Ukraine's future is in NATO" and shortened the procedure of Kiev's joining NATO, it did not give Ukraine to join NATO timetable.</text:p>
      <text:p text:style-name="P4">
The communiqué emphasizes that "when the members of the member country agree and the conditions are met," NATO will invite the invitation to Wufa. Biden also pointed out that Ukraine would not join NATO soon.</text:p>
      <text:p text:style-name="P4">
Biden also severely warned Russian President Putin in his speech, saying that Russia has not yet showed a interest in diplomacy to solve the problem. Putin's confidence can persist longer than Ukraine. Make a bet.</text:p>
      <text:p text:style-name="P4">
Bayeng has arrived in Finland on Thursday (13th). He will meet with the leaders of Finland, Sweden, Norway, Iceland, and Denmark in Helsinki.</text:p>
      <text:p text:style-name="P4">
News Source: <text:a xlink:type="simple" xlink:href="https://www.zaobao.com.sg/realtime/world/story20230713-1413377" text:style-name="Internet_20_link" text:visited-style-name="Visited_20_Internet_20_Link">
https://www.zaobao.com.sg/realtime/world/story20230713-1413377</text:a>
</text:p>
      <!--NEWS-->
      <text:h text:style-name="P10" text:outline-level="1">
<text:span text:style-name="T4">
4 4 will be levied for tourism taxes in 2024 for cultural preservation</text:span>
</text:h>
      <text:p text:style-name="P4">
Publisher: 法新社</text:p>
      <text:p text:style-name="P4">
Published Time: 2023-07-13T10:32:06+00:00</text:p>
      <text:p text:style-name="P4">
Modified Time: 2023-07-13T10:05:02+00:00</text:p>
      <text:p text:style-name="P4">
Description: (Agence France -Presse Jakarta, 12th) The Indonesian government announced today that the tourist destinations will be levied to entry tourists from entering tourists for 150,000 Indonesian shields (about 10 US dollars, NT $ 310) per person next year. sav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7-13T10-32-06-00-00/000000.png" xlink:type="simple" xlink:show="embed" xlink:actuate="onLoad" draw:mime-type="image/png"/>
</draw:frame>
The island that depends on the tourism industry attracts millions of foreign tourists every year. This island that is located in the beach attempts to increase income through the popularity of tourism and protect the tropical scenery on the island.</text:p>
      <text:p text:style-name="P4">
瓦 瓦 a: "This cost will only be charged once during the visit of foreign passengers."</text:p>
      <text:p text:style-name="P4">
This cost will be paid by electronic payment. The implementation object is the island of Entry from overseas, or foreign tourists from other parts of Indonesia to qi is the island.</text:p>
      <text:p text:style-name="P4">
Indonesia implemented a zero-tolerance policy for the offenders during the epidemic of COVID-19 (2019 Coronary Virus Diseases), and is currently gradually recovering from the epidemic. According to official data, more than 2 million passengers visited the island of Lya last year.</text:p>
      <text:p text:style-name="P4">
When asked if the new tax levied would make tourists discourage, Wan Yang said that the authorities did not think the number of tourists would decline.</text:p>
      <text:p text:style-name="P4">
He told reporters: "This is not a problem. We will use taxes on the environment and culture, and build a better infrastructure to make it more comfortable and safer to travel on the island on q."</text:p>
      <text:p text:style-name="P4">
After many foreign passengers violated the rules, including disrespecting the local Hindu culture, this popular tourist attraction surrounded by palm trees stated that it was impossible to punish these behaviors.</text:p>
      <text:p text:style-name="P4">
• The immigration authority of the qi is expelled from a Danish woman last month. The woman filmed indecent films while riding a motorcycle. Another Russian woman was driven away from the nude photos taken in front of the holy tree in April.</text:p>
      <text:p text:style-name="P4">
News Source: <text:a xlink:type="simple" xlink:href="https://www.rfi.fr/cn/%E5%9B%BD%E9%99%85%E6%8A%A5%E9%81%93/20230713-%EF%BF%BDq%E9%87%8C%E5%B2%9B2024%E5%B9%B4%E8%B5%B7%E5%BC%80%E5%BE%B5%E6%97%85%E6%B8%B8%E7%A8%8E-%E7%94%A8%E4%BA%8E%E6%96%87%E5%8C%96%E4%BF%9D%E5%AD%98" text:style-name="Internet_20_link" text:visited-style-name="Visited_20_Internet_20_Link">
https://www.rfi.fr/cn/%E5%9B%BD%E9%99%85%E6%8A%A5%E9%81%93/20230713-%EF%BF%BDq%E9%87%8C%E5%B2%9B2024%E5%B9%B4%E8%B5%B7%E5%BC%80%E5%BE%B5%E6%97%85%E6%B8%B8%E7%A8%8E-%E7%94%A8%E4%BA%8E%E6%96%87%E5%8C%96%E4%BF%9D%E5%AD%98</text:a>
</text:p>
      <!--NEWS-->
      <text:h text:style-name="P10" text:outline-level="1">
<text:span text:style-name="T4">
The largest "tiger" Shanghai official Dong Yunhu fell off the horse after the 20th National Congress</text:span>
</text:h>
      <text:p text:style-name="P4">
Author: None (Language: zh)</text:p>
      <text:p text:style-name="P4">
Publisher: None</text:p>
      <text:p text:style-name="P4">
Time: 2023-07-13T10:42:00Z</text:p>
      <text:p text:style-name="P4">
Description: Dong Yunhu, secretary and director of the Standing Committee of the Shanghai People's Congress, reported that this week, it was reported by the Central Commission for Discipline Inspection and investigations by the State Supervision Commission of the Central Commission for Discipline Inspection for "serious disciplinary violations." Dong Yunhu was born as a human rights scholar and appeared publicly two days ago.</text:p>
      <text:p text:style-name="P4">
Videos: []</text:p>
      <text:p text:style-name="P4">
Images: []</text:p>
      <text:p text:style-name="P4">
Subject: 时政风云</text:p>
      <text:p text:style-name="P4">
Subjects: ['薄熙来', '专题报道：习近平访美', '温家宝', '中国共产党', '专题报道：全景观看“习马会”', '中国反腐风暴', '20国集团', '上海', '中共十九大', '毛泽东']</text:p>
      <text:p text:style-name="P4">
Keywords: ['中国反腐风暴', '中共', '习近平', '二十大', '上海', '董云虎', '人权学者', '落马']</text:p>
      <text:p text:style-name="P4">
Id: 66212126</text:p>
      <!--METADATA-->
      <text:p text:style-name="P4">
<text:a xlink:type="simple" xlink:href="https://www.dw.com/zh/overlay/image/article/66212126/66211352" text:style-name="Internet_20_link" text:visited-style-name="Visited_20_Internet_20_Link">
 </text:a>
Dong Yunhu served as the member of the Standing Committee of the Party Committee and Minister of the Propaganda Department of the Tibet Autonomous Region.</text:p>
      <text:p text:style-name="P4">
(Voice of Germany Chinese) According to the news released by the Communist Party of China on the evening of July 12, Dong Yunhu, Secretary of the Party Committee and Director of the Standing Committee of the Shanghai People's Congress was suspected <text:a xlink:type="simple" xlink:href="https://www.dw.com/zh/zh/中国反腐风暴/t-17452327" text:style-name="Internet_20_link" text:visited-style-name="Visited_20_Internet_20_Link">
"serious violation of discipline and violations"</text:a>
At present, the disciplinary review and supervision investigation of the State Commission of Discipline Inspection.</text:p>
      <text:p text:style-name="P4">
Chinese media reports pointed out that Dong Yunhu was the first senior official at the ministerial level to be investigated since the 20th National Congress of last year. Prior to this, in 2022, a total of four "tigers" at the ministerial "tiger" were dismissed, namely the former member of the Standing Committee of the National Committee of the Chinese People's Political Consultative Conference, the former director of the Social and Legal Committee, Shen Deyong; Former minister Xiao Yaqing and Li Jia, former party secretary and chairman of the CPPCC of Shanxi Provincial Political Consultative Conference.</text:p>
      <text:p text:style-name="P4">
It is understood that the last appearance of Dong Yunhu, who was running off, was on July 10. "Liberation Daily" reported on the news that he went to Shanghai Academy of Social Sciences to investigate and discuss and exchange with experts and scholars on July 10. At that time, Dong Yunhu also mentioned that the formulation of Pudong New District Regulations was the top priority of the legislative work of the Shanghai People's Congress. It is hoped that the Shanghai Academy of Social Sciences will take the initiative to contribute to the formulation of the Pudong New District regulations.</text:p>
      <text:h text:style-name="P12" text:outline-level="3">
<text:span text:style-name="T4">
Human rights scholar background</text:span>
</text:h>
      <text:p text:style-name="P4">
The public resume shows that Dong Yunhu was born in 1962 and is 61 years old. He was born in human rights scholars. He studied at the Department of Philosophy of Hangzhou University and Nankai University. After graduating, he worked at the Central Party School.</text:p>
      <text:p text:style-name="P4">
"Caixin.com" reported that Dong Yunhu was one of the earliest scholars in China to study human rights issues, and one of the first drafters of human rights white paper in China. For many years, there have been many human rights related papers, books and translation materials Essence</text:p>
      <text:p text:style-name="P4">
After many years of work at the Central Foreign Promotion Office (the State Council Journalism Office), Dong Yunhu moved to the place and experienced the post of member of the Standing Committee of the Party Committee of the Tibet Autonomous Region, the Minister of the Propaganda Department of the Shanghai Municipal Committee, the Minister of the Propaganda Department, the chairman of the Shanghai CPPCC, and the party secretary of the party. Dong Yunhu served as the director of the Standing Committee of the Shanghai People's Congress and fell off in half a year.</text:p>
      <text:p text:style-name="P4">
Anti -corruption is one of the important policy goals of Xi Jinping, President of China</text:p>
      <text:h text:style-name="P12" text:outline-level="3">
<text:span text:style-name="T4">
Shanghai Four Sets: Resolutely support the central government decision</text:span>
</text:h>
      <text:p text:style-name="P4">
After Dong Yunhu was dismissed, according to the WeChat signal "Shanghai Release" of the Shanghai Municipal Government News Office, the Shanghai Municipal Party Committee Standing Committee held a meeting on the night of the 12th. The meeting emphasized that the review and investigation of Dong Yunhu fully reflects <text:a xlink:type="simple" xlink:href="https://www.dw.com/zh/zh/客座评论习近平的反腐新信号该如何解读/a-62276668" text:style-name="Internet_20_link" text:visited-style-name="Visited_20_Internet_20_Link">
the Chinese Communist Party's attitude towards corruption "zero tolerance"</text:a>
; We must learn from the lesson, and persevere to promote the development of the party in an all -round way.</text:p>
      <text:p text:style-name="P4">
"Shanghai Release" also mentioned that after the meeting of the Standing Committee of the Shanghai Municipal Party Committee, the Party Group of the Standing Committee of the Municipal People's Congress, the Party Group of the Municipal Government, and the Party Group of the CPPCC held a meeting separately and unanimously stated that it resolutely supported the decision of the Party Central Committee and resolutely unified the ideas and actions to unified the thinking and actions into The Party Central Committee decided to come up.</text:p>
      <text:p text:style-name="P4">
In addition, shortly before Dong Yunhu's dismissal, an official who had a work intersection with him was also investigated. According to news from the website of the Central Commission for Discipline Inspection on July 3, Jiang Jie, a member of the Party Group and vice chairman of the CPPCC of the Tibet Autonomous Region, was suspected of serious violations of discipline and law and was undergoing disciplinary review and supervision and investigation. "China News Weekly" reported that during the period of Dong Yunhu as a member of the Standing Committee of the Party Committee of the Tibet Autonomous Region from 2011 to 2015, he had two years of work with Jiang Jie, then the vice chairman of the Tibet Autonomous Region Government.</text:p>
      <text:p text:style-name="P4">
*#####</text:p>
      <text:h text:style-name="P12" text:outline-level="3">
<text:span text:style-name="T4">
Fang Fenghui, Chief Commander of the Parade of the 60th National Day National Day</text:span>
</text:h>
      <text:p text:style-name="P4">
Fang Fenghui is one of the few generals of the Chinese army's senior management: he graduated from the Strategic Command of China National Defense University. After joining the army in 1968, it took about thirty years to complete the transformation of "from soldiers to generals", and was once the youngest commander of China in China. In 2009, at the 60th anniversary of the establishment of the Communist Party of China, he was the chief commander of the military parade.</text:p>
      <text:p text:style-name="P4">
*#####</text:p>
      <text:h text:style-name="P12" text:outline-level="3">
<text:span text:style-name="T4">
Zhang Yang, Director of the General Political Department of the People's Liberation Army</text:span>
</text:h>
      <text:p text:style-name="P4">
Another senior general who disappeared from the public vision at the same time was Zhang Yang. On the morning of November 23, 2017, Zhang Yang, the first director of the Political Work Department of the Central Military Commission, died at home. He was also the first member of the Central Military Commission to investigate since 1990. "The PLA" criticized him to escape the punishment of party discipline and national law with suicide, and "very bad behavior."</text:p>
      <text:p text:style-name="P4">
*#####</text:p>
      <text:h text:style-name="P12" text:outline-level="3">
<text:span text:style-name="T4">
Vice Chairman of the Central Military Commission Guo Boxiong</text:span>
</text:h>
      <text:p text:style-name="P4">
Guo Bo, the nickname "Northwest Wolf", has served as the vice chairman of the Central Military Commission since November 2002. Therefore, with his dismissal, he deserves to be the highest and deepest military officer who has been investigated by the Chinese army so far. On July 25, 2016, Guo Boxiong was sentenced to a life imprisonment for the first instance of bribery.</text:p>
      <text:p text:style-name="P4">
*#####</text:p>
      <text:h text:style-name="P12" text:outline-level="3">
<text:span text:style-name="T4">
Vice Chairman of the Central Military Commission Xu Caihou</text:span>
</text:h>
      <text:p text:style-name="P4">
In June and July 2014, the Central Committee of the Communist Party of China has announced that because of suspected corruption and disciplinary discipline, Xu Caihou, who was the vice chairman of the Central Military Commission, was the party member, military and general rank. On March 15th a year later, Xu Caihou died at the end of the bladder cancer.</text:p>
      <text:p text:style-name="P4">
*#####</text:p>
      <text:h text:style-name="P12" text:outline-level="3">
<text:span text:style-name="T4">
Former Deputy Minister of Logistics of the People's Liberation Army Gu Junshan</text:span>
</text:h>
      <ul>
        <li>
#####</li>
      </ul>
      <text:h text:style-name="P12" text:outline-level="3">
<text:span text:style-name="T4">
The fight against corruption is fierce</text:span>
</text:h>
      <text:p text:style-name="P4">
The generals who were investigated and dealt with for the 18th National Congress of the Communist Party of China include Tian Shisi, the former Air Force Political Commission, Wang Jianping, former deputy chief of staff of the Ministry of Staff of the Central Military Commission, and former commander of the Armed Police Force, and Wang Xibin, former president of the National Defense University. According to the "PLA Daily" on September 20, 2017, since the 18th National Congress of the Communist Party of China, the Chinese army has established a total of 4,000 cases, giving disciplinary sanctions of more than 13,000 people, and more than 50 "tigers" at or above the deputy army level. Essenc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二十大后最大的「老虎」上海高官董云虎落马/a-66212126" text:style-name="Internet_20_link" text:visited-style-name="Visited_20_Internet_20_Link">
https://www.dw.com/zh/二十大后最大的「老虎」上海高官董云虎落马/a-66212126?maca=chi-rss-chi-all-1127-rdf</text:a>
</text:p>
      <!--NEWS-->
      <text:h text:style-name="P10" text:outline-level="1">
<text:span text:style-name="T4">
China's Internet stocks have risen in the Hong Kong market, and the regulatory relaxation and showing signs (Free Version)</text:span>
</text:h>
      <text:p text:style-name="P4">
Author: Weilun Soon</text:p>
      <text:p text:style-name="P4">
Publisher: 华尔街日报中文网</text:p>
      <text:p text:style-name="P4">
Published Time: 2023-07-13T10:45:00.000Z</text:p>
      <text:p text:style-name="P4">
Modified Time: 2023-07-13T10:45:00.000Z</text:p>
      <text:p text:style-name="P4">
Created Time: 2023-07-13T09:30:00.000Z</text:p>
      <text:p text:style-name="P4">
Description: China's Internet stocks rose sharply in the Hong Kong trading market on Thursday, and the latest signs show that the regulatory authorities have passed the strict governance of the industry.</text:p>
      <text:p text:style-name="P4">
Images: []</text:p>
      <text:p text:style-name="P4">
Categories: ['金融市场', '股市']</text:p>
      <text:p text:style-name="P4">
Keywords: SYND</text:p>
      <text:p text:style-name="P4">
Type: Article</text:p>
      <!--METADATA-->
      <text:p text:style-name="P4">
China's Internet stocks rose sharply in the Hong Kong trading market on Thursday, and the latest signs show that the regulatory authorities have passed the strict governance of the industry.</text:p>
      <text:p text:style-name="P4">
News Source: <text:a xlink:type="simple" xlink:href="https://cn.wsj.com/articles/%E4%B8%AD%E5%9B%BD%E4%BA%92%E8%81%94%E7%BD%91%E7%B1%BB%E8%82%A1%E5%9C%A8%E9%A6%99%E6%B8%AF%E5%B8%82%E5%9C%BA%E5%A4%A7%E6%B6%A8-%E7%9B%91%E7%AE%A1%E6%94%BE%E6%9D%BE%E5%86%8D%E6%B7%BB%E8%BF%B9%E8%B1%A1-24ecaf87" text:style-name="Internet_20_link" text:visited-style-name="Visited_20_Internet_20_Link">
https://cn.wsj.com/articles/%E4%B8%AD%E5%9B%BD%E4%BA%92%E8%81%94%E7%BD%91%E7%B1%BB%E8%82%A1%E5%9C%A8%E9%A6%99%E6%B8%AF%E5%B8%82%E5%9C%BA%E5%A4%A7%E6%B6%A8-%E7%9B%91%E7%AE%A1%E6%94%BE%E6%9D%BE%E5%86%8D%E6%B7%BB%E8%BF%B9%E8%B1%A1-24ecaf87</text:a>
</text:p>
      <!--NEWS-->
      <text:h text:style-name="P10" text:outline-level="1">
<text:span text:style-name="T4">
Has the "Internet Legion" of Wagner's disarm and Poriger ended?</text:span>
</text:h>
      <text:p text:style-name="P4">
Author: None (Language: zh)</text:p>
      <text:p text:style-name="P4">
Publisher: None</text:p>
      <text:p text:style-name="P4">
Time: 2023-07-13T10:49:00Z</text:p>
      <text:p text:style-name="P4">
Description: In the real world, the Vigner Army's Wagner Corps will put a large number of weapons and ammunition to the Russian Ministry of Defense. In the virtual world, the "network mercenaries" that Pleigo belongs to-sang like the Putin regime in the social media-Is it also stopped operating as it announced?</text:p>
      <text:p text:style-name="P4">
Videos: []</text:p>
      <text:p text:style-name="P4">
Images: []</text:p>
      <text:p text:style-name="P4">
Subject: 时政风云</text:p>
      <text:p text:style-name="P4">
Subjects: []</text:p>
      <text:p text:style-name="P4">
Keywords: ['乌克兰', '拜罗伊特音乐节', '普京', '俄罗斯入侵乌克兰']</text:p>
      <text:p text:style-name="P4">
Id: 66212494</text:p>
      <!--METADATA-->
      <text:p text:style-name="P4">
<text:a xlink:type="simple" xlink:href="https://www.dw.com/zh/overlay/image/article/66212494/66181794" text:style-name="Internet_20_link" text:visited-style-name="Visited_20_Internet_20_Link">
 </text:a>
Once the secret friend</text:p>
      <text:p text:style-name="P4">
(Voice of Germany Chinese) Russia officially said on Wednesday, <text:a xlink:type="simple" xlink:href="https://www.dw.com/zh/zh/普里戈津何许人也他有多大影响力/a-66020810" text:style-name="Internet_20_link" text:visited-style-name="Visited_20_Internet_20_Link">
Perigo Ren</text:a>
(Jewgenijprigoschin )'s private mercenary team "Wagner" was handed over to the Russian Ministry of Defense on a large number of heavy weapons, military equipment, and thousands of tons of ammunition. A spokesman for the Ministry of National Defense said that including T-90 and T-80 tanks, missile launchers and other artillery systems. In addition, the Wagner Corps also submitted 2500 tons of ammunition and 20,000 pieces of guns.</text:p>
      <text:p text:style-name="P4">
Porigon also has a media group called "Patriot". At the end of June, the group announced the stop of work. Does this mean that the infamous <text:a xlink:type="simple" xlink:href="https://www.dw.com/zh/zh/mad报告俄中刺探德军情报最活跃/a-66153262" text:style-name="Internet_20_link" text:visited-style-name="Visited_20_Internet_20_Link">
Russia</text:a>
"Network Water Army" also ended? Over the years, these "network mercenaries" have sang praise for the Kremlin by publishing comments and articles, and at the same time inciting hatred to the opponents.</text:p>
      <text:p text:style-name="P4">
The "Water Army Factory" was exposed in 2013. At that time, the reporter discovered a so -called "Internet Research Institute" in St. Petersburg. The task of its staff was to post in social media. Soon, this "research institute" was considered to be related to Porigo, but the latter denied it. He only admitted until February 2023 that he established this "research institute" to "protect Russia's information space".</text:p>
      <text:p text:style-name="P4">
According to Jewgenijsubarew, the "Federal News Agency" leader of the "Patriot", the above -mentioned Water Army Legion began to operate as early as 2009. "The earliest comments were for oppositions Navali and others." Pleigo's private "network mercenaries" developed and grew in international operation in the mid -2010s. Due to intervention in the US presidential election in 2016, the US Department of Justice also filed a lawsuit against Russian businessman Pleigo.</text:p>
      <text:h text:style-name="P12" text:outline-level="3">
<text:span text:style-name="T4">
tens of thousands of comments a day</text:span>
</text:h>
      <text:p text:style-name="P4">
In the initial period, there were only dozens of employees in Pricigo, <text:a xlink:type="simple" xlink:href="https://www.dw.com/zh/zh/揭秘俄罗斯五毛/a-18632012" text:style-name="Internet_20_link" text:visited-style-name="Visited_20_Internet_20_Link">
about 100 comments per person per day</text:a>
Essence By 2023, the water military factory had 400 employees. Some of them are contributed to the media that Paligen, and at least a quarter of people are responsible for commenting on social media. "Dossier", which is blocked by Russia, said that it is possible to spread tens of thousands of posts every day from a technical perspective. The founder of the survey was Michailchodowski, a former Russian oil tycoon. The anti -Cremlin people live in London today.</text:p>
      <text:p text:style-name="P4">
"Dossier" concluded through the documents leaked in the internal system of the Pryigo system, and the monthly budget of the online legion in Pleigo reached 100 million rubles (about 1 million euros).</text:p>
      <text:p text:style-name="P4">
</text:p>
      <text:h text:style-name="P12" text:outline-level="3">
<text:span text:style-name="T4">
Who is controlled by the Kingdom of Water Army?</text:span>
</text:h>
      <text:p text:style-name="P4">
On June 24, when the Wagner Corps mutiny, Russian security forces searched the Pryigon's place in Pleigon in St. Petersburg. Some subordinate websites have not been updated since then, such as the Twitter account "Russiaactually" and "WorldActually".</text:p>
      <text:p text:style-name="P4">
The Russian independent online media "The Bell" operated overseas reported that the "Water Army Factory" of Porigo is looking for new everyone. It is said that the media's media will be transferred to the "National Media Group" of Jurijkowaltschuk. The chairman of the group's board is former gymnastic athlete Kabaya, who is known as Putin's partner. Billionaire Koschuk is considered a close friend of Putin.</text:p>
      <text:h text:style-name="P12" text:outline-level="3">
<text:span text:style-name="T4">
Russia's "Information War" is far from the end</text:span>
</text:h>
      <text:p text:style-name="P4">
However, the experts of the Poliger Renwanjun Factory for a long time questioned that <text:a xlink:type="simple" xlink:href="https://www.dw.com/zh/zh/隐藏的长臂俄中在德施加影响/a-65988611" text:style-name="Internet_20_link" text:visited-style-name="Visited_20_Internet_20_Link">
Russia's Internet commentator</text:a>
Has stop working. A professional named "BotBlock" and a Twitter account Antibot4Navalny told Germany that after the Wagner soldiers changed, the Russian network waters on social media did not significantly fade. The person who asked for anonymous to say that the online waters of the Krimlin Palace are still active and even set up a new Twitter account.</text:p>
      <text:p text:style-name="P4">
These active Russian network water troops operate in whom, and observers have different opinions. In any case, the European Union predicts that Russia's "false information war" will continue. EU spokesman Peterstano said: "Obviously, the activity of promoting false information does not begin with Pryigon's company, nor is it finally the company. False information through different personnel and means. "</text:p>
      <text:p text:style-name="P4">
News Source: <text:a xlink:type="simple" xlink:href="https://www.dw.com/zh/继瓦格纳缴械-普里戈任的-网络军团-也告终结了吗？/a-66212494" text:style-name="Internet_20_link" text:visited-style-name="Visited_20_Internet_20_Link">
https://www.dw.com/zh/继瓦格纳缴械-普里戈任的-网络军团-也告终结了吗？/a-66212494?maca=chi-rss-chi-all-1127-rdf</text:a>
</text:p>
      <!--NEWS-->
      <text:h text:style-name="P10" text:outline-level="1">
<text:span text:style-name="T4">
Google launched Barded artificial intelligence chat robot (Free Version) in Europe</text:span>
</text:h>
      <text:p text:style-name="P4">
Author: Steve Goldstein</text:p>
      <text:p text:style-name="P4">
Publisher: 华尔街日报中文网</text:p>
      <text:p text:style-name="P4">
Published Time: 2023-07-13T10:55:00.000Z</text:p>
      <text:p text:style-name="P4">
Modified Time: 2023-07-13T10:55:00.000Z</text:p>
      <text:p text:style-name="P4">
Created Time: 2023-07-13T09:45:00.000Z</text:p>
      <text:p text:style-name="P4">
Description: Alphabet's Google said on Thursday that Bard artificial intelligence chat robots will be launched in the European Union.</text:p>
      <text:p text:style-name="P4">
Images: []</text:p>
      <text:p text:style-name="P4">
Categories: ['科技']</text:p>
      <text:p text:style-name="P4">
Keywords: SYND</text:p>
      <text:p text:style-name="P4">
Type: Article</text:p>
      <!--METADATA-->
      <text:p text:style-name="P4">
Alphabet(GOOGLE)Google(Google)On Thursday, Barded artificial intelligence chat robot will be launched in the European Union.</text:p>
      <text:p text:style-name="P4">
News Source: <text:a xlink:type="simple" xlink:href="https://cn.wsj.com/articles/%E8%B0%B7%E6%AD%8C%E5%9C%A8%E6%AC%A7%E6%B4%B2%E6%8E%A8%E5%87%BAbard%E4%BA%BA%E5%B7%A5%E6%99%BA%E8%83%BD%E8%81%8A%E5%A4%A9%E6%9C%BA%E5%99%A8%E4%BA%BA-ca64f702" text:style-name="Internet_20_link" text:visited-style-name="Visited_20_Internet_20_Link">
https://cn.wsj.com/articles/%E8%B0%B7%E6%AD%8C%E5%9C%A8%E6%AC%A7%E6%B4%B2%E6%8E%A8%E5%87%BAbard%E4%BA%BA%E5%B7%A5%E6%99%BA%E8%83%BD%E8%81%8A%E5%A4%A9%E6%9C%BA%E5%99%A8%E4%BA%BA-ca64f702</text:a>
</text:p>
      <!--NEWS-->
      <text:h text:style-name="P10" text:outline-level="1">
<text:span text:style-name="T4">
Who is the Thai Prime Minister Candidate Pita Linjia Lunra?</text:span>
</text:h>
      <text:p text:style-name="P4">
Author: 半岛电视台</text:p>
      <text:p text:style-name="P4">
Publisher: Al Jazeera</text:p>
      <text:p text:style-name="P4">
Published Time: 2023-07-13T10:57:38</text:p>
      <text:p text:style-name="P4">
Modified Time: 2023-07-13T10:57:38</text:p>
      <text:p text:style-name="P4">
Description: The far -end party where Pitta Lindela is located may win the most seats in the Thai election, but whether the 42 -year -old businessman can successfully become the next Prime Minister of this Southeast Asian country, it is far from determined.</text:p>
      <text:p text:style-name="P4">
Images: ["<text:a xlink:type="simple" xlink:href="https://chinese.aljazeera.net/wp-content/uploads/2023/07/1-1689243052.png" text:style-name="Internet_20_link" text:visited-style-name="Visited_20_Internet_20_Link">
1-1689243052.png</text:a>
", "<text:a xlink:type="simple" xlink:href="https://chinese.aljazeera.net/wp-content/uploads/2023/07/1-1689243109.jpg" text:style-name="Internet_20_link" text:visited-style-name="Visited_20_Internet_20_Link">
1-1689243109.jpg</text:a>
", "<text:a xlink:type="simple" xlink:href="https://chinese.aljazeera.net/wp-content/uploads/2023/07/2-1689243163.jpg" text:style-name="Internet_20_link" text:visited-style-name="Visited_20_Internet_20_Link">
2-1689243163.jpg</text:a>
", "<text:a xlink:type="simple" xlink:href="https://chinese.aljazeera.net/wp-content/uploads/2023/07/1-1689243188.jpg" text:style-name="Internet_20_link" text:visited-style-name="Visited_20_Internet_20_Link">
1-1689243188.jpg</text:a>
"]</text:p>
      <text:p text:style-name="P4">
Topics: ['政治', '新闻']</text:p>
      <text:p text:style-name="P4">
Keywords: ['政治', '新闻', '泰国']</text:p>
      <text:p text:style-name="P4">
Type: Article</text:p>
      <!--METADATA-->
      <text:p text:style-name="P4">
<draw:frame draw:style-name="fr1" draw:name="Image144" text:anchor-type="as-char" svg:width="6.9236in" svg:height="4.612736in" draw:z-index="0">
<draw:image xlink:href="../Images/Aljazeera Chinese/2023-07-13T10-57-38/1-1689243052.png" xlink:type="simple" xlink:show="embed" xlink:actuate="onLoad" draw:mime-type="image/png"/>
</draw:frame>
Before Parliament voted to decide who will become the next Prime Minister of Thailand, Pitta Linjia Lunra will make a gesture when he arrives at the Thai Parliament (Agence France -Presse)</text:p>
      <text:p text:style-name="P4">
The far -end party where Pitta Lindela is located may win the most seats in the Thai election, but whether the 42 -year -old businessman can successfully become the next Prime Minister of this Southeast Asian country, it is far from determined.</text:p>
      <text:p text:style-name="P4">
The attractive far -sized party leader won in the election on May 14th and shocked the military elite of the Thai Emperor Party. He was the only candidate proposed by the Prime Minister of the Parliament Election on Thursday.</text:p>
      <text:p text:style-name="P4">
But he faced several obstacles.</text:p>
      <text:p text:style-name="P4">
Although the Eight -Party League of Pitta controls 312 seats in the newly elected House of Representatives, which is newly elected, he needs at least 376 votes to become the prime minister.</text:p>
      <text:p text:style-name="P4">
This is because the 250 Senate members appointed by the military after the coup in 2014 can also participate in voting. Many senators have stated that they will not vote for Pita, because his party boldly promises to weaken the Emperor's Army who has long -term dominant Thai politics. The power of power includes the monopoly of the law that has modified punishment and insulting monarchy, ending the monopoly of the recruitment and the wine industry.</text:p>
      <text:p text:style-name="P4">
Even though Pitta barely passed on Thursday's vote, he would face the problem of canceling the qualifications of the parliament, because the Thai Election Commission claimed that he held the shares of a media company and violated the election law.</text:p>
      <text:p text:style-name="P4">
On the eve of the key voting, the election agency filed a lawsuit with the Thai Constitution Court, which caused protests in the capital of Bangkok and cities across the country in the country. Political punishment.</text:p>
      <text:p text:style-name="P4">
<draw:frame draw:style-name="fr1" draw:name="Image145" text:anchor-type="as-char" svg:width="6.9236in" svg:height="3.894525in" draw:z-index="0">
<draw:image xlink:href="../Images/Aljazeera Chinese/2023-07-13T10-57-38/1-1689243109.jpg" xlink:type="simple" xlink:show="embed" xlink:actuate="onLoad" draw:mime-type="image/jpeg"/>
</draw:frame>
Will the parent opposition be in power in Thailand?</text:p>
      <text:p text:style-name="P4">
Pitta arrived at the parliament before voting, and he told reporters that he "will do his best and live up to the hope and support that people give me."</text:p>
      <text:p text:style-name="P4">
"I will try my best to explain to those senators who still have questions. I will use this opportunity to reach a consensus."</text:p>
      <text:h text:style-name="P13" text:outline-level="4">
<text:span text:style-name="T4">
Who is?</text:span>
</text:h>
      <text:p text:style-name="P4">
Colleagues and friends described Pitta's "modesty", "proficiency", and "happy compromise", and possess "the thoughts and spirit of being committed to public services in nature."</text:p>
      <text:p text:style-name="P4">
Peita was born in a family with a political background in Thailand in 1980. His friends call him Tim(Tim)He previously said that his interest in politics began in middle school in New Zealand.</text:p>
      <text:p text:style-name="P4">
Pitta is a "rebellious" boy who listens to rock and play guitar. His family "sent" him to "remote New Zealand". The only TV show where you can watch is Australia's soap drama or parliament debate. Earlier this year, He was interviewed in the Youtube show "AIM HOUR" in Thailand.</text:p>
      <text:p text:style-name="P4">
Pitta said he would spend his homework while listening to New Zealand's then Prime Minister Jim Bolg.</text:p>
      <text:p text:style-name="P4">
After returning to Thailand, Pitta completed a bachelor's degree in financial and banking at Bangkok University of France and Political Science, and then obtained a master's degree in business and public policies from MIT and Harvard University.</text:p>
      <text:p text:style-name="P4">
In his 20s, after Pita's father died, he took over the family business Agrifood as the CEO, according to his friend Jesus M. Akina(Jesus M Acuna)He said that although he was young, his leadership helped the company as one of Asia's largest rice bran oil producers.</text:p>
      <text:p text:style-name="P4">
Mexican lawyer Akana is a classmate of Pita in Harvard and a close friend who attended the Pita wedding in 2012. He said, "Pita's father represented the image of a typical strong leader in the company. In the drift, the company will disappear, so please remember that the young man was 25 years old at the time. He had to intervene. He could reverse the situation and let the company return to the right track and move towards success. This special challenge fully illustrates him. Ability."</text:p>
      <text:p text:style-name="P4">
Akana said that he has "the idea and spirit of being committed to public services" and "believes that the most important thing you can invest in a country is the people -prepare for them and provide them with tools to realize personal dreams. "</text:p>
      <text:p text:style-name="P4">
Pita appeared in politics for the first time in 2018. At that time, he joined the predecessor of the party's predecessor and the party in the future to handle his agricultural policy. He was first elected as a parliamentarian in 2019. He said that he has a "inertia in the system". New understanding.</text:p>
      <text:p text:style-name="P4">
<draw:frame draw:style-name="fr1" draw:name="Image146" text:anchor-type="as-char" svg:width="6.9236in" svg:height="3.894525in" draw:z-index="0">
<draw:image xlink:href="../Images/Aljazeera Chinese/2023-07-13T10-57-38/2-1689243163.jpg" xlink:type="simple" xlink:show="embed" xlink:actuate="onLoad" draw:mime-type="image/jpeg"/>
</draw:frame>
Thai opposition crushed military political parties in the election</text:p>
      <text:p text:style-name="P4">
The legislator delivered a speech on the predicament of Thai farmers in the Parliament that year, which caused national attention for the first time. He said that the cost of agricultural production is high and leads to their debt.</text:p>
      <text:p text:style-name="P4">
Later in the same year, when the Thai Constitution Court dissolved "the future" and banned its leaders from participating in politics, Pitta and the party's remaining legislators formed a far party.</text:p>
      <text:p text:style-name="P4">
He described the nine years since the 2014 military coup (the army's second section since 2002) as Thailand's "lost ten years" and in an interview with the Thai public broadcasting company that the purpose of far away from the party is to "given Political Return of Thailand ".</text:p>
      <text:p text:style-name="P4">
Pitta said, "Our goal is to do things well. We are committed to decentralization of national power, monopoly economy, and national non -militaryization."</text:p>
      <text:h text:style-name="P13" text:outline-level="4">
<text:span text:style-name="T4">
"Progress is not a straight line"</text:span>
</text:h>
      <text:p text:style-name="P4">
Recently, he was elected as the deputy speaker of the Thai Parliament.</text:p>
      <text:p text:style-name="P4">
Padpat Shunyda said, "He wants to change Thailand, not just to win quickly, but to change the Thai (governance) structure and change the country. Therefore, he really has a good understanding. And have enough courage to talk about in public (about Thailand). "</text:p>
      <text:p text:style-name="P4">
Padpart said that Pitta became an excellent leader is that he was willing to compromise and establishes the ability to connect with the younger generation and the older generation.</text:p>
      <text:p text:style-name="P4">
Padpart added, "He is really simple and humble. When we work together, we are like a team, working like a friend within the party."</text:p>
      <text:p text:style-name="P4">
<draw:frame draw:style-name="fr1" draw:name="Image147" text:anchor-type="as-char" svg:width="6.9236in" svg:height="3.894525in" draw:z-index="0">
<draw:image xlink:href="../Images/Aljazeera Chinese/2023-07-13T10-57-38/1-1689243188.jpg" xlink:type="simple" xlink:show="embed" xlink:actuate="onLoad" draw:mime-type="image/jpeg"/>
</draw:frame>
Thailand's far -entered party and allies reached a consensus on the joint platform</text:p>
      <text:p text:style-name="P4">
The deputy leader of the Party Organization Silikia Tanzarkur described Pitta as "very skilled".</text:p>
      <text:p text:style-name="P4">
Silikia Tamkal told the Peninsula TV stations, "There are many problems very popular. Every time we discuss new problems, he will quickly conceptualize things and put forward solutions or suggestions. We can use it as a political party statement. Published effectively. "</text:p>
      <text:p text:style-name="P4">
His two colleagues also described Pita as the loving father of his seven -year -old daughter Piphm.</text:p>
      <text:p text:style-name="P4">
According to Thai English media "Examination English News"(Khaosod English)It is reported that Pita has the only monitoring right of this girl. Previously, he experienced a painful and fierce divorce storm. His ex -wife filed a lawsuit and accused him of abuse. The petition was rejected. Pita denied this. In an interview earlier this year, he said, "I have never had any domestic violence in my family" and he believes "the rights of women, families, children and politicians."Silikia added, "We must adjust our schedule for this. Sometimes, we must sometimes meet at a strange time, but because of his duties as a parent, he may not be able to participate.</text:p>
      <text:p text:style-name="P4">
In an interview with Peninsula TV in mid -June, Silikia said that she believes that Pitta can win the support of the Senate members.</text:p>
      <text:p text:style-name="P4">
She said, "With his humility and the quality of open compromises, he can win the votes of the Senate, and we hope to pass the difficulty."</text:p>
      <text:p text:style-name="P4">
Silikia said the party's focus was to mobilize its supporters.</text:p>
      <text:p text:style-name="P4">
"We must have someone standing on our side. This is why you see him meeting with supporters, voters and people in the inland provinces. I think this is how we deal with politics. We know that we are from the people, so we know that we are from the people, so we know We must maintain their support to win parliament. "</text:p>
      <text:p text:style-name="P4">
Pitta has always ruled out the possibility of amending the party's campaign to win the support of the Senate.</text:p>
      <text:p text:style-name="P4">
He said in AIM Hour in February's Youtube program, "Choose is to do its best and ensure that it will be achieved. Sooner or later, what happens to your control will happen, because you think you are standing on the right side of history. Then you always have motivation to continue. "</text:p>
      <text:p text:style-name="P4">
Pitta added, "progress is not a straight line ... it will not happen overnight."</text:p>
      <text:p text:style-name="P4">
News Source: <text:a xlink:type="simple" xlink:href="https://chinese.aljazeera.net/news/2023/7/13/%e6%b3%b0%e5%9b%bd%e6%80%bb%e7%90%86%e5%80%99%e9%80%89%e4%ba%ba%e7%9a%ae%e5%a1%94%c2%b7%e6%9e%97%e5%ae%b6%e4%bc%a6%e6%8b%89%e6%98%af%e8%b0%81" text:style-name="Internet_20_link" text:visited-style-name="Visited_20_Internet_20_Link">
https://chinese.aljazeera.net/news/2023/7/13/%e6%b3%b0%e5%9b%bd%e6%80%bb%e7%90%86%e5%80%99%e9%80%89%e4%ba%ba%e7%9a%ae%e5%a1%94%c2%b7%e6%9e%97%e5%ae%b6%e4%bc%a6%e6%8b%89%e6%98%af%e8%b0%81</text:a>
</text:p>
      <!--NEWS-->
      <text:h text:style-name="P10" text:outline-level="1">
<text:span text:style-name="T4">
Severe Japanese mistakes? The Chinese economy is in a "contracted atmosphere of difficulty"</text:span>
</text:h>
      <text:p text:style-name="P4">
Author: None (Language: zh)</text:p>
      <text:p text:style-name="P4">
Publisher: None</text:p>
      <text:p text:style-name="P4">
Time: 2023-07-13T11:01:00Z</text:p>
      <text:p text:style-name="P4">
Description: When Western countries are plagued by inflation, China is worried about the tightness of the currency: consumer prices are stagnant and the production price is sluggish. The decline of the real estate industry is particularly worrying. China is now reminiscent of Japan in the 1990s.</text:p>
      <text:p text:style-name="P4">
Videos: []</text:p>
      <text:p text:style-name="P4">
Images: []</text:p>
      <text:p text:style-name="P4">
Subject: 经济纵横</text:p>
      <text:p text:style-name="P4">
Subjects: []</text:p>
      <text:p text:style-name="P4">
Keywords: ['专题报道：中国经济何处去？']</text:p>
      <text:p text:style-name="P4">
Id: 66212419</text:p>
      <!--METADATA-->
      <text:p text:style-name="P4">
<text:a xlink:type="simple" xlink:href="https://www.dw.com/zh/overlay/image/article/66212419/57850679" text:style-name="Internet_20_link" text:visited-style-name="Visited_20_Internet_20_Link">
 </text:a>
The real estate industry accounts for 25% in China's GDP</text:p>
      <text:p text:style-name="P4">
(Voice of Germany Chinese website) If the economic trend does not continue to deteriorate, China's economic growth rate this year may be more than 5%, which is lower than the 6%of the previous international banks. Many signs show that after the end of the zero -zero -epidemic prevention policy, the economy <text:a xlink:type="simple" xlink:href="https://www.dw.com/zh/zh/青年失业率创记录-中国后新冠复苏难/a-65637338" text:style-name="Internet_20_link" text:visited-style-name="Visited_20_Internet_20_Link">
recovery</text:a>
Has lost the driving force: <text:a xlink:type="simple" xlink:href="https://www.dw.com/zh/zh/消费疲软-中国经济面临通缩风险/a-65868466" text:style-name="Internet_20_link" text:visited-style-name="Visited_20_Internet_20_Link">
Personal consumption</text:a>
The downturn, weak exports, and pressure on the RMB exchange rate.</text:p>
      <text:p text:style-name="P4">
Data released by China Customs on Thursday showed that exports in June fell 12.4%year -on -year, a decrease of the largest since the outbreak of the new crown epidemic. Imports decreased by 6.8%, and imports and exports were significantly lower than the expectations of analysts. Among them, imports from South Korea fell 19%year -on -year from South Korea, and Reuters reported that this shows that China's demand for semiconductor and electrical components in South Korea continues to decline. The economic recession of European countries such as Germany has also led to a weak export of China.</text:p>
      <text:p text:style-name="P4">
What is particularly worrying is China <text:a xlink:type="simple" xlink:href="https://www.dw.com/zh/zh/旺季不旺-中国楼市难脱困/a-66186726" text:style-name="Internet_20_link" text:visited-style-name="Visited_20_Internet_20_Link">
Real Estate Market</text:a>
Case. The real estate industry's contribution in China's GDP accounts for 25%. At present, many housing companies are struggling to survive, and the fear of investing in blood is spreading among buyers. As a result, Chinese companies and consumers now catch their wallets tightly, and they are unwilling to invest or consume.</text:p>
      <text:p text:style-name="P4">
According to financial experts in Barclays, China has fallen into a "difficulty in a shrinking atmosphere." <text:a xlink:type="simple" xlink:href="https://www.dw.com/zh/zh/中国经济这边风景独自通缩/a-66181261" text:style-name="Internet_20_link" text:visited-style-name="Visited_20_Internet_20_Link">
Tong shrinking</text:a>
It means that prices generally fall, which leads to a spiral development that has declined in sales, wages and investment, and brings catastrophic consequences to the economy.</text:p>
      <text:p text:style-name="P4">
After the real estate bubble ruptured in 1990, the Japanese economy fell into a long -term decline</text:p>
      <text:h text:style-name="P12" text:outline-level="3">
<text:span text:style-name="T4">
"Asset -liability Tables Downsifying"</text:span>
</text:h>
      <text:p text:style-name="P4">
The current China is reminiscent of Japan in the 1990s. After the real estate bubble ruptured, the Japanese economy has fallen into a long -term crisis for more than ten years.</text:p>
      <text:p text:style-name="P4">
"Japan's commercial real estate prices fell 87%at the time," American economist Richardkoo recalled in an interview with Bloomberg. Over the years tightening the trouser belt to repay the debt, it is unable to invest.</text:p>
      <text:p text:style-name="P4">
Gu Chaoming is the chief economist of the Institute of Nomura Research. He worked in the Federal Reserve. In 2003, he published the book "Balance Sheet Recession".(https://www.dw.com/zh/zh/德语媒体中国正在步入失去的十年吗/a-66071490)"The Japanese economic crisis in the 1990s. He explained in the book that it was not due to the prosperity cycle, but the recession caused by the securities and real estate market bubbles, that is," the decline of the balance sheet ".</text:p>
      <text:p text:style-name="P4">
Right now, some economists and media of China are discussing it warmly whether China's economy is also going to the decline of the balance sheet. The influential media "Caixin" has repeatedly analyzed whether the theory of Gu Chaoming's theory has been comparable to the current status of the Chinese economy since June. In mid -June, Liu Lei, an expert in the National Assets Library Study at the National Financial and Development Research Office of the Chinese Academy of Social Sciences, also called on the government to take stimulating measures to avoid the decline in balance sheets.</text:p>
      <text:p text:style-name="P4">
Gu Chaoming, an American economist born in Taiwan(2015 information photo)</text:p>
      <text:h text:style-name="P12" text:outline-level="3">
<text:span text:style-name="T4">
China will also "lose ten years"?</text:span>
</text:h>
      <text:p text:style-name="P4">
Gu Chaoming believes that the problems facing China are similar to Japan after the real estate bubble ruptured. Chinese companies and consumers reduce loans to repay debts, which will hinder economic development. He explained that reducing debt "is correct from an individual perspective, but if everyone saves expenses at the same time, it is a big problem for the national economy.</text:p>
      <text:p text:style-name="P4">
Economists at Capitaleconomics, a financial research institution in London, believes that the Chinese government will intervene from the level of economic and fiscal policy: "In view of the sluggish credit demand and the pressure of currency to withstand, we believe that support measures will mainly reflect fiscal policy as fiscal policy . The agency expects that the Bank of China will continue to cut interest rates this year. Hu Yuexiao, an analyst at Shanghai Securities, also expects that the central bank will reduce loan interest rates to stimulate demand.</text:p>
      <text:p text:style-name="P4">
However, Gu Chaoming believes that it is not enough to rely on interest rate cuts. The decision makers of Beijing must take all possible means to avoid repeating the mistakes of Japan. Specifically, he suggested investing funds and promoting a large number of pause real estate projects. "I would suggest that the Chinese government supports real estate companies to complete the planned construction projects. I think this is the most effective method of using taxpayer funds." Gu Chaoming said that this can make those who are suffering from extremely uneasy. Rest assured, "After all, they have paid the real estate or paid at least the down payment."</text:p>
      <text:h text:style-name="P12" text:outline-level="3">
<text:span text:style-name="T4">
Henan Rotten Tail House Project Endogenesis is difficult to collect</text:span>
</text:h>
      <text:p text:style-name="P4">
This seems to coincide with the idea of Chinese leadership. On Monday (July 10), the General Administration of the People's Bank of China and the Financial Supervision and Administration announced that it will be launched in 2022. <text:a xlink:type="simple" xlink:href="https://www.dw.com/zh/zh/中国国有银行出手-千亿资金救房企/a-63875752" text:style-name="Internet_20_link" text:visited-style-name="Visited_20_Internet_20_Link">
financial policy to support real estate companies</text:a>
The period is extended for one year, including measures such as extension of real estate loans and financial services such as "insurance delivery".</text:p>
      <text:p text:style-name="P4">
News Source: <text:a xlink:type="simple" xlink:href="https://www.dw.com/zh/重蹈日本覆辙-中国经济陷入-困难的通缩氛围/a-66212419" text:style-name="Internet_20_link" text:visited-style-name="Visited_20_Internet_20_Link">
https://www.dw.com/zh/重蹈日本覆辙-中国经济陷入-困难的通缩氛围/a-66212419?maca=chi-rss-chi-all-1127-rdf</text:a>
</text:p>
      <!--NEWS-->
      <text:h text:style-name="P10" text:outline-level="1">
<text:span text:style-name="T4">
Repeatedly threatened the first female finance minister in the Netherlands to resign</text:span>
</text:h>
      <text:p text:style-name="P4">
Author: 联合早报 (Person)</text:p>
      <text:p text:style-name="P4">
Publisher: 联合早报 (Organization)</text:p>
      <text:p text:style-name="P4">
Published Time: 2023-07-13T11:05</text:p>
      <text:p text:style-name="P4">
Modified Time: 2023-07-13T11:05</text:p>
      <text:p text:style-name="P4">
Description: Sigrid Kaag, the first female minister of the Dutch Finance, will resign from the duties of the Dutch second largest political party leader by conspiracy theorists and right -wing extremists for personal safety. Bloomberg News reported on Thursday (July 13) that Kags "Loyalty" (T ...</text:p>
      <text:p text:style-name="P4">
Videos: []</text:p>
      <text:p text:style-name="P4">
Audios: []</text:p>
      <text:p text:style-name="P4">
Images: []</text:p>
      <text:p text:style-name="P4">
Type: NewsArticle</text:p>
      <text:p text:style-name="P4">
Breadcrumbs: ['即时', '国际']</text:p>
      <text:p text:style-name="P4">
Keywords: ['荷兰', '女性部长', '辞职', '财政部长']</text:p>
      <!--METADATA-->
      <text:p text:style-name="P4">
Sigrid Kaag, the first female minister of the Dutch Finance, will resign from the duties of the Dutch second largest political party leader by conspiracy theorists and right -wing extremists for personal safety.</text:p>
      <text:p text:style-name="P4">
Bloomberg reported on Thursday (July 13) that Kag told the Netherlands "Trouw" that his work would hurt his children and husbands. They were worried about her personal safety. Democrats66) leader.</text:p>
      <text:p text:style-name="P4">
It is reported that Kag is often attacked because of his political style and gender. She had encountered a group of mobs holding torch during her work visit earlier this year. Last year, a man holding a torch was arrested outside her house.</text:p>
      <text:p text:style-name="P4">
Her two daughters asked her to resign in May this May because she was worried about her safety. Kig said that she would continue to serve as the Minister of Finance at the Minister of Finance until the establishment of the cabinet.</text:p>
      <text:p text:style-name="P4">
Carig became the leader of the Six Six Democratic Party in the Netherlands in 2020, and then became the first female finance minister in the Netherlands in 2022. In the same year, she won 24 seats historically, becoming the second figure of the Dutch politics second only to Prime Minister Lutter.</text:p>
      <text:p text:style-name="P4">
Before she revealed the resignation plan, the joint government led by Lutter collapsed due to disagreement on immigration policy issues last week. Lutter also announced that she would withdraw from politics after the election in November. Some opinions believe that Kag is likely to become the new Dutch Prime Minister.</text:p>
      <text:p text:style-name="P4">
The report pointed out that her resignation may have an impact on the Dutch position in the European Union.</text:p>
      <text:p text:style-name="P4">
The Netherlands has always been a hawk in the European Union. Lutter took the lead in resisting the fund plan established by the post -epidemic recovery in 2020. Cage has more contact with the EU partners, trying to find it with a difficult issue with the unremarkable member states, seeking to seek less conservative member states. balance.</text:p>
      <text:p text:style-name="P4">
Kag's career began in Royal Dutchshell, the Netherlands, and later served as foreign officials in China and the United Nations, and lived and worked in Berut, Vienna and Khatoumoum. In 2014, Carig led a group to destroy Syria's chemical weapons.</text:p>
      <text:p text:style-name="P4">
In 2021, after being condemned by the Dutch Parliament for the handling of the crisis of Afghanistan withdrawal from the crisis of Afghanistan, Kag resigned from the post of Foreign Minister.</text:p>
      <text:p text:style-name="P4">
When talking about whether she planned to leave the Netherlands, Kag said that she was not sure what she would do after resigning. Bloomberg reports that as professional diplomats, Kag may consider holding international positions.</text:p>
      <text:p text:style-name="P4">
The collapse of the governing alliance and Lutter announced the withdrawal from politics, and it is expected that the Dutch policy will be stagnated. The new government may take some time to form after it is expected to be held in mid -November.</text:p>
      <text:p text:style-name="P4">
News Source: <text:a xlink:type="simple" xlink:href="https://www.zaobao.com.sg/realtime/world/story20230713-1413382" text:style-name="Internet_20_link" text:visited-style-name="Visited_20_Internet_20_Link">
https://www.zaobao.com.sg/realtime/world/story20230713-1413382</text:a>
</text:p>
      <!--NEWS-->
      <text:h text:style-name="P10" text:outline-level="1">
<text:span text:style-name="T4">
Thailand will be selected for the new Prime Minister Putin today: I am confident in myself</text:span>
</text:h>
      <text:p text:style-name="P4">
Author: 联合早报 (Person)</text:p>
      <text:p text:style-name="P4">
Publisher: 联合早报 (Organization)</text:p>
      <text:p text:style-name="P4">
Published Time: 2023-07-13T11:13</text:p>
      <text:p text:style-name="P4">
Modified Time: 2023-07-13T11:17</text:p>
      <text:p text:style-name="P4">
Description: The Thai Congress will be selected for the new Prime Minister on Thursday (July 13), the prime minister's popular candidates, and the leader of the party party, showing that he is confident in himself. Agence France -Presse reported that the Thai parliament held a joint meeting in the morning, and Muhammad, Speaker of the Congress, said: "I will start to follow (Parliament).</text:p>
      <text:p text:style-name="P4">
Videos: []</text:p>
      <text:p text:style-name="P4">
Audios: []</text:p>
      <text:p text:style-name="P4">
Images: []</text:p>
      <text:p text:style-name="P4">
Type: NewsArticle</text:p>
      <text:p text:style-name="P4">
Breadcrumbs: ['即时', '国际']</text:p>
      <text:p text:style-name="P4">
Keywords: ['泰国', '前进党', '披塔', '泰国政局']</text:p>
      <!--METADATA-->
      <text:p text:style-name="P4">
The Thai Congress will be selected for the new Prime Minister on Thursday (July 13), the prime minister's popular candidates, and the leader of the party party, showing that he is confident in himself.</text:p>
      <text:p text:style-name="P4">
Agence France -Presse reported that the Thai Parliament held a joint meeting in the morning, and Muhammad, Speaker of the Congress, said: "I will start to follow the agenda of (parliament), that is, the election of the Prime Minister's candidate."</text:p>
      <text:p text:style-name="P4">
On the day of the Parliament, I told reporters: "I have confidence in myself, I will go all out to respond to the people's expectations and support for me."</text:p>
      <text:p text:style-name="P4">
On the eve of the Thai Election Commission elected the new Prime Minister on the eve of Congress, the Constitutional Court of Constitutional Court canceled the qualifications of the Pagoda.</text:p>
      <text:p text:style-name="P4">
The Election Commission announced on Wednesday (12th) that after the investigation, the Election Committee believed that there was sufficient evidence that when the Pagoda registered as a candidate for the election, the 420,000 shares of the media company ITV violated the election rules.</text:p>
      <text:p text:style-name="P4">
The Election Commission has handed over the case to the Constitutional Court for trial. At the same time, the Constitutional Court ordered the duty of parliament to suspend the parliament of parliament immediately until the court decided to accept the case in the next three days.</text:p>
      <text:p text:style-name="P4">
After the House of Shang House held an emergency meeting on Wednesday morning, it would not affect the two -house joint meeting scheduled to be held on Thursday. The two hospitals will debate in accordance with the original plan, and then vote for the candidates for the new Prime Minister.</text:p>
      <text:p text:style-name="P4">
The pagoda and the advanced party have repeatedly insisted on modifying the law offending the monarchy, which is one of the biggest obstacles of the former. Many members have shown that if the pagoda and the advanced party are unwilling to give up the amendment to the monarchy, they will not vote to support the pagoda.</text:p>
      <text:p text:style-name="P4">
The Eight Party League led by the Party has controlled the 312 seats of the 500 seats in the House of Commons.(https://www.zaobao.com/news/sea/story20230515-1395051)(Ie 376 votes) support, he is still 64 votes.</text:p>
      <text:p text:style-name="P4">
News Source: <text:a xlink:type="simple" xlink:href="https://www.zaobao.com.sg/realtime/world/story20230713-1413385" text:style-name="Internet_20_link" text:visited-style-name="Visited_20_Internet_20_Link">
https://www.zaobao.com.sg/realtime/world/story20230713-1413385</text:a>
</text:p>
      <!--NEWS-->
      <text:h text:style-name="P10" text:outline-level="1">
<text:span text:style-name="T4">
Xi Jinping's pressure on foreign companies (Free Version)</text:span>
</text:h>
      <text:p text:style-name="P4">
Author: Lingling Wei</text:p>
      <text:p text:style-name="P4">
Publisher: 华尔街日报中文网</text:p>
      <text:p text:style-name="P4">
Published Time: 2023-07-13T11:30:00.000Z</text:p>
      <text:p text:style-name="P4">
Modified Time: 2023-07-13T11:30:00.000Z</text:p>
      <text:p text:style-name="P4">
Created Time: 2023-07-13T08:04:00.000Z</text:p>
      <text:p text:style-name="P4">
Description: In the first quarter, foreign direct investment in China fell from US $ 100 billion to $ 20 billion in the same period last year, which frustrated the Chinese economy, which has been trapped.</text:p>
      <text:p text:style-name="P4">
Images: []</text:p>
      <text:p text:style-name="P4">
Categories: ['国际', '中国']</text:p>
      <text:p text:style-name="P4">
Keywords: SYND,LINK:EN|WP-WSJ-0001049283</text:p>
      <text:p text:style-name="P4">
Type: Article</text:p>
      <!--METADATA-->
      <text:p text:style-name="P4">
Many Chinese cities are in shortage of funds, <text:a xlink:type="simple" xlink:href="https://cn.wsj.com/articles/CN-CEC-20230630151802" text:style-name="Internet_20_link" text:visited-style-name="Visited_20_Internet_20_Link">
economic difficulties</text:a>
On the occasion, it was throwing out unprecedented sweets to show Western companies. The Chinese government launched the "Investment in the Chinese Year" event in 2023. Local officials have launched a journey for overseas promotion to attract investors' interest.</text:p>
      <text:p text:style-name="P4">
News Source: <text:a xlink:type="simple" xlink:href="https://cn.wsj.com/articles/%E4%B9%A0%E8%BF%91%E5%B9%B3%E5%AF%B9%E5%A4%96%E4%BC%81%E7%9A%84%E6%96%BD%E5%8E%8B%E6%91%81%E7%81%AD%E4%B8%AD%E5%9B%BD%E7%BB%8F%E6%B5%8E%E5%85%B3%E9%94%AE%E5%BC%95%E6%93%8E-68089dec" text:style-name="Internet_20_link" text:visited-style-name="Visited_20_Internet_20_Link">
https://cn.wsj.com/articles/%E4%B9%A0%E8%BF%91%E5%B9%B3%E5%AF%B9%E5%A4%96%E4%BC%81%E7%9A%84%E6%96%BD%E5%8E%8B%E6%91%81%E7%81%AD%E4%B8%AD%E5%9B%BD%E7%BB%8F%E6%B5%8E%E5%85%B3%E9%94%AE%E5%BC%95%E6%93%8E-68089dec</text:a>
</text:p>
      <!--NEWS-->
      <text:h text:style-name="P10" text:outline-level="1">
<text:span text:style-name="T4">
After the Wagner soldiers changed, Russia's detention of several senior officers (Free Version)</text:span>
</text:h>
      <text:p text:style-name="P4">
Author: Thomas Grove</text:p>
      <text:p text:style-name="P4">
Publisher: 华尔街日报中文网</text:p>
      <text:p text:style-name="P4">
Published Time: 2023-07-13T11:45:00.000Z</text:p>
      <text:p text:style-name="P4">
Modified Time: 2023-07-13T11:45:00.000Z</text:p>
      <text:p text:style-name="P4">
Created Time: 2023-07-13T10:13:00.000Z</text:p>
      <text:p text:style-name="P4">
Description: People familiar with the matter said that after a few hours after the launch of Moscow, the leader of Wagner's leader Porigo, the Russian domestic security department detained several senior officers, including Sergei Surovikin, the head of the Air Force.</text:p>
      <text:p text:style-name="P4">
Images: []</text:p>
      <text:p text:style-name="P4">
Categories: ['国际']</text:p>
      <text:p text:style-name="P4">
Keywords: SYND</text:p>
      <text:p text:style-name="P4">
Type: Article</text:p>
      <!--METADATA-->
      <text:p text:style-name="P4">
People familiar with the matter said that the leader of the quasi -military organization in Russia(Evgeno -Opigin)After starting to launch a short march for a short time to Moscow, Russia's domestic security department detained several senior officers, including General Sergei Surovikin, the head of the Air Force.</text:p>
      <text:p text:style-name="P4">
News Source: <text:a xlink:type="simple" xlink:href="https://cn.wsj.com/articles/%E7%93%A6%E6%A0%BC%E7%BA%B3%E5%85%B5%E5%8F%98%E5%90%8E-%E4%BF%84%E7%BD%97%E6%96%AF%E6%8B%98%E7%95%99%E6%95%B0%E5%90%8D%E9%AB%98%E7%BA%A7%E5%86%9B%E5%AE%98-87a7e001" text:style-name="Internet_20_link" text:visited-style-name="Visited_20_Internet_20_Link">
https://cn.wsj.com/articles/%E7%93%A6%E6%A0%BC%E7%BA%B3%E5%85%B5%E5%8F%98%E5%90%8E-%E4%BF%84%E7%BD%97%E6%96%AF%E6%8B%98%E7%95%99%E6%95%B0%E5%90%8D%E9%AB%98%E7%BA%A7%E5%86%9B%E5%AE%98-87a7e001</text:a>
</text:p>
      <!--NEWS-->
      <text:h text:style-name="P10" text:outline-level="1">
<text:span text:style-name="T4">
Thailand vote for the Prime Minister Pagoda into the only nomination candidate</text:span>
</text:h>
      <text:p text:style-name="P4">
Author: 联合早报 (Person)</text:p>
      <text:p text:style-name="P4">
Publisher: 联合早报 (Organization)</text:p>
      <text:p text:style-name="P4">
Published Time: 2023-07-13T11:47</text:p>
      <text:p text:style-name="P4">
Modified Time: 2023-07-13T11:47</text:p>
      <text:p text:style-name="P4">
Description: The Thai Congress held a joint meeting in the morning on Thursday (July 13) and began to vote for the Prime Minister's process. Comprehensive Reuters and Agence France -Presse reported that Guan Tower is currently the only nominated prime minister candidate. He told it before the beginning of the parliament ...</text:p>
      <text:p text:style-name="P4">
Videos: []</text:p>
      <text:p text:style-name="P4">
Audios: []</text:p>
      <text:p text:style-name="P4">
Images: []</text:p>
      <text:p text:style-name="P4">
Type: NewsArticle</text:p>
      <text:p text:style-name="P4">
Breadcrumbs: ['即时', '国际']</text:p>
      <text:p text:style-name="P4">
Keywords: ['泰国政治', '前进党', '披塔', '泰国']</text:p>
      <!--METADATA-->
      <text:p text:style-name="P4">
The Thai Congress held a joint meeting in the morning on Thursday (July 13) and began to vote for the Prime Minister's process.</text:p>
      <text:p text:style-name="P4">
Comprehensive Reuters and Agence France -Presse reported that Guan Tower is currently the only nominated prime minister candidate. He told reporters before the beginning of the parliament: "<text:a xlink:type="simple" xlink:href="https://www.zaobao.com/realtime/world/story20230713-1413385" text:style-name="Internet_20_link" text:visited-style-name="Visited_20_Internet_20_Link">
I have confidence in myself</text:a>
I will go all out to respond to the people's expectations and support for me. "</text:p>
      <text:p text:style-name="P4">
However, the Tower recently trapped in violation of the allegations of the election law, and analysts believe that the possibility of being the Prime Minister is becoming increasingly slim.</text:p>
      <text:p text:style-name="P4">
The Thai Election Commission said on Wednesday (12th) that sufficient evidence showed that the Pagoda's ITV shares held by the election regulations during the election period. The Election Commission has handed over the case to the Constitutional Court, and it is also suggested that the qualifications of members of the pagoda are recommended.</text:p>
      <text:p text:style-name="P4">
The House of Shanghai and House decided to hold a joint meeting scheduled to be scheduled to be on Thursday.</text:p>
      <text:p text:style-name="P4">
To serve as Prime Minister, he must get more than half of the 750 seats (376 votes) of the upper and lower two houses, and he is still 64 votes.</text:p>
      <text:p text:style-name="P4">
News Source: <text:a xlink:type="simple" xlink:href="https://www.zaobao.com.sg/realtime/world/story20230713-1413390" text:style-name="Internet_20_link" text:visited-style-name="Visited_20_Internet_20_Link">
https://www.zaobao.com.sg/realtime/world/story20230713-1413390</text:a>
</text:p>
      <!--NEWS-->
      <text:h text:style-name="P10" text:outline-level="1">
<text:span text:style-name="T4">
Huawei is suffered by chip &amp; quot; card neck &amp; quot; Foreign media: or will launch 5G mobile phones</text:span>
</text:h>
      <text:p text:style-name="P4">
Author: None</text:p>
      <text:p text:style-name="P4">
Publisher: Radio Free Asia (Organization)</text:p>
      <text:p text:style-name="P4">
Published Time: 2023-07-13T12:00:00-04:00</text:p>
      <text:p text:style-name="P4">
Modified Time: 2023-07-13T14:03:51-04:00</text:p>
      <text:p text:style-name="P4">
Description: None</text:p>
      <text:p text:style-name="P4">
Videos: []</text:p>
      <text:p text:style-name="P4">
Audios: ["<text:a xlink:type="simple" xlink:href="https://www.rfa.org/mandarin/yataibaodao/junshiwaijiao/tj-071320231116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4.511507in" draw:z-index="0">
<draw:image xlink:href="../Images/rfamandarin/2023-07-13T12-00-00-04-00/000000.png" xlink:type="simple" xlink:show="embed" xlink:actuate="onLoad" draw:mime-type="image/png"/>
</draw:frame>
The Huawei logo is displayed on the screen of the mobile phone <text:a xlink:type="simple" xlink:href="https://www.rfa.org/mandarin/yataibaodao/junshiwaijiao/tj-07132023111611.html/@@images/image" text:style-name="Internet_20_link" text:visited-style-name="Visited_20_Internet_20_Link">
</text:a>
Reuters picture <text:a xlink:type="simple" xlink:href="https://www.rfa.org/mandarin/yataibaodao/junshiwaijiao/tj-07132023111611.html/@@stream" text:style-name="Internet_20_link" text:visited-style-name="Visited_20_Internet_20_Link">
AUDIO-Link: https://www.rfa.org/mandarin/yataibaodao/junshiwaijiao/tj-0713202311611.html/@stream</text:a>
Reuters recently quoted sources that China Telecommunications Giants Huawei may launch 5G mobile phones using Chinese chips at the end of the year after encountering US chip export ban.</text:p>
      <text:p text:style-name="P4">
<text:a xlink:type="simple" xlink:href="https://www.rfa.org/mandarin/yataibaodao/junshiwaijiao/jw-03212023142218.html" text:style-name="Internet_20_link" text:visited-style-name="Visited_20_Internet_20_Link">
<text:span text:style-name="T4">
 New regulations for chip control in the United States: strictly restrict manufacturers business in China </text:span>
</text:a>
 <text:span text:style-name="T4">
<text:a xlink:type="simple" xlink:href="https://www.rfa.org/mandarin/Xinwen/1-03312023121438.html" text:style-name="Internet_20_link" text:visited-style-name="Visited_20_Internet_20_Link">
 </text:a>
</text:span>
 <text:span text:style-name="T4">
<text:span text:style-name="T5">
 <text:a xlink:type="simple" xlink:href="https://www.rfa.org/mandarin/Xinwen/10-03292023164605.html" text:style-name="Internet_20_link" text:visited-style-name="Visited_20_Internet_20_Link">
Huawei entered the automotive industry to eat</text:a>
 </text:span>
* </text:span>
<text:a xlink:type="simple" xlink:href="https://www.rfa.org/mandarin/Xinwen/11-03062023155603.html" text:style-name="Internet_20_link" text:visited-style-name="Visited_20_Internet_20_Link">
 </text:a>
***<text:a xlink:type="simple" xlink:href="https://www.rfa.org/mandarin/yataibaodao/junshiwaijiao/al-03022023141909.html" text:style-name="Internet_20_link" text:visited-style-name="Visited_20_Internet_20_Link">
<text:span text:style-name="T4">
 Chinese scientific enterprises have been blocked by Britain for prohibiting Huawei and ZTE participated in the aid project </text:span>
</text:a>
On Wednesday, Reuters quoted three technology research companies that Huawei was about to re -launched 5G mobile phones at the end of this year. This may mean that the company has successfully got rid of its dependence on American chips and returned to the 5G mobile phone market with Chinese chips.</text:p>
      <text:p text:style-name="P4">
If Huawei successfully puts 5G mobile phones again, it will be a major victory for Huawei. Since the United States promulgated a chip ban on Huawei, the company has been in a difficult "survival model" in 2020. In recent years, the overall sales of Huawei mobile phones and telecommunications equipment have decreased significantly.</text:p>
      <text:p text:style-name="P4">
<text:span text:style-name="T4">
 The chip is blocked so that Huawei cannot compare with Samsung and Apple </text:span>
</text:p>
      <text:p text:style-name="P4">
The United States, Canada and other countries have identified in recent years that the use of Huawei technology products will bring national security risks. However, Huawei denies related allegations. The United States began to implement a chip ban on Huawei during the Trump administration. Since then, Huawei can only sell a small amount of 5G mobile phones with the remaining European and American chips, and instead sells 4G mobile phones. Due to technical obstacles, Huawei, who has swept the international mobile phone market in the past or two years, has not been able to compete with Apple and Samsung mobile phones.</text:p>
      <text:p text:style-name="P4">
China Telecommunications Giants, Huawei, may launch 5G mobile phones using Chinese chips at the end of the year after encountering the US chip export ban. (Reuters information picture) <text:a xlink:type="simple" xlink:href="https://www.rfa.org/mandarin/yataibaodao/junshiwaijiao/tj-07132023111611.html/2020-01-29t000000z_1728264715_rc2npe9c1z9h_rtrmadp_3_britain-usa-huawei.jpg" text:style-name="Internet_20_link" text:visited-style-name="Visited_20_Internet_20_Link">
</text:a>
<text:span text:style-name="T4">
 Although it is difficult to overcome technical difficulties, Huawei is still difficult </text:span>
</text:p>
      <text:p text:style-name="P4">
It is generally believed that if the above news is true, although Huawei has a way to overcome chip technical obstacles, because the relevant U.S. ban cuts off the connection between Huawei and Google's Andriod (Andriod), Huawei mobile phone users cannot still use many Android application software. Huawei is in The 5G mobile phone market is still facing difficulties.</text:p>
      <text:p text:style-name="P4">
Sources also pointed out that Huawei's use of 5G chips produced in China is less than 50%, which will lead to high production costs of 5G chips. Dougfuller, an expert at the Danish Copenhagen School of Business, told Reuters, "If Huawei is willing to bear high costs, it can produce 5G chips. Competitiveness."</text:p>
      <text:p text:style-name="P4">
Reporter: Tang Yuanyuan Responsible: He Ping.com editor: Ruizhe</text:p>
      <text:p text:style-name="P4">
News Source: <text:a xlink:type="simple" xlink:href="https://www.rfa.org/mandarin/yataibaodao/junshiwaijiao/tj-07132023111611.html" text:style-name="Internet_20_link" text:visited-style-name="Visited_20_Internet_20_Link">
https://www.rfa.org/mandarin/yataibaodao/junshiwaijiao/tj-07132023111611.html</text:a>
</text:p>
      <!--NEWS-->
      <text:h text:style-name="P10" text:outline-level="1">
<text:span text:style-name="T4">
US officials say that Chinese hackers attack the State Council and the Ministry of Commerce</text:span>
</text:h>
      <text:p text:style-name="P4">
Creator: JULIAN E. BARNES,黄安伟</text:p>
      <text:p text:style-name="P4">
Publisher: https://www.facebook.com/nytimeschinese</text:p>
      <text:p text:style-name="P4">
Published Time: 2023-07-13T12:10:21+08:00</text:p>
      <text:p text:style-name="P4">
Description: U.S. officials said that within a few weeks before Bollinger's visit to China, hackers may be affiliated with the Chinese military or spy department, attacking personal emails, but saying that there is no confidential email or cloud system that has been invaded. Gonzalo Fuentes/Reuters US State Council's network security team first discovered the invasion of personal email accounts and issued alert to Microsoft.</text:p>
      <text:p text:style-name="P4">
Images: ["<text:a xlink:type="simple" xlink:href="https://static01.nyt.com/images/2023/07/12/multimedia/12dc-cyber-wcpf/12dc-cyber-wcpf-master1050.jpg" text:style-name="Internet_20_link" text:visited-style-name="Visited_20_Internet_20_Link">
12dc-cyber-wc...</text:a>
"]</text:p>
      <text:p text:style-name="P4">
Category: 美国</text:p>
      <text:p text:style-name="P4">
Type: Article</text:p>
      <!--METADATA-->
      <text:p text:style-name="P4">
<draw:frame draw:style-name="fr1" draw:name="Image155" text:anchor-type="as-char" svg:width="6.9236in" svg:height="4.615733in" draw:z-index="0">
<draw:image xlink:href="../Images/cnnytimes/2023-07-13T12-10-21-08-00/12dc-cyber-wcpf-master1050.jpg" xlink:type="simple" xlink:show="embed" xlink:actuate="onLoad" draw:mime-type="image/jpeg"/>
</draw:frame>
U.S. officials said on Wednesday that during the few weeks before the Secretary of State Brillings visited Beijing in June, Chinese hackers tried to invade the specific email accounts of the US State Department and the Ministry of Commerce.</text:p>
      <text:p text:style-name="P4">
U.S. officials said the investigation of these Chinese hackers is underway, and these hackers may be affiliated with the Chinese military or spy department. However, U.S. officials faded the saying of hackers to steal sensitive information, insisting that there was no secret email or cloud system that was invaded. The network security team of the State Council first discovered the invasion.</text:p>
      <text:p text:style-name="P4">
Several officials said that the attack was aimed at personal email accounts, not Chinese hackers <text:a xlink:type="simple" xlink:href="https://www.nytimes.com/2015/07/10/us/office-of-personnel-management-hackers-got-data-of-millions.html" text:style-name="Internet_20_link" text:visited-style-name="Visited_20_Internet_20_Link">
suspected before</text:a>
Large -scale data leakage. Bayeng government officials refused to disclose which officials have become hackers' attack targets.</text:p>
      <text:p text:style-name="P4">
Microsoft announced this hacker operation on Tuesday. According to the company's survey, the hacker operation began in May. A U.S. official said that on June 16, the State Council discovered the invasion and notified Microsoft on the same day. It was before Brinken moved to Beijing. Brinken left Washington that night.</text:p>
      <text:p text:style-name="P4">
advertise</text:p>
      <text:p text:style-name="P4">
This visit is vital to Washington and Beijing: This is the first visit to China in the past five years in the United States Secretary of State, hoping to establish a high -level communication channel and improve the increasingly worse relationship. Since then, the Minister of Finance has visited Beijing; Climate Special Envoy Ceri will arrive in Beijing on Sunday for <text:a xlink:type="simple" xlink:href="https://cn.nytimes.com/usa/20230707/john-kerry-china-climate/" text:style-name="Internet_20_link" text:visited-style-name="Visited_20_Internet_20_Link">
four -day talks</text:a>
Essence</text:p>
      <text:p text:style-name="P4">
In November last year, President Biden and Chinese leader Xi Jinping held a meeting in Bali, Indonesia, and agreed to work hard <text:a xlink:type="simple" xlink:href="https://www.whitehouse.gov/briefing-room/statements-releases/2022/11/14/readout-of-president-joe-bidens-meeting-with-president-xi-jinping-of-the-peoples-republic-of-china/" text:style-name="Internet_20_link" text:visited-style-name="Visited_20_Internet_20_Link">
stable relationship</text:a>
However, in early February, the Pentagon found that the Chinese spy balls floating over the United States and shot down. Since then, the tension between the two countries has intensified. During that incident, Brinken canceled his visit to China; a few weeks later, he publicly accused Beijing of considering providing military assistance to Russia for military assistance for the Ukrainian war.</text:p>
      <text:p text:style-name="P4">
A senior official of the State Council who was unwilling to be named, when discussing the sensitive incident, said that the beginning of the hacker attack has no direct relationship with Brinken's re -arrangement. Some officials warned the investigation of what materials (if.) The investigation of the hacker was still in the early stage.</text:p>
      <text:p text:style-name="P4">
In a statement of the State Council stated on Wednesday, after discovering the "abnormal activity", the government took measures to ensure the safety of the system and "will continue to surveillance and respond to any further activities."</text:p>
      <text:p text:style-name="P4">
According to a spokesman, after the State Council issued an alert to Microsoft on the vulnerability, Microsoft has begun to find other loopholes. After receiving the notice of Microsoft, the Ministry of Commerce learned that its email based on cloud technology has been invaded. The Ministry of Commerce has been leading the implementation of export control to prevent the Chinese military from obtaining key technologies of the United States, which has always been the most annoying move to Beijing.</text:p>
      <text:p text:style-name="P4">
After the State Council reported to Microsoft's hacking incident, the company found that these hackers also attacked about 25 organizations, including government agencies. An official of the US Cyber Security and Infrastructure Security Agency said that some of them are overseas and the number of affected organizations in the United States does not exceed ten.</text:p>
      <text:p text:style-name="P4">
advertise</text:p>
      <text:p text:style-name="P4">
U.S. officials said hackers are only for several email accounts in each organization, rather than invasion of large -scale. However, neither US officials nor Microsoft disclosed the number of accounts that they might have been invaded by Chinese hackers.</text:p>
      <text:p text:style-name="P4">
The U.S. government has not officially blamed China in China, perhaps because the Bayeng government is trying to maintain negotiation with Beijing. However, U.S. officials said privately that they agreed that Microsoft blamed the hacking attack on China and said that the attack had the characteristics of complex attacks with government support.</text:p>
      <text:p text:style-name="P4">
U.S. officials compared these invasion to surgery, which was in sharp contrast to the SOLARWINDS hacker in 2019 and 2020. At that time, Russian intelligence agencies used the loopholes in the software supply chain to enter thousands of computer networks.</text:p>
      <text:p text:style-name="P4">
Spy agencies are usually very cautious when they invade the hostile network, trying to extract as much information as possible without being found.</text:p>
      <text:p text:style-name="P4">
The United States and China are in increasingly fierce intelligence competition, and both governments have tried to expand the scope of intelligence collection of each other. U.S. officials said that such spy activities and hackers are expected, and they are conducting a strong investigation to eliminate the vulnerabilities used by Chinese hackers and other potential security vulnerabilities in cloud computing.</text:p>
      <text:p text:style-name="P4">
On Wednesday, U.S. officials stated that the network security experts of the State Council found the invasion by carefully checking the email access log, which recorded the time when the email was hacked and invaded.</text:p>
      <text:p text:style-name="P4">
advertise</text:p>
      <text:p text:style-name="P4">
U.S. officials said Microsoft collects additional fees for regular access to these logs. Some entities affected by hackers do not have this access permissions, which means that without Microsoft's help, they cannot detect intrusion. U.S. officials have been urging Microsoft to provide access to all organizations that sign the cloud computing contract.</text:p>
      <text:p text:style-name="P4">
The State Council is often attacked by a foreign government. Russian intelligence agencies have repeatedly targeted the computer network of the State Council. In 2014 and 2015, Russian hackers invaded the joint meeting of the State Council, the Chief of Staff and the White House, as well as other important but non -confidential computer networks.</text:p>
      <text:p text:style-name="P4">
News Source: <text:a xlink:type="simple" xlink:href="https://cn.nytimes.com/usa/20230713/china-state-department-emails-microsoft-hack/" text:style-name="Internet_20_link" text:visited-style-name="Visited_20_Internet_20_Link">
https://cn.nytimes.com/usa/20230713/china-state-department-emails-microsoft-hack/</text:a>
</text:p>
      <!--NEWS-->
      <text:h text:style-name="P10" text:outline-level="1">
<text:span text:style-name="T4">
North Korea refers to the US invasion of its airspace, threatening to shoot down the US reconnaissance aircraft</text:span>
</text:h>
      <text:p text:style-name="P4">
Creator: CHOE SANG-HUN</text:p>
      <text:p text:style-name="P4">
Publisher: https://www.facebook.com/nytimeschinese</text:p>
      <text:p text:style-name="P4">
Published Time: 2023-07-13T12:21:12+08:00</text:p>
      <text:p text:style-name="P4">
Description: North Korea issued three issues of consecutive statements to condemn; Kim and Zheng warned the United States to fly over the North Korean exclusive economic zone to infringe on its sovereignty or lead to "serious" accidents. At present, South Korea ’s president is attending the NATO Summit. The United States plans to send nuclear submarines to visit South Korea for the first time in 40 years. Korean Central News Agency, Via Associated Press, North Korean leader Kim Jong -un's sister and spokesman Kim and Zheng said that the sovereignty and security of North Korea "seriously violated" North Korea.</text:p>
      <text:p text:style-name="P4">
Images: ["<text:a xlink:type="simple" xlink:href="https://static01.nyt.com/images/2023/07/11/multimedia/11nkorea-cqpj/11nkorea-cqpj-master1050.jpg" text:style-name="Internet_20_link" text:visited-style-name="Visited_20_Internet_20_Link">
11nkorea-cqpj...</text:a>
"]</text:p>
      <text:p text:style-name="P4">
Category: 亚太</text:p>
      <text:p text:style-name="P4">
Type: Article</text:p>
      <!--METADATA-->
      <text:p text:style-name="P4">
<draw:frame draw:style-name="fr1" draw:name="Image156" text:anchor-type="as-char" svg:width="6.9236in" svg:height="4.615733in" draw:z-index="0">
<draw:image xlink:href="../Images/cnnytimes/2023-07-13T12-21-12-08-00/11nkorea-cqpj-master1050.jpg" xlink:type="simple" xlink:show="embed" xlink:actuate="onLoad" draw:mime-type="image/jpeg"/>
</draw:frame>
According to the official Korean media reports on Tuesday, North Korea threatened military operations on the American spy aircraft on the east coast of the country. At the same time, a U.S. submarine, which can launch nuclear ballistic missiles, plans to visit South Korea for the first time in 40 years.</text:p>
      <text:p text:style-name="P4">
North Korea is often angry with the US military reconnaissance activities around the Korean Peninsula. But since Monday, it has continuously issued three statements, threatening to retaliate against the so -called "provocative air spy activity" of US reconnaissance aircraft and drones.</text:p>
      <text:p text:style-name="P4">
On Monday, the North Korean Ministry of Defense accused a US strategic reconnaissance aircraft illegally invading the "invasion of leading" near its east coast this month.</text:p>
      <text:p text:style-name="P4">
According to the Chaozhong News Agency, "It is not guaranteed that it will not happen that a shocking accident like the US Air Force strategic reconnaissance aircraft is shot down."</text:p>
      <text:p text:style-name="P4">
In the two separate statements released on Tuesday and earlier on Tuesday, the sister and spokesman of North Korean leader Kim Jong -un, Kim Jong -un, also said that the US reconnaissance aircraft flew over the country's exclusive economic zone and "seriously infringed North Korea's sovereignty "And security". She warned that if this illegal invasion continues, "shocking" or "serious" incidents will occur. In 1969, North Korea shot down a US reconnaissance aircraft, causing all 31 people to be killed on the plane.</text:p>
      <text:p text:style-name="P4">
Both the Pentagon and the South Korean military have denied that North Korea's statement is not currently accusing. However, officials and analysts in the region are worried that North Korea's continuously upgraded remarks may lead to various military provocations.</text:p>
      <text:p text:style-name="P4">
The Pentagon said, "We have always carried out actions and safely in accordance with international law responsibility and safely." US State Council spokesman Matthew Miller urged North Korea to "do not upgrade its actions."</text:p>
      <text:p text:style-name="P4">
South Korea also countered North Korea's response. A South Korean military spokesman said on Tuesday: "North Korea puts forward these claims for domestic purposes, perhaps to make an excuse for launching a provocation." He pointed out that the exclusive economic zone guarantees the freedom of navigation and flight of foreign ships and aircraft.</text:p>
      <text:p text:style-name="P4">
According to the International Public Law, a country can advocate the right to develop its exclusive economic zone marine resources. This economic waters start from the width base line volume of the 12 nautical miles to 200 nautical miles. sovereignty.</text:p>
      <text:p text:style-name="P4">
North Korea usually upgrades anti -American remarks before the end of the anniversary of the Korean War on July 27 to strengthen the legitimacy of its nuclear weapon plan. In a statement, the North Korean Ministry of Defense severely criticized the Pentagon's decision to send a nuclear submarine to visit the South Korean port to visit the South Korean port. When President Biden met with South Korean President Yin Xiyue in April, the two sides agreed to strengthen the joint military exercises between the two countries.</text:p>
      <text:p text:style-name="P4">
On the occasion of North Korea, South Korean President Yin Xiyue was participating in the North Atlantic Treaty Organization Summit in Lithuania. It is expected that he will condemn North Korea's nuclear weapon development with the world leaders at the meeting. Before such international gatherings, North Korea usually becomes more provocative.</text:p>
      <text:p text:style-name="P4">
News Source: <text:a xlink:type="simple" xlink:href="https://cn.nytimes.com/asia-pacific/20230712/north-korea-us-submarine/" text:style-name="Internet_20_link" text:visited-style-name="Visited_20_Internet_20_Link">
https://cn.nytimes.com/asia-pacific/20230712/north-korea-us-submarine/</text:a>
</text:p>
      <!--NEWS-->
      <text:h text:style-name="P10" text:outline-level="1">
<text:span text:style-name="T4">
The influx of Chinese automobiles is bound to exacerbate trade tensions (Free Version)</text:span>
</text:h>
      <text:p text:style-name="P4">
Authors: ['克里斯•米勒']</text:p>
      <text:p text:style-name="P4">
Publisher: 英国《金融时报》</text:p>
      <text:p text:style-name="P4">
Time: 2023-07-13T12:23:15+00:00</text:p>
      <text:p text:style-name="P4">
Published Time: 2023-07-12T12:00:99+08:00</text:p>
      <text:p text:style-name="P4">
Modified Time: 2023-07-13T08:19:99+08:00</text:p>
      <text:p text:style-name="P4">
Description: Miller: The threat of Chinese automobiles to European national security and industrial infrastructure will promote European countries to consider taking restrictions.</text:p>
      <text:p text:style-name="P4">
Images: []</text:p>
      <text:p text:style-name="P4">
Themes: ['贸易', '关注']</text:p>
      <text:p text:style-name="P4">
Keywords: ['贸易', '产业政策', '电动汽车', '芯片', '半导体', '制药业', '供应链', '保护主义', '欧盟', '全球化']</text:p>
      <text:p text:style-name="P4">
Type: Article</text:p>
      <!--METADATA-->
      <text:p text:style-name="P4">
<text:span text:style-name="T5">
The author of this article has "Chip War"(Chip War)This book</text:span>
</text:p>
      <text:p text:style-name="P4">
China's rise is the world's largest car exporter, which has caused many people -including those largest car manufacturers -surprise. The automotive manufacturing industry was once a manufacturing industry with rare and long -lasting technological advantages in Western enterprises. The transformation of electric vehicles provides Chinese companies with opportunities for overtaking. The overtaking process may reshape trade flow.</text:p>
      <text:p text:style-name="P4">
News Source: <text:a xlink:type="simple" xlink:href="http://www.ftchinese.com/story/001100241" text:style-name="Internet_20_link" text:visited-style-name="Visited_20_Internet_20_Link">
http://www.ftchinese.com/story/001100241</text:a>
</text:p>
      <!--NEWS-->
      <text:h text:style-name="P10" text:outline-level="1">
<text:span text:style-name="T4">
Chinese military aircraft warships disturbed Taiwan's anti -submarine aircraft for two consecutive days to fly over the Taiwan Strait</text:span>
</text:h>
      <text:p text:style-name="P4">
Author: None</text:p>
      <text:p text:style-name="P4">
Publisher: Radio Free Asia (Organization)</text:p>
      <text:p text:style-name="P4">
Published Time: 2023-07-13T12:29:00-04:00</text:p>
      <text:p text:style-name="P4">
Modified Time: 2023-07-13T14:05:36-04:00</text:p>
      <text:p text:style-name="P4">
Description: None</text:p>
      <text:p text:style-name="P4">
Videos: []</text:p>
      <text:p text:style-name="P4">
Audios: ["<text:a xlink:type="simple" xlink:href="https://www.rfa.org/mandarin/yataibaodao/gangtai/hcm2-071320230804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4.813019in" draw:z-index="0">
<draw:image xlink:href="../Images/rfamandarin/2023-07-13T12-29-00-04-00/000000.png" xlink:type="simple" xlink:show="embed" xlink:actuate="onLoad" draw:mime-type="image/png"/>
</draw:frame>
A P-8A "Poseidon" anti-submarine aircraft <text:a xlink:type="simple" xlink:href="https://www.rfa.org/mandarin/yataibaodao/gangtai/hcm2-07132023080445.html/@@stream" text:style-name="Internet_20_link" text:visited-style-name="Visited_20_Internet_20_Link">
![] [](https://www.rfa.org/mandarin/yataibaodao/gangtai/hcm2-07132023080445.html/@@images/image)Reuters picture [AUDIO-LINK: https://www.rfa.org/mandarin/yatabaodao/gangtai/hcm2-07132023080445.html/@stream]</text:a>
On the occasion of the "Hanguang Exercise" in Taiwan, the Chinese PLA sent 71 military aircraft and 18 sub -ships to disturb Taiwan for two consecutive days, of which more than half of them across the Middle Line of the Strait. At the same time, a U.S. Navy P-8A Poseidon's anti-submarine aircraft executed in the Taiwan Strait on Thursday. The Seventh Fleet in the United States stated that the move shows the United States' commitment to the free opening of the Indo -East Area.</text:p>
      <text:p text:style-name="P4">
<text:a xlink:type="simple" xlink:href="https://www.rfa.org/mandarin/Xinwen/3-06272023113159.html" text:style-name="Internet_20_link" text:visited-style-name="Visited_20_Internet_20_Link">
</text:a>
<text:span text:style-name="T4">
 <text:a xlink:type="simple" xlink:href="https://www.rfa.org/mandarin/yataibaodao/gangtai/hx-07112023094907.html" text:style-name="Internet_20_link" text:visited-style-name="Visited_20_Internet_20_Link">
Taiwan will hold the first acquisition of the Civil International Airport for the first time the Hanguang Military Express will be held</text:a>
</text:span>
*<text:a xlink:type="simple" xlink:href="https://www.rfa.org/mandarin/Xinwen/3-06272023113159.html" text:style-name="Internet_20_link" text:visited-style-name="Visited_20_Internet_20_Link">
<text:span text:style-name="T4">
 PLA aircraft arrives at nearly 24 nautical miles of Taiwan National Defense Ministry of National Defense: Counterattack by entering the lead </text:span>
</text:a>
The Ministry of National Defense in Taiwan pointed out on the 12th that from 6:00 to 6 pm the previous day, a total of 38 military aircraft were found to be found, of which 32 were in the middle line of the Passacon Strait and its extension lines. The second continues to move around the Taiwan Strait.</text:p>
      <text:p text:style-name="P4">
The Taiwan military showed that the PLA sent one second Su Kai-30 fighter, 12 J-10 fighters, and 4 J-16 fighters across the Strait midline and its extension line to enter the Southwest Airspace in Taiwan. In addition, China also sent four secondary-6, 1 secondary transport-8 far away dryer and BZK-005 drone 1 to bypass Southern Taiwan. Activity.</text:p>
      <text:p text:style-name="P4">
The Ministry of National Defense in Taiwan announced on the 12th that a total of 38 aircraft were found from 6 to 6 am the previous day.(Taiwan's Ministry of Defense provided)  <text:a xlink:type="simple" xlink:href="https://www.rfa.org/mandarin/yataibaodao/gangtai/hcm2-07132023080445.html/1265e53367b66b21.jpg" text:style-name="Internet_20_link" text:visited-style-name="Visited_20_Internet_20_Link">
</text:a>
One day, Taiwan once again seized 33 military planes in the PLA, of which 24 of which were over the central line of the Crossing Strait and its extension lines entered the southwest of Taiwan and the southeast of the air. Nine warships of the PLA continued to move around the Taiwan Strait.</text:p>
      <text:p text:style-name="P4">
In the Taiwan Institute of National Defense and Security Research Institute of the National Defense Safety Research Institute, Shu Xiaohuang, an associate researcher at the Institute of Institute of Political Science and Army, said in an interview with this station that at the time, except for the NATO Summit just issued a notification for the tough word for Chinese wording, Taiwan is currently conducting Hansheng exercises, 11 On the first day, Taitung Fengnian Civil Airport conducted combat tasks such as emergency take -off and landing and hanging on fighter aircraft. The PLA may want to take the opportunity to demonstrate and be able to attack Taitung Airport.</text:p>
      <text:p text:style-name="P4">
Shu Xiaoshuang: "Boom-6 has the ability to fly to the east to launch a missile and return to a circle. There is no need to refuel in the middle; Yun 8 may be electronic interference or love search. Because this area is originally a area for the test of Taiwan's weapon system."</text:p>
      <text:p text:style-name="P4">
According to the Taiwan media "Liberty Times" report, from the original announcement of the National Zhongshan Science Research Institute of Taiwan, from the 12th, it will be fired in the Jiupeng base in southeast of Taiwan for three days. The missile and artillery test on the 12th will be carried out on the 13th and 14th.</text:p>
      <text:p text:style-name="P4">
After the total aircraft sent 38, the Ministry of National Defense in Taiwan once again discovered 33 aircraft.(Taiwan's Ministry of Defense provided)  <text:a xlink:type="simple" xlink:href="https://www.rfa.org/mandarin/yataibaodao/gangtai/hcm2-07132023080445.html/1165e53867b66b21.jpg" text:style-name="Internet_20_link" text:visited-style-name="Visited_20_Internet_20_Link">
</text:a>
<text:span text:style-name="T4">
 U.S. military P-8A anti-submarine aircraft fly over the Taiwan Strait </text:span>
</text:p>
      <text:p text:style-name="P4">
On July 13, the Ministry of Defense of Taiwan also confirmed that a US P-8A anti-submarine aircraft traveled along the Taiwan Strait from north to China Southern Airlines.</text:p>
      <text:p text:style-name="P4">
The Seventh Fleet of the U.S. Navy issued a statement stating that a P-8A "Poseidon" anti-submarine aircraft flew over the Taiwan Strait in the international airspace. The United States implements tasks in the Taiwan Strait in the Taiwan Strait to safeguard the navigation rights and freedoms of various countries. The aircraft flew over the Taiwan Strait, indicating that the United States' commitment to the free opening of the Indian -Taita region, and the U.S. military flights, navigation and action allowed anywhere international law.</text:p>
      <text:p text:style-name="P4">
The military commentator of this station analyzed that in the first island chain, Taiwan has the only relationship with the United States and the United States. In this case, how to strengthen the defense of this area is an important issue for the United States, because this may form a breakthrough in the overflow of military forces of the Communist Party of China.</text:p>
      <text:p text:style-name="P4">
"On the other hand, this or two years of mainland China has also strengthened the joint exercise of sea and air forces around Taiwan. It is obvious that it is obviously doing the seal of the seal and refusing to stop the United States and Japan. Therefore, the United States needs to be faster and more familiar with here. The situation of the battlefield. "</text:p>
      <text:p text:style-name="P4">
Xun Leyi mentioned that from June 8th to 9th this year, 37 Military Aircraft PLAs arrived in the southwest and southeast airspace of Taiwan. He described that from the perspective of the structural formation, this time was very special, and the "synthetic air combat force" has been formed, that is, the three forces in the air, all of the attack power, cover power, and guarantee forces have all appeared.</text:p>
      <text:p text:style-name="P4">
次 一 亓: "After the start of this time, the training of the Communist Army in the Taiwan Strait has become more and more practical and destructive. The U.S. military must come here more frequently and rhythmically, showing that the US military's concerns about the region and the existence of military existence ","At the same time, the Chinese PLA Eastern Theater spokesman Shi Yi Army said on the 13th that the Eastern theater organized fighter aircraft to quit the US aircraft with the supervisor and deal with it in accordance with laws and regulations.</text:p>
      <text:p text:style-name="P4">
<text:span text:style-name="T4">
 MAC polls: 90 % of the people do not agree with the threat of the PLA aircraft and ships </text:span>
</text:p>
      <text:p text:style-name="P4">
Taiwan's MAC announced the poll on the 13th show that nearly 90 %(89.9%)It does not agree with the PLA aircraft ships that continue to move around Taiwan, and even deliberately cross the central line of the Strait, trying to threaten the people of Taiwan by force. In the face of Chinese stress on Taiwan, 90 %(90.1%)The government supports Taiwan to continue to do a good job of self -defense, defend sovereignty and democracy in Taiwan, and does not provoke cross -strait relations to maintain the current status of peace in the Taiwan Strait.</text:p>
      <text:p text:style-name="P4">
Reporter: Huang Chunmei Responsible: Xu Shuting Chen Meihua He Ping.com Edited: Ruizhe</text:p>
      <text:p text:style-name="P4">
News Source: <text:a xlink:type="simple" xlink:href="https://www.rfa.org/mandarin/yataibaodao/gangtai/hcm2-07132023080445.html" text:style-name="Internet_20_link" text:visited-style-name="Visited_20_Internet_20_Link">
https://www.rfa.org/mandarin/yataibaodao/gangtai/hcm2-07132023080445.html</text:a>
</text:p>
      <!--NEWS-->
      <text:h text:style-name="P10" text:outline-level="1">
<text:span text:style-name="T4">
Google chat robot Bard landing in the European Union and Brazil market</text:span>
</text:h>
      <text:p text:style-name="P4">
Publisher: 法新社</text:p>
      <text:p text:style-name="P4">
Published Time: 2023-07-13T12:32:06+00:00</text:p>
      <text:p text:style-name="P4">
Modified Time: 2023-07-13T12:20:04+00:00</text:p>
      <text:p text:style-name="P4">
Description: (Agence France -Presse, Paris, 13th) Google announced today that its AI chat robot Bard is now launched, including 27 EU countries and Brazi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617581in" draw:z-index="0">
<draw:image xlink:href="../Images/rficn/2023-07-13T12-32-06-00-00/000000.png" xlink:type="simple" xlink:show="embed" xlink:actuate="onLoad" draw:mime-type="image/png"/>
</draw:frame>
American technology giant Google launched Bard in February, but because the European Union was worried about the risks related to the rapid development of artificial intelligence (AI) technology, it was planned to regulate AI. As a result, Google delayed BARD in the European Union. Google is speeding up to catch up with competitors Microsoft. Microsoft hurriedly integrated features similar to ChatGPT into a series of products, including search engine Bing.</text:p>
      <text:p text:style-name="P4">
Bard product leader Jack Krawczyk and the vice president of engineering department AMARNAGSUBRANYA wrote in the blog that Bard "is now launched in most parts of the world and can be used through extensive language."</text:p>
      <text:p text:style-name="P4">
News Source: <text:a xlink:type="simple" xlink:href="https://www.rfi.fr/cn/%E5%9B%BD%E9%99%85%E6%8A%A5%E9%81%93/20230713-google%E8%81%8A%E5%A4%A9%E6%9C%BA%E5%99%A8%E4%BA%BAbard-%E7%99%BB%E9%99%86%E6%AC%A7%E7%9B%9F%E5%92%8C%E5%B7%B4%E8%A5%BF%E5%B8%82%E5%9C%BA" text:style-name="Internet_20_link" text:visited-style-name="Visited_20_Internet_20_Link">
https://www.rfi.fr/cn/%E5%9B%BD%E9%99%85%E6%8A%A5%E9%81%93/20230713-google%E8%81%8A%E5%A4%A9%E6%9C%BA%E5%99%A8%E4%BA%BAbard-%E7%99%BB%E9%99%86%E6%AC%A7%E7%9B%9F%E5%92%8C%E5%B7%B4%E8%A5%BF%E5%B8%82%E5%9C%BA</text:a>
</text:p>
      <!--NEWS-->
      <text:h text:style-name="P10" text:outline-level="1">
<text:span text:style-name="T4">
Kim Jong -un suspected of using Samsung or Huawei to fold his mobile phone</text:span>
</text:h>
      <text:p text:style-name="P4">
Publisher: 法新社</text:p>
      <text:p text:style-name="P4">
Published Time: 2023-07-13T12:32:07+00:00</text:p>
      <text:p text:style-name="P4">
Modified Time: 2023-07-13T12:05:02+00:00</text:p>
      <text:p text:style-name="P4">
Description: (Agence France-Presse, Seoul, 13th) North Korea fired a new intercontinental ballistic missile in the "Mars-18" yesterday. The leader Kim Jong-un personally came to the town to guide. There was a device on the table, suspected to be a folding smart pho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7-13T12-32-07-00-00/000000.png" xlink:type="simple" xlink:show="embed" xlink:actuate="onLoad" draw:mime-type="image/png"/>
</draw:frame>
The photos released by the North Korean Labor Party reported "Labor News" today show that the objects on the table look like a silver folding mobile phone installed on the black leather protective cover, which is very similar to Samsung Galaxy ZFLIP or Huawei Pocket S mobile phone.</text:p>
      <text:p text:style-name="P4">
This photo of this North Korea launched the intercontinental ballistic missile (ICBM) Mars-18, which was launched yesterday, immediately caused people to speculate on the source of the mobile phone.</text:p>
      <text:p text:style-name="P4">
Someone once photographed Kim Jong -un's products using seemingly Apple, including iPad and MacBook.</text:p>
      <text:p text:style-name="P4">
South Korea's "Central Daily" reported: "If the objects in the photo are folding mobile phones, it is likely to be smuggled from China to North Korea."</text:p>
      <text:p text:style-name="P4">
According to UN sanctions, North Korea must not import or export electronic equipment.</text:p>
      <text:p text:style-name="P4">
According to the "World Factbook" published by the Central Intelligence Agency (CIA), it is estimated that only about 19%of North Korean population has mobile phones.</text:p>
      <text:p text:style-name="P4">
News Source: <text:a xlink:type="simple" xlink:href="https://www.rfi.fr/cn/%E5%9B%BD%E9%99%85%E6%8A%A5%E9%81%93/20230713-%E9%87%91%E6%AD%A3%E6%81%A9%E7%96%91%E7%94%A8%E4%B8%89%E6%98%9F%E6%88%96%E5%8D%8E%E4%B8%BA%E6%8A%98%E5%8F%A0%E6%89%8B%E6%9C%BA" text:style-name="Internet_20_link" text:visited-style-name="Visited_20_Internet_20_Link">
https://www.rfi.fr/cn/%E5%9B%BD%E9%99%85%E6%8A%A5%E9%81%93/20230713-%E9%87%91%E6%AD%A3%E6%81%A9%E7%96%91%E7%94%A8%E4%B8%89%E6%98%9F%E6%88%96%E5%8D%8E%E4%B8%BA%E6%8A%98%E5%8F%A0%E6%89%8B%E6%9C%BA</text:a>
</text:p>
      <!--NEWS-->
      <text:h text:style-name="P10" text:outline-level="1">
<text:span text:style-name="T4">
In the "Cultural War", where is the Supreme Court of the United States? (Free version)</text:span>
</text:h>
      <text:p text:style-name="P4">
Authors: ['为FT中文网撰稿']</text:p>
      <text:p text:style-name="P4">
Publisher: 英国《金融时报》</text:p>
      <text:p text:style-name="P4">
Time: 2023-07-13T12:32:39+00:00</text:p>
      <text:p text:style-name="P4">
Published Time: 2023-07-12T12:00:99+08:00</text:p>
      <text:p text:style-name="P4">
Modified Time: 2023-07-12T23:50:99+08:00</text:p>
      <text:p text:style-name="P4">
Description: Dong Yifu: The US High Court, which abandoned judicial restraint and actively intervene in political and social issues, may further exacerbate the polarization of US politics and weaken its inner recognition in the US public.</text:p>
      <text:p text:style-name="P4">
Images: ["<text:a xlink:type="simple" xlink:href="https://thumbor.ftacademy.cn/unsafe/picture/5/000186475_piclink.jpg" text:style-name="Internet_20_link" text:visited-style-name="Visited_20_Internet_20_Link">
000186475_pic...</text:a>
"]</text:p>
      <text:p text:style-name="P4">
Themes: ['美国最高法院', '关注']</text:p>
      <text:p text:style-name="P4">
Keywords: ['美国最高法院', '法律', '美国政治', '美国社会']</text:p>
      <text:p text:style-name="P4">
Type: Article</text:p>
      <!--METADATA-->
      <text:p text:style-name="P4">
<draw:frame draw:style-name="fr1" draw:name="Image165" text:anchor-type="as-char" svg:width="6.9236in" svg:height="3.894525in" draw:z-index="0">
<draw:image xlink:href="../Images/FT Chinese Free Version/2023-07-13T12-32-39-00-00/000186475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is is not a normal court." After the U.S. Supreme Court ruled Harvard's enrollment discrimination case, Biden turned around before going out at the press conference. In this sentence, more or less said the voice of the United States left.</text:p>
      <text:p text:style-name="P4">
Of course, the United States leftists understand that the Supreme Court of the conservatives accounted for two -thirds of seats cannot make many judgments they want. However, Biden's expectations for a "normal" court may not be high. After all, after the Corporation of Volon stepped down as chief in 1969, the ideology of the US Supreme Court has always tended to conservatives. However, the three major judges appointed by Trump have established an absolute majority of conservatives 6 to 3. Prior to this, when the US High Court faces major political problems and social problems, most of them will be cautious and cautiously to avoid the impact of judicial restraint or minimizing the judgment on political procedures and social life. This kind of restraint avoids the "conservative" attitude of the Supreme Court's politicization in recent years. After a series of major issues such as abortion, guns, environmental protection, and religion last year, after a series of major issues such as abortion, guns, environmental protection and religion At the end of June this year, the American High Court once again brought the gospel to conservatives, which also marked that the US High Court is no longer the onlookers of the "Cultural War", but adopted a more positive attitude to actively involve cultural politics. "The restraint turned to radical conservative.</text:p>
      <text:p text:style-name="P4">
The "cultural war" in the United States is simply a conflict between the right of the right (based on Christianity) traditionalism and conservativeism and the leftist's progressism and liberalism. This conflict is derived from the diversified political culture of the United States, and it is also a reflection of the polarization of politics. In recent years, the main battlefields of the Cultural War are concentrated on campus and parliamentary, and the left and right factions often use lawsuits to spread the "war" to court. Last year, the cases involving abortion and gun control were reflected in the conservative use of the Supreme Court to "win". However, in the American cultural war, the most important issue is race. Therefore, the most penetrating cases of cultural warfare are probably this year's Harvard enrollment discrimination case.</text:p>
      <text:p text:style-name="P4">
The focus of the Harvard admissions discrimination case is whether the American university can take the applicant's race as one of the admission considerations during the admission process. The conservatives of the US High Court are absolutely determined, and based on the influencing factor of race as admission, it violates the equal protection clause of the 14th Amendment of the US Constitution.</text:p>
      <text:p text:style-name="P4">
This so-called "race" admission method is generally regarded as part of the "AFFIRMATIVEACTION". However, although the "equal rights policy" of Chinese translation is commonly used, it is not completely accurate. The source of this English phrase can be traced back to a presidential order issued by President Kennedy in 1961, asking government contractors to take "AFFIRMATIVEACTION" to eliminate employment discrimination. In the original context, "Affirmative" is not a proper noun. "Action" is "Action". Although "Affirmative" is the most common meaning, although it is "affirmative", it cannot be explained here because it must be an attitude, not actions. The generation of this phrase is probably due to the language habits of Kennedy's good use of multi -syllable "advanced" words. Therefore, here, "Affirmative" points to it more old and more common -"support", "affirmation", "enhancement", that is, the meaning of its roots. In this phrase and applicable context, "AFFIRMATIVE" is more accurate to "support" and "encouragement". Therefore, the Chinese translation as "support" may more accurately reflect the true "action" side of "AFFIRMATIVEACTION" in semantics: that is, in the process of college admission and workplace recruitment, active "support" in history is not treated in history. (Such as women or ethnic minorities), so that they can enjoy the same opportunities as non -vulnerable groups. In the history of the development of the US civil rights movement, especially the promotion of the civil rights movement and the affirmative bill of passing in the 1960s, the "Affirmative" became a proprietary term and was generally translated as a "equal rights policy".</text:p>
      <text:p text:style-name="P4">
Race -based "support" policy has always been controversial. Supporting one party often pays more attention to the results of the results. It is believed that because the disadvantaged group has been treated for a long time, it is impossible to require them to compete with non -vulnerable groups on the same starting line. Therefore The result of unfair competition caused by history. The opponents emphasize that the procedure is fair and believes that the essence of "support" is the destruction of the rules, and it is also a "reverse discrimination" of non -vulnerable groups. In addition, opponents will believe that "support" of vulnerable groups is not only long -term scores, but will deepen the dependence of vulnerable groups' dependence on "support" and the stereotypes of people's stereotypes on vulnerable groups.</text:p>
      <text:p text:style-name="P4">
The Rejects of the University of California v.bakke, which is judged by the University of California in 1978, is the first jurisprudence of the US High Court for the "support" and the biggest difference between the judges. A white student named AlanBakke applied for the University of California Davis Medical College, which has reserved a fixed place for ethnic minorities, has led him to apply for two consecutive years. All admitted ethnic minorities. At that time, the nine judges wrote six different opinions. The final compromise was reached by Judge Powell -allowing universities to consider the applicant’s Race, but prohibits fixed places for students of any race. The "support" policy was retained, and Bucky was admitted to the medical school as expected.</text:p>
      <text:p text:style-name="P4">
Powell's compromise attitude was recognized and strengthened in the Grutter V. Bollinger in 2003. Most of the opinions of the main author of the judges of the judges of the Great Avnie have recognized the reason for increasing the "diversity" of campus as "supporting", but also mentioned that considering that races cannot be used to deepen improper stereotypes, nor can they be used as "admission" admission " Reduce points ". Overnor also mentioned that after 25 years, this race -based preference is no longer necessary to increase the diversification of campus. This 25 -year -old comment may be just an inadvertent speculation, but the result has become an important reason why the Supreme Court in Harvard's enrollment discrimination has ended the "support operation".In the 237 -page judgment on the official website of the US High Court, most of Roberts's opinions accounted for only 40 pages of them. The coordinated opinion of the former Judge Thomas and the opposition of Judge Sodomary's opposition to the Liberal Liberal Master far exceeded the length of most opinions -the confrontation of the language and opinions of the two parties directly reflects the judgment as a cultural war. The nature. Of course, from the beginning, this case has a strong smell of the cultural war. The plaintiff in this case is "Studentsfor fair admissions (Inc." ("SFFA"). Edwardblum, the initiator of this organization, is a right political activist. His so -called "fair admission" is to oppose "support". This judgment was actually two cases in one case, one was SFFA's Harvard Academy of Sciences, and the other was the University of Karolina, the University of SFFA. SFFA was sued Harvard as early as 2014. However, the preliminary trial of the Federal Court of Massachusetts and the appeal of the Federal First Circuit Court defeated, because the underlying court did not deny the "support" in accordance with the principle of "follow the precedent". However, after the plaintiff and the defendant in October in October last year, they were verbal in the US High Court, and people could already guess how they would vote from the questions of various judges.</text:p>
      <text:p text:style-name="P4">
In the cultural war in the United States, "discrimination" has always been the basis for the argument of minority and vulnerable groups -because of the atmosphere of "political correctness", it is difficult for people to put forward the view of "minority discrimination against whites" and Attack it. As one of the ethnic minorities, Asian people, SFFA can cleverly discriminate against Asians in the name of "supporting action" and propose the argument that white people are discriminated against by ethnic minorities -it can be described as "the way of their own people, but also governs their people's people’s way. body".</text:p>
      <text:p text:style-name="P4">
In addition, the other purpose of SFFA (also known as contributions) is to show the public the admission process of Harvard and some other famous American universities through evidence of American civil lawsuits. Prior to this, the admission system of Harvard Academy was like a black box and was not known by outsiders. However, due to the need to respond, Harvard had to disclose the admission process of undergraduates. The majority of Roberts' opinions also summarized it:</text:p>
      <text:p text:style-name="P4">
For each application, Harvard will let an admissions officer read through, and scores the six projects of academic, extracurricular, sports, school support for applicants, individuals and comprehensive projects. The scores of each item are divided into six gear, the one is the highest, and the 6 points are the lowest. In the first round of rating, the admissions officer generally considers the applicant's race. Previously, it was reported that the "individual" score of Asian applicants was generally beaten by Harvard admissions officers than other ethnic groups. After that, each admission group divided by geographical areas evaluates three to five days of applicants in the area, and recommends some applicants to the General Admissions Committee. These admission groups will also consider the applicant's race.</text:p>
      <text:p text:style-name="P4">
The next step is to vote for each applicant and generate a tentative admission list for each applicant. The General Admissions Committee considers the proportion of students from each race every year, and will intentionally ensure that the proportion of African and Spanish students will not decrease significantly compared with the previous year. After the tentative admission list comes out, the 40 -person committee will count the proportion of various races.</text:p>
      <text:p text:style-name="P4">
The last step is the "brush", that is, further reduces the quota on the tentative list (because applicants who meet the Harvard admission standards are far more than the number of new students that Harvard can accommodate). When the "brush", the admissions officer only considers four information, namely inheriting identity (that is, whether parents or other relatives are alumni), special recruitment athlete identity, qualifications for learning funds (related to family income), and race. Roberts also mentioned that race played a decisive role in the admission of large proportion of African and Spanish descent.</text:p>
      <text:p text:style-name="P4">
If races are "bonus" to African and Spanish descent, in the process of "brushing people", the races of Asians and white people will become "subtraction" -s violated the rules established by the Grurt case Essence Of course, this is not to say that Harvard will recruit non -standard African and Spanish students due to "supporting policy". After all, the most basic and critical standard for enrollment of prestigious schools is to ensure that the admitted students can complete the challenging of challenging students. Curriculum. Therefore, the beneficiaries of the "support policy" are only a few African -American, Spanish and indigenous students who have reached the standards of Harvard and other small elite colleges, rather than the underdeveloped public education system in the United States. Middle has long been "delayed" vulnerable groups.</text:p>
      <text:p text:style-name="P4">
News Source: <text:a xlink:type="simple" xlink:href="http://www.ftchinese.com/story/001100235" text:style-name="Internet_20_link" text:visited-style-name="Visited_20_Internet_20_Link">
http://www.ftchinese.com/story/001100235</text:a>
</text:p>
      <!--NEWS-->
      <text:h text:style-name="P10" text:outline-level="1">
<text:span text:style-name="T4">
Let the parties satisfy and get what they think of this.</text:span>
</text:h>
      <text:p text:style-name="P4">
Author: 半岛电视台</text:p>
      <text:p text:style-name="P4">
Publisher: Al Jazeera</text:p>
      <text:p text:style-name="P4">
Published Time: 2023-07-13T12:38:03</text:p>
      <text:p text:style-name="P4">
Modified Time: 2023-07-13T12:38:03</text:p>
      <text:p text:style-name="P4">
Description: He was able to satisfy all parties and keep the alliance unity. He also got what he thought. This is the results of the NATO summit held in the Lithuanian capital of Vernus in Lithuania.</text:p>
      <text:p text:style-name="P4">
Images: ["<text:a xlink:type="simple" xlink:href="https://chinese.aljazeera.net/wp-content/uploads/2023/07/1-1689251587.png" text:style-name="Internet_20_link" text:visited-style-name="Visited_20_Internet_20_Link">
1-1689251587.png</text:a>
", "<text:a xlink:type="simple" xlink:href="https://chinese.aljazeera.net/wp-content/uploads/2023/07/1-1689251626.png" text:style-name="Internet_20_link" text:visited-style-name="Visited_20_Internet_20_Link">
1-1689251626.png</text:a>
"]</text:p>
      <text:p text:style-name="P4">
Topics: ['专家专栏', '政治', '新闻']</text:p>
      <text:p text:style-name="P4">
Keywords: ['专家专栏', '政治', '新闻', '欧洲', '美国']</text:p>
      <text:p text:style-name="P4">
Type: Article</text:p>
      <!--METADATA-->
      <text:p text:style-name="P4">
<draw:frame draw:style-name="fr1" draw:name="Image166" text:anchor-type="as-char" svg:width="6.9236in" svg:height="4.612736in" draw:z-index="0">
<draw:image xlink:href="../Images/Aljazeera Chinese/2023-07-13T12-38-03/1-1689251587.png" xlink:type="simple" xlink:show="embed" xlink:actuate="onLoad" draw:mime-type="image/png"/>
</draw:frame>
After the NATO Summit, Biden delivered a speech at the University of Vernis (Gaidi image)</text:p>
      <text:p text:style-name="P4">
He can satisfy all parties and keep the alliance solidarity. He also got what he thought. This is the results of the NATO summit held in the Lithuanian capital of Vernis, the US President Joe Bayeng. Very powerful, not only limited to citizens of NATO countries, but also conveyed US information to the world.</text:p>
      <text:p text:style-name="P4">
The most prominent achievements of Biden and the entire NATO summit are that after the Bayeng government's "behind -the -scenes diplomacy" in the capital of the European countries and the US Congress, Turkey suddenly changed its position against Sweden as the 32nd member states in NATO.</text:p>
      <text:p text:style-name="P4">
Biden can use his success-the expansion of NATO after the outbreak of the Russia-Ukraine War-as part of the upcoming presidential presidential campaign of political heritage, his long-term experience in Congress may soften and change the members of the parliament to be with Turkey F-16 Position on fighter problems.</text:p>
      <text:p text:style-name="P4">
Biden chose the former Republican Senator Jeff Flek as the Ambassador to Ankara. This is the key to overcoming Congress's concerns about selling advanced F-16 fighters to Turkey, and it is also part of Turkish change to Sweden to join the NATO position.</text:p>
      <text:p text:style-name="P4">
When Biden arrived at the summit, he was determined to maintain a balance, that is, strengthening the West's support for the conflict of Ukraine, and avoiding war with Russia in the nuclear power. He also needs to remind Americans why the taxpayer's billions of dollars should continue to be sent to Kiev? This is a problem for the presidential campaign in 2024.</text:p>
      <text:p text:style-name="P4">
Biden successfully played a role in participating in the permanent supply of weapons in Ukraine in the future, as an innovative solution that meets its future needs, and at the same time overcomes the limitations between Kiev and NATO.</text:p>
      <text:p text:style-name="P4">
<draw:frame draw:style-name="fr1" draw:name="Image167" text:anchor-type="as-char" svg:width="6.9236in" svg:height="4.477861in" draw:z-index="0">
<draw:image xlink:href="../Images/Aljazeera Chinese/2023-07-13T12-38-03/1-1689251626.png" xlink:type="simple" xlink:show="embed" xlink:actuate="onLoad" draw:mime-type="image/png"/>
</draw:frame>
Zelenesky hesitated NATO countries to determine that Ukraine joined NATO's clarifying timetable (Anadoru News Agency)</text:p>
      <text:h text:style-name="P13" text:outline-level="4">
<text:span text:style-name="T4">
Ukraine benefits</text:span>
</text:h>
      <text:p text:style-name="P4">
On the other hand, although the Ukrainian President Zelei Sky actively attacked NATO countries in determining the clear timetable of Ukraine to join the alliance, he eventually won the promise of the Seven State and the stable mechanism of the future reorganization of military reserve.</text:p>
      <text:p text:style-name="P4">
Although President Ukraine came to the summit as an angry guest, at the end of the summit, he made an impressive remark to President Biden, for example, "You spend this money on our lives, I think you are saving your life for Europe and the world. "</text:p>
      <text:p text:style-name="P4">
After arriving at the summit, Zeleiski criticized NATO countries to refuse to provide Ukraine to join the alliance timetable as "ridiculous", but Biden insisted that the qualifications to NATO membership will now mean that NATO countries will have to fight against Russia. Avoid catastrophic upgrades.</text:p>
      <text:p text:style-name="P4">
At the end of the NATO Summit, the leaders of the Seventh Kingdom Group issued a joint statement that promised to make long -term bilateral security commitments to Ukraine to strengthen its land, sea and air defense to prevent Russia from attacks in the future.</text:p>
      <text:p text:style-name="P4">
This measure aims to guide Ukraine to the future. When it can truly join NATO and benefit from Article 5, Article 5 provides a protective umbrella for the common defense between its member states.</text:p>
      <text:h text:style-name="P13" text:outline-level="4">
<text:span text:style-name="T4">
Weaken Russia and warn China</text:span>
</text:h>
      <text:p text:style-name="P4">
Sweden joined the NATO agreement and the long -term support for the Seventh Kingdoms Group has weakened Russia's strategic position. However, the threat to the war against Moscow, including its nuclear arsenal, still weakened the willingness Essence</text:p>
      <text:p text:style-name="P4">
Biden also urged the NATO countries to ask China not to support Russia's war in Ukraine in any way, and emphasized that the deep partnership between Beijing and Moscow runs counter to the values of NATO.</text:p>
      <text:p text:style-name="P4">
NATO issued a statement saying that "China's ambitions and coercion policies challenge NATO's interests, security and value."</text:p>
      <text:p text:style-name="P4">
In this lengthy statement, NATO member states said: "The deep strategic partnership between China and Russia, as well as their mutually reinforcement of rules -based international order attempts, run counter to our values and interests."</text:p>
      <text:p text:style-name="P4">
The statement said, "We call on China to play a constructive role as a permanent member of the United Nations Security Council, condemn the war of Russia's invasion of Ukraine, and do not support Russia's war efforts in any way, stop magnifying Russia to blame the Russian invasion of the Ukrainian war in Ukraine and NATO The false narrative, comply with the purpose and principles of the UN Charter. "</text:p>
      <text:p text:style-name="P4">
NATO allies have specially called on China to "take responsible actions and not provide Russia with any fatal aid for the Ukrainian war."</text:p>
      <text:p text:style-name="P4">
News Source: <text:a xlink:type="simple" xlink:href="https://chinese.aljazeera.net/opinions/expert-column/2023/7/13/%e8%ae%a9%e5%90%84%e6%96%b9%e6%bb%a1%e6%84%8f%e5%b9%b6%e5%be%97%e5%88%b0%e5%85%b6%e6%89%80%e6%83%b3%e8%bf%99%e5%b0%b1%e6%98%af%e6%8b%9c%e7%99%bb%e5%8f%82%e5%8a%a0%e5%8c%97%e7%ba%a6%e5%b3%b0%e4%bc%9a" text:style-name="Internet_20_link" text:visited-style-name="Visited_20_Internet_20_Link">
https://chinese.aljazeera.net/opinions/expert-column/2023/7/13/%e8%ae%a9%e5%90%84%e6%96%b9%e6%bb%a1%e6%84%8f%e5%b9%b6%e5%be%97%e5%88%b0%e5%85%b6%e6%89%80%e6%83%b3%e8%bf%99%e5%b0%b1%e6%98%af%e6%8b%9c%e7%99%bb%e5%8f%82%e5%8a%a0%e5%8c%97%e7%ba%a6%e5%b3%b0%e4%bc%9a</text:a>
</text:p>
      <!--NEWS-->
      <text:h text:style-name="P10" text:outline-level="1">
<text:span text:style-name="T4">
Research Agency: Huawei is expected to return to the 5G mobile phone market</text:span>
</text:h>
      <text:p text:style-name="P4">
Author: None (Language: zh)</text:p>
      <text:p text:style-name="P4">
Publisher: None</text:p>
      <text:p text:style-name="P4">
Time: 2023-07-13T12:42:00Z</text:p>
      <text:p text:style-name="P4">
Description: Despite the ban from the United States, Chinese technology giant Huawei is actively planning to return to the 5G smartphone market. According to the predictions of industry research institutions, Huawei will use independently developed semiconductor design tools and domestic chip production capabilities to strive to revive the fanfare before the end of the year.</text:p>
      <text:p text:style-name="P4">
Videos: []</text:p>
      <text:p text:style-name="P4">
Images: []</text:p>
      <text:p text:style-name="P4">
Subject: 经济纵横</text:p>
      <text:p text:style-name="P4">
Subjects: ['华为', '奥巴马', '智能手机', '美国']</text:p>
      <text:p text:style-name="P4">
Keywords: ['华为', '5G', '芯片', '美国', '禁令', '手机', '重返', '市场', '研究所', '供应商']</text:p>
      <text:p text:style-name="P4">
Id: 66214462</text:p>
      <!--METADATA-->
      <text:p text:style-name="P4">
<text:a xlink:type="simple" xlink:href="https://www.dw.com/zh/overlay/image/article/66214462/47059749" text:style-name="Internet_20_link" text:visited-style-name="Visited_20_Internet_20_Link">
 </text:a>
After the US chip ban was issued, Huawei mobile phone sales fell sharply</text:p>
      <text:p text:style-name="P4">
(Voice of Germany Chinese) According to Reuters quoted research institutions, China Huawei Technology Co., Ltd. is planning to return to the 5G smartphone industry by the end of this year, which marks that Huawei has issued a ban in the US government to weaken its consumer electronics business It may come back later.</text:p>
      <text:h text:style-name="P12" text:outline-level="3">
<text:span text:style-name="T4">
Huawei, SMIC</text:span>
</text:h>
      <text:p text:style-name="P4">
The third -party technology research company focusing on the Chinese smartphone industry told Reuters that Huawei should be able to use its progress in semiconductor design tools, as well as SMIC(Minimum wage)The company's production and manufacturing purchase 5G chips in China.</text:p>
      <text:p text:style-name="P4">
These companies quoted industry sources, including Huawei suppliers, claimed that they were unwilling to disclose their names because they had a confidentiality agreement with customers.</text:p>
      <text:p text:style-name="P4">
Huawei rejected Reuters' comment requirements. SMIC did not respond.</text:p>
      <text:h text:style-name="P12" text:outline-level="3">
<text:span text:style-name="T4">
Huawei's sense of crisis</text:span>
</text:h>
      <text:p text:style-name="P4">
Huawei has been struggling in the "survival" model in the past three years. Returning to the 5G mobile phone market will marked Huawei's victory. Huawei consumer business revenue reached its peak in 2020, with a peak of 483 billion yuan (about $ 67 billion), plunging nearly 50%a year later.</text:p>
      <text:p text:style-name="P4">
This technology giant headquartered in Shenzhen once competed with Apple and Samsung to compete for the world's largest mobile phone manufacturer.(https://www.dw.com/zh/zh/华为再受打击-被多家行业标准协会暂时除名/a-48873457)Cover the channels for the chip manufacturing tools necessary for the most advanced model.</text:p>
      <text:p text:style-name="P4">
In May 2020, the U.S. Department of Commerce announced that <text:a xlink:type="simple" xlink:href="https://www.dw.com/zh/zh/收紧制裁-美国能否对华为一剑封喉/a-53479061" text:style-name="Internet_20_link" text:visited-style-name="Visited_20_Internet_20_Link">
to prevent supply chips from Huawei globally</text:a>
Essence After three months, <text:a xlink:type="simple" xlink:href="https://www.dw.com/zh/zh/美国加码封杀华为-38子公司列黑名单/a-54603254" text:style-name="Internet_20_link" text:visited-style-name="Visited_20_Internet_20_Link">
plus order to block Huawei</text:a>
It is required that semiconductor manufacturers, including US technology and software research and development, must be permitted by the US government in order to supply Huawei and their suppliers. The purpose of this move is to prevent Huawei from using third parties to obtain American chips.</text:p>
      <text:p text:style-name="P4">
The United States and the European governments later said that Huawei had security risks, but Huawei denied this allegations. Since then, Huawei has only used inventory chips to sell limited batch 5G models.</text:p>
      <text:p text:style-name="P4">
According to the data from Consulting Company Canalys, although Huawei's market share in China in the first quarter of this year rose to 10%, Huawei was still selling previous generation 4G mobile phones. Last year, Huawei ranked on the global mobile phone sales list to the bottom.</text:p>
      <text:h text:style-name="P12" text:outline-level="3">
<text:span text:style-name="T4">
Huawei 5G mobile phone future</text:span>
</text:h>
      <text:p text:style-name="P4">
A research company told Reuters that Huawei is expected to use SMIC's N+1 manufacturing process. However, as the good product rate of the available chip is expected to be less than 50%, the shipment of 5G equipment will be limited to about 2 million to 4 million units. Another company is expected to ship 10 million units, but no more details are provided.</text:p>
      <text:p text:style-name="P4">
According to Canalys data, Huawei's shipping volume in the global smartphone market in 2019 reached 240.6 million units, which is the year of its highest shipments.</text:p>
      <text:p text:style-name="P4">
China Securities Journal, which has the national background, reported that Huawei has raised the target of mobile phone shipments in 2023 from 30 million units at the beginning of the year to 40 million, but did not mention the news of returning to the 5G mobile phone market.</text:p>
      <text:p text:style-name="P4">
Today, the above three research companies claim that Huawei may produce a 5G version of flagship models this year, such as iPhone's competitors P60, and new machines can be pushed out in early 2014. The research company said that their prediction was based on the information after verification with the Huawei supply chain and the company's recent announcement.</text:p>
      <text:p text:style-name="P4">
However, <text:a xlink:type="simple" xlink:href="https://www.dw.com/zh/zh/google部分停止与华为合作-新手机变残废/a-48799519" text:style-name="Internet_20_link" text:visited-style-name="Visited_20_Internet_20_Link">
US restrictions on the United States cut off the connection between Huawei and Google's Android operating system and most Android applications dependent developers' services</text:a>
, Limited the attractiveness of Huawei's mobile phone in outside China.</text:p>
      <text:p text:style-name="P4">
*#</text:p>
      <text:h text:style-name="P13" text:outline-level="4">
<text:span text:style-name="T4">
U.S. Sanctions Huawei Event</text:span>
</text:h>
      <text:h text:style-name="P12" text:outline-level="3">
<text:span text:style-name="T4">
"Entity List" event</text:span>
</text:h>
      <text:p text:style-name="P4">
On May 15, 2019, the US Department of Commerce stated that Huawei and 70 related companies will be included in the "entity list". Without the approval of the US government in the future, Huawei will not be able to buy components from American companies. Huawei responded, saying that "if the United States restricts Huawei, it will not make the United States safer, nor will it make the United States stronger."</text:p>
      <text:p text:style-name="P4">
*#</text:p>
      <text:h text:style-name="P13" text:outline-level="4">
<text:span text:style-name="T4">
U.S. Sanctions Huawei Event</text:span>
</text:h>
      <text:h text:style-name="P12" text:outline-level="3">
<text:span text:style-name="T4">
Huawei filed a lawsuit in the United States</text:span>
</text:h>
      <text:p text:style-name="P4">
On May 21, 2019, Huawei filed a lawsuit in the United States to demand rejection of the US government's entities issued by Huawei. On the same day, the US Department of Commerce decided to delay the ban on the entity list of Huawei for 90 days, and it did not take effect until mid -August, so that Huawei and its business partners needed time to upgrade software and handle some contractual obligations. On August 19, the United States once again decided to extend the temporary licensing of Huawei's purchase of American products for 90 days, and the deadline is about November 19.</text:p>
      <text:p text:style-name="P4">
*#</text:p>
      <text:h text:style-name="P13" text:outline-level="4">
<text:span text:style-name="T4">
U.S. Sanctions Huawei Event</text:span>
</text:h>
      <text:h text:style-name="P12" text:outline-level="3">
<text:span text:style-name="T4">
Limited to use the Android system</text:span>
</text:h>
      <text:p text:style-name="P4">
On May 21, 2019, Google first began to limit the use of Android systems and related applications in Huawei at the request of Trump. Because Android is an open source system, this means that Huawei can still continue to develop through AOSP, but cannot use the latest security patches. At the same time, Huawei mobile phones will not be able to use the built -in Google App Store, Google Maps, GMAIL and other contents normally, but the equipment that is currently in use is not affected.</text:p>
      <text:p text:style-name="P4">
*#</text:p>
      <text:h text:style-name="P13" text:outline-level="4">
<text:span text:style-name="T4">
U.S. Sanctions Huawei Event</text:span>
</text:h>
      <text:h text:style-name="P12" text:outline-level="3">
<text:span text:style-name="T4">
</text:span>
</text:h>
      <ul>
        <li>
#</li>
      </ul>
      <text:h text:style-name="P13" text:outline-level="4">
<text:span text:style-name="T4">
U.S. Sanctions Huawei Event</text:span>
</text:h>
      <text:h text:style-name="P12" text:outline-level="3">
<text:span text:style-name="T4">
National Security Threat</text:span>
</text:h>
      <text:p text:style-name="P4">
On June 25, 2019, the US Senate Foreign Affairs Committee listed Huawei as a national security threat of the United States and its allies.</text:p>
      <text:p text:style-name="P4">
*#</text:p>
      <text:h text:style-name="P13" text:outline-level="4">
<text:span text:style-name="T4">
U.S. Sanctions Huawei Event</text:span>
</text:h>
      <text:h text:style-name="P12" text:outline-level="3">
<text:span text:style-name="T4">
Forbidden US government departments to purchase Huawei's equipment and services</text:span>
</text:h>
      <text:p text:style-name="P4">
On August 7, 2019, the White House announced that the US government department was banned from purchasing Huawei's equipment and services. U.S. President Trump once again stated that he did not do business with Huawei. Since then, Hua Chunying, a Chinese Ministry of Foreign Affairs, expressed strong dissatisfaction and resolute opposition to Chinese specific enterprises' discrimination and unfair approach.</text:p>
      <text:p text:style-name="P4">
*#</text:p>
      <text:h text:style-name="P13" text:outline-level="4">
<text:span text:style-name="T4">
U.S. Sanctions Huawei Event</text:span>
</text:h>
      <text:h text:style-name="P12" text:outline-level="3">
<text:span text:style-name="T4">
Judge ordered the disqualification of Huawei's chief lawyer</text:span>
</text:h>
      <text:p text:style-name="P4">
On December 4, 2019, the judge of the Federal Court of the Eastern District of New York in the United States ordered the approved Federal Prosecutor's disqualification of the cancellation of James M. Cole as the chief lawyer of Huawei in the government sue in the government. The next day, Huawei announced that the Federal Communications Commission claimed that the FCC "decision to prohibit Huawei from participating in federal subsidy fund projects violated the US Constitution and other laws."</text:p>
      <text:p text:style-name="P4">
*#</text:p>
      <text:h text:style-name="P13" text:outline-level="4">
<text:span text:style-name="T4">
U.S. Sanctions Huawei Event</text:span>
</text:h>
      <text:h text:style-name="P12" text:outline-level="3">
<text:span text:style-name="T4">
Temporary license is postponed again</text:span>
</text:h>
      <text:p text:style-name="P4">
On March 11, the United States announced on March 11th to extend the temporary license to Huawei until May 15.</text:p>
      <text:p text:style-name="P4">
*#</text:p>
      <text:h text:style-name="P13" text:outline-level="4">
<text:span text:style-name="T4">
U.S. Sanctions Huawei Event</text:span>
</text:h>
      <text:h text:style-name="P12" text:outline-level="3">
<text:span text:style-name="T4">
Foreign semiconductor company must be licensed by the US government</text:span>
</text:h>
      <text:p text:style-name="P4">
On May 15, 2020, the US Department of Commerce extended Huawei temporary permits for 90 days. On the same day, the US Department of Commerce requested foreign semiconductors using US equipment and technology to be licensed by the US government in order to export to Huawei for supply.</text:p>
      <text:p text:style-name="P4">
*#</text:p>
      <text:h text:style-name="P13" text:outline-level="4">
<text:span text:style-name="T4">
U.S. Sanctions Huawei Event</text:span>
</text:h>
      <text:h text:style-name="P12" text:outline-level="3">
<text:span text:style-name="T4">
Entry visa limit</text:span>
</text:h>
      <text:p text:style-name="P4">
On July 15, 2020, US Secretary of State Pompeo announced that it will implement an entry visa restriction on employees of Chinese technology companies invading human rights, including Huawei. Hua Chunying, a Chinese Ministry of Foreign Affairs, responded the next day, "The United States' allegations on human rights in the United States are the biggest lies in this century. The US government should be ashamed of this. The American people should be sad for their officials who have such lies."</text:p>
      <text:p text:style-name="P4">
*#</text:p>
      <text:h text:style-name="P13" text:outline-level="4">
<text:span text:style-name="T4">
U.S. Sanctions Huawei Event</text:span>
</text:h>
      <text:h text:style-name="P12" text:outline-level="3">
<text:span text:style-name="T4">
Huawei 38 subsidiaries are included in the entity list</text:span>
</text:h>
      <text:p text:style-name="P4">
On August 17, 2020, the US Department of Commerce's sanctions on Huawei will be postponed for 90 days and allow Chinese companies to purchase products from American companies in order to provide services for existing customers. On the same day, the U.S. Department of Commerce announced that Huawei, which was included in the entity list, took further restrictions on foreign affiliated agencies to prohibit them from obtaining American technology and software developed and produced in the United States. The U.S. Department of Commerce's Industrial Security Bureau also decided to include another 38 other Huawei related entities on the entity lis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Improve old devices to make new chips</text:span>
</text:h>
      <text:p text:style-name="P4">
These research companies pointed out that Huawei announced in March in electronic design automation(EDA)The tools have made breakthroughs, and these tools are suitable for technology production of chips above 14 nanometers.</text:p>
      <text:p text:style-name="P4">
The chip design company uses EDA software to make a blueprint for chip, and then produces in batches in the wafer plant.</text:p>
      <text:p text:style-name="P4">
The research company quoted its own industry sources that Huawei's EDA software can be used with SMIC's N+1 manufacturing process to create chips equivalent to 7 nanometers. This powerful semiconductor is usually used for 5G mobile phones.</text:p>
      <text:p text:style-name="P4">
Washington prohibits <text:a xlink:type="simple" xlink:href="https://www.dw.com/zh/zh/打擊中國芯片產業-美國施壓asml擴大出口禁令/a-62377061" text:style-name="Internet_20_link" text:visited-style-name="Visited_20_Internet_20_Link">
SMIC obtains an advanced chip manufacturing equipment called EUV from ASML. </text:a>
This device is very important in the process of manufacturing 7nm chips.</text:p>
      <text:p text:style-name="P4">
However, some analysts have found that there are signs that SMIC has successfully produced 7 -nanometer chips by adjusting lower -level DUV devices, and SMIC can still buy this device from ASML.</text:p>
      <text:p text:style-name="P4">
Another research company said it noticed that Huawei had asked SMIC to produce chip components below 14 nanometer this year.</text:p>
      <text:p text:style-name="P4">
Dougfuller, a chip expert at Copenhagen Business School, said that less than 50%of the good product rate means that the 5G chip independently produced by Huawei "will cost high." "I think Huawei is willing to bear cost, they can do this, but I think this chip is not competitive in price."(Reuters)</text:p>
      <text:p text:style-name="P4">
News Source: <text:a xlink:type="simple" xlink:href="https://www.dw.com/zh/研究机构：华为有望回归5g手机市场/a-66214462" text:style-name="Internet_20_link" text:visited-style-name="Visited_20_Internet_20_Link">
https://www.dw.com/zh/研究机构：华为有望回归5g手机市场/a-66214462?maca=chi-rss-chi-all-1127-rdf</text:a>
</text:p>
      <!--NEWS-->
      <text:h text:style-name="P10" text:outline-level="1">
<text:span text:style-name="T4">
Ambassador to NATO: NATO will not expand to India</text:span>
</text:h>
      <text:p text:style-name="P4">
Author: 联合早报 (Person)</text:p>
      <text:p text:style-name="P4">
Publisher: 联合早报 (Organization)</text:p>
      <text:p text:style-name="P4">
Published Time: 2023-07-13T12:52</text:p>
      <text:p text:style-name="P4">
Modified Time: 2023-07-13T15:20</text:p>
      <text:p text:style-name="P4">
Description: Julianne Smith, a US ambassador to NATO, stated that NATO would not expand eastward to the Indo -Pacific region. The two -day Vilnis NATO Leaders' Summit just ended.</text:p>
      <text:p text:style-name="P4">
Videos: []</text:p>
      <text:p text:style-name="P4">
Audios: []</text:p>
      <text:p text:style-name="P4">
Images: []</text:p>
      <text:p text:style-name="P4">
Type: NewsArticle</text:p>
      <text:p text:style-name="P4">
Breadcrumbs: ['即时', '国际']</text:p>
      <text:p text:style-name="P4">
Keywords: ['北约', '美国', '印太地区']</text:p>
      <!--METADATA-->
      <text:p text:style-name="P4">
Julianne Smith, a US ambassador to NATO, stated that NATO would not expand eastward to the Indo -Pacific region.</text:p>
      <text:p text:style-name="P4">
The two -day Vilnis NATO Leaders' Summit just ended, and the US Ambassador to NATO Smith on Wednesday (July 12) said in an interview with VOA during the summit that the United States defined the boundaries between NATO and Indo -Pacific regions. The "tailor -made partnership project" was launched with the Indo -Pacific Allies; and NATO's attention to China's challenges in the region did not mean that the alliance intends to invite Asian countries to join.</text:p>
      <text:p text:style-name="P4">
"We are breaking the obstacles between the Atlantic alliances and the Pacific allies in the United States in order to cope with the common challenges of network security, emerging and subversive technology, and maritime security. Any country in the Indo -Pacific region is officially included in the league. "</text:p>
      <text:p text:style-name="P4">
She pointed out that the initiative of NATO and Japan's "individual targeted partnership plan" (ITPP) initiative is an example of deepening partnership with India.</text:p>
      <text:p text:style-name="P4">
Japanese Prime Minister Kishita Kishita said on Wednesday that cooperation will surpass the traditional security field, and then expand to the fields of networks, emerging and disruptive technologies and strategic communication. He and NATO Secretary -General Stoltenberg made a speech saying that the new arrangement was a response to challenging the international security environment.</text:p>
      <text:p text:style-name="P4">
According to earlier reports, NATO plans to set up offices in Tokyo in 2024 as a cooperation hub in NATO and South Korea, Australia, New Zealand and Japan. However, Kishida Wenxiong stated that Japan did not plan to become a "member or half member" in NATO.</text:p>
      <text:p text:style-name="P4">
This concept of NATO has aroused opposition from France in member states. China also warns NATO not to "enter the Asia -Pacific".</text:p>
      <text:p text:style-name="P4">
Stoltenberg did not give up the idea of setting up a office in Tokyo, and said that the issue still needs to be discussed.</text:p>
      <text:p text:style-name="P4">
According to France Guangwang, when French President Macron attended the Vilnius Summit on Wednesday, France once again stated that France opposed NATO's idea of setting up office in Tokyo. He emphasized that geographical concepts exist objectively. NATO should be the North Atlantic Convention. The Indo -Pacific region does not belong to the North Atlantic, and NATO has no mission in the Asia -Pacific region.</text:p>
      <text:p text:style-name="P4">
News Source: <text:a xlink:type="simple" xlink:href="https://www.zaobao.com.sg/realtime/world/story20230713-1413399" text:style-name="Internet_20_link" text:visited-style-name="Visited_20_Internet_20_Link">
https://www.zaobao.com.sg/realtime/world/story20230713-1413399</text:a>
</text:p>
      <!--NEWS-->
      <text:h text:style-name="P10" text:outline-level="1">
<text:span text:style-name="T4">
Studies: Google AI medical chat robot passed the American physician qualification examination</text:span>
</text:h>
      <text:p text:style-name="P4">
Publisher: 法新社</text:p>
      <text:p text:style-name="P4">
Published Time: 2023-07-13T13:02:07+00:00</text:p>
      <text:p text:style-name="P4">
Modified Time: 2023-07-13T12:35:02+00:00</text:p>
      <text:p text:style-name="P4">
Description: (Agence France -Presse, Paris, 13th) According to yesterday's peer review research, Google's artificial intelligence (AI) medical chat robot is in the difficulty of the highly difficult American USMLE qualification examination, but its answer is still far away Not as good as a human physici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617581in" draw:z-index="0">
<draw:image xlink:href="../Images/rficn/2023-07-13T13-02-07-00-00/000000.png" xlink:type="simple" xlink:show="embed" xlink:actuate="onLoad" draw:mime-type="image/png"/>
</draw:frame>
Last year, Chat GPT was developed and listed by OpenAI, funded by Google's competitors Microsoft (Microsoft), to start the competition for the rapid development of science and technology giants in the field of rapid development of artificial intelligence.</text:p>
      <text:p text:style-name="P4">
Although the possibility and danger of the future of artificial intelligence have caused widespread discussion, this technology has demonstrated specific progress in the field of health, including interpretation of certain medical scans like humans.</text:p>
      <text:p text:style-name="P4">
In December last year, Google first showed the artificial intelligence tool MED-PALM in the pre-printed book in academics. Unlike Chat GPT, Google has not been announced in the public.</text:p>
      <text:p text:style-name="P4">
The American technology giant said that MED-PALM is the first large language model to pass the American physician license qualification examination (USMLE). The artificial intelligence technology of this model is generated by a large number of human-generated text training.</text:p>
      <text:p text:style-name="P4">
The subjects of this test were American medical students and trainers, and the score was about 60 points.</text:p>
      <text:p text:style-name="P4">
In February, a study pointed out that Chat GPT has reached the result of passing or near pass.</text:p>
      <text:p text:style-name="P4">
In the review research published in Journal Nature yesterday, Google researchers said that MED-PALM scored 67.6 points in the choice questions with USMMLE qualification examination style.</text:p>
      <text:p text:style-name="P4">
The study wrote: "MED-PALM's performance is encouraged, but it is still worse than clinicians."</text:p>
      <text:p text:style-name="P4">
In order to identify and reduce the "illusion" (for the situation that provides error information for AI models), Google said that it has developed a new set of evaluation indicators.</text:p>
      <text:p text:style-name="P4">
Google researchers and the main author of this new research report Karansinghal told AFP that the team has used this set of evaluation indicators to test their new version models and has achieved "very exciting" results.</text:p>
      <text:p text:style-name="P4">
A study published in the pre-print book published in May pointed out that MED-PALM 2 scored 86.5 points in the USMLE qualification examination, which was nearly 20%higher than the previous version.</text:p>
      <text:p text:style-name="P4">
Jamesdavenport, a computer scientist of the University of Bath, who did not participate in the study, said these artificial intelligence medical chat robots are facing a tricky issue, "but people deliberately ignore it."</text:p>
      <text:p text:style-name="P4">
He said that there is a big difference in the memory of "medical problems and actual medicine". Medicine actually includes diagnosis and treatment of real health issues.</text:p>
      <text:p text:style-name="P4">
Anthonycohn, an artificial intelligence expert, said: "Illustration will always be a matter of these large language models because they have the statistical essence."</text:p>
      <text:p text:style-name="P4">
Therefore, Kun pointed out: "These models should always be regarded as auxiliary tools, not the final decision maker."</text:p>
      <text:p text:style-name="P4">
News Source: <text:a xlink:type="simple" xlink:href="https://www.rfi.fr/cn/%E7%A7%91%E5%AD%A6%E6%96%B0%E7%9F%A5/20230713-%E7%A0%94%E7%A9%B6-%E8%B0%B7%E6%AD%8Cai%E5%8C%BB%E7%96%97%E8%81%8A%E5%A4%A9%E6%9C%BA%E5%99%A8%E4%BA%BA-%E9%80%9A%E8%BF%87%E7%BE%8E%E5%9B%BD%E5%8C%BB%E5%B8%88%E8%B5%84%E6%A0%BC%E8%80%83" text:style-name="Internet_20_link" text:visited-style-name="Visited_20_Internet_20_Link">
https://www.rfi.fr/cn/%E7%A7%91%E5%AD%A6%E6%96%B0%E7%9F%A5/20230713-%E7%A0%94%E7%A9%B6-%E8%B0%B7%E6%AD%8Cai%E5%8C%BB%E7%96%97%E8%81%8A%E5%A4%A9%E6%9C%BA%E5%99%A8%E4%BA%BA-%E9%80%9A%E8%BF%87%E7%BE%8E%E5%9B%BD%E5%8C%BB%E5%B8%88%E8%B5%84%E6%A0%BC%E8%80%83</text:a>
</text:p>
      <!--NEWS-->
      <text:h text:style-name="P10" text:outline-level="1">
<text:span text:style-name="T4">
Modi visits France's expected defense transactions will become a key agenda</text:span>
</text:h>
      <text:p text:style-name="P4">
Author: 联合早报 (Person)</text:p>
      <text:p text:style-name="P4">
Publisher: 联合早报 (Organization)</text:p>
      <text:p text:style-name="P4">
Published Time: 2023-07-13T13:46</text:p>
      <text:p text:style-name="P4">
Modified Time: 2023-07-13T13:53</text:p>
      <text:p text:style-name="P4">
Description: Indian Prime Minister Modi will start a two -day state visit to France. He will attend the Bastille Day military parade and discuss the new major defense transactions of India. India's "Economic Times" reported that Modi Modi set off on Thursday (July 13) ...</text:p>
      <text:p text:style-name="P4">
Videos: []</text:p>
      <text:p text:style-name="P4">
Audios: []</text:p>
      <text:p text:style-name="P4">
Images: []</text:p>
      <text:p text:style-name="P4">
Type: NewsArticle</text:p>
      <text:p text:style-name="P4">
Breadcrumbs: ['即时', '国际']</text:p>
      <text:p text:style-name="P4">
Keywords: ['法国', '印度', '莫迪', '马克龙']</text:p>
      <!--METADATA-->
      <text:p text:style-name="P4">
Indian Prime Minister Modi will start a two -day state visit to France. He will attend the Bastille Day military parade and discuss the new major defense transactions of India.</text:p>
      <text:p text:style-name="P4">
India's Economic Times reported that Modi went to France to visit on Thursday (July 13). The Elysee Palace will set up grand hospitality for Modi on Friday (14th). He will meet with French President Macron that day and participate in the Indian-French CEO Forum.</text:p>
      <text:p text:style-name="P4">
Modi expressed his expectations to meet with Macron and conduct extensive discussions on promoting long -term and long -term partnership between the two countries in the next 25 years. The first meeting of the two leaders was the Seventh -way Group (G7) summit held in Hiroshima, Japan in May this year.</text:p>
      <text:p text:style-name="P4">
According to previous reports, Modi will be invited to attend the Basilica military parade on Friday. At that time, an Indian Air Force's parade and gust -style fighter formation formation will participate in the celebration of the Champs Elysees Street to commemorate the two countries. Establish the 25th anniversary of the strategic partnership.</text:p>
      <text:p text:style-name="P4">
Agence France -Presse reported that India is seeking to quickly realize the modernization of armed forces, and defense transactions will become a key content of Modi's visit to France.</text:p>
      <text:p text:style-name="P4">
India is one of the largest buyers of French weapons. Modi announced a milestone trading of buying 36 gust -in fighters during the visit of Paris in 2015. Agence France -Presse quoted French media and Indian media reports that Modi will announce another 26 array fighters and three Scorpio -class submarines during this visit to France.</text:p>
      <text:p text:style-name="P4">
News Source: <text:a xlink:type="simple" xlink:href="https://www.zaobao.com.sg/realtime/world/story20230713-1413406" text:style-name="Internet_20_link" text:visited-style-name="Visited_20_Internet_20_Link">
https://www.zaobao.com.sg/realtime/world/story20230713-1413406</text:a>
</text:p>
      <!--NEWS-->
      <text:h text:style-name="P10" text:outline-level="1">
<text:span text:style-name="T4">
Chinese Prime Minister Li Qiang meets with technology companies to promote the stock market</text:span>
</text:h>
      <text:p text:style-name="P4">
Authors: ['瑞安•麦克莫罗']</text:p>
      <text:p text:style-name="P4">
Publisher: 英国《金融时报》</text:p>
      <text:p text:style-name="P4">
Time: 2023-07-13T13:51:49+00:00</text:p>
      <text:p text:style-name="P4">
Published Time: 2023-07-12T12:00:99+08:00</text:p>
      <text:p text:style-name="P4">
Modified Time: 2023-07-13T09:51:99+08:00</text:p>
      <text:p text:style-name="P4">
Description: The Chinese government seems to have re -entered the country's scientific and technological companies, hoping that these companies will contribute to the competition with the United States.</text:p>
      <text:p text:style-name="P4">
Images: ["<text:a xlink:type="simple" xlink:href="https://thumbor.ftacademy.cn/unsafe/picture/2/000187452_piclink.jpg" text:style-name="Internet_20_link" text:visited-style-name="Visited_20_Internet_20_Link">
000187452_pic...</text:a>
"]</text:p>
      <text:p text:style-name="P4">
Themes: ['半导体', '关注']</text:p>
      <text:p text:style-name="P4">
Keywords: ['半导体', '芯片', '腾讯', '阿里云', '美团', '李强', '中国股市']</text:p>
      <text:p text:style-name="P4">
Type: Article</text:p>
      <!--METADATA-->
      <text:p text:style-name="P4">
<draw:frame draw:style-name="fr1" draw:name="Image181" text:anchor-type="as-char" svg:width="6.9236in" svg:height="3.901286in" draw:z-index="0">
<draw:image xlink:href="../Images/FT Chinese Free Version/2023-07-13T13-51-49-00-00/000187452_piclink.jpg" xlink:type="simple" xlink:show="embed" xlink:actuate="onLoad" draw:mime-type="image/jpeg"/>
</draw:frame>
Senior Chinese government officials have hinted that the attitude towards technology companies will change from restricting its influence to helping it to develop and to strengthen China's position on the international stage. Subsequently, Chinese technology stocks rose sharply.</text:p>
      <text:p text:style-name="P4">
On Wednesday, Li Qiang, Prime Minister of the State Council of China, expressed his support to science and technology company executives at a meeting held in Beijing. At the same time, the Chinese National Development and Reform Commission praised Tencent(Tencent)He Meituan(M group)Waiting for several companies to contribute to the Chinese semiconductor industry.</text:p>
      <text:p text:style-name="P4">
News Source: <text:a xlink:type="simple" xlink:href="http://www.ftchinese.com/story/001100242" text:style-name="Internet_20_link" text:visited-style-name="Visited_20_Internet_20_Link">
http://www.ftchinese.com/story/001100242</text:a>
</text:p>
      <!--NEWS-->
      <text:h text:style-name="P10" text:outline-level="1">
<text:span text:style-name="T4">
The letter was sent to French President Machong to cut off his fingertips</text:span>
</text:h>
      <text:p text:style-name="P4">
Publisher: 法新社</text:p>
      <text:p text:style-name="P4">
Published Time: 2023-07-13T14:02:06+00:00</text:p>
      <text:p text:style-name="P4">
Modified Time: 2023-07-13T13:35:03+00:00</text:p>
      <text:p text:style-name="P4">
Description: (Agence France -Presse, Paris, 13th) French Presidential Palace recently received a letter, opened to see the tip of the finger of all sections. French prosecutors said today that investigations have been launched on the matt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3.617581in" draw:z-index="0">
<draw:image xlink:href="../Images/rficn/2023-07-13T14-02-06-00-00/000000.png" xlink:type="simple" xlink:show="embed" xlink:actuate="onLoad" draw:mime-type="image/png"/>
</draw:frame>
The first French Weekly magazine "Valeurs Actuelles", which was first disclosed, pointed out that French President Emmanuelmacron employee received the terrible letter from the beginning of the week, and the police subsequently involved in the investigation.</text:p>
      <text:p text:style-name="P4">
The anonymous sources who are familiar with the investigation told AFP that this fingertips believe that it is a sender of mental illness.</text:p>
      <text:p text:style-name="P4">
Every day, 1,000 to 1500 emails and letters are sent to Machong, and a 70 -person team is responsible for testing and scanning, but the office is far from Elyseepalace, the office in the center of Paris.</text:p>
      <text:p text:style-name="P4">
Mark Hong will understand public opinion through these letters, and occasionally recovery the letter.</text:p>
      <text:p text:style-name="P4">
Agence France -Presse asked the Presidential Palace to ask the finger letter, but the government refused to comment.</text:p>
      <text:p text:style-name="P4">
News Source: <text:a xlink:type="simple" xlink:href="https://www.rfi.fr/cn/%E5%9B%BD%E9%99%85%E6%8A%A5%E9%81%93/20230713-%E4%BF%A1%E4%BB%B6%E5%AF%84%E7%BB%99%E6%B3%95%E5%9B%BD%E6%80%BB%E7%BB%9F%E9%A9%AC%E5%85%8B%E5%AE%8F-%E6%83%8A%E7%8E%B0%E5%88%87%E6%96%AD%E6%89%8B%E6%8C%87%E5%B0%96" text:style-name="Internet_20_link" text:visited-style-name="Visited_20_Internet_20_Link">
https://www.rfi.fr/cn/%E5%9B%BD%E9%99%85%E6%8A%A5%E9%81%93/20230713-%E4%BF%A1%E4%BB%B6%E5%AF%84%E7%BB%99%E6%B3%95%E5%9B%BD%E6%80%BB%E7%BB%9F%E9%A9%AC%E5%85%8B%E5%AE%8F-%E6%83%8A%E7%8E%B0%E5%88%87%E6%96%AD%E6%89%8B%E6%8C%87%E5%B0%96</text:a>
</text:p>
      <!--NEWS-->
      <text:h text:style-name="P10" text:outline-level="1">
<text:span text:style-name="T4">
The German government announced the first "China Strategy"</text:span>
</text:h>
      <text:p text:style-name="P4">
Author: None</text:p>
      <text:p text:style-name="P4">
Publisher: Radio Free Asia (Organization)</text:p>
      <text:p text:style-name="P4">
Published Time: 2023-07-13T14:03:00-04:00</text:p>
      <text:p text:style-name="P4">
Modified Time: 2023-07-13T15:26: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3" text:anchor-type="as-char" svg:width="6.9236in" svg:height="4.42217in" draw:z-index="0">
<draw:image xlink:href="../Images/rfamandarin/2023-07-13T14-03-00-04-00/000000.png" xlink:type="simple" xlink:show="embed" xlink:actuate="onLoad" draw:mime-type="image/png"/>
</draw:frame>
The picture shows the German Foreign Minister Berbak's May 9 after the bilateral talks with Chinese Foreign Minister Qin Gang on May 9, and co -hosted a press conference. <text:a xlink:type="simple" xlink:href="https://www.rfa.org/mandarin/Xinwen/1-07132023131444.html/@@images/image" text:style-name="Internet_20_link" text:visited-style-name="Visited_20_Internet_20_Link">
</text:a>
Associated Press information picture</text:p>
      <text:p text:style-name="P4">
After several months of debate, the German government passed the first "China Strategy" on July 13 to get rid of the huge dependence on the Chinese economy.</text:p>
      <text:p text:style-name="P4">
According to the New York Times report, the strategy said that China's Asian economic country is a "partner, competitors and system enemies", and requires Germany to regulate export control and review the investment of German companies in China to protect sensitive technology.</text:p>
      <text:p text:style-name="P4">
The "China Strategy" formulated by the Schultz government in Germany was originally planned to be introduced during the visit of Chinese Prime Minister Li Qiang in late June, but due to the differences in internal policy, it was more than a month.</text:p>
      <text:p text:style-name="P4">
Annalena Baerbock)Said, "We do not advocate decouples with China, but require reducing risks. This is reflected in reducing its dependence on China and enhancing the EU economy." She also said, "The more diversified trade and supply chain, our country will have more. toughness".</text:p>
      <text:p text:style-name="P4">
When Bell Berk attended the NATO summit the day before, "the lesson brought by Russia's invasion of Ukraine is to reduce the one -sided dependence of foreign relations."</text:p>
      <text:p text:style-name="P4">
Germany is the country with the most investment in China in Europe, including automobiles and chemicals.</text:p>
      <text:p text:style-name="P4">
In response to the new Chinese strategy in Germany, the Chinese Embassy in Germany issued a statement saying that this measure based on ideological prejudice and competitive anxiety reduced risks will only bring counter -effects and artificially strengthen risks.</text:p>
      <text:p text:style-name="P4">
The statement of the Chinese embassy also said, "Practical cooperation in Germany and China in different fields such as economy and trade is mutual benefit and complementarity, and bring greater progress, and should not strengthen their respective risks."</text:p>
      <text:p text:style-name="P4">
Responsible editor: Rao Yiming</text:p>
      <text:p text:style-name="P4">
News Source: <text:a xlink:type="simple" xlink:href="https://www.rfa.org/mandarin/Xinwen/1-07132023131444.html" text:style-name="Internet_20_link" text:visited-style-name="Visited_20_Internet_20_Link">
https://www.rfa.org/mandarin/Xinwen/1-07132023131444.html</text:a>
</text:p>
      <!--NEWS-->
      <text:h text:style-name="P10" text:outline-level="1">
<text:span text:style-name="T4">
Brinken told Wang Yi that the United States would investigate the incident of hackers invading the email</text:span>
</text:h>
      <text:p text:style-name="P4">
Author: None</text:p>
      <text:p text:style-name="P4">
Publisher: Radio Free Asia (Organization)</text:p>
      <text:p text:style-name="P4">
Published Time: 2023-07-13T14:04:06-04:00</text:p>
      <text:p text:style-name="P4">
Modified Time: 2023-07-13T14:04: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4.612011in" draw:z-index="0">
<draw:image xlink:href="../Images/rfamandarin/2023-07-13T14-04-06-04-00/000000.png" xlink:type="simple" xlink:show="embed" xlink:actuate="onLoad" draw:mime-type="image/png"/>
</draw:frame>
U.S. Secretary of State Brosky and Wang Yi, director of the Foreign Office of the Central Committee of the Communist Party of China, met during the ASEAN Foreign Minister's meeting held in Jakarta, Indonesia on July 13. <text:a xlink:type="simple" xlink:href="https://www.rfa.org/mandarin/Xinwen/2-07132023132308.html/@@images/image" text:style-name="Internet_20_link" text:visited-style-name="Visited_20_Internet_20_Link">
</text:a>
Associated Press Picture</text:p>
      <text:p text:style-name="P4">
On July 13th, Wang Yi, a member of the Politburo of the Central Committee of the Communist Party of China, and the Political Bureau of the CPC Central Committee and the director of the Central Foreign Affairs Office, met at the ASEAN Foreign Minister's meeting held in Jakarta, Indonesia. This is the second meeting of the two within a month.</text:p>
      <text:p text:style-name="P4">
Reuters reports that the US State Department stated that Brinkella and Wang Yi held a frank and constructive talks.</text:p>
      <text:p text:style-name="P4">
In the talks, Brinken said that in response to the recent disclosure of Microsoft's disclosure of US government agencies being invaded by a hacker from China, the United States will be held accountable.</text:p>
      <text:p text:style-name="P4">
US State Department spokesman Mathewmiller said, "The talks is part of the efforts of the continuous communication between the United States and China. Competitive relationship. "</text:p>
      <text:p text:style-name="P4">
Responsible editor: Rao Yiming</text:p>
      <text:p text:style-name="P4">
News Source: <text:a xlink:type="simple" xlink:href="https://www.rfa.org/mandarin/Xinwen/2-07132023132308.html" text:style-name="Internet_20_link" text:visited-style-name="Visited_20_Internet_20_Link">
https://www.rfa.org/mandarin/Xinwen/2-07132023132308.html</text:a>
</text:p>
      <!--NEWS-->
      <text:h text:style-name="P10" text:outline-level="1">
<text:span text:style-name="T4">
Zhejiang Power Supply and Eating Enterprise is required to produce peaks to produce</text:span>
</text:h>
      <text:p text:style-name="P4">
Author: None</text:p>
      <text:p text:style-name="P4">
Publisher: Radio Free Asia (Organization)</text:p>
      <text:p text:style-name="P4">
Published Time: 2023-07-13T14:05:00-04:00</text:p>
      <text:p text:style-name="P4">
Modified Time: 2023-07-13T15:17: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4.612011in" draw:z-index="0">
<draw:image xlink:href="../Images/rfamandarin/2023-07-13T14-05-00-04-00/000000.png" xlink:type="simple" xlink:show="embed" xlink:actuate="onLoad" draw:mime-type="image/png"/>
</draw:frame>
The picture shows a power transmission station in Jiaxing, Zhejiang. The robot is checking the power equipment. <text:a xlink:type="simple" xlink:href="https://www.rfa.org/mandarin/Xinwen/3-07132023132438.html/@@images/image" text:style-name="Internet_20_link" text:visited-style-name="Visited_20_Internet_20_Link">
</text:a>
Reuters information picture</text:p>
      <text:p text:style-name="P4">
In order to ensure the power supply of power, Zhejiang, a major manufacturing province in China, recently used the historical high consumption. In order to ensure the supply of electricity, the Zhejiang Provincial Government guided more than 7,000 enterprises to use electricity to use electricity and transferred to the night and resting day to produce. However, due to the decline in China's economy, most companies are in a state of unsaturated production, and they are currently not limited.</text:p>
      <text:p text:style-name="P4">
According to Surging News, Zhejiang Electric Power Company pointed out that from July 1st to 10th, Zhejiang Province's electricity consumption was 21.3 billion kilowatts, an annual increase of 10.5%. In order to ensure power supply, Zhejiang guided enterprises to actively produce.</text:p>
      <text:p text:style-name="P4">
On the 3rd of Zhejiang, the electricity consumption exceeded 100 million kilowatts, hitting a record high, 8 days earlier than last year. This is the earliest stage of peak in the history of Zhejiang Power Grid.</text:p>
      <text:p text:style-name="P4">
According to the CCP, the overall demand for the high energy consumption industry such as polyester, printing and dyeing, and fiber in Zhejiang has been weak in the past two years, and other high -energy consumption industries such as papermaking and building materials have not improved significantly.</text:p>
      <text:p text:style-name="P4">
Due to the deterioration of production profits, most enterprises are in unsaturated production status, and peak production has little impact. At present, Zhejiang Province has not yet issued a formal power limit notice.</text:p>
      <text:p text:style-name="P4">
Responsible editor: Rao Yiming</text:p>
      <text:p text:style-name="P4">
News Source: <text:a xlink:type="simple" xlink:href="https://www.rfa.org/mandarin/Xinwen/3-07132023132438.html" text:style-name="Internet_20_link" text:visited-style-name="Visited_20_Internet_20_Link">
https://www.rfa.org/mandarin/Xinwen/3-07132023132438.html</text:a>
</text:p>
      <!--NEWS-->
      <text:h text:style-name="P10" text:outline-level="1">
<text:span text:style-name="T4">
Midea "Haixian" anti -submarine aircraft Taihai flight 26 secondary Chinese military aircraft was discovered</text:span>
</text:h>
      <text:p text:style-name="P4">
Author: None</text:p>
      <text:p text:style-name="P4">
Publisher: Radio Free Asia (Organization)</text:p>
      <text:p text:style-name="P4">
Published Time: 2023-07-13T14:06:00-04:00</text:p>
      <text:p text:style-name="P4">
Modified Time: 2023-07-13T15:25: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3.88615in" draw:z-index="0">
<draw:image xlink:href="../Images/rfamandarin/2023-07-13T14-06-00-04-00/000000.png" xlink:type="simple" xlink:show="embed" xlink:actuate="onLoad" draw:mime-type="image/png"/>
</draw:frame>
P-8A "Poseidon" anti-submarine aircraft belonging to the Seventh Fleet of the U.S. Navy <text:a xlink:type="simple" xlink:href="https://www.rfa.org/mandarin/Xinwen/4-07132023133755.html/@@images/image" text:style-name="Internet_20_link" text:visited-style-name="Visited_20_Internet_20_Link">
</text:a>
Screenshot of the Seventh Fleet official website</text:p>
      <text:p text:style-name="P4">
A P-8A anti-submarine aircraft flying from the north to the south along the middle of the Taiwan Strait on Thursday morning. The Taiwan Department of Defense stated that a total of 26 Chinese military aircraft went out to the sea, of which 13 were across the Taiwan Strait Middle Line and invaded the Southwest Airship.</text:p>
      <text:p text:style-name="P4">
According to the Taiwan Central News Agency, the Seventh Fleet of the U.S. Navy said on Thursday that a "sea god" anti -submarine aircraft "anti -submarine aircraft performed tasks in the Taiwan Strait according to international law, showing the United States' commitment to the free and open Indo -Pacific region.</text:p>
      <text:p text:style-name="P4">
The Ministry of National Defense of Taiwan issued a press release that night that since the morning, the Chinese PLA has successively discovered various models such as the Chinese PLA J-10, J-11, J-16, Sukai 30, etc., with a total of 26 times, and responded to the US P-8A anti-submarine aircraft.</text:p>
      <text:p text:style-name="P4">
The press release also stated that 13 of them were over the middle of the Strait, entering the Southwest Airship and Chinese warships to implement joint training of sea and air. In addition, four Chinese warships cooperated with the combination of the combination of the combination of the warning police patrol.</text:p>
      <text:p text:style-name="P4">
Responsible editor: Rao Yiming</text:p>
      <text:p text:style-name="P4">
News Source: <text:a xlink:type="simple" xlink:href="https://www.rfa.org/mandarin/Xinwen/4-07132023133755.html" text:style-name="Internet_20_link" text:visited-style-name="Visited_20_Internet_20_Link">
https://www.rfa.org/mandarin/Xinwen/4-07132023133755.html</text:a>
</text:p>
      <!--NEWS-->
      <text:h text:style-name="P10" text:outline-level="1">
<text:span text:style-name="T4">
Yu Jianzheng's "Why Makes Relaxing" triggers discussion</text:span>
</text:h>
      <text:p text:style-name="P4">
Author: None</text:p>
      <text:p text:style-name="P4">
Publisher: Radio Free Asia (Organization)</text:p>
      <text:p text:style-name="P4">
Published Time: 2023-07-13T14:08:01-04:00</text:p>
      <text:p text:style-name="P4">
Modified Time: 2023-07-13T14:08: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4.600844in" draw:z-index="0">
<draw:image xlink:href="../Images/rfamandarin/2023-07-13T14-08-01-04-00/000000.png" xlink:type="simple" xlink:show="embed" xlink:actuate="onLoad" draw:mime-type="image/png"/>
</draw:frame>
Yu Jianzheng, a well -known Chinese society <text:a xlink:type="simple" xlink:href="https://www.rfa.org/mandarin/Xinwen/5-07132023134243.html/@@images/image" text:style-name="Internet_20_link" text:visited-style-name="Visited_20_Internet_20_Link">
</text:a>
Independent Chinese Pen Club</text:p>
      <text:p text:style-name="P4">
Yu Jianzheng, a well -known Chinese socialist, published an article a few days ago and sighed that he gave lectures to party and government cadres. In the past few years, he had a warm discussion in the classroom, but in the past two years, he was silent. Some trainees revealed that because of "discipline requirements", party members did not allow party members to make statements that contrary party will.</text:p>
      <text:p text:style-name="P4">
According to the Central News Agency, Yu Jianzhang said in an article entitled "Let's Disposter", saying that the student said that as a leading cadre of party members, it is absolutely not allowed to publish in front of the people outside the party. The remarks are not allowed to make the opposite remarks among the party members in the party. These words shocked him and felt sad.</text:p>
      <text:p text:style-name="P4">
Yu Jianzheng said that the classroom should not be just a stage for professor performance, and it should be a place for communication. Leading cadres at all levels should have confidence. As long as they are not rumored or attacking, they should not be afraid of their subordinates. You have to dare to discuss it. He was convicted by deliberate discussions, and everyone was in danger, and everyone was in danger. This society was really dangerous.</text:p>
      <text:p text:style-name="P4">
Responsible editor: Rao Yiming</text:p>
      <text:p text:style-name="P4">
News Source: <text:a xlink:type="simple" xlink:href="https://www.rfa.org/mandarin/Xinwen/5-07132023134243.html" text:style-name="Internet_20_link" text:visited-style-name="Visited_20_Internet_20_Link">
https://www.rfa.org/mandarin/Xinwen/5-07132023134243.html</text:a>
</text:p>
      <!--NEWS-->
      <text:h text:style-name="P10" text:outline-level="1">
<text:span text:style-name="T4">
Taiwan Mainland Council: invited to Taiwan to do not allow political activities to do political activities</text:span>
</text:h>
      <text:p text:style-name="P4">
Author: None</text:p>
      <text:p text:style-name="P4">
Publisher: Radio Free Asia (Organization)</text:p>
      <text:p text:style-name="P4">
Published Time: 2023-07-13T14:09:17-04:00</text:p>
      <text:p text:style-name="P4">
Modified Time: 2023-07-13T14:09: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4.612011in" draw:z-index="0">
<draw:image xlink:href="../Images/rfamandarin/2023-07-13T14-09-17-04-00/000000.png" xlink:type="simple" xlink:show="embed" xlink:actuate="onLoad" draw:mime-type="image/png"/>
</draw:frame>
During his visit to the mainland in April in April, Taiwan's former president of Taiwan had discussed and exchanged discussions with teachers and students of Hunan University. <text:a xlink:type="simple" xlink:href="https://www.rfa.org/mandarin/Xinwen/6-07132023134313.html/@@images/image" text:style-name="Internet_20_link" text:visited-style-name="Visited_20_Internet_20_Link">
</text:a>
Ma Ying -jeou's office provided</text:p>
      <text:p text:style-name="P4">
The Ma Ying -jeou Foundation recently invited a total of 37 people from 5 schools in mainland China to exchange in Taiwan. The Taiwan MAC stated on Thursday that inviting units will be invited by the Taiwan Immigration Department to declare that the visiting delegation will not make and license the purpose during Taiwan during Taiwan. Do not match things, such as political activities.</text:p>
      <text:p text:style-name="P4">
According to the Taiwan Central News Agency, the visiting delegation will lead 37 people from Peking University Presidents from Peking University, Tsinghua University, Fudan University, Wuhan University, and Hunan University to come to Taiwan on the 15th to conduct academic exchanges for 9 days and 8 nights. Of the 37 people include 31 college students, doctoral students, and 6 followers.</text:p>
      <text:p text:style-name="P4">
Zhan Zhihong, a spokesman for the Taiwan MAC, said that the visiting group of university students is expected to visit four schools including the National Taiwan University, the University of Zhengda, Culture, and Donghua. In addition, there are also schedules such as visiting activities and NGO discussions.</text:p>
      <text:p text:style-name="P4">
Responsible editor: Rao Yiming</text:p>
      <text:p text:style-name="P4">
News Source: <text:a xlink:type="simple" xlink:href="https://www.rfa.org/mandarin/Xinwen/6-07132023134313.html" text:style-name="Internet_20_link" text:visited-style-name="Visited_20_Internet_20_Link">
https://www.rfa.org/mandarin/Xinwen/6-07132023134313.html</text:a>
</text:p>
      <!--NEWS-->
      <text:h text:style-name="P10" text:outline-level="1">
<text:span text:style-name="T4">
China restricts foreign embassies activities</text:span>
</text:h>
      <text:p text:style-name="P4">
Author: None</text:p>
      <text:p text:style-name="P4">
Publisher: Radio Free Asia (Organization)</text:p>
      <text:p text:style-name="P4">
Published Time: 2023-07-13T14:10:00-04:00</text:p>
      <text:p text:style-name="P4">
Modified Time: 2023-07-13T16:28: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4.612011in" draw:z-index="0">
<draw:image xlink:href="../Images/rfamandarin/2023-07-13T14-10-00-04-00/000000.png" xlink:type="simple" xlink:show="embed" xlink:actuate="onLoad" draw:mime-type="image/png"/>
</draw:frame>
The picture shows a armed police riding a bicycle through the Canadian Embassy in Beijing <text:a xlink:type="simple" xlink:href="https://www.rfa.org/mandarin/Xinwen/7-07132023135344.html/@@images/image" text:style-name="Internet_20_link" text:visited-style-name="Visited_20_Internet_20_Link">
</text:a>
Associated Press information picture</text:p>
      <text:p text:style-name="P4">
Some foreign diplomats in China revealed that China has deployed a large number of police forces around some diplomatic embassies in China, showing that in order to maintain national security, the Chinese authorities have strengthened their review and intervention and obstructed the efforts of the contact with the Chinese to the Chinese after three years.</text:p>
      <text:p text:style-name="P4">
Reuters reported on Thursday that 20 ambassadors from the West and Asia have stated in recent months that the situation of the Chinese authorities has tried to intimidate the contacts of the ambassador to increase the efforts of Chinese citizens to contact the outside world, including LGBT (gay, bisexual, bisexual, bisexuality Life, transgender people) and activities related to gender themes. These diplomats said that this shows that China's red line has changed.</text:p>
      <text:p text:style-name="P4">
GUY Saint-Jacques, a former Canadian ambassador to China, said, "The new actions of China have largely limited the soft diplomacy of the embassy and made the Chinese participants who planned to attend."</text:p>
      <text:p text:style-name="P4">
The Chinese Ministry of Foreign Affairs stated in a statement to Reuters. "" The Ministry of Foreign Affairs has always abide by the Vienna Foreign Relations Convention and provides necessary protection and assistance to the diplomatic ambassador delegation in China. "</text:p>
      <text:p text:style-name="P4">
Responsible editor: Rao Yiming</text:p>
      <text:p text:style-name="P4">
News Source: <text:a xlink:type="simple" xlink:href="https://www.rfa.org/mandarin/Xinwen/7-07132023135344.html" text:style-name="Internet_20_link" text:visited-style-name="Visited_20_Internet_20_Link">
https://www.rfa.org/mandarin/Xinwen/7-07132023135344.html</text:a>
</text:p>
      <!--NEWS-->
      <text:h text:style-name="P10" text:outline-level="1">
<text:span text:style-name="T4">
German media: Chinese strategy that makes people confused</text:span>
</text:h>
      <text:p text:style-name="P4">
Author: None (Language: zh)</text:p>
      <text:p text:style-name="P4">
Publisher: None</text:p>
      <text:p text:style-name="P4">
Time: 2023-07-13T14:12:00Z</text:p>
      <text:p text:style-name="P4">
Description: The comments of "Focus Magazine" focused on the "China Strategy" launched by Germany on Thursday this Thursday. The author believes that the German foreign minister still has many vagueness when introducing this document. "New Zurich" focuses on the encounters of the LGBTQ ethnic group in China, and their space has been greatly limited in recent years.</text:p>
      <text:p text:style-name="P4">
Videos: []</text:p>
      <text:p text:style-name="P4">
Images: []</text:p>
      <text:p text:style-name="P4">
Subject: 评论分析</text:p>
      <text:p text:style-name="P4">
Subjects: ['北大西洋公约组织']</text:p>
      <text:p text:style-name="P4">
Keywords: ['德中关系', '中国战略', '贝尔博克', '德国经济', '去风险', '脱钩', '北约', 'LGBTQ', '跨性别', '性少数']</text:p>
      <text:p text:style-name="P4">
Id: 66220111</text:p>
      <!--METADATA-->
      <text:p text:style-name="P4">
<text:a xlink:type="simple" xlink:href="https://www.dw.com/zh/overlay/image/article/66220111/51298502" text:style-name="Internet_20_link" text:visited-style-name="Visited_20_Internet_20_Link">
 </text:a>
The new "China Strategy" led by the German Foreign Ministry of Foreign Affairs has finally officially launched</text:p>
      <text:p text:style-name="P4">
(Voice of Germany) <text:a xlink:type="simple" xlink:href="https://www.dw.com/zh/zh/德国政府推出对华战略合作但减少依赖/a-66221218" text:style-name="Internet_20_link" text:visited-style-name="Visited_20_Internet_20_Link">
The "Chinese Strategy" of the German Government is finally released today</text:a>
Is this long -discussed document matches the expectations of the outside world? Or is there a gap? The comments published in "Focus Magazine" pointed out through the title: "Belbak bluntly talks about China -but let relevant people confused."</text:p>
      <text:p text:style-name="P4">
At the beginning of the article, when Belbak introduced Germany's "China Strategy" at the Merics Research Center (Merics), although she maintained a consistent tough attitude towards China, such as mentioning concerns about the forced labor of Xinjiang Uighurs, It does not support Beijing to attack democratic island countries, etc., but still cannot see that "Germany intends to prevent aggressive and prepare for war."</text:p>
      <text:p text:style-name="P4">
The author pointed out that unlike neighboring France, "When we listen to Berbak's speech, we will understand that Germany attaches unity by European partners. Because she mentioned" Germany "or" German economy ", she They will immediately mention "Europe" and "Europeans". <text:a xlink:type="simple" xlink:href="https://www.dw.com/zh/zh/马克龙的战略自主被批孤立自己削弱欧洲/a-65269516" text:style-name="Internet_20_link" text:visited-style-name="Visited_20_Internet_20_Link">
In contrast, French President Macron had already said that the Taiwan issue has nothing to do with France. </text:a>
The article continues to write: "From her explanation of the difference between" going risks "and" decoupling ", there is almost no help, you can see how difficult the coordination here is. It is not helpful, because no one is interested in the completely decourse of the two economies, especially those companies that continue to make big money in China.</text:p>
      <text:p text:style-name="P4">
"For Foreign Minister," de -risk "represents the potential risks of (German) companies must bear the (with China) in the future. Therefore, if the expected goods are not fulfilled, the German government will not intervene in providing emergency assistance. Belbak explained her colleagues with her party- <text:a xlink:type="simple" xlink:href="https://www.dw.com/zh/zh/德国经济部长面对中国要更加谨慎/a-63742487" text:style-name="Internet_20_link" text:visited-style-name="Visited_20_Internet_20_Link">
German Economic Minister Habeck has already introduced the content of the economy</text:a>
Essence "</text:p>
      <text:p text:style-name="P4">
At the end of the article, the author mentioned that NATO President Stoltenberg's speech at the NATO Summit in the Vilnius, that is, China now threatened European security to compare the title of "fog". The author believes that Stoltenberg's expression here is more clear than Belbak. The comments finally wrote: "In the end, it is impossible to keep a distance from China even today, so that all participants, including German companies, know the future development trend."</text:p>
      <text:p text:style-name="P4">
The article "Why is the Chinese rulers afraid of the LGBTQ movement" in the "New Zurich" with the story of young people in China as the background to analyze why China's ruling authorities have increased the suppression of the LGBTQ group. The article mentioned that in recent years, the space of LGBTQ people in China has been greatly limited, and the 2020 "Shanghai Pride Festival" suddenly announced the permanent suspension and <text:a xlink:type="simple" xlink:href="https://www.dw.com/zh/zh/北京同志中心宣布停運-中國lgbtq運動何去何從/a-65632979" text:style-name="Internet_20_link" text:visited-style-name="Visited_20_Internet_20_Link">
Beijing Comrade Center in May this year's "force resistance" termination operation</text:a>
For example.</text:p>
      <text:p text:style-name="P4">
Participants of Shanghai Proud Festival in 2015 (information photo)</text:p>
      <text:p text:style-name="P4">
The author wrote that in China, "in daily life, as long as it is not organized or put forward political requirements, LGBTQ people can still show their sexual orientation relatively openly." However, "Chinese rulers are now unwilling to see any form of civil society participating in any form of civic society, because the Chinese government is worried that this may lead to a wider political movement. Xi Jinping now hopes to kill the LGBTQ field as soon as possible as soon as possible Possible institutionalization, for Chinese authoritarian leaders, groups with different sexual orientation are obviously hidden dangers of national security. "</text:p>
      <text:p text:style-name="P4">
In addition to suppressing LGBTQ, the article criticizes that the outdated world view of many rulers is also worrying. The author pointed out that, for example, "in Xi Jinping's recognition, men must have" masculine qi ", and women's primary tasks are to have children for their motherland. In recent years, the Chinese authorities have taken action on the so -called" girls "boys. These feminine boys are very popular on TV and the Internet, but they are also banned because of this characteristics. "</text:p>
      <text:p text:style-name="P4">
<text:span text:style-name="T5">
Inding the content of other media, does not represent the position or view of the Voice of Germany. _ </text:span>
 _ 吧 _</text:p>
      <text:p text:style-name="P4">
News Source: <text:a xlink:type="simple" xlink:href="https://www.dw.com/zh/德语媒体：让人一头雾水的中国战略/a-66220111" text:style-name="Internet_20_link" text:visited-style-name="Visited_20_Internet_20_Link">
https://www.dw.com/zh/德语媒体：让人一头雾水的中国战略/a-66220111?maca=chi-rss-chi-all-1127-rdf</text:a>
</text:p>
      <!--NEWS-->
      <text:h text:style-name="P10" text:outline-level="1">
<text:span text:style-name="T4">
What is the harvest of Ukraine from the NATO Summit? What did it get?</text:span>
</text:h>
      <text:p text:style-name="P4">
Author: 美国媒体</text:p>
      <text:p text:style-name="P4">
Publisher: Al Jazeera</text:p>
      <text:p text:style-name="P4">
Published Time: 2023-07-13T14:13:11</text:p>
      <text:p text:style-name="P4">
Modified Time: 2023-07-13T14:13:11</text:p>
      <text:p text:style-name="P4">
Description: The hopes of Ukraine President Vladimir Zellezki are the opposite. At the end of the NATO summit, Ukraine did not become a member of NATO, but the Ukrainian issue was still the main issue of the NATO Summit.</text:p>
      <text:p text:style-name="P4">
Images: ["<text:a xlink:type="simple" xlink:href="https://chinese.aljazeera.net/wp-content/uploads/2023/07/1-1689256713.png" text:style-name="Internet_20_link" text:visited-style-name="Visited_20_Internet_20_Link">
1-1689256713.png</text:a>
"]</text:p>
      <text:p text:style-name="P4">
Topics: ['乌克兰战争', '政治', '新闻']</text:p>
      <text:p text:style-name="P4">
Keywords: ['乌克兰战争', '政治', '新闻', '乌克兰', '欧洲']</text:p>
      <text:p text:style-name="P4">
Type: Article</text:p>
      <!--METADATA-->
      <text:p text:style-name="P4">
<draw:frame draw:style-name="fr1" draw:name="Image199" text:anchor-type="as-char" svg:width="6.9236in" svg:height="4.612736in" draw:z-index="0">
<draw:image xlink:href="../Images/Aljazeera Chinese/2023-07-13T14-13-11/1-1689256713.png" xlink:type="simple" xlink:show="embed" xlink:actuate="onLoad" draw:mime-type="image/png"/>
</draw:frame>
NATO national leaders reiterated to provide long -term support to Kiev at the end of the Lithuanian Summit (Peninsula TV)</text:p>
      <text:p text:style-name="P4">
The hopes of Ukraine President Vladimir Zellezki are the opposite. At the end of the NATO summit, Ukraine did not become a member of NATO, but the Ukrainian issue was still the main issue of the NATO Summit.</text:p>
      <text:p text:style-name="P4">
What did Ukraine get from the NATO Summit? The beginning of Zellezki's speech was frustrated and dissatisfied, what was the reason?</text:p>
      <text:p text:style-name="P4">
The US "VOX" website published a [Report] entitled "Ukraine at the NATO Summit" <text:a xlink:type="simple" xlink:href="https://www.vox.com/world-politics/2023/7/12/23784649/nato-summit-ukraine-biden-zelenskyy-vilnius" text:style-name="Internet_20_link" text:visited-style-name="Visited_20_Internet_20_Link">
Report</text:a>
China emphasized that Kiev sought a clear timetable for joining NATO before the summit, rather than NATO vaguely promised that one day Ukraine would be qualified for NATO members.</text:p>
      <text:p text:style-name="P4">
Kiev's approach has been supported by some NATO member states, including some Eastern European countries, but other countries -including the United States and Germany -in an unknown war, it has made any specific specific to NATO issues to join NATO issues. Promise to be cautious, because this may cause NATO to fall into a direct conflict with Russia.</text:p>
      <text:p text:style-name="P4">
This cautious approach eventually won. The summit closing statement stated that the consent of the allies agreed that Ukraine was possible to join NATO, but it was not clarified or specifically explained. In addition to the war in Russia, the specific conditions also include political and legal reforms.</text:p>
      <text:p text:style-name="P4">
Since NATO member states do not agree to incorporate Ukraine into the alliance, what gains did Kiev from getting from the NATO Summit?</text:p>
      <text:p text:style-name="P4">
The differences in Ukraine's joining NATO reflect the differences since the outbreak of the war(AFP)</text:p>
      <text:h text:style-name="P13" text:outline-level="4">
<text:span text:style-name="T4">
Cancellation of a member states action plan</text:span>
</text:h>
      <text:p text:style-name="P4">
During the summit, NATO canceled the "Member State Action Plan" requirements for Ukraine -a series of formal standards that countries that wanted to join NATO -acknowledged that Ukraine made progress in the military and political goals of NATO.</text:p>
      <text:p text:style-name="P4">
NATO Secretary -General, Yanz Stoltenberg, said at a press conference on Tuesday that the cancellation of this action plan will change Ukraine's entry trajectory because this will become a step of one step rather than two steps.</text:p>
      <text:h text:style-name="P13" text:outline-level="4">
<text:span text:style-name="T4">
Establishment of "NATO-Ukrainian Council"</text:span>
</text:h>
      <text:p text:style-name="P4">
The second harvest of Kiev at the NATO Summit was the establishment of the "NATO-Ukraine Council", which enabled Kiev to occupy a place on the negotiating table of all NATO member states and partners.</text:p>
      <text:p text:style-name="P4">
In a press conference, Stoltenberg said that this was a powerful step in Ukraine, and it was also a clear path to NATO.</text:p>
      <text:p text:style-name="P4">
However, the view of Ukraine President Zelenezki is different from Stoltenberg. He was sharp at the beginning of the summit and reflected a great sense of frustration. Unprecedented and absurd. "</text:p>
      <text:p text:style-name="P4">
Zelei Sky added, "It seems unwilling to invite Ukraine to join NATO, nor is he willing to make it a member of the alliance."</text:p>
      <text:p text:style-name="P4">
VOX news reports emphasized that Zediski acknowledged that NATO has not yet prepared to invite Ukraine to join, which is not wrong.</text:p>
      <text:h text:style-name="P13" text:outline-level="4">
<text:span text:style-name="T4">
More support</text:span>
</text:h>
      <text:p text:style-name="P4">
According to VOX reports, the third harvest of Ukraine from the NATO Summit is that Kiev has received more promises to provide them with more weapons, including the long -range missile provided by France, which is an important step for Kiev. Although the Bayeon government agreed to provide a bundle bomb to Kiev last week to counterattack the Russian army, the United States has so far refused to provide Ukraine with a remote Army tactical missile system (ATACMS).</text:p>
      <text:p text:style-name="P4">
At the same time, the Seventh Kingdom Group (the United States, Britain, Canada, France, Germany, Italy, and Japan) promised a long -term security commitment to Ukraine during a meeting during the NATO summit.</text:p>
      <text:p text:style-name="P4">
These commitments need to be further negotiated and may include military and economic assistance to Ukraine.</text:p>
      <text:p text:style-name="P4">
News Source: <text:a xlink:type="simple" xlink:href="https://chinese.aljazeera.net/news/2023/7/13/%e4%b9%8c%e5%85%8b%e5%85%b0%e4%bb%8e%e5%8c%97%e7%ba%a6%e5%b3%b0%e4%bc%9a%e4%b8%ad%e6%9c%89%e4%bd%95%e6%94%b6%e8%8e%b7%e5%85%b6%e5%be%97%e5%88%b0%e4%ba%86%e4%bb%80%e4%b9%88" text:style-name="Internet_20_link" text:visited-style-name="Visited_20_Internet_20_Link">
https://chinese.aljazeera.net/news/2023/7/13/%e4%b9%8c%e5%85%8b%e5%85%b0%e4%bb%8e%e5%8c%97%e7%ba%a6%e5%b3%b0%e4%bc%9a%e4%b8%ad%e6%9c%89%e4%bd%95%e6%94%b6%e8%8e%b7%e5%85%b6%e5%be%97%e5%88%b0%e4%ba%86%e4%bb%80%e4%b9%88</text:a>
</text:p>
      <!--NEWS-->
      <text:h text:style-name="P10" text:outline-level="1">
<text:span text:style-name="T4">
The CCP's enlightened faction Yan Mingjie reported that the high -rise high -level high -rise row New York bench commemorating Liu Xiaobo</text:span>
</text:h>
      <text:p text:style-name="P4">
Author: None</text:p>
      <text:p text:style-name="P4">
Publisher: Radio Free Asia (Organization)</text:p>
      <text:p text:style-name="P4">
Published Time: 2023-07-13T14:16:00-04:00</text:p>
      <text:p text:style-name="P4">
Modified Time: 2023-07-13T14:38:14-04:00</text:p>
      <text:p text:style-name="P4">
Description: None</text:p>
      <text:p text:style-name="P4">
Videos: []</text:p>
      <text:p text:style-name="P4">
Audios: ["<text:a xlink:type="simple" xlink:href="https://www.rfa.org/mandarin/yataibaodao/renquanfazhi/wy-071320231100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4.667846in" draw:z-index="0">
<draw:image xlink:href="../Images/rfamandarin/2023-07-13T14-16-00-04-00/000000.png" xlink:type="simple" xlink:show="embed" xlink:actuate="onLoad" draw:mime-type="image/png"/>
</draw:frame>
During the 1989 Democratic Games, the open -minded people within the Communist Party of China and the then Minister of the United Front Work Department Yan Mingfu farewell <text:a xlink:type="simple" xlink:href="https://www.rfa.org/mandarin/yataibaodao/renquanfazhi/wy-07132023110022.html/@@images/image" text:style-name="Internet_20_link" text:visited-style-name="Visited_20_Internet_20_Link">
</text:a>
The screenshot is from Gao Yu Twitter <text:a xlink:type="simple" xlink:href="https://www.rfa.org/mandarin/yataibaodao/renquanfazhi/wy-07132023110022.html/@@stream" text:style-name="Internet_20_link" text:visited-style-name="Visited_20_Internet_20_Link">
Audio-Link: https: //www.rfa.org/mandarin/yataibaODao/renquanfazhi/wy-07132023110022.html/@stream</text:a>
The farewell ceremony of Yan Mingfu, the former leader of the CCP, who died in early July this year, was held in Beijing on Thursday (July 13). Many former senior leaders of the Communist Party of China sent wreaths. On Thursday, it was also the death of Liu Xiaobo, a Chinese Nobel Peace Prize winner. Some Chinese people donated a bench in the Central Park of New York for Liu Xiaobo.</text:p>
      <text:p text:style-name="P4">
<text:a xlink:type="simple" xlink:href="https://www.rfa.org/mandarin/Xinwen/1-07032023112702.html" text:style-name="Internet_20_link" text:visited-style-name="Visited_20_Internet_20_Link">
<text:span text:style-name="T4">
 Yan Mingfu's death was dismissed due to dialogue with students in the 89th Academic Games </text:span>
</text:a>
*<text:a xlink:type="simple" xlink:href="https://www.rfa.org/mandarin/pinglun/huping/hp2-07102023133813.html" text:style-name="Internet_20_link" text:visited-style-name="Visited_20_Internet_20_Link">
<text:span text:style-name="T4">
 Comment: Great Martyr, Forever Martial Arts -Commemorating Liu Xiaobo's 6th Anniversary </text:span>
</text:a>
On Thursday morning, Beijing was drizzling, which eased the high temperature of the long -term sunny for many days. Yan Mingfu's farewell ceremony was held in the East Hall of the Babaoshan Funeral Pavilion in Beijing. According to the "Sing Tao Daily" report, the ceremony was held according to the level of the Chinese ministerial -level cadres, and a large number of people at the scene went to mourn.</text:p>
      <text:p text:style-name="P4">
<text:span text:style-name="T4">
 High -levels have sent wreaths </text:span>
</text:p>
      <text:p text:style-name="P4">
Including Cai Qi, a member of the Standing Committee of the Political Bureau of the CPC Central Committee, many current and retired senior leaders of the Communist Party of China have sent wreaths, including Hu Jintao, Zhu Rongji, Wen Jiabao, Li Ruihuan, Li Keqiang, Wang Qishan, Liu Yunshan, Wang Zhaoguo, Deng Pufang, Sun Chunlan and Dai Bingguo. people.</text:p>
      <text:p text:style-name="P4">
Gao Yu, an independent media person in Beijing, revealed on Twitter that Xi Jinping, the highest leader of China, also sent a wreath, but the scene photos she posted on Twitter showed that someone was considered the wreath sent by Xi Jinping to block the signature in front of the wreath. This news cannot be confirmed from other channels.</text:p>
      <text:p text:style-name="P4">
Several former CCP leaders returned to Yan Ming(Screenshot of Twitter)  <text:a xlink:type="simple" xlink:href="https://www.rfa.org/mandarin/yataibaodao/renquanfazhi/wy-07132023110022.html/816a8f593f301b7a9c4ef79005597640.jpg" text:style-name="Internet_20_link" text:visited-style-name="Visited_20_Internet_20_Link">
</text:a>
Gao Yu himself did not attend the mourning ceremony of Yan Mingfu on the spot. She said on Twitter that the police arrived near her house at 6 o'clock on Thursday morning to prevent her from participating in Yan Mingfu's farewell style. Gao Yu emphasized that people mourned Yan Mingfu because during the Tiananmen Study Games in 1989, he faithfully implemented Zhao Ziyang's "solving the school movement on the road of democracy and legal system."</text:p>
      <text:p text:style-name="P4">
Yan Mingfu died on July 3 at the age of 92. He was the Russian translation of the former Communist Party leader Mao Zedong, and participated in the talks of Mao and then the General Secretary of the CPSU Nikitakhrushchev. Yan Mingfu's most commemorating the Chinese people is that during the 1989 Beijing Democratic Movement, he was the Secretary of the Central Committee of the Communist Party of China and the Minister of the United Front Work Department. Essence However, after the June 4th incident, Yan Mingfu was also removed from office. He returned in 1991 and came back to the deputy minister of the Ministry of Civil Affairs. Later, he served as the chairman of the Chinese Charity Federation. Regarding his death, the Ministry of Civil Affairs issued a report that he was a "loyal communist warrior."</text:p>
      <text:p text:style-name="P4">
<text:span text:style-name="T4">
 "Liu Xiaobo" in Central Park </text:span>
</text:p>
      <text:p text:style-name="P4">
July 13th is also a commemorative day of the 2010 Nobel Peace Prize winner and Chinese writer Liu Xiaobo. Liu Xiaobo is a participant in the Democratic Movement of the Tiananmen in 1989. He has long been committed to the system and concept of promoting democracy and freedom in China for a long time. He is one of the main drafters of Charter 08. Liu Xiaobo was arrested at the end of 2008 and was sentenced to 11 years in prison for "inciting the crime of subverting the state power". In 2010, Liu Xiaobo won the Nobel Peace Prize in prison.</text:p>
      <text:p text:style-name="P4">
Because of the long -term detained, Liu Xiaobo's body continued to deteriorate. During the medical treatment during the medical treatment on July 13, 2017, he died of liver cancer at the age of 61. He is also the only Nobel Prize winner in the history of the Nobel Prize in the history of the Nobel Prize.</text:p>
      <text:p text:style-name="P4">
In recent days, overseas has called for commemoration of Liu Xiaobo's voice. Many overseas democrats posted on social media such as Twitter to describe Liu Xiaobo's contribution to Chinese democracy.</text:p>
      <text:p text:style-name="P4">
A T -shirt on a man printed with the image of the late Nobel Peace Prize winner Liu Xiaobo (the Associated Press data map)</text:p>
      <text:p text:style-name="P4">
The founder of the Human Rights Organization "Humanity China" and the leader of Tiananmen Xueyun Zhou Fengsuo posted on Tuesday (July 12) that "Humanitarian China" donated a bench named after "Liu Xiaobo" in the Central Park of New York to permanently permanent Commemorate him and call him a martyr of Liberty. The bench inscription is: "Expressing freedom, the foundation of human rights, the foundation of human nature, and the mother of truth."</text:p>
      <text:p text:style-name="P4">
Two days ago, Zhou Feng also sent a message saying that at 8 pm on Thursday, a candlelight commemorative meeting will be held at the Liu Xiaobo commemorative bench in New York Central Park on Thursday.</text:p>
      <text:p text:style-name="P4">
Reporter: Wang Yun Editor: Shen Yan.com Editor: Hong Wei</text:p>
      <text:p text:style-name="P4">
News Source: <text:a xlink:type="simple" xlink:href="https://www.rfa.org/mandarin/yataibaodao/renquanfazhi/wy-07132023110022.html" text:style-name="Internet_20_link" text:visited-style-name="Visited_20_Internet_20_Link">
https://www.rfa.org/mandarin/yataibaodao/renquanfazhi/wy-07132023110022.html</text:a>
</text:p>
      <!--NEWS-->
      <text:h text:style-name="P10" text:outline-level="1">
<text:span text:style-name="T4">
Blinger Jakarta Wang Yi: Keep communication between opening up</text:span>
</text:h>
      <text:p text:style-name="P4">
Author: None (Language: zh)</text:p>
      <text:p text:style-name="P4">
Publisher: None</text:p>
      <text:p text:style-name="P4">
Time: 2023-07-13T14:20:00Z</text:p>
      <text:p text:style-name="P4">
Description: The highest -level officials in charge of diplomacy in the United States and China, the US Secretary of State and the director of the Foreign Affairs Office of the Central Committee of the Communist Party of China, held a meeting during the ASEAN meeting on Thursday. This was another recent contact with the US -Central and high -level senior management.</text:p>
      <text:p text:style-name="P4">
Videos: []</text:p>
      <text:p text:style-name="P4">
Images: []</text:p>
      <text:p text:style-name="P4">
Subject: 时政风云</text:p>
      <text:p text:style-name="P4">
Subjects: ['专题报道：习近平访美', '东南亚国家联盟', '南希·佩洛西']</text:p>
      <text:p text:style-name="P4">
Keywords: ['王毅', '秦刚', '布林肯', '雅加达', '东盟', '中美关系', '军事对话']</text:p>
      <text:p text:style-name="P4">
Id: 66220426</text:p>
      <!--METADATA-->
      <text:p text:style-name="P4">
<text:a xlink:type="simple" xlink:href="https://www.dw.com/zh/overlay/image/article/66220426/66219575" text:style-name="Internet_20_link" text:visited-style-name="Visited_20_Internet_20_Link">
 </text:a>
Wang Yi and Brinken met in the ASEAN meeting</text:p>
      <text:p text:style-name="P4">
(Voice of Germany Chinese), AntonyBlinken, US Secretary of State, and member of the Political Bureau of the Central Committee of the Communist Party of China, and the director of the Central Foreign Affairs Office, Wang Yi met in the ASEAN meeting held in Jakarta, Indonesia.</text:p>
      <text:p text:style-name="P4">
The two of them appeared at the conference hall of a hotel in Jakarta and shook hands in front of the Chinese flags of China and the United States. The two subsequently held talks, but did not comment on the reporters present after the meeting.</text:p>
      <text:p text:style-name="P4">
US State Department spokesman Matthewmiller later told reporters that the meeting was "frank and constructive", "it is part of the continuous efforts to maintain open communication channels, which aims to show that the United States in a series of issues in a series of issues In interest, and by reducing the risks of misunderstandings and misjudgment, we will manage competition in a responsible manner. "</text:p>
      <text:p text:style-name="P4">
Agence France -Presse quoted a US official who was unwilling to be named. In the talks, Brinkee emphasized the necessity and urgency of the United States and China to restore military communication. He also warned hackers saying that the United States would take appropriate action against any actions against the US government, companies, and American citizens to investigate the responsibility of relevant responsible persons.</text:p>
      <text:h text:style-name="P12" text:outline-level="3">
<text:span text:style-name="T4">
Bringsken: I held an important talks with President Xi Jinping</text:span>
</text:h>
      <text:h text:style-name="P12" text:outline-level="3">
<text:span text:style-name="T4">
Qin Gang is absent due to health reasons</text:span>
</text:h>
      <text:p text:style-name="P4">
This is the second meeting of Brinken and Wang Yi within a month. <text:a xlink:type="simple" xlink:href="https://www.dw.com/zh/zh/布林肯告诉习近平拜登认为美中有义务处理好关系/a-65956287" text:style-name="Internet_20_link" text:visited-style-name="Visited_20_Internet_20_Link">
Brinken visited Beijing in mid -June</text:a>
It became the first US Secretary of State who visited China in the past five years. He met Xi Jinping, President of China at the time, and Wang Yi, director of the Central Foreign Affairs Office, and Qin Gang, foreign minister.</text:p>
      <text:p text:style-name="P4">
The ASEAN meeting was originally scheduled to be attended by Chinese Foreign Minister Qin Gang. But the Chinese Ministry of Foreign Affairs stated that due to <text:a xlink:type="simple" xlink:href="https://www.dw.com/zh/zh/秦刚去哪儿了北京健康原因缺席/a-66188018" text:style-name="Internet_20_link" text:visited-style-name="Visited_20_Internet_20_Link">
Qin Gang's "Health Reason"</text:a>
, Wang Yidai attended.</text:p>
      <text:p text:style-name="P4">
After visiting China, <text:a xlink:type="simple" xlink:href="https://www.dw.com/zh/zh/三鞠躬找平衡唱双簧-外界如何评耶伦中国行/a-66176844" text:style-name="Internet_20_link" text:visited-style-name="Visited_20_Internet_20_Link">
US Treasury Secretary Yellen also visited Beijing last week</text:a>
Essence In addition, the US Climate Special Envoy Cry will also visit China in the next few days. However, so far, the United States has not yet realized <text:a xlink:type="simple" xlink:href="https://www.dw.com/zh/zh/中美未能重啟軍事對話-布林肯訪華失利/a-65968525" text:style-name="Internet_20_link" text:visited-style-name="Visited_20_Internet_20_Link">
resumed dialogue with the Chinese military</text:a>
The key goal, and dialogue is considered the key to avoid confrontation.</text:p>
      <text:p text:style-name="P4">
For a period of time, the relationship between the two largest economies of China and the United States has become increasingly tense because of a series of problems. These problems include China's increasing attitude in the Asia -Pacific region and the comprehensive restrictions on the implementation of advanced semiconductor exports in the Asia -Pacific region.</text:p>
      <text:p text:style-name="P4">
*#</text:p>
      <text:h text:style-name="P13" text:outline-level="4">
<text:span text:style-name="T4">
What details are eye -catching?</text:span>
</text:h>
      <text:h text:style-name="P12" text:outline-level="3">
<text:span text:style-name="T4">
Don’t spread red carpet, just give the red line</text:span>
</text:h>
      <text:p text:style-name="P4">
The trip to Beijing was the first visit to China in five years in the United States Secretary of State, and it was also the highest -level official to visit China after the Bayeng government came to power. However, when Brintken arrived at the Beijing Capital International Airport, there were no red carpets, no one presented flowers, and the Chinese officials who were present at the scene were Yang Tao, the director of the North American Oceania, which was relatively low -level. Interestingly, there are still a few red lines on the ground floor, and the photos on the scene just captured the moment when Brincayan stepped on the "red line". As Sino -US relations are in a historic trough, all of this seems to be symbolic. However, some experts pointed out that except for Hillary Clinton as a Secretary of State's visit to China in 2012, when the Chinese side paved the red carpet for her, when the U.S. Secretary of State Cry, Tillerson, and Pompeo arrived in China, there was no red carpet in the apron, and there was no red carpet. Essence</text:p>
      <text:p text:style-name="P4">
*#</text:p>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text:p text:style-name="P4">
As can be seen from the photos, the US delegations led by Brinken were led by the Chinese Foreign Minister Qin Gang and a member of the Central Political Bureau and the director of the Central Foreign Affairs Working Committee. The personnel were wearing a mask, and the US personnel also put on the mask "with the customs" in addition to Blink. In March of this year, the picture reached by Beijing AIDS reached an agreement showed that in the three -party talks, all officials did not wear a mask, which was in sharp contrast to the picture of Beijing officials now meeting with Bollingken.</text:p>
      <text:p text:style-name="P4">
*#</text:p>
      <text:h text:style-name="P13" text:outline-level="4">
<text:span text:style-name="T4">
What details are eye -catching?</text:span>
</text:h>
      <text:h text:style-name="P12" text:outline-level="3">
<text:span text:style-name="T4">
suspense revealed</text:span>
</text:h>
      <ul>
        <li>
#</li>
      </ul>
      <text:h text:style-name="P13" text:outline-level="4">
<text:span text:style-name="T4">
What details are eye -catching?</text:span>
</text:h>
      <text:h text:style-name="P12" text:outline-level="3">
<text:span text:style-name="T4">
Blinger to complete the main goal of this trip</text:span>
</text:h>
      <text:p text:style-name="P4">
According to usual, the US Secretary of State visits China, and Chinese leaders will meet with it. However, there are exceptions, such as when Plingken's former Pompeo visited China in October 2018, Xi Jinping did not see him. At that time, the Sino -US trade war had debuted, and US Vice President Pence had just delivered a tough speech on China. The relationship between the two sides was very tense. Today, Xi Jinping's visit to China after the Chinese balloon invaded the US led in the Great Hall of the People, which means that China and the United States will maintain high -level communication, and Brinken also reaches the "frankness, direct and direct, and directly, and directly announced by China to visit China. The main goal of constructive "discussion. During the talks, Xi Jinping was sitting in the middle, and the long tables on the left and right hands were sitting on Sino -US officials. Neither Xi Jinping and Brinken were wearing masks, and Qin Gang and Wang Yi, who had not wearing a mask during the meeting with Brinken, wore masks like other official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Wang Yi: China and Russia should strengthen strategic communication and coordination</text:span>
</text:h>
      <text:p text:style-name="P4">
Wang Yi delivered a speech to the Foreign Minister of ASEAN countries on Thursday morning, and Russian Foreign Minister Lavrov also delivered a speech. This is the first meeting between Wang Yi and Lavrov since March.</text:p>
      <text:p text:style-name="P4">
According to Reuters, Wang Yi said in Jakarta's meeting with Russian Foreign Minister Lavrov that China and Russia need to strengthen strategic communication and coordination.</text:p>
      <text:p text:style-name="P4">
The Chinese Ministry of Foreign Affairs quoted Wang Yi as saying, "Faced with a century -old change, China and Russia firmly support each other to maintain legitimate interests, adhere to the path of harmoniousness, win -win cooperation, and jointly promote the world's polarization and international relations. The important consensus of the head of state, maintaining high -level exchanges, strengthening strategic communication and coordination, showing the responsibility of the great powers, defending their national interests and national dignity, and maintaining international fairness and justice. "</text:p>
      <text:p text:style-name="P4">
Wang Yi also particularly emphasized that China is willing to be with Russia, "supporting the status of the ASEAN center, alert to external forces interference, and supporting Indonesia and ASEAN countries to grasp the correct direction of East Asian cooperation and maintain a difficult peaceful and stable situation in the region."</text:p>
      <text:p text:style-name="P4">
(Reuters, Agence France -Presse)</text:p>
      <text:p text:style-name="P4">
News Source: <text:a xlink:type="simple" xlink:href="https://www.dw.com/zh/布林肯雅加达会王毅：保持开放沟通/a-66220426" text:style-name="Internet_20_link" text:visited-style-name="Visited_20_Internet_20_Link">
https://www.dw.com/zh/布林肯雅加达会王毅：保持开放沟通/a-66220426?maca=chi-rss-chi-all-1127-rdf</text:a>
</text:p>
      <!--NEWS-->
      <text:h text:style-name="P10" text:outline-level="1">
<text:span text:style-name="T4">
The first over -the -counter contraceptive pill in the United States was approved by FDA</text:span>
</text:h>
      <text:p text:style-name="P4">
Publisher: 法新社</text:p>
      <text:p text:style-name="P4">
Published Time: 2023-07-13T14:32:07+00:00</text:p>
      <text:p text:style-name="P4">
Modified Time: 2023-07-13T14:20:02+00:00</text:p>
      <text:p text:style-name="P4">
Description: (Agence France -Presse, Washington, 13th) The US Food and Drug Administration (FDA) today announced the approval of the first non -prescription contraceptive pill in the United States, which greatly expands the pipeline of women's obtaining contraceptiv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617581in" draw:z-index="0">
<draw:image xlink:href="../Images/rficn/2023-07-13T14-32-07-00-00/000000.png" xlink:type="simple" xlink:show="embed" xlink:actuate="onLoad" draw:mime-type="image/png"/>
</draw:frame>
Patriciacavazzoni, director of the FDA Drug Evaluation and Research, announced in a statement that it can purchase Opill Opill Opill, a pharmacy, supermarkets, and online.</text:p>
      <text:p text:style-name="P4">
Kavuizi said: "Today's approval represents the non -prescription oral contraceptive pills, the first time it has become a available option for millions of people in the United States."</text:p>
      <text:p text:style-name="P4">
News Source: <text:a xlink:type="simple" xlink:href="https://www.rfi.fr/cn/%E5%9B%BD%E9%99%85%E6%8A%A5%E9%81%93/20230713-%E7%BE%8E%E5%9B%BD%E9%A6%96%E6%AC%BE%E9%9D%9E%E5%A4%84%E6%96%B9%E9%81%BF%E5%AD%95%E8%8D%AF-%E8%8E%B7fda%E6%89%B9%E5%87%86" text:style-name="Internet_20_link" text:visited-style-name="Visited_20_Internet_20_Link">
https://www.rfi.fr/cn/%E5%9B%BD%E9%99%85%E6%8A%A5%E9%81%93/20230713-%E7%BE%8E%E5%9B%BD%E9%A6%96%E6%AC%BE%E9%9D%9E%E5%A4%84%E6%96%B9%E9%81%BF%E5%AD%95%E8%8D%AF-%E8%8E%B7fda%E6%89%B9%E5%87%86</text:a>
</text:p>
      <!--NEWS-->
      <text:h text:style-name="P10" text:outline-level="1">
<text:span text:style-name="T4">
Column | Military No Forbidden Area: Artificial Intelligence Favorite -Ukraine Creating Classic War</text:span>
</text:h>
      <text:p text:style-name="P4">
Author: None</text:p>
      <text:p text:style-name="P4">
Publisher: Radio Free Asia (Organization)</text:p>
      <text:p text:style-name="P4">
Published Time: 2023-07-13T14:45:00-04:00</text:p>
      <text:p text:style-name="P4">
Modified Time: 2023-07-13T15:41:42-04:00</text:p>
      <text:p text:style-name="P4">
Description: None</text:p>
      <text:p text:style-name="P4">
Videos: []</text:p>
      <text:p text:style-name="P4">
Audios: ["<text:a xlink:type="simple" xlink:href="https://www.rfa.org/mandarin/zhuanlan/junshiwujinqu/mil-071320231413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4.612011in" draw:z-index="0">
<draw:image xlink:href="../Images/rfamandarin/2023-07-13T14-45-00-04-00/000000.png" xlink:type="simple" xlink:show="embed" xlink:actuate="onLoad" draw:mime-type="image/png"/>
</draw:frame>
Ferdorov, Minister of Digital Transformation of Ukraine, said Ukraine used artificial intelligence to fight the most advanced war in human history. <text:a xlink:type="simple" xlink:href="https://www.rfa.org/mandarin/zhuanlan/junshiwujinqu/mil-07132023141348.html/@@images/image" text:style-name="Internet_20_link" text:visited-style-name="Visited_20_Internet_20_Link">
</text:a>
Associated Press picture [Audio-Link: https://www.rfa.org/mandarin/zhuanlan/junshiwujinqu/mil-07132023141348.html/@stream]](https://www.rfa.org/mandarin/zhuanlan/junshiwujinqu/mil-07132023141348.html/@@stream)Audience friends, hello everyone. What you are listening to is the "Military Forbidden Area" column of Radio Free Asia. I am the host of the column. Talk about the latest progress of the Russian and Ukraine War today.</text:p>
      <text:p text:style-name="P4">
On July 12, the Russian and Ukraine War entered the 504th day. The General Staff of the Ukrainian Armed Forces released the news that the two battles in 5 directions in 5 directions, and the fierce battle continued.</text:p>
      <text:p text:style-name="P4">
<text:span text:style-name="T4">
 Long -term anti -Russian </text:span>
</text:p>
      <text:p text:style-name="P4">
The main force of the Russian army is concentrated in the direction of Kupyansk, Lyman, Bakhmut, Avdiyiyivka, and Maryinka. Kupanusk is located in the southeast of Halkov, northeast of Ukraine, 40 kilometers from the Ukraine border. Other directions are in Donetsk in southeastern Ukraine. From June 20th to the present, the two sides have offensive and defensive and tug -of -war.</text:p>
      <text:p text:style-name="P4">
The European political news website "Politico" pointed out on July 11 that according to an internal document drafted by the European Union's foreign department, it is recommended that the European Union will make a comprehensive "security commitment" to Russia in the next few years. The recommended content includes ensuring that it continues to transport weapons to Kiev, continue to carry out military education and training, share intelligence, and help Ukraine to connect to EU defense companies. At the same time, it is recommended that the European Union must provide "long -term and predictable financial support," so that Ukraine can rebuild homes.</text:p>
      <text:p text:style-name="P4">
This document wrote that the EU and Ukraine's firm solidarity and death were survived. Russia "cannot give up the goal of conquering Ukraine." Therefore, Ukraine needs the EU's long -term commitments and support to ensure the future of Europe's free and democracy. It seems that the European Union has long -term anti -Russia's psychological preparation.</text:p>
      <text:p text:style-name="P4">
As of now, although the Ukrainian counterattack has not been fully launched, it has shown an amazing combat power with a big fight, and the military application of artificial intelligence (AI) is significantly high. "FoxNews" reported on July 7 that the Ukraine used custom artificial intelligence to gain advantages on the battlefield. They rely on the small elves and IT army (information technology army) to develop technology from scattered components.</text:p>
      <text:p text:style-name="P4">
Journalist in Ukraine, Brettvelicovich, told the Fox News Channel that the Ukraine's innovation on the battlefield, the US government and the Western government did not know what was happening, they did not keep up, " Develop too fast. "</text:p>
      <text:p text:style-name="P4">
<text:span text:style-name="T4">
 25 </text:span>
 <text:span text:style-name="T4">
 10,000 </text:span>
 <text:span text:style-name="T4">
 it </text:span>
 <text:span text:style-name="T4">
 Army </text:span>
</text:p>
      <text:p text:style-name="P4">
Ukraine engineers spent only a few hundred dollars to complete all jobs in their garage or small elves. They are proficient in technology, which is impressive. After Russia's invasion, Ukraine recruited 250,000 personnel with certain technologies and was willing to help develop the equipment required by the equipment required for the development of technologies and repair war to form an information technology army and defend their homes. They quickly learn and grow under the fire.</text:p>
      <text:p text:style-name="P4">
The report pointed out that the Ukrainian IT army got feedback from the battlefield and knew what they needed. They quickly combined into various kits, such as the camera of the smartphone (iPhone) for identification, connecting it to a cheap miniature single computer. Then connect to the general -purpose input and output kick (GPIO). This combination can produce a powerful platform for creating artificial intelligence applications. It is a "revolutionary warfare." Available resources, do the best combination.</text:p>
      <text:p text:style-name="P4">
A Ukraine engineer who claims to be "MAX" said that Ukraine has a huge CCTV camera network and other monitoring infrastructure. The military uses these ready -made resources to analyze visual data through artificial intelligence technology to master the enemy's dynamics. He believes that Ukraine's engineers are trying their best to win the war under the fire. But Russian engineers are completely different, and they tried to avoid associated with this war. It was not until recently they started collecting data.</text:p>
      <text:p text:style-name="P4">
It can be seen that Ukraine is truly mobilized by the whole people, and the integration of military and civilians is in place quickly. Compared with Russia, he made a judgment.</text:p>
      <text:p text:style-name="P4">
<text:span text:style-name="T4">
 folk intelligence network </text:span>
</text:p>
      <text:p text:style-name="P4">
George Dubynskiy, deputy minister of Ukraine Digital Transformation Department, told the "Fox NewsDigital" that part of the key to obtaining the advantage is that Ukraine decides to create its own artificial intelligence platform so that engineers can customize according to specific purposes Essence</text:p>
      <text:p text:style-name="P4">
American columnist David Ignatius revealed that Mykhailofedorov, the minister of Ukraine Digital Transformation Department in December last year, answered his written questions and listed some military technical systems developed by Ukraine. This includes a security chat system called "EVOROG". Since the beginning of the war, the system has allowed the public to provide 453,000 battlefield information and purchase a "drone team" composed of 200 people from commercial suppliers for air reconnaissance and a battlefield surveying and mapping system called "Delta". It contains real -time actual data, and the military can be used to plan action.</text:p>
      <text:p text:style-name="P4">
Ukraine make full use of artificial intelligence technology to obtain the advantages of the battlefield. The picture shows the URA's use of drones to detect Donbas Russian positions. (Agence France -Prestery Picture) <text:a xlink:type="simple" xlink:href="https://www.rfa.org/mandarin/zhuanlan/junshiwujinqu/mil-07132023141348.html/image-1.png" text:style-name="Internet_20_link" text:visited-style-name="Visited_20_Internet_20_Link">
</text:a>
</text:p>
      <text:p text:style-name="P4">
Fervrov pointed out that the victory of this war was the high -tech advantage of Ukraine and the rapid adaptability of the Ukraine. "This is the most advanced war in human history," which is very different from the past. It is also described as the common victory of humans and machines.</text:p>
      <text:p text:style-name="P4">
Iigneus published a comment article entitled "Algorithm to Broken Breakfast in Ukraine" in the Washington Post in December last year. Algorithms (algorithms) are one of the three core elements of artificial intelligence. It is divided into different types such as machine learning and deep learning. By learning and training a large amount of data, computers can automatically identify the model and make predictions and decisions. The other two are computing power (the hardware and infrastructure of the algorithm, such as graphical processor GPU) and data.</text:p>
      <text:p text:style-name="P4">
The well -known columnist went to Ukraine to see an amazing scene at the scene. Two Ukrainian officers are looking at a Ukrainian technician to use the US data analysis software company Palantir to provide software operations with software operations. On the screen is a detailed digital map on the Bach Murte battlefield in eastern Ukraine, showing dense target intelligence, most of which come from commercial satellites. In fact, this combat system is really revolutionary, it is that it aggregates data from commercial suppliers.</text:p>
      <text:p text:style-name="P4">
When he approached, seeing the Bayurut's front -line trenches and targets on the screen, Ukrainian officers could use target programs to select missiles, artillery or armed drones to attack the Russian position displayed on the screen. Then the drone can confirm the attack and feedback the damage assessment into the system. This is a secret digital battle that has never been reported in detail before, just like David in the Bible defeated the giant Goalia. The Ukraine is integrated with their brave fighting spirit with the most advanced intelligence and combat management software.</text:p>
      <text:p text:style-name="P4">
<text:span text:style-name="T4">
 Algorithm war constitutes a fatal killing chain </text:span>
</text:p>
      <text:p text:style-name="P4">
Alex Karp, chief executive of Palandir, said in an email: "The power of the advanced algorithmicwarfare system is now very powerful, which is equivalent to having tactical nuclear weapons to deal with opponents with only conventional weapons." However, the public often underestimate this.</text:p>
      <text:p text:style-name="P4">
It has been reported that Pallandir played a very critical role in the Russia and Ukraine War. After the war broke out, it was the first businessman of the Ukrainian President Volodymyrzlenskyy, and the company set up an office in Ukraine.</text:p>
      <text:p text:style-name="P4">
With the approval of Karp, the company Kiev Office showed some technologies close to the fire line (shooting line) to Igneusus. One of the software platforms allowed American allies to use ubiquitous and unstoppable sensors. These sensors surrounded them around Each potential battlefield creates a truly fatal "kill chain".</text:p>
      <text:p text:style-name="P4">
The direct feeling he saw was that this was a new deterrent. Not only in Ukraine, but in view of this technological revolution, the challenges facing opponents when attacking Taiwan are much more severe than they think. On this emerging digital battlefield, the information obtained by China is: think twice.</text:p>
      <text:p text:style-name="P4">
Ukraine Digital Transformer Minister Ferdorov told the well -known American columnist that the electronic killing chain "in Khaster, Izium, Kharkiv, and Kyiv (Kyiv)" The regional liberation period is particularly useful. "</text:p>
      <text:p text:style-name="P4">
The killing chain is a military concept that describes the entire process from obtaining information to executing attacks. Including the identification goals, planning and combat, command control, execution of attack and evaluation effects. For example, the Ukrainian army found that there were suspected Russian tanks in the distant forests. How to use artificial intelligence technology to launch the killing chain of the killing chain has the following:</text:p>
      <text:p text:style-name="P4">
The first target recognition, through image processing and computer vision technology, recognize the tank target that may be hidden in the woods. The second target positioning, artificial intelligence can achieve a large number of precise positioning targets in sensors and reconnaissance equipment. The third target tracking, using artificial intelligence and tracking algorithms to continuously track the movement and position changes, maintain continuous observation of the target. The fourth blow planning, using the artificial intelligence auxiliary system planning the best attack strategy and firepower support, including calculating the best shooting position, considering terrain and enemy defense.</text:p>
      <text:p text:style-name="P4">
Fifth attack execution, when using artillery, missiles, or other weapon systems, artificial intelligence can provide assistance and accuracy during navigation and shooting. The sixth attack evaluation is accurately evaluated by artificial intelligence, including the hit rate, the degree of destruction, and the impact of the enemy tank, which helps evaluate the combat effect and adjust the follow -up combat plan.</text:p>
      <text:p text:style-name="P4">
<text:span text:style-name="T4">
 Classic War of War of Intelligent War </text:span>
</text:p>
      <text:p text:style-name="P4">
Iigneus pointed out in the article that the Russians also tried to create their own electronic battlefield tools, but they had little effect. They tried to use commercial satellite data and videos transmitted through cheap Chinese drones. But it is difficult for them to coordinate and share these data between the troops. They also lack the ability to connect with the "Starlink" system. In this regard, Ukraine obviously occupies the upper hand.</text:p>
      <text:p text:style-name="P4">
The Ukrainian officer told him that each Ukrainian camp -level combat unit was equipped with his own software developers. The core advantage of Ukraine is not only the will of the army's fighting, but also the technical strength.</text:p>
      <text:p text:style-name="P4">
The Ukraine showed the amazing combat power of small fighting, and the world is obvious to all. They successfully used artificial intelligence technology not only gaining advantages on the battlefield, but also humans entering an intelligent war to demonstrate a lively classic battle.</text:p>
      <text:p text:style-name="P4">
This column premiered a new program every Friday, and there were several backs after it. You can listen to short waves, or listen through YouTube and RFA's official website.</text:p>
      <text:p text:style-name="P4">
Writer///人(The host of this show is a military commentator who has long been concerned about cross -strait and Indo -Pacific military security affairs for a long time.)</text:p>
      <text:p text:style-name="P4">
News Source: <text:a xlink:type="simple" xlink:href="https://www.rfa.org/mandarin/zhuanlan/junshiwujinqu/mil-07132023141348.html" text:style-name="Internet_20_link" text:visited-style-name="Visited_20_Internet_20_Link">
https://www.rfa.org/mandarin/zhuanlan/junshiwujinqu/mil-07132023141348.html</text:a>
</text:p>
      <!--NEWS-->
      <text:h text:style-name="P10" text:outline-level="1">
<text:span text:style-name="T4">
The German government launched a strategy to China: cooperation, but reducing dependence</text:span>
</text:h>
      <text:p text:style-name="P4">
Author: None (Language: zh)</text:p>
      <text:p text:style-name="P4">
Publisher: None</text:p>
      <text:p text:style-name="P4">
Time: 2023-07-13T14:51:00Z</text:p>
      <text:p text:style-name="P4">
Description: After several months of negotiations in the ruling alliance, the German government launched its first "China Strategy" on Thursday.</text:p>
      <text:p text:style-name="P4">
Videos: []</text:p>
      <text:p text:style-name="P4">
Images: []</text:p>
      <text:p text:style-name="P4">
Subject: 时政风云</text:p>
      <text:p text:style-name="P4">
Subjects: ['移民难民', '人权']</text:p>
      <text:p text:style-name="P4">
Keywords: ['中国战略', '德国对华战略', '人权', '脱钩', '去风险', '降低依赖性', '经贸', '安全', '网络间谍']</text:p>
      <text:p text:style-name="P4">
Id: 66221218</text:p>
      <!--METADATA-->
      <text:p text:style-name="P4">
<text:a xlink:type="simple" xlink:href="https://www.dw.com/zh/overlay/image/article/66221218/63388816" text:style-name="Internet_20_link" text:visited-style-name="Visited_20_Internet_20_Link">
 </text:a>
(Voice of Germany) on Thursday (July 13), German cabinets formulated 61 pages of <text:a xlink:type="simple" xlink:href="https://www.dw.com/zh/zh/德国政府的中国战略即将出炉/a-66199476" text:style-name="Internet_20_link" text:visited-style-name="Visited_20_Internet_20_Link">
"China Strategy"</text:a>
As a program to deal with China in the future. The principle content is: China is a partner, but it is also a competitor and a system opponent.</text:p>
      <text:p text:style-name="P4">
In the introduction of this strategy to China on Thursday, Germany Foreign Minister Belbak said that China had changed, and Germany's policy of China must also change. "For Germany, China is a partner, competitors and system opponents. But in recent years, the aspects of system opponents have become increasingly prominent." Belbak said that China is currently more suppressed internally and more aggressive to the outside world. "</text:p>
      <text:p text:style-name="P4">
Germany Prime Minister Shulz said in Twitter: "A new framework that China's strategy has given us." He said that the goal is not decoupled, but Germany hopes to avoid the dependence of future key areas in trade relations. Through this strategy, Germany responded to China, which has "changed and has more offensive performance".</text:p>
      <text:h text:style-name="P12" text:outline-level="3">
<text:span text:style-name="T4">
No decoupling, but reducing dependence</text:span>
</text:h>
      <text:p text:style-name="P4">
In terms of economic and trade relations, the document wrote that the German government did not seek decoupling with China, and hoped to continue to connect with China. But in key areas, hopes to reduce dependence to <text:a xlink:type="simple" xlink:href="https://www.dw.com/zh/zh/德语媒体对去风险德国想的太天真/a-65795713" text:style-name="Internet_20_link" text:visited-style-name="Visited_20_Internet_20_Link">
reduce risk</text:a>
Essence According to the document, the new crown epidemic shows that Germany's dependence on medical technology and drugs. In addition, there is also dependence on rare earth, and in the past, China had used tools in relations with other countries. According to the document, the situation of the Taiwan Strait also highlights the vulnerability of the supply chain, especially in the semiconductor field. Belbak also said on Thursday that companies that rely on the Chinese market must bear their own capital risks to a greater extent.</text:p>
      <text:p text:style-name="P4">
The document also mentioned the European -China Investment Agreement, saying that the European -China Investment Agreement reached in the negotiations reached in the 2020 "cannot be approved for various reasons."</text:p>
      <text:p text:style-name="P4">
In the field of politics and human rights, documents wrote that as the Communist Party of China continues to expand its status and focuses on safety and stability, citizens and political rights have retreated, including media and freedom of speech. The document also lists examples of human rights violations of Xinjiang and Tibet. In Hong Kong, Beijing also violates its commitments and its responsibilities in international law, overhead Hong Kong's autonomy, restricts the right to freedom of citizens and political action space.</text:p>
      <text:p text:style-name="P4">
*#</text:p>
      <text:h text:style-name="P13" text:outline-level="4">
<text:span text:style-name="T4">
Who invents "de -risk"?</text:span>
</text:h>
      <text:h text:style-name="P12" text:outline-level="3">
<text:span text:style-name="T4">
Feng Delin Think Tank Speech</text:span>
</text:h>
      <text:p text:style-name="P4">
On March 30, 2023, the Chairman of the European Commission Feng Delin gave a speech in English in the event hosted by the two European think tanks in Brussels. She pointed out that the economic relations between China and Europe are becoming increasingly unbalanced. The practice of "clearly integrating the military and business sectors" in China brings risks to European security. Therefore Use existing tools to safeguard European economic interests. "The relationship between us is not black or white, and our answers cannot be the case. Therefore, we must focus on de-Risking instead of deciring."</text:p>
      <text:p text:style-name="P4">
*#</text:p>
      <text:h text:style-name="P13" text:outline-level="4">
<text:span text:style-name="T4">
Who invents "de -risk"?</text:span>
</text:h>
      <text:h text:style-name="P12" text:outline-level="3">
<text:span text:style-name="T4">
New keywords for China relations</text:span>
</text:h>
      <text:p text:style-name="P4">
Feng Derine's speech has received great attention. The saying "risk" also began to be cited by the media and politicians in Germany and the United States. The New York Times believes that this statement is a new summary of the European Union's relations with China. German and French diplomats have since promoted the concept of "de -risk" in international organizations and reflected it in the statement of the G7 Summit of the Hiroshima G7 summit in May of that year. In the content. The German Mirror Weekly pointed out that Feng Delin hopes to retain space on the words, which is different from the "decourse" used in the United States for a period of time.</text:p>
      <text:p text:style-name="P4">
*#</text:p>
      <text:h text:style-name="P13" text:outline-level="4">
<text:span text:style-name="T4">
Who invents "de -risk"?</text:span>
</text:h>
      <text:h text:style-name="P12" text:outline-level="3">
<text:span text:style-name="T4">
Dependence is a "good choice"?</text:span>
</text:h>
      <text:p text:style-name="P4">
Germany Foreign Minister Berbak also stated during the April China Celery China that Germany did not want to "decume" with China, but to "reduce risks", that is, Europe should reduce its dependence on "unhealthy" in China. At the same time, Qin Gang, a Chinese foreign minister who attended the press conference at the same time, responded that "China and Germany are partners, not opponents", and the two parties rely on the supply chain "the best choice in market rules"; as long as both countries remain open, "there is no need to be necessary to be unnecessary. Worry about the so -called dependence. "</text:p>
      <text:p text:style-name="P4">
*#</text:p>
      <text:h text:style-name="P13" text:outline-level="4">
<text:span text:style-name="T4">
Who invents "de -risk"?</text:span>
</text:h>
      <text:h text:style-name="P12" text:outline-level="3">
<text:span text:style-name="T4">
Shawrtz is the initial figurine?</text:span>
</text:h>
      <text:p text:style-name="P4">
Some German media noticed that it was not Feng Delin, but the German Chancellor Salz that was the first to publicly use the word "de -risk". In November 2022, the German "Star" magazine quoted in a report before Salz's visit to China. When he talked about his dependence on the Chinese industrial chain, he said: "Risks and diversification are the top priority." But At the time, this statement did not attract special public opinion.</text:p>
      <text:p text:style-name="P4">
*#</text:p>
      <text:h text:style-name="P13" text:outline-level="4">
<text:span text:style-name="T4">
Who invents "de -risk"?</text:span>
</text:h>
      <text:h text:style-name="P12" text:outline-level="3">
<text:span text:style-name="T4">
Financial term</text:span>
</text:h>
      <text:p text:style-name="P4">
The term "de-Risking" is not a new invention, but a term in the financial industry that refers to the contraction or termination of transactions in banks or investors to reduce the risk of paying contracts. In January 2023, the Chairman of the European Executive Committee Feng Delin also stated at the World Economic Forum that although the EU needs to "cooperate with China and trade", it still needs to amend the direction of business transactions with China and seek to seek this world with this world. The second largest economy "reduces risks, not decoupling."</text:p>
      <text:p text:style-name="P4">
*#</text:p>
      <text:h text:style-name="P13" text:outline-level="4">
<text:span text:style-name="T4">
Who invents "de -risk"?</text:span>
</text:h>
      <text:h text:style-name="P12" text:outline-level="3">
<text:span text:style-name="T4">
Sha Liwen: Free of stress</text:span>
</text:h>
      <ul>
        <li>
#</li>
      </ul>
      <text:h text:style-name="P13" text:outline-level="4">
<text:span text:style-name="T4">
Who invents "de -risk"?</text:span>
</text:h>
      <text:h text:style-name="P12" text:outline-level="3">
<text:span text:style-name="T4">
Consensus on the Atlantic Ocean</text:span>
</text:h>
      <text:p text:style-name="P4">
The German "Business Daily" pointed out that on this issue, Feng Delin, German Chancellor Shulz, and US national security adviser Su Liwen have obviously formed a consensus. "Different from the" decoustal "is that the purpose of" risk "is not to be economical in economics, but to enhance Europe's own economic pressure resistance."</text:p>
      <text:p text:style-name="P4">
*#</text:p>
      <text:h text:style-name="P13" text:outline-level="4">
<text:span text:style-name="T4">
Who invents "de -risk"?</text:span>
</text:h>
      <text:h text:style-name="P12" text:outline-level="3">
<text:span text:style-name="T4">
G7 Summit Yu Yin</text:span>
</text:h>
      <text:p text:style-name="P4">
After the Hiroshima G7 Summit in May, British Prime Minister Sonak (second from left) told the media that other countries in the United Kingdom and G7 groups were looking for methods to reduce the challenges brought by China. "All of this is about risk, not decoupling." He added: "We (the Seven Kingdoms Group) is taking measures to prevent China from using economic coercion to interfere with sovereign affairs in other countries."</text:p>
      <text:p text:style-name="P4">
*#</text:p>
      <text:h text:style-name="P13" text:outline-level="4">
<text:span text:style-name="T4">
Who invents "de -risk"?</text:span>
</text:h>
      <text:h text:style-name="P12" text:outline-level="3">
<text:span text:style-name="T4">
Beijing: Don't "Learn the Tongue"</text:span>
</text:h>
      <text:p text:style-name="P4">
Beijing, which was very dissatisfied with the G7 meeting, had a fierce reaction. The Chinese Ministry of Foreign Affairs (pictured) previously stated on the G7 bulletin: "For the so -called" economic stress ", the United States engaged in unilateral sanctions and 'detachable chains' is the true' coercion" of political and trade relations. We advise the Seven Kingdoms Group not to do the same conspiracy and accomplices of economic coercion. "</text:p>
      <text:p text:style-name="P4">
*#</text:p>
      <text:h text:style-name="P13" text:outline-level="4">
<text:span text:style-name="T4">
Who invents "de -risk"?</text:span>
</text:h>
      <text:h text:style-name="P12" text:outline-level="3">
<text:span text:style-name="T4">
强 强 强</text:span>
</text:h>
      <text:p text:style-name="P4">
Chinese Prime Minister Li Qiang said at the opening ceremony of the World Economic Forum (WEF) "Summer Davos Forum" held in Tianjin on June 27, saying: "Now in the West, some people are hype, so -called 'dependence, risks to risks' , I think to a certain extent, these two sentences are a pseudo -proposition. "He believes that risk control should be" corporate to make corresponding judgments and choices ". Risk expansion, politicalization, and ideology "will be extended.</text:p>
      <text:p text:style-name="P4">
*#</text:p>
      <text:h text:style-name="P13" text:outline-level="4">
<text:span text:style-name="T4">
Who invents "de -risk"?</text:span>
</text:h>
      <text:h text:style-name="P12" text:outline-level="3">
<text:span text:style-name="T4">
String into the European Union's strategy to China</text:span>
</text:h>
      <text:p text:style-name="P4">
The common policy for China is also an important issue at the EU summit ended on June 30. Summit jointly stated that it will support the continued economic and trade relations with China while reducing Europe's economic dependence on China. "Risk of Risk" officially appeared in this statement and became a concept. In the future, the European Union will use it as a guidance policy to launch a strategy to China. However, some criticisms have stated that the "de -risk" currently expressed by the European Union still lacks specific plans and responsibilities.</text:p>
      <text:p text:style-name="P4">
*#</text:p>
      <text:h text:style-name="P13" text:outline-level="4">
<text:span text:style-name="T4">
Who invents "de -risk"?</text:span>
</text:h>
      <text:h text:style-name="P12" text:outline-level="3">
<text:span text:style-name="T4">
The first strategy to China in Germany</text:span>
</text:h>
      <text:p text:style-name="P4">
On July 13, 2023, the German Federal Cabinet passed the first strategy of relationship with China. According to the document, Germany will continue to communicate and cooperate with China, and at the same time, it should "reduce the dependence of key areas." The German government will increase the sensitivity of society to the risk of China, strengthen exchanges with enterprises, and remind enterprises to do a good job of risk control. The document also emphasizes that it is unacceptable to unilaterally changing the status quo of the Taiwan Strait. The upgrade of military conflict in the Taiwan Strait will affect the interests of Germany and the European Unio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One China" and extended relations with Taiwan</text:p>
      <text:p text:style-name="P4">
A Chinese policy is also mentioned in the document, saying that a Chinese policy is still the foundation of the German government. At the same time, Germany and Taiwan have maintained a close and good relationship in many fields and hope to expand. Under the framework of an EU policy, support Taiwan to participate in relevant international organizations. According to the document, the changes in the status quo of the Taiwan Strait can only occur under the same recognition of peace and both parties. Military intensification will also affect Germany and Europe.</text:p>
      <text:p text:style-name="P4">
In the field of key infrastructure, the documents stated that which areas and which companies and institutions will be defined through the relevant laws are key infrastructure. In information technology <text:a xlink:type="simple" xlink:href="https://www.dw.com/zh/zh/德国出台首份国家安全战略-中国是对手也是伙伴/a-65912004" text:style-name="Internet_20_link" text:visited-style-name="Visited_20_Internet_20_Link">
security</text:a>
In the field, the documents stated that China's security law means that Chinese individuals, enterprises and organizations are obliged to cooperate with relevant Chinese departments and intelligence agencies at home and abroad. In this context, the use of key components is reviewed in accordance with the Federal Information Technology Security Law.</text:p>
      <text:h text:style-name="P12" text:outline-level="3">
<text:span text:style-name="T4">
China's impact in Germany</text:span>
</text:h>
      <text:p text:style-name="P4">
The document refers to China's impact on Germany and the so -called "overseas police station" and other institutions, saying that appropriate measures are taken at the country and the European Union level. In addition, the German government will continue to closely observe "monitoring and political manipulation of some Chinese overseas groups in Germany through the structure of the party organization."</text:p>
      <text:p text:style-name="P4">
The document also refers to cyber spy behavior from China, saying that related actors have tried to obtain business and research secrets through cyber spy behaviors in the economy and academia. The document states that especially in high -tech enterprises and world -leading companies in the industry.</text:p>
      <text:p text:style-name="P4">
However, the document also emphasized that it is also not seeking decoupled with China in the field of science and technology, saying that the division of science and technology space does not meet Germany's interests.</text:p>
      <text:p text:style-name="P4">
The document also refers to the relationship between China and Russia, saying that Russia's invasion of Ukraine violates the UN Charter. China should show its position. As a permanent member of the UN Security Council, China has a special responsibility for maintaining and defending the charter. The close cooperation of Russia and China failed to show this.</text:p>
      <text:h text:style-name="P12" text:outline-level="3">
<text:span text:style-name="T4">
is how to re -position relations with China</text:span>
</text:h>
      <text:h text:style-name="P12" text:outline-level="3">
<text:span text:style-name="T4">
Chinese response(Comprehensive report)</text:span>
</text:h>
      <text:p text:style-name="P4">
News Source: <text:a xlink:type="simple" xlink:href="https://www.dw.com/zh/德国政府推出对华战略：合作，但减少依赖/a-66221218" text:style-name="Internet_20_link" text:visited-style-name="Visited_20_Internet_20_Link">
https://www.dw.com/zh/德国政府推出对华战略：合作，但减少依赖/a-66221218?maca=chi-rss-chi-all-1127-rdf</text:a>
</text:p>
      <!--NEWS-->
      <text:h text:style-name="P10" text:outline-level="1">
<text:span text:style-name="T4">
Kundela: FREE VERSION that cannot be affordable</text:span>
</text:h>
      <text:p text:style-name="P4">
Authors: ['']</text:p>
      <text:p text:style-name="P4">
Publisher: 英国《金融时报》</text:p>
      <text:p text:style-name="P4">
Time: 2023-07-13T15:11:47+00:00</text:p>
      <text:p text:style-name="P4">
Published Time: 2023-07-12T12:00:99+08:00</text:p>
      <text:p text:style-name="P4">
Modified Time: 2023-07-13T11:11:99+08:00</text:p>
      <text:p text:style-name="P4">
Description: Xu Jin: At the time of survival dilemma, it is precisely the most suitable moment when reading novels. Kundela can always laugh at the unspeakable absurd situation, and it seems that this situation is not so frightening.</text:p>
      <text:p text:style-name="P4">
Images: ["<text:a xlink:type="simple" xlink:href="https://thumbor.ftacademy.cn/unsafe/picture/9/000187469_piclink.jpg" text:style-name="Internet_20_link" text:visited-style-name="Visited_20_Internet_20_Link">
000187469_pic...</text:a>
"]</text:p>
      <text:p text:style-name="P4">
Themes: ['专栏', '昆德拉', '关注']</text:p>
      <text:p text:style-name="P4">
Keywords: ['昆德拉', '小说', '文学', '读书', '徐瑾书单']</text:p>
      <text:p text:style-name="P4">
Type: Article</text:p>
      <!--METADATA-->
      <text:p text:style-name="P4">
<draw:frame draw:style-name="fr1" draw:name="Image231" text:anchor-type="as-char" svg:width="6.9236in" svg:height="3.894525in" draw:z-index="0">
<draw:image xlink:href="../Images/FT Chinese Free Version/2023-07-13T15-11-47-00-00/000187469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Milan Kundera left at the age of 94.</text:p>
      <text:p text:style-name="P4">
On April 1, 1929, he was born in Czechoslovakia. His father was a pianist. He had received good music enlightenment since he was a child. In his growth stage, he gradually turned to writing, and his mother country was also experiencing the change of the times at the same time, and his personal life also experienced twists and turns. In 1975, he finally chose to settle in France, and then insisted on writing in French and gradually won the world's reputation.</text:p>
      <text:p text:style-name="P4">
Like many writers, Kundela tried different literary themes in his early years, and he was involved in poetry and drama. In the end, he found his voice, his style, and even himself in the novel. Why are we still talking about Kundela today? Or change a question, why are we still reading novels? Kundela himself, in his long life, is also exploring the true meaning of the form of novels. He is also describing the simplified world in the hustle and bustle and portraying its complex existence.</text:p>
      <text:p text:style-name="P4">
<text:span text:style-name="T4">
 Novel spirit: complexity </text:span>
</text:p>
      <text:p text:style-name="P4">
Throughout his life, Kundera used novelists to claim, far away from the performance of performance, and disgusted the political aesthetics of kitsch. This position has made him part ways with many former friends, and even alienated relationships with the mother country. In his opinion, becoming a novelist is not only practicing a "literary genre", but also "a kind of attitude, a wisdom, a position". He understood and agreed with the point of view of the novelist Herman Bloch. "It is the only reason to find that only what the novel can be discovered is the novel."</text:p>
      <text:p text:style-name="P4">
So, what exactly is the novel? Kundela clearly pointed out that the spirit of the novel is complexity, and each novel is telling the reader: "Things are more complex than you think." Kundela believes that Cevantes, Balzac, Tolstoy, Fu, Fu, Fu, Fu, Blessing, Blessing The ancient wisdom of the novel created by Lou Bai and others is worthy of cherishment. However, under the impact of modernity, the truth of the novel is superfluous and even forgotten.</text:p>
      <text:p text:style-name="P4">
Kundela has always been proud of the Czech Republic. Writers on the land Kafka and Hasieck were regarded as his pioneers, or further, he was proud of European civilization. He believes that the form of novels is a common product of different languages in different languages in Europe. The arrival of modern society has made European civilization continue to lose, especially about the existence of people. This is the truth that many philosopher writers have learned more than a hundred years ago and criticized it. Kundela believes that behind this criticism, it actually reveals the dual nature of the modern times: "both degenerate, progressive, and like all human things, it contains the seeds of its end when it produces."</text:p>
      <text:p text:style-name="P4">
Under such circumstances, Kundela believes that the modernity of the novel is to continue to explore the specific life of people and protect this specific life that escapes "forgotten": "A novel, if not found that it was still at the time, it was still at that time. Unknown existence, then it is an immoral novel. Knowledge is the only morality of the novel. "</text:p>
      <text:p text:style-name="P4">
Kundela's defense of novel morality also means resistance to simplification. In contemporary times, the death of novels has been mentioned countless times. This is a classic literary topic, which also comes from the impact of modernity. Under the impact of globalization, the spirit of the times has become increasingly simplified, and the spirit of the novel is contrary to the eclipse of the novel. Kundela compares it as a "simplified puppetworm". Significance. Novels (just as all culture) increasingly fell into the hands of various media. The media that expanded as the historical integration of the earth expanded and clarified the simplification process; they spread the same people all over the world. Humans, the simplified sides and vulgar sets accepted by all human beings. And different mouthpiece shows different political interests. It is not important. After the different surfaces, in fact, it is a common spirit to rule. "</text:p>
      <text:p text:style-name="P4">
Perhaps because of this, Kunderla has become more and more absent in his later years. He keeps a distance about the media and even critics and biologists. He uses a rejected gesture to oppose the interpretation of simplified and defend the complexity of himself and his works. He once said that, "The characteristics of a real novelist: I don't like to talk about myself."</text:p>
      <text:p text:style-name="P4">
<text:span text:style-name="T4">
 Light and heavy </text:span>
</text:p>
      <text:p text:style-name="P4">
There are not many works in Kunderla. In his later years, his work was selected into the famous French Seven Star Library(Pleiad)When he chose his own work, he abandoned a lot.</text:p>
      <text:p text:style-name="P4">
In his works, the most widely influential influence is probably "The Light of Life Unbearable". In the Chinese world, its original translation "Unbearable Light in Life" is even more familiar. This novel has been adapted into the movie "The Love of Prague". It has starring stars such as Juliet and Binos, which is probably the most popular novel in Kundera.</text:p>
      <text:p text:style-name="P4">
What story does this novel write? It seems to talk about the emotional stories of a few pairs of men and women. The background is under the historical drama of the Soviet Union's invasion of the Czech in the 1960s, discussing topics such as politics, love, existence and life. This novel has been discussed so far with its unique philosophical meaning. Kundela believes that the novel is similar to the building and has its own pillars. The pillar of this novel involves the following keywords, "heavy, light, soul, body, great march, feces, kitsch, pity, dizziness, strength, weakness."</text:p>
      <text:p text:style-name="P4">
"Eternal reincarnation is a mysterious idea. Nietzsche once used it to put a lot of philosophers in a dilemma: think about it, one day, everything will be reproduced in the way we have experienced, and this repeated repeatedly will be repeated!What does a delirium mean? "This is the first sentence of the novel. For Kundera, this sentence has already clicked the basic situation of the protagonist Totomas:" That is, in a world without eternal reincarnation The existence is light. "</text:p>
      <text:p text:style-name="P4">
Light and heavy, it is Thomas's existence password, and it can even be said to be one of the mother questions of Kundera's novels. Light or corresponding to it, this theme has appeared many times in Kunderla's novels. His initial novel "Joking" has mentioned, "Walking on the dusty road, I feel empty and heavy. Light, pressing on my life. "In addition," Living elsewhere "," Farewell to the Yuan Dance ", and" Laughing forgot "are also involved. Second!Then I comfort myself: All novelists may just write a theme with various variations. "</text:p>
      <text:p text:style-name="P4">
Light and heavy, the opposition between the two is "the most mysterious and blurred among all opposites", and its tap also constitutes the difficulty of life. There is no eternal correct answer. Feeling complexity. "It's really cruel, but the lightness is really beautiful?" - The heavy is responsibility, also oppression, and also assumed, but it may bring life close to the truth of the earth. Even escaping is "half really existed", which is out of light and become "freedom and meaningless."</text:p>
      <text:p text:style-name="P4">
<text:span text:style-name="T4">
 Kundela's contemporary significance </text:span>
</text:p>
      <text:p text:style-name="P4">
Since the 1980s, Kundera has been introduced into the Chinese world, causing a lot of attention and imitation. Whether or not it really understands, "Light of Life", "Kaifeng" and his famous sayings are still being cited. He once said that "grasping the complexity in the modern world means a simple and concentrated technique for me." Obviously he has mastered this technique without winning the Nobel Prize, but it seems that there is a lack of Nobel Prize judges' taste. In Kundedra, no loss.However, this year, I have the desire to re -read him, especially in the years of Shanghai Fengcheng Re -reading "The Light of Unbearable Life". The so -called classic is actually the kind of commonly read and new books, and novels are actually the best portrait for incomparable absurdity. Opening this book again, the reading memory of that year is still there, but every sentence feels flowing into the gap between the mind, like a note, silk like a note. I did n’t understand, I did n’t like it when I was a kid, I can now read, understand, and agree. This is the change of the times and the personal changes. This book proposes "kitsch", but because the book is too famous and the title of the book is too ears, how many people have misunderstood the "kitsch" proposed by him. He will laugh at ignorance and be cold, but he will also have tenderness to the weak.</text:p>
      <text:p text:style-name="P4">
Novels, even if it is a great novel, may not have changed the direct power of the present and even a moment, but it can have the value of the record of time. When the smoke clouds of politics and times are dissipated, valuable novels will not be damaged. I have talked in the economic man's reading during the city. In the past two years, I may be suitable for re -reading in Kundela -perhaps, maybe it is the moment of survival dilemma, which is precisely the most suitable moment for re -reading novels. Kundela can always laugh at the unspeakable absurd situation, and it seems that this situation is not so frightening. When I was a kid, I always felt that he was not deep enough, but when he was old, he understood that some of his life was not so profound, some, but only endless absurd. At this time, being able to ridicule or easily ironically is actually a profound self -protection of the "weak", as Kundera once commented on Kafka's novels as comedy.</text:p>
      <text:p text:style-name="P4">
The Economy Reading Club Book Friendship Teacher Jian Triumph was the Eastern European Literature Research. He first introduced Kundera to the translator of the Chinese world. He once said that "the Czech Republic needs Harvey, and it also needs Kundera." For the world, having Kundera is also our luck, which has made the world an irreplaceable voice since then -novels are immortal and Kundela is immortal.</text:p>
      <text:p text:style-name="P4">
** Note: This article only represents the author's personal point of view. The author is also the initiator of the Economy Reading Association.</text:p>
      <text:p text:style-name="P4">
News Source: <text:a xlink:type="simple" xlink:href="http://www.ftchinese.com/story/001100243" text:style-name="Internet_20_link" text:visited-style-name="Visited_20_Internet_20_Link">
http://www.ftchinese.com/story/001100243</text:a>
</text:p>
      <!--NEWS-->
      <text:h text:style-name="P10" text:outline-level="1">
<text:span text:style-name="T4">
The dismantling floating bridge and Yellen's food (Free Version)</text:span>
</text:h>
      <text:p text:style-name="P4">
Authors: ['']</text:p>
      <text:p text:style-name="P4">
Publisher: 英国《金融时报》</text:p>
      <text:p text:style-name="P4">
Time: 2023-07-13T15:16:53+00:00</text:p>
      <text:p text:style-name="P4">
Published Time: 2023-07-12T12:00:99+08:00</text:p>
      <text:p text:style-name="P4">
Modified Time: 2023-07-13T11:16:99+08:00</text:p>
      <text:p text:style-name="P4">
Description: Liu Yuanju: When someone finds that it can easily pull people down by reporting, then someone will do it like this. The thrill of smashing other people's rice bowls is even more refreshing than holding a bowl of meals.</text:p>
      <text:p text:style-name="P4">
Images: ["<text:a xlink:type="simple" xlink:href="https://thumbor.ftacademy.cn/unsafe/picture/0/000187410_piclink.jpg" text:style-name="Internet_20_link" text:visited-style-name="Visited_20_Internet_20_Link">
000187410_pic...</text:a>
"]</text:p>
      <text:p text:style-name="P4">
Themes: ['专栏', '中国社会', '关注']</text:p>
      <text:p text:style-name="P4">
Keywords: ['中国社会', '中国政治', '耶伦']</text:p>
      <text:p text:style-name="P4">
Type: Article</text:p>
      <!--METADATA-->
      <text:p text:style-name="P4">
<draw:frame draw:style-name="fr1" draw:name="Image232" text:anchor-type="as-char" svg:width="6.9236in" svg:height="4.611226in" draw:z-index="0">
<draw:image xlink:href="../Images/FT Chinese Free Version/2023-07-13T15-16-53-00-00/00018741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the past few days, two of the most popular things on the Chinese public opinion field are the case of "Private Floating Bridge" in Wafang Town, Wafang Town, Panan City, Jilin Province; the other is Yellen and Chinese female scholars. The dinner was questioned.</text:p>
      <text:p text:style-name="P4">
Two things, one happening in the remote and backward rural countryside, only related to the lives of the villagers, is a trivial matter and the bottom. The other occurs in Beijing. Communication is a big deal and high -end affairs. The two things seem to be unpredictable, but they are drove by the same deep psychological motivation and become a hot spot.</text:p>
      <text:p text:style-name="P4">
Judging from the current reports, the original report made "private pilling bridge" enter the official vision. In fact, objectively speaking, the official attitude has some extent. The initial clue was to report the report and then transferred to the public security organs, but in the end they did not do it with black. It seems not difficult to come in from the number and organizational nature. But in the end, only 50,000 yuan was identified in the amount identification, and 18 people were sentenced to probation. Generally speaking, the official calibers of each level of such hot events are highly consistent. Interestingly, the staff of the people's government of the Wafeng Town actually denied the situation of mandatory charges.</text:p>
      <text:p text:style-name="P4">
Therefore, perhaps the whole thing is to continue to promote. The reporter Li did not avoid his report. In the face of the interview, he said: "The people now have cars, the road is good, and it doesn't matter. It is for charging. "He emphasized the charge.</text:p>
      <text:p text:style-name="P4">
There may be rural pastoral and watches in Chinese villages. When someone finds that it can easily pull people down by reporting, then someone must do it like this. The thrill of smashing other people's rice bowls is even more refreshing than holding a bowl of meals.</text:p>
      <text:p text:style-name="P4">
The Internet violence encountered in Yellen's dinner is also due to this psychological mechanism.</text:p>
      <text:p text:style-name="P4">
All the elite women participating in the dinner are much higher than the ordinary people. The allegations of traitors and traitors can pull them down.</text:p>
      <text:p text:style-name="P4">
A normal visit, global attention, all schedules in China are open, negotiated, and eat with Yelun, can there be a conspiracy space? These people actually know.</text:p>
      <text:p text:style-name="P4">
My mother told me that when she was in junior high school, the Chinese hydrogen bomb exploded successfully. There was a 14 -year -old in the same grade. The active girl usually joked: The egg explosion was successful. As a result, it was said to be a counter -revolutionary, and the flowers were tied up. Those people really think that a 14 -year -old girl is so bad? These people actually know.</text:p>
      <text:p text:style-name="P4">
Do they really think that the name of Tsinghua University is because of "invading China"? Can the school name of the top famous schools in China really show up for a hundred years and still hiding a big conspiracy? These people actually know.</text:p>
      <text:p text:style-name="P4">
Many scholars have been invited by a Japanese fund before to visit and live in Japan for a while. Later, many people questioned to promote Japan with money. Until the Ministry of Foreign Affairs Wang Wenbin, when answering the reporter's question, he made a clarification and actively evaluated such exchanges, saying that China and Japan would also arrange more two -way communication, and the question was abruptly stopped. This large -scale invitation to visit well -known scholars may really use money to publicize? These people actually know.</text:p>
      <text:p text:style-name="P4">
However, there was no apology or clarification, and they began to find new enemies, and then it was female scholars at Yelun Dinner.</text:p>
      <text:p text:style-name="P4">
These people actually know everything, but the sense of power of smashing people's rice bowls is so attractive. "The anger of justice" is attractive because it contains "overwhelming the power of a person". Especially when a certain kind of power can allow people who usually "be in power" to obtain power. Smash other people's rice bowls and let the strong fall into the dust. Or when the strong man falls, go to a foot, so that he must not turn over forever. This power can be disgusting, can be wantonly evaluating the figure, the top of the outline, the hats on the outline, the smashing of a person's rice bowl, and letting a star say goodbye to the stage.</text:p>
      <text:p text:style-name="P4">
Ironically, if you can't smash the rice bowl, this motivation will be greatly weakened.</text:p>
      <text:p text:style-name="P4">
As long as the child sees a star with a flaw, he will learn badly, and they shout such logic. But ironic is that Musk, who has publicly live broadcast of drugs, multiple divorces, ambiguous, and speculative currency harvested retail investors, has also been greatly respected in China. Give Musk's words "flawlessly" because they can't smash Musk's rice bowl.</text:p>
      <text:p text:style-name="P4">
This anger will spread into everyone's life.</text:p>
      <text:p text:style-name="P4">
Grasp the big white goose machine, the cheongsam on the milk cup, and the short sleeves on the spicy strips have become the reason for smashing the rice bowl. Some people say that people on milk tea are too exposed; some people say that a word contains a word on the Xinhua Dictionary; some people say that the Xinhua Dictionary does not include a word. Some people say that they should not wear clothes like this; and some people say that the lantern is like Japan. No evidence, no demonstration, no consensus, only "I think", as long as you use the banner of justice, you can make mistakes, wrongdoing, and smashing your fellow citizen's rice bowl without having to bear any responsibility.</text:p>
      <text:p text:style-name="P4">
Smashting other people's rice bowls and destroying the lives of others has a hearty pleasure. But the price is everyone's nervousness. Just yesterday, in the signboard of the Spring Postal Savings Bank City South Sub -branch, there were many spelling errors in English, of which "China" was written as "CIHNA". The bank involved said that the letters of the letters did not know and rectified. This should have been a trivial matter, but now it has become a big news.</text:p>
      <text:p text:style-name="P4">
Everyone's rice bowl, everyone's lives, are connected together. When everyone in the market is worried, the evaluation of risks will become higher, and market activities will stagnate.</text:p>
      <text:p text:style-name="P4">
Under the report, the Floating Bridge, as an effective asset, disappeared from Chinese economic activities, and disappeared three times. The efficiency of the pass from this has improved and disappeared. Just a few days ago, if the owner of the big white goose was smaller, he would withdraw this machine, then the Chinese economic cycle disappeared.</text:p>
      <text:p text:style-name="P4">
The young man who runs the big white goose opened a good head and rejected it directly. Individuals, enterprises, and government agencies should be so, and they are unwilling to follow this ridiculous "correct". Indeed, female scholars who participated in Yelun Dinner responded to respond and sue Weibo to surf the Internet. They are ordinary people who are traitors, just like rocket experts and people arguing whether the Rockets burns coal. However, this behavior is not just maintaining itself, but to maintain a more secure and stable market and social atmosphere.</text:p>
      <text:p text:style-name="P4">
_ <text:span text:style-name="T5">
 _ 吧 </text:span>
(This article only represents the author's own point of view, and the editor is responsible: Yan MAN.YAN@ftChinese.com)_</text:p>
      <text:p text:style-name="P4">
News Source: <text:a xlink:type="simple" xlink:href="http://www.ftchinese.com/story/001100239" text:style-name="Internet_20_link" text:visited-style-name="Visited_20_Internet_20_Link">
http://www.ftchinese.com/story/001100239</text:a>
</text:p>
      <!--NEWS-->
      <text:h text:style-name="P10" text:outline-level="1">
<text:span text:style-name="T4">
Facts │ Due to the lack of frontline, Ukraine once again staged violent recruitment?</text:span>
</text:h>
      <text:p text:style-name="P4">
Author: 作者：董喆</text:p>
      <text:p text:style-name="P4">
Publisher: Radio Free Asia (Organization)</text:p>
      <text:p text:style-name="P4">
Published Time: 2023-07-13T15:23:37-04:00</text:p>
      <text:p text:style-name="P4">
Modified Time: 2023-07-13T15:23:37-04:00</text:p>
      <text:p text:style-name="P4">
Description: Author: Dong Yan</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629306in" draw:z-index="0">
<draw:image xlink:href="../Images/rfamandarin/2023-07-13T15-23-37-04-00/000000.png" xlink:type="simple" xlink:show="embed" xlink:actuate="onLoad" draw:mime-type="image/png"/>
</draw:frame>
 <text:a xlink:type="simple" xlink:href="https://www.rfa.org/mandarin/shishi-hecha/hc-07132023151138.html/@@images/image" text:style-name="Internet_20_link" text:visited-style-name="Visited_20_Internet_20_Link">
</text:a>
Radio of Liberty Asia</text:p>
      <text:p text:style-name="P4">
<text:span text:style-name="T4">
 Tags: Insufficient evidence </text:span>
</text:p>
      <text:p text:style-name="P4">
<text:span text:style-name="T4">
 Reading in one minute: </text:span>
</text:p>
      <text:p text:style-name="P4">
Recently, "Russia Today" released a 36 -second film on Bilibili and Weibo, such as Bilibili and Weibo, stating that the Ukrainian Odeza recruitment office violently enlisted in the army. Immediately, the film spread a lot in mainland news and social media. Asian facts investigation of the laboratory traceability found that its original film comes from a self -proclaimed report of the dynamic social media Telegram account "＠xyDessa", which is a self -proclaimed report. After the video was released, the official statement clarified that the man was not a recruitment of soldiers. Instead, they were arrested for violating border regulations. In addition, whether the man really has criminals across the border, there is still controversy in the Ukrainian community.</text:p>
      <text:p text:style-name="P4">
<text:span text:style-name="T4">
In-depth analysis:</text:span>
</text:p>
      <text:p text:style-name="P4">
On July 9, Russia's state -owned media "Russia Today (RT) (RT) (RT) was [Bilibili] in <text:a xlink:type="simple" xlink:href="https://www.bilibili.com/video/BV1oz4y1E793/" text:style-name="Internet_20_link" text:visited-style-name="Visited_20_Internet_20_Link">
Bilibili</text:a>
And <text:a xlink:type="simple" xlink:href="https://weibo.com/6244553417/N95Qj0Nj2" text:style-name="Internet_20_link" text:visited-style-name="Visited_20_Internet_20_Link">
Weibo</text:a>
Published a film, the title "The front line is missing? Ukraine once again staged the scene of violent recruitment", and the text described "July 9th, in Odessa in Ukraine, the staff of the recruitment office" persuaded "local residents Go to the Ukrainian armed forces to serve. "Subsequently, the same film began to spread on the Chinese Internet, and reposted the video number of provincial and municipal media such as" see news "and" poster news ", and further interpreted this video as the Ukraine front line The losses are heavy and need to be replenished, which has a wide influence.</text:p>
      <text:p text:style-name="P4">
"Russia today" published a film in Bilibili, saying that Ukraine was involved in violence. (Figure cut from Bilibili) <text:a xlink:type="simple" xlink:href="https://www.rfa.org/mandarin/shishi-hecha/hc-07132023151138.html/3010pic1301157168aaa-4eca65e54fc47f8565af5728bilibili767c88685f717247-63076d8970cf514b862d66b4529b5fb551753002-622a53d681eabilibili.png" text:style-name="Internet_20_link" text:visited-style-name="Visited_20_Internet_20_Link">
![] [](Images/rfamandarin/2023-07-13T15-23-37-04-00/000003.png)</text:a>
</text:p>
      <text:p text:style-name="P4">
The film was forwarded by multiple provincial and municipal media video videos (screenshot of WeChat video number) <text:a xlink:type="simple" xlink:href="https://www.rfa.org/mandarin/shishi-hecha/hc-07132023151138.html/3010pic1-130118be589c698917ecf592791cf4e2d56fd5a924f538d2653f78f6c8f7d.png" text:style-name="Internet_20_link" text:visited-style-name="Visited_20_Internet_20_Link">
</text:a>
The film's perspective was shot outward in the car. Four men wearing military green clothes and guns were equipped with a gray -clothes man, and they tied his hands with a bundle with a bundle. Several trucks have been opened in the background, but there are no more clues to confirm the location of the incident.</text:p>
      <text:p text:style-name="P4">
<text:span text:style-name="T4">
 Where is the film originated? </text:span>
</text:p>
      <text:p text:style-name="P4">
According to the floating watermark "Xyebaя Oдecca" and a paper plane pattern appearing in the film, we rejected this film <text:a xlink:type="simple" xlink:href="https://t.me/xydessa/32207" text:style-name="Internet_20_link" text:visited-style-name="Visited_20_Internet_20_Link">
Posted on July 9th on social media Telegram account ＠xyDessa</text:a>
Essence The film describes "Ao Deza residents are" affectionately "invited to the military recruitment office." However, the Telegram account subsequently updated below the post, indicating that the man in the film was not a soldier but a border officer in the film. The man was arrested for refusing to provide documents and tried to overtake border officers and affect traffic.</text:p>
      <text:p text:style-name="P4">
The conflict film published by xyebaдocecca (the picture is cut from Telegram) <text:a xlink:type="simple" xlink:href="https://www.rfa.org/mandarin/shishi-hecha/hc-07132023151138.html/3010pic2301157168aaa-xyebaia-odecca767c88687684885d7a815f7172473002-622a53d681eatelegram.png" text:style-name="Internet_20_link" text:visited-style-name="Visited_20_Internet_20_Link">
</text:a>
</text:p>
      <text:p text:style-name="P4">
The official clarification published by xyebaдocecca (the picture is cut from Telegram) <text:a xlink:type="simple" xlink:href="https://www.rfa.org/mandarin/shishi-hecha/hc-07132023151138.html/3010pic3301157168aaa-xyebaia-odecca767c886876845b9865b96f846e053002-622a53d681eatelegram.png" text:style-name="Internet_20_link" text:visited-style-name="Visited_20_Internet_20_Link">
</text:a>
According to the above information, it can be preliminarily determined that the incident is indeed in Ukraine, and the film was originally used as a recruitment incident. However, the account of the release of the film was corrected, negating that this was a statement of recruitment.In order to verify whether the film is related to violent recruitment, we further analyzed the audio and screen of the film.</text:p>
      <text:p text:style-name="P4">
First of all, Ukrainian strategist scholar and former research scholar of the Taiwan Institute of Defense Security, Yuriipoita, helped us analyze the audio and transferred the audio word -by -content content in the film. The female voice in the film said that she was afraid, and did not know what would happen, and did not dare to get out of the car. The conversation mentioned "I don't know where David is at all."</text:p>
      <text:p text:style-name="P4">
Боже, боже, мой я.</text:p>
      <text:p text:style-name="P4">
The above content cannot determine whether "David" is the arrested man, nor does it mention any content related to the recruitment.</text:p>
      <text:p text:style-name="P4">
At the same time, the clothes arrested in the film are printed on the back of the clothes "Enabling Betterlives" and "Ingeus.co.uk". According to this URL, we found this is a career training company in the UK, and we found, and we found a career training company in the UK. Its German branches have related plans for Ukrainian refugees. We went to inquire, hoping to verify the identity of the man, but not received a reply before the release.</text:p>
      <text:p text:style-name="P4">
The drawing on the capture of the arrest in the film screenshot is consistent with a British company (Asian factual inspection laboratory drawing) <text:a xlink:type="simple" xlink:href="https://www.rfa.org/mandarin/shishi-hecha/hc-07132023151138.html/3010pic43011622a56fe5bf96bd4.png" text:style-name="Internet_20_link" text:visited-style-name="Visited_20_Internet_20_Link">
</text:a>
<text:span text:style-name="T4">
 Ukrainian official response to the dispute again </text:span>
</text:p>
      <text:p text:style-name="P4">
The film not only spread in China, but also attracted the attention of Ukraine. Ukrainian military reporter Andriytsaplienko posted four states of the Ukraine National Border Defense Bureau spokesman Andriy Demchenko in Telegram, which were:</text:p>
      <ol>
        <li>
          <text:p text:style-name="P4">
The incident in the film has nothing to do with the recruitment order.</text:p>
        </li>
        <li>
          <text:p text:style-name="P4">
The soldiers of the State Border Defense Bureau in the photo, not the recruitment officer.</text:p>
        </li>
        <li>
          <text:p text:style-name="P4">
The driver of the vehicle conflicts in the border checkpoint and refuses to follow the instructions of the border guards.</text:p>
        </li>
        <li>
          <text:p text:style-name="P4">
He tried to hit a soldier, and the man was forcibly detained and handed over to the police.</text:p>
        </li>
      </ol>
      <text:p text:style-name="P4">
The reporter issued by this statement also pointed out that although the behavior in the film is not a violent recruitment, it does not mean that the employees of the Odeza recruitment office have no abuse of power.</text:p>
      <text:p text:style-name="P4">
Although the Ukrainian National Border Department did not publicly respond to the matter, this statement also reported through other media, such as <text:a xlink:type="simple" xlink:href="https://nikcenter.org/2023/07/v-merezhi-zyavylosya-video-yak-v-odesi-vijskovi-zalamuyut-ruky-cholovikovi-yakyj-nibyto-vidmovyvsya-otrymuvaty-povistku/" text:style-name="Internet_20_link" text:visited-style-name="Visited_20_Internet_20_Link">
Ukrainian investigation report organization Nikcenter</text:a>
, Higher credibility.</text:p>
      <text:p text:style-name="P4">
Ukrainian military reporter AndriytsaPlienko posted on Telegram from the statement of Ukraine National Border Defense Bureau spokesman Andriy Demchenko (the figure is intercept Telegram) <text:a xlink:type="simple" xlink:href="https://www.rfa.org/mandarin/shishi-hecha/hc-07132023151138.html/3010pic5301157168aaa-70cf514b862d8ecd4e8b8a1880055b895fb770c8-67e5666e5229606979d1-andriy-tsaplienko-5728telegram8cbc51fa4f8681ea70cf514b862d570b5bb6908a96325c40767c8a004ebaandriy-demchenko76848072660e3002-622a53d681eatelegram.png" text:style-name="Internet_20_link" text:visited-style-name="Visited_20_Internet_20_Link">
![] [] [](Images/rfamandarin/2023-07-13T15-23-37-04-00/000013.png)</text:a>
And another Instagram account "@dtp.kiev.ua" is also <text:a xlink:type="simple" xlink:href="https://www.instagram.com/p/CufV9MrALo6/" text:style-name="Internet_20_link" text:visited-style-name="Visited_20_Internet_20_Link">
post this video on July 10</text:a>
And official statement. This account is operated by accounts.kiev.ua, providing real -time information on road accidents, emergencies and crimes about Kiev and Ukraine.</text:p>
      <text:p text:style-name="P4">
Another Instagram account of another video@dtp.kiev.ua (pictured from Instagram) <text:a xlink:type="simple" xlink:href="https://www.rfa.org/mandarin/shishi-hecha/hc-07132023151138.html/3010pic6301157168aaa-53e64e00500b8f498cbc5f7172477684instagram5e33865f-dtp-kiev-ua-622a53d681eainstagram.png" text:style-name="Internet_20_link" text:visited-style-name="Visited_20_Internet_20_Link">
</text:a>
Below the post of this account, multiple messages questioned the official statement, thinking that the man did not break through the Vietnamese border, and some messages said that he knew the man in the film and pointed out that the man was going to camping. I am going to engage in church activities.</text:p>
      <text:p text:style-name="P4">
In order to verify the above statement, we tried private messages, but they were not successful because of the news restrictions.</text:p>
      <text:p text:style-name="P4">
<text:span text:style-name="T4">
in conclusion:</text:span>
In addition, Ukrainian reporters also obtained a statement from the State Border Defense Bureau spokesman, saying that the film recorded was not a conflict between recruitment, but the conflict between the public and the Border Inspection Bureau. Therefore, this video does not provide sufficient evidence to prove that Ukraine is recruiting violence.</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7132023151138.html" text:style-name="Internet_20_link" text:visited-style-name="Visited_20_Internet_20_Link">
https://www.rfa.org/mandarin/shishi-hecha/hc-07132023151138.html</text:a>
</text:p>
      <!--NEWS-->
      <text:h text:style-name="P10" text:outline-level="1">
<text:span text:style-name="T4">
FREE Version with poetry wine</text:span>
</text:h>
      <text:p text:style-name="P4">
Authors: ['']</text:p>
      <text:p text:style-name="P4">
Publisher: 英国《金融时报》</text:p>
      <text:p text:style-name="P4">
Time: 2023-07-13T15:24:48+00:00</text:p>
      <text:p text:style-name="P4">
Published Time: 2023-07-12T12:00:99+08:00</text:p>
      <text:p text:style-name="P4">
Modified Time: 2023-07-13T11:24:99+08:00</text:p>
      <text:p text:style-name="P4">
Description: Zheng Jing: In the nearly three hours of narratives in the film "Changan Thirty Miles", there are not many Tang poems that have been presented, but this does not prevent the audience from using poetry as an important clue to understand the prosperity and disgrace of history and the grief.</text:p>
      <text:p text:style-name="P4">
Images: []</text:p>
      <text:p text:style-name="P4">
Themes: ['专栏', '中国文化', '关注']</text:p>
      <text:p text:style-name="P4">
Keywords: ['中国文化', '电影', '影视', '诗歌', '历史', '诗词']</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domestic animated film "Changan Thirty Miles" released in the summer vacation this summer has exceeded 300 million box office in five days, and the Japanese Douban score is 8.0, which has gradually risen.</text:p>
      <text:p text:style-name="P4">
Many parents watched the trailer and rushed into the cinema with their children without hesitation. In their expectations, this should be a cartoon with Tang poetry as the main line, like anime version of "Chinese Poetry Conference". Taking advantage of the summer vacation to let the children receive traditional cultural education, this way of entertaining is what many parents are willing to accept.</text:p>
      <text:p text:style-name="P4">
In the trailer, Li Bai and his poems, drove fairy cranes to break the waves and soar thousands of miles. The song "Will into the Wine", with the free and easy of the Xianxian, shows the pride of life and the gorgeousness of the Tang Dynasty. Sauvignon Blanc, in Chang'an, how can you not meet.</text:p>
      <text:p text:style-name="P4">
After all, Chang'an is not only poetry, it also has its prosperity and disgrace, and the sorrow and joy are separated. The historical fragments that can't be escaped are used to tell stories, and it is nearly three hours.</text:p>
      <text:p text:style-name="P4">
The film started from the background of the Anshi Rebellion. Unlike the film with similar history as the background, Tang Minghuang and Yang Guifei appeared here. Even Gaolishi only appeared a name, and it was also performed artistic processing. The real protagonist is Gao Shi. As for Li Bai, as his friend, he appeared in his memories.</text:p>
      <text:p text:style-name="P4">
In the era of danger, Li Bai and Gao Shi, two poets with different personalities, have a very different life encounters. From the youth to the twilight years, they have gained the wine countless times, leaving only a collection of poems, recording the coming and going of the two and poetry. Gao Shi envied Li Bai's talent and freeness. He couldn't write those famous famous sentences, nor could he be carnival all day long. He couldn't do it. Li Bai always missed this old friend, but he was unwilling to follow the routine and clumsy road. He wanted to take a career between heaven and earth and set up a career between heaven and earth. He continued to try, even if he took an unusual way. Poetry only occasionally appeared in their talks, and it was not as concentrated as imagined.</text:p>
      <text:p text:style-name="P4">
Unlike the previous ancient style film and television dramas, "Changan Thirty Miles" not only rely on a historical background, but also tells a history, or a historical story. Although some historical enthusiasts have raised a lot of doubts, after all, film and television works are not historical materials, defects, and re -processing. They are worthy of tolerance and collection, seeking common ground while depositing differences.</text:p>
      <text:p text:style-name="P4">
In order to tell this story, the main creative team refers to a lot of information and use the animation effect to restore Changan's style. In the play, the figure proportion of the figure refers to the Tang figurine. The upper body has a shorter body and has a five -headed perspective effect. Princess Yuzhen is full of figure, and her makeup looks like the lady in the "Flower Ladies' Pictures" painted by Zhou Yan. The horses in the film are fat and healthy, and the shape of Tang Zhaoling Liujun Stone is exactly the same. There are also Changan's markets, luxurious Hu Ji wine restaurants, the fork gifts often appearing in the character shape, the dance of Yangzhou singing girl, and even Li Baijiao's sumo technique for Gao Shi.</text:p>
      <text:p text:style-name="P4">
Whether the Taoism is sophisticated and whether it is close to historical materials is an important condition for considering the level of film and television drama. The TV series "Twelve Times of Chang'an" with the background of Sheng Tang. In addition to the wonderful plot and the high degree of restoration of Taoism, it has also been praised by the audience. The Changanfang City built in the play, from regulation to the length and width ratio, is recorded in historical data. The unique method of wearing the "Wuwu" played by Yi Xi Qianxi also brought out the historical reasons of the Tang Dynasty Mu Dao.</text:p>
      <text:p text:style-name="P4">
The promotion of film and television works, the trend of revival of traditional culture, and ancient style have become today's popular trends, and Xi'an has also become a popular tourist destination for recent holidays. Young girls are dressed in costumes, makeup facilities, immersed punching, and they work hard to create the prosperous picture of Datang in the camera. Although there are elements of violations from time to time, they will not interfere with their interest. They know that this is just a game. This Tang Yun is a dream and a dream. Singing for a while.</text:p>
      <text:p text:style-name="P4">
If Xi'an is a real base for "impressive Tang", then this "Changan 30,000 Miles" is a virtual Datang dream built with anime effect. All technical methods that tend to be true are helping the audience to complete a dream of Datang. They want to see the free and colorful Tang Dynasty. At that time, the poets were endless, just like the clips in Hu Ji wine restaurant in the film. When each poet appeared, the verses became their label. The audience knew the poet's name because they were familiar with those verses. He Zhizhang, Wang Wei, and Wang Changling, appeared on the screen on the screen, the upper part of their works, and some people must pick up the next couple in the auditorium. Only when Zhang Xu appeared, there was less response. Compared with ancient poems, calligraphy looks more niche after all, so this crazy calligraphy has a less resonance. Although he is also one of the "Drinking Eight Immortals", he also introduced his cursive script and Li Bai's poems, Pei Yan's sword dance and called "three musts", but it is always better than those who have appeared in the language documents since childhood. Poetry.</text:p>
      <text:p text:style-name="P4">
In traditional Chinese culture, poetry is a symbol, which has almost become synonymous with traditional culture. Qinqi, calligraphy and painting are also important, but there is no influence of poetry. Every child who speaks Chinese will recite Tang poems and Song poetry, and the understanding of many historical figures also starts with poetry. When the TV series "Qingpingle" aired in previous years, a stills circulated on the Internet that "recite and write the sky group" on the Internet. This drama tells the life of Song Renzong, and the eighth Tang and Song dynasties we are familiar with the other six in the Song Renzong period except Han Yu and Liu Zongyuan, plus Fan Zhongyan and Sima Guang. There are all in the play. They aroused the memory of many audiences when they were reading, and the tests that they repeatedly recited and did and did it on the test papers could not be forgotten. When the plot unfolded, some audiences reacted. They not only had handed down poems, but also unusual achievements, and the latter was their main business.</text:p>
      <text:p text:style-name="P4">
The audience is more willing to remember those long and short sentences, because more vitality can move their hearts. At first, these verses were written by poets in different situations, and they could find out the corresponding history from these verses. Second, many poems have brought a lot of strength and comfort to themselves, becoming part of their own life, and more empathy.</text:p>
      <text:p text:style-name="P4">
Therefore, in the nearly three hours of "Changan Thirty Miles", although there are only a few parts that belong to poetry, and except for "Joining Wine", more than forty songs, most of them only appear or only one of them or appears or appeared. It is a couple. However, this does not affect the audience expressing their emotions. From time to time, collective recitation will appear. The young children recite on the spot. Although they are old -fashioned, they can see a lot of meditation.</text:p>
      <text:p text:style-name="P4">
Because of being familiar, poetry has become a clue of many audiences to understand the plot. As a result, many promotional films and film reviews will still ignore the main line of the characters and use poetry as the main topic. Like all art works, once the author completes the creation, the right to interpret it will be in the hands of the audience. Literary works are like this, as well as history.When Li Bai was forgiven to mention the end of the exile, boiled on the water, and chanted the "Early White Emperor City". The mothers and daughters sitting on the side are discussing, "No wonder he wants to" pay back a day to the thousand miles of Jiangling ", and the days of exile are really difficult." They have always been suspicious.</text:p>
      <text:p text:style-name="P4">
Li Bai on the big screen is not the poem fairy they want. Although Li Bai is also an ordinary person. Although Li Bai also has a bumpy life, he wrote so many splendid verses, and the audience hoped to see Li Bai in their hearts. So although poetry is only a good light film of this film, everyone is willing to choose to remember and magnify this emotion.</text:p>
      <text:p text:style-name="P4">
At the end of the film, Gao Shi made emotions, "As long as the poetry is, Changan is there." This Changan is not Changan, who is not a thousand households, nor is it a return to Huimin Street. This Changan is presented in the long volume of poems at the end of the film, and it is also continuously reshaped and re -built in the hearts of the audience.(This article only represents the author's personal point of view, edit mailbox: zhen.zhu@ftchinese.com)</text:p>
      <text:p text:style-name="P4">
News Source: <text:a xlink:type="simple" xlink:href="http://www.ftchinese.com/story/001100240" text:style-name="Internet_20_link" text:visited-style-name="Visited_20_Internet_20_Link">
http://www.ftchinese.com/story/001100240</text:a>
</text:p>
      <!--NEWS-->
      <text:h text:style-name="P10" text:outline-level="1">
<text:span text:style-name="T4">
Enter a Free Version on Create Island</text:span>
</text:h>
      <text:p text:style-name="P4">
Authors: ['']</text:p>
      <text:p text:style-name="P4">
Publisher: 英国《金融时报》</text:p>
      <text:p text:style-name="P4">
Time: 2023-07-13T15:27:21+00:00</text:p>
      <text:p text:style-name="P4">
Published Time: 2023-07-12T12:00:99+08:00</text:p>
      <text:p text:style-name="P4">
Modified Time: 2023-07-13T11:25:99+08:00</text:p>
      <text:p text:style-name="P4">
Description: Zhang Lushi: The ancient Wenming of Crete is a giant mirror hanging between Europe and Africa. The charm here also comes from those who are also true legends and landscapes.</text:p>
      <text:p text:style-name="P4">
Images: ["<text:a xlink:type="simple" xlink:href="https://thumbor.ftacademy.cn/unsafe/picture/4/000187334_piclink.png" text:style-name="Internet_20_link" text:visited-style-name="Visited_20_Internet_20_Link">
000187334_pic...</text:a>
", "<text:a xlink:type="simple" xlink:href="https://thumbor.ftacademy.cn/unsafe/picture/5/000187425_piclink.png" text:style-name="Internet_20_link" text:visited-style-name="Visited_20_Internet_20_Link">
000187425_pic...</text:a>
", "<text:a xlink:type="simple" xlink:href="https://thumbor.ftacademy.cn/unsafe/picture/2/000187332_piclink.png" text:style-name="Internet_20_link" text:visited-style-name="Visited_20_Internet_20_Link">
000187332_pic...</text:a>
", "<text:a xlink:type="simple" xlink:href="https://thumbor.ftacademy.cn/unsafe/picture/0/000187330_piclink.png" text:style-name="Internet_20_link" text:visited-style-name="Visited_20_Internet_20_Link">
000187330_pic...</text:a>
", "<text:a xlink:type="simple" xlink:href="https://thumbor.ftacademy.cn/unsafe/picture/3/000187333_piclink.png" text:style-name="Internet_20_link" text:visited-style-name="Visited_20_Internet_20_Link">
000187333_pic...</text:a>
"]</text:p>
      <text:p text:style-name="P4">
Themes: ['专栏', '这里和别处']</text:p>
      <text:p text:style-name="P4">
Keywords: ['这里和别处', '旅行', '克里特岛', '希腊']</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At dusk, a ferry from the port of Iraqi, Iraqi, Crete Island from the port of Breevs. On the boat, the masterpiece "Greek Zoba", a writer who was born on Crete, was re -looked at the same name of Greek composer Tiollakis, adapted from the book adapted from the book, " "Zaba Dance" has so far all over the streets and alleys of Athens and islands. When the night sailing on the sea, the string is still in the ears. Now when I read this novel carefully, the story turned out to start with the protagonist in Athens and other ships to Crete Island.</text:p>
      <text:p text:style-name="P4">
In the early morning of the next day, before the sunrise, the Kolit Island capital of Iraqi Lion's port at the port of Crete Island was gradually appeared outside the porthole. The sun gradually rises after the shore. Looking up, there is a whole wall painting above the port, depicting in Greek mythology, Icaros, with his father and the designer of the Minnos maze, wears wings made by wax. When flying, Icaros flew too close to the sun, and his wings were gradually melted. In the painting, he was planning towards the sea.</text:p>
      <text:p text:style-name="P4">
This fascinating Greek mythology from a young age is a surprise. However, the off -boats felt hungry. The Knoos Royal Palace in the city of Iraqi, and the maze of the half -cow monster Mino Tao had to be first. Hurry up the taxi and go to the residence of Elounda, the east bank of the island.</text:p>
      <text:p text:style-name="P4">
It was less than eight o'clock when I arrived at the residence of Linhai, so I rushed to breakfast. When the traditional breakfast ingredients of Crete Island, which suddenly lined up in the bottle and can: Haippen, olive, goat milk cheese, sevil, tomato and old bread, I started to realize that The Cleut Island catering culture, which has won countless people, will be an important part of this journey.</text:p>
      <text:p text:style-name="P4">
<draw:frame draw:style-name="fr1" draw:name="Image247" text:anchor-type="as-char" svg:width="6.9236in" svg:height="9.059452in" draw:z-index="0">
<draw:image xlink:href="../Images/FT Chinese Free Version/2023-07-13T15-27-21-00-00/000187334_piclink.png" xlink:type="simple" xlink:show="embed" xlink:actuate="onLoad" draw:mime-type="image/png"/>
</draw:frame>
Photography: Zhang Lu Shi</text:p>
      <text:p text:style-name="P4">
It turns out that the four mornings of breakfast, from Elounda Peninsula to Eloundamare, I can see the same new Crete's traditional snacks every day, and I remember it. For example, "Kalitsounia" is a hot honey snack with Mizithra sheep milk soft cheese used on the island. Hyapono and Niu Mo, which are produced in Create, compared to the spice tent and cow to the end I commonly seen in England, the salty flavor is higher. One day when I drove up the mountain to find a small restaurant, a ancient village suddenly appeared between the winding wilderness. There was an innovative traditional grandmother's kitchen hidden in the village. I tried one of the special dishes called "AIGAVRASTI", which means cooked goat. Many recipes from the period from Minos Civilization, that is, a history of three or four thousand years, can also be seen here.</text:p>
      <text:p text:style-name="P4">
Ielda has only been developed since the 1980s, and is a relatively late area on Crete. SPYROSKOKOTOS, who was born in Iraqilion and completed his studies in Athens, is a "crab eater" to develop a tranquil fishing village. He was built by Hai design and built a hotel and villa named "Eloda". It was the first batch of resort villages in Greece. After the Greek Prime Minister at the time came on vacation, he also invited Spyros to participate in the administration of Greek tourism. However, it is understood that in recent years, the Greek island has issued a new policy, and it is not allowed to build hotels and resorts on the beach to "return to the beach to the people."</text:p>
      <text:p text:style-name="P4">
Arrived in Ielda, there was a sense of barrenness at the end of the world. Surrounding us is endless seawater, the people who have lived up to the present thousands of years ago, and an ancient city of Olous, which was sinking under the water two thousand years ago. But get closer, you will see the pod tree all over the sea; Xinbu steps to an ancient village in the mountains and see lemon, olives, coriander, and flowers without flowers, and there is no flower. People didn't see a few. At that time, I felt that some of the abundant sense of absence in urban life had suddenly melted us in the "edge of the world". It is said that the folk customs of Ielda are still simple today, and the villagers living nearby are usually not afraid of being stolen. The architect SPYROS, who has now reached the years, has written a history of Ielda in recent years. The former French President Mitterrand and others have arrived, and stay in the villa in Chaohai for a while to temporarily cut off their communication with the outside world.</text:p>
      <text:p text:style-name="P4">
<draw:frame draw:style-name="fr1" draw:name="Image248" text:anchor-type="as-char" svg:width="6.9236in" svg:height="4.486744in" draw:z-index="0">
<draw:image xlink:href="../Images/FT Chinese Free Version/2023-07-13T15-27-21-00-00/000187425_piclink.png" xlink:type="simple" xlink:show="embed" xlink:actuate="onLoad" draw:mime-type="image/png"/>
</draw:frame>
Photography: Zhang Lu Shi</text:p>
      <text:p text:style-name="P4">
In this history of the interrogation, I mentioned the well -preserved old style of Crete Island. I also experienced it in Ida. culture. Outside some new houses, I saw the rain canal structure of the old stone house. Cultural traditions and customs are well preserved, but there is also the other side of the coin. I have always heard that Crete has its own cultural identity, which is very different from the folk customs of Athens and other islands in Greece.</text:p>
      <text:p text:style-name="P4">
After watching the history of the interrogation, Philip, who grew up in the Economics of Iraqilion, Iraqilion, who met in the village of Iraqi, was talked to me. There are guns in the people, because the opponent's "one eye is not pleasing to the eye" and the sesame trivial matters such as the car stopping the house may cause the murder case, which will cause a series of family revenge incidents, which is no different from "the Middle Ages". Philip also said that the "territory" contradiction between the olive garden owner and the shepherd shepherd is deep. When returning to the mountain village every year, he will help his father to take care of the olive garden. To avoid trouble. Just as I was afraid of the actions of the actions on the mountain village before the day before, Philip added a sentence: "But the mountain people are very polite to tourists. When they encounter the infringement of the foreign enemy, Isn't this the family's revenge of "Romeo and Juliet"?</text:p>
      <text:p text:style-name="P4">
<draw:frame draw:style-name="fr1" draw:name="Image249" text:anchor-type="as-char" svg:width="6.9236in" svg:height="9.236315in" draw:z-index="0">
<draw:image xlink:href="../Images/FT Chinese Free Version/2023-07-13T15-27-21-00-00/000187332_piclink.png" xlink:type="simple" xlink:show="embed" xlink:actuate="onLoad" draw:mime-type="image/png"/>
</draw:frame>
Photography: Zhang Lu Shi</text:p>
      <text:p text:style-name="P4">
In those days, I have been walking between the ancient sea and the deep valley. Looking at the map, the eastern coast of Crete Island is the European Island, the closest to the Middle East and North Africa. This sea area often suffers from Arab pirates in history. For 20 minutes from the coastal coast, you can reach another village Agiosnikolaos. At this time, a small island suddenly appeared in the sea. Looking from a distance, you can also see that the planning on the island is fine.No one has lived on the island so far. From San Nicolaos, you have a small boat to go to the island. If you like diving, you can also look at the ancient city sank on the water. But just like this, it is a little majestic and mysterious island, and imagination is enough for the time being.</text:p>
      <text:p text:style-name="P4">
<draw:frame draw:style-name="fr1" draw:name="Image250" text:anchor-type="as-char" svg:width="6.9236in" svg:height="4.274022in" draw:z-index="0">
<draw:image xlink:href="../Images/FT Chinese Free Version/2023-07-13T15-27-21-00-00/000187330_piclink.png" xlink:type="simple" xlink:show="embed" xlink:actuate="onLoad" draw:mime-type="image/png"/>
</draw:frame>
Photography: Zhang Lu Shi</text:p>
      <text:p text:style-name="P4">
In the same seawater, a sinking ancient city of Olous, which was also hidden in the seawater for more than ten minutes. I walked around this "City of the Sea" that accidentally discovered. There was no attraction development here. When I did n’t know the reason, I only felt that it was an open, abandoned corner, but there was a reserved infinite infinitely retained. Mystery. Archaeological data said that the ancient city sank in about the 2nd century or because of the earthquake. Some broken walls can be seen on the shore. You can also see the mosaic floor more than 2,000 years ago. Right, a goose came out under the olive tree of the garden next door.</text:p>
      <text:p text:style-name="P4">
Crete is the oldest civilization in Europe, and the identity in history has always been unique, and it did not become part of Greece until 1913. The island is large, and it takes more than four hours to drive from the east to west. The most concentrated tourist is the capital of the capital Iraqilion. It takes an hour drive from Elida to the Knoos Palace of the Knooshos Palace from the east to the Kanoshos Palace.</text:p>
      <text:p text:style-name="P4">
The ancient civilization of Crete is a giant mirror hanging between Europe and Africa. The core is the Minos dynasty that witnessed the origin of the Aegean Civilization. The volcanic eruption of the island caused the tsunami, causing the Minos civilization overnight. After many years, the Romans simply destroyed the ancient city of Knoos. The ruins of the Knoos Palace we saw today are difficult to inspire mad thinking.</text:p>
      <text:p text:style-name="P4">
This immediately reminds me of the island of Santorini four years ago. The locals are more accustomed to the island called its original Greek "Sira Island". It is also the place where the largest volcanic eruption in human history has recorded in the history of human history. It was this tragedy that directly led to the collapse of the Minor civilization on Crete Island in the south, and the entire central part of the Sira was sinking to the bottom of the sea. I have only developed the monuments in recent years to look at it. It was an ancient village named Akrotiri at the southern end of Sira Island. It went on the volcanic rocks under the wind and the scorching sun, and farther and farther away from the popular area of tourists. Bailang is getting closer to a long dream of human beings. The village of Akrotley was next to the quiet bay, and the fishing boat was gently swinging in the wind. This is a bit similar to the Elounda Bay in Crete.</text:p>
      <text:p text:style-name="P4">
<draw:frame draw:style-name="fr1" draw:name="Image251" text:anchor-type="as-char" svg:width="6.9236in" svg:height="7.743178in" draw:z-index="0">
<draw:image xlink:href="../Images/FT Chinese Free Version/2023-07-13T15-27-21-00-00/000187333_piclink.png" xlink:type="simple" xlink:show="embed" xlink:actuate="onLoad" draw:mime-type="image/png"/>
</draw:frame>
Photography: Zhang Lu Shi</text:p>
      <text:p text:style-name="P4">
The original Village of Akroti became the colonies of the Krete Island Minos in 3,000 BC. The villagers learned to plant olive trees and food, and even create painted art. From the 20th to 17th centuries BC, it became one of the Aegis and Trade Centers in the Aegean Sea, which had trade with Cyprus and Egypt. Then one day, suddenly everything was over. Around the 16th century BC, the largest volcanic outbreak in prehistoric human history occurred here. Later scholars called "Minos Volcano Enter". The volcanic ash was buried in the entire 50 -acre Village of Akshiri. The subsequent earthquake and tsunami directly destroyed the 70 -mile Crete Island Minos civilization. It is said that there are also records related to this eruption in Chinese history books. At that time, it was about the period of the Emperor Emperor in the end of the summer. The record of the earthquake in "Bamboo Book Years": "Five stars are wrong. In the night, the star meteors are like rain, Yi, Luo, and summer died." It even hinted that this eruption indirectly caused indirectly leading to the indirect cause of the eruption. The rivers of Yishui and Luoshui in Henan, therefore caused the replacement of Xia Shangchao.</text:p>
      <text:p text:style-name="P4">
The wild peacock, who had been lingering on the ruins of the Kanoshos Palace for a long time, suddenly opened the screen towards us and pulled me back to my eyes. Cinos four thousand years ago was the oldest city in Europe. At that time, Athens had to tribute to Crete Island. born. The colonnade of the red lacquer "made old" today was reconstructed by British archeologist Arthur Evans in the early 20th century. In this way, the way to imitate the most elegant palace in Europe from 2600-1100 BC is still a major controversy in the archeological industry.</text:p>
      <text:p text:style-name="P4">
However, for us, the most charming is the semi -real and semi -legend. How to interpret it can be left to ourselves. You see, King Minos is the son of Zeus and Europa in the legend. In my opinion, the twists and turns of the gallery of 20,000 square meters of palace monuments may be inspired by King Minos or the "maze" myth of the "maze" myth; in other words, the palace itself may be the "maze".</text:p>
      <text:p text:style-name="P4">
(This article only represents the author's personal point of view, edit mailbox: zhen.zhu@ftchinese.com)</text:p>
      <text:p text:style-name="P4">
News Source: <text:a xlink:type="simple" xlink:href="http://www.ftchinese.com/story/001100228" text:style-name="Internet_20_link" text:visited-style-name="Visited_20_Internet_20_Link">
http://www.ftchinese.com/story/001100228</text:a>
</text:p>
      <!--NEWS-->
      <text:h text:style-name="P10" text:outline-level="1">
<text:span text:style-name="T4">
Being a friend or a friend of art, this is a problem</text:span>
</text:h>
      <text:p text:style-name="P4">
Authors: ['为FT中文网撰稿']</text:p>
      <text:p text:style-name="P4">
Publisher: 英国《金融时报》</text:p>
      <text:p text:style-name="P4">
Time: 2023-07-13T15:28:06+00:00</text:p>
      <text:p text:style-name="P4">
Published Time: 2023-07-12T12:00:99+08:00</text:p>
      <text:p text:style-name="P4">
Modified Time: 2023-07-13T11:27:99+08:00</text:p>
      <text:p text:style-name="P4">
Description: Fan Tingluo: The value behind art works is often difficult to capture and grasp. Through the exhibition with a strong inclusive exhibition, people may find more new assessment clues.</text:p>
      <text:p text:style-name="P4">
Images: ["<text:a xlink:type="simple" xlink:href="https://thumbor.ftacademy.cn/unsafe/picture/5/000187325_piclink.jpg" text:style-name="Internet_20_link" text:visited-style-name="Visited_20_Internet_20_Link">
000187325_pic...</text:a>
", "<text:a xlink:type="simple" xlink:href="https://thumbor.ftacademy.cn/unsafe/picture/3/000187323_piclink.jpg" text:style-name="Internet_20_link" text:visited-style-name="Visited_20_Internet_20_Link">
000187323_pic...</text:a>
", "<text:a xlink:type="simple" xlink:href="https://thumbor.ftacademy.cn/unsafe/picture/2/000187322_piclink.jpg" text:style-name="Internet_20_link" text:visited-style-name="Visited_20_Internet_20_Link">
000187322_pic...</text:a>
", "<text:a xlink:type="simple" xlink:href="https://thumbor.ftacademy.cn/unsafe/picture/6/000187326_piclink.jpg" text:style-name="Internet_20_link" text:visited-style-name="Visited_20_Internet_20_Link">
000187326_pic...</text:a>
"]</text:p>
      <text:p text:style-name="P4">
Themes: ['艺术', '关注']</text:p>
      <text:p text:style-name="P4">
Keywords: ['艺术']</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Artists appear more in the public's field of vision, after the rise of social media.</text:p>
      <text:p text:style-name="P4">
With the increase of biography, art history, interviews, or gossip in the Internet community, people have re -understood many past events through these poles that embody intimate friendship. Art is a kind of difficulty to interpret it. It is like artists who are talking about global now. They will always talk about his or her skin color and more detailed past to him or her work. The good words of heroes between the old -fashioned artists seemed to have ended in Freud or Bacon. The old -fashioned works left a deep impression on us, and in the process of changing the style of artistic creation, they influenced each other subtly. Let's attract the main condiments of the eyeball.</text:p>
      <text:p text:style-name="P4">
Friends who are artists seem to be easier than friends who are art. The exhibition "Friends of Art" held at the Shanghai Oil Tank Art Center last weekend made young people who love art swarming, because they are more curious about art friends than art.</text:p>
      <text:p text:style-name="P4">
Friends in theArts is even referred to as "Fita" on various social media. More often they appear in the community's cultural and artistic activities, release everyone's creativity, release everyone's enthusiasm for art, and transform For successful career. More often, Fita is more like a bridge. Through professional talent institutions, worldwide display space or cultural plane media, social media platforms, and collaborative communities, thereby promoting the diversity and sustainable development and innovation of the art industry. What's more important is to connect to cultural agents or organizations to achieve such goals together.</text:p>
      <text:p text:style-name="P4">
The exhibition of the oil tank art center is a retrospective exhibition that can go back to artists, curator, gallery owner, collector, and curator of the art museum. People are full of interest in how to dig into the development of mainstream artists in the future, and at the same time, they are also interested in their judgment of the value of the work. The value of art is unreasonable and pure desire index, and desire is the most difficult to capture and the most difficult to grasp.</text:p>
      <text:p text:style-name="P4">
These new -generation collectors who are active in the contemporary art world, and their works in the past three years are all showing their unique interests and business visions that they have observed artists around the world and different media creations. This is undoubtedly a very tolerant exhibition. A total of 30 artists collected by 32 collectors are displayed, most of which are medium -sized works. The works of these artists from all over the world are allegedly discovered and collected by collectors during the three years of the epidemic. It can be seen that some of the famous works on display have appeared in the auction activities of the past few years and various pre -exhibitions. This is a recovery process that requires the time length of the time length.</text:p>
      <text:p text:style-name="P4">
<draw:frame draw:style-name="fr1" draw:name="Image252" text:anchor-type="as-char" svg:width="6.661143in" svg:height="10.0in" draw:z-index="0">
<draw:image xlink:href="../Images/FT Chinese Free Version/2023-07-13T15-28-06-00-00/000187325_piclink.jpg" xlink:type="simple" xlink:show="embed" xlink:actuate="onLoad" draw:mime-type="image/jpeg"/>
</draw:frame>
Works: "Marquee", 2011, milky white acrylic glass, neon lights, light bulbs, lighting device, DMX playback, artist: Philippeparreno, the picture is provided by the artist and Hong Kong PHD GROUP gallery.</text:p>
      <text:p text:style-name="P4">
Different from the previous exhibitions, the artists who exhibited the works did not come to the stage for the exhibition platform, and the guests who appeared at the opening ceremony were collectors himself. They were friends of art, and they were also friends of capital. In the process of establishing his own career, creativity is a kind of cooperation efforts. In this effort, the role of collectors should be the artist's closing door. As an artist, they are eager to understand what the collectors who want to collect their works, or where they are, what they live in, and how many budget they have. The benefits of the world today are because we are in an online era. Everyone and every artist have the opportunity to meet their audience through different social media channels. In this regard, musicians seem to be better than artists. Of course, the works of musicians need a broader mass foundation than the artist's works.</text:p>
      <text:p text:style-name="P4">
<draw:frame draw:style-name="fr1" draw:name="Image253" text:anchor-type="as-char" svg:width="6.666667in" svg:height="10.0in" draw:z-index="0">
<draw:image xlink:href="../Images/FT Chinese Free Version/2023-07-13T15-28-06-00-00/000187323_piclink.jpg" xlink:type="simple" xlink:show="embed" xlink:actuate="onLoad" draw:mime-type="image/jpeg"/>
</draw:frame>
Work: "Change the Obvious Into Another Object that AlsatisFies the Rule", 2021, artist: Gabriel Rico, coin and wood. Art gallery</text:p>
      <text:p text:style-name="P4">
Among the 32 exhibits, we saw the work of Philip Parreno, which had been a solo exhibition in the Shanghai Bund Art Museum in 2017, and the work of Gabriel Ricok, which was exhibited in Behoho, "Changethe Obvious Into Another Object that Also SatisFies Theerule", this limited edition sculpture work like a pink meat intestine reflects the relationship between mankind and nature. It is very interesting that in another exhibition hall of the oil tank art center, the exhibition "Bobo Ka Ka" by the artist Xu Mao Mao is also in progress. The huge new paintings are colorful acrylic inkjet works, those large and small eyes And the sausage double -headed breasts also have a picture of various faces, allowing the audience to feel a soft style of Q bombs. The light and free atmosphere is overflowing in the afternoon space of heavy rain.</text:p>
      <text:p text:style-name="P4">
<draw:frame draw:style-name="fr1" draw:name="Image254" text:anchor-type="as-char" svg:width="6.9236in" svg:height="5.141736in" draw:z-index="0">
<draw:image xlink:href="../Images/FT Chinese Free Version/2023-07-13T15-28-06-00-00/000187322_piclink.jpg" xlink:type="simple" xlink:show="embed" xlink:actuate="onLoad" draw:mime-type="image/jpeg"/>
</draw:frame>
Works: "Joanne", 2016, artist: Simon Fujiwara, independent light box, video projection, Courtesy of theLinyao kiki liu, support by Esther Schipper, Berlin/Paris/Seoul/SeoulIn a sense, this work explores the deep -rooted identity construction mechanism between individuals and society. And before I understand this creative background, I put the photos of these works in my circle of friends. Friends who do n’t understand the story after the story will leave a message and say that the work will become artwork? At the time, I felt that if the work was enlarged, it should become the street sign of the movie "Three Billboards". After understanding the story behind the creation, the audience has indeed made a new understanding of the role of the media.</text:p>
      <text:p text:style-name="P4">
Data show that the total number of Chinese art applications in 2020 has reached 1.17 million, while the proportion of candidates in art is 53%. So many people want to choose art as a profession, and the possibility of becoming an artist is very small. Artists, in the end, embrace art, and how many opportunities to be embraced by artists? It's like an emotional relationship. Even if there is no hope, a person can keep it in his heart for a long time. Even if life blows it every day, he can't blow it out ... Ji De described love like this, in fact, for art, for art, in fact, for art, it is artistic. In fact, it is artistic. Why isn't pursuit not like this with infinite loneliness and infinite bitter love story?</text:p>
      <text:p text:style-name="P4">
In the noisy and casual art boom, the Shanghai Oil Art Center will also launch more collectors exhibitions in the second issue in November this year. Artists, artists, collectors, galleries, and art museums. They are all looking for With the goal of your expectations, or the manifestation of the taste and thought of the art manager, or the taste and visibility of the art investors, or the creativity of the artists. In short, before discovering, promoting, and explaining artists at various textbook -levels, the door was narrow.</text:p>
      <text:p text:style-name="P4">
<draw:frame draw:style-name="fr1" draw:name="Image255" text:anchor-type="as-char" svg:width="6.9236in" svg:height="9.769421in" draw:z-index="0">
<draw:image xlink:href="../Images/FT Chinese Free Version/2023-07-13T15-28-06-00-00/000187326_piclink.jpg" xlink:type="simple" xlink:show="embed" xlink:actuate="onLoad" draw:mime-type="image/jpeg"/>
</draw:frame>
Works: "Silvery Flower Locked in theHummock", 2022, artist: Zhang Yongbei, bronze, picture provided by the artist and Spurs gallery.</text:p>
      <text:p text:style-name="P4">
Some people may say that this is an exhibition symbolizing capital power. But is art like an uncertainty, is it because of more and more hot money, and it will grow many outstanding works or great artists? The answer is obviously uncertain. After all, this spring, the sales of Christie's and Sotheby's sales are slowly slowed. Although the economic recession has not dragged everything, the experienced collectors choose not to invest their arts into an uncertain economic turbulence. So this year's art auction market is not as dazzling as imagined.</text:p>
      <text:p text:style-name="P4">
(This article only represents the author's personal point of view, edit mailbox: zhen.zhu@ftchinese.com)</text:p>
      <text:p text:style-name="P4">
News Source: <text:a xlink:type="simple" xlink:href="http://www.ftchinese.com/story/001100227" text:style-name="Internet_20_link" text:visited-style-name="Visited_20_Internet_20_Link">
http://www.ftchinese.com/story/001100227</text:a>
</text:p>
      <!--NEWS-->
      <text:h text:style-name="P10" text:outline-level="1">
<text:span text:style-name="T4">
Germany released the first Chinese strategic emphasis on competition and de -risk</text:span>
</text:h>
      <text:p text:style-name="P4">
Author: None</text:p>
      <text:p text:style-name="P4">
Publisher: Radio Free Asia (Organization)</text:p>
      <text:p text:style-name="P4">
Published Time: 2023-07-13T15:35:00-04:00</text:p>
      <text:p text:style-name="P4">
Modified Time: 2023-07-13T16:17:25-04:00</text:p>
      <text:p text:style-name="P4">
Description: None</text:p>
      <text:p text:style-name="P4">
Videos: []</text:p>
      <text:p text:style-name="P4">
Audios: ["<text:a xlink:type="simple" xlink:href="https://www.rfa.org/mandarin/yataibaodao/junshiwaijiao/kw-071320231031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6" text:anchor-type="as-char" svg:width="6.9236in" svg:height="4.835353in" draw:z-index="0">
<draw:image xlink:href="../Images/rfamandarin/2023-07-13T15-35-00-04-00/000000.png" xlink:type="simple" xlink:show="embed" xlink:actuate="onLoad" draw:mime-type="image/png"/>
</draw:frame>
German Prime Minister Tsurtz announced its first national security strategy at a press conference. <text:a xlink:type="simple" xlink:href="https://www.rfa.org/mandarin/yataibaodao/junshiwaijiao/kw-07132023103157.html/@@images/image" text:style-name="Internet_20_link" text:visited-style-name="Visited_20_Internet_20_Link">
</text:a>
Reuters picture <text:a xlink:type="simple" xlink:href="https://www.rfa.org/mandarin/yataibaodao/junshiwaijiao/kw-07132023103157.html/@@stream" text:style-name="Internet_20_link" text:visited-style-name="Visited_20_Internet_20_Link">
Audio-Langk: https://www.rfa.org/mandarin/yataibaodao/junshiwaijiao/kw -kw-07132023157.html/@stream</text:a>
The German government released the "China Strategy" that has been brewing for a long time on Thursday (July 13), which emphasized the need to launch "systematic competition" with China and the need to reduce economic dependence risks. Keep cooperation on global issues such as changes.</text:p>
      <text:p text:style-name="P4">
<text:span text:style-name="T4">
<text:span text:style-name="T5">
 <text:a xlink:type="simple" xlink:href="https://www.rfa.org/mandarin/Xinwen/8-06162023160200.html" text:style-name="Internet_20_link" text:visited-style-name="Visited_20_Internet_20_Link">
Preventing "extreme situations" Germany starts in advance? </text:a>
</text:span>
* </text:span>
<text:span text:style-name="T5">
 <text:a xlink:type="simple" xlink:href="https://www.rfa.org/mandarin/Xinwen/7-05152023152119.html" text:style-name="Internet_20_link" text:visited-style-name="Visited_20_Internet_20_Link">
German Government: China is still conducting police activities in Germany</text:a>
</text:span>
**<text:a xlink:type="simple" xlink:href="https://www.rfa.org/mandarin/Xinwen/6-04192023141610.html" text:style-name="Internet_20_link" text:visited-style-name="Visited_20_Internet_20_Link">
<text:span text:style-name="T4">
 German Foreign Minister Visiting China View: China is more and more "institutional opponent" </text:span>
</text:a>
The German government released the first "China Strategy" on the 13th. The Prime Minister Olafscholz said in the tweet after the release of the new strategy: "Our goal is not decoupled with Beijing. But we hope to reduce the dependence of China in key areas in the future." He also said that this new strategy is " A response to China that has changed and has become more aggressive. "</text:p>
      <text:p text:style-name="P4">
German Foreign Minister Annalenabaerbock also said in his speech on Thursday that "China is still a partner, competitors and systemic opponents, but the side of systematic competition has become increasingly prominent in recent years."</text:p>
      <text:p text:style-name="P4">
Comprehensive foreign news reports, this 64 -page "China Strategy" is based on the first German national security strategy released a month ago, and echoed the EU's economic security strategy. The document emphasizes that there is "systemic competition" in Germany and China, which needs to reduce the risk of economic dependence.</text:p>
      <text:p text:style-name="P4">
Foreign Minister Bell Berk's speech at the Merics Research Center of the Berlin Think Tank also pointed out that in terms of economic security, Germany did not want to repeat the mistakes made before the Russian and Ukraine War: "We experienced unilaterally last year, unilaterally experienced unilateral sides last year. How fragile dependence makes us. In order not to repeat the same mistakes, we have been risky as a federal government and EU members. "</text:p>
      <text:p text:style-name="P4">
German Foreign Minister AnalenabaerBock attended the cabinet meeting on Thursday. The German government passed the first "China Strategy" on the same day. (Associated Press) <text:a xlink:type="simple" xlink:href="https://www.rfa.org/mandarin/yataibaodao/junshiwaijiao/kw-07132023103157.html/ap23194351633432.jpg" text:style-name="Internet_20_link" text:visited-style-name="Visited_20_Internet_20_Link">
</text:a>
Since 2016, China has become the largest single trading partner in Germany, and it is also an important market for German companies such as Volkswagen and BMW. Strategic documents stated that Germany is committed to ensuring that economic cooperation with China "becomes more fair, sustainable and more reciprocal."</text:p>
      <text:p text:style-name="P4">
The document also reminded German companies that "pay close attention to the development, data and risks related to China", and pointed out that the government "will" discuss confidentiality with companies that have special risks exposed to China in order to identify the concentration in time in order risk."</text:p>
      <text:p text:style-name="P4">
Strategic documents also said: "We resolutely oppose all the simulation and digital spy activities and destruction activities for German organizations or national groups."</text:p>
      <text:p text:style-name="P4">
However, strategic documents also emphasize that they hope to maintain cooperation with Beijing on global issues such as economic trade and climate change. The document says: "Systematic competition with China does not mean that we cannot cooperate. On the contrary, without China, it is impossible to overcome the climate crisis."</text:p>
      <text:p text:style-name="P4">
There are more than a dozen parts of this "China Strategy" mentioned in Taiwan, and emphasize that the safety of the Taiwan Strait is critical to peace and stability inside and outside the region. Germany will be committed to ease the situation. In order to change, the occurrence of military conflicts will affect the interests of Germany and Europe.</text:p>
      <text:p text:style-name="P4">
President of Volkswagen China, Ralfbrandstaetter, welcomes the political goals of this "Chinese strategy" (Reuters Picture) <text:a xlink:type="simple" xlink:href="https://www.rfa.org/mandarin/yataibaodao/junshiwaijiao/kw-07132023103157.html/2019-09-09t180410z_1982112390_rc1c13ae9430_rtrmadp_3_volkswagen-germany.jpg" text:style-name="Internet_20_link" text:visited-style-name="Visited_20_Internet_20_Link">
</text:a>
President of Volkswagen China, Ralf Brandstaetter, welcomes the political goal of this "China Strategy", saying that this will "strengthen our own status, ... reduce one -sided economic dependence, and become German companies More diversified creative incentives. "Reporter: Cydi Responsible Editor: Shen Ye.com Editor: Hong Wei</text:p>
      <text:p text:style-name="P4">
News Source: <text:a xlink:type="simple" xlink:href="https://www.rfa.org/mandarin/yataibaodao/junshiwaijiao/kw-07132023103157.html" text:style-name="Internet_20_link" text:visited-style-name="Visited_20_Internet_20_Link">
https://www.rfa.org/mandarin/yataibaodao/junshiwaijiao/kw-07132023103157.html</text:a>
</text:p>
      <!--NEWS-->
      <text:h text:style-name="P10" text:outline-level="1">
<text:span text:style-name="T4">
Column | China Perspective: American, China -Russia Romance 4.0 version 4.0</text:span>
</text:h>
      <text:p text:style-name="P4">
Author: None</text:p>
      <text:p text:style-name="P4">
Publisher: Radio Free Asia (Organization)</text:p>
      <text:p text:style-name="P4">
Published Time: 2023-07-13T15:54:31-04:00</text:p>
      <text:p text:style-name="P4">
Modified Time: 2023-07-13T15:54: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2" text:anchor-type="as-char" svg:width="6.9236in" svg:height="4.612011in" draw:z-index="0">
<draw:image xlink:href="../Images/rfamandarin/2023-07-13T15-54-31-04-00/000000.png" xlink:type="simple" xlink:show="embed" xlink:actuate="onLoad" draw:mime-type="image/png"/>
</draw:frame>
The first China -Central Asia Summit has been held in Xi'an, Shaanxi Province on May 19, 2023</text:p>
      <text:p text:style-name="P4">
<text:span text:style-name="T4">
 Moderator: Chen Kuide </text:span>
</text:p>
      <text:p text:style-name="P4">
<text:span text:style-name="T4">
 Senator: Professor Xia Yeliang, economists and political critics </text:span>
</text:p>
      <text:p text:style-name="Horizontal_20_Line"/>
      <text:p text:style-name="P4">
Everyone may have noticed that in recent months, in the Russia -Ukraine War, in the relationship between China and the United States and Russia, especially after the Wagner mutiny, there have been some subtle changes. In particular, NATO countries have begun to discuss the European political territory after the Russia and Ukraine, the economic reconstruction of Ukraine, and whether Ukraine, Sweden and other countries have joined NATO. The Chinese authorities have also undergone some subtle changes to the Russian and U -Wars' adjustments. There seems to be some new signs of the three sides of China and the United States and Russia. This has made us interested in tracking the historical evolution of the three -sided relationship between the United States and China and the Russia and the ins and outs of its ins and out. Look at the historical evolution of this three -sided relationship since the establishment of the Chinese Communist Party in the last century.</text:p>
      <text:p text:style-name="P4">
<text:span text:style-name="T4">
 1. Historical background </text:span>
</text:p>
      <text:p text:style-name="P4">
<text:span text:style-name="T4">
 1) Version 1.0 of the United States, China and the Soviet Union: Falling the Soviet Union </text:span>
</text:p>
      <text:p text:style-name="P4">
In 1949, the Civil War of the Communist Party of China succeeded and seized the regime. Mao adopted the foreign policy of **, and signed the "Sino -Soviet Friendship Cooperation and Mutual Aid Treaty" with Stalin's Soviet Union. The UN force's blockage of the invaders North Korea used the blood of nearly one million Chinese youths to hand in Moscow to make a investment name, and added a socialist camp led by the Soviet Union to confront the international mainstream society. The Sino -Soviet Union was opened to fight against the US Romance 1.0.</text:p>
      <text:p text:style-name="P4">
<text:span text:style-name="T4">
 2) Version of the United States, China and the Soviet Universal Performance 2.0: United States and Anti -Soviet </text:span>
</text:p>
      <text:p text:style-name="P4">
After the 1960s, the Sino -Soviet division was divided, and the CCP implemented more extreme internal and external policies to fight for the Communist overlords, leading to the Great Famine and Crazy Cultural Revolution. After facing the "nuclear surgery -type surgical" strike deterrence that the Soviet Union claimed, it quickly shifted to seeking the protection of the United States. From 1972 to 1989, he entered the US -China -China quasi -alliance to fight against the Soviet Union. During the 1972-1976 period, the Chinese Communist Party's internal affairs left and diplomatically turned to the West. During the 1978-1989 period, the internal affairs and diplomacy all moved to ease. This period of Deng Hu and Zhao was a rare period in the history of the Chinese Communist Party.</text:p>
      <text:p text:style-name="P4">
<text:span text:style-name="T4">
 3) Version of the United States and China Romance 3.0: United Russia Anti -US </text:span>
</text:p>
      <text:p text:style-name="P4">
In 1989, the Tiananmen incident in China was bloody by the Chinese Communist Party, and then the color change of socialist countries in Eastern Europe and the disintegration of the Soviet Union in 1991. Facing the defeat of socialism, Deng Xiaoping adopted the policy of hiding and continued to open the West to the West, which led the CCP to continue the diplomatic direction and economic reform of the 1980s. Economic take off. However, after Xi Jinping took power in 2013, in the face of the fading of red China, do n’t ask the surname of the family surname, it ’s distressed, and the wealth of wealth and wealth. , Implement the United States anti -US policy, rivals on all sides, China ’s diplomacy is isolated, and the economy has fallen sharply.</text:p>
      <text:p text:style-name="P4">
<text:span text:style-name="T4">
 2. </text:span>
 <text:span text:style-name="T4">
 China and Russia jointly fight against the United States, each behind the United States </text:span>
</text:p>
      <text:p text:style-name="P4">
**</text:p>
      <text:p text:style-name="P4">
Since the new crown epidemic in Wuhan broke out in Wuhan in China in 2020, major Western countries have become tougher than China. In the past three years, under the strategic leadership of the United States India, the United States, Japan, South Korea, Taiwan and Australia have been built. The encirclement circle, the southern seas of the South China Sea, and the Indian enclosure circle in the west. There are layers of defense and ambush on all sides. Under this harsh geopolitics and military siege, Beijing had to catch Moscow to further move closer to Putin, a hostile leader with hostile international systems. "Friend", Xi Pu met at the 2022 Winter Olympics, and Beijing said that China and Russia would not be capped.</text:p>
      <text:p text:style-name="P4">
Not a few days after Xi Pu's meeting, Putin launched a war against Ukraine, and Xi Jinping was tied to his chariot. He has guarded Putin for shortness in diplomacy and does not condemn Russia's aggression. In the voting of the United Nations about the Russian and Ukraine War, most of the country's intentions were rebelled and voted for abandonment. The war reserved diplomacy and military aid. At the same time, when Russia encountered severe economic sanctions in the West, he increased economic assistance to Russia.</text:p>
      <text:p text:style-name="P4">
However, the world was unpredictable that the Russian and Ukraine War was beyond the idea of universal. The war has been more than one year, and the situation is increasingly unfavorable. In Beijing, Mao Sui recommended to play the role of peace -mediated persons, and propagating the ceasefire on the spot. In fact, Russia has maintained the current situation of Russia in the name of peace.</text:p>
      <text:p text:style-name="P4">
Xi sent a special envoy Li Hui to lobby Europe and the United States. It is called the mediation. It is a glimpse of the bottom line of all parties. The more important mission is to detect the virtual and real and evaluate the war trend of the war.</text:p>
      <text:p text:style-name="P4">
From the perspective of post -development, Li Hui reported the evaluation of the Russian and Ukraine war on Xi Jinping, which was not good for Putin.</text:p>
      <text:p text:style-name="P4">
<text:span text:style-name="T4">
 <text:span text:style-name="T5">
wagner soldiers' shock to Beijing</text:span>
 </text:span>
</text:p>
      <text:p text:style-name="P4">
The Russian Wagner's soldiers suddenly rose and became the last straw on the back of Xi Jinping's camel.</text:p>
      <text:p text:style-name="P4">
Before Porigo and Belarus President Lukashenko reached a Wagner armed forces to stop advancing to Moscow, Putin gave Belarus President Lukashenko, Uzbekistan President Milzyev, Kazakhstan President Takayev, and Turkish President Erdogan called. At the same time, North Korea Kim Jong -un also called Putin to express his support for Russia, but he did not call Xi Jinping, and Xi did not call Putin to express his support.</text:p>
      <text:p text:style-name="P4">
This is very different from North Korea, Turkey and other countries.</text:p>
      <text:p text:style-name="P4">
In the dozens of hours from June 24th to 26th, Beijing has been silent. It is not difficult to imagine that Xi Jinping was shocked and couldn't sleep all night.</text:p>
      <text:p text:style-name="P4">
Only after the Wagner armed forces stopped advancing to Moscow, Beijing issued a careful statement of wording. It was nothing more than saying that the incident was Russia's internal affairs and China supported Russia to stabilize.</text:p>
      <text:p text:style-name="P4">
?</text:p>
      <text:p text:style-name="P4">
On June 28, the representative of China in Europe, Fu Cong, delivered a speech, claiming that China had no reason not to support Ukraine's boundary in 1991, that is, Ukraine's sovereignty over Crimea was legal. This is a major change in Beijing's diplomatic position.</text:p>
      <text:p text:style-name="P4">
This shows that Beijing's ending of the Russian and Ukraine has already had its answer.</text:p>
      <text:p text:style-name="P4">
This is not groundless, it has long been able to follow:</text:p>
      <text:p text:style-name="P4">
<text:span text:style-name="T4">
 _Euravity and Russia reached out into the other party's "sphere of power" _ </text:span>
</text:p>
      <text:p text:style-name="P4">
From May 18th to 19th, China held the China-Central Asian Summit in Xi'an. The five Central Asian countries are: Kazakhstan, Kyrgyzstan, Tajikistan, Uzbekistan, and Turkmenistan. These countries are members of the SCO. The country is the former Soviet Union's joining republic, which belongs to Russia's sphere of influence. Beijing had a suffering in Moscow while digging the wall in Beijing.Judging from the previous overbearing behavior of the Communist Party of China, leaving what the South China Sea Conference to hold in Beijing, it is intended to resolve the South China Sea dispute.</text:p>
      <text:p text:style-name="P4">
However, although he was dissatisfied, Beijing could not bear it, and the official did not blame Russia publicly. Beijing only expresses the disagreement of Russian practices through some folk articles. After all, the Central Asian Summit led by Beijing in May also put aside Russia. Come and not be polite.</text:p>
      <text:p text:style-name="P4">
So why do Russia leave Beijing's convening of the South China Sea Conference? What is Russia's attitude towards the South China Sea?</text:p>
      <text:p text:style-name="P4">
In October 2021, Xi Jinping's speech held at the 110th anniversary of the 1911 Revolution held by Xi Jinping released a strong signal to unify Taiwan.</text:p>
      <text:p text:style-name="P4">
The United States stated that the United States' commitment to Taiwan is still "strong as rock", as always, without vague.</text:p>
      <text:p text:style-name="P4">
At that time, Putin said in an interview with the American media CNBC anchor Gandebul in Moscow: "... ** We must provide an opportunity in the region under the intervention of the regional power, and we must provide appropriate dialogue in accordance with the basic guidelines of international law. "If people still remember what Putin's past said in the United States and China, he would take the position of watching the hills and watching the tiger. Here he criticized the signal of China's intervention is quite clear.</text:p>
      <text:p text:style-name="P4">
**</text:p>
      <text:p text:style-name="P4">
<text:span text:style-name="T4">
 RMB suffered double pinch </text:span>
</text:p>
      <text:p text:style-name="P4">
The renminbi has recently depreciated, and the depreciation of the offshore RMB.</text:p>
      <text:p text:style-name="P4">
It is noted that Russia is selling RMB crazy. In June, Russia sold about 3.3 billion yuan to exchange for about 4.5 billion US dollars. This self -interesting behavior accelerated the speed of the RMB depreciation.</text:p>
      <text:p text:style-name="P4">
Why does Russia sell RMB almost crazy?</text:p>
      <text:p text:style-name="P4">
The main reason for selling is to pay for military expenses. Some Western institutions predict that Russia's monthly expenditure spending will take about 15 billion to 18 billion US dollars. However, because most Russian foreign exchange reserves were frozen by the West, soldiers' salaries (Wagner did not collect), equipment maintenance, etc. cannot be used in RMB, so they sell a large number of RMB for US dollars.</text:p>
      <text:p text:style-name="P4">
As a part of the official measures that prevent the depreciation of the yuan and excessively large, the People's Bank of China has set the interest rate guidance rate that is stronger than expected. Chinese state -owned banks have sold the US dollar after the shore and offshore market trends, and It shows that Beijing's depreciation of the RMB acceleration is increasingly disturbed.</text:p>
      <text:p text:style-name="P4">
But Russia has accelerated the selling RMB. According to statistics, in the past year, Putin has sold US $ 4.5 billion in RMB, and Russia's holding RMB reserves has decreased by one -thirds. This is the largest sales of RMB in Russia in recent years.</text:p>
      <text:p text:style-name="P4">
Earlier, the Russian Central Bank issued a report alarm that bluntly said that the RMB could not be freely converted, and lacked hedge tools, and there was a risk of trade settlement in RMB ... After the Russian and Ukraine War broke out, China and Russia rose to the Russian trade. Outside, there is no other use, so the Russian central bank continues to sell RMB this year to buy US dollars and euros.</text:p>
      <text:p text:style-name="P4">
Therefore, the depreciation of this wave of renminbi is obviously "reflected" by the internationalization of the RMB. Due to the Sino -Russian currency swap agreement, Beijing has been damaged on both sides.</text:p>
      <text:p text:style-name="P4">
First, Russia holds a lot of RMB to Hong Kong to exchange US dollars at any time, causing the RMB to leak. After Russia replaced the US dollar with RMB, the US dollar maintained the ruble exchange rate.</text:p>
      <text:p text:style-name="P4">
Second, China has been replaced with RMB and holds too many rubles. Since this year, these rubles have depreciated by about 30%. In addition, rubles have been sanctioned, and it is difficult to circulate in the international market. The rubles held by China have gradually become waste paper.</text:p>
      <text:p text:style-name="P4">
The internationalization of the renminbi has caused double pinch, which has opened the process of depreciation.</text:p>
      <text:p text:style-name="P4">
<text:span text:style-name="T4">
 China Restrictions Export </text:span>
 <text:span text:style-name="T4">
 Russia immediately announced the increase in production 镓锗 </text:span>
</text:p>
      <text:p text:style-name="P4">
China restricts the export to counterattack Biden, Russia announced its increase in production and supplement the market gap.</text:p>
      <text:p text:style-name="P4">
In order to counterattack Biden's joint allies to restrict the development of Chinese semiconductors, Beijing announced export control for "镓" and "锗" for manufacturing semiconductors and other electronic products. Putin immediately turned his hand, and Russia announced the increase in production to fill the market gap. The Chinese media was angry, and bluntly proved that "the amount of Sino -Russian relations is not high in gold."</text:p>
      <text:p text:style-name="P4">
The Ministry of Commerce of China announced on July 3 that after the implementation of export controls on key materials and 锗 of the key materials and 锗 of the semiconductor, it was only 2 days after the export control. After China announced that it is restricted to the export of metal manufacturing for chips, Russia is preparing to increase the output of crickets to meet domestic demand. In addition, Russia also has manufacturers preparing to increase production.</text:p>
      <text:p text:style-name="P4">
Regarding Russia's decision, China media stated that Rostec claimed that increasing production was only to meet the domestic demand in Russia, and it was obviously "blatantly lied." (Because the global yield of the world is about 130 tons, China ’s exports account for 60 %, most of which are eaten by the optical and semiconductor industry chain in East Asia. The output is minimal.) Russia produces so much. There is no second possibility except for export.</text:p>
      <text:p text:style-name="P4">
Experts from all parties have pointed out that Russia obviously not only meets "domestic demand", and in accordance with China's export control of 镓 and 锗, it immediately announces to increase exports. The market panicked and stabbed behind Beijing.</text:p>
      <text:p text:style-name="P4">
_ <text:span text:style-name="T4">
 Xi Jinping received Biden's warning </text:span>
 <text:span text:style-name="T4">
? </text:span>
 _</text:p>
      <text:p text:style-name="P4">
Recent Essence ** Bynden broke the news that Xi Jinping did not say a word at the time, and then Ben Deng noticed that Xi did not go all out to Russia.</text:p>
      <text:p text:style-name="P4">
_ (In that call, Biden told Xi Jinping that since Russia entered Ukraine, 600__ home American companies have withdrawn from Russia. Biden said to Xi Jinping: "This is not a threat. This is an observation." Bayon also. Said, I told Xi Jinping that China's economy depends on investment in Europe and the United States. So be careful!Be careful!When asked about Xi Jinping's response at the time, Biden said, "He listen, and he has no ... ..__ Content_ _ "." Also, if you noticed, he did not go all out to Russia. "</text:p>
      <text:p text:style-name="P4">
Regardless of what Biden's warning caused what reaction was caused by Xi's heart, Xi Jinping obviously saw Putin's slump presented in the Wagner incident, and at the same time, he also saw the sluggishness of the Chinese economy. Needless to say, he has realized that the diplomatic policy must be adjusted, and Xi's hesitation, cautious and restrained response to the Wagner incident. Beijing has determined that the Russia -Ukraine War and Russia will fail, so they must plan ahead.</text:p>
      <text:p text:style-name="P4">
And fast, you must compete with Russia.</text:p>
      <text:p text:style-name="P4">
This means that the Sino -Russian relations that are not capped on the top have already touched.</text:p>
      <text:p text:style-name="P4">
<text:span text:style-name="T4">
 III, Sino -Russian relations break the silk, the American and China Romance Romance </text:span>
 <text:span text:style-name="T4">
 4.0 version has been on the road </text:span>
</text:p>
      <text:p text:style-name="P4">
<text:span text:style-name="T4">
 Sino -Russian relations break the silk company </text:span>
 **</text:p>
      <text:p text:style-name="P4">
However, Xi Jinping is currently unable to completely abandon Putin. He has invested too much in this relationship, and Russia is still useful to China. Although China may be forced to adjust its position in the Ukrainian war. But given the factors of historical hostess, this turning point will face some huge resistance.China is now aware that Ukraine's long -lasting war may fundamentally damage Russia's partner country and damage China's own foreign policy agenda. China has a reason to go further in the previously vague expression of the war, and uses its unique influence on Russia to urge the realization of the armistice (it must cause it to persuade Moscow to abandon Crimea, which is a very difficult task).</text:p>
      <text:p text:style-name="P4">
<text:span text:style-name="T4">
 Europe is the key </text:span>
</text:p>
      <text:p text:style-name="P4">
One key reason for this situation is Europe, where China is damaged by supporting Russia. The European business community has deteriorated in China, and foreign direct investment has slowed down, and the coordination of the two sides of the Atlantic has strengthened its coordination on China.</text:p>
      <text:p text:style-name="P4">
Xi Jinping must resolutely weaken the United States to curb China's efforts. A hostile Europe will make him face difficulties. Russia's isolation has put pressure on China and allows it to improve European relations to prevent Europe from uniting to fight against China. One of the best ways to achieve this goal is to find a clearer re -positioning and play the role of peaceful creators at the Russian and Ukraine War at the door of the European home.</text:p>
      <text:p text:style-name="P4">
But even if it is alienated to Russia, it is difficult to gain trust.</text:p>
      <text:p text:style-name="P4">
<text:span text:style-name="T4">
 Taiwan, take the lead and move the whole body </text:span>
</text:p>
      <text:p text:style-name="P4">
Russia's issue has also made Xi Jinping's planning on Taiwan's issues complicated. The Ukrainian war shows two things: it is not possible to win the battle by relying on military forces; but not winning the battle may lead to the challenge of the power of the leadership. Faced with these situations, the launch of the Taiwan Strait War may be disastrous for Xi Jinping.</text:p>
      <text:p text:style-name="P4">
Taiwan will hold the presidential election in January next year to choose Cai Yingwen's successor. Tsai Ing -wen annoyed Beijing because of getting closer and closer to the United States. China is obviously using a series of means to apply economic pressure and public opinion pressure in Taiwan, or to spread error information to support candidates who have improved the relationship with Beijing.</text:p>
      <text:p text:style-name="P4">
However, the aggressive speech of the Chinese side and the threat of military exercises around Taiwan may be counterproductive. Not only will it not only make the candidates who oppose China stronger, but also stimulate the stronger and clear support of the United States and the international community for Taiwan. For Xi Jinping, the best balance point is to show a tough and firm position while not leading to the continuous upgrade of the situation.</text:p>
      <text:p text:style-name="P4">
<text:span text:style-name="T4">
 Diplomacy turning momentum is bound to do </text:span>
</text:p>
      <text:p text:style-name="P4">
In view of all these changes, although Xi Jinping was unwilling to be reluctant, he also realized that he must ease the tension with the United States. The needs of both the United States and China have contributed to the visiting of Brinken and Yellen. However, Xi must make a proud and indifferent appearance to meet the needs of Da internal propaganda.</text:p>
      <text:p text:style-name="P4">
Xi Jinping still needs his "close friend". If the role of human rights and democratic governance in the international system, Russia is still the only country that has the ability and motivation to cooperate with China on this issue. Stable relationships will also ensure the stability of the long land boundary between the two countries and allow China to obtain Russia's energy, imported food and military equipment at preferential prices. And Russia, because it is still in the torment of war, is more demanding in China. Therefore, in terms of face, it is expected that the two countries will maintain all the usual appearances. However, major changes will be undergone in the future.</text:p>
      <text:p text:style-name="P4">
<text:span text:style-name="T4">
 Four, forward -looking: Two partners work together to combat common enemies, and in secret, whoever shakes hands with the enemy first </text:span>
</text:p>
      <text:p text:style-name="P4">
<text:span text:style-name="T4">
 The geopolitical situation in front of a Jiazi reappears </text:span>
</text:p>
      <text:p text:style-name="P4">
The current subtle relationship between the three sides of the United States, China and Russia seems to have returned to the US -Soviet -China -China three -sided relationship in the United States and the Soviet Union 60 years ago (the 1960s of the last century). However, the current China and Russia are compared with China and the Soviet Union. At that time, Su Qiang was weak, but now it is Zhongqiang Russia, and his status is upside down.</text:p>
      <text:p text:style-name="P4">
In the 1960s, in the Cold War against the socialist camp of NATO, China and the Soviet Union began to split, and there was a big discussion. Even the border (Treasure Island) armed conflict occurred. Nuclear military bases performed surgical removal of surgery, and were later stopped by the external enemy of both sides. Since then, it is China and the United States secretly sending Qiubo. In 1971, Kisinsin visited China in secret. In 1972, President Nixon's visit to China, which led to a major change in global political territory, especially in the United States, China, the Soviet Union: China -Soviet Union <text:span text:style-name="T4">
 </text:span>
 vs. <text:span text:style-name="T4">
 </text:span>
 The United States <text:span text:style-name="T4">
 The transformation of the United States to </text:span>
 US -China Public League vs. <text:span text:style-name="T4">
 </text:span>
 Soviet Union **</text:p>
      <text:p text:style-name="P4">
<text:span text:style-name="T4">
 Who can shake hands with the United States first? </text:span>
</text:p>
      <text:p text:style-name="P4">
The current situation of the Grand Triangle, although it is the <text:span text:style-name="T4">
 China -Russian quasi -alliance </text:span>
 <text:span text:style-name="T4">
 vs. </text:span>
 <text:span text:style-name="T4">
 US </text:span>
 <text:span text:style-name="T4">
, </text:span>
, but as mentioned above, the relationship between the Sino -Russian quasi -alliance is increasingly vulnerable and caused by long -term national interests The separation of separation is supporting the personal relationship between Xi Jinping and Putin. Once Russia and Ukraine signed a peace agreement, Russia is likely to fall to the United States and the West. At present, China and Russia are on the surface, and the United States and the West are on the surface, but they actually have channels to interoperate with the United States and Europe.</text:p>
      <text:p text:style-name="P4">
Under the current situation of the Sino -Russian quasi -alliance vs. US, what people do not need to be surprised is that it is likely that both Chinese and Russian partners even run each other in secret to see who can shake hands with the enemy in the West.</text:p>
      <text:p text:style-name="P4">
At present, because the Russian war is still ongoing, the West still regards Russia as the primary threat at the moment; however, everyone is considering post -war matters. In the triangular relations between the country, the first strong and the second strongest are naturally hostile, so the third is the object that both sides must win. After the war, Russia must be the third child, just as China was the third child during the Cold War. Therefore, the boss intended to join forces after the war, and the situation was clear. In fact, it can be seen from the United States that is currently controlling the intensity of the Russian and Ukraine war and the speed of Ukraine to join NATO.</text:p>
      <text:p text:style-name="P4">
At present, China and Russia have publicly resisted the United States. At the same time, they quietly linked to the United States in the audience, especially before the other party. A complicated diplomatic interaction of the Three Kingdoms is below.</text:p>
      <text:p text:style-name="P4">
News Source: <text:a xlink:type="simple" xlink:href="https://www.rfa.org/mandarin/zhuanlan/zhongguotoushi/panel-07132023150624.html" text:style-name="Internet_20_link" text:visited-style-name="Visited_20_Internet_20_Link">
https://www.rfa.org/mandarin/zhuanlan/zhongguotoushi/panel-07132023150624.html</text:a>
</text:p>
      <!--NEWS-->
      <text:h text:style-name="P10" text:outline-level="1">
<text:span text:style-name="T4">
The US sale price only increases slightly in the early days of the US stocks</text:span>
</text:h>
      <text:p text:style-name="P4">
Publisher: 法新社</text:p>
      <text:p text:style-name="P4">
Published Time: 2023-07-13T16:02:07+00:00</text:p>
      <text:p text:style-name="P4">
Modified Time: 2023-07-13T15:50:02+00:00</text:p>
      <text:p text:style-name="P4">
Description: (Agence France -Presse, New York, 13th) The United States has again reportedly reported Lido's inflation data, as well as the steady blessing of financial reports announced by companies such as Damimi Airlines and Pepsi. The US stock market rose early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3" text:anchor-type="as-char" svg:width="6.9236in" svg:height="3.617581in" draw:z-index="0">
<draw:image xlink:href="../Images/rficn/2023-07-13T16-02-07-00-00/000000.png" xlink:type="simple" xlink:show="embed" xlink:actuate="onLoad" draw:mime-type="image/png"/>
</draw:frame>
The US sales price measured by the producer price index (PPI) rose only 0.1%in June, and the increase was slightly lower than expected.</text:p>
      <text:p text:style-name="P4">
The increase in the US Consumer Price Index (CPI), which was announced yesterday, was also relatively milder than expected, showing that the Federal Federal Preparation Council (FED) actively raised interest rates to crack down on inflation.</text:p>
      <text:p text:style-name="P4">
In addition, Delta Air Lines announced the innovation high of the second quarter financial report. Pepsico has also released a profit of more than 90%, which will adjust the annual financial test to increase today's stock market buying.</text:p>
      <text:p text:style-name="P4">
About 50 minutes after the opening of the U.S. stock market, the Dow Jones Industrial Index rose 0.3%to 34435.90 points, the S &amp; P 500 index rose 0.5%to 4494.76 points, and the Nasdaq index raised 0.9%to 14043.72 points.</text:p>
      <text:p text:style-name="P4">
News Source: <text:a xlink:type="simple" xlink:href="https://www.rfi.fr/cn/%E8%B4%A2%E7%BB%8F%E5%BF%AB%E8%AE%AF/20230713-%E7%BE%8E%E5%9B%BD%E8%B6%B8%E5%94%AE%E7%89%A9%E4%BB%B7%E4%BB%85%E5%BE%AE%E6%B6%A8-%E7%BE%8E%E8%82%A1%E6%97%A9%E7%9B%98%E8%B5%B0%E6%89%AC" text:style-name="Internet_20_link" text:visited-style-name="Visited_20_Internet_20_Link">
https://www.rfi.fr/cn/%E8%B4%A2%E7%BB%8F%E5%BF%AB%E8%AE%AF/20230713-%E7%BE%8E%E5%9B%BD%E8%B6%B8%E5%94%AE%E7%89%A9%E4%BB%B7%E4%BB%85%E5%BE%AE%E6%B6%A8-%E7%BE%8E%E8%82%A1%E6%97%A9%E7%9B%98%E8%B5%B0%E6%89%AC</text:a>
</text:p>
      <!--NEWS-->
      <text:h text:style-name="P10" text:outline-level="1">
<text:span text:style-name="T4">
California otter attack robbing the surfboard authorities to hunt up</text:span>
</text:h>
      <text:p text:style-name="P4">
Publisher: 法新社</text:p>
      <text:p text:style-name="P4">
Published Time: 2023-07-13T16:02:08+00:00</text:p>
      <text:p text:style-name="P4">
Modified Time: 2023-07-13T15:50:04+00:00</text:p>
      <text:p text:style-name="P4">
Description: (AFP, San Francisco, 13th) A sea otter that has a bizarre harassing rushing in the California coast of the United States. It will climb up the surfboard, regardless of driving the board to dominate the board, and even bite the surfboard. The authorities have sent a special person to hunt this sea otter to avoid endangering the safety of surf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3.617581in" draw:z-index="0">
<draw:image xlink:href="../Images/rficn/2023-07-13T16-02-08-00-00/000000.png" xlink:type="simple" xlink:show="embed" xlink:actuate="onLoad" draw:mime-type="image/png"/>
</draw:frame>
Santacruz, about 90 minutes of drive in the south of San Francisco, the wildlife authorities have actually posted to warn the public to be careful about the 5 -year -old motherly sea otter. It has been harassing the waves for several weeks, but the recent attack has risen to a new height.</text:p>
      <text:p text:style-name="P4">
According to an amazing film posted on the Internet on the 10th, this sea otter climbed up to a surfingboard of a surfer, and when the surflers tried to shake and flip the surfboard, it tightly grabbed the board and rushed towards it for a time. The waves started to bite the board and refused to stop.</text:p>
      <text:p text:style-name="P4">
Joon Lee, who was attacked by a sea otter on the 9th, told the Los Angelestims that he was scared at the time. "I tried to swim, but I bite my (surfboard) foot rope before you could swim away, and let me panic."</text:p>
      <text:p text:style-name="P4">
The authorities have issued a detailed notice to the mother sea otter. The US Fish and WildlifeService said in a statement: "In view of the rise in public safety risks, a group of California Fish and Wildlife Department (CDFW) and Monterey (Monterey Bayaquarium), personnel who have been captured and handled with sea otter training, try to capture and resett it. "</text:p>
      <text:p text:style-name="P4">
In the past, the United States Pioneer hunted the sea otter for the fur. It did not stop until the beginning of the 20th century, but the number of sea otters has been reduced to almost extinction. Now the sea otters are still endangered, but the number has risen. It is currently believed that there are about 3,000 in the North Pacific waters.</text:p>
      <text:p text:style-name="P4">
Although the surfers, canoe enthusiasts and sailing athletes rarely meet sea otters at sea, they have not heard of it. Because the sea otter saw that their small heads came out of the water, sometimes they still felt that they were cute.</text:p>
      <text:p text:style-name="P4">
However, sea otters are actually aggressive predators, and their bite is dangerous. Having said that, the mother sea otter was still unusual on the coast of St. Cruise. Experts were so incredible why it was so aggressive.</text:p>
      <text:p text:style-name="P4">
Local scientists recognize this mother sea otter. According to the New York Times, its mother gave birth to it after being arrested by humans, because it was often fed that they had lost their fear of humanity.</text:p>
      <text:p text:style-name="P4">
News Source: <text:a xlink:type="simple" xlink:href="https://www.rfi.fr/cn/%E7%A7%91%E5%AD%A6%E6%96%B0%E7%9F%A5/20230713-%E5%8A%A0%E5%B7%9E%E5%87%BA%E7%8E%B0%E6%B5%B7%E7%8D%AD%E6%94%BB%E5%87%BB%E6%8A%A2%E5%A4%BA%E5%86%B2%E6%B5%AA%E6%9D%BF-%E5%BD%93%E5%B1%80%E8%BF%BD%E6%8D%95" text:style-name="Internet_20_link" text:visited-style-name="Visited_20_Internet_20_Link">
https://www.rfi.fr/cn/%E7%A7%91%E5%AD%A6%E6%96%B0%E7%9F%A5/20230713-%E5%8A%A0%E5%B7%9E%E5%87%BA%E7%8E%B0%E6%B5%B7%E7%8D%AD%E6%94%BB%E5%87%BB%E6%8A%A2%E5%A4%BA%E5%86%B2%E6%B5%AA%E6%9D%BF-%E5%BD%93%E5%B1%80%E8%BF%BD%E6%8D%95</text:a>
</text:p>
      <!--NEWS-->
      <text:h text:style-name="P10" text:outline-level="1">
<text:span text:style-name="T4">
"Asia -Pacific Report" July 13, 2023 Audio</text:span>
</text:h>
      <text:p text:style-name="P4">
Author: None</text:p>
      <text:p text:style-name="P4">
Publisher: Radio Free Asia (Organization)</text:p>
      <text:p text:style-name="P4">
Published Time: 2023-07-13T16:06:49-04:00</text:p>
      <text:p text:style-name="P4">
Modified Time: 2023-07-13T16:06:49-04:00</text:p>
      <text:p text:style-name="P4">
Description: None</text:p>
      <text:p text:style-name="P4">
Videos: []</text:p>
      <text:p text:style-name="P4">
Audios: ["<text:a xlink:type="simple" xlink:href="https://www.rfa.org/mandarin/apr-audio/yp-0713202315253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3.88615in" draw:z-index="0">
<draw:image xlink:href="../Images/rfamandarin/2023-07-13T16-06-49-04-00/000000.png" xlink:type="simple" xlink:show="embed" xlink:actuate="onLoad" draw:mime-type="image/png"/>
</draw:frame>
 <text:a xlink:type="simple" xlink:href="https://www.rfa.org/mandarin/apr-audio/yp-07132023152531.html/@@images/image" text:style-name="Internet_20_link" text:visited-style-name="Visited_20_Internet_20_Link">
</text:a>
Free Asia Radio Drawing <text:a xlink:type="simple" xlink:href="https://www.rfa.org/mandarin/apr-audio/yp-07132023152531.html/@@stream" text:style-name="Internet_20_link" text:visited-style-name="Visited_20_Internet_20_Link">
Audio-Link: https://www.rfa.org/mandarin/Apr- Audio/YP 07132023152531.html/@@stream</text:a>
The main content of this show:</text:p>
      <text:p text:style-name="P4">
1 . Germany released the first Chinese strategic report to emphasize competition and de -risk</text:p>
      <text:p text:style-name="P4">
2 . Chinese hackers invade the US government email system to denial</text:p>
      <text:p text:style-name="P4">
3 .</text:p>
      <text:p text:style-name="P4">
4 . China ’s exports in June have fallen by 12% year -on -year.</text:p>
      <text:p text:style-name="P4">
5 . Chinese military aircraft warships disturb the US military anti -submarine aircraft to cross the Taiwan Strait for two consecutive days</text:p>
      <text:p text:style-name="P4">
News Source: <text:a xlink:type="simple" xlink:href="https://www.rfa.org/mandarin/apr-audio/yp-07132023152531.html" text:style-name="Internet_20_link" text:visited-style-name="Visited_20_Internet_20_Link">
https://www.rfa.org/mandarin/apr-audio/yp-07132023152531.html</text:a>
</text:p>
      <!--NEWS-->
      <text:h text:style-name="P10" text:outline-level="1">
<text:span text:style-name="T4">
Germany launched a new policy to cope with China, which is more "confident"</text:span>
</text:h>
      <text:p text:style-name="P4">
Author: 法新社</text:p>
      <text:p text:style-name="P4">
Publisher: Al Jazeera</text:p>
      <text:p text:style-name="P4">
Published Time: 2023-07-13T16:53:24</text:p>
      <text:p text:style-name="P4">
Modified Time: 2023-07-13T16:53:24</text:p>
      <text:p text:style-name="P4">
Description: German Prime Minister Tsugs said that Germany has released a new policy to cope with more "confident" China. Previously, he had a fierce discussion on how to treat Berlin's largest trading partner for several months.</text:p>
      <text:p text:style-name="P4">
Images: ["<text:a xlink:type="simple" xlink:href="https://chinese.aljazeera.net/wp-content/uploads/2023/07/1-1689262783.png" text:style-name="Internet_20_link" text:visited-style-name="Visited_20_Internet_20_Link">
1-1689262783.png</text:a>
", "<text:a xlink:type="simple" xlink:href="https://chinese.aljazeera.net/wp-content/uploads/2023/07/1-1689262848.jpg" text:style-name="Internet_20_link" text:visited-style-name="Visited_20_Internet_20_Link">
1-1689262848.jpg</text:a>
", "<text:a xlink:type="simple" xlink:href="https://chinese.aljazeera.net/wp-content/uploads/2023/07/2-1689262884.jpg" text:style-name="Internet_20_link" text:visited-style-name="Visited_20_Internet_20_Link">
2-1689262884.jpg</text:a>
", "<text:a xlink:type="simple" xlink:href="https://chinese.aljazeera.net/wp-content/uploads/2023/07/1-1689262912.jpg" text:style-name="Internet_20_link" text:visited-style-name="Visited_20_Internet_20_Link">
1-1689262912.jpg</text:a>
"]</text:p>
      <text:p text:style-name="P4">
Topics: ['政治', '新闻', '经济']</text:p>
      <text:p text:style-name="P4">
Keywords: ['政治', '新闻', '经济', '中国', '德国']</text:p>
      <text:p text:style-name="P4">
Type: Article</text:p>
      <!--METADATA-->
      <text:p text:style-name="P4">
<draw:frame draw:style-name="fr1" draw:name="Image267" text:anchor-type="as-char" svg:width="6.9236in" svg:height="4.612736in" draw:z-index="0">
<draw:image xlink:href="../Images/Aljazeera Chinese/2023-07-13T16-53-24/1-1689262783.png" xlink:type="simple" xlink:show="embed" xlink:actuate="onLoad" draw:mime-type="image/png"/>
</draw:frame>
German Prime Minister Tsugs attended the weekly cabinet meeting (Reuters) held in Berlin (Reuters)</text:p>
      <text:p text:style-name="P4">
German Prime Minister Tsugs said that Germany has released a new policy to cope with more "confident" China. Previously, he had a fierce discussion on how to treat Berlin's largest trading partner for several months.</text:p>
      <text:p text:style-name="P4">
After the new strategy was announced on Thursday, Shuoerz said, "Our goal is not to be decoupled with Beijing, but we hope to reduce the key dependence in the future," he said. This strategy "is a change that has changed. And become more confident in China. "</text:p>
      <text:p text:style-name="P4">
German Foreign Minister of Foreign Minister Anna Lena Bell Berbak said the government said that the policy would be included in the EU's policy to China and aims to "reality but not naive."</text:p>
      <text:p text:style-name="P4">
This document is the product of the German government for several months on its strategic debate against China.</text:p>
      <text:p text:style-name="P4">
Although the Green Party's Berbak promotes a stronger route to Beijing and pays more attention to human rights, Social Democratic Democratic support is more conducive to trade positions.</text:p>
      <text:p text:style-name="P4">
<draw:frame draw:style-name="fr1" draw:name="Image268" text:anchor-type="as-char" svg:width="6.9236in" svg:height="3.894525in" draw:z-index="0">
<draw:image xlink:href="../Images/Aljazeera Chinese/2023-07-13T16-53-24/1-1689262848.jpg" xlink:type="simple" xlink:show="embed" xlink:actuate="onLoad" draw:mime-type="image/jpeg"/>
</draw:frame>
Does German trade rely too much on China?</text:p>
      <text:p text:style-name="P4">
The new policy of China marks the subtle balance between the two internal government, calling Beijing as "partners, competitors, and systemic competitors."</text:p>
      <text:p text:style-name="P4">
The document said, "China is the largest single trading partner in Germany, but despite China's dependence on Europe, Germany's dependence on China has become more important in recent years."</text:p>
      <text:p text:style-name="P4">
The government said it had no intention of "hindering China's economic progress and development."</text:p>
      <text:p text:style-name="P4">
The German government said, "At the same time, it is urgent to go to risk."</text:p>
      <text:h text:style-name="P13" text:outline-level="4">
<text:span text:style-name="T4">
International Order</text:span>
</text:h>
      <text:p text:style-name="P4">
Berlin "is concerned about how China strives to influence international order in order to comply with the interests of its one -party system, so as to relative the foundation of rules -based international order, such as human rights status."</text:p>
      <text:p text:style-name="P4">
In the first national security strategy announced by Germany last month, China's behavior also accused China's behavior that harmed the interests of Germany, causing international security to "bears more and more stress" and ignore human rights.</text:p>
      <text:p text:style-name="P4">
A report from German intelligence agencies also regards China as "the biggest threat in German economic and scientific spy activities and foreign direct investment."</text:p>
      <text:p text:style-name="P4">
<draw:frame draw:style-name="fr1" draw:name="Image269" text:anchor-type="as-char" svg:width="6.9236in" svg:height="3.894525in" draw:z-index="0">
<draw:image xlink:href="../Images/Aljazeera Chinese/2023-07-13T16-53-24/2-1689262884.jpg" xlink:type="simple" xlink:show="embed" xlink:actuate="onLoad" draw:mime-type="image/jpeg"/>
</draw:frame>
Will the German security strategy work?</text:p>
      <text:p text:style-name="P4">
The tough route shocked Beijing, but it also caused concerns about China's increasingly dependent German industry.</text:p>
      <text:p text:style-name="P4">
In recent months, Volkswagen and Siemens have formulated a growth strategy that has seriously relying on the Chinese market.</text:p>
      <text:p text:style-name="P4">
On Thursday, Volkswagen's chief operating officer Lalff Bravztart(Ralf Brandstaetter)Welcome to the political goals of the New China strategy. He said that "strengthening our own status ... reducing one -sided economic dependence and creating incentives for more diversification."</text:p>
      <text:p text:style-name="P4">
The person in charge of this German automobile manufacturer in China stated in a statement: "We have not naively regarded China that has become an economic superpower that China has become."</text:p>
      <text:p text:style-name="P4">
He added that in order to minimize geopolitical risks, Germany must "reduce dependence and strengthen our status in other regions" and "create independent controlling value chains."</text:p>
      <text:h text:style-name="P13" text:outline-level="4">
<text:span text:style-name="T4">
"Risk"</text:span>
</text:h>
      <text:p text:style-name="P4">
Tsutz emphasized that Germany "does not want to be decoupled, we want to risk."</text:p>
      <text:p text:style-name="P4">
However, he emphasized the diversification of Berlin to realize the diversification of trading partners and said that Germany "committed to actively expanding economic relations with Asia and other regions.</text:p>
      <text:p text:style-name="P4">
<draw:frame draw:style-name="fr1" draw:name="Image270" text:anchor-type="as-char" svg:width="6.9236in" svg:height="3.894525in" draw:z-index="0">
<draw:image xlink:href="../Images/Aljazeera Chinese/2023-07-13T16-53-24/1-1689262912.jpg" xlink:type="simple" xlink:show="embed" xlink:actuate="onLoad" draw:mime-type="image/jpeg"/>
</draw:frame>
Germany and China hold meetings in the tension between trade and Ukraine</text:p>
      <text:p text:style-name="P4">
After the US economic policy is tightened, Beijing's greatest EU partners may go in the same direction and use the seemingly goodwill "risk" remarks to gradually leave the Asian economy.</text:p>
      <text:p text:style-name="P4">
The Chinese State Council's Prime Minister Li Qiang visited Germany last month. This is his first visit since he took office in the Chinese Prime Minister. He also emphasized that as the EU's criticism sound became louder, Beijing attaches more importance to improving the relationship with the EU.</text:p>
      <text:p text:style-name="P4">
However, he warned Berlin not to "use the risks to decume", and asked Chinese companies to provide a "fair competitive environment".</text:p>
      <text:p text:style-name="P4">
News Source: <text:a xlink:type="simple" xlink:href="https://chinese.aljazeera.net/news/political/2023/7/14/%e5%be%b7%e5%9b%bd%e6%8e%a8%e5%87%ba%e6%96%b0%e6%94%bf%e7%ad%96%e4%bb%a5%e5%ba%94%e5%af%b9%e6%9b%b4%e5%8a%a0%e8%87%aa%e4%bf%a1%e7%9a%84%e4%b8%ad%e5%9b%bd" text:style-name="Internet_20_link" text:visited-style-name="Visited_20_Internet_20_Link">
https://chinese.aljazeera.net/news/political/2023/7/14/%e5%be%b7%e5%9b%bd%e6%8e%a8%e5%87%ba%e6%96%b0%e6%94%bf%e7%ad%96%e4%bb%a5%e5%ba%94%e5%af%b9%e6%9b%b4%e5%8a%a0%e8%87%aa%e4%bf%a1%e7%9a%84%e4%b8%ad%e5%9b%bd</text:a>
</text:p>
      <!--NEWS-->
      <text:h text:style-name="P10" text:outline-level="1">
<text:span text:style-name="T4">
Chinese hackers invade the US government email system to deny</text:span>
</text:h>
      <text:p text:style-name="P4">
Author: None</text:p>
      <text:p text:style-name="P4">
Publisher: Radio Free Asia (Organization)</text:p>
      <text:p text:style-name="P4">
Published Time: 2023-07-13T16:54:00-04:00</text:p>
      <text:p text:style-name="P4">
Modified Time: 2023-07-13T17:51:26-04:00</text:p>
      <text:p text:style-name="P4">
Description: None</text:p>
      <text:p text:style-name="P4">
Videos: []</text:p>
      <text:p text:style-name="P4">
Audios: ["<text:a xlink:type="simple" xlink:href="https://www.rfa.org/mandarin/yataibaodao/meiti/jw-071220231128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4.57851in" draw:z-index="0">
<draw:image xlink:href="../Images/rfamandarin/2023-07-13T16-54-00-04-00/000000.png" xlink:type="simple" xlink:show="embed" xlink:actuate="onLoad" draw:mime-type="image/png"/>
</draw:frame>
A binary code displayed on a laptop next to the Chinese flag <text:a xlink:type="simple" xlink:href="https://www.rfa.org/mandarin/yataibaodao/meiti/jw-07122023112810.html/@@images/image" text:style-name="Internet_20_link" text:visited-style-name="Visited_20_Internet_20_Link">
</text:a>
Reuters picture <text:a xlink:type="simple" xlink:href="https://www.rfa.org/mandarin/yataibaodao/meiti/jw-07122023112810.html/@@stream" text:style-name="Internet_20_link" text:visited-style-name="Visited_20_Internet_20_Link">
AUDIO-LINK: https://www.rfa.org/mandarin/yataibaodao/meiti/jw 07122023112810.html/@stream</text:a>
Microsoft confirmed on Tuesday that the e -mail systems of many organizations including government agencies, including government agencies, have been invaded by Chinese hackers. The U.S. State Department and the Ministry of Commerce subsequently confirmed that they were within the scope, but China denied that this cyber spy activity and previous cyber attacks were denied.</text:p>
      <text:p text:style-name="P4">
<text:a xlink:type="simple" xlink:href="https://www.rfa.org/mandarin/Xinwen/1-07122023132656.html" text:style-name="Internet_20_link" text:visited-style-name="Visited_20_Internet_20_Link">
<text:span text:style-name="T4">
 Microsoft: Chinese hacker invades specific US government email account </text:span>
</text:a>
<text:span text:style-name="T4">
<text:span text:style-name="T5">
 <text:a xlink:type="simple" xlink:href="https://www.rfa.org/mandarin/Xinwen/2-03172023112322.html" text:style-name="Internet_20_link" text:visited-style-name="Visited_20_Internet_20_Link">
Google discovered that China's stealth network attack targets the US government and privately</text:a>
</text:span>
* </text:span>
<text:span text:style-name="T4">
<text:span text:style-name="T5">
*</text:span>
 <text:a xlink:type="simple" xlink:href="https://www.rfa.org/mandarin/yataibaodao/renquanfazhi/lf-12062022100913.html" text:style-name="Internet_20_link" text:visited-style-name="Visited_20_Internet_20_Link">
China locks in Canada to set up a secret police station and hacker attack</text:a>
</text:span>
*<text:a xlink:type="simple" xlink:href="https://www.rfa.org/mandarin/Xinwen/10-09302022165819.html" text:style-name="Internet_20_link" text:visited-style-name="Visited_20_Internet_20_Link">
<text:span text:style-name="T4">
 Reuters: Canadian popular communication procedures have been tampered with suspected Chinese hackers </text:span>
</text:a>
According to the New York Times, Microsoft disclosed this Tuesday that a Chinese hacker code-named Storm-0558 forged a digital authentication tokens and used the Microsoft Cloud computing vulnerability to invade the mailbox system. Twenty -five institutions and organizations including government departments. In addition, hackers get some account entry permissions at least a month before they were discovered.</text:p>
      <text:p text:style-name="P4">
The US State Department and the Ministry of Commerce subsequently confirmed in a statement that they were one of the institutions affected. The Washington Post reported that the mailbox account of US Secretary of Commerce Ginaraimondo and some State Council officials was also hacked.</text:p>
      <text:p text:style-name="P4">
US White House National Security Counselor Jake Sullivan said in an interview with the Broadcasting Corporation (ABC) that the United States "quite quickly" discovered invasion and prevented more attacks.</text:p>
      <text:p text:style-name="P4">
The White House National Security Council also stressed in a statement that it will continue to "request the US government's procurement suppliers to reach a high level of security standards."</text:p>
      <text:p text:style-name="P4">
The State Council also stated in a statement that responding measures were taken immediately after discovering the "abnormal activity" to protect the safety of the system and issued an alarm to Microsoft. The Ministry of Commerce also took action immediately after receiving Microsoft notice. However, both institutions did not specifically explain the entire scope and severity involved in the attack.</text:p>
      <text:p text:style-name="P4">
Jakesullivan, a national security adviser to the White House, said that the United States "quickly" found invasion and prevents more attacks. (Associated Press picture) <text:a xlink:type="simple" xlink:href="https://www.rfa.org/mandarin/yataibaodao/meiti/jw-07122023112810.html/ap23188665575203.jpg" text:style-name="Internet_20_link" text:visited-style-name="Visited_20_Internet_20_Link">
</text:a>
Timothyheath, an expert in China, China, (RAND), Chinese, said in writing to this station's interview that different from the previous online spy activities against the industry. Intelligence collection of officials and other organizations.</text:p>
      <text:p text:style-name="P4">
"The intelligence that hackers try to collect are likely to involve the US government's policies and intentions on China and other issues." He said: "This hacker attack is likely to be dominated by the government because they want to better understand the US government's policy on China policies in China. Plan so that the Chinese authorities can formulate countermeasures in advance. "</text:p>
      <text:p text:style-name="P4">
James A.lewis, deputy president of the US think tank Strategy and International Research Center (CSIS) and director of the strategic technology policy project, believes that this operation is not much different from the past. China is concerned about large network systems instead of Personally, it is very successful in collecting millions of Americans.</text:p>
      <text:p text:style-name="P4">
He said: "The method of spy activity now is to collect a large amount of data and then find a mode. This is a combination of big data and cyber spy activities, similar to the monitoring of the CCP in China."</text:p>
      <text:p text:style-name="P4">
In addition, the New York Times quoted a number of US officials that the relevant investigations were in progress. The attack may be led by the Chinese military or spy department, only for personal email accounts, not the leakage of large -scale data in the past.</text:p>
      <text:p text:style-name="P4">
Microsoft also revealed that the attack was mainly targeted at Western European entities. Charliebell, Vice President of Microsoft Executive Vice President, wrote in the company's website: "According to our evaluation, opponents are mainly engaged in spy activities, such as collecting information by entering the email system."</text:p>
      <text:p text:style-name="P4">
Microsoft Corporation of the United States (Agence France -Presse) <text:a xlink:type="simple" xlink:href="https://www.rfa.org/mandarin/yataibaodao/meiti/jw-07122023112810.html/000_33nk8w2.jpg" text:style-name="Internet_20_link" text:visited-style-name="Visited_20_Internet_20_Link">
</text:a>
He Tianmu believes that the bold attempts of this hacker may partially reflect the bad situation of US -China relations. As the relationship between the two countries is already in a low valley, the Chinese government is not afraid of the exposure of hackers' exposure to adverse consequences.Rileywalters, an expert on economic and technical issues of economic and technical issues of the Hudson Institute of American Think Tank, pointed out that as early It proves that information about the US government and government personnel is the primary goal of Chinese hackers.</text:p>
      <text:p text:style-name="P4">
"The Federal Investigation Bureau (FBI) pointed out last year that the latest anti -spy cases related to China will be filed every twelve hours. It happened to be invaded by Chinese hackers this time." He said: "This attack plus relations with Beijing has a relationship with Beijing. The deterioration will put pressure on the Biden government and ask them to take action. This may include new criminal allegations or sanctions against online hackers. "</text:p>
      <text:p text:style-name="P4">
The Chinese Embassy in the United States said that the allegations were "false information" in the inquiry of this station, and also denied the consistent hacker operation. The embassy replied: "Maybe Microsoft can also check whether it knows whether the United States is actually the biggest hacker empire and global network thief ... The United States should explain its network attack activities and stop spreading false information transfer public attention."</text:p>
      <text:p text:style-name="P4">
Reporter: Jingwei Responsible Editor: Shen Ye.com Editor: Hong Wei</text:p>
      <text:p text:style-name="P4">
News Source: <text:a xlink:type="simple" xlink:href="https://www.rfa.org/mandarin/yataibaodao/meiti/jw-07122023112810.html" text:style-name="Internet_20_link" text:visited-style-name="Visited_20_Internet_20_Link">
https://www.rfa.org/mandarin/yataibaodao/meiti/jw-07122023112810.html</text:a>
</text:p>
      <!--NEWS-->
      <text:h text:style-name="P10" text:outline-level="1">
<text:span text:style-name="T4">
More than 50 degrees Celsius has an unprecedented heat wave attacking many countries in the world</text:span>
</text:h>
      <text:p text:style-name="P4">
Author: 通讯社</text:p>
      <text:p text:style-name="P4">
Publisher: Al Jazeera</text:p>
      <text:p text:style-name="P4">
Published Time: 2023-07-13T16:55:42</text:p>
      <text:p text:style-name="P4">
Modified Time: 2023-07-13T16:55:42</text:p>
      <text:p text:style-name="P4">
Description: The temperature in many countries around the world has risen sharply, and the temperature of some Arab countries exceeds 50 degrees Celsius.</text:p>
      <text:p text:style-name="P4">
Images: ["<text:a xlink:type="simple" xlink:href="https://chinese.aljazeera.net/wp-content/uploads/2023/07/1-1689264488.png" text:style-name="Internet_20_link" text:visited-style-name="Visited_20_Internet_20_Link">
1-1689264488.png</text:a>
", "<text:a xlink:type="simple" xlink:href="https://chinese.aljazeera.net/wp-content/uploads/2023/07/1-1689264534.png" text:style-name="Internet_20_link" text:visited-style-name="Visited_20_Internet_20_Link">
1-1689264534.png</text:a>
", "<text:a xlink:type="simple" xlink:href="https://chinese.aljazeera.net/wp-content/uploads/2023/07/1-1689264574.png" text:style-name="Internet_20_link" text:visited-style-name="Visited_20_Internet_20_Link">
1-1689264574.png</text:a>
"]</text:p>
      <text:p text:style-name="P4">
Topics: ['新闻']</text:p>
      <text:p text:style-name="P4">
Keywords: ['新闻', '世界']</text:p>
      <text:p text:style-name="P4">
Type: Article</text:p>
      <!--METADATA-->
      <text:p text:style-name="P4">
<draw:frame draw:style-name="fr1" draw:name="Image277" text:anchor-type="as-char" svg:width="6.9236in" svg:height="4.612736in" draw:z-index="0">
<draw:image xlink:href="../Images/Aljazeera Chinese/2023-07-13T16-55-42/1-1689264488.png" xlink:type="simple" xlink:show="embed" xlink:actuate="onLoad" draw:mime-type="image/png"/>
</draw:frame>
The Egyptian people bathed in the Water of the Nile due to high temperature (European News Agency)</text:p>
      <text:p text:style-name="P4">
The temperature in many countries around the world has risen sharply, and the temperature of some Arab countries exceeds 50 degrees Celsius.</text:p>
      <text:p text:style-name="P4">
A statement issued by the Egyptian Meteorological Administration on its official Facebook page stated that "today, on Thursday, the nation's temperature rises", officially predicts that due to the Indian climate, Egypt's temperature will continue to rise to next Wednesday.</text:p>
      <text:p text:style-name="P4">
The statement also mentioned that the weather on Da Cairo, Xia and Nantina Peninsula will be very hot and humid during the day, and the authorities expect the heat waves to continue until next Wednesday.</text:p>
      <text:p text:style-name="P4">
<draw:frame draw:style-name="fr1" draw:name="Image278" text:anchor-type="as-char" svg:width="6.9236in" svg:height="4.522819in" draw:z-index="0">
<draw:image xlink:href="../Images/Aljazeera Chinese/2023-07-13T16-55-42/1-1689264534.png" xlink:type="simple" xlink:show="embed" xlink:actuate="onLoad" draw:mime-type="image/png"/>
</draw:frame>
Tunisia encountered heat waves, and some provinces exceeded 50 degrees Celsius (European News Agency)</text:p>
      <text:h text:style-name="P13" text:outline-level="4">
<text:span text:style-name="T4">
Algeria, Tunisia and Gasha</text:span>
</text:h>
      <text:p text:style-name="P4">
At the same time, since last Sunday, heat waves also appeared in most of Algeria, reaching peaks on Monday and Tuesday, and the country's electricity consumption reached a record high.</text:p>
      <text:p text:style-name="P4">
According to the Algerian meteorological department, the temperature under Algeria and Ershin set a historical record on Tuesday to reach 47.9 degrees Celsius, while the temperature in many desert areas in the south of the country reached 50 degrees Celsius.</text:p>
      <text:p text:style-name="P4">
Since July 5, Tunisia has encountered heat waves, and some states have temperatures exceeding 50 degrees Celsius.</text:p>
      <text:p text:style-name="P4">
According to the official data of the National Institute of Meteorological, last Sunday, the temperature in the cool place in Tuzeel in southern Tunisia was 48.9 degrees Celsius, and the temperature in the sun was 57.3 degrees Celsius.</text:p>
      <text:p text:style-name="P4">
After the heat waves experienced less than one year after drought and winter precipitation, the precipitation decreased by more than 80%, making March the second most drought month in Tunisia since 1970.</text:p>
      <text:p text:style-name="P4">
In the Gaza Strip, the General Administration of Civil Defense warned the impact on the heat waves of the Palestinian territory, and warned the fire or accident due to high temperatures.</text:p>
      <text:p text:style-name="P4">
The General Administration of Civil and Defense has released general safety guidelines for public places such as at home, going out, and public places such as restaurants and public kitchens to avoid fires and accidents caused by high temperatures.</text:p>
      <text:p text:style-name="P4">
<draw:frame draw:style-name="fr1" draw:name="Image279" text:anchor-type="as-char" svg:width="6.9236in" svg:height="4.612736in" draw:z-index="0">
<draw:image xlink:href="../Images/Aljazeera Chinese/2023-07-13T16-55-42/1-1689264574.png" xlink:type="simple" xlink:show="embed" xlink:actuate="onLoad" draw:mime-type="image/png"/>
</draw:frame>
The Ministry of Civil Affairs of Greece warned the impact of high temperature (European News Agency)</text:p>
      <text:h text:style-name="P13" text:outline-level="4">
<text:span text:style-name="T4">
Greece and Türkiye</text:span>
</text:h>
      <text:p text:style-name="P4">
In Europe, Greece, Cyprus, and Western Turkey are preparing for serious heat waves at the beginning of the week. It is expected that the Greek capital Athens will rise to 41 degrees Celsius on Friday.</text:p>
      <text:p text:style-name="P4">
The Greek Ministry of Civil Defense warned that due to high temperature and severe drought, the risk of large -scale forest fires increased, and it is expected that from Monday, strong winds will occur in many areas of the country.</text:p>
      <text:h text:style-name="P13" text:outline-level="4">
<text:span text:style-name="T4">
China Cotton Origin</text:span>
</text:h>
      <text:p text:style-name="P4">
In China, it is expected that the heat wave will attack Xinjiang, China's largest cotton production area this month, which may lead to reduced production.</text:p>
      <text:p text:style-name="P4">
Bloomberg reports that the National Meteorological Center of China stated that it is expected to start in mid -July, high temperature weather will occur in many places in northwestern China.</text:p>
      <text:p text:style-name="P4">
News Source: <text:a xlink:type="simple" xlink:href="https://chinese.aljazeera.net/news/2023/7/14/%e8%b6%85%e8%bf%87%e4%ba%94%e5%8d%81%e6%91%84%e6%b0%8f%e5%ba%a6%e5%8f%b2%e6%97%a0%e5%89%8d%e4%be%8b%e7%9a%84%e7%83%ad%e6%b5%aa%e8%a2%ad%e5%87%bb%e4%b8%96%e7%95%8c%e5%a4%9a%e4%b8%aa%e5%9b%bd%e5%ae%b6" text:style-name="Internet_20_link" text:visited-style-name="Visited_20_Internet_20_Link">
https://chinese.aljazeera.net/news/2023/7/14/%e8%b6%85%e8%bf%87%e4%ba%94%e5%8d%81%e6%91%84%e6%b0%8f%e5%ba%a6%e5%8f%b2%e6%97%a0%e5%89%8d%e4%be%8b%e7%9a%84%e7%83%ad%e6%b5%aa%e8%a2%ad%e5%87%bb%e4%b8%96%e7%95%8c%e5%a4%9a%e4%b8%aa%e5%9b%bd%e5%ae%b6</text:a>
</text:p>
      <!--NEWS-->
      <text:h text:style-name="P10" text:outline-level="1">
<text:span text:style-name="T4">
The issue of the summit with the leaders of the five Nordic countries may include competing for the expansion of China and Russia in the North Pole.</text:span>
</text:h>
      <text:p text:style-name="P4">
Author: chinese@voanews.com (金谷)</text:p>
      <text:p text:style-name="P4">
Publisher: 美国之音中文网 (Type: NewsMediaOrganization)</text:p>
      <text:p text:style-name="P4">
Published Time: 2023-07-13T17:11:13+08:00</text:p>
      <text:p text:style-name="P4">
Modified Time: 2023-07-13 09:11:13Z</text:p>
      <text:p text:style-name="P4">
Description: The issue of the summit with the leaders of the five Nordic countries may include competing for the expansion of China and Russia in the North Pole.</text:p>
      <text:p text:style-name="P4">
Videos: []</text:p>
      <text:p text:style-name="P4">
Images: []</text:p>
      <text:p text:style-name="P4">
Categories: ['欧洲', '美国']</text:p>
      <text:p text:style-name="P4">
Type: None</text:p>
      <!--METADATA-->
      <text:p text:style-name="P4">
Nonenone</text:p>
      <text:p text:style-name="P4">
News Source: <text:a xlink:type="simple" xlink:href="https://www.voachinese.com/a/biden-nordic-leaders-summit-amid-concerns-about-china-russia-in-the-arctic-20230713/7178929.html" text:style-name="Internet_20_link" text:visited-style-name="Visited_20_Internet_20_Link">
https://www.voachinese.com/a/biden-nordic-leaders-summit-amid-concerns-about-china-russia-in-the-arctic-20230713/7178929.html</text:a>
</text:p>
      <!--NEWS-->
      <text:h text:style-name="P10" text:outline-level="1">
<text:span text:style-name="T4">
European stocks high</text:span>
</text:h>
      <text:p text:style-name="P4">
Publisher: 法新社</text:p>
      <text:p text:style-name="P4">
Published Time: 2023-07-13T17:32:07+00:00</text:p>
      <text:p text:style-name="P4">
Modified Time: 2023-07-13T17:05:02+00:00</text:p>
      <text:p text:style-name="P4">
Description: (Agence France -Presse, London, 13th) The slowing rate of US inflation has caused investors to hope that the federal preparation council (FED) may soon end interest rate hikes. Most of the global stock markets have risen today, and the three major European stock markets have rais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0" text:anchor-type="as-char" svg:width="6.9236in" svg:height="3.617581in" draw:z-index="0">
<draw:image xlink:href="../Images/rficn/2023-07-13T17-32-07-00-00/000000.png" xlink:type="simple" xlink:show="embed" xlink:actuate="onLoad" draw:mime-type="image/png"/>
</draw:frame>
The London FTSE 100 Index rose 24.10 points or 0.32%, which was collected at 7440.21 points.</text:p>
      <text:p text:style-name="P4">
The Frankfurt DAX index rose 118.03 points or 0.74%to close at 16141.03 points.</text:p>
      <text:p text:style-name="P4">
The Paris CAC 40 index raised 36.79 points or 0.50%to close 7369.80 points.</text:p>
      <text:p text:style-name="P4">
News Source: <text:a xlink:type="simple" xlink:href="https://www.rfi.fr/cn/%E8%B4%A2%E7%BB%8F%E5%BF%AB%E8%AE%AF/20230713-%E6%AC%A7%E8%82%A1%E6%94%B6%E9%AB%98" text:style-name="Internet_20_link" text:visited-style-name="Visited_20_Internet_20_Link">
https://www.rfi.fr/cn/%E8%B4%A2%E7%BB%8F%E5%BF%AB%E8%AE%AF/20230713-%E6%AC%A7%E8%82%A1%E6%94%B6%E9%AB%98</text:a>
</text:p>
      <!--NEWS-->
      <text:h text:style-name="P10" text:outline-level="1">
<text:span text:style-name="T4">
Biden: Russia has lost the Ukrainian war</text:span>
</text:h>
      <text:p text:style-name="P4">
Publisher: 法新社</text:p>
      <text:p text:style-name="P4">
Published Time: 2023-07-13T17:32:08+00:00</text:p>
      <text:p text:style-name="P4">
Modified Time: 2023-07-13T17:05:06+00:00</text:p>
      <text:p text:style-name="P4">
Description: (Agence France -Presse Herbinye, 13th) US President Joe Biden said today that Ukraine will join the North Atlantic Convention (NATO) one day, but it is impossible to happen when Ukraine still fights with Russ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1" text:anchor-type="as-char" svg:width="6.9236in" svg:height="3.617581in" draw:z-index="0">
<draw:image xlink:href="../Images/rficn/2023-07-13T17-32-08-00-00/000000.png" xlink:type="simple" xlink:show="embed" xlink:actuate="onLoad" draw:mime-type="image/png"/>
</draw:frame>
After Biden had a talks with the leaders of the Nordic countries, a press conference held in Helsinki, the capital of Finland said: "This is not a question about whether they should join, but about when they can join, and they will join NATO."</text:p>
      <text:p text:style-name="P4">
Biden also claimed that Russian President Vladimir Putin had lost the Ukrainian war, and the Moscow authorities were short of resource resources and fell into economic difficulties.</text:p>
      <text:p text:style-name="P4">
He said: "Pu Ting has lost this war, and he cannot win the Ukrainian war."</text:p>
      <text:p text:style-name="P4">
Biden also mentioned that he hoped that Ukraine's counterattack against the Russian army's aggression would guide the negotiation of the war.</text:p>
      <text:p text:style-name="P4">
News Source: <text:a xlink:type="simple" xlink:href="https://www.rfi.fr/cn/%E5%9B%BD%E9%99%85%E6%8A%A5%E9%81%93/20230713-%E6%8B%9C%E7%99%BB-%E4%BF%84%E7%BD%97%E6%96%AF%E5%B7%B2%E8%BE%93%E6%8E%89%E4%B9%8C%E5%85%8B%E5%85%B0%E6%88%98%E4%BA%89" text:style-name="Internet_20_link" text:visited-style-name="Visited_20_Internet_20_Link">
https://www.rfi.fr/cn/%E5%9B%BD%E9%99%85%E6%8A%A5%E9%81%93/20230713-%E6%8B%9C%E7%99%BB-%E4%BF%84%E7%BD%97%E6%96%AF%E5%B7%B2%E8%BE%93%E6%8E%89%E4%B9%8C%E5%85%8B%E5%85%B0%E6%88%98%E4%BA%89</text:a>
</text:p>
      <!--NEWS-->
      <text:h text:style-name="P10" text:outline-level="1">
<text:span text:style-name="T4">
The Thai Congress began to vote for the next Prime Minister</text:span>
</text:h>
      <text:p text:style-name="P4">
Author: 联合早报 (Person)</text:p>
      <text:p text:style-name="P4">
Publisher: 联合早报 (Organization)</text:p>
      <text:p text:style-name="P4">
Published Time: 2023-07-13T17:37</text:p>
      <text:p text:style-name="P4">
Modified Time: 2023-07-13T17:37</text:p>
      <text:p text:style-name="P4">
Description: The Thai Congress began to vote as the Prime Minister on Thursday (July 13). According to Reuters, the 42 -year -old Tower is the only candidate for the Prime Minister. The Eight Party League led by the Party has controlled 500 House of House ...</text:p>
      <text:p text:style-name="P4">
Videos: []</text:p>
      <text:p text:style-name="P4">
Audios: []</text:p>
      <text:p text:style-name="P4">
Images: []</text:p>
      <text:p text:style-name="P4">
Type: NewsArticle</text:p>
      <text:p text:style-name="P4">
Breadcrumbs: ['即时', '国际']</text:p>
      <text:p text:style-name="P4">
Keywords: ['泰国', '选举', '披塔']</text:p>
      <!--METADATA-->
      <text:p text:style-name="P4">
The Thai Congress began to vote as the Prime Minister on Thursday (July 13).</text:p>
      <text:p text:style-name="P4">
According to Reuters, the 42 -year -old Tower is the only candidate for the Prime Minister. The Eight Party League led by the Party has controlled the 312 seats of the 500 seats in the House of Commons. If you want to serve as the Prime Minister, you must get more than half of the 749 seats (375 votes) of the upper and lower houses. A total of 676 members of the vote attended this time.</text:p>
      <text:p text:style-name="P4">
When I arrived in Congress, I told reporters: "I will do my best to respond to the hope and encouragement of the people, and use this opportunity to reach a consensus."</text:p>
      <text:p text:style-name="P4">
The Thai Election Commission announced on Wednesday (12th) that after investigation, the Election Committee believed that there was sufficient evidence that when the Tower was registered as a candidate for a election, it held 420,000 shares of ITV of the media company and violated the election rules. The Election Commission has handed over the case to the Constitutional Court for trial. At the same time, the Constitutional Court ordered the duty of parliament to suspend the parliament of parliament immediately until the court decided to accept the case in the next three days.</text:p>
      <text:p text:style-name="P4">
News Source: <text:a xlink:type="simple" xlink:href="https://www.zaobao.com.sg/realtime/world/story20230713-1413564" text:style-name="Internet_20_link" text:visited-style-name="Visited_20_Internet_20_Link">
https://www.zaobao.com.sg/realtime/world/story20230713-1413564</text:a>
</text:p>
      <!--NEWS-->
      <text:h text:style-name="P10" text:outline-level="1">
<text:span text:style-name="T4">
Wall Street Journal: Xi ’s pressure on foreign companies has caused the Chinese economy to stop</text:span>
</text:h>
      <text:p text:style-name="P4">
Author: None</text:p>
      <text:p text:style-name="P4">
Publisher: Radio Free Asia (Organization)</text:p>
      <text:p text:style-name="P4">
Published Time: 2023-07-13T17:40:00-04:00</text:p>
      <text:p text:style-name="P4">
Modified Time: 2023-07-13T17:49: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3.88615in" draw:z-index="0">
<draw:image xlink:href="../Images/rfamandarin/2023-07-13T17-40-00-04-00/000000.png" xlink:type="simple" xlink:show="embed" xlink:actuate="onLoad" draw:mime-type="image/png"/>
</draw:frame>
In February, the Chinese authorities have urged state -owned enterprises to gradually stop using the "Four Congress" accounting firms (that is, PwC, Deloitte, KPMV and Ernst &amp; Young). The picture shows the trademark of the "Four" accounting firms. Network screenshot</text:p>
      <text:p text:style-name="P4">
The Wall Street Journal of the United States stated on Thursday that since this year, Xi Jinping has launched the National Security Amber, and any foreign company's investment in China has become a potential minefield, which will hinder China's economic recovery.</text:p>
      <text:p text:style-name="P4">
This article entitled "Xi Jinping's pressure on foreign companies to extinguish the key engine of the Chinese economy" stated that the Chinese government launched the "Investment of the Year of the Chinese Year" this year. Local government officials started publicity activities to overseas to attract foreign capital. But these efforts hit Xi Jinping's national security agenda.</text:p>
      <text:p text:style-name="P4">
Since this year, in the maintenance of the national security campaign led by Xi Jinping, Western management consultants, audit companies and other institutions have encountered assault search and detention operations. At the same time, the expansion of the anti -espionage law has made foreign executives more worried, and conventional business activities such as market research in China may be regarded as "spy activities".</text:p>
      <text:p text:style-name="P4">
The article said that for Chinese leaders, on the one hand, it should be pressured to foreign companies, and at the same time strive to attract these enterprises to invest. In this way, trying to balance risks, it may also cause China to lose its capital, technology, and management skills to help its development. This tug -of -war made the debt quagmire through 3 years of epidemic prevention in China, and it was difficult to create employment opportunities and urgently needed cities to suffer.</text:p>
      <text:p text:style-name="P4">
The article quoted a number of surveys that many US and European companies have recently decided to reduce investment in China or suspend funds to increase capital. Cameronjohnson, the person in charge of the consulting company Tidal Wave Solution, said the uncertainty of Chinese policies has led to the decision -making level of global companies.</text:p>
      <text:p text:style-name="P4">
Responsible editor: Rao Yiming</text:p>
      <text:p text:style-name="P4">
News Source: <text:a xlink:type="simple" xlink:href="https://www.rfa.org/mandarin/Xinwen/8-07132023153008.html" text:style-name="Internet_20_link" text:visited-style-name="Visited_20_Internet_20_Link">
https://www.rfa.org/mandarin/Xinwen/8-07132023153008.html</text:a>
</text:p>
      <!--NEWS-->
      <text:h text:style-name="P10" text:outline-level="1">
<text:span text:style-name="T4">
The Ministry of Foreign Affairs in Taiwan criticized China for political forced business</text:span>
</text:h>
      <text:p text:style-name="P4">
Author: None</text:p>
      <text:p text:style-name="P4">
Publisher: Radio Free Asia (Organization)</text:p>
      <text:p text:style-name="P4">
Published Time: 2023-07-13T17:41:23-04:00</text:p>
      <text:p text:style-name="P4">
Modified Time: 2023-07-13T17:41: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3" text:anchor-type="as-char" svg:width="6.9236in" svg:height="5.181533in" draw:z-index="0">
<draw:image xlink:href="../Images/rfamandarin/2023-07-13T17-41-23-04-00/000000.png" xlink:type="simple" xlink:show="embed" xlink:actuate="onLoad" draw:mime-type="image/png"/>
</draw:frame>
Tianliang Medical Company is located in the office of Hsinchu Science Park, Taiwan. <text:a xlink:type="simple" xlink:href="https://www.rfa.org/mandarin/Xinwen/9-07132023153750.html/@@images/image" text:style-name="Internet_20_link" text:visited-style-name="Visited_20_Internet_20_Link">
</text:a>
Network screenshot</text:p>
      <text:p text:style-name="P4">
China State Council announced on Thursday that "the cause of Tianliang Medical in Taiwan has already recognized the mistake" and will be lifted sanctions.</text:p>
      <text:p text:style-name="P4">
China State Council announced last August that sanctions the Taiwan Democratic Foundation, International Cooperation Foundation, and Xuande Energy, Lingwang Technology, Tianliang Medical, Tianyan Satellite Technology. The State Council stated that because Tianliang Medical recently publicized the "1992 consensus, opposing Taiwan independence" will no longer be sanctioned.</text:p>
      <text:p text:style-name="P4">
According to the Taiwan Central News Agency, in response to the Taiwan Affairs Office of the State Council, the Taiwan Foreign Affairs Department stated that the Chinese government ignored the universal value of free and democracy and sustainable development, and blindly used political force to coerce Taiwan's organization and enterprises, harm Taiwanese enterprises' legitimate trade rights, and tried With usual differentiation of unified tactics, the Taiwan enterprises were coerced to confess their political requirements and expressed severe condemnation.</text:p>
      <text:p text:style-name="P4">
The Taiwan Ministry of Foreign Affairs also stated that the Taiwan government called on the Beijing authorities to face the fact that they do not belong to each other on both sides of the strait, immediately stop political threats and suppression, and cancel the improper sanctions on all Taiwanese businessmen and organizations as soon as possible.</text:p>
      <text:p text:style-name="P4">
Responsible editor: Rao Yiming</text:p>
      <text:p text:style-name="P4">
News Source: <text:a xlink:type="simple" xlink:href="https://www.rfa.org/mandarin/Xinwen/9-07132023153750.html" text:style-name="Internet_20_link" text:visited-style-name="Visited_20_Internet_20_Link">
https://www.rfa.org/mandarin/Xinwen/9-07132023153750.html</text:a>
</text:p>
      <!--NEWS-->
      <text:h text:style-name="P10" text:outline-level="1">
<text:span text:style-name="T4">
China and ASEAN agreed to complete the negotiations of the South China Sea Code within three years</text:span>
</text:h>
      <text:p text:style-name="P4">
Author: None</text:p>
      <text:p text:style-name="P4">
Publisher: Radio Free Asia (Organization)</text:p>
      <text:p text:style-name="P4">
Published Time: 2023-07-13T17:42:00-04:00</text:p>
      <text:p text:style-name="P4">
Modified Time: 2023-07-13T17:4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5" text:anchor-type="as-char" svg:width="6.9236in" svg:height="4.612011in" draw:z-index="0">
<draw:image xlink:href="../Images/rfamandarin/2023-07-13T17-42-00-04-00/000000.png" xlink:type="simple" xlink:show="embed" xlink:actuate="onLoad" draw:mime-type="image/png"/>
</draw:frame>
Wang Yi, Foreign Minister of ASEAN Ten Kingdoms and Director of the Central Foreign Affairs Office of China, took a group photo after the Foreign Minister meeting held in Jakarta on the 13th. <text:a xlink:type="simple" xlink:href="https://www.rfa.org/mandarin/Xinwen/10-07132023153832.html/@@images/image" text:style-name="Internet_20_link" text:visited-style-name="Visited_20_Internet_20_Link">
</text:a>
Associated Press Picture</text:p>
      <text:p text:style-name="P4">
China and ASEAN countries agreed to complete the formulation of the long -lasting South China Sea Code within three years to avoid the evolution of territorial disputes that constantly occurred in this busy sea into major armed conflicts.</text:p>
      <text:p text:style-name="P4">
According to the Associated Press, a participating ASEAN official said that Wang Yi, the Foreign Minister of ASEAN and the director of the China Central Foreign Affairs Office, held a meeting in Jakarta to reach a consensus on the guidelines for completing the South China Sea Code of Conduct in the fall of 2026.</text:p>
      <text:p text:style-name="P4">
According to the report, according to this guideline, ASEAN and China "should be within three years or earlier", based on international laws such as the United Nations Marine Convention in 1982, and strive to complete a effective and substantial behavioral guidelines.</text:p>
      <text:p text:style-name="P4">
China and ASEAN signed a non -enforcement treaty in 2002, calling on the aggression behavior of armed conflicts to countries that claim to have sovereignty in South China, including occupying islands and islands and reefs.</text:p>
      <text:p text:style-name="P4">
About ten years ago, China put the most controversial Sprutra Islands in the South China Sea, which is the 7 controversial islands and reefs of the Nansha Islands in China, and set up military facilities to arouse related countries and. The shock of the United States.</text:p>
      <text:p text:style-name="P4">
With the continuous upgrading of tensions, ASEAN and China agreed to negotiate to reach a code of conduct, but they were delayed for many years due to major differences in participants.</text:p>
      <text:p text:style-name="P4">
The Associated Press said that although the United States does not have any sovereignty requirements for the South China Sea, which is controversial, the United States believes that there is a free navigation right in this strategic international sea transportation waters. In response to a series of military expansion in China in the South China Sea in recent years, the United States has sent naval ships and fighters many times to cruise in the sea, promoting the freedom of navigation and challenging China's so -called territorial sea.</text:p>
      <text:p text:style-name="P4">
Responsible editor: Rao Yiming</text:p>
      <text:p text:style-name="P4">
News Source: <text:a xlink:type="simple" xlink:href="https://www.rfa.org/mandarin/Xinwen/10-07132023153832.html" text:style-name="Internet_20_link" text:visited-style-name="Visited_20_Internet_20_Link">
https://www.rfa.org/mandarin/Xinwen/10-07132023153832.html</text:a>
</text:p>
      <!--NEWS-->
      <text:h text:style-name="P10" text:outline-level="1">
<text:span text:style-name="T4">
Germany is expected to introduce the "China Strategy" Chinese official media today</text:span>
</text:h>
      <text:p text:style-name="P4">
Author: chinese@voanews.com (杨安)</text:p>
      <text:p text:style-name="P4">
Publisher: 美国之音中文网 (Type: NewsMediaOrganization)</text:p>
      <text:p text:style-name="P4">
Published Time: 2023-07-13T17:46:41+08:00</text:p>
      <text:p text:style-name="P4">
Modified Time: 2023-07-13 09:46:41Z</text:p>
      <text:p text:style-name="P4">
Description: After experiencing internal debates, the German government is expected to pass the first "China Strategy" on Thursday (July 13) to get rid of the huge economic dependence on China. Prior to the advent of the German "China Strategy", Chinese official media first called the "shrinking version", which intended to minimize its influence.</text:p>
      <text:p text:style-name="P4">
Videos: []</text:p>
      <text:p text:style-name="P4">
Images: []</text:p>
      <text:p text:style-name="P4">
Categories: ['欧洲', '中国']</text:p>
      <text:p text:style-name="P4">
Type: None</text:p>
      <!--METADATA-->
      <text:p text:style-name="P4">
Nonenone</text:p>
      <text:p text:style-name="P4">
News Source: <text:a xlink:type="simple" xlink:href="https://www.voachinese.com/a/german-to-unveil-china-strategy-20230713/7178942.html" text:style-name="Internet_20_link" text:visited-style-name="Visited_20_Internet_20_Link">
https://www.voachinese.com/a/german-to-unveil-china-strategy-20230713/7178942.html</text:a>
</text:p>
      <!--NEWS-->
      <text:h text:style-name="P10" text:outline-level="1">
<text:span text:style-name="T4">
Dong Yunhu, the first senior official of the provincial officials in the provincial officials, was reviewed after the 20th National Congress of the Communist Party of China</text:span>
</text:h>
      <text:p text:style-name="P4">
Author: chinese@voanews.com (金谷)</text:p>
      <text:p text:style-name="P4">
Publisher: 美国之音中文网 (Type: NewsMediaOrganization)</text:p>
      <text:p text:style-name="P4">
Published Time: 2023-07-13T18:02:59+08:00</text:p>
      <text:p text:style-name="P4">
Modified Time: 2023-07-13 10:02:59Z</text:p>
      <text:p text:style-name="P4">
Description: The Central Committee of the Communist Party of China issued news on Wednesday (July 12) that the party secretary and director of the Standing Committee of the Shanghai People's Congress of the Shanghai Municipal People's Congress were suspected of serious disciplinary violations. After that, the first official in the provincial -level senior official.</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s-anti-graft-watchdog-probes-shanghai-official-for-suspected-disciplinary-violation-20230713/7178951.html" text:style-name="Internet_20_link" text:visited-style-name="Visited_20_Internet_20_Link">
https://www.voachinese.com/a/china-s-anti-graft-watchdog-probes-shanghai-official-for-suspected-disciplinary-violation-20230713/7178951.html</text:a>
</text:p>
      <!--NEWS-->
      <text:h text:style-name="P10" text:outline-level="1">
<text:span text:style-name="T4">
News: India plans to order 26 fighters and three submarines from France</text:span>
</text:h>
      <text:p text:style-name="P4">
Author: 联合早报 (Person)</text:p>
      <text:p text:style-name="P4">
Publisher: 联合早报 (Organization)</text:p>
      <text:p text:style-name="P4">
Published Time: 2023-07-13T18:03</text:p>
      <text:p text:style-name="P4">
Modified Time: 2023-07-13T18:04</text:p>
      <text:p text:style-name="P4">
Description: Sources said that India has initially approved to order 26 "gusts" fighters and three catfish submarines from France. The Indian Prime Minister Modi, who is going to France for visit, hopes to deepen India's oldest strategic partnership in the West in this trip. Sources on Thursday (July 1 ...</text:p>
      <text:p text:style-name="P4">
Videos: []</text:p>
      <text:p text:style-name="P4">
Audios: []</text:p>
      <text:p text:style-name="P4">
Images: []</text:p>
      <text:p text:style-name="P4">
Type: NewsArticle</text:p>
      <text:p text:style-name="P4">
Breadcrumbs: ['即时', '国际']</text:p>
      <text:p text:style-name="P4">
Keywords: ['法国', '印度', '战斗机', '潜水艇']</text:p>
      <!--METADATA-->
      <text:p text:style-name="P4">
Sources said that India has initially approved to order 26 "gusts" fighters and three catfish submarines from France.</text:p>
      <text:p text:style-name="P4">
The Indian Prime Minister Modi, who is going to France for visit, hopes to deepen India's oldest strategic partnership in the West in this trip. Sources told Reuters on Thursday (July 13) that India will order 26 Rafale fighters including four trainers, including four trainer, and three scablene submarines.</text:p>
      <text:p text:style-name="P4">
The Russian -made military aircraft and submarines currently used by India are gradually aging, coupled with Moscow's unable to maintain maintenance, as well as delayed manufacturing plans in India, prompting India to conduct two new defense transactions with France. Details of transaction value are unclear.</text:p>
      <text:p text:style-name="P4">
India has rely on French fighter aircraft in the past 40 years. As early as 2015, the "Ge Ge Gerage" fighter was purchased, India purchased the Mirage fighter in the 1980s, and there are still two air force squadron equipped with this fighter. In 2005, India purchased six catfish submarines from France for 188 billion rupees (about S $ 3.03 billion), of which the last one will be served next year.</text:p>
      <text:p text:style-name="P4">
News Source: <text:a xlink:type="simple" xlink:href="https://www.zaobao.com.sg/realtime/world/story20230713-1413575" text:style-name="Internet_20_link" text:visited-style-name="Visited_20_Internet_20_Link">
https://www.zaobao.com.sg/realtime/world/story20230713-1413575</text:a>
</text:p>
      <!--NEWS-->
      <text:h text:style-name="P10" text:outline-level="1">
<text:span text:style-name="T4">
Extremely high temperature will cover the highest temperature of European countries in the next few days, the highest history is the highest in history</text:span>
</text:h>
      <text:p text:style-name="P4">
Author: 联合早报 (Person)</text:p>
      <text:p text:style-name="P4">
Publisher: 联合早报 (Organization)</text:p>
      <text:p text:style-name="P4">
Published Time: 2023-07-13T18:23</text:p>
      <text:p text:style-name="P4">
Modified Time: 2023-07-13T18:23</text:p>
      <text:p text:style-name="P4">
Description: In the next few days, extreme high temperatures in Europe will cover Italy, Greece and Balkans, and it is expected that the temperature will soar to the highest level of history. According to Bloomberg News on Thursday (July 13), the Italian Ministry of Health warned that ten cities including Rome, Florence and Bologna will come out ...</text:p>
      <text:p text:style-name="P4">
Videos: []</text:p>
      <text:p text:style-name="P4">
Audios: []</text:p>
      <text:p text:style-name="P4">
Images: []</text:p>
      <text:p text:style-name="P4">
Type: NewsArticle</text:p>
      <text:p text:style-name="P4">
Breadcrumbs: ['即时', '国际']</text:p>
      <text:p text:style-name="P4">
Keywords: ['欧洲', '高温', '极端气候']</text:p>
      <!--METADATA-->
      <text:p text:style-name="P4">
In the next few days, extreme high temperatures in Europe will cover Italy, Greece and Balkans, and it is expected that the temperature will soar to the highest level of history.</text:p>
      <text:p text:style-name="P4">
According to Bloomberg News on Thursday (July 13), the Ministry of Health of Italy warned that ten cities including Rome, Florence and Bologna will have "emergency" hot waves. In Greece, because the temperature also climbed to 45 degrees Celsius, the government asked private enterprises to use long -range office as much as possible.</text:p>
      <text:p text:style-name="P4">
Climate change brought extreme high temperature weather to the entire northern hemisphere. Last week, the global average temperature rose to a record level.</text:p>
      <text:p text:style-name="P4">
According to the forecasting agency Maxar TECHNOLOGIESINC. According to the southern and Balkans, it is expected to usher in the highest temperature in Europe in the next ten days. In July 2021, Syracuse province in Sicily, Italy reached a record of 48.8 degrees Celsius.</text:p>
      <text:p text:style-name="P4">
The temperature of Frankfurt, Germany's fifth largest city, is expected to reach the peak of 36.5 degrees Celsius on Saturday (15th), which is more than 6 degrees Celsius higher than the seasonal average temperature, and then cools down next week. High temperature lowered the water level of the largest Helain in Western Europe, and pushed up the cost of commodity transportation on this important trade arteries.</text:p>
      <text:p text:style-name="P4">
At the same time, the temperature of Britain and Nordic countries will be lower than normal in the next 10 days. Next Monday (17th), the temperature in London will be nearly 4 degrees Celsius lower than the average temperature of the season.</text:p>
      <text:p text:style-name="P4">
News Source: <text:a xlink:type="simple" xlink:href="https://www.zaobao.com.sg/realtime/world/story20230713-1413584" text:style-name="Internet_20_link" text:visited-style-name="Visited_20_Internet_20_Link">
https://www.zaobao.com.sg/realtime/world/story20230713-1413584</text:a>
</text:p>
      <!--NEWS-->
      <text:h text:style-name="P10" text:outline-level="1">
<text:span text:style-name="T4">
News: Thai Prime Minister Candidate Candida Pagoda currently get 178 votes</text:span>
</text:h>
      <text:p text:style-name="P4">
Author: 联合早报 (Person)</text:p>
      <text:p text:style-name="P4">
Publisher: 联合早报 (Organization)</text:p>
      <text:p text:style-name="P4">
Published Time: 2023-07-13T18:27</text:p>
      <text:p text:style-name="P4">
Modified Time: 2023-07-13T18:27</text:p>
      <text:p text:style-name="P4">
Description: Thailand's parliament on Thursday (July 13) is being voted for the prime minister. The only candidate and the leader of the Party Party, the party leader, currently get 178 votes of 400 votes. According to Reuters, the Eight Party Leaders led by the Party controlled 312 of the 500 seats in the house ...</text:p>
      <text:p text:style-name="P4">
Videos: []</text:p>
      <text:p text:style-name="P4">
Audios: []</text:p>
      <text:p text:style-name="P4">
Images: []</text:p>
      <text:p text:style-name="P4">
Type: NewsArticle</text:p>
      <text:p text:style-name="P4">
Breadcrumbs: ['即时', '国际']</text:p>
      <text:p text:style-name="P4">
Keywords: ['泰国', '披塔']</text:p>
      <!--METADATA-->
      <text:p text:style-name="P4">
Thailand's parliament on Thursday (July 13) is being voted for the prime minister. The only candidate and the leader of the Party Party, the party leader, currently get 178 votes of 400 votes.</text:p>
      <text:p text:style-name="P4">
According to Reuters, the Eight -Party League led by the Party has controlled the 312 seats of the 500 seats in the house. To serve as the Prime Minister, we must receive more than half of the 749 seats (375 votes) of the upper and lower houses. A total of 676 members of the vote attended this time.</text:p>
      <text:p text:style-name="P4">
News Source: <text:a xlink:type="simple" xlink:href="https://www.zaobao.com.sg/realtime/world/story20230713-1413588" text:style-name="Internet_20_link" text:visited-style-name="Visited_20_Internet_20_Link">
https://www.zaobao.com.sg/realtime/world/story20230713-1413588</text:a>
</text:p>
      <!--NEWS-->
      <text:h text:style-name="P10" text:outline-level="1">
<text:span text:style-name="T4">
The leader of the Thai party party, the party leader, has not been sufficient to support the new Prime Minister</text:span>
</text:h>
      <text:p text:style-name="P4">
Author: 联合早报 (Person)</text:p>
      <text:p text:style-name="P4">
Publisher: 联合早报 (Organization)</text:p>
      <text:p text:style-name="P4">
Published Time: 2023-07-13T19:01</text:p>
      <text:p text:style-name="P4">
Modified Time: 2023-07-13T22:46</text:p>
      <text:p text:style-name="P4">
Description: The Thai Congress was elected as the new Prime Minister, and the leader and the prime minister candidate failed to obtain enough voting. It is expected that a new round of voting will be held next week to vote for new prime ministers. The Thai Congress held a joint meeting of the two united conferences on Thursday (7th). Putta is the only day ...</text:p>
      <text:p text:style-name="P4">
Videos: []</text:p>
      <text:p text:style-name="P4">
Audios: []</text:p>
      <text:p text:style-name="P4">
Images: []</text:p>
      <text:p text:style-name="P4">
Type: NewsArticle</text:p>
      <text:p text:style-name="P4">
Breadcrumbs: ['即时', '国际']</text:p>
      <text:p text:style-name="P4">
Keywords: ['泰国', '前进党', '首相', '披塔']</text:p>
      <!--METADATA-->
      <text:p text:style-name="P4">
The Thai Congress was elected as the new Prime Minister, and the leader and the prime minister candidate failed to obtain enough voting. It is expected that a new round of voting will be held next week to vote for new prime ministers.</text:p>
      <text:p text:style-name="P4">
The Thai Congress held a joint meeting of the two united conferences on Thursday (7th). The Tower was the only nominated Prime Minister candidate on the day.</text:p>
      <text:p text:style-name="P4">
The Eight Party Leaders led by the Party controlled 312 of the 500 seats in the house. As a senator Renutunkachivangoon submitted his resignation on the eve of the parliament, the total number of senators was reduced to 249. To be the Prime Minister of the Tower, he must receive more than half of the 749 seats (375 votes) of the upper and lower courtyards, and he is still 63 votes.</text:p>
      <text:p text:style-name="P4">
According to the results of the day, the Tower received 324 support votes, and 182 votes were opposed and 199 abstained. The distance between the pagoda is 51 tickets.</text:p>
      <text:p text:style-name="P4">
After the Parliament ended on Thursday, he said that he accepted the results of this voting, but it showed that he would "not give up" to continue to chase the road of any phase. He said that the APM Party will re -develop a strategy in order to win sufficient support in the next round of voting.</text:p>
      <text:p text:style-name="P4">
He said that there were a lot of pressure from the House of Councils because there were a lot of members who were absent from voting that day. More than 30 more than 30 members were absent from this vote.</text:p>
      <text:p text:style-name="P4">
He also said that the councilors "have some incentives in the face of pressure", but did not further explain. "They are not allowed to follow the wishes of the people ... I thank the 13 members of my support votes."</text:p>
      <text:p text:style-name="P4">
The pagoda and the Qianjin Party have repeatedly adhered to the law of the offense of the monarchy, becoming the biggest controversial point for whether the pagoda should be the new Prime Minister in Parliament.</text:p>
      <text:p text:style-name="P4">
Due to the failure to get enough support for the votes this time, Congress is expected to hold a joint meeting again next week, and the alliance led by the advanced party can repeatedly nominate the pagoda.</text:p>
      <text:p text:style-name="P4">
News Source: <text:a xlink:type="simple" xlink:href="https://www.zaobao.com.sg/realtime/world/story20230713-1413594" text:style-name="Internet_20_link" text:visited-style-name="Visited_20_Internet_20_Link">
https://www.zaobao.com.sg/realtime/world/story20230713-1413594</text:a>
</text:p>
      <!--NEWS-->
      <text:h text:style-name="P10" text:outline-level="1">
<text:span text:style-name="T4">
Gabojin Women's Singles Finals will play against non -seed player Wanzhuosova</text:span>
</text:h>
      <text:p text:style-name="P4">
Publisher: 法新社</text:p>
      <text:p text:style-name="P4">
Published Time: 2023-07-13T19:02:07+00:00</text:p>
      <text:p text:style-name="P4">
Modified Time: 2023-07-13T18:50:02+00:00</text:p>
      <text:p text:style-name="P4">
Description: (Agence France -Presse, London, 13th) Tunsea tennis female will have a reversal victory against the Belarusian player Sabeli today. The first non -seed player who broke into the Wimbled Women's Singles Finals Wanzhuosova compe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7" text:anchor-type="as-char" svg:width="6.9236in" svg:height="3.617581in" draw:z-index="0">
<draw:image xlink:href="../Images/rficn/2023-07-13T19-02-07-00-00/000000.png" xlink:type="simple" xlink:show="embed" xlink:actuate="onLoad" draw:mime-type="image/png"/>
</draw:frame>
ON JABEUR, who ranked 6th in the world, won today with 6-7 (5-7), 6 to 4, 6-3, and this is the third time that she was 28th. "Big reversed.</text:p>
      <text:p text:style-name="P4">
Gabber said: "I am very proud of myself, because I might have lost the game and pack home today, but I am very happy to continue to find strength."</text:p>
      <text:p text:style-name="P4">
Gabber today defeated the Aryna Sabalenka, and also allowed the organizer of the Wimbledon to avoid a possibility of embarrassment in advance.</text:p>
      <text:p text:style-name="P4">
If Sambari Card will accept Princess Wells to the trophy after this year's Wimbledon seal, and Wimbledon has banned Belarus and Russian players from participating in the competition because Russia invaded Ukraine a year ago. Belarus is an important allies in Russia.</text:p>
      <text:p text:style-name="P4">
This time, Wimbledon also broke into the Grand Single Women's Single Finals for the third time. Last year, she lost to the Kazakh Women's Net at the Wimbledon finals Eleenarybakina, and then defeated the Polish finals at the U.S. Open Finals. Iga Swiatek after the world.</text:p>
      <text:p text:style-name="P4">
The Gabbo finals, Mars of Mars of the Czech Republic, is the first non -seed player to break into the Wimbledon Women's Singles Finals in 60 years. Today, she crushed the Ukrainian girl Elinasvitolina's dream of 6-3, 6 to 3 today.</text:p>
      <text:p text:style-name="P4">
The world's 42nd Wanzolosova is 24 years old. On the 15th, she will break into the Grand Single Women's Single Finals for the second time after her runner -up in 2019.</text:p>
      <text:p text:style-name="P4">
Wanzhuosova said, "I can't believe it. I am very happy that I am in the finals. Irina (Svitolina) is a fighter and a great person. This game is difficult to play."</text:p>
      <text:p text:style-name="P4">
Wanzhuo Solova underwent wrist surgery last year, so he was absent from most events. Now he has gone through the difficulty and won the final ticket.</text:p>
      <text:p text:style-name="P4">
She said: "I have no game last year, you will never know if you can return to that level ... ... I am very happy to return here."</text:p>
      <text:p text:style-name="P4">
News Source: <text:a xlink:type="simple" xlink:href="https://www.rfi.fr/cn/%E8%BF%90%E5%8A%A8%E5%A4%A9%E5%9C%B0/20230713-%E5%8A%A0%E5%8D%9A%E6%99%8B%E6%B8%A9%E7%BD%91%E5%A5%B3%E5%8D%95%E5%86%B3%E8%B5%9B-%E5%B0%86%E5%AF%B9%E6%88%98%E9%9D%9E%E7%A7%8D%E5%AD%90%E9%80%89%E6%89%8B%E4%B8%87%E5%8D%93%E7%B4%A2%E5%A8%83" text:style-name="Internet_20_link" text:visited-style-name="Visited_20_Internet_20_Link">
https://www.rfi.fr/cn/%E8%BF%90%E5%8A%A8%E5%A4%A9%E5%9C%B0/20230713-%E5%8A%A0%E5%8D%9A%E6%99%8B%E6%B8%A9%E7%BD%91%E5%A5%B3%E5%8D%95%E5%86%B3%E8%B5%9B-%E5%B0%86%E5%AF%B9%E6%88%98%E9%9D%9E%E7%A7%8D%E5%AD%90%E9%80%89%E6%89%8B%E4%B8%87%E5%8D%93%E7%B4%A2%E5%A8%83</text:a>
</text:p>
      <!--NEWS-->
      <text:h text:style-name="P10" text:outline-level="1">
<text:span text:style-name="T4">
Alphabet launches AI chat robot Bard and ChatGPT</text:span>
</text:h>
      <text:p text:style-name="P4">
Author: 联合早报 (Person)</text:p>
      <text:p text:style-name="P4">
Publisher: 联合早报 (Organization)</text:p>
      <text:p text:style-name="P4">
Published Time: 2023-07-13T19:12</text:p>
      <text:p text:style-name="P4">
Modified Time: 2023-07-13T19:16</text:p>
      <text:p text:style-name="P4">
Description: Google's parent company Alphabet will launch artificial intelligence (AI) chat robot BARD in Europe and Brazil on Thursday (July 13), and compete with Microsoft's competitors, ChatGPT. According to Reuters, Bard and CHA ...</text:p>
      <text:p text:style-name="P4">
Videos: []</text:p>
      <text:p text:style-name="P4">
Audios: []</text:p>
      <text:p text:style-name="P4">
Images: []</text:p>
      <text:p text:style-name="P4">
Type: NewsArticle</text:p>
      <text:p text:style-name="P4">
Breadcrumbs: ['即时', '国际']</text:p>
      <text:p text:style-name="P4">
Keywords: ['Alphabet', '微软', 'ChatGPT', '人工智能']</text:p>
      <!--METADATA-->
      <text:p text:style-name="P4">
Google's parent company Alphabet will launch artificial intelligence (AI) chat robot BARD in Europe and Brazil on Thursday (July 13), and compete with Microsoft's competitors, ChatGPT.</text:p>
      <text:p text:style-name="P4">
According to Reuters, Bard and CHATGPT are programs that sound like humans. They use artificial intelligence generation technology to talk to users and answer various tips. These two products have caused warm response globally, but people have remained cautious about it.</text:p>
      <text:p text:style-name="P4">
Google has added new features suitable for Global this time for Bard, which is the largest expansion since BARD launched in February. Google's senior product director Jackkrawczyk introduced in a blog post that starting from Thursday, users can use more than 40 languages in Bard, including Arabic, Chinese, German, India and Spanish. He said that users can now change Bard's reply tone and style to simple, lengthy, short, professional or relaxed. They can fix or rename the dialogue, export the code to more places, and use pictures in the prompts.</text:p>
      <text:p text:style-name="P4">
Google has been in the United States for a new round of collective lawsuits in the United States for suspected abuse of personal information training artificial intelligence systems. Subramanya, vice president of Bard Engineering, told reporters that users can choose not to collect their data. He refused to comment on whether there is a plan for developing Bard applications.</text:p>
      <text:p text:style-name="P4">
News Source: <text:a xlink:type="simple" xlink:href="https://www.zaobao.com.sg/realtime/world/story20230713-1413598" text:style-name="Internet_20_link" text:visited-style-name="Visited_20_Internet_20_Link">
https://www.zaobao.com.sg/realtime/world/story20230713-1413598</text:a>
</text:p>
      <!--NEWS-->
      <text:h text:style-name="P10" text:outline-level="1">
<text:span text:style-name="T4">
Ukrainian armed forces received American cluster ammunition</text:span>
</text:h>
      <text:p text:style-name="P4">
Publisher: 法新社</text:p>
      <text:p text:style-name="P4">
Published Time: 2023-07-13T20:02:07+00:00</text:p>
      <text:p text:style-name="P4">
Modified Time: 2023-07-13T19:50:02+00:00</text:p>
      <text:p text:style-name="P4">
Description: (Agence France -Presse, Kiev/Washington, 13th) Ukrainian high -level officers said today that the Ukrainian armed forces have received ammunition that the United States has promised to Ukraine, which can be used to accelerate the counterattack Russian occupation forc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8" text:anchor-type="as-char" svg:width="6.9236in" svg:height="3.617581in" draw:z-index="0">
<draw:image xlink:href="../Images/rficn/2023-07-13T20-02-07-00-00/000000.png" xlink:type="simple" xlink:show="embed" xlink:actuate="onLoad" draw:mime-type="image/png"/>
</draw:frame>
Ukraine Army Commander Oleksandertarnavskyi said in an interview with the United States CNN (CNN), "We just received (cluster ammunition), but not used yet, but they can fundamentally change the situation (battlefield) situation. ","</text:p>
      <text:p text:style-name="P4">
"The enemy also understands that after getting this ammunition, we will have an advantage."</text:p>
      <text:p text:style-name="P4">
Tanavsky also told CNN that the Ukrainian forces will not deploy ammunition in the densely populated area.</text:p>
      <text:p text:style-name="P4">
The United States said last week that he would transport a cluster to Ukraine, but this ammunition may have a long -term risk of civilians.</text:p>
      <text:p text:style-name="P4">
CNN also broadcast an interview with US Secretary of Defense Lloydaustin. After the Russian and Ukraine War was over, would Ukraine join the North Atlantic Convention Organization (NATO), and Austin told CNN: "I am sure that it will happen."</text:p>
      <text:p text:style-name="P4">
Austin pointed out that most of the Ukraine inventory is still the equipment left by the Soviet Union. In terms of training and equipment, Ukraine also has a job to do it to meet the standards of NATO.</text:p>
      <text:p text:style-name="P4">
Austin said: "We are doing that job while they help them when they fight."</text:p>
      <text:p text:style-name="P4">
U.S. President Joe Biden also said today that Ukraine will join NATO one day, but it is impossible to happen when Ukraine still fights with Russia.</text:p>
      <text:p text:style-name="P4">
News Source: <text:a xlink:type="simple" xlink:href="https://www.rfi.fr/cn/%E5%9B%BD%E9%99%85%E6%8A%A5%E9%81%93/20230713-%E4%B9%8C%E5%85%8B%E5%85%B0%E6%AD%A6%E8%A3%85%E9%83%A8%E9%98%9F%E6%94%B6%E5%88%B0%E7%BE%8E%E5%9B%BD%E9%9B%86%E6%9D%9F%E5%BC%B9%E8%8D%AF" text:style-name="Internet_20_link" text:visited-style-name="Visited_20_Internet_20_Link">
https://www.rfi.fr/cn/%E5%9B%BD%E9%99%85%E6%8A%A5%E9%81%93/20230713-%E4%B9%8C%E5%85%8B%E5%85%B0%E6%AD%A6%E8%A3%85%E9%83%A8%E9%98%9F%E6%94%B6%E5%88%B0%E7%BE%8E%E5%9B%BD%E9%9B%86%E6%9D%9F%E5%BC%B9%E8%8D%AF</text:a>
</text:p>
      <!--NEWS-->
      <text:h text:style-name="P10" text:outline-level="1">
<text:span text:style-name="T4">
On Thursday, the U.S. market was high -end talk about the RECURSION PHARMACEUTICALS, which became famous overnight due to Nvidia</text:span>
</text:h>
      <text:p text:style-name="P4">
Author: 李可爱 (Person)</text:p>
      <text:p text:style-name="P4">
Publisher: 联合早报 (Organization)</text:p>
      <text:p text:style-name="P4">
Published Time: 2023-07-13T20:09</text:p>
      <text:p text:style-name="P4">
Modified Time: 2023-07-13T20:12</text:p>
      <text:p text:style-name="P4">
Description: Overnight (Wednesday), the US consumer price index announced in June in June is the smallest annual increase in the past two years. It shows that the increase in inflation has significantly faded. It supports the main stock index stock futures in the United States on Thursday (July 13). Rising trend. In 7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今晚美市看什么', '美国股市', '美市', '财经即时', '生物科技']</text:p>
      <!--METADATA-->
      <text:p text:style-name="P4">
Thursday (July 13) focus:</text:p>
      <ul>
        <li>
Overnight (Wednesday), the US consumer price index announced in June in June is the smallest annual increase in the past two years. It shows that inflation has significantly faded, supporting the main stock index stock futures in the Wall Street stock market on Thursday (July 13) continued Overnight rising trends. * At 7 o'clock, the standard and the Pur 500 Index futures rose by 15.0 points or 0.34 % to 4487.20 points; the Nasdaq 100 index futures starting from 99.50 points or 0.65 % to 15406.70 points; At 34406.80 points. * In June, the increase in consumer price indexes in June slowed down significantly, and promoted a significant increase in the US stock market overnight. The standard and the Pur 500 Index closed the market at the highest level since April last year. * The standard and the Pur 500 index rose 32.90 points overnight, and the closed market reported 4472.16 points. The heavyweight Dow Jones index starts at 86.01 points, and the market newspaper is 34347.43 points. The Nasdaq 100 index, which is mainly technology stocks, also increased by 1.24 % or 188.16 points to collect at 15307.23 points. * The US stock market's overnight transactions are quite active. The total transaction volume of the exchange is 11.2 billion, which is more than the average transaction volume of 11.5 billion shares in the past 20 days.</li>
      </ul>
      <text:p text:style-name="P4">
Priority of trading before the market:</text:p>
      <ul>
        <li>
For the US judge agreed with Microsoft's acquisition of video game manufacturers Activision Blizzard, the Federal Trade Commission announced that he would appeal the judge's ruling. Microsoft's stock price starts at $ 2.25 before the market, $ 339.45 in the deadline, and the Activities Blizzard also starts at $ 0.20, and the interruption is US $ 90.20. * Pepsico's stock price rose 5.25 US dollars tonight, US $ 188.42. Pepsi has just released the quarterly performance as of the end of June, and its turnover and profit have exceeded expectations. * Entertainment giant Walt Disney extended the employment contract of CEO Bob Iger to December 2026, driving Disney's stock price by 1.72 % before the market, $ 91.70 in the draft. Aig returned to Disney after the former CEO Bob Chapek stepped down in November last year. * Nvidia has just announced that it will invest 50 million US dollars in biotechnology company Recursion Pharmaceuticals. On Thursday, let's take a look at this biotechnology company that has become famous overnight after this Nvidia. Before Tonight, the biotechnology company's stock price started at $ 0.37 to $ 12.45. * Active stocks before the market: Carvana Co, Tesla, Carnival Corp, Nvidia and Meta Platforms. At the time of the draft, the stock price of these five active stocks took off.</li>
      </ul>
      <text:p text:style-name="P4">
<draw:frame draw:style-name="fr1" draw:name="Image289" text:anchor-type="as-char" svg:width="6.9236in" svg:height="5.298059in" draw:z-index="0">
<draw:image xlink:href="../Images/zaobao world/2023-07-13T20-09/000000.png" xlink:type="simple" xlink:show="embed" xlink:actuate="onLoad" draw:mime-type="image/png"/>
</draw:frame>
The pharmaceutical dealers are now increasingly aware of the potential of artificial intelligence in finding new treatment methods. (File photo)</text:p>
      <text:h text:style-name="P13" text:outline-level="4">
<text:span text:style-name="T4">
Recursion Pharmaceuticals (Nasdaq Stock Exchange code: RXRX)</text:span>
</text:h>
      <text:p text:style-name="P4">
This biotechnology company became famous overnight. RecursionPharmaceuticals is the biotechnology company in the chip giant Yingwei. As soon as Nvidia announced the injection of $ 50 million, the stock price of RecursionPharmaceuticals soared nearly 80 % overnight.</text:p>
      <text:p text:style-name="P4">
Not only that, after the news was announced, the stock price of other pharmaceuticals driven by artificial intelligence was also pushed up. For example: EXSCientia's stock price has soared 12 %, and ABcelLerabiology's stock price has also risen by more than 13 %.</text:p>
      <text:p text:style-name="P4">
Nvidia said that the main reason for capital injection is to speed up the speed of recursement pharmaceuticals using artificial intelligence development and studying new drugs. RecursionPharmaceuticals will use it to collect biological and chemical data of more than 23,000 bytes on Nvidia Cloud Platform to optimize its artificial intelligence "model".</text:p>
      <text:p text:style-name="P4">
Chrisgibson, chief executive of the biotechnology company, said in an interview with media that the company's data "has increased the extremely fast speed of hundreds of too much bytes every week." RecursionPharmaceuticals uses this artificial intelligence -driven data to optimize its "mode", use these "models" to identify and design new disease therapies, and then sell these "models" to pharmaceutical companies, such as: Roche and Bayer.</text:p>
      <text:p text:style-name="P4">
Now Nvidia can also authorize these artificial intelligence to "discover" the "Model" of the "Model" of these artificial intelligence to it. Bionemo was launched earlier this year and developed cloud services based on artificial intelligence.</text:p>
      <text:p text:style-name="P4">
Gibson said that the company is also conducting human trials of the five drugs developed internally, and some of them will publish test data next year. Among them, a drug that treats neuropathic diseases caused by small vascular malformations of the brain, and a drug that treats ovarian cancer.</text:p>
      <text:p text:style-name="P4">
In addition, in order to strengthen the ability of artificial intelligence, RecursionPharmaceuticals also acquired two Canadian startups, Cyclica and Valence, which developed drugs, developed drugs by artificial intelligence -driven.</text:p>
      <text:p text:style-name="P4">
Among the seven analysts of Tipranks, three were given to RecursionPharmaceuticals "buy" rating, and the four of the four -year average target price was $ 14.86.</text:p>
      <text:p text:style-name="P4">
News Source: <text:a xlink:type="simple" xlink:href="https://www.zaobao.com.sg/realtime/world/story20230713-1413611" text:style-name="Internet_20_link" text:visited-style-name="Visited_20_Internet_20_Link">
https://www.zaobao.com.sg/realtime/world/story20230713-1413611</text:a>
</text:p>
      <!--NEWS-->
      <text:h text:style-name="P10" text:outline-level="1">
<text:span text:style-name="T4">
Germany intends to change the risk of relations with China</text:span>
</text:h>
      <text:p text:style-name="P4">
Author: 联合早报 (Person)</text:p>
      <text:p text:style-name="P4">
Publisher: 联合早报 (Organization)</text:p>
      <text:p text:style-name="P4">
Published Time: 2023-07-13T21:15</text:p>
      <text:p text:style-name="P4">
Modified Time: 2023-07-13T22:26</text:p>
      <text:p text:style-name="P4">
Description: After several months of fierce debate, Germany outlines possible response measures in the China Strategy to China, such as implementing foreign investment control on cutting -edge technologies with military purposes to cope with China that is "tougher" and reduce the relationship between the two countries. Risks. Comprehensive Reuters and Acts' France -Presse ...</text:p>
      <text:p text:style-name="P4">
Videos: []</text:p>
      <text:p text:style-name="P4">
Audios: []</text:p>
      <text:p text:style-name="P4">
Images: []</text:p>
      <text:p text:style-name="P4">
Type: NewsArticle</text:p>
      <text:p text:style-name="P4">
Breadcrumbs: ['即时', '国际']</text:p>
      <text:p text:style-name="P4">
Keywords: ['德国', '中国']</text:p>
      <!--METADATA-->
      <text:p text:style-name="P4">
After several months of fierce debate, Germany outlines possible response measures in the China Strategy to China, such as implementing foreign investment control on cutting -edge technologies with military purposes to cope with China that is "tougher" and reduce the relationship between the two countries. Risks.</text:p>
      <text:p text:style-name="P4">
Comprehensive Reuters and Agence France -Presse reported that Germany stated in the 64 -page long -page strategy document on Thursday (July 13) in Germany: "China has changed. Because of this with China's political decision, we need to change our attitude towards China . "After several months of argument with the three -party league of German Prime Minister, this document was consent from the cabinet on the same day.</text:p>
      <text:p text:style-name="P4">
After the strategy was released, German Chancellor Anti -German Prime Minister Tzu said that Germany did not intend to decompose with China, "but we hope to reduce the key dependence in the future."</text:p>
      <text:p text:style-name="P4">
The document said that China is still an indispensable partner in response to global challenges such as climate change and great popularity. However, the document pointed out that China is becoming more and more tough in trying to change the rules -based international order, which has a impact on global security. According to the article, China has decided to expand its relationship with Russia, which has a direct security impact on Germany.</text:p>
      <text:p text:style-name="P4">
German Foreign Minister Berbak sent a tweet that Germany must reduce the risk of relations with China. "We want to cooperate with China. Because we need China, China also needs us in Europe." But she added that Germany also invested in other international partnerships.</text:p>
      <text:p text:style-name="P4">
It also said to China strategy documents that Germany will continue to strengthen its military existence in the Indo -Pacific region and cooperate with partners, and warn that the status quo of the Taiwan Strait can only change through peaceful means and the consent of both parties.</text:p>
      <text:p text:style-name="P4">
The document also states that because China supports Russia, China is not credible in defending the integrity of Ukraine's territory, and urges Beijing to take a clearer position on Russia's invasion.</text:p>
      <text:p text:style-name="P4">
A spokesman for the German Ministry of Foreign Affairs said that in the next few weeks and months, the German government will discuss new strategies for China at all levels with the Chinese government. The spokesman said it was translating the document into Chinese.</text:p>
      <text:p text:style-name="P4">
A spokesman for the Chinese embassy in Germany mentioned in the response to Germany's strategy to China that many challenges and problems currently facing Germany are not caused by China. China is a partner for Germany to deal with challenges, not opponents. Considering China as "competitors and institutional opponents" does not meet the objective facts and does not meet the common interests of the two countries. Looking at China and the formulation of China's strategy for China will only exacerbate misunderstandings and misjudgments, damage the cooperation and mutual trust of both parties.</text:p>
      <text:p text:style-name="P4">
News Source: <text:a xlink:type="simple" xlink:href="https://www.zaobao.com.sg/realtime/world/story20230713-1413627" text:style-name="Internet_20_link" text:visited-style-name="Visited_20_Internet_20_Link">
https://www.zaobao.com.sg/realtime/world/story20230713-1413627</text:a>
</text:p>
      <!--NEWS-->
      <text:h text:style-name="P10" text:outline-level="1">
<text:span text:style-name="T4">
US stocks rose 4</text:span>
</text:h>
      <text:p text:style-name="P4">
Publisher: 法新社</text:p>
      <text:p text:style-name="P4">
Published Time: 2023-07-13T21:32:07+00:00</text:p>
      <text:p text:style-name="P4">
Modified Time: 2023-07-13T21:05:02+00:00</text:p>
      <text:p text:style-name="P4">
Description: (Agence France -Presse, New York, 13th) Benefiting from the corporate financial report with inflation and stable and stable, the main index of the Wall Street stock market has closed for the fourth consecutive trading day today. The Standard 500 Index refreshed the highest record since 15 month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0" text:anchor-type="as-char" svg:width="6.9236in" svg:height="3.617581in" draw:z-index="0">
<draw:image xlink:href="../Images/rficn/2023-07-13T21-32-07-00-00/000000.png" xlink:type="simple" xlink:show="embed" xlink:actuate="onLoad" draw:mime-type="image/png"/>
</draw:frame>
The Dow Jones Industrial Index rose 47.71 points or 0.14%, which was collected at 34395.14 points.</text:p>
      <text:p text:style-name="P4">
The S &amp; P 500 index rose 37.88 points or 0.85%to close 4510.04 points.</text:p>
      <text:p text:style-name="P4">
The Nasdaq index of technology stocks rose 219.61 points or 1.58%to close 14138.57 points.</text:p>
      <text:p text:style-name="P4">
The Philadelphia Semiconductor Index raised 75.66 points or 2.03%to close 3797.13 points.</text:p>
      <text:p text:style-name="P4">
News Source: <text:a xlink:type="simple" xlink:href="https://www.rfi.fr/cn/%E8%B4%A2%E7%BB%8F%E5%BF%AB%E8%AE%AF/20230713-%E7%BE%8E%E8%82%A1%E8%BF%9E4%E6%B6%A8" text:style-name="Internet_20_link" text:visited-style-name="Visited_20_Internet_20_Link">
https://www.rfi.fr/cn/%E8%B4%A2%E7%BB%8F%E5%BF%AB%E8%AE%AF/20230713-%E7%BE%8E%E8%82%A1%E8%BF%9E4%E6%B6%A8</text:a>
</text:p>
      <!--NEWS-->
      <text:h text:style-name="P10" text:outline-level="1">
<text:span text:style-name="T4">
US Defense Director: I am convinced that Ukraine will eventually join NATO</text:span>
</text:h>
      <text:p text:style-name="P4">
Author: 联合早报 (Person)</text:p>
      <text:p text:style-name="P4">
Publisher: 联合早报 (Organization)</text:p>
      <text:p text:style-name="P4">
Published Time: 2023-07-13T21:54</text:p>
      <text:p text:style-name="P4">
Modified Time: 2023-07-13T21:54</text:p>
      <text:p text:style-name="P4">
Description: US Secretary of Defense Austin said he was convinced that Ukraine would eventually join the NATO Alliance. Austin was asked during an interview broadcast on Thursday (July 13) in the United States. It was asked whether Ukraine would join NATO after the end of the war of the Russian army's invasion.</text:p>
      <text:p text:style-name="P4">
Videos: []</text:p>
      <text:p text:style-name="P4">
Audios: []</text:p>
      <text:p text:style-name="P4">
Images: []</text:p>
      <text:p text:style-name="P4">
Type: NewsArticle</text:p>
      <text:p text:style-name="P4">
Breadcrumbs: ['即时', '国际']</text:p>
      <text:p text:style-name="P4">
Keywords: ['美国', '乌克兰', '北约']</text:p>
      <!--METADATA-->
      <text:p text:style-name="P4">
US Secretary of Defense Austin said he was convinced that Ukraine would eventually join the NATO Alliance.</text:p>
      <text:p text:style-name="P4">
Austin was asked during an interview broadcast on Thursday (July 13) in the United States. It was asked whether Ukraine would join NATO after the end of the war of the Russian army's invasion. He replied, "I don't doubt that this will happen."</text:p>
      <text:p text:style-name="P4">
The NATO Summit issued a joint communiqué on Tuesday (11th). Although the vowing "Ukraine's future is in NATO" and shortened the procedure of Kiev's joining NATO, it did not give Ukraine to join NATO timetable.</text:p>
      <text:p text:style-name="P4">
In the interview, Austin pointed out that most of Ukraine's inventory is still the remaining equipment of the Soviet Union. To meet the NATO standard, Ukraine "has many jobs in training and equipment." He said the United States was helping Ukraine in this regard.</text:p>
      <text:p text:style-name="P4">
News Source: <text:a xlink:type="simple" xlink:href="https://www.zaobao.com.sg/realtime/world/story20230713-1413635" text:style-name="Internet_20_link" text:visited-style-name="Visited_20_Internet_20_Link">
https://www.zaobao.com.sg/realtime/world/story20230713-1413635</text:a>
</text:p>
      <!--NEWS-->
      <text:h text:style-name="P10" text:outline-level="1">
<text:span text:style-name="T4">
The US Navy's anti -submarine patrol aircraft crossing the aircraft sea, China calls its fighters and supervisors</text:span>
</text:h>
      <text:p text:style-name="P4">
Author: chinese@voanews.com (松仁)</text:p>
      <text:p text:style-name="P4">
Publisher: 美国之音中文网 (Type: NewsMediaOrganization)</text:p>
      <text:p text:style-name="P4">
Published Time: 2023-07-13T21:59:50+08:00</text:p>
      <text:p text:style-name="P4">
Modified Time: 2023-07-13 18:36:53Z</text:p>
      <text:p text:style-name="P4">
Description: A anti -submarine patrol aircraft of the U.S. Navy Seventh Fleet traveled through the Taiwan Strait between Taiwan and mainland China on Thursday (July 13), and was tracked and monitored by the Chinese military aircraft. Beijing accused the United States of "public hype" on the Taiwan Strait of the Taiwan Strait, but the United States insisted that the international law would defend the "navigation rights and freedom of all countries" in accordance with the international law.</text:p>
      <text:p text:style-name="P4">
Videos: []</text:p>
      <text:p text:style-name="P4">
Images: []</text:p>
      <text:p text:style-name="P4">
Categories: ['军事', '中国', '台湾', '台海两岸关系']</text:p>
      <text:p text:style-name="P4">
Type: None</text:p>
      <!--METADATA-->
      <text:p text:style-name="P4">
Nonenone</text:p>
      <text:p text:style-name="P4">
News Source: <text:a xlink:type="simple" xlink:href="https://www.voachinese.com/a/us-navy-plane-flies-through-taiwan-strait-china-carries-out-more-drills-071323/7179169.html" text:style-name="Internet_20_link" text:visited-style-name="Visited_20_Internet_20_Link">
https://www.voachinese.com/a/us-navy-plane-flies-through-taiwan-strait-china-carries-out-more-drills-071323/7179169.html</text:a>
</text:p>
      <!--NEWS-->
      <text:h text:style-name="P10" text:outline-level="1">
<text:span text:style-name="T4">
China and ASEAN agreed to complete the negotiations of the South China Sea Code within three years</text:span>
</text:h>
      <text:p text:style-name="P4">
Author: chinese@voanews.com (美国之音)</text:p>
      <text:p text:style-name="P4">
Publisher: 美国之音中文网 (Type: NewsMediaOrganization)</text:p>
      <text:p text:style-name="P4">
Published Time: 2023-07-13T22:25:16+08:00</text:p>
      <text:p text:style-name="P4">
Modified Time: 2023-07-13 14:25:16Z</text:p>
      <text:p text:style-name="P4">
Description: China and ASEAN (ASEAN) National Thursday (July 13) agreed to work hard to complete a long -delayed non -invasion treaty in three years to avoid the evolution of territorial disputes that often occur in the busy South China Sea into major armed conflicts.</text:p>
      <text:p text:style-name="P4">
Videos: []</text:p>
      <text:p text:style-name="P4">
Images: []</text:p>
      <text:p text:style-name="P4">
Categories: ['南中国海争端', '亚太', '中国']</text:p>
      <text:p text:style-name="P4">
Type: None</text:p>
      <!--METADATA-->
      <text:p text:style-name="P4">
Nonenone</text:p>
      <text:p text:style-name="P4">
News Source: <text:a xlink:type="simple" xlink:href="https://www.voachinese.com/a/china-and-asean-agree-to-try-to-conclude-nonaggression-pact-20230713/7179254.html" text:style-name="Internet_20_link" text:visited-style-name="Visited_20_Internet_20_Link">
https://www.voachinese.com/a/china-and-asean-agree-to-try-to-conclude-nonaggression-pact-20230713/7179254.html</text:a>
</text:p>
      <!--NEWS-->
      <text:h text:style-name="P10" text:outline-level="1">
<text:span text:style-name="T4">
United Nations: Investment prevention and treatment can eliminate the disease of love by 2030</text:span>
</text:h>
      <text:p text:style-name="P4">
Author: 联合早报 (Person)</text:p>
      <text:p text:style-name="P4">
Publisher: 联合早报 (Organization)</text:p>
      <text:p text:style-name="P4">
Published Time: 2023-07-13T22:59</text:p>
      <text:p text:style-name="P4">
Modified Time: 2023-07-13T23:01</text:p>
      <text:p text:style-name="P4">
Description: The United Nations said that if countries show the political willingness of investment in prevention and treatment of love, and through laws that do not bring discrimination, it is possible to eliminate the disease of love by 2030. According to Reuters, the Disease Planning Department of the United Nations (UNAIDS) on Thursday (July ...</text:p>
      <text:p text:style-name="P4">
Videos: []</text:p>
      <text:p text:style-name="P4">
Audios: []</text:p>
      <text:p text:style-name="P4">
Images: []</text:p>
      <text:p text:style-name="P4">
Type: NewsArticle</text:p>
      <text:p text:style-name="P4">
Breadcrumbs: ['即时', '国际']</text:p>
      <text:p text:style-name="P4">
Keywords: ['联合国', '爱之病']</text:p>
      <!--METADATA-->
      <text:p text:style-name="P4">
The United Nations said that if countries show the political willingness of investment in prevention and treatment of love, and through laws that do not bring discrimination, it is possible to eliminate the disease of love by 2030.</text:p>
      <text:p text:style-name="P4">
According to Reuters, the Disease Planning Department of the United Nations (referred to as Unaids) issued a report on Thursday (July 13) saying: "If we follow those who have made a firm political commitment, people are based on the disease prevention and investing in the disease of evidence -based love and We have a solution for the leaders of the country in the treatment project. "</text:p>
      <text:p text:style-name="P4">
According to UNAIDS data, in 2022, 39 million people in the world are estimated to be infected with human immune defect virus (HIV). Last year, 1.3 million people were infected with HIV and 630,000 people died of disease -related diseases. If not treated in time, HIV can develop into a disease of love.</text:p>
      <text:p text:style-name="P4">
UNAIDS said that there are several effective methods to deal with HIV, including adopting legal measures without discrimination and supporting community networks; many countries suffer from HIV or love diseases are facing shame, discrimination and violence.</text:p>
      <text:p text:style-name="P4">
The report pointed out that the progress of the countries and regions with the most funding investment is the most significant. For example, East and Southern Africa have decreased by 57%since 2010, the new cases of love there. However, the report also mentioned that the new cases of new infections in Eastern Europe, Central Asia, and the Middle East and North Africa increased sharply, mainly due to the lack of prevention services for the edge and discriminatory people, as well as punitive legal and social discrimination.</text:p>
      <text:p text:style-name="P4">
News Source: <text:a xlink:type="simple" xlink:href="https://www.zaobao.com.sg/realtime/world/story20230713-1413656" text:style-name="Internet_20_link" text:visited-style-name="Visited_20_Internet_20_Link">
https://www.zaobao.com.sg/realtime/world/story20230713-1413656</text:a>
</text:p>
      <!--NEWS-->
      <text:h text:style-name="P10" text:outline-level="1">
<text:span text:style-name="T4">
Why does NATO "East Asia Pacific"? How will it affect China?</text:span>
</text:h>
      <text:p text:style-name="P4">
Author: chinese@voanews.com (斯洋)</text:p>
      <text:p text:style-name="P4">
Publisher: 美国之音中文网 (Type: NewsMediaOrganization)</text:p>
      <text:p text:style-name="P4">
Published Time: 2023-07-13T23:14:06+08:00</text:p>
      <text:p text:style-name="P4">
Modified Time: 2023-07-13 20:31:19Z</text:p>
      <text:p text:style-name="P4">
Description: The North Atlantic Convention Organization (NATO) ended the two -day summit held in Vernis, the capital of Lithuania. The summit issued a bulletin to reiterate China's "interests, security and values" of NATO constitutions to constitute a systematic challenge. The bulletin also stated that it would strengthen dialogue and cooperation with Asia -Pacific partners. China responded fiercely to the communiqué, refuting the NATO bulletin "full of cold war thinking and ideological prejudice", and said that China resolutely opposed NATO's "East Asia Pacific". So why did NATO turn to the Asia -Pacific region? What are the concerns about China? How will NATO and Asia -Pacific partners affect China?</text:p>
      <text:p text:style-name="P4">
Videos: []</text:p>
      <text:p text:style-name="P4">
Images: []</text:p>
      <text:p text:style-name="P4">
Categories: ['欧洲', '亚太', '中国', '军事']</text:p>
      <text:p text:style-name="P4">
Type: None</text:p>
      <!--METADATA-->
      <text:p text:style-name="P4">
Nonenone</text:p>
      <text:p text:style-name="P4">
News Source: <text:a xlink:type="simple" xlink:href="https://www.voachinese.com/a/nato-indo-pacific-china-20230713/7179064.html" text:style-name="Internet_20_link" text:visited-style-name="Visited_20_Internet_20_Link">
https://www.voachinese.com/a/nato-indo-pacific-china-20230713/7179064.html</text:a>
</text:p>
      <!--NEWS-->
      <text:h text:style-name="P10" text:outline-level="1">
<text:span text:style-name="T4">
United Nations: 87 corpses of Dharma chaotic posts were suspected of being killed last month</text:span>
</text:h>
      <text:p text:style-name="P4">
Publisher: 法新社</text:p>
      <text:p text:style-name="P4">
Published Time: 2023-07-13T4:02:06+00:00</text:p>
      <text:p text:style-name="P4">
Modified Time: 2023-07-13T13:35:02+00:00</text:p>
      <text:p text:style-name="P4">
Description: (Agence France -Presse Geneva UN European Headquarters 13th) The United Nations said today that at least 87 people were suspected of being killed by Sudan's quasi -military armed group last month and their allies. Their bodies were buried in Darfur (Darfur). One chaotic post.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1" text:anchor-type="as-char" svg:width="6.9236in" svg:height="3.617581in" draw:z-index="0">
<draw:image xlink:href="../Images/rficn/2023-07-13T4-02-06-00-00/000000.png" xlink:type="simple" xlink:show="embed" xlink:actuate="onLoad" draw:mime-type="image/png"/>
</draw:frame>
The conflict between the two sides died of thousands of people, and millions of people were displaced, which caused a humanitarian crisis. Among them, Dharma in the western region bordering Chad of Chad was the most violent.</text:p>
      <text:p text:style-name="P4">
The UN High Commissioner's Office of Human Rights (Ohchr) said these people were killed in Elgeneina, the capital of Sida Fo Province from June 13th to 21st, and the "fast support forces" ordered the locals to bury them on the suburbs.</text:p>
      <text:p text:style-name="P4">
The UN High Commissioner's Office of Human Rights said that some of the deceased belonged to the Masalit of the non -Arabic nation; 7 of the deceased had 7 women and 7 children. The Office also emphasized that the rapid support forces refused to hold a decent funeral for them.</text:p>
      <text:p text:style-name="P4">
The United Nations has been notified in the past that the Arab militants attacked the Massarite; the United Nations also said that the conflict has shown "racial factor".</text:p>
      <text:p text:style-name="P4">
Volker Turk, a senior commissioner of Human Rights Affairs, said he "shocked the ruthless and rough treatment of the deceased, his family and the community."</text:p>
      <text:p text:style-name="P4">
He said: "It is necessary to conduct a rapid, thorough, and independent investigation of these killings, and to conduct accountability." He called on all parties to the battle to allow and assist in searching for the deceased.</text:p>
      <text:p text:style-name="P4">
News Source: <text:a xlink:type="simple" xlink:href="https://www.rfi.fr/cn/%E5%9B%BD%E9%99%85%E6%8A%A5%E9%81%93/20230713-%E8%81%94%E5%90%88%E5%9B%BD-%E8%BE%BE%E4%BD%9B%E4%B9%B1%E8%91%AC%E5%B2%9787%E5%85%B7%E5%B0%B8%E4%BD%93-%E7%96%91%E4%B8%8A%E6%9C%88%E9%81%AD%E6%9D%80%E5%AE%B3" text:style-name="Internet_20_link" text:visited-style-name="Visited_20_Internet_20_Link">
https://www.rfi.fr/cn/%E5%9B%BD%E9%99%85%E6%8A%A5%E9%81%93/20230713-%E8%81%94%E5%90%88%E5%9B%BD-%E8%BE%BE%E4%BD%9B%E4%B9%B1%E8%91%AC%E5%B2%9787%E5%85%B7%E5%B0%B8%E4%BD%93-%E7%96%91%E4%B8%8A%E6%9C%88%E9%81%AD%E6%9D%80%E5%AE%B3</text:a>
</text:p>
      <!--NEWS-->
      <text:h text:style-name="P10" text:outline-level="1">
<text:span text:style-name="T4">
As the production reduction measures come into effect, Saudi Arabia will lose OPEC+free version status</text:span>
</text:h>
      <text:p text:style-name="P4">
Author: Will Horner</text:p>
      <text:p text:style-name="P4">
Publisher: 华尔街日报中文网</text:p>
      <text:p text:style-name="P4">
Published Time: 2023-07-13T8:30:00.000Z</text:p>
      <text:p text:style-name="P4">
Modified Time: 2023-07-13T11:30:00.000Z</text:p>
      <text:p text:style-name="P4">
Created Time: 2023-07-13T10:08:00.000Z</text:p>
      <text:p text:style-name="P4">
Description: According to the International Energy Agency, the output of OPEC+the largest oil -producing country Saudi Arabia will fall below Russia. Saudi production reduction measures will begin to have an impact, and when oil prices seem to rise and make the oil market tighten.</text:p>
      <text:p text:style-name="P4">
Images: []</text:p>
      <text:p text:style-name="P4">
Categories: ['金融市场']</text:p>
      <text:p text:style-name="P4">
Keywords: SYND</text:p>
      <text:p text:style-name="P4">
Type: Article</text:p>
      <!--METADATA-->
      <text:p text:style-name="P4">
International Energy Agency(IEA)It is said that the output of OPEC+the largest oil -producing country Saudi Arabia will fall below Russia. Saudi Arabia's production reduction measures will begin to have an impact. When oil prices seem to change, the oil market will tighten the oil market.</text:p>
      <text:p text:style-name="P4">
News Source: <text:a xlink:type="simple" xlink:href="https://cn.wsj.com/articles/%E9%9A%8F%E7%9D%80%E5%87%8F%E4%BA%A7%E6%8E%AA%E6%96%BD%E7%94%9F%E6%95%88-%E6%B2%99%E7%89%B9%E5%B0%86%E5%A4%B1%E5%8E%BB%E6%AC%A7%E4%BD%A9%E5%85%8B+%E6%9C%80%E5%A4%A7%E4%BA%A7%E6%B2%B9%E5%9B%BD%E5%9C%B0%E4%BD%8D-5724dab4" text:style-name="Internet_20_link" text:visited-style-name="Visited_20_Internet_20_Link">
https://cn.wsj.com/articles/%E9%9A%8F%E7%9D%80%E5%87%8F%E4%BA%A7%E6%8E%AA%E6%96%BD%E7%94%9F%E6%95%88-%E6%B2%99%E7%89%B9%E5%B0%86%E5%A4%B1%E5%8E%BB%E6%AC%A7%E4%BD%A9%E5%85%8B+%E6%9C%80%E5%A4%A7%E4%BA%A7%E6%B2%B9%E5%9B%BD%E5%9C%B0%E4%BD%8D-5724dab4</text:a>
</text:p>
      <!--NEWS-->
      <text:h text:style-name="P10" text:outline-level="1">
<text:span text:style-name="T4">
The Russian army continued, and the commander of a group army was dismissed because of the reflection of the soldiers of the high -level betrayal.</text:span>
</text:h>
      <text:p text:style-name="P4">
Author: chinese@voanews.com (松仁)</text:p>
      <text:p text:style-name="P4">
Publisher: 美国之音中文网 (Type: NewsMediaOrganization)</text:p>
      <text:p text:style-name="P4">
Published Time: 2023-07-14T00:41:41+08:00</text:p>
      <text:p text:style-name="P4">
Modified Time: 2023-07-13 18:00:10Z</text:p>
      <text:p text:style-name="P4">
Description: A senior general invading the U -Russian army reflected to the military's senior executives who reflected the true tragic situation of the Russian soldiers in the Ukrainian battlefield, condemning some senior Russian officers to support the Russian soldiers' puzzles, and was dismissed by the Russian Ministry of Defense.</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russian-general-says-top-military-brass-betrayed-soldiers-fighting-in-ukraine-071323/7179379.html" text:style-name="Internet_20_link" text:visited-style-name="Visited_20_Internet_20_Link">
https://www.voachinese.com/a/russian-general-says-top-military-brass-betrayed-soldiers-fighting-in-ukraine-071323/7179379.html</text:a>
</text:p>
      <!--NEWS-->
      <text:h text:style-name="P10" text:outline-level="1">
<text:span text:style-name="T4">
The Minister of Commerce, the Minister of Commerce of the Ministry of Commerce and the Email System of the State Council of China</text:span>
</text:h>
      <text:p text:style-name="P4">
Author: chinese@voanews.com (美国之音)</text:p>
      <text:p text:style-name="P4">
Publisher: 美国之音中文网 (Type: NewsMediaOrganization)</text:p>
      <text:p text:style-name="P4">
Published Time: 2023-07-14T01:04:36+08:00</text:p>
      <text:p text:style-name="P4">
Modified Time: 2023-07-13 18:44:46Z</text:p>
      <text:p text:style-name="P4">
Description: Chinese cyber spy uses a basic vulnerability of Microsoft Cloud, which has recently broke through the email systems of dozens of US institutions, including many email accounts of the US Department of Commerce and the State Department of the United States that have implemented strict export restrictions on Chinese technology companies. Even the Minister of Commerce Gina · Gina Raimondo himself was not spared.</text:p>
      <text:p text:style-name="P4">
Videos: []</text:p>
      <text:p text:style-name="P4">
Images: []</text:p>
      <text:p text:style-name="P4">
Categories: ['美中关系', '美国', '中国', '科技']</text:p>
      <text:p text:style-name="P4">
Type: None</text:p>
      <!--METADATA-->
      <text:p text:style-name="P4">
Nonenone</text:p>
      <text:p text:style-name="P4">
News Source: <text:a xlink:type="simple" xlink:href="https://www.voachinese.com/a/chinese-hackers-breach-email-of-commerce-secretary-raimondo-and-state-department-officials-20230713/7179505.html" text:style-name="Internet_20_link" text:visited-style-name="Visited_20_Internet_20_Link">
https://www.voachinese.com/a/chinese-hackers-breach-email-of-commerce-secretary-raimondo-and-state-department-officials-20230713/7179505.html</text:a>
</text:p>
      <!--NEWS-->
      <text:h text:style-name="P10" text:outline-level="1">
<text:span text:style-name="T4">
Germany announced the Chinese strategy for the first time, and the dependence dependence depends on the main goal is</text:span>
</text:h>
      <text:p text:style-name="P4">
Author: chinese@voanews.com (赵楠旭)</text:p>
      <text:p text:style-name="P4">
Publisher: 美国之音中文网 (Type: NewsMediaOrganization)</text:p>
      <text:p text:style-name="P4">
Published Time: 2023-07-14T01:25:11+08:00</text:p>
      <text:p text:style-name="P4">
Modified Time: 2023-07-13 21:13:29Z</text:p>
      <text:p text:style-name="P4">
Description: The German government today announced the long -used Chinese strategy. The strategy put forward the overall goal of de -risk and reducing China's dependence, which fits the recent national security strategy released by Germany and the EU's economic security strategy. This is the first in German history. Chinese strategy. German Foreign Minister of Foreign Minister Annalena Baerbock delivered a speech and introduced the Chinese strategy at the Merkato China Research Center on Thursday.</text:p>
      <text:p text:style-name="P4">
Videos: []</text:p>
      <text:p text:style-name="P4">
Images: []</text:p>
      <text:p text:style-name="P4">
Categories: ['经济·金融·贸易', '欧洲', '中国']</text:p>
      <text:p text:style-name="P4">
Type: None</text:p>
      <!--METADATA-->
      <text:p text:style-name="P4">
Nonenone</text:p>
      <text:p text:style-name="P4">
News Source: <text:a xlink:type="simple" xlink:href="https://www.voachinese.com/a/germanys-new-china-strategy-a-signpost-for-other-european-countries-20230713/7179583.html" text:style-name="Internet_20_link" text:visited-style-name="Visited_20_Internet_20_Link">
https://www.voachinese.com/a/germanys-new-china-strategy-a-signpost-for-other-european-countries-20230713/7179583.html</text:a>
</text:p>
      <!--NEWS-->
      <text:h text:style-name="P10" text:outline-level="1">
<text:span text:style-name="T4">
The Detective Difficulties in the Chinese War Wolf Limit Restricted Weapon Export Opportunities</text:span>
</text:h>
      <text:p text:style-name="P4">
Author: chinese@voanews.com (陈筠)</text:p>
      <text:p text:style-name="P4">
Publisher: 美国之音中文网 (Type: NewsMediaOrganization)</text:p>
      <text:p text:style-name="P4">
Published Time: 2023-07-14T02:05:08+08:00</text:p>
      <text:p text:style-name="P4">
Modified Time: 2023-07-13 18:05:08Z</text:p>
      <text:p text:style-name="P4">
Description: The Russian and Ukraine War began for nearly 500 days. The performance of Russian weapons on the battlefield was not ideal. It also affected Russia's ability to sell weapons to the international market, and may even spread to Chinese weapons sales. Analysts said that China's weapon system is basically "the same door" with Russia, which belongs to the same Russian department. Since Russia's weapons are not performing well, the nation -buying country will also wait and see for Chinese weapons. In particular, Chinese weapons still lack real combat Experience, coupled with the dilemma of the Chinese wolf diplomacy, has deepened the opportunity to export Chinese weapons.</text:p>
      <text:p text:style-name="P4">
Videos: []</text:p>
      <text:p text:style-name="P4">
Images: []</text:p>
      <text:p text:style-name="P4">
Categories: ['中国', '军事']</text:p>
      <text:p text:style-name="P4">
Type: None</text:p>
      <!--METADATA-->
      <text:p text:style-name="P4">
Nonenone</text:p>
      <text:p text:style-name="P4">
News Source: <text:a xlink:type="simple" xlink:href="https://www.voachinese.com/a/china-s-wolf-warrior-diplomatic-dilemma-further-limits-china-s-arms-exports-20230713/7179602.html" text:style-name="Internet_20_link" text:visited-style-name="Visited_20_Internet_20_Link">
https://www.voachinese.com/a/china-s-wolf-warrior-diplomatic-dilemma-further-limits-china-s-arms-exports-20230713/7179602.html</text:a>
</text:p>
      <!--NEWS-->
      <text:h text:style-name="P10" text:outline-level="1">
<text:span text:style-name="T4">
British council warning: Chinese spy agencies "unscrupulous" in the UK</text:span>
</text:h>
      <text:p text:style-name="P4">
Author: chinese@voanews.com (松仁)</text:p>
      <text:p text:style-name="P4">
Publisher: 美国之音中文网 (Type: NewsMediaOrganization)</text:p>
      <text:p text:style-name="P4">
Published Time: 2023-07-14T02:11:04+08:00</text:p>
      <text:p text:style-name="P4">
Modified Time: 2023-07-13 18:11:04Z</text:p>
      <text:p text:style-name="P4">
Description: A latest report released by an important committee of the British Parliament states that the Chinese government's spy intelligence agency is conducting a "unscrupulous" activity in the UK with the power of the country, which constitutes a "challenge" for British intelligence agencies.</text:p>
      <text:p text:style-name="P4">
Videos: []</text:p>
      <text:p text:style-name="P4">
Images: []</text:p>
      <text:p text:style-name="P4">
Categories: ['中国', '欧洲']</text:p>
      <text:p text:style-name="P4">
Type: None</text:p>
      <!--METADATA-->
      <text:p text:style-name="P4">
Nonenone</text:p>
      <text:p text:style-name="P4">
News Source: <text:a xlink:type="simple" xlink:href="https://www.voachinese.com/a/chinese-spies-targeting-uk-prolifically-and-aggressively-senior-mps-warn-071323/7179603.html" text:style-name="Internet_20_link" text:visited-style-name="Visited_20_Internet_20_Link">
https://www.voachinese.com/a/chinese-spies-targeting-uk-prolifically-and-aggressively-senior-mps-warn-071323/7179603.html</text:a>
</text:p>
      <!--NEWS-->
      <text:h text:style-name="P10" text:outline-level="1">
<text:span text:style-name="T4">
China's import and export in June continued to fall, which is worse than expected</text:span>
</text:h>
      <text:p text:style-name="P4">
Author: chinese@voanews.com (美国之音)</text:p>
      <text:p text:style-name="P4">
Publisher: 美国之音中文网 (Type: NewsMediaOrganization)</text:p>
      <text:p text:style-name="P4">
Published Time: 2023-07-14T02:26:14+08:00</text:p>
      <text:p text:style-name="P4">
Modified Time: 2023-07-13 18:26:14Z</text:p>
      <text:p text:style-name="P4">
Description: China ’s exports in June this year fell at the fastest speed since the outbreak of the new crown virus epidemic. At the time of China's weak economy, this development has made more stress measures that make more stimulus measures for Chinese policy makers.</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exports-fall-most-in-three-20230713/7179681.html" text:style-name="Internet_20_link" text:visited-style-name="Visited_20_Internet_20_Link">
https://www.voachinese.com/a/china-s-exports-fall-most-in-three-20230713/7179681.html</text:a>
</text:p>
      <!--NEWS-->
      <text:h text:style-name="P10" text:outline-level="1">
<text:span text:style-name="T4">
Watching China by the world media: threatening of shrinkage and its origin</text:span>
</text:h>
      <text:p text:style-name="P4">
Author: chinese@voanews.com (金哲)</text:p>
      <text:p text:style-name="P4">
Publisher: 美国之音中文网 (Type: NewsMediaOrganization)</text:p>
      <text:p text:style-name="P4">
Published Time: 2023-07-14T03:21:54+08:00</text:p>
      <text:p text:style-name="P4">
Modified Time: 2023-07-13 20:02:12Z</text:p>
      <text:p text:style-name="P4">
Description: After the three consecutive years of so -called epidemic clearance policy suddenly ended, China's economic growth did not have a strong rebound that people expected, but continued to slow down. Recently, China has faced a threat of contraction and has become international news. Economic experts warn that deferred contraction may be a dilemma that is more serious than inflation and is difficult to get rid of. However, the observers have no consistent views on the weak economic growth and threats of shrinkage.</text:p>
      <text:p text:style-name="P4">
Videos: []</text:p>
      <text:p text:style-name="P4">
Images: []</text:p>
      <text:p text:style-name="P4">
Categories: ['世界媒体看中国', '经济·金融·贸易', '中国']</text:p>
      <text:p text:style-name="P4">
Type: None</text:p>
      <!--METADATA-->
      <text:p text:style-name="P4">
Nonenone</text:p>
      <text:p text:style-name="P4">
News Source: <text:a xlink:type="simple" xlink:href="https://www.voachinese.com/a/world-media-on-china-deflation-threat-and-its-causes-20230713/7179787.html" text:style-name="Internet_20_link" text:visited-style-name="Visited_20_Internet_20_Link">
https://www.voachinese.com/a/world-media-on-china-deflation-threat-and-its-causes-20230713/7179787.html</text:a>
</text:p>
      <!--NEWS-->
      <text:h text:style-name="P10" text:outline-level="1">
<text:span text:style-name="T4">
The success and challenge of the China -Pakistan Corridor extends to Afghanistan</text:span>
</text:h>
      <text:p text:style-name="P4">
Author: chinese@voanews.com (罗珊·努扎伊, 纳兹拉纳·贾法尔·优素福扎伊)</text:p>
      <text:p text:style-name="P4">
Publisher: 美国之音中文网 (Type: NewsMediaOrganization)</text:p>
      <text:p text:style-name="P4">
Published Time: 2023-07-14T03:47:57+08:00</text:p>
      <text:p text:style-name="P4">
Modified Time: 2023-07-13 19:47:57Z</text:p>
      <text:p text:style-name="P4">
Description: Analysts said that Taliban may have achieved diplomatic victory in an agreement that extended the China -Pakistan Economic Corridor (CPEC) to Afghanistan, but the implementation of the project still faces challenges.</text:p>
      <text:p text:style-name="P4">
Videos: []</text:p>
      <text:p text:style-name="P4">
Images: []</text:p>
      <text:p text:style-name="P4">
Categories: ['经济·金融·贸易', '亚太', '编辑推荐', '一带一路']</text:p>
      <text:p text:style-name="P4">
Type: None</text:p>
      <!--METADATA-->
      <text:p text:style-name="P4">
Nonenone</text:p>
      <text:p text:style-name="P4">
News Source: <text:a xlink:type="simple" xlink:href="https://www.voachinese.com/a/the-successes-and-challenges-of-extending-china-pakistan-corridor-to-afghanistan-20230713/7179683.html" text:style-name="Internet_20_link" text:visited-style-name="Visited_20_Internet_20_Link">
https://www.voachinese.com/a/the-successes-and-challenges-of-extending-china-pakistan-corridor-to-afghanistan-20230713/7179683.html</text:a>
</text:p>
      <!--NEWS-->
      <text:h text:style-name="P10" text:outline-level="1">
<text:span text:style-name="T4">
The International Olympic Committee refused to issue a formal invitation to Russia and Belarus to participate in the 2024 Paris Olympic Games</text:span>
</text:h>
      <text:p text:style-name="P4">
Author: chinese@voanews.com (美国之音)</text:p>
      <text:p text:style-name="P4">
Publisher: 美国之音中文网 (Type: NewsMediaOrganization)</text:p>
      <text:p text:style-name="P4">
Published Time: 2023-07-14T04:40:12+08:00</text:p>
      <text:p text:style-name="P4">
Modified Time: 2023-07-13 21:58:04Z</text:p>
      <text:p text:style-name="P4">
Description: The International Olympic Committee said on Thursday (July 13, 2023) that Russia and Belarus will not receive a formal invitation to participate in the 2024 Paris Olympic Games, and more than 200 national teams will receive more than 200 national teams later this month. invite.</text:p>
      <text:p text:style-name="P4">
Videos: []</text:p>
      <text:p text:style-name="P4">
Images: []</text:p>
      <text:p text:style-name="P4">
Categories: ['体育', '经济·金融·贸易', '人权', '乌克兰局势', '全球议题']</text:p>
      <text:p text:style-name="P4">
Type: None</text:p>
      <!--METADATA-->
      <text:p text:style-name="P4">
Nonenone</text:p>
      <text:p text:style-name="P4">
News Source: <text:a xlink:type="simple" xlink:href="https://www.voachinese.com/a/ioc-declines-to-give-russia-and-belarus-formal-invitations-to-paris-olympics-20230713/7179848.html" text:style-name="Internet_20_link" text:visited-style-name="Visited_20_Internet_20_Link">
https://www.voachinese.com/a/ioc-declines-to-give-russia-and-belarus-formal-invitations-to-paris-olympics-20230713/7179848.html</text:a>
</text:p>
      <!--NEWS-->
      <text:h text:style-name="P10" text:outline-level="1">
<text:span text:style-name="T4">
The US Ginseng Council Committee promotes the bill to revoke the official position of the Hong Kong Economic and Trade Office in the United States</text:span>
</text:h>
      <text:p text:style-name="P4">
Author: chinese@voanews.com (李逸华)</text:p>
      <text:p text:style-name="P4">
Publisher: 美国之音中文网 (Type: NewsMediaOrganization)</text:p>
      <text:p text:style-name="P4">
Published Time: 2023-07-14T04:56:25+08:00</text:p>
      <text:p text:style-name="P4">
Modified Time: 2023-07-13 20:56:25Z</text:p>
      <text:p text:style-name="P4">
Description: The US Congress Foreign Relations Committee promotes a proposal to end the Hong Kong Economic and Trade Office (HKETO) 's functions and diplomatic treatment in the United States.</text:p>
      <text:p text:style-name="P4">
Videos: []</text:p>
      <text:p text:style-name="P4">
Images: []</text:p>
      <text:p text:style-name="P4">
Categories: ['国会报道', '美国', '港澳', '美中关系']</text:p>
      <text:p text:style-name="P4">
Type: None</text:p>
      <!--METADATA-->
      <text:p text:style-name="P4">
Nonenone</text:p>
      <text:p text:style-name="P4">
News Source: <text:a xlink:type="simple" xlink:href="https://www.voachinese.com/a/us-senate-committee-passes-hketo-act-20230713/7179846.html" text:style-name="Internet_20_link" text:visited-style-name="Visited_20_Internet_20_Link">
https://www.voachinese.com/a/us-senate-committee-passes-hketo-act-20230713/7179846.html</text:a>
</text:p>
      <!--NEWS-->
      <text:h text:style-name="P10" text:outline-level="1">
<text:span text:style-name="T4">
Former Mozambique Treasury Minister was extradited to the United States</text:span>
</text:h>
      <text:p text:style-name="P4">
Author: chinese@voanews.com (巴特莱特)</text:p>
      <text:p text:style-name="P4">
Publisher: 美国之音中文网 (Type: NewsMediaOrganization)</text:p>
      <text:p text:style-name="P4">
Published Time: 2023-07-14T05:00:53+08:00</text:p>
      <text:p text:style-name="P4">
Modified Time: 2023-07-13 21:34:11Z</text:p>
      <text:p text:style-name="P4">
Description: Former Mozambique Finance Minister Manuel Zhang was extradited to the United States for corruption and will be tried in the US court on Thursday. The reporter Bartlet reported from Johannesburg, South Africa that the case that caused the Mozambique financial crisis and his arrest warrant.</text:p>
      <text:p text:style-name="P4">
Videos: []</text:p>
      <text:p text:style-name="P4">
Images: []</text:p>
      <text:p text:style-name="P4">
Categories: ['非洲', '美国', '经济·金融·贸易', '法律']</text:p>
      <text:p text:style-name="P4">
Type: None</text:p>
      <!--METADATA-->
      <text:p text:style-name="P4">
Nonenone</text:p>
      <text:p text:style-name="P4">
News Source: <text:a xlink:type="simple" xlink:href="https://www.voachinese.com/a/mozambique--former-finance-minister-extradited-to-us-20230713/7179892.html" text:style-name="Internet_20_link" text:visited-style-name="Visited_20_Internet_20_Link">
https://www.voachinese.com/a/mozambique--former-finance-minister-extradited-to-us-20230713/7179892.html</text:a>
</text:p>
      <!--NEWS-->
      <text:h text:style-name="P10" text:outline-level="1">
<text:span text:style-name="T4">
"China has changed": The German government announced China's strategy</text:span>
</text:h>
      <text:p text:style-name="P4">
Author: chinese@voanews.com (美国之音)</text:p>
      <text:p text:style-name="P4">
Publisher: 美国之音中文网 (Type: NewsMediaOrganization)</text:p>
      <text:p text:style-name="P4">
Published Time: 2023-07-14T05:22:19+08:00</text:p>
      <text:p text:style-name="P4">
Modified Time: 2023-07-13 21:22:19Z</text:p>
      <text:p text:style-name="P4">
Description: The German government announced on Thursday (July 13) the long -awaited strategy for China, pointing out that Germany and this Asian giant are "systemic opponents" and need to reduce economic dependence risks, but they also emphasize that Berlin hopes to work with Beijing to work with Beijing Copy challenges such as climate change and maintain trade relationships.</text:p>
      <text:p text:style-name="P4">
Videos: []</text:p>
      <text:p text:style-name="P4">
Images: []</text:p>
      <text:p text:style-name="P4">
Categories: ['欧洲', '经济·金融·贸易', '中国']</text:p>
      <text:p text:style-name="P4">
Type: None</text:p>
      <!--METADATA-->
      <text:p text:style-name="P4">
Nonenone</text:p>
      <text:p text:style-name="P4">
News Source: <text:a xlink:type="simple" xlink:href="https://www.voachinese.com/a/germany-presents-long-awaited-strategy-on-china-stresses-economic-security-20230713/7179933.html" text:style-name="Internet_20_link" text:visited-style-name="Visited_20_Internet_20_Link">
https://www.voachinese.com/a/germany-presents-long-awaited-strategy-on-china-stresses-economic-security-20230713/7179933.html</text:a>
</text:p>
      <!--NEWS-->
      <text:h text:style-name="P10" text:outline-level="1">
<text:span text:style-name="T4">
China on Twitter: Chinese hackers invade the US Minister of Commerce's mailbox. Should her visit to China be canceled?</text:span>
</text:h>
      <text:p text:style-name="P4">
Author: chinese@voanews.com (文灏)</text:p>
      <text:p text:style-name="P4">
Publisher: 美国之音中文网 (Type: NewsMediaOrganization)</text:p>
      <text:p text:style-name="P4">
Published Time: 2023-07-14T05:34:54+08:00</text:p>
      <text:p text:style-name="P4">
Modified Time: 2023-07-13 21:34:54Z</text:p>
      <text:p text:style-name="P4">
Description: The hackers from China broke the email systems of dozens of institutions such as the US Department of Commerce and the State Department before June this year, including the mailbox of the Minister of Commerce Gina Raimondo. Raymondo is expected to visit China this summer. This hacker operation caused a lot of questions about the tried to ease relations with China to ease relations with China.</text:p>
      <text:p text:style-name="P4">
Videos: []</text:p>
      <text:p text:style-name="P4">
Images: []</text:p>
      <text:p text:style-name="P4">
Categories: ['中国', '美中关系']</text:p>
      <text:p text:style-name="P4">
Type: None</text:p>
      <!--METADATA-->
      <text:p text:style-name="P4">
Nonenone</text:p>
      <text:p text:style-name="P4">
News Source: <text:a xlink:type="simple" xlink:href="https://www.voachinese.com/a/china-on-twitter-hacking-20230713/7179944.html" text:style-name="Internet_20_link" text:visited-style-name="Visited_20_Internet_20_Link">
https://www.voachinese.com/a/china-on-twitter-hacking-20230713/7179944.html</text:a>
</text:p>
      <!--NEWS-->
      <text:h text:style-name="P10" text:outline-level="1">
<text:span text:style-name="T4">
Biden: It is being released with Russia to negotiate with American reporters</text:span>
</text:h>
      <text:p text:style-name="P4">
Author: chinese@voanews.com (美国之音)</text:p>
      <text:p text:style-name="P4">
Publisher: 美国之音中文网 (Type: NewsMediaOrganization)</text:p>
      <text:p text:style-name="P4">
Published Time: 2023-07-14T05:41:00+08:00</text:p>
      <text:p text:style-name="P4">
Modified Time: 2023-07-13 21:41:00Z</text:p>
      <text:p text:style-name="P4">
Description: US President Biden Biden said on Thursday (July 13, 2023) that he is negotiating with Russia to release the Wall Street Journal reporter Evan Grykovich. The American journalist has been detained in Moscow prison for more than 100 days for spy.</text:p>
      <text:p text:style-name="P4">
Videos: []</text:p>
      <text:p text:style-name="P4">
Images: []</text:p>
      <text:p text:style-name="P4">
Categories: ['法律', '文化', '美国', '经济·金融·贸易', '人权', '新闻自由']</text:p>
      <text:p text:style-name="P4">
Type: None</text:p>
      <!--METADATA-->
      <text:p text:style-name="P4">
Nonenone</text:p>
      <text:p text:style-name="P4">
News Source: <text:a xlink:type="simple" xlink:href="https://www.voachinese.com/a/us-russia-prisoner-swap-20230713/7179968.html" text:style-name="Internet_20_link" text:visited-style-name="Visited_20_Internet_20_Link">
https://www.voachinese.com/a/us-russia-prisoner-swap-20230713/717996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